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heta0.0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string">
            <text:p>Real</text:p>
          </table:table-cell>
          <table:table-cell office:value-type="string">
            <text:p>nn rep. theta 0.01</text:p>
            <draw:frame table:end-cell-address="'theta0.01'.M27" table:end-x="14.25mm" table:end-y="1.12mm" draw:z-index="0" draw:style-name="gr1" svg:width="258.69mm" svg:height="111.68mm" svg:x="3.95mm" svg:y="0mm">
              <draw:object draw:notify-on-update-of-ranges="'theta0.01'.D15:'theta0.01'.D15 'theta0.01'.D16:'theta0.01'.D26 'theta0.01'.B16:'theta0.01'.B26 'theta0.01'.E15:'theta0.01'.E15 'theta0.01'.E16:'theta0.01'.E26 'theta0.01'.B16:'theta0.01'.B26 'theta0.01'.F15:'theta0.01'.F15 'theta0.01'.F16:'theta0.01'.F26 'theta0.01'.B16:'theta0.01'.B26 'theta0.01'.G15:'theta0.01'.G15 'theta0.01'.G16:'theta0.01'.G26 'theta0.01'.B16:'theta0.01'.B26 'theta0.01'.H15:'theta0.01'.H15 'theta0.01'.H16:'theta0.01'.H26 'theta0.01'.B16:'theta0.01'.B26 'theta0.01'.I15:'theta0.01'.I15 'theta0.01'.I16:'theta0.01'.I26 'theta0.01'.B16:'theta0.01'.B26 'theta0.01'.J15:'theta0.01'.J15 'theta0.01'.J16:'theta0.01'.J26 'theta0.01'.B16:'theta0.01'.B26 'theta0.01'.K15:'theta0.01'.K15 'theta0.01'.K16:'theta0.01'.K26 'theta0.01'.B16:'theta0.01'.B26 'theta0.01'.L15:'theta0.01'.L15 'theta0.01'.L16:'theta0.01'.L26 'theta0.01'.B16:'theta0.01'.B26 'theta0.01'.M15:'theta0.01'.M15 'theta0.01'.M16:'theta0.01'.M26 'theta0.01'.B16:'theta0.01'.B26 'theta0.01'.N15:'theta0.01'.N15 'theta0.01'.N16:'theta0.01'.N26 'theta0.01'.B16:'theta0.01'.B26 'theta0.01'.O15:'theta0.01'.O15 'theta0.01'.O16:'theta0.01'.O26 'theta0.01'.B16:'theta0.01'.B26 'theta0.01'.P15:'theta0.01'.P15 'theta0.01'.P16:'theta0.01'.P26 'theta0.01'.B16:'theta0.01'.B26 'theta0.01'.Q15:'theta0.01'.Q15 'theta0.01'.Q16:'theta0.01'.Q26 'theta0.01'.B16:'theta0.01'.B26 'theta0.01'.R15:'theta0.01'.R15 'theta0.01'.R16:'theta0.01'.R26 'theta0.01'.B16:'theta0.01'.B26 'theta0.01'.S15:'theta0.01'.S15 'theta0.01'.S16:'theta0.01'.S26 'theta0.01'.B16:'theta0.01'.B2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table:style-name="Default" office:value-type="string">
            <text:p>k0</text:p>
          </table:table-cell>
          <table:table-cell table:style-name="Default" office:value-type="string">
            <text:p>k1</text:p>
          </table:table-cell>
          <table:table-cell table:style-name="Default" office:value-type="string">
            <text:p>k2</text:p>
          </table:table-cell>
          <table:table-cell table:style-name="Default" office:value-type="string">
            <text:p>k3</text:p>
          </table:table-cell>
          <table:table-cell table:style-name="Default" office:value-type="string">
            <text:p>k4</text:p>
          </table:table-cell>
          <table:table-cell office:value-type="string">
            <text:p>k5</text:p>
          </table:table-cell>
          <table:table-cell table:style-name="Default" office:value-type="string">
            <text:p>k6</text:p>
          </table:table-cell>
          <table:table-cell table:style-name="Default" office:value-type="string">
            <text:p>k7</text:p>
          </table:table-cell>
          <table:table-cell table:style-name="Default" office:value-type="string">
            <text:p>k8</text:p>
          </table:table-cell>
          <table:table-cell table:style-name="Default" office:value-type="string">
            <text:p>k9</text:p>
          </table:table-cell>
          <table:table-cell table:style-name="Default" office:value-type="string">
            <text:p>k10</text:p>
          </table:table-cell>
          <table:table-cell table:style-name="Default" office:value-type="string">
            <text:p>k11</text:p>
          </table:table-cell>
          <table:table-cell table:style-name="Default" office:value-type="string">
            <text:p>k12</text:p>
          </table:table-cell>
          <table:table-cell table:style-name="Default" office:value-type="string">
            <text:p>k13</text:p>
          </table:table-cell>
          <table:table-cell table:style-name="Default" office:value-type="string">
            <text:p>k14</text:p>
          </table:table-cell>
          <table:table-cell table:style-name="Default" office:value-type="string">
            <text:p>k15</text:p>
          </table:table-cell>
          <table:table-cell table:style-name="Default"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74826">
            <text:p>9.75</text:p>
          </table:table-cell>
          <table:table-cell table:style-name="Default" office:value-type="float" office:value="9.7728">
            <text:p>9.77</text:p>
          </table:table-cell>
          <table:table-cell table:style-name="Default" office:value-type="float" office:value="9.78171">
            <text:p>9.78</text:p>
          </table:table-cell>
          <table:table-cell table:style-name="Default" office:value-type="float" office:value="9.77446">
            <text:p>9.77</text:p>
          </table:table-cell>
          <table:table-cell office:value-type="float" office:value="9.80551">
            <text:p>9.81</text:p>
          </table:table-cell>
          <table:table-cell table:style-name="Default" office:value-type="float" office:value="9.81955">
            <text:p>9.82</text:p>
          </table:table-cell>
          <table:table-cell table:style-name="Default" office:value-type="float" office:value="9.83481">
            <text:p>9.83</text:p>
          </table:table-cell>
          <table:table-cell table:style-name="Default" office:value-type="float" office:value="9.85233">
            <text:p>9.85</text:p>
          </table:table-cell>
          <table:table-cell table:style-name="Default" office:value-type="float" office:value="9.87057">
            <text:p>9.87</text:p>
          </table:table-cell>
          <table:table-cell table:style-name="Default" office:value-type="float" office:value="9.89785">
            <text:p>9.9</text:p>
          </table:table-cell>
          <table:table-cell table:style-name="Default" office:value-type="float" office:value="9.92717">
            <text:p>9.93</text:p>
          </table:table-cell>
          <table:table-cell table:style-name="Default" office:value-type="float" office:value="9.92719">
            <text:p>9.93</text:p>
          </table:table-cell>
          <table:table-cell table:style-name="Default" office:value-type="float" office:value="9.94248">
            <text:p>9.94</text:p>
          </table:table-cell>
          <table:table-cell table:style-name="Default" office:value-type="float" office:value="9.94754">
            <text:p>9.95</text:p>
          </table:table-cell>
          <table:table-cell table:style-name="Default" office:value-type="float" office:value="9.9539">
            <text:p>9.95</text:p>
          </table:table-cell>
          <table:table-cell table:style-name="Default" office:value-type="float" office:value="9.98463">
            <text:p>9.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62374">
            <text:p>9.62</text:p>
          </table:table-cell>
          <table:table-cell table:style-name="Default" office:value-type="float" office:value="9.28654">
            <text:p>9.29</text:p>
          </table:table-cell>
          <table:table-cell table:style-name="Default" office:value-type="float" office:value="8.72455">
            <text:p>8.72</text:p>
          </table:table-cell>
          <table:table-cell table:style-name="Default" office:value-type="float" office:value="8.01908">
            <text:p>8.02</text:p>
          </table:table-cell>
          <table:table-cell office:value-type="float" office:value="7.24994">
            <text:p>7.25</text:p>
          </table:table-cell>
          <table:table-cell table:style-name="Default" office:value-type="float" office:value="6.43188">
            <text:p>6.43</text:p>
          </table:table-cell>
          <table:table-cell table:style-name="Default" office:value-type="float" office:value="5.66601">
            <text:p>5.67</text:p>
          </table:table-cell>
          <table:table-cell table:style-name="Default" office:value-type="float" office:value="4.94226">
            <text:p>4.94</text:p>
          </table:table-cell>
          <table:table-cell table:style-name="Default" office:value-type="float" office:value="4.31643">
            <text:p>4.32</text:p>
          </table:table-cell>
          <table:table-cell table:style-name="Default" office:value-type="float" office:value="3.77874">
            <text:p>3.78</text:p>
          </table:table-cell>
          <table:table-cell table:style-name="Default" office:value-type="float" office:value="3.35318">
            <text:p>3.35</text:p>
          </table:table-cell>
          <table:table-cell table:style-name="Default" office:value-type="float" office:value="2.99851">
            <text:p>3</text:p>
          </table:table-cell>
          <table:table-cell table:style-name="Default" office:value-type="float" office:value="2.73428">
            <text:p>2.73</text:p>
          </table:table-cell>
          <table:table-cell table:style-name="Default" office:value-type="float" office:value="2.56237">
            <text:p>2.56</text:p>
          </table:table-cell>
          <table:table-cell table:style-name="Default" office:value-type="float" office:value="2.45529">
            <text:p>2.46</text:p>
          </table:table-cell>
          <table:table-cell table:style-name="Default" office:value-type="float" office:value="2.42337">
            <text:p>2.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4993">
            <text:p>9.5</text:p>
          </table:table-cell>
          <table:table-cell table:style-name="Default" office:value-type="float" office:value="8.82159">
            <text:p>8.82</text:p>
          </table:table-cell>
          <table:table-cell table:style-name="Default" office:value-type="float" office:value="7.78651">
            <text:p>7.79</text:p>
          </table:table-cell>
          <table:table-cell table:style-name="Default" office:value-type="float" office:value="6.57752">
            <text:p>6.58</text:p>
          </table:table-cell>
          <table:table-cell office:value-type="float" office:value="5.36438">
            <text:p>5.36</text:p>
          </table:table-cell>
          <table:table-cell table:style-name="Default" office:value-type="float" office:value="4.22712">
            <text:p>4.23</text:p>
          </table:table-cell>
          <table:table-cell table:style-name="Default" office:value-type="float" office:value="3.2575">
            <text:p>3.26</text:p>
          </table:table-cell>
          <table:table-cell table:style-name="Default" office:value-type="float" office:value="2.4803">
            <text:p>2.48</text:p>
          </table:table-cell>
          <table:table-cell table:style-name="Default" office:value-type="float" office:value="1.88449">
            <text:p>1.88</text:p>
          </table:table-cell>
          <table:table-cell table:style-name="Default" office:value-type="float" office:value="1.44382">
            <text:p>1.44</text:p>
          </table:table-cell>
          <table:table-cell table:style-name="Default" office:value-type="float" office:value="1.11886">
            <text:p>1.12</text:p>
          </table:table-cell>
          <table:table-cell table:style-name="Default" office:value-type="float" office:value="0.90662">
            <text:p>0.91</text:p>
          </table:table-cell>
          <table:table-cell table:style-name="Default" office:value-type="float" office:value="0.74546">
            <text:p>0.75</text:p>
          </table:table-cell>
          <table:table-cell table:style-name="Default" office:value-type="float" office:value="0.661">
            <text:p>0.66</text:p>
          </table:table-cell>
          <table:table-cell table:style-name="Default" office:value-type="float" office:value="0.60545">
            <text:p>0.61</text:p>
          </table:table-cell>
          <table:table-cell table:style-name="Default" office:value-type="float" office:value="0.59557">
            <text:p>0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37694">
            <text:p>9.38</text:p>
          </table:table-cell>
          <table:table-cell table:style-name="Default" office:value-type="float" office:value="8.379">
            <text:p>8.38</text:p>
          </table:table-cell>
          <table:table-cell table:style-name="Default" office:value-type="float" office:value="6.94151">
            <text:p>6.94</text:p>
          </table:table-cell>
          <table:table-cell table:style-name="Default" office:value-type="float" office:value="5.39113">
            <text:p>5.39</text:p>
          </table:table-cell>
          <table:table-cell office:value-type="float" office:value="3.97484">
            <text:p>3.97</text:p>
          </table:table-cell>
          <table:table-cell table:style-name="Default" office:value-type="float" office:value="2.75916">
            <text:p>2.76</text:p>
          </table:table-cell>
          <table:table-cell table:style-name="Default" office:value-type="float" office:value="1.8711">
            <text:p>1.87</text:p>
          </table:table-cell>
          <table:table-cell table:style-name="Default" office:value-type="float" office:value="1.25263">
            <text:p>1.25</text:p>
          </table:table-cell>
          <table:table-cell table:style-name="Default" office:value-type="float" office:value="0.82902">
            <text:p>0.83</text:p>
          </table:table-cell>
          <table:table-cell table:style-name="Default" office:value-type="float" office:value="0.55144">
            <text:p>0.55</text:p>
          </table:table-cell>
          <table:table-cell table:style-name="Default" office:value-type="float" office:value="0.36895">
            <text:p>0.37</text:p>
          </table:table-cell>
          <table:table-cell table:style-name="Default" office:value-type="float" office:value="0.26634">
            <text:p>0.27</text:p>
          </table:table-cell>
          <table:table-cell table:style-name="Default" office:value-type="float" office:value="0.21063">
            <text:p>0.21</text:p>
          </table:table-cell>
          <table:table-cell table:style-name="Default" office:value-type="float" office:value="0.16417">
            <text:p>0.16</text:p>
          </table:table-cell>
          <table:table-cell table:style-name="Default" office:value-type="float" office:value="0.1462">
            <text:p>0.15</text:p>
          </table:table-cell>
          <table:table-cell table:style-name="Default" office:value-type="float" office:value="0.1503">
            <text:p>0.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25577">
            <text:p>9.26</text:p>
          </table:table-cell>
          <table:table-cell table:style-name="Default" office:value-type="float" office:value="7.95867">
            <text:p>7.96</text:p>
          </table:table-cell>
          <table:table-cell table:style-name="Default" office:value-type="float" office:value="6.19619">
            <text:p>6.2</text:p>
          </table:table-cell>
          <table:table-cell table:style-name="Default" office:value-type="float" office:value="4.41787">
            <text:p>4.42</text:p>
          </table:table-cell>
          <table:table-cell office:value-type="float" office:value="2.93196">
            <text:p>2.93</text:p>
          </table:table-cell>
          <table:table-cell table:style-name="Default" office:value-type="float" office:value="1.80307">
            <text:p>1.8</text:p>
          </table:table-cell>
          <table:table-cell table:style-name="Default" office:value-type="float" office:value="1.07022">
            <text:p>1.07</text:p>
          </table:table-cell>
          <table:table-cell table:style-name="Default" office:value-type="float" office:value="0.62723">
            <text:p>0.63</text:p>
          </table:table-cell>
          <table:table-cell table:style-name="Default" office:value-type="float" office:value="0.36105">
            <text:p>0.36</text:p>
          </table:table-cell>
          <table:table-cell table:style-name="Default" office:value-type="float" office:value="0.21842">
            <text:p>0.22</text:p>
          </table:table-cell>
          <table:table-cell table:style-name="Default" office:value-type="float" office:value="0.13083">
            <text:p>0.13</text:p>
          </table:table-cell>
          <table:table-cell table:style-name="Default" office:value-type="float" office:value="0.07833">
            <text:p>0.08</text:p>
          </table:table-cell>
          <table:table-cell table:style-name="Default" office:value-type="float" office:value="0.0571">
            <text:p>0.06</text:p>
          </table:table-cell>
          <table:table-cell table:style-name="Default" office:value-type="float" office:value="0.04665">
            <text:p>0.05</text:p>
          </table:table-cell>
          <table:table-cell table:style-name="Default" office:value-type="float" office:value="0.02351">
            <text:p>0.02</text:p>
          </table:table-cell>
          <table:table-cell table:style-name="Default" office:value-type="float" office:value="0.04002">
            <text:p>0.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13598">
            <text:p>9.14</text:p>
          </table:table-cell>
          <table:table-cell table:style-name="Default" office:value-type="float" office:value="7.56275">
            <text:p>7.56</text:p>
          </table:table-cell>
          <table:table-cell table:style-name="Default" office:value-type="float" office:value="5.5294">
            <text:p>5.53</text:p>
          </table:table-cell>
          <table:table-cell table:style-name="Default" office:value-type="float" office:value="3.62087">
            <text:p>3.62</text:p>
          </table:table-cell>
          <table:table-cell office:value-type="float" office:value="2.16651">
            <text:p>2.17</text:p>
          </table:table-cell>
          <table:table-cell table:style-name="Default" office:value-type="float" office:value="1.1829">
            <text:p>1.18</text:p>
          </table:table-cell>
          <table:table-cell table:style-name="Default" office:value-type="float" office:value="0.62314">
            <text:p>0.62</text:p>
          </table:table-cell>
          <table:table-cell table:style-name="Default" office:value-type="float" office:value="0.32182">
            <text:p>0.32</text:p>
          </table:table-cell>
          <table:table-cell table:style-name="Default" office:value-type="float" office:value="0.14972">
            <text:p>0.15</text:p>
          </table:table-cell>
          <table:table-cell table:style-name="Default" office:value-type="float" office:value="0.09174">
            <text:p>0.09</text:p>
          </table:table-cell>
          <table:table-cell table:style-name="Default" office:value-type="float" office:value="0.05016">
            <text:p>0.05</text:p>
          </table:table-cell>
          <table:table-cell table:style-name="Default" office:value-type="float" office:value="0.02899">
            <text:p>0.03</text:p>
          </table:table-cell>
          <table:table-cell table:style-name="Default" office:value-type="float" office:value="0.01904">
            <text:p>0.02</text:p>
          </table:table-cell>
          <table:table-cell table:style-name="Default" office:value-type="float" office:value="0.02726">
            <text:p>0.03</text:p>
          </table:table-cell>
          <table:table-cell table:style-name="Default" office:value-type="float" office:value="0.00416">
            <text:p>0</text:p>
          </table:table-cell>
          <table:table-cell table:style-name="Default" office:value-type="float" office:value="0.02557">
            <text:p>0.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01743">
            <text:p>9.02</text:p>
          </table:table-cell>
          <table:table-cell table:style-name="Default" office:value-type="float" office:value="7.18381">
            <text:p>7.18</text:p>
          </table:table-cell>
          <table:table-cell table:style-name="Default" office:value-type="float" office:value="4.93508">
            <text:p>4.94</text:p>
          </table:table-cell>
          <table:table-cell table:style-name="Default" office:value-type="float" office:value="2.97178">
            <text:p>2.97</text:p>
          </table:table-cell>
          <table:table-cell office:value-type="float" office:value="1.60171">
            <text:p>1.6</text:p>
          </table:table-cell>
          <table:table-cell table:style-name="Default" office:value-type="float" office:value="0.78052">
            <text:p>0.78</text:p>
          </table:table-cell>
          <table:table-cell table:style-name="Default" office:value-type="float" office:value="0.36924">
            <text:p>0.37</text:p>
          </table:table-cell>
          <table:table-cell table:style-name="Default" office:value-type="float" office:value="0.15606">
            <text:p>0.16</text:p>
          </table:table-cell>
          <table:table-cell table:style-name="Default" office:value-type="float" office:value="0.06541">
            <text:p>0.07</text:p>
          </table:table-cell>
          <table:table-cell table:style-name="Default" office:value-type="float" office:value="0.03434">
            <text:p>0.03</text:p>
          </table:table-cell>
          <table:table-cell table:style-name="Default" office:value-type="float" office:value="0.01215">
            <text:p>0.01</text:p>
          </table:table-cell>
          <table:table-cell table:style-name="Default" office:value-type="float" office:value="0.01382">
            <text:p>0.01</text:p>
          </table:table-cell>
          <table:table-cell table:style-name="Default" office:value-type="float" office:value="0.00048">
            <text:p>0</text:p>
          </table:table-cell>
          <table:table-cell table:style-name="Default" office:value-type="float" office:value="0.00477">
            <text:p>0</text:p>
          </table:table-cell>
          <table:table-cell table:style-name="Default" office:value-type="float" office:value="0.00364">
            <text:p>0</text:p>
          </table:table-cell>
          <table:table-cell table:style-name="Default" office:value-type="float" office:value="0.02486">
            <text:p>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90271">
            <text:p>8.9</text:p>
          </table:table-cell>
          <table:table-cell table:style-name="Default" office:value-type="float" office:value="6.82536">
            <text:p>6.83</text:p>
          </table:table-cell>
          <table:table-cell table:style-name="Default" office:value-type="float" office:value="4.4077">
            <text:p>4.41</text:p>
          </table:table-cell>
          <table:table-cell table:style-name="Default" office:value-type="float" office:value="2.4333">
            <text:p>2.43</text:p>
          </table:table-cell>
          <table:table-cell office:value-type="float" office:value="1.19573">
            <text:p>1.2</text:p>
          </table:table-cell>
          <table:table-cell table:style-name="Default" office:value-type="float" office:value="0.50342">
            <text:p>0.5</text:p>
          </table:table-cell>
          <table:table-cell table:style-name="Default" office:value-type="float" office:value="0.21045">
            <text:p>0.21</text:p>
          </table:table-cell>
          <table:table-cell table:style-name="Default" office:value-type="float" office:value="0.0825">
            <text:p>0.08</text:p>
          </table:table-cell>
          <table:table-cell table:style-name="Default" office:value-type="float" office:value="0.02806">
            <text:p>0.03</text:p>
          </table:table-cell>
          <table:table-cell table:style-name="Default" office:value-type="float" office:value="0.00785">
            <text:p>0.01</text:p>
          </table:table-cell>
          <table:table-cell table:style-name="Default" office:value-type="float" office:value="0.00587">
            <text:p>0.01</text:p>
          </table:table-cell>
          <table:table-cell table:style-name="Default" office:value-type="float" office:value="-0.00057">
            <text:p>0</text:p>
          </table:table-cell>
          <table:table-cell table:style-name="Default" office:value-type="float" office:value="-0.00851">
            <text:p>-0.01</text:p>
          </table:table-cell>
          <table:table-cell table:style-name="Default" office:value-type="float" office:value="0.00455">
            <text:p>0</text:p>
          </table:table-cell>
          <table:table-cell table:style-name="Default" office:value-type="float" office:value="-0.00133">
            <text:p>0</text:p>
          </table:table-cell>
          <table:table-cell table:style-name="Default" office:value-type="float" office:value="0.01341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78972">
            <text:p>8.79</text:p>
          </table:table-cell>
          <table:table-cell table:style-name="Default" office:value-type="float" office:value="6.48276">
            <text:p>6.48</text:p>
          </table:table-cell>
          <table:table-cell table:style-name="Default" office:value-type="float" office:value="3.92951">
            <text:p>3.93</text:p>
          </table:table-cell>
          <table:table-cell table:style-name="Default" office:value-type="float" office:value="1.99968">
            <text:p>2</text:p>
          </table:table-cell>
          <table:table-cell office:value-type="float" office:value="0.88595">
            <text:p>0.89</text:p>
          </table:table-cell>
          <table:table-cell table:style-name="Default" office:value-type="float" office:value="0.33177">
            <text:p>0.33</text:p>
          </table:table-cell>
          <table:table-cell table:style-name="Default" office:value-type="float" office:value="0.12596">
            <text:p>0.13</text:p>
          </table:table-cell>
          <table:table-cell table:style-name="Default" office:value-type="float" office:value="0.04576">
            <text:p>0.05</text:p>
          </table:table-cell>
          <table:table-cell table:style-name="Default" office:value-type="float" office:value="0.01847">
            <text:p>0.02</text:p>
          </table:table-cell>
          <table:table-cell table:style-name="Default" office:value-type="float" office:value="0.01186">
            <text:p>0.01</text:p>
          </table:table-cell>
          <table:table-cell table:style-name="Default" office:value-type="float" office:value="0.00555">
            <text:p>0.01</text:p>
          </table:table-cell>
          <table:table-cell table:style-name="Default" office:value-type="float" office:value="-0.01095">
            <text:p>-0.01</text:p>
          </table:table-cell>
          <table:table-cell table:style-name="Default" office:value-type="float" office:value="-0.00425">
            <text:p>0</text:p>
          </table:table-cell>
          <table:table-cell table:style-name="Default" office:value-type="float" office:value="-0.0076">
            <text:p>-0.01</text:p>
          </table:table-cell>
          <table:table-cell table:style-name="Default" office:value-type="float" office:value="0.00168">
            <text:p>0</text:p>
          </table:table-cell>
          <table:table-cell table:style-name="Default" office:value-type="float" office:value="0.00524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6782">
            <text:p>8.68</text:p>
          </table:table-cell>
          <table:table-cell table:style-name="Default" office:value-type="float" office:value="6.15922">
            <text:p>6.16</text:p>
          </table:table-cell>
          <table:table-cell table:style-name="Default" office:value-type="float" office:value="3.50934">
            <text:p>3.51</text:p>
          </table:table-cell>
          <table:table-cell table:style-name="Default" office:value-type="float" office:value="1.63682">
            <text:p>1.64</text:p>
          </table:table-cell>
          <table:table-cell office:value-type="float" office:value="0.65104">
            <text:p>0.65</text:p>
          </table:table-cell>
          <table:table-cell table:style-name="Default" office:value-type="float" office:value="0.2179">
            <text:p>0.22</text:p>
          </table:table-cell>
          <table:table-cell table:style-name="Default" office:value-type="float" office:value="0.06919">
            <text:p>0.07</text:p>
          </table:table-cell>
          <table:table-cell table:style-name="Default" office:value-type="float" office:value="0.02234">
            <text:p>0.02</text:p>
          </table:table-cell>
          <table:table-cell table:style-name="Default" office:value-type="float" office:value="0.00893">
            <text:p>0.01</text:p>
          </table:table-cell>
          <table:table-cell table:style-name="Default" office:value-type="float" office:value="0.00451">
            <text:p>0</text:p>
          </table:table-cell>
          <table:table-cell table:style-name="Default" office:value-type="float" office:value="-0.00731">
            <text:p>-0.01</text:p>
          </table:table-cell>
          <table:table-cell table:style-name="Default" office:value-type="float" office:value="-0.00315">
            <text:p>0</text:p>
          </table:table-cell>
          <table:table-cell table:style-name="Default" office:value-type="float" office:value="-0.00819">
            <text:p>-0.01</text:p>
          </table:table-cell>
          <table:table-cell table:style-name="Default" office:value-type="float" office:value="0.00305">
            <text:p>0</text:p>
          </table:table-cell>
          <table:table-cell table:style-name="Default" office:value-type="float" office:value="-0.00968">
            <text:p>-0.01</text:p>
          </table:table-cell>
          <table:table-cell table:style-name="Default" office:value-type="float" office:value="0.01234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56507">
            <text:p>8.57</text:p>
          </table:table-cell>
          <table:table-cell table:style-name="Default" office:value-type="float" office:value="5.85389">
            <text:p>5.85</text:p>
          </table:table-cell>
          <table:table-cell table:style-name="Default" office:value-type="float" office:value="3.1318">
            <text:p>3.13</text:p>
          </table:table-cell>
          <table:table-cell table:style-name="Default" office:value-type="float" office:value="1.33853">
            <text:p>1.34</text:p>
          </table:table-cell>
          <table:table-cell office:value-type="float" office:value="0.48635">
            <text:p>0.49</text:p>
          </table:table-cell>
          <table:table-cell table:style-name="Default" office:value-type="float" office:value="0.13543">
            <text:p>0.14</text:p>
          </table:table-cell>
          <table:table-cell table:style-name="Default" office:value-type="float" office:value="0.03387">
            <text:p>0.03</text:p>
          </table:table-cell>
          <table:table-cell table:style-name="Default" office:value-type="float" office:value="0.01437">
            <text:p>0.01</text:p>
          </table:table-cell>
          <table:table-cell table:style-name="Default" office:value-type="float" office:value="0.00438">
            <text:p>0</text:p>
          </table:table-cell>
          <table:table-cell table:style-name="Default" office:value-type="float" office:value="0.00193">
            <text:p>0</text:p>
          </table:table-cell>
          <table:table-cell table:style-name="Default" office:value-type="float" office:value="-0.00693">
            <text:p>-0.01</text:p>
          </table:table-cell>
          <table:table-cell table:style-name="Default" office:value-type="float" office:value="0.01534">
            <text:p>0.02</text:p>
          </table:table-cell>
          <table:table-cell table:style-name="Default" office:value-type="float" office:value="0.00327">
            <text:p>0</text:p>
          </table:table-cell>
          <table:table-cell table:style-name="Default" office:value-type="float" office:value="-0.00567">
            <text:p>-0.01</text:p>
          </table:table-cell>
          <table:table-cell table:style-name="Default" office:value-type="float" office:value="0.0045">
            <text:p>0</text:p>
          </table:table-cell>
          <table:table-cell table:style-name="Default" office:value-type="float" office:value="-0.00247">
            <text:p>0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2]" office:value-type="string" office:string-value="k0">
            <text:p>k0</text:p>
          </table:table-cell>
          <table:table-cell table:formula="of:=[.D2]" office:value-type="string" office:string-value="k1">
            <text:p>k1</text:p>
          </table:table-cell>
          <table:table-cell table:formula="of:=[.E2]" office:value-type="string" office:string-value="k2">
            <text:p>k2</text:p>
          </table:table-cell>
          <table:table-cell table:formula="of:=[.F2]" office:value-type="string" office:string-value="k3">
            <text:p>k3</text:p>
          </table:table-cell>
          <table:table-cell table:formula="of:=[.G2]" office:value-type="string" office:string-value="k4">
            <text:p>k4</text:p>
          </table:table-cell>
          <table:table-cell table:style-name="ce1" table:formula="of:=[.H2]" office:value-type="string" office:string-value="k5">
            <text:p>k5</text:p>
          </table:table-cell>
          <table:table-cell table:formula="of:=[.I2]" office:value-type="string" office:string-value="k6">
            <text:p>k6</text:p>
          </table:table-cell>
          <table:table-cell table:formula="of:=[.J2]" office:value-type="string" office:string-value="k7">
            <text:p>k7</text:p>
          </table:table-cell>
          <table:table-cell table:formula="of:=[.K2]" office:value-type="string" office:string-value="k8">
            <text:p>k8</text:p>
          </table:table-cell>
          <table:table-cell table:formula="of:=[.L2]" office:value-type="string" office:string-value="k9">
            <text:p>k9</text:p>
          </table:table-cell>
          <table:table-cell table:formula="of:=[.M2]" office:value-type="string" office:string-value="k10">
            <text:p>k10</text:p>
          </table:table-cell>
          <table:table-cell table:formula="of:=[.N2]" office:value-type="string" office:string-value="k11">
            <text:p>k11</text:p>
          </table:table-cell>
          <table:table-cell table:formula="of:=[.O2]" office:value-type="string" office:string-value="k12">
            <text:p>k12</text:p>
          </table:table-cell>
          <table:table-cell table:formula="of:=[.P2]" office:value-type="string" office:string-value="k13">
            <text:p>k13</text:p>
          </table:table-cell>
          <table:table-cell table:formula="of:=[.Q2]" office:value-type="string" office:string-value="k14">
            <text:p>k14</text:p>
          </table:table-cell>
          <table:table-cell table:formula="of:=[.R2]" office:value-type="string" office:string-value="k15">
            <text:p>k15</text:p>
          </table:table-cell>
          <table:table-cell table:formula="of:=[.S2]" office:value-type="string" office:string-value="k16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4.60517018598809">
            <text:p>4.61</text:p>
          </table:table-cell>
          <table:table-cell table:formula="of:=LN([.D3])" office:value-type="float" office:value="2.27708880754514">
            <text:p>2.28</text:p>
          </table:table-cell>
          <table:table-cell table:formula="of:=LN([.E3])" office:value-type="float" office:value="2.27960301660212">
            <text:p>2.28</text:p>
          </table:table-cell>
          <table:table-cell table:formula="of:=LN([.F3])" office:value-type="float" office:value="2.2805143153886">
            <text:p>2.28</text:p>
          </table:table-cell>
          <table:table-cell table:formula="of:=LN([.G3])" office:value-type="float" office:value="2.27977286137873">
            <text:p>2.28</text:p>
          </table:table-cell>
          <table:table-cell table:style-name="ce1" table:formula="of:=LN([.H3])" office:value-type="float" office:value="2.28294447257404">
            <text:p>2.28</text:p>
          </table:table-cell>
          <table:table-cell table:formula="of:=LN([.I3])" office:value-type="float" office:value="2.28437529646913">
            <text:p>2.28</text:p>
          </table:table-cell>
          <table:table-cell table:formula="of:=LN([.J3])" office:value-type="float" office:value="2.28592813289488">
            <text:p>2.29</text:p>
          </table:table-cell>
          <table:table-cell table:formula="of:=LN([.K3])" office:value-type="float" office:value="2.28770797543423">
            <text:p>2.29</text:p>
          </table:table-cell>
          <table:table-cell table:formula="of:=LN([.L3])" office:value-type="float" office:value="2.28955760253776">
            <text:p>2.29</text:p>
          </table:table-cell>
          <table:table-cell table:formula="of:=LN([.M3])" office:value-type="float" office:value="2.29231756183818">
            <text:p>2.29</text:p>
          </table:table-cell>
          <table:table-cell table:formula="of:=LN([.N3])" office:value-type="float" office:value="2.29527544247355">
            <text:p>2.30</text:p>
          </table:table-cell>
          <table:table-cell table:formula="of:=LN([.O3])" office:value-type="float" office:value="2.29527745714438">
            <text:p>2.30</text:p>
          </table:table-cell>
          <table:table-cell table:formula="of:=LN([.P3])" office:value-type="float" office:value="2.29681648653118">
            <text:p>2.30</text:p>
          </table:table-cell>
          <table:table-cell table:formula="of:=LN([.Q3])" office:value-type="float" office:value="2.29732528442169">
            <text:p>2.30</text:p>
          </table:table-cell>
          <table:table-cell table:formula="of:=LN([.R3])" office:value-type="float" office:value="2.29796443417332">
            <text:p>2.30</text:p>
          </table:table-cell>
          <table:table-cell table:formula="of:=LN([.S3])" office:value-type="float" office:value="2.30104691059783">
            <text:p>2.30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4.60517018598809">
            <text:p>4.61</text:p>
          </table:table-cell>
          <table:table-cell table:formula="of:=LN([.D4])" office:value-type="float" office:value="2.2642329625136">
            <text:p>2.26</text:p>
          </table:table-cell>
          <table:table-cell table:formula="of:=LN([.E4])" office:value-type="float" office:value="2.22856603996382">
            <text:p>2.23</text:p>
          </table:table-cell>
          <table:table-cell table:formula="of:=LN([.F4])" office:value-type="float" office:value="2.16614089082717">
            <text:p>2.17</text:p>
          </table:table-cell>
          <table:table-cell table:formula="of:=LN([.G4])" office:value-type="float" office:value="2.0818237020814">
            <text:p>2.08</text:p>
          </table:table-cell>
          <table:table-cell table:style-name="ce1" table:formula="of:=LN([.H4])" office:value-type="float" office:value="1.98099319297027">
            <text:p>1.98</text:p>
          </table:table-cell>
          <table:table-cell table:formula="of:=LN([.I4])" office:value-type="float" office:value="1.86126687498621">
            <text:p>1.86</text:p>
          </table:table-cell>
          <table:table-cell table:formula="of:=LN([.J4])" office:value-type="float" office:value="1.73448516632029">
            <text:p>1.73</text:p>
          </table:table-cell>
          <table:table-cell table:formula="of:=LN([.K4])" office:value-type="float" office:value="1.59782271646179">
            <text:p>1.60</text:p>
          </table:table-cell>
          <table:table-cell table:formula="of:=LN([.L4])" office:value-type="float" office:value="1.4624286717196">
            <text:p>1.46</text:p>
          </table:table-cell>
          <table:table-cell table:formula="of:=LN([.M4])" office:value-type="float" office:value="1.32939062073026">
            <text:p>1.33</text:p>
          </table:table-cell>
          <table:table-cell table:formula="of:=LN([.N4])" office:value-type="float" office:value="1.20990914931191">
            <text:p>1.21</text:p>
          </table:table-cell>
          <table:table-cell table:formula="of:=LN([.O4])" office:value-type="float" office:value="1.0981154986217">
            <text:p>1.10</text:p>
          </table:table-cell>
          <table:table-cell table:formula="of:=LN([.P4])" office:value-type="float" office:value="1.00586814710315">
            <text:p>1.01</text:p>
          </table:table-cell>
          <table:table-cell table:formula="of:=LN([.Q4])" office:value-type="float" office:value="0.940932611470313">
            <text:p>0.94</text:p>
          </table:table-cell>
          <table:table-cell table:formula="of:=LN([.R4])" office:value-type="float" office:value="0.898244880543038">
            <text:p>0.90</text:p>
          </table:table-cell>
          <table:table-cell table:formula="of:=LN([.S4])" office:value-type="float" office:value="0.885159133436854">
            <text:p>0.89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4.60517018598809">
            <text:p>4.61</text:p>
          </table:table-cell>
          <table:table-cell table:formula="of:=LN([.D5])" office:value-type="float" office:value="2.25121811168115">
            <text:p>2.25</text:p>
          </table:table-cell>
          <table:table-cell table:formula="of:=LN([.E5])" office:value-type="float" office:value="2.17720212588048">
            <text:p>2.18</text:p>
          </table:table-cell>
          <table:table-cell table:formula="of:=LN([.F5])" office:value-type="float" office:value="2.0523927492265">
            <text:p>2.05</text:p>
          </table:table-cell>
          <table:table-cell table:formula="of:=LN([.G5])" office:value-type="float" office:value="1.88365777459664">
            <text:p>1.88</text:p>
          </table:table-cell>
          <table:table-cell table:style-name="ce1" table:formula="of:=LN([.H5])" office:value-type="float" office:value="1.67978080556495">
            <text:p>1.68</text:p>
          </table:table-cell>
          <table:table-cell table:formula="of:=LN([.I5])" office:value-type="float" office:value="1.44152091011001">
            <text:p>1.44</text:p>
          </table:table-cell>
          <table:table-cell table:formula="of:=LN([.J5])" office:value-type="float" office:value="1.18096003001686">
            <text:p>1.18</text:p>
          </table:table-cell>
          <table:table-cell table:formula="of:=LN([.K5])" office:value-type="float" office:value="0.908379520602819">
            <text:p>0.91</text:p>
          </table:table-cell>
          <table:table-cell table:formula="of:=LN([.L5])" office:value-type="float" office:value="0.63365722726364">
            <text:p>0.63</text:p>
          </table:table-cell>
          <table:table-cell table:formula="of:=LN([.M5])" office:value-type="float" office:value="0.367292378961099">
            <text:p>0.37</text:p>
          </table:table-cell>
          <table:table-cell table:formula="of:=LN([.N5])" office:value-type="float" office:value="0.112310309795785">
            <text:p>0.11</text:p>
          </table:table-cell>
          <table:table-cell table:formula="of:=LN([.O5])" office:value-type="float" office:value="-0.0980318802730951">
            <text:p>-0.10</text:p>
          </table:table-cell>
          <table:table-cell table:formula="of:=LN([.P5])" office:value-type="float" office:value="-0.293753801481762">
            <text:p>-0.29</text:p>
          </table:table-cell>
          <table:table-cell table:formula="of:=LN([.Q5])" office:value-type="float" office:value="-0.414001439130451">
            <text:p>-0.41</text:p>
          </table:table-cell>
          <table:table-cell table:formula="of:=LN([.R5])" office:value-type="float" office:value="-0.501783295781762">
            <text:p>-0.50</text:p>
          </table:table-cell>
          <table:table-cell table:formula="of:=LN([.S5])" office:value-type="float" office:value="-0.518236348816282">
            <text:p>-0.52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4.60517018598809">
            <text:p>4.61</text:p>
          </table:table-cell>
          <table:table-cell table:formula="of:=LN([.D6])" office:value-type="float" office:value="2.23825348378206">
            <text:p>2.24</text:p>
          </table:table-cell>
          <table:table-cell table:formula="of:=LN([.E6])" office:value-type="float" office:value="2.12572857563115">
            <text:p>2.13</text:p>
          </table:table-cell>
          <table:table-cell table:formula="of:=LN([.F6])" office:value-type="float" office:value="1.9375193301025">
            <text:p>1.94</text:p>
          </table:table-cell>
          <table:table-cell table:formula="of:=LN([.G6])" office:value-type="float" office:value="1.6847550104433">
            <text:p>1.68</text:p>
          </table:table-cell>
          <table:table-cell table:style-name="ce1" table:formula="of:=LN([.H6])" office:value-type="float" office:value="1.37998449572385">
            <text:p>1.38</text:p>
          </table:table-cell>
          <table:table-cell table:formula="of:=LN([.I6])" office:value-type="float" office:value="1.01492628557977">
            <text:p>1.01</text:p>
          </table:table-cell>
          <table:table-cell table:formula="of:=LN([.J6])" office:value-type="float" office:value="0.62652649321805">
            <text:p>0.63</text:p>
          </table:table-cell>
          <table:table-cell table:formula="of:=LN([.K6])" office:value-type="float" office:value="0.225245341005992">
            <text:p>0.23</text:p>
          </table:table-cell>
          <table:table-cell table:formula="of:=LN([.L6])" office:value-type="float" office:value="-0.187510998685504">
            <text:p>-0.19</text:p>
          </table:table-cell>
          <table:table-cell table:formula="of:=LN([.M6])" office:value-type="float" office:value="-0.595222240404741">
            <text:p>-0.60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4.60517018598809">
            <text:p>4.61</text:p>
          </table:table-cell>
          <table:table-cell table:formula="of:=LN([.D7])" office:value-type="float" office:value="2.22524714083588">
            <text:p>2.23</text:p>
          </table:table-cell>
          <table:table-cell table:formula="of:=LN([.E7])" office:value-type="float" office:value="2.07426190046883">
            <text:p>2.07</text:p>
          </table:table-cell>
          <table:table-cell table:formula="of:=LN([.F7])" office:value-type="float" office:value="1.82393458702959">
            <text:p>1.82</text:p>
          </table:table-cell>
          <table:table-cell table:formula="of:=LN([.G7])" office:value-type="float" office:value="1.48565767948578">
            <text:p>1.49</text:p>
          </table:table-cell>
          <table:table-cell table:style-name="ce1" table:formula="of:=LN([.H7])" office:value-type="float" office:value="1.07567114136654">
            <text:p>1.08</text:p>
          </table:table-cell>
          <table:table-cell table:formula="of:=LN([.I7])" office:value-type="float" office:value="0.58949076764946">
            <text:p>0.59</text:p>
          </table:table-cell>
          <table:table-cell table:formula="of:=LN([.J7])" office:value-type="float" office:value="0.0678642348161299">
            <text:p>0.07</text:p>
          </table:table-cell>
          <table:table-cell table:formula="of:=LN([.K7])" office:value-type="float" office:value="-0.466441979457182">
            <text:p>-0.47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4.60517018598809">
            <text:p>4.61</text:p>
          </table:table-cell>
          <table:table-cell table:formula="of:=LN([.D8])" office:value-type="float" office:value="2.2122204637694">
            <text:p>2.21</text:p>
          </table:table-cell>
          <table:table-cell table:formula="of:=LN([.E8])" office:value-type="float" office:value="2.0232348806618">
            <text:p>2.02</text:p>
          </table:table-cell>
          <table:table-cell table:formula="of:=LN([.F8])" office:value-type="float" office:value="1.71007931055195">
            <text:p>1.71</text:p>
          </table:table-cell>
          <table:table-cell table:formula="of:=LN([.G8])" office:value-type="float" office:value="1.28671432845441">
            <text:p>1.29</text:p>
          </table:table-cell>
          <table:table-cell table:style-name="ce1" table:formula="of:=LN([.H8])" office:value-type="float" office:value="0.773117577926847">
            <text:p>0.77</text:p>
          </table:table-cell>
          <table:table-cell table:formula="of:=LN([.I8])" office:value-type="float" office:value="0.167969050569554">
            <text:p>0.17</text:p>
          </table:table-cell>
          <table:table-cell table:formula="of:=LN([.J8])" office:value-type="float" office:value="-0.472984066339115">
            <text:p>-0.47</text:p>
          </table:table-cell>
          <table:table-cell table:number-columns-repeated="9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4.60517018598809">
            <text:p>4.61</text:p>
          </table:table-cell>
          <table:table-cell table:formula="of:=LN([.D9])" office:value-type="float" office:value="2.19915937108176">
            <text:p>2.20</text:p>
          </table:table-cell>
          <table:table-cell table:formula="of:=LN([.E9])" office:value-type="float" office:value="1.97182988298868">
            <text:p>1.97</text:p>
          </table:table-cell>
          <table:table-cell table:formula="of:=LN([.F9])" office:value-type="float" office:value="1.59636888349367">
            <text:p>1.60</text:p>
          </table:table-cell>
          <table:table-cell table:formula="of:=LN([.G9])" office:value-type="float" office:value="1.08916109988947">
            <text:p>1.09</text:p>
          </table:table-cell>
          <table:table-cell table:style-name="ce1" table:formula="of:=LN([.H9])" office:value-type="float" office:value="0.471071808539047">
            <text:p>0.47</text:p>
          </table:table-cell>
          <table:table-cell table:formula="of:=LN([.I9])" office:value-type="float" office:value="-0.247794914755339">
            <text:p>-0.25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4.60517018598809">
            <text:p>4.61</text:p>
          </table:table-cell>
          <table:table-cell table:formula="of:=LN([.D10])" office:value-type="float" office:value="2.18635572477111">
            <text:p>2.19</text:p>
          </table:table-cell>
          <table:table-cell table:formula="of:=LN([.E10])" office:value-type="float" office:value="1.92064508693268">
            <text:p>1.92</text:p>
          </table:table-cell>
          <table:table-cell table:formula="of:=LN([.F10])" office:value-type="float" office:value="1.48335301145833">
            <text:p>1.48</text:p>
          </table:table-cell>
          <table:table-cell table:formula="of:=LN([.G10])" office:value-type="float" office:value="0.889248360762272">
            <text:p>0.89</text:p>
          </table:table-cell>
          <table:table-cell table:style-name="ce1" table:formula="of:=LN([.H10])" office:value-type="float" office:value="0.178756877534145">
            <text:p>0.18</text:p>
          </table:table-cell>
          <table:table-cell table:formula="of:=LN([.I10])" office:value-type="float" office:value="-0.686330467233023">
            <text:p>-0.69</text:p>
          </table:table-cell>
          <table:table-cell table:number-columns-repeated="10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4.60517018598809">
            <text:p>4.61</text:p>
          </table:table-cell>
          <table:table-cell table:formula="of:=LN([.D11])" office:value-type="float" office:value="2.17358285680975">
            <text:p>2.17</text:p>
          </table:table-cell>
          <table:table-cell table:formula="of:=LN([.E11])" office:value-type="float" office:value="1.86914634560941">
            <text:p>1.87</text:p>
          </table:table-cell>
          <table:table-cell table:formula="of:=LN([.F11])" office:value-type="float" office:value="1.36851473617389">
            <text:p>1.37</text:p>
          </table:table-cell>
          <table:table-cell table:formula="of:=LN([.G11])" office:value-type="float" office:value="0.69298716775858">
            <text:p>0.69</text:p>
          </table:table-cell>
          <table:table-cell table:style-name="ce1" table:formula="of:=LN([.H11])" office:value-type="float" office:value="-0.121094763378059">
            <text:p>-0.12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4.60517018598809">
            <text:p>4.61</text:p>
          </table:table-cell>
          <table:table-cell table:formula="of:=LN([.D12])" office:value-type="float" office:value="2.16081413389556">
            <text:p>2.16</text:p>
          </table:table-cell>
          <table:table-cell table:formula="of:=LN([.E12])" office:value-type="float" office:value="1.81795014615139">
            <text:p>1.82</text:p>
          </table:table-cell>
          <table:table-cell table:formula="of:=LN([.F12])" office:value-type="float" office:value="1.2554279856091">
            <text:p>1.26</text:p>
          </table:table-cell>
          <table:table-cell table:formula="of:=LN([.G12])" office:value-type="float" office:value="0.492755335104406">
            <text:p>0.49</text:p>
          </table:table-cell>
          <table:table-cell table:style-name="ce1" table:formula="of:=LN([.H12])" office:value-type="float" office:value="-0.429184194728757">
            <text:p>-0.43</text:p>
          </table:table-cell>
          <table:table-cell table:number-columns-repeated="11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4.60517018598809">
            <text:p>4.61</text:p>
          </table:table-cell>
          <table:table-cell table:formula="of:=LN([.D13])" office:value-type="float" office:value="2.14769230453895">
            <text:p>2.15</text:p>
          </table:table-cell>
          <table:table-cell table:formula="of:=LN([.E13])" office:value-type="float" office:value="1.7671063975226">
            <text:p>1.77</text:p>
          </table:table-cell>
          <table:table-cell table:formula="of:=LN([.F13])" office:value-type="float" office:value="1.14160791912921">
            <text:p>1.14</text:p>
          </table:table-cell>
          <table:table-cell table:formula="of:=LN([.G13])" office:value-type="float" office:value="0.291571996876147">
            <text:p>0.29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]/EXP(3))" office:value-type="float" office:value="1.60517018598809">
            <text:p>1.61</text:p>
          </table:table-cell>
          <table:table-cell table:formula="of:=LN([.D3]/EXP(3))" office:value-type="float" office:value="-0.722911192454861">
            <text:p>-0.72</text:p>
          </table:table-cell>
          <table:table-cell table:formula="of:=LN([.E3]/EXP(3))" office:value-type="float" office:value="-0.720396983397878">
            <text:p>-0.72</text:p>
          </table:table-cell>
          <table:table-cell table:formula="of:=LN([.F3]/EXP(3))" office:value-type="float" office:value="-0.719485684611397">
            <text:p>-0.72</text:p>
          </table:table-cell>
          <table:table-cell table:formula="of:=LN([.G3]/EXP(3))" office:value-type="float" office:value="-0.720227138621271">
            <text:p>-0.72</text:p>
          </table:table-cell>
          <table:table-cell table:style-name="ce2" table:formula="of:=LN([.H3]/EXP(3))" office:value-type="float" office:value="-0.717055527425957">
            <text:p>-0.717</text:p>
          </table:table-cell>
          <table:table-cell table:formula="of:=LN([.I3]/EXP(3))" office:value-type="float" office:value="-0.715624703530867">
            <text:p>-0.72</text:p>
          </table:table-cell>
          <table:table-cell table:formula="of:=LN([.J3]/EXP(3))" office:value-type="float" office:value="-0.714071867105119">
            <text:p>-0.71</text:p>
          </table:table-cell>
          <table:table-cell table:formula="of:=LN([.K3]/EXP(3))" office:value-type="float" office:value="-0.712292024565772">
            <text:p>-0.71</text:p>
          </table:table-cell>
          <table:table-cell table:formula="of:=LN([.L3]/EXP(3))" office:value-type="float" office:value="-0.710442397462242">
            <text:p>-0.71</text:p>
          </table:table-cell>
          <table:table-cell table:formula="of:=LN([.M3]/EXP(3))" office:value-type="float" office:value="-0.70768243816182">
            <text:p>-0.71</text:p>
          </table:table-cell>
          <table:table-cell table:formula="of:=LN([.N3]/EXP(3))" office:value-type="float" office:value="-0.704724557526455">
            <text:p>-0.70</text:p>
          </table:table-cell>
          <table:table-cell table:formula="of:=LN([.O3]/EXP(3))" office:value-type="float" office:value="-0.704722542855622">
            <text:p>-0.70</text:p>
          </table:table-cell>
          <table:table-cell table:formula="of:=LN([.P3]/EXP(3))" office:value-type="float" office:value="-0.703183513468822">
            <text:p>-0.70</text:p>
          </table:table-cell>
          <table:table-cell table:formula="of:=LN([.Q3]/EXP(3))" office:value-type="float" office:value="-0.702674715578306">
            <text:p>-0.70</text:p>
          </table:table-cell>
          <table:table-cell table:formula="of:=LN([.R3]/EXP(3))" office:value-type="float" office:value="-0.702035565826679">
            <text:p>-0.70</text:p>
          </table:table-cell>
          <table:table-cell table:formula="of:=LN([.S3]/EXP(3))" office:value-type="float" office:value="-0.698953089402172">
            <text:p>-0.70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table:style-name="ce1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2">
            <text:p>0.20</text:p>
          </table:table-cell>
          <table:table-cell table:style-name="ce1" office:value-type="float" office:value="0.3">
            <text:p>0.30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office:value-type="float" office:value="1.2">
            <text:p>1.20</text:p>
          </table:table-cell>
          <table:table-cell office:value-type="float" office:value="1.3">
            <text:p>1.30</text:p>
          </table:table-cell>
          <table:table-cell office:value-type="float" office:value="1.36">
            <text:p>1.36</text:p>
          </table:table-cell>
          <table:table-cell office:value-type="float" office:value="1.4">
            <text:p>1.40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office:value-type="string">
            <text:p>Real</text:p>
          </table:table-cell>
          <table:table-cell office:value-type="string">
            <text:p>no int. theta 0.01</text:p>
          </table:table-cell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  <draw:frame table:end-cell-address="'theta0.01'.O58" table:end-x="5.65mm" table:end-y="1.06mm" draw:z-index="1" draw:style-name="gr1" svg:width="297.32mm" svg:height="106.76mm" svg:x="1.88mm" svg:y="0.62mm">
              <draw:object draw:notify-on-update-of-ranges="'theta0.01'.D46:'theta0.01'.D46 'theta0.01'.D47:'theta0.01'.D57 'theta0.01'.B47:'theta0.01'.B57 'theta0.01'.E46:'theta0.01'.E46 'theta0.01'.E47:'theta0.01'.E57 'theta0.01'.B47:'theta0.01'.B57 'theta0.01'.F46:'theta0.01'.F46 'theta0.01'.F47:'theta0.01'.F57 'theta0.01'.B47:'theta0.01'.B57 'theta0.01'.G46:'theta0.01'.G46 'theta0.01'.G47:'theta0.01'.G57 'theta0.01'.B47:'theta0.01'.B57 'theta0.01'.H46:'theta0.01'.H46 'theta0.01'.H47:'theta0.01'.H57 'theta0.01'.B47:'theta0.01'.B57 'theta0.01'.I46:'theta0.01'.I46 'theta0.01'.I47:'theta0.01'.I57 'theta0.01'.B47:'theta0.01'.B57 'theta0.01'.J46:'theta0.01'.J46 'theta0.01'.J47:'theta0.01'.J57 'theta0.01'.B47:'theta0.01'.B57 'theta0.01'.K46:'theta0.01'.K46 'theta0.01'.K47:'theta0.01'.K57 'theta0.01'.B47:'theta0.01'.B57 'theta0.01'.L46:'theta0.01'.L46 'theta0.01'.L47:'theta0.01'.L57 'theta0.01'.B47:'theta0.01'.B57 'theta0.01'.M46:'theta0.01'.M46 'theta0.01'.M47:'theta0.01'.M57 'theta0.01'.B47:'theta0.01'.B57 'theta0.01'.N46:'theta0.01'.N46 'theta0.01'.N47:'theta0.01'.N57 'theta0.01'.B47:'theta0.01'.B57 'theta0.01'.O46:'theta0.01'.O46 'theta0.01'.O47:'theta0.01'.O57 'theta0.01'.B47:'theta0.01'.B57 'theta0.01'.P46:'theta0.01'.P46 'theta0.01'.P47:'theta0.01'.P57 'theta0.01'.B47:'theta0.01'.B57 'theta0.01'.Q46:'theta0.01'.Q46 'theta0.01'.Q47:'theta0.01'.Q57 'theta0.01'.B47:'theta0.01'.B57 'theta0.01'.R46:'theta0.01'.R46 'theta0.01'.R47:'theta0.01'.R57 'theta0.01'.B47:'theta0.01'.B57 'theta0.01'.S46:'theta0.01'.S46 'theta0.01'.S47:'theta0.01'.S57 'theta0.01'.B47:'theta0.01'.B5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table:style-name="ce1"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86121">
            <text:p>9.86</text:p>
          </table:table-cell>
          <table:table-cell table:style-name="Default" office:value-type="float" office:value="9.9239">
            <text:p>9.92</text:p>
          </table:table-cell>
          <table:table-cell table:style-name="Default" office:value-type="float" office:value="9.90867">
            <text:p>9.91</text:p>
          </table:table-cell>
          <table:table-cell table:style-name="Default" office:value-type="float" office:value="9.91801">
            <text:p>9.92</text:p>
          </table:table-cell>
          <table:table-cell office:value-type="float" office:value="9.92032">
            <text:p>9.92</text:p>
          </table:table-cell>
          <table:table-cell table:style-name="Default" office:value-type="float" office:value="9.91173">
            <text:p>9.91</text:p>
          </table:table-cell>
          <table:table-cell table:style-name="Default" office:value-type="float" office:value="9.91671">
            <text:p>9.92</text:p>
          </table:table-cell>
          <table:table-cell table:style-name="Default" office:value-type="float" office:value="9.91563">
            <text:p>9.92</text:p>
          </table:table-cell>
          <table:table-cell table:style-name="Default" office:value-type="float" office:value="9.90987">
            <text:p>9.91</text:p>
          </table:table-cell>
          <table:table-cell table:style-name="Default" office:value-type="float" office:value="9.91695">
            <text:p>9.92</text:p>
          </table:table-cell>
          <table:table-cell table:style-name="Default" office:value-type="float" office:value="9.91864">
            <text:p>9.92</text:p>
          </table:table-cell>
          <table:table-cell table:style-name="Default" office:value-type="float" office:value="9.90232">
            <text:p>9.9</text:p>
          </table:table-cell>
          <table:table-cell table:style-name="Default" office:value-type="float" office:value="9.90539">
            <text:p>9.91</text:p>
          </table:table-cell>
          <table:table-cell table:style-name="Default" office:value-type="float" office:value="9.9131">
            <text:p>9.91</text:p>
          </table:table-cell>
          <table:table-cell table:style-name="Default" office:value-type="float" office:value="9.90113">
            <text:p>9.9</text:p>
          </table:table-cell>
          <table:table-cell table:style-name="Default" office:value-type="float" office:value="9.90043">
            <text:p>9.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73589">
            <text:p>9.74</text:p>
          </table:table-cell>
          <table:table-cell table:style-name="Default" office:value-type="float" office:value="9.43567">
            <text:p>9.44</text:p>
          </table:table-cell>
          <table:table-cell table:style-name="Default" office:value-type="float" office:value="8.85003">
            <text:p>8.85</text:p>
          </table:table-cell>
          <table:table-cell table:style-name="Default" office:value-type="float" office:value="8.14845">
            <text:p>8.15</text:p>
          </table:table-cell>
          <table:table-cell office:value-type="float" office:value="7.34452">
            <text:p>7.34</text:p>
          </table:table-cell>
          <table:table-cell table:style-name="Default" office:value-type="float" office:value="6.50377">
            <text:p>6.5</text:p>
          </table:table-cell>
          <table:table-cell table:style-name="Default" office:value-type="float" office:value="5.71876">
            <text:p>5.72</text:p>
          </table:table-cell>
          <table:table-cell table:style-name="Default" office:value-type="float" office:value="4.96975">
            <text:p>4.97</text:p>
          </table:table-cell>
          <table:table-cell table:style-name="Default" office:value-type="float" office:value="4.32366">
            <text:p>4.32</text:p>
          </table:table-cell>
          <table:table-cell table:style-name="Default" office:value-type="float" office:value="3.77191">
            <text:p>3.77</text:p>
          </table:table-cell>
          <table:table-cell table:style-name="Default" office:value-type="float" office:value="3.32392">
            <text:p>3.32</text:p>
          </table:table-cell>
          <table:table-cell table:style-name="Default" office:value-type="float" office:value="2.9545">
            <text:p>2.95</text:p>
          </table:table-cell>
          <table:table-cell table:style-name="Default" office:value-type="float" office:value="2.68756">
            <text:p>2.69</text:p>
          </table:table-cell>
          <table:table-cell table:style-name="Default" office:value-type="float" office:value="2.49767">
            <text:p>2.5</text:p>
          </table:table-cell>
          <table:table-cell table:style-name="Default" office:value-type="float" office:value="2.39779">
            <text:p>2.4</text:p>
          </table:table-cell>
          <table:table-cell table:style-name="Default" office:value-type="float" office:value="2.37073">
            <text:p>2.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61121">
            <text:p>9.61</text:p>
          </table:table-cell>
          <table:table-cell table:style-name="Default" office:value-type="float" office:value="8.96462">
            <text:p>8.96</text:p>
          </table:table-cell>
          <table:table-cell table:style-name="Default" office:value-type="float" office:value="7.90039">
            <text:p>7.9</text:p>
          </table:table-cell>
          <table:table-cell table:style-name="Default" office:value-type="float" office:value="6.68992">
            <text:p>6.69</text:p>
          </table:table-cell>
          <table:table-cell office:value-type="float" office:value="5.43791">
            <text:p>5.44</text:p>
          </table:table-cell>
          <table:table-cell table:style-name="Default" office:value-type="float" office:value="4.27149">
            <text:p>4.27</text:p>
          </table:table-cell>
          <table:table-cell table:style-name="Default" office:value-type="float" office:value="3.30015">
            <text:p>3.3</text:p>
          </table:table-cell>
          <table:table-cell table:style-name="Default" office:value-type="float" office:value="2.49618">
            <text:p>2.5</text:p>
          </table:table-cell>
          <table:table-cell table:style-name="Default" office:value-type="float" office:value="1.87642">
            <text:p>1.88</text:p>
          </table:table-cell>
          <table:table-cell table:style-name="Default" office:value-type="float" office:value="1.43356">
            <text:p>1.43</text:p>
          </table:table-cell>
          <table:table-cell table:style-name="Default" office:value-type="float" office:value="1.11564">
            <text:p>1.12</text:p>
          </table:table-cell>
          <table:table-cell table:style-name="Default" office:value-type="float" office:value="0.87524">
            <text:p>0.88</text:p>
          </table:table-cell>
          <table:table-cell table:style-name="Default" office:value-type="float" office:value="0.72077">
            <text:p>0.72</text:p>
          </table:table-cell>
          <table:table-cell table:style-name="Default" office:value-type="float" office:value="0.63126">
            <text:p>0.63</text:p>
          </table:table-cell>
          <table:table-cell table:style-name="Default" office:value-type="float" office:value="0.59908">
            <text:p>0.6</text:p>
          </table:table-cell>
          <table:table-cell table:style-name="Default" office:value-type="float" office:value="0.57261">
            <text:p>0.5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48917">
            <text:p>9.49</text:p>
          </table:table-cell>
          <table:table-cell table:style-name="Default" office:value-type="float" office:value="8.52083">
            <text:p>8.52</text:p>
          </table:table-cell>
          <table:table-cell table:style-name="Default" office:value-type="float" office:value="7.05748">
            <text:p>7.06</text:p>
          </table:table-cell>
          <table:table-cell table:style-name="Default" office:value-type="float" office:value="5.49851">
            <text:p>5.5</text:p>
          </table:table-cell>
          <table:table-cell office:value-type="float" office:value="4.02053">
            <text:p>4.02</text:p>
          </table:table-cell>
          <table:table-cell table:style-name="Default" office:value-type="float" office:value="2.79994">
            <text:p>2.8</text:p>
          </table:table-cell>
          <table:table-cell table:style-name="Default" office:value-type="float" office:value="1.9004">
            <text:p>1.9</text:p>
          </table:table-cell>
          <table:table-cell table:style-name="Default" office:value-type="float" office:value="1.26103">
            <text:p>1.26</text:p>
          </table:table-cell>
          <table:table-cell table:style-name="Default" office:value-type="float" office:value="0.82215">
            <text:p>0.82</text:p>
          </table:table-cell>
          <table:table-cell table:style-name="Default" office:value-type="float" office:value="0.54396">
            <text:p>0.54</text:p>
          </table:table-cell>
          <table:table-cell table:style-name="Default" office:value-type="float" office:value="0.36623">
            <text:p>0.37</text:p>
          </table:table-cell>
          <table:table-cell table:style-name="Default" office:value-type="float" office:value="0.27359">
            <text:p>0.27</text:p>
          </table:table-cell>
          <table:table-cell table:style-name="Default" office:value-type="float" office:value="0.20397">
            <text:p>0.2</text:p>
          </table:table-cell>
          <table:table-cell table:style-name="Default" office:value-type="float" office:value="0.16299">
            <text:p>0.16</text:p>
          </table:table-cell>
          <table:table-cell table:style-name="Default" office:value-type="float" office:value="0.14129">
            <text:p>0.14</text:p>
          </table:table-cell>
          <table:table-cell table:style-name="Default" office:value-type="float" office:value="0.11967">
            <text:p>0.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36852">
            <text:p>9.37</text:p>
          </table:table-cell>
          <table:table-cell table:style-name="Default" office:value-type="float" office:value="8.09463">
            <text:p>8.09</text:p>
          </table:table-cell>
          <table:table-cell table:style-name="Default" office:value-type="float" office:value="6.30615">
            <text:p>6.31</text:p>
          </table:table-cell>
          <table:table-cell table:style-name="Default" office:value-type="float" office:value="4.5199">
            <text:p>4.52</text:p>
          </table:table-cell>
          <table:table-cell office:value-type="float" office:value="2.98011">
            <text:p>2.98</text:p>
          </table:table-cell>
          <table:table-cell table:style-name="Default" office:value-type="float" office:value="1.85673">
            <text:p>1.86</text:p>
          </table:table-cell>
          <table:table-cell table:style-name="Default" office:value-type="float" office:value="1.09442">
            <text:p>1.09</text:p>
          </table:table-cell>
          <table:table-cell table:style-name="Default" office:value-type="float" office:value="0.63886">
            <text:p>0.64</text:p>
          </table:table-cell>
          <table:table-cell table:style-name="Default" office:value-type="float" office:value="0.36882">
            <text:p>0.37</text:p>
          </table:table-cell>
          <table:table-cell table:style-name="Default" office:value-type="float" office:value="0.21675">
            <text:p>0.22</text:p>
          </table:table-cell>
          <table:table-cell table:style-name="Default" office:value-type="float" office:value="0.12454">
            <text:p>0.12</text:p>
          </table:table-cell>
          <table:table-cell table:style-name="Default" office:value-type="float" office:value="0.08986">
            <text:p>0.09</text:p>
          </table:table-cell>
          <table:table-cell table:style-name="Default" office:value-type="float" office:value="0.04882">
            <text:p>0.05</text:p>
          </table:table-cell>
          <table:table-cell table:style-name="Default" office:value-type="float" office:value="0.02867">
            <text:p>0.03</text:p>
          </table:table-cell>
          <table:table-cell table:style-name="Default" office:value-type="float" office:value="0.0308">
            <text:p>0.03</text:p>
          </table:table-cell>
          <table:table-cell table:style-name="Default" office:value-type="float" office:value="0.02204">
            <text:p>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24851">
            <text:p>9.25</text:p>
          </table:table-cell>
          <table:table-cell table:style-name="Default" office:value-type="float" office:value="7.69436">
            <text:p>7.69</text:p>
          </table:table-cell>
          <table:table-cell table:style-name="Default" office:value-type="float" office:value="5.63869">
            <text:p>5.64</text:p>
          </table:table-cell>
          <table:table-cell table:style-name="Default" office:value-type="float" office:value="3.70442">
            <text:p>3.7</text:p>
          </table:table-cell>
          <table:table-cell office:value-type="float" office:value="2.20464">
            <text:p>2.2</text:p>
          </table:table-cell>
          <table:table-cell table:style-name="Default" office:value-type="float" office:value="1.22079">
            <text:p>1.22</text:p>
          </table:table-cell>
          <table:table-cell table:style-name="Default" office:value-type="float" office:value="0.641">
            <text:p>0.64</text:p>
          </table:table-cell>
          <table:table-cell table:style-name="Default" office:value-type="float" office:value="0.32351">
            <text:p>0.32</text:p>
          </table:table-cell>
          <table:table-cell table:style-name="Default" office:value-type="float" office:value="0.15845">
            <text:p>0.16</text:p>
          </table:table-cell>
          <table:table-cell table:style-name="Default" office:value-type="float" office:value="0.07837">
            <text:p>0.08</text:p>
          </table:table-cell>
          <table:table-cell table:style-name="Default" office:value-type="float" office:value="0.05335">
            <text:p>0.05</text:p>
          </table:table-cell>
          <table:table-cell table:style-name="Default" office:value-type="float" office:value="0.02595">
            <text:p>0.03</text:p>
          </table:table-cell>
          <table:table-cell table:style-name="Default" office:value-type="float" office:value="0.01055">
            <text:p>0.01</text:p>
          </table:table-cell>
          <table:table-cell table:style-name="Default" office:value-type="float" office:value="0.00358">
            <text:p>0</text:p>
          </table:table-cell>
          <table:table-cell table:style-name="Default" office:value-type="float" office:value="0.01336">
            <text:p>0.01</text:p>
          </table:table-cell>
          <table:table-cell table:style-name="Default" office:value-type="float" office:value="-0.00086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13106">
            <text:p>9.13</text:p>
          </table:table-cell>
          <table:table-cell table:style-name="Default" office:value-type="float" office:value="7.31524">
            <text:p>7.32</text:p>
          </table:table-cell>
          <table:table-cell table:style-name="Default" office:value-type="float" office:value="5.03301">
            <text:p>5.03</text:p>
          </table:table-cell>
          <table:table-cell table:style-name="Default" office:value-type="float" office:value="3.04124">
            <text:p>3.04</text:p>
          </table:table-cell>
          <table:table-cell office:value-type="float" office:value="1.6193">
            <text:p>1.62</text:p>
          </table:table-cell>
          <table:table-cell table:style-name="Default" office:value-type="float" office:value="0.80001">
            <text:p>0.8</text:p>
          </table:table-cell>
          <table:table-cell table:style-name="Default" office:value-type="float" office:value="0.36689">
            <text:p>0.37</text:p>
          </table:table-cell>
          <table:table-cell table:style-name="Default" office:value-type="float" office:value="0.16653">
            <text:p>0.17</text:p>
          </table:table-cell>
          <table:table-cell table:style-name="Default" office:value-type="float" office:value="0.06324">
            <text:p>0.06</text:p>
          </table:table-cell>
          <table:table-cell table:style-name="Default" office:value-type="float" office:value="0.03218">
            <text:p>0.03</text:p>
          </table:table-cell>
          <table:table-cell table:style-name="Default" office:value-type="float" office:value="0.02047">
            <text:p>0.02</text:p>
          </table:table-cell>
          <table:table-cell table:style-name="Default" office:value-type="float" office:value="0.00726">
            <text:p>0.01</text:p>
          </table:table-cell>
          <table:table-cell table:style-name="Default" office:value-type="float" office:value="-0.00696">
            <text:p>-0.01</text:p>
          </table:table-cell>
          <table:table-cell table:style-name="Default" office:value-type="float" office:value="-0.00972">
            <text:p>-0.01</text:p>
          </table:table-cell>
          <table:table-cell table:style-name="Default" office:value-type="float" office:value="0.00617">
            <text:p>0.01</text:p>
          </table:table-cell>
          <table:table-cell table:style-name="Default" office:value-type="float" office:value="-0.01667">
            <text:p>-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.01282">
            <text:p>9.01</text:p>
          </table:table-cell>
          <table:table-cell table:style-name="Default" office:value-type="float" office:value="6.95352">
            <text:p>6.95</text:p>
          </table:table-cell>
          <table:table-cell table:style-name="Default" office:value-type="float" office:value="4.49686">
            <text:p>4.5</text:p>
          </table:table-cell>
          <table:table-cell table:style-name="Default" office:value-type="float" office:value="2.49482">
            <text:p>2.49</text:p>
          </table:table-cell>
          <table:table-cell office:value-type="float" office:value="1.20396">
            <text:p>1.2</text:p>
          </table:table-cell>
          <table:table-cell table:style-name="Default" office:value-type="float" office:value="0.52069">
            <text:p>0.52</text:p>
          </table:table-cell>
          <table:table-cell table:style-name="Default" office:value-type="float" office:value="0.2067">
            <text:p>0.21</text:p>
          </table:table-cell>
          <table:table-cell table:style-name="Default" office:value-type="float" office:value="0.08772">
            <text:p>0.09</text:p>
          </table:table-cell>
          <table:table-cell table:style-name="Default" office:value-type="float" office:value="0.02576">
            <text:p>0.03</text:p>
          </table:table-cell>
          <table:table-cell table:style-name="Default" office:value-type="float" office:value="0.01511">
            <text:p>0.02</text:p>
          </table:table-cell>
          <table:table-cell table:style-name="Default" office:value-type="float" office:value="0.0083">
            <text:p>0.01</text:p>
          </table:table-cell>
          <table:table-cell table:style-name="Default" office:value-type="float" office:value="0.00068">
            <text:p>0</text:p>
          </table:table-cell>
          <table:table-cell table:style-name="Default" office:value-type="float" office:value="-0.00039">
            <text:p>0</text:p>
          </table:table-cell>
          <table:table-cell table:style-name="Default" office:value-type="float" office:value="-0.0057">
            <text:p>-0.01</text:p>
          </table:table-cell>
          <table:table-cell table:style-name="Default" office:value-type="float" office:value="-0.01384">
            <text:p>-0.01</text:p>
          </table:table-cell>
          <table:table-cell table:style-name="Default" office:value-type="float" office:value="-0.01628">
            <text:p>-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89719">
            <text:p>8.9</text:p>
          </table:table-cell>
          <table:table-cell table:style-name="Default" office:value-type="float" office:value="6.60607">
            <text:p>6.61</text:p>
          </table:table-cell>
          <table:table-cell table:style-name="Default" office:value-type="float" office:value="4.01464">
            <text:p>4.01</text:p>
          </table:table-cell>
          <table:table-cell table:style-name="Default" office:value-type="float" office:value="2.05175">
            <text:p>2.05</text:p>
          </table:table-cell>
          <table:table-cell office:value-type="float" office:value="0.89818">
            <text:p>0.9</text:p>
          </table:table-cell>
          <table:table-cell table:style-name="Default" office:value-type="float" office:value="0.33527">
            <text:p>0.34</text:p>
          </table:table-cell>
          <table:table-cell table:style-name="Default" office:value-type="float" office:value="0.11514">
            <text:p>0.12</text:p>
          </table:table-cell>
          <table:table-cell table:style-name="Default" office:value-type="float" office:value="0.0409">
            <text:p>0.04</text:p>
          </table:table-cell>
          <table:table-cell table:style-name="Default" office:value-type="float" office:value="-0.00125">
            <text:p>0</text:p>
          </table:table-cell>
          <table:table-cell table:style-name="Default" office:value-type="float" office:value="-0.00751">
            <text:p>-0.01</text:p>
          </table:table-cell>
          <table:table-cell table:style-name="Default" office:value-type="float" office:value="0.00407">
            <text:p>0</text:p>
          </table:table-cell>
          <table:table-cell table:style-name="Default" office:value-type="float" office:value="0.00269">
            <text:p>0</text:p>
          </table:table-cell>
          <table:table-cell table:style-name="Default" office:value-type="float" office:value="0.01413">
            <text:p>0.01</text:p>
          </table:table-cell>
          <table:table-cell table:style-name="Default" office:value-type="float" office:value="-0.01062">
            <text:p>-0.01</text:p>
          </table:table-cell>
          <table:table-cell table:style-name="Default" office:value-type="float" office:value="0.00243">
            <text:p>0</text:p>
          </table:table-cell>
          <table:table-cell table:style-name="Default" office:value-type="float" office:value="-0.02335">
            <text:p>-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78437">
            <text:p>8.78</text:p>
          </table:table-cell>
          <table:table-cell table:style-name="Default" office:value-type="float" office:value="6.27555">
            <text:p>6.28</text:p>
          </table:table-cell>
          <table:table-cell table:style-name="Default" office:value-type="float" office:value="3.58817">
            <text:p>3.59</text:p>
          </table:table-cell>
          <table:table-cell table:style-name="Default" office:value-type="float" office:value="1.68328">
            <text:p>1.68</text:p>
          </table:table-cell>
          <table:table-cell office:value-type="float" office:value="0.66795">
            <text:p>0.67</text:p>
          </table:table-cell>
          <table:table-cell table:style-name="Default" office:value-type="float" office:value="0.22391">
            <text:p>0.22</text:p>
          </table:table-cell>
          <table:table-cell table:style-name="Default" office:value-type="float" office:value="0.08054">
            <text:p>0.08</text:p>
          </table:table-cell>
          <table:table-cell table:style-name="Default" office:value-type="float" office:value="0.01561">
            <text:p>0.02</text:p>
          </table:table-cell>
          <table:table-cell table:style-name="Default" office:value-type="float" office:value="0.01689">
            <text:p>0.02</text:p>
          </table:table-cell>
          <table:table-cell table:style-name="Default" office:value-type="float" office:value="0.00677">
            <text:p>0.01</text:p>
          </table:table-cell>
          <table:table-cell table:style-name="Default" office:value-type="float" office:value="0.00245">
            <text:p>0</text:p>
          </table:table-cell>
          <table:table-cell table:style-name="Default" office:value-type="float" office:value="0.0041">
            <text:p>0</text:p>
          </table:table-cell>
          <table:table-cell table:style-name="Default" office:value-type="float" office:value="-0.00628">
            <text:p>-0.01</text:p>
          </table:table-cell>
          <table:table-cell table:style-name="Default" office:value-type="float" office:value="-0.00324">
            <text:p>0</text:p>
          </table:table-cell>
          <table:table-cell table:style-name="Default" office:value-type="float" office:value="-0.00089">
            <text:p>0</text:p>
          </table:table-cell>
          <table:table-cell table:style-name="Default" office:value-type="float" office:value="-0.00626">
            <text:p>-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.67067">
            <text:p>8.67</text:p>
          </table:table-cell>
          <table:table-cell table:style-name="Default" office:value-type="float" office:value="5.96293">
            <text:p>5.96</text:p>
          </table:table-cell>
          <table:table-cell table:style-name="Default" office:value-type="float" office:value="3.20787">
            <text:p>3.21</text:p>
          </table:table-cell>
          <table:table-cell table:style-name="Default" office:value-type="float" office:value="1.38135">
            <text:p>1.38</text:p>
          </table:table-cell>
          <table:table-cell office:value-type="float" office:value="0.49199">
            <text:p>0.49</text:p>
          </table:table-cell>
          <table:table-cell table:style-name="Default" office:value-type="float" office:value="0.14687">
            <text:p>0.15</text:p>
          </table:table-cell>
          <table:table-cell table:style-name="Default" office:value-type="float" office:value="0.04213">
            <text:p>0.04</text:p>
          </table:table-cell>
          <table:table-cell table:style-name="Default" office:value-type="float" office:value="0.01629">
            <text:p>0.02</text:p>
          </table:table-cell>
          <table:table-cell table:style-name="Default" office:value-type="float" office:value="0.0033">
            <text:p>0</text:p>
          </table:table-cell>
          <table:table-cell table:style-name="Default" office:value-type="float" office:value="0.00213">
            <text:p>0</text:p>
          </table:table-cell>
          <table:table-cell table:style-name="Default" office:value-type="float" office:value="0.00399">
            <text:p>0</text:p>
          </table:table-cell>
          <table:table-cell table:style-name="Default" office:value-type="float" office:value="0.00677">
            <text:p>0.01</text:p>
          </table:table-cell>
          <table:table-cell table:style-name="Default" office:value-type="float" office:value="0.01401">
            <text:p>0.01</text:p>
          </table:table-cell>
          <table:table-cell table:style-name="Default" office:value-type="float" office:value="-0.00804">
            <text:p>-0.01</text:p>
          </table:table-cell>
          <table:table-cell table:style-name="Default" office:value-type="float" office:value="-0.0216">
            <text:p>-0.02</text:p>
          </table:table-cell>
          <table:table-cell table:style-name="Default" office:value-type="float" office:value="-0.01354">
            <text:p>-0.01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33]" office:value-type="string" office:string-value="k0">
            <text:p>k0</text:p>
          </table:table-cell>
          <table:table-cell table:formula="of:=[.D33]" office:value-type="string" office:string-value="k1">
            <text:p>k1</text:p>
          </table:table-cell>
          <table:table-cell table:formula="of:=[.E33]" office:value-type="string" office:string-value="k2">
            <text:p>k2</text:p>
          </table:table-cell>
          <table:table-cell table:formula="of:=[.F33]" office:value-type="string" office:string-value="k3">
            <text:p>k3</text:p>
          </table:table-cell>
          <table:table-cell table:formula="of:=[.G33]" office:value-type="string" office:string-value="k4">
            <text:p>k4</text:p>
          </table:table-cell>
          <table:table-cell table:style-name="ce1" table:formula="of:=[.H33]" office:value-type="string" office:string-value="k5">
            <text:p>k5</text:p>
          </table:table-cell>
          <table:table-cell table:formula="of:=[.I33]" office:value-type="string" office:string-value="k6">
            <text:p>k6</text:p>
          </table:table-cell>
          <table:table-cell table:formula="of:=[.J33]" office:value-type="string" office:string-value="k7">
            <text:p>k7</text:p>
          </table:table-cell>
          <table:table-cell table:formula="of:=[.K33]" office:value-type="string" office:string-value="k8">
            <text:p>k8</text:p>
          </table:table-cell>
          <table:table-cell table:formula="of:=[.L33]" office:value-type="string" office:string-value="k9">
            <text:p>k9</text:p>
          </table:table-cell>
          <table:table-cell table:formula="of:=[.M33]" office:value-type="string" office:string-value="k10">
            <text:p>k10</text:p>
          </table:table-cell>
          <table:table-cell table:formula="of:=[.N33]" office:value-type="string" office:string-value="k11">
            <text:p>k11</text:p>
          </table:table-cell>
          <table:table-cell table:formula="of:=[.O33]" office:value-type="string" office:string-value="k12">
            <text:p>k12</text:p>
          </table:table-cell>
          <table:table-cell table:formula="of:=[.P33]" office:value-type="string" office:string-value="k13">
            <text:p>k13</text:p>
          </table:table-cell>
          <table:table-cell table:formula="of:=[.Q33]" office:value-type="string" office:string-value="k14">
            <text:p>k14</text:p>
          </table:table-cell>
          <table:table-cell table:formula="of:=[.R33]" office:value-type="string" office:string-value="k15">
            <text:p>k15</text:p>
          </table:table-cell>
          <table:table-cell table:formula="of:=[.S33]" office:value-type="string" office:string-value="k16">
            <text:p>k16</text:p>
          </table:table-cell>
        </table:table-row>
        <table:table-row table:style-name="ro1">
          <table:table-cell/>
          <table:table-cell table:formula="of:=[.B34]" office:value-type="float" office:value="0">
            <text:p>0</text:p>
          </table:table-cell>
          <table:table-cell table:formula="of:=LN([.C34])" office:value-type="float" office:value="4.60517018598809">
            <text:p>4.61</text:p>
          </table:table-cell>
          <table:table-cell table:formula="of:=LN([.D34])" office:value-type="float" office:value="2.28860887913804">
            <text:p>2.29</text:p>
          </table:table-cell>
          <table:table-cell table:formula="of:=LN([.E34])" office:value-type="float" office:value="2.29494598919676">
            <text:p>2.29</text:p>
          </table:table-cell>
          <table:table-cell table:formula="of:=LN([.F34])" office:value-type="float" office:value="2.29341013146438">
            <text:p>2.29</text:p>
          </table:table-cell>
          <table:table-cell table:formula="of:=LN([.G34])" office:value-type="float" office:value="2.29435229633423">
            <text:p>2.29</text:p>
          </table:table-cell>
          <table:table-cell table:style-name="ce1" table:formula="of:=LN([.H34])" office:value-type="float" office:value="2.29458517884102">
            <text:p>2.29</text:p>
          </table:table-cell>
          <table:table-cell table:formula="of:=LN([.I34])" office:value-type="float" office:value="2.29371890424639">
            <text:p>2.29</text:p>
          </table:table-cell>
          <table:table-cell table:formula="of:=LN([.J34])" office:value-type="float" office:value="2.29422121306188">
            <text:p>2.29</text:p>
          </table:table-cell>
          <table:table-cell table:formula="of:=LN([.K34])" office:value-type="float" office:value="2.29411230004394">
            <text:p>2.29</text:p>
          </table:table-cell>
          <table:table-cell table:formula="of:=LN([.L34])" office:value-type="float" office:value="2.29353123019329">
            <text:p>2.29</text:p>
          </table:table-cell>
          <table:table-cell table:formula="of:=LN([.M34])" office:value-type="float" office:value="2.29424541434394">
            <text:p>2.29</text:p>
          </table:table-cell>
          <table:table-cell table:formula="of:=LN([.N34])" office:value-type="float" office:value="2.29441581512397">
            <text:p>2.29</text:p>
          </table:table-cell>
          <table:table-cell table:formula="of:=LN([.O34])" office:value-type="float" office:value="2.29276907312075">
            <text:p>2.29</text:p>
          </table:table-cell>
          <table:table-cell table:formula="of:=LN([.P34])" office:value-type="float" office:value="2.29307905342888">
            <text:p>2.29</text:p>
          </table:table-cell>
          <table:table-cell table:formula="of:=LN([.Q34])" office:value-type="float" office:value="2.29385711476342">
            <text:p>2.29</text:p>
          </table:table-cell>
          <table:table-cell table:formula="of:=LN([.R34])" office:value-type="float" office:value="2.29264889204105">
            <text:p>2.29</text:p>
          </table:table-cell>
          <table:table-cell table:formula="of:=LN([.S34])" office:value-type="float" office:value="2.29257819054073">
            <text:p>2.29</text:p>
          </table:table-cell>
        </table:table-row>
        <table:table-row table:style-name="ro1">
          <table:table-cell/>
          <table:table-cell table:formula="of:=[.B35]" office:value-type="float" office:value="1">
            <text:p>1</text:p>
          </table:table-cell>
          <table:table-cell table:formula="of:=LN([.C35])" office:value-type="float" office:value="4.60517018598809">
            <text:p>4.61</text:p>
          </table:table-cell>
          <table:table-cell table:formula="of:=LN([.D35])" office:value-type="float" office:value="2.27581905734695">
            <text:p>2.28</text:p>
          </table:table-cell>
          <table:table-cell table:formula="of:=LN([.E35])" office:value-type="float" office:value="2.24449718848793">
            <text:p>2.24</text:p>
          </table:table-cell>
          <table:table-cell table:formula="of:=LN([.F35])" office:value-type="float" office:value="2.1804208488446">
            <text:p>2.18</text:p>
          </table:table-cell>
          <table:table-cell table:formula="of:=LN([.G35])" office:value-type="float" office:value="2.09782772511641">
            <text:p>2.10</text:p>
          </table:table-cell>
          <table:table-cell table:style-name="ce1" table:formula="of:=LN([.H35])" office:value-type="float" office:value="1.99395445691177">
            <text:p>1.99</text:p>
          </table:table-cell>
          <table:table-cell table:formula="of:=LN([.I35])" office:value-type="float" office:value="1.8723820087666">
            <text:p>1.87</text:p>
          </table:table-cell>
          <table:table-cell table:formula="of:=LN([.J35])" office:value-type="float" office:value="1.74375199867405">
            <text:p>1.74</text:p>
          </table:table-cell>
          <table:table-cell table:formula="of:=LN([.K35])" office:value-type="float" office:value="1.60336953703249">
            <text:p>1.60</text:p>
          </table:table-cell>
          <table:table-cell table:formula="of:=LN([.L35])" office:value-type="float" office:value="1.46410226578807">
            <text:p>1.46</text:p>
          </table:table-cell>
          <table:table-cell table:formula="of:=LN([.M35])" office:value-type="float" office:value="1.32758150446535">
            <text:p>1.33</text:p>
          </table:table-cell>
          <table:table-cell table:formula="of:=LN([.N35])" office:value-type="float" office:value="1.20114480931489">
            <text:p>1.20</text:p>
          </table:table-cell>
          <table:table-cell table:formula="of:=LN([.O35])" office:value-type="float" office:value="1.08332943180359">
            <text:p>1.08</text:p>
          </table:table-cell>
          <table:table-cell table:formula="of:=LN([.P35])" office:value-type="float" office:value="0.988633718785964">
            <text:p>0.99</text:p>
          </table:table-cell>
          <table:table-cell table:formula="of:=LN([.Q35])" office:value-type="float" office:value="0.915358297292114">
            <text:p>0.92</text:p>
          </table:table-cell>
          <table:table-cell table:formula="of:=LN([.R35])" office:value-type="float" office:value="0.874547479793104">
            <text:p>0.87</text:p>
          </table:table-cell>
          <table:table-cell table:formula="of:=LN([.S35])" office:value-type="float" office:value="0.863197924597217">
            <text:p>0.86</text:p>
          </table:table-cell>
        </table:table-row>
        <table:table-row table:style-name="ro1">
          <table:table-cell/>
          <table:table-cell table:formula="of:=[.B36]" office:value-type="float" office:value="2">
            <text:p>2</text:p>
          </table:table-cell>
          <table:table-cell table:formula="of:=LN([.C36])" office:value-type="float" office:value="4.60517018598809">
            <text:p>4.61</text:p>
          </table:table-cell>
          <table:table-cell table:formula="of:=LN([.D36])" office:value-type="float" office:value="2.26293012556602">
            <text:p>2.26</text:p>
          </table:table-cell>
          <table:table-cell table:formula="of:=LN([.E36])" office:value-type="float" office:value="2.19328571909795">
            <text:p>2.19</text:p>
          </table:table-cell>
          <table:table-cell table:formula="of:=LN([.F36])" office:value-type="float" office:value="2.06691212534307">
            <text:p>2.07</text:p>
          </table:table-cell>
          <table:table-cell table:formula="of:=LN([.G36])" office:value-type="float" office:value="1.90060191592215">
            <text:p>1.90</text:p>
          </table:table-cell>
          <table:table-cell table:style-name="ce1" table:formula="of:=LN([.H36])" office:value-type="float" office:value="1.69339479587104">
            <text:p>1.69</text:p>
          </table:table-cell>
          <table:table-cell table:formula="of:=LN([.I36])" office:value-type="float" office:value="1.45196271250882">
            <text:p>1.45</text:p>
          </table:table-cell>
          <table:table-cell table:formula="of:=LN([.J36])" office:value-type="float" office:value="1.19396792198486">
            <text:p>1.19</text:p>
          </table:table-cell>
          <table:table-cell table:formula="of:=LN([.K36])" office:value-type="float" office:value="0.914761563291607">
            <text:p>0.91</text:p>
          </table:table-cell>
          <table:table-cell table:formula="of:=LN([.L36])" office:value-type="float" office:value="0.629365706123527">
            <text:p>0.63</text:p>
          </table:table-cell>
          <table:table-cell table:formula="of:=LN([.M36])" office:value-type="float" office:value="0.360160861063553">
            <text:p>0.36</text:p>
          </table:table-cell>
          <table:table-cell table:formula="of:=LN([.N36])" office:value-type="float" office:value="0.10942823127363">
            <text:p>0.11</text:p>
          </table:table-cell>
          <table:table-cell table:formula="of:=LN([.O36])" office:value-type="float" office:value="-0.133257144519686">
            <text:p>-0.13</text:p>
          </table:table-cell>
          <table:table-cell table:formula="of:=LN([.P36])" office:value-type="float" office:value="-0.327435193975916">
            <text:p>-0.33</text:p>
          </table:table-cell>
          <table:table-cell table:formula="of:=LN([.Q36])" office:value-type="float" office:value="-0.460037456933886">
            <text:p>-0.46</text:p>
          </table:table-cell>
          <table:table-cell table:formula="of:=LN([.R36])" office:value-type="float" office:value="-0.512360133857942">
            <text:p>-0.51</text:p>
          </table:table-cell>
          <table:table-cell table:formula="of:=LN([.S36])" office:value-type="float" office:value="-0.557550422272226">
            <text:p>-0.56</text:p>
          </table:table-cell>
        </table:table-row>
        <table:table-row table:style-name="ro1">
          <table:table-cell/>
          <table:table-cell table:formula="of:=[.B37]" office:value-type="float" office:value="3">
            <text:p>3</text:p>
          </table:table-cell>
          <table:table-cell table:formula="of:=LN([.C37])" office:value-type="float" office:value="4.60517018598809">
            <text:p>4.61</text:p>
          </table:table-cell>
          <table:table-cell table:formula="of:=LN([.D37])" office:value-type="float" office:value="2.25015114831222">
            <text:p>2.25</text:p>
          </table:table-cell>
          <table:table-cell table:formula="of:=LN([.E37])" office:value-type="float" office:value="2.14251375393679">
            <text:p>2.14</text:p>
          </table:table-cell>
          <table:table-cell table:formula="of:=LN([.F37])" office:value-type="float" office:value="1.95408804727681">
            <text:p>1.95</text:p>
          </table:table-cell>
          <table:table-cell table:formula="of:=LN([.G37])" office:value-type="float" office:value="1.70447714644502">
            <text:p>1.70</text:p>
          </table:table-cell>
          <table:table-cell table:style-name="ce1" table:formula="of:=LN([.H37])" office:value-type="float" office:value="1.39141373473672">
            <text:p>1.39</text:p>
          </table:table-cell>
          <table:table-cell table:formula="of:=LN([.I37])" office:value-type="float" office:value="1.02959798838013">
            <text:p>1.03</text:p>
          </table:table-cell>
          <table:table-cell table:formula="of:=LN([.J37])" office:value-type="float" office:value="0.642064390330629">
            <text:p>0.64</text:p>
          </table:table-cell>
          <table:table-cell table:formula="of:=LN([.K37])" office:value-type="float" office:value="0.231928847342137">
            <text:p>0.23</text:p>
          </table:table-cell>
          <table:table-cell table:formula="of:=LN([.L37])" office:value-type="float" office:value="-0.195832418821902">
            <text:p>-0.20</text:p>
          </table:table-cell>
          <table:table-cell table:formula="of:=LN([.M37])" office:value-type="float" office:value="-0.608879564241379">
            <text:p>-0.61</text:p>
          </table:table-cell>
          <table:table-cell table:number-columns-repeated="6"/>
        </table:table-row>
        <table:table-row table:style-name="ro1">
          <table:table-cell/>
          <table:table-cell table:formula="of:=[.B38]" office:value-type="float" office:value="4">
            <text:p>4</text:p>
          </table:table-cell>
          <table:table-cell table:formula="of:=LN([.C38])" office:value-type="float" office:value="4.60517018598809">
            <text:p>4.61</text:p>
          </table:table-cell>
          <table:table-cell table:formula="of:=LN([.D38])" office:value-type="float" office:value="2.23735513286762">
            <text:p>2.24</text:p>
          </table:table-cell>
          <table:table-cell table:formula="of:=LN([.E38])" office:value-type="float" office:value="2.09120087885831">
            <text:p>2.09</text:p>
          </table:table-cell>
          <table:table-cell table:formula="of:=LN([.F38])" office:value-type="float" office:value="1.84152534770961">
            <text:p>1.84</text:p>
          </table:table-cell>
          <table:table-cell table:formula="of:=LN([.G38])" office:value-type="float" office:value="1.5084898697056">
            <text:p>1.51</text:p>
          </table:table-cell>
          <table:table-cell table:style-name="ce1" table:formula="of:=LN([.H38])" office:value-type="float" office:value="1.09196021258773">
            <text:p>1.09</text:p>
          </table:table-cell>
          <table:table-cell table:formula="of:=LN([.I38])" office:value-type="float" office:value="0.618816875999898">
            <text:p>0.62</text:p>
          </table:table-cell>
          <table:table-cell table:formula="of:=LN([.J38])" office:value-type="float" office:value="0.090224542572967">
            <text:p>0.09</text:p>
          </table:table-cell>
          <table:table-cell table:formula="of:=LN([.K38])" office:value-type="float" office:value="-0.448069940940602">
            <text:p>-0.45</text:p>
          </table:table-cell>
          <table:table-cell table:number-columns-repeated="8"/>
        </table:table-row>
        <table:table-row table:style-name="ro1">
          <table:table-cell/>
          <table:table-cell table:formula="of:=[.B39]" office:value-type="float" office:value="5">
            <text:p>5</text:p>
          </table:table-cell>
          <table:table-cell table:formula="of:=LN([.C39])" office:value-type="float" office:value="4.60517018598809">
            <text:p>4.61</text:p>
          </table:table-cell>
          <table:table-cell table:formula="of:=LN([.D39])" office:value-type="float" office:value="2.2244624574683">
            <text:p>2.22</text:p>
          </table:table-cell>
          <table:table-cell table:formula="of:=LN([.E39])" office:value-type="float" office:value="2.04048759294176">
            <text:p>2.04</text:p>
          </table:table-cell>
          <table:table-cell table:formula="of:=LN([.F39])" office:value-type="float" office:value="1.72965176902768">
            <text:p>1.73</text:p>
          </table:table-cell>
          <table:table-cell table:formula="of:=LN([.G39])" office:value-type="float" office:value="1.30952670128439">
            <text:p>1.31</text:p>
          </table:table-cell>
          <table:table-cell table:style-name="ce1" table:formula="of:=LN([.H39])" office:value-type="float" office:value="0.790564230263456">
            <text:p>0.79</text:p>
          </table:table-cell>
          <table:table-cell table:formula="of:=LN([.I39])" office:value-type="float" office:value="0.199498190164572">
            <text:p>0.20</text:p>
          </table:table-cell>
          <table:table-cell table:formula="of:=LN([.J39])" office:value-type="float" office:value="-0.444725822061467">
            <text:p>-0.44</text:p>
          </table:table-cell>
          <table:table-cell table:number-columns-repeated="9"/>
        </table:table-row>
        <table:table-row table:style-name="ro1">
          <table:table-cell/>
          <table:table-cell table:formula="of:=[.B40]" office:value-type="float" office:value="6">
            <text:p>6</text:p>
          </table:table-cell>
          <table:table-cell table:formula="of:=LN([.C40])" office:value-type="float" office:value="4.60517018598809">
            <text:p>4.61</text:p>
          </table:table-cell>
          <table:table-cell table:formula="of:=LN([.D40])" office:value-type="float" office:value="2.21168178863441">
            <text:p>2.21</text:p>
          </table:table-cell>
          <table:table-cell table:formula="of:=LN([.E40])" office:value-type="float" office:value="1.98995984322984">
            <text:p>1.99</text:p>
          </table:table-cell>
          <table:table-cell table:formula="of:=LN([.F40])" office:value-type="float" office:value="1.6160182146788">
            <text:p>1.62</text:p>
          </table:table-cell>
          <table:table-cell table:formula="of:=LN([.G40])" office:value-type="float" office:value="1.11226532698853">
            <text:p>1.11</text:p>
          </table:table-cell>
          <table:table-cell table:style-name="ce1" table:formula="of:=LN([.H40])" office:value-type="float" office:value="0.481993957097288">
            <text:p>0.48</text:p>
          </table:table-cell>
          <table:table-cell table:formula="of:=LN([.I40])" office:value-type="float" office:value="-0.223131051392334">
            <text:p>-0.22</text:p>
          </table:table-cell>
          <table:table-cell table:number-columns-repeated="10"/>
        </table:table-row>
        <table:table-row table:style-name="ro1">
          <table:table-cell/>
          <table:table-cell table:formula="of:=[.B41]" office:value-type="float" office:value="7">
            <text:p>7</text:p>
          </table:table-cell>
          <table:table-cell table:formula="of:=LN([.C41])" office:value-type="float" office:value="4.60517018598809">
            <text:p>4.61</text:p>
          </table:table-cell>
          <table:table-cell table:formula="of:=LN([.D41])" office:value-type="float" office:value="2.19864800822207">
            <text:p>2.20</text:p>
          </table:table-cell>
          <table:table-cell table:formula="of:=LN([.E41])" office:value-type="float" office:value="1.93924800618176">
            <text:p>1.94</text:p>
          </table:table-cell>
          <table:table-cell table:formula="of:=LN([.F41])" office:value-type="float" office:value="1.50337937543828">
            <text:p>1.50</text:p>
          </table:table-cell>
          <table:table-cell table:formula="of:=LN([.G41])" office:value-type="float" office:value="0.91421658231238">
            <text:p>0.91</text:p>
          </table:table-cell>
          <table:table-cell table:style-name="ce1" table:formula="of:=LN([.H41])" office:value-type="float" office:value="0.185616123743385">
            <text:p>0.19</text:p>
          </table:table-cell>
          <table:table-cell table:formula="of:=LN([.I41])" office:value-type="float" office:value="-0.652600423914159">
            <text:p>-0.65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float" office:value="8">
            <text:p>8</text:p>
          </table:table-cell>
          <table:table-cell table:formula="of:=LN([.C42])" office:value-type="float" office:value="4.60517018598809">
            <text:p>4.61</text:p>
          </table:table-cell>
          <table:table-cell table:formula="of:=LN([.D42])" office:value-type="float" office:value="2.1857354965477">
            <text:p>2.19</text:p>
          </table:table-cell>
          <table:table-cell table:formula="of:=LN([.E42])" office:value-type="float" office:value="1.88798892333995">
            <text:p>1.89</text:p>
          </table:table-cell>
          <table:table-cell table:formula="of:=LN([.F42])" office:value-type="float" office:value="1.38994767961779">
            <text:p>1.39</text:p>
          </table:table-cell>
          <table:table-cell table:formula="of:=LN([.G42])" office:value-type="float" office:value="0.718693087527684">
            <text:p>0.72</text:p>
          </table:table-cell>
          <table:table-cell table:style-name="ce1" table:formula="of:=LN([.H42])" office:value-type="float" office:value="-0.107384785332141">
            <text:p>-0.11</text:p>
          </table:table-cell>
          <table:table-cell table:number-columns-repeated="11"/>
        </table:table-row>
        <table:table-row table:style-name="ro1">
          <table:table-cell/>
          <table:table-cell table:formula="of:=[.B43]" office:value-type="float" office:value="9">
            <text:p>9</text:p>
          </table:table-cell>
          <table:table-cell table:formula="of:=LN([.C43])" office:value-type="float" office:value="4.60517018598809">
            <text:p>4.61</text:p>
          </table:table-cell>
          <table:table-cell table:formula="of:=LN([.D43])" office:value-type="float" office:value="2.17297400592014">
            <text:p>2.17</text:p>
          </table:table-cell>
          <table:table-cell table:formula="of:=LN([.E43])" office:value-type="float" office:value="1.83666113057925">
            <text:p>1.84</text:p>
          </table:table-cell>
          <table:table-cell table:formula="of:=LN([.F43])" office:value-type="float" office:value="1.27764232323022">
            <text:p>1.28</text:p>
          </table:table-cell>
          <table:table-cell table:formula="of:=LN([.G43])" office:value-type="float" office:value="0.52074427094892">
            <text:p>0.52</text:p>
          </table:table-cell>
          <table:table-cell table:style-name="ce1" table:formula="of:=LN([.H43])" office:value-type="float" office:value="-0.403541958546316">
            <text:p>-0.40</text:p>
          </table:table-cell>
          <table:table-cell table:number-columns-repeated="11"/>
        </table:table-row>
        <table:table-row table:style-name="ro1">
          <table:table-cell/>
          <table:table-cell table:formula="of:=[.B44]" office:value-type="float" office:value="10">
            <text:p>10</text:p>
          </table:table-cell>
          <table:table-cell table:formula="of:=LN([.C44])" office:value-type="float" office:value="4.60517018598809">
            <text:p>4.61</text:p>
          </table:table-cell>
          <table:table-cell table:formula="of:=LN([.D44])" office:value-type="float" office:value="2.15994606577667">
            <text:p>2.16</text:p>
          </table:table-cell>
          <table:table-cell table:formula="of:=LN([.E44])" office:value-type="float" office:value="1.78556197101454">
            <text:p>1.79</text:p>
          </table:table-cell>
          <table:table-cell table:formula="of:=LN([.F44])" office:value-type="float" office:value="1.16560716549239">
            <text:p>1.17</text:p>
          </table:table-cell>
          <table:table-cell table:formula="of:=LN([.G44])" office:value-type="float" office:value="0.323061281853349">
            <text:p>0.32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4]/EXP(3))" office:value-type="float" office:value="1.60517018598809">
            <text:p>1.61</text:p>
          </table:table-cell>
          <table:table-cell table:formula="of:=LN([.D34]/EXP(3))" office:value-type="float" office:value="-0.711391120861962">
            <text:p>-0.71</text:p>
          </table:table-cell>
          <table:table-cell table:formula="of:=LN([.E34]/EXP(3))" office:value-type="float" office:value="-0.705054010803238">
            <text:p>-0.71</text:p>
          </table:table-cell>
          <table:table-cell table:formula="of:=LN([.F34]/EXP(3))" office:value-type="float" office:value="-0.706589868535623">
            <text:p>-0.71</text:p>
          </table:table-cell>
          <table:table-cell table:formula="of:=LN([.G34]/EXP(3))" office:value-type="float" office:value="-0.70564770366577">
            <text:p>-0.71</text:p>
          </table:table-cell>
          <table:table-cell table:style-name="ce2" table:formula="of:=LN([.H34]/EXP(3))" office:value-type="float" office:value="-0.705414821158983">
            <text:p>-0.705</text:p>
          </table:table-cell>
          <table:table-cell table:formula="of:=LN([.I34]/EXP(3))" office:value-type="float" office:value="-0.706281095753609">
            <text:p>-0.71</text:p>
          </table:table-cell>
          <table:table-cell table:formula="of:=LN([.J34]/EXP(3))" office:value-type="float" office:value="-0.705778786938119">
            <text:p>-0.71</text:p>
          </table:table-cell>
          <table:table-cell table:formula="of:=LN([.K34]/EXP(3))" office:value-type="float" office:value="-0.705887699956055">
            <text:p>-0.71</text:p>
          </table:table-cell>
          <table:table-cell table:formula="of:=LN([.L34]/EXP(3))" office:value-type="float" office:value="-0.706468769806709">
            <text:p>-0.71</text:p>
          </table:table-cell>
          <table:table-cell table:formula="of:=LN([.M34]/EXP(3))" office:value-type="float" office:value="-0.705754585656055">
            <text:p>-0.71</text:p>
          </table:table-cell>
          <table:table-cell table:formula="of:=LN([.N34]/EXP(3))" office:value-type="float" office:value="-0.705584184876034">
            <text:p>-0.71</text:p>
          </table:table-cell>
          <table:table-cell table:formula="of:=LN([.O34]/EXP(3))" office:value-type="float" office:value="-0.707230926879246">
            <text:p>-0.71</text:p>
          </table:table-cell>
          <table:table-cell table:formula="of:=LN([.P34]/EXP(3))" office:value-type="float" office:value="-0.706920946571115">
            <text:p>-0.71</text:p>
          </table:table-cell>
          <table:table-cell table:formula="of:=LN([.Q34]/EXP(3))" office:value-type="float" office:value="-0.706142885236578">
            <text:p>-0.71</text:p>
          </table:table-cell>
          <table:table-cell table:formula="of:=LN([.R34]/EXP(3))" office:value-type="float" office:value="-0.70735110795895">
            <text:p>-0.71</text:p>
          </table:table-cell>
          <table:table-cell table:formula="of:=LN([.S34]/EXP(3))" office:value-type="float" office:value="-0.707421809459265">
            <text:p>-0.71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table:style-name="ce1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2">
            <text:p>0.20</text:p>
          </table:table-cell>
          <table:table-cell table:style-name="ce1" office:value-type="float" office:value="0.3">
            <text:p>0.30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09">
            <text:p>1.09</text:p>
          </table:table-cell>
          <table:table-cell office:value-type="float" office:value="1.21">
            <text:p>1.21</text:p>
          </table:table-cell>
          <table:table-cell office:value-type="float" office:value="1.31">
            <text:p>1.31</text:p>
          </table:table-cell>
          <table:table-cell office:value-type="float" office:value="1.38">
            <text:p>1.38</text:p>
          </table:table-cell>
          <table:table-cell office:value-type="float" office:value="1.4">
            <text:p>1.40</text:p>
          </table:table-cell>
          <table:table-cell table:style-name="Default" office:value-type="float" office:value="1.43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>
          <table:table-cell>
            <draw:frame table:end-cell-address="'theta0.01'.F92" table:end-x="14.52mm" table:end-y="1.27mm" draw:z-index="2" draw:style-name="gr1" svg:width="127.42mm" svg:height="121.12mm" svg:x="0mm" svg:y="3.48mm">
              <draw:object draw:notify-on-update-of-ranges="'theta0.01'.B1:'theta0.01'.B1 'theta0.01'.C30:'theta0.01'.S30 'theta0.01'.C29:'theta0.01'.S29 'theta0.01'.B32:'theta0.01'.B32 'theta0.01'.C61:'theta0.01'.S61 'theta0.01'.C60:'theta0.01'.S60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float" office:value="25">
            <text:p>25</text:p>
          </table:table-cell>
          <table:table-cell office:value-type="float" office:value="40">
            <text:p>40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210">
            <text:p>210</text:p>
          </table:table-cell>
          <table:table-cell table:style-name="Default" table:formula="of:=[.F69]/[.$G$68]" office:value-type="float" office:value="8.4">
            <text:p>8.4</text:p>
          </table:table-cell>
          <table:table-cell table:formula="of:=[.F69]/[.$H$68]" office:value-type="float" office:value="5.25">
            <text:p>5.25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220">
            <text:p>220</text:p>
          </table:table-cell>
          <table:table-cell table:style-name="Default" table:formula="of:=[.F70]/[.$G$68]" office:value-type="float" office:value="8.8">
            <text:p>8.8</text:p>
          </table:table-cell>
          <table:table-cell table:formula="of:=[.F70]/[.$H$68]" office:value-type="float" office:value="5.5">
            <text:p>5.5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240">
            <text:p>240</text:p>
          </table:table-cell>
          <table:table-cell table:style-name="Default" table:formula="of:=[.F71]/[.$G$68]" office:value-type="float" office:value="9.6">
            <text:p>9.6</text:p>
          </table:table-cell>
          <table:table-cell table:formula="of:=[.F71]/[.$H$68]" office:value-type="float" office:value="6">
            <text:p>6</text:p>
          </table:table-cell>
          <table:table-cell table:style-name="Default" table:number-columns-repeated="11"/>
        </table:table-row>
      </table:table>
      <table:table table:name="theta0.05" table:style-name="ta1" table:print="false">
        <table:table-column table:style-name="co1" table:number-columns-repeated="2" table:default-cell-style-name="Default"/>
        <table:table-column table:style-name="co1" table:number-columns-repeated="17" table:default-cell-style-name="ce1"/>
        <table:table-row table:style-name="ro1">
          <table:table-cell office:value-type="string">
            <text:p>Real</text:p>
          </table:table-cell>
          <table:table-cell office:value-type="string">
            <text:p>nn rep. theta 0.05</text:p>
          </table:table-cell>
          <table:table-cell table:style-name="Default">
            <draw:frame table:end-cell-address="'theta0.05'.Q28" table:end-x="0.53mm" table:end-y="2.46mm" draw:z-index="0" draw:style-name="gr1" svg:width="310.75mm" svg:height="117.28mm" svg:x="5.92mm" svg:y="0mm">
              <draw:object draw:notify-on-update-of-ranges="'theta0.05'.D15:'theta0.05'.D15 'theta0.05'.D16:'theta0.05'.D27 'theta0.05'.B16:'theta0.05'.B27 'theta0.05'.E15:'theta0.05'.E15 'theta0.05'.E16:'theta0.05'.E27 'theta0.05'.B16:'theta0.05'.B27 'theta0.05'.F15:'theta0.05'.F15 'theta0.05'.F16:'theta0.05'.F27 'theta0.05'.B16:'theta0.05'.B27 'theta0.05'.G15:'theta0.05'.G15 'theta0.05'.G16:'theta0.05'.G27 'theta0.05'.B16:'theta0.05'.B27 'theta0.05'.H15:'theta0.05'.H15 'theta0.05'.H16:'theta0.05'.H27 'theta0.05'.B16:'theta0.05'.B27 'theta0.05'.I15:'theta0.05'.I15 'theta0.05'.I16:'theta0.05'.I27 'theta0.05'.B16:'theta0.05'.B27 'theta0.05'.J15:'theta0.05'.J15 'theta0.05'.J16:'theta0.05'.J27 'theta0.05'.B16:'theta0.05'.B27 'theta0.05'.K15:'theta0.05'.K15 'theta0.05'.K16:'theta0.05'.K27 'theta0.05'.B16:'theta0.05'.B27 'theta0.05'.L15:'theta0.05'.L15 'theta0.05'.L16:'theta0.05'.L27 'theta0.05'.B16:'theta0.05'.B27 'theta0.05'.M15:'theta0.05'.M15 'theta0.05'.M16:'theta0.05'.M27 'theta0.05'.B16:'theta0.05'.B27 'theta0.05'.N15:'theta0.05'.N15 'theta0.05'.N16:'theta0.05'.N27 'theta0.05'.B16:'theta0.05'.B27 'theta0.05'.O15:'theta0.05'.O15 'theta0.05'.O16:'theta0.05'.O27 'theta0.05'.B16:'theta0.05'.B27 'theta0.05'.P15:'theta0.05'.P15 'theta0.05'.P16:'theta0.05'.P27 'theta0.05'.B16:'theta0.05'.B27 'theta0.05'.Q15:'theta0.05'.Q15 'theta0.05'.Q16:'theta0.05'.Q27 'theta0.05'.B16:'theta0.05'.B27 'theta0.05'.R15:'theta0.05'.R15 'theta0.05'.R16:'theta0.05'.R27 'theta0.05'.B16:'theta0.05'.B27 'theta0.05'.S15:'theta0.05'.S15 'theta0.05'.S16:'theta0.05'.S27 'theta0.05'.B16:'theta0.05'.B2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 table:number-columns-repeated="16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table:style-name="Default" office:value-type="string">
            <text:p>k0</text:p>
          </table:table-cell>
          <table:table-cell table:style-name="Default" office:value-type="string">
            <text:p>k1</text:p>
          </table:table-cell>
          <table:table-cell table:style-name="Default" office:value-type="string">
            <text:p>k2</text:p>
          </table:table-cell>
          <table:table-cell table:style-name="Default" office:value-type="string">
            <text:p>k3</text:p>
          </table:table-cell>
          <table:table-cell table:style-name="Default" office:value-type="string">
            <text:p>k4</text:p>
          </table:table-cell>
          <table:table-cell table:style-name="Default" office:value-type="string">
            <text:p>k5</text:p>
          </table:table-cell>
          <table:table-cell table:style-name="Default" office:value-type="string">
            <text:p>k6</text:p>
          </table:table-cell>
          <table:table-cell table:style-name="Default" office:value-type="string">
            <text:p>k7</text:p>
          </table:table-cell>
          <table:table-cell table:style-name="Default" office:value-type="string">
            <text:p>k8</text:p>
          </table:table-cell>
          <table:table-cell table:style-name="Default" office:value-type="string">
            <text:p>k9</text:p>
          </table:table-cell>
          <table:table-cell table:style-name="Default" office:value-type="string">
            <text:p>k10</text:p>
          </table:table-cell>
          <table:table-cell table:style-name="Default" office:value-type="string">
            <text:p>k11</text:p>
          </table:table-cell>
          <table:table-cell table:style-name="Default" office:value-type="string">
            <text:p>k12</text:p>
          </table:table-cell>
          <table:table-cell table:style-name="Default" office:value-type="string">
            <text:p>k13</text:p>
          </table:table-cell>
          <table:table-cell table:style-name="Default" office:value-type="string">
            <text:p>k14</text:p>
          </table:table-cell>
          <table:table-cell table:style-name="Default" office:value-type="string">
            <text:p>k15</text:p>
          </table:table-cell>
          <table:table-cell table:style-name="Default"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4.64222">
            <text:p>44.64</text:p>
          </table:table-cell>
          <table:table-cell table:style-name="Default" office:value-type="float" office:value="45.02251">
            <text:p>45.02</text:p>
          </table:table-cell>
          <table:table-cell table:style-name="Default" office:value-type="float" office:value="45.08901">
            <text:p>45.09</text:p>
          </table:table-cell>
          <table:table-cell table:style-name="Default" office:value-type="float" office:value="45.40298">
            <text:p>45.4</text:p>
          </table:table-cell>
          <table:table-cell table:style-name="Default" office:value-type="float" office:value="45.77502">
            <text:p>45.78</text:p>
          </table:table-cell>
          <table:table-cell table:style-name="Default" office:value-type="float" office:value="46.16042">
            <text:p>46.16</text:p>
          </table:table-cell>
          <table:table-cell table:style-name="Default" office:value-type="float" office:value="46.63405">
            <text:p>46.63</text:p>
          </table:table-cell>
          <table:table-cell table:style-name="Default" office:value-type="float" office:value="47.17218">
            <text:p>47.17</text:p>
          </table:table-cell>
          <table:table-cell table:style-name="Default" office:value-type="float" office:value="47.68996">
            <text:p>47.69</text:p>
          </table:table-cell>
          <table:table-cell table:style-name="Default" office:value-type="float" office:value="48.11689">
            <text:p>48.12</text:p>
          </table:table-cell>
          <table:table-cell table:style-name="Default" office:value-type="float" office:value="48.66">
            <text:p>48.66</text:p>
          </table:table-cell>
          <table:table-cell table:style-name="Default" office:value-type="float" office:value="49.12289">
            <text:p>49.12</text:p>
          </table:table-cell>
          <table:table-cell table:style-name="Default" office:value-type="float" office:value="49.35984">
            <text:p>49.36</text:p>
          </table:table-cell>
          <table:table-cell table:style-name="Default" office:value-type="float" office:value="49.63392">
            <text:p>49.63</text:p>
          </table:table-cell>
          <table:table-cell table:style-name="Default" office:value-type="float" office:value="49.76806">
            <text:p>49.77</text:p>
          </table:table-cell>
          <table:table-cell table:style-name="Default" office:value-type="float" office:value="49.87949">
            <text:p>49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4.03849">
            <text:p>44.04</text:p>
          </table:table-cell>
          <table:table-cell table:style-name="Default" office:value-type="float" office:value="42.69235">
            <text:p>42.69</text:p>
          </table:table-cell>
          <table:table-cell table:style-name="Default" office:value-type="float" office:value="40.06101">
            <text:p>40.06</text:p>
          </table:table-cell>
          <table:table-cell table:style-name="Default" office:value-type="float" office:value="37.03944">
            <text:p>37.04</text:p>
          </table:table-cell>
          <table:table-cell table:style-name="Default" office:value-type="float" office:value="33.69796">
            <text:p>33.7</text:p>
          </table:table-cell>
          <table:table-cell table:style-name="Default" office:value-type="float" office:value="30.24753">
            <text:p>30.25</text:p>
          </table:table-cell>
          <table:table-cell table:style-name="Default" office:value-type="float" office:value="26.96485">
            <text:p>26.96</text:p>
          </table:table-cell>
          <table:table-cell table:style-name="Default" office:value-type="float" office:value="24.1248">
            <text:p>24.12</text:p>
          </table:table-cell>
          <table:table-cell table:style-name="Default" office:value-type="float" office:value="21.51502">
            <text:p>21.52</text:p>
          </table:table-cell>
          <table:table-cell table:style-name="Default" office:value-type="float" office:value="19.32673">
            <text:p>19.33</text:p>
          </table:table-cell>
          <table:table-cell table:style-name="Default" office:value-type="float" office:value="17.64329">
            <text:p>17.64</text:p>
          </table:table-cell>
          <table:table-cell table:style-name="Default" office:value-type="float" office:value="16.20496">
            <text:p>16.2</text:p>
          </table:table-cell>
          <table:table-cell table:style-name="Default" office:value-type="float" office:value="15.18635">
            <text:p>15.19</text:p>
          </table:table-cell>
          <table:table-cell table:style-name="Default" office:value-type="float" office:value="14.49484">
            <text:p>14.49</text:p>
          </table:table-cell>
          <table:table-cell table:style-name="Default" office:value-type="float" office:value="14.02763">
            <text:p>14.03</text:p>
          </table:table-cell>
          <table:table-cell table:style-name="Default" office:value-type="float" office:value="13.88857">
            <text:p>13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3.44722">
            <text:p>43.45</text:p>
          </table:table-cell>
          <table:table-cell table:style-name="Default" office:value-type="float" office:value="40.46658">
            <text:p>40.47</text:p>
          </table:table-cell>
          <table:table-cell table:style-name="Default" office:value-type="float" office:value="35.60308">
            <text:p>35.6</text:p>
          </table:table-cell>
          <table:table-cell table:style-name="Default" office:value-type="float" office:value="30.21067">
            <text:p>30.21</text:p>
          </table:table-cell>
          <table:table-cell table:style-name="Default" office:value-type="float" office:value="24.8232">
            <text:p>24.82</text:p>
          </table:table-cell>
          <table:table-cell table:style-name="Default" office:value-type="float" office:value="19.7969">
            <text:p>19.8</text:p>
          </table:table-cell>
          <table:table-cell table:style-name="Default" office:value-type="float" office:value="15.67444">
            <text:p>15.67</text:p>
          </table:table-cell>
          <table:table-cell table:style-name="Default" office:value-type="float" office:value="12.3655">
            <text:p>12.37</text:p>
          </table:table-cell>
          <table:table-cell table:style-name="Default" office:value-type="float" office:value="9.73799">
            <text:p>9.74</text:p>
          </table:table-cell>
          <table:table-cell table:style-name="Default" office:value-type="float" office:value="7.81239">
            <text:p>7.81</text:p>
          </table:table-cell>
          <table:table-cell table:style-name="Default" office:value-type="float" office:value="6.41943">
            <text:p>6.42</text:p>
          </table:table-cell>
          <table:table-cell table:style-name="Default" office:value-type="float" office:value="5.41192">
            <text:p>5.41</text:p>
          </table:table-cell>
          <table:table-cell table:style-name="Default" office:value-type="float" office:value="4.7432">
            <text:p>4.74</text:p>
          </table:table-cell>
          <table:table-cell table:style-name="Default" office:value-type="float" office:value="4.24936">
            <text:p>4.25</text:p>
          </table:table-cell>
          <table:table-cell table:style-name="Default" office:value-type="float" office:value="3.95007">
            <text:p>3.95</text:p>
          </table:table-cell>
          <table:table-cell table:style-name="Default" office:value-type="float" office:value="3.85116">
            <text:p>3.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2.86371">
            <text:p>42.86</text:p>
          </table:table-cell>
          <table:table-cell table:style-name="Default" office:value-type="float" office:value="38.36018">
            <text:p>38.36</text:p>
          </table:table-cell>
          <table:table-cell table:style-name="Default" office:value-type="float" office:value="31.65777">
            <text:p>31.66</text:p>
          </table:table-cell>
          <table:table-cell table:style-name="Default" office:value-type="float" office:value="24.6412">
            <text:p>24.64</text:p>
          </table:table-cell>
          <table:table-cell table:style-name="Default" office:value-type="float" office:value="18.26727">
            <text:p>18.27</text:p>
          </table:table-cell>
          <table:table-cell table:style-name="Default" office:value-type="float" office:value="13.01372">
            <text:p>13.01</text:p>
          </table:table-cell>
          <table:table-cell table:style-name="Default" office:value-type="float" office:value="9.07372">
            <text:p>9.07</text:p>
          </table:table-cell>
          <table:table-cell table:style-name="Default" office:value-type="float" office:value="6.35286">
            <text:p>6.35</text:p>
          </table:table-cell>
          <table:table-cell table:style-name="Default" office:value-type="float" office:value="4.37115">
            <text:p>4.37</text:p>
          </table:table-cell>
          <table:table-cell table:style-name="Default" office:value-type="float" office:value="3.16478">
            <text:p>3.16</text:p>
          </table:table-cell>
          <table:table-cell table:style-name="Default" office:value-type="float" office:value="2.38429">
            <text:p>2.38</text:p>
          </table:table-cell>
          <table:table-cell table:style-name="Default" office:value-type="float" office:value="1.83495">
            <text:p>1.83</text:p>
          </table:table-cell>
          <table:table-cell table:style-name="Default" office:value-type="float" office:value="1.4878">
            <text:p>1.49</text:p>
          </table:table-cell>
          <table:table-cell table:style-name="Default" office:value-type="float" office:value="1.21082">
            <text:p>1.21</text:p>
          </table:table-cell>
          <table:table-cell table:style-name="Default" office:value-type="float" office:value="1.13516">
            <text:p>1.14</text:p>
          </table:table-cell>
          <table:table-cell table:style-name="Default" office:value-type="float" office:value="1.09498">
            <text:p>1.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2.2738">
            <text:p>42.27</text:p>
          </table:table-cell>
          <table:table-cell table:style-name="Default" office:value-type="float" office:value="36.37396">
            <text:p>36.37</text:p>
          </table:table-cell>
          <table:table-cell table:style-name="Default" office:value-type="float" office:value="28.16211">
            <text:p>28.16</text:p>
          </table:table-cell>
          <table:table-cell table:style-name="Default" office:value-type="float" office:value="20.1131">
            <text:p>20.11</text:p>
          </table:table-cell>
          <table:table-cell table:style-name="Default" office:value-type="float" office:value="13.46131">
            <text:p>13.46</text:p>
          </table:table-cell>
          <table:table-cell table:style-name="Default" office:value-type="float" office:value="8.54909">
            <text:p>8.55</text:p>
          </table:table-cell>
          <table:table-cell table:style-name="Default" office:value-type="float" office:value="5.282">
            <text:p>5.28</text:p>
          </table:table-cell>
          <table:table-cell table:style-name="Default" office:value-type="float" office:value="3.33062">
            <text:p>3.33</text:p>
          </table:table-cell>
          <table:table-cell table:style-name="Default" office:value-type="float" office:value="1.93783">
            <text:p>1.94</text:p>
          </table:table-cell>
          <table:table-cell table:style-name="Default" office:value-type="float" office:value="1.28982">
            <text:p>1.29</text:p>
          </table:table-cell>
          <table:table-cell table:style-name="Default" office:value-type="float" office:value="0.90628">
            <text:p>0.91</text:p>
          </table:table-cell>
          <table:table-cell table:style-name="Default" office:value-type="float" office:value="0.63997">
            <text:p>0.64</text:p>
          </table:table-cell>
          <table:table-cell table:style-name="Default" office:value-type="float" office:value="0.46107">
            <text:p>0.46</text:p>
          </table:table-cell>
          <table:table-cell table:style-name="Default" office:value-type="float" office:value="0.35566">
            <text:p>0.36</text:p>
          </table:table-cell>
          <table:table-cell table:style-name="Default" office:value-type="float" office:value="0.32377">
            <text:p>0.32</text:p>
          </table:table-cell>
          <table:table-cell table:style-name="Default" office:value-type="float" office:value="0.35273">
            <text:p>0.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1.70907">
            <text:p>41.71</text:p>
          </table:table-cell>
          <table:table-cell table:style-name="Default" office:value-type="float" office:value="34.49516">
            <text:p>34.5</text:p>
          </table:table-cell>
          <table:table-cell table:style-name="Default" office:value-type="float" office:value="25.05183">
            <text:p>25.05</text:p>
          </table:table-cell>
          <table:table-cell table:style-name="Default" office:value-type="float" office:value="16.38804">
            <text:p>16.39</text:p>
          </table:table-cell>
          <table:table-cell table:style-name="Default" office:value-type="float" office:value="9.90633">
            <text:p>9.91</text:p>
          </table:table-cell>
          <table:table-cell table:style-name="Default" office:value-type="float" office:value="5.60888">
            <text:p>5.61</text:p>
          </table:table-cell>
          <table:table-cell table:style-name="Default" office:value-type="float" office:value="3.05126">
            <text:p>3.05</text:p>
          </table:table-cell>
          <table:table-cell table:style-name="Default" office:value-type="float" office:value="1.69911">
            <text:p>1.7</text:p>
          </table:table-cell>
          <table:table-cell table:style-name="Default" office:value-type="float" office:value="0.87993">
            <text:p>0.88</text:p>
          </table:table-cell>
          <table:table-cell table:style-name="Default" office:value-type="float" office:value="0.50644">
            <text:p>0.51</text:p>
          </table:table-cell>
          <table:table-cell table:style-name="Default" office:value-type="float" office:value="0.34583">
            <text:p>0.35</text:p>
          </table:table-cell>
          <table:table-cell table:style-name="Default" office:value-type="float" office:value="0.19403">
            <text:p>0.19</text:p>
          </table:table-cell>
          <table:table-cell table:style-name="Default" office:value-type="float" office:value="0.10789">
            <text:p>0.11</text:p>
          </table:table-cell>
          <table:table-cell table:style-name="Default" office:value-type="float" office:value="0.1234">
            <text:p>0.12</text:p>
          </table:table-cell>
          <table:table-cell table:style-name="Default" office:value-type="float" office:value="0.10156">
            <text:p>0.1</text:p>
          </table:table-cell>
          <table:table-cell table:style-name="Default" office:value-type="float" office:value="0.03281">
            <text:p>0.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1.1472">
            <text:p>41.15</text:p>
          </table:table-cell>
          <table:table-cell table:style-name="Default" office:value-type="float" office:value="32.70545">
            <text:p>32.71</text:p>
          </table:table-cell>
          <table:table-cell table:style-name="Default" office:value-type="float" office:value="22.27188">
            <text:p>22.27</text:p>
          </table:table-cell>
          <table:table-cell table:style-name="Default" office:value-type="float" office:value="13.39711">
            <text:p>13.4</text:p>
          </table:table-cell>
          <table:table-cell table:style-name="Default" office:value-type="float" office:value="7.29462">
            <text:p>7.29</text:p>
          </table:table-cell>
          <table:table-cell table:style-name="Default" office:value-type="float" office:value="3.67274">
            <text:p>3.67</text:p>
          </table:table-cell>
          <table:table-cell table:style-name="Default" office:value-type="float" office:value="1.76801">
            <text:p>1.77</text:p>
          </table:table-cell>
          <table:table-cell table:style-name="Default" office:value-type="float" office:value="0.90897">
            <text:p>0.91</text:p>
          </table:table-cell>
          <table:table-cell table:style-name="Default" office:value-type="float" office:value="0.41149">
            <text:p>0.41</text:p>
          </table:table-cell>
          <table:table-cell table:style-name="Default" office:value-type="float" office:value="0.22972">
            <text:p>0.23</text:p>
          </table:table-cell>
          <table:table-cell table:style-name="Default" office:value-type="float" office:value="0.13347">
            <text:p>0.13</text:p>
          </table:table-cell>
          <table:table-cell table:style-name="Default" office:value-type="float" office:value="0.09402">
            <text:p>0.09</text:p>
          </table:table-cell>
          <table:table-cell table:style-name="Default" office:value-type="float" office:value="0.04043">
            <text:p>0.04</text:p>
          </table:table-cell>
          <table:table-cell table:style-name="Default" office:value-type="float" office:value="0.05326">
            <text:p>0.05</text:p>
          </table:table-cell>
          <table:table-cell table:style-name="Default" office:value-type="float" office:value="0.01111">
            <text:p>0.01</text:p>
          </table:table-cell>
          <table:table-cell table:style-name="Default" office:value-type="float" office:value="-0.0141">
            <text:p>-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0.58603">
            <text:p>40.59</text:p>
          </table:table-cell>
          <table:table-cell table:style-name="Default" office:value-type="float" office:value="31.01094">
            <text:p>31.01</text:p>
          </table:table-cell>
          <table:table-cell table:style-name="Default" office:value-type="float" office:value="19.78624">
            <text:p>19.79</text:p>
          </table:table-cell>
          <table:table-cell table:style-name="Default" office:value-type="float" office:value="10.94432">
            <text:p>10.94</text:p>
          </table:table-cell>
          <table:table-cell table:style-name="Default" office:value-type="float" office:value="5.36226">
            <text:p>5.36</text:p>
          </table:table-cell>
          <table:table-cell table:style-name="Default" office:value-type="float" office:value="2.40674">
            <text:p>2.41</text:p>
          </table:table-cell>
          <table:table-cell table:style-name="Default" office:value-type="float" office:value="1.01991">
            <text:p>1.02</text:p>
          </table:table-cell>
          <table:table-cell table:style-name="Default" office:value-type="float" office:value="0.44454">
            <text:p>0.44</text:p>
          </table:table-cell>
          <table:table-cell table:style-name="Default" office:value-type="float" office:value="0.14191">
            <text:p>0.14</text:p>
          </table:table-cell>
          <table:table-cell table:style-name="Default" office:value-type="float" office:value="0.02316">
            <text:p>0.02</text:p>
          </table:table-cell>
          <table:table-cell table:style-name="Default" office:value-type="float" office:value="0.01303">
            <text:p>0.01</text:p>
          </table:table-cell>
          <table:table-cell table:style-name="Default" office:value-type="float" office:value="0.01105">
            <text:p>0.01</text:p>
          </table:table-cell>
          <table:table-cell table:style-name="Default" office:value-type="float" office:value="0.00675">
            <text:p>0.01</text:p>
          </table:table-cell>
          <table:table-cell table:style-name="Default" office:value-type="float" office:value="-0.03171">
            <text:p>-0.03</text:p>
          </table:table-cell>
          <table:table-cell table:style-name="Default" office:value-type="float" office:value="-0.03171">
            <text:p>-0.03</text:p>
          </table:table-cell>
          <table:table-cell table:style-name="Default" office:value-type="float" office:value="0.03518">
            <text:p>0.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40.04015">
            <text:p>40.04</text:p>
          </table:table-cell>
          <table:table-cell table:style-name="Default" office:value-type="float" office:value="29.3959">
            <text:p>29.4</text:p>
          </table:table-cell>
          <table:table-cell table:style-name="Default" office:value-type="float" office:value="17.58595">
            <text:p>17.59</text:p>
          </table:table-cell>
          <table:table-cell table:style-name="Default" office:value-type="float" office:value="8.94925">
            <text:p>8.95</text:p>
          </table:table-cell>
          <table:table-cell table:style-name="Default" office:value-type="float" office:value="3.94125">
            <text:p>3.94</text:p>
          </table:table-cell>
          <table:table-cell table:style-name="Default" office:value-type="float" office:value="1.54964">
            <text:p>1.55</text:p>
          </table:table-cell>
          <table:table-cell table:style-name="Default" office:value-type="float" office:value="0.60142">
            <text:p>0.6</text:p>
          </table:table-cell>
          <table:table-cell table:style-name="Default" office:value-type="float" office:value="0.19566">
            <text:p>0.2</text:p>
          </table:table-cell>
          <table:table-cell table:style-name="Default" office:value-type="float" office:value="0.04147">
            <text:p>0.04</text:p>
          </table:table-cell>
          <table:table-cell table:style-name="Default" office:value-type="float" office:value="0.02038">
            <text:p>0.02</text:p>
          </table:table-cell>
          <table:table-cell table:style-name="Default" office:value-type="float" office:value="0.01361">
            <text:p>0.01</text:p>
          </table:table-cell>
          <table:table-cell table:style-name="Default" office:value-type="float" office:value="-0.01152">
            <text:p>-0.01</text:p>
          </table:table-cell>
          <table:table-cell table:style-name="Default" office:value-type="float" office:value="-0.00977">
            <text:p>-0.01</text:p>
          </table:table-cell>
          <table:table-cell table:style-name="Default" office:value-type="float" office:value="0.02205">
            <text:p>0.02</text:p>
          </table:table-cell>
          <table:table-cell table:style-name="Default" office:value-type="float" office:value="-0.0212">
            <text:p>-0.02</text:p>
          </table:table-cell>
          <table:table-cell table:style-name="Default" office:value-type="float" office:value="0.00403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39.50153">
            <text:p>39.5</text:p>
          </table:table-cell>
          <table:table-cell table:style-name="Default" office:value-type="float" office:value="27.86881">
            <text:p>27.87</text:p>
          </table:table-cell>
          <table:table-cell table:style-name="Default" office:value-type="float" office:value="15.6303">
            <text:p>15.63</text:p>
          </table:table-cell>
          <table:table-cell table:style-name="Default" office:value-type="float" office:value="7.31076">
            <text:p>7.31</text:p>
          </table:table-cell>
          <table:table-cell table:style-name="Default" office:value-type="float" office:value="2.93937">
            <text:p>2.94</text:p>
          </table:table-cell>
          <table:table-cell table:style-name="Default" office:value-type="float" office:value="1.0193">
            <text:p>1.02</text:p>
          </table:table-cell>
          <table:table-cell table:style-name="Default" office:value-type="float" office:value="0.35927">
            <text:p>0.36</text:p>
          </table:table-cell>
          <table:table-cell table:style-name="Default" office:value-type="float" office:value="0.11964">
            <text:p>0.12</text:p>
          </table:table-cell>
          <table:table-cell table:style-name="Default" office:value-type="float" office:value="-0.02222">
            <text:p>-0.02</text:p>
          </table:table-cell>
          <table:table-cell table:style-name="Default" office:value-type="float" office:value="0.03459">
            <text:p>0.03</text:p>
          </table:table-cell>
          <table:table-cell table:style-name="Default" office:value-type="float" office:value="0.02529">
            <text:p>0.03</text:p>
          </table:table-cell>
          <table:table-cell table:style-name="Default" office:value-type="float" office:value="0.00383">
            <text:p>0</text:p>
          </table:table-cell>
          <table:table-cell table:style-name="Default" office:value-type="float" office:value="0.0372">
            <text:p>0.04</text:p>
          </table:table-cell>
          <table:table-cell table:style-name="Default" office:value-type="float" office:value="-0.00336">
            <text:p>0</text:p>
          </table:table-cell>
          <table:table-cell table:style-name="Default" office:value-type="float" office:value="-0.03646">
            <text:p>-0.04</text:p>
          </table:table-cell>
          <table:table-cell table:style-name="Default" office:value-type="float" office:value="0.07654">
            <text:p>0.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2601">
            <text:p>2601</text:p>
          </table:table-cell>
          <table:table-cell table:style-name="Default" office:value-type="float" office:value="38.96698">
            <text:p>38.97</text:p>
          </table:table-cell>
          <table:table-cell table:style-name="Default" office:value-type="float" office:value="26.40663">
            <text:p>26.41</text:p>
          </table:table-cell>
          <table:table-cell table:style-name="Default" office:value-type="float" office:value="13.90383">
            <text:p>13.9</text:p>
          </table:table-cell>
          <table:table-cell table:style-name="Default" office:value-type="float" office:value="5.95646">
            <text:p>5.96</text:p>
          </table:table-cell>
          <table:table-cell table:style-name="Default" office:value-type="float" office:value="2.17748">
            <text:p>2.18</text:p>
          </table:table-cell>
          <table:table-cell table:style-name="Default" office:value-type="float" office:value="0.6729">
            <text:p>0.67</text:p>
          </table:table-cell>
          <table:table-cell table:style-name="Default" office:value-type="float" office:value="0.18022">
            <text:p>0.18</text:p>
          </table:table-cell>
          <table:table-cell table:style-name="Default" office:value-type="float" office:value="0.11719">
            <text:p>0.12</text:p>
          </table:table-cell>
          <table:table-cell table:style-name="Default" office:value-type="float" office:value="0.00442">
            <text:p>0</text:p>
          </table:table-cell>
          <table:table-cell table:style-name="Default" office:value-type="float" office:value="0.03401">
            <text:p>0.03</text:p>
          </table:table-cell>
          <table:table-cell table:style-name="Default" office:value-type="float" office:value="0.01797">
            <text:p>0.02</text:p>
          </table:table-cell>
          <table:table-cell table:style-name="Default" office:value-type="float" office:value="0.02324">
            <text:p>0.02</text:p>
          </table:table-cell>
          <table:table-cell table:style-name="Default" office:value-type="float" office:value="0.03385">
            <text:p>0.03</text:p>
          </table:table-cell>
          <table:table-cell table:style-name="Default" office:value-type="float" office:value="-0.05092">
            <text:p>-0.05</text:p>
          </table:table-cell>
          <table:table-cell table:style-name="Default" office:value-type="float" office:value="-0.01868">
            <text:p>-0.02</text:p>
          </table:table-cell>
          <table:table-cell table:style-name="Default" office:value-type="float" office:value="0.03583">
            <text:p>0.0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2]" office:value-type="string" office:string-value="k0">
            <text:p>k0</text:p>
          </table:table-cell>
          <table:table-cell table:formula="of:=[.D2]" office:value-type="string" office:string-value="k1">
            <text:p>k1</text:p>
          </table:table-cell>
          <table:table-cell table:formula="of:=[.E2]" office:value-type="string" office:string-value="k2">
            <text:p>k2</text:p>
          </table:table-cell>
          <table:table-cell table:formula="of:=[.F2]" office:value-type="string" office:string-value="k3">
            <text:p>k3</text:p>
          </table:table-cell>
          <table:table-cell table:formula="of:=[.G2]" office:value-type="string" office:string-value="k4">
            <text:p>k4</text:p>
          </table:table-cell>
          <table:table-cell table:formula="of:=[.H2]" office:value-type="string" office:string-value="k5">
            <text:p>k5</text:p>
          </table:table-cell>
          <table:table-cell table:formula="of:=[.I2]" office:value-type="string" office:string-value="k6">
            <text:p>k6</text:p>
          </table:table-cell>
          <table:table-cell table:formula="of:=[.J2]" office:value-type="string" office:string-value="k7">
            <text:p>k7</text:p>
          </table:table-cell>
          <table:table-cell table:formula="of:=[.K2]" office:value-type="string" office:string-value="k8">
            <text:p>k8</text:p>
          </table:table-cell>
          <table:table-cell table:formula="of:=[.L2]" office:value-type="string" office:string-value="k9">
            <text:p>k9</text:p>
          </table:table-cell>
          <table:table-cell table:formula="of:=[.M2]" office:value-type="string" office:string-value="k10">
            <text:p>k10</text:p>
          </table:table-cell>
          <table:table-cell table:formula="of:=[.N2]" office:value-type="string" office:string-value="k11">
            <text:p>k11</text:p>
          </table:table-cell>
          <table:table-cell table:formula="of:=[.O2]" office:value-type="string" office:string-value="k12">
            <text:p>k12</text:p>
          </table:table-cell>
          <table:table-cell table:formula="of:=[.P2]" office:value-type="string" office:string-value="k13">
            <text:p>k13</text:p>
          </table:table-cell>
          <table:table-cell table:formula="of:=[.Q2]" office:value-type="string" office:string-value="k14">
            <text:p>k14</text:p>
          </table:table-cell>
          <table:table-cell table:formula="of:=[.R2]" office:value-type="string" office:string-value="k15">
            <text:p>k15</text:p>
          </table:table-cell>
          <table:table-cell table:formula="of:=[.S2]" office:value-type="string" office:string-value="k16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7.86365126544865">
            <text:p>7.86</text:p>
          </table:table-cell>
          <table:table-cell table:formula="of:=LN([.D3])" office:value-type="float" office:value="3.7986800480193">
            <text:p>3.80</text:p>
          </table:table-cell>
          <table:table-cell table:formula="of:=LN([.E3])" office:value-type="float" office:value="3.80716258692311">
            <text:p>3.81</text:p>
          </table:table-cell>
          <table:table-cell table:formula="of:=LN([.F3])" office:value-type="float" office:value="3.80863853610413">
            <text:p>3.81</text:p>
          </table:table-cell>
          <table:table-cell table:formula="of:=LN([.G3])" office:value-type="float" office:value="3.81557774165969">
            <text:p>3.82</text:p>
          </table:table-cell>
          <table:table-cell table:formula="of:=LN([.H3])" office:value-type="float" office:value="3.82373852748019">
            <text:p>3.82</text:p>
          </table:table-cell>
          <table:table-cell table:formula="of:=LN([.I3])" office:value-type="float" office:value="3.83212272094528">
            <text:p>3.83</text:p>
          </table:table-cell>
          <table:table-cell table:formula="of:=LN([.J3])" office:value-type="float" office:value="3.84233096100532">
            <text:p>3.84</text:p>
          </table:table-cell>
          <table:table-cell table:formula="of:=LN([.K3])" office:value-type="float" office:value="3.85380431204339">
            <text:p>3.85</text:p>
          </table:table-cell>
          <table:table-cell table:formula="of:=LN([.L3])" office:value-type="float" office:value="3.86472089355952">
            <text:p>3.86</text:p>
          </table:table-cell>
          <table:table-cell table:formula="of:=LN([.M3])" office:value-type="float" office:value="3.87363325892643">
            <text:p>3.87</text:p>
          </table:table-cell>
          <table:table-cell table:formula="of:=LN([.N3])" office:value-type="float" office:value="3.88485733735538">
            <text:p>3.88</text:p>
          </table:table-cell>
          <table:table-cell table:formula="of:=LN([.O3])" office:value-type="float" office:value="3.89432511761303">
            <text:p>3.89</text:p>
          </table:table-cell>
          <table:table-cell table:formula="of:=LN([.P3])" office:value-type="float" office:value="3.89913713810079">
            <text:p>3.90</text:p>
          </table:table-cell>
          <table:table-cell table:formula="of:=LN([.Q3])" office:value-type="float" office:value="3.90467447096543">
            <text:p>3.90</text:p>
          </table:table-cell>
          <table:table-cell table:formula="of:=LN([.R3])" office:value-type="float" office:value="3.90737341280595">
            <text:p>3.91</text:p>
          </table:table-cell>
          <table:table-cell table:formula="of:=LN([.S3])" office:value-type="float" office:value="3.90960989622067">
            <text:p>3.91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7.86365126544865">
            <text:p>7.86</text:p>
          </table:table-cell>
          <table:table-cell table:formula="of:=LN([.D4])" office:value-type="float" office:value="3.78506402425486">
            <text:p>3.79</text:p>
          </table:table-cell>
          <table:table-cell table:formula="of:=LN([.E4])" office:value-type="float" office:value="3.7540197472754">
            <text:p>3.75</text:p>
          </table:table-cell>
          <table:table-cell table:formula="of:=LN([.F4])" office:value-type="float" office:value="3.69040354210158">
            <text:p>3.69</text:p>
          </table:table-cell>
          <table:table-cell table:formula="of:=LN([.G4])" office:value-type="float" office:value="3.61198329087319">
            <text:p>3.61</text:p>
          </table:table-cell>
          <table:table-cell table:formula="of:=LN([.H4])" office:value-type="float" office:value="3.51743730140142">
            <text:p>3.52</text:p>
          </table:table-cell>
          <table:table-cell table:formula="of:=LN([.I4])" office:value-type="float" office:value="3.40941452825051">
            <text:p>3.41</text:p>
          </table:table-cell>
          <table:table-cell table:formula="of:=LN([.J4])" office:value-type="float" office:value="3.29453416600717">
            <text:p>3.29</text:p>
          </table:table-cell>
          <table:table-cell table:formula="of:=LN([.K4])" office:value-type="float" office:value="3.18324035703525">
            <text:p>3.18</text:p>
          </table:table-cell>
          <table:table-cell table:formula="of:=LN([.L4])" office:value-type="float" office:value="3.06875129587414">
            <text:p>3.07</text:p>
            <draw:frame table:end-cell-address="'theta0.05'.O33" table:end-x="12.91mm" table:end-y="2.74mm" draw:z-index="2" draw:style-name="gr1" svg:width="79.84mm" svg:height="69.89mm" svg:x="0.81mm" svg:y="0.89mm">
              <draw:object draw:notify-on-update-of-ranges="'theta0.05'.B32:'theta0.05'.B32 'theta0.05'.C61:'theta0.05'.S61 'theta0.05'.C60:'theta0.05'.S60 'theta0.05'.B1:'theta0.05'.B1 'theta0.05'.C30:'theta0.05'.S30 'theta0.05'.C29:'theta0.05'.S2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formula="of:=LN([.M4])" office:value-type="float" office:value="2.9614891118121">
            <text:p>2.96</text:p>
          </table:table-cell>
          <table:table-cell table:formula="of:=LN([.N4])" office:value-type="float" office:value="2.87035554112471">
            <text:p>2.87</text:p>
          </table:table-cell>
          <table:table-cell table:formula="of:=LN([.O4])" office:value-type="float" office:value="2.78531736821651">
            <text:p>2.79</text:p>
          </table:table-cell>
          <table:table-cell table:formula="of:=LN([.P4])" office:value-type="float" office:value="2.72039699806924">
            <text:p>2.72</text:p>
          </table:table-cell>
          <table:table-cell table:formula="of:=LN([.Q4])" office:value-type="float" office:value="2.67379272402363">
            <text:p>2.67</text:p>
          </table:table-cell>
          <table:table-cell table:formula="of:=LN([.R4])" office:value-type="float" office:value="2.64102895611029">
            <text:p>2.64</text:p>
          </table:table-cell>
          <table:table-cell table:formula="of:=LN([.S4])" office:value-type="float" office:value="2.6310661997025">
            <text:p>2.63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7.86365126544865">
            <text:p>7.86</text:p>
          </table:table-cell>
          <table:table-cell table:formula="of:=LN([.D5])" office:value-type="float" office:value="3.77154686807646">
            <text:p>3.77</text:p>
          </table:table-cell>
          <table:table-cell table:formula="of:=LN([.E5])" office:value-type="float" office:value="3.7004764482746">
            <text:p>3.70</text:p>
          </table:table-cell>
          <table:table-cell table:formula="of:=LN([.F5])" office:value-type="float" office:value="3.57243215096955">
            <text:p>3.57</text:p>
          </table:table-cell>
          <table:table-cell table:formula="of:=LN([.G5])" office:value-type="float" office:value="3.40819517323938">
            <text:p>3.41</text:p>
          </table:table-cell>
          <table:table-cell table:formula="of:=LN([.H5])" office:value-type="float" office:value="3.21177869974957">
            <text:p>3.21</text:p>
          </table:table-cell>
          <table:table-cell table:formula="of:=LN([.I5])" office:value-type="float" office:value="2.98552535978624">
            <text:p>2.99</text:p>
          </table:table-cell>
          <table:table-cell table:formula="of:=LN([.J5])" office:value-type="float" office:value="2.75203136020298">
            <text:p>2.75</text:p>
          </table:table-cell>
          <table:table-cell table:formula="of:=LN([.K5])" office:value-type="float" office:value="2.51491033687238">
            <text:p>2.51</text:p>
          </table:table-cell>
          <table:table-cell table:formula="of:=LN([.L5])" office:value-type="float" office:value="2.27603473085507">
            <text:p>2.28</text:p>
          </table:table-cell>
          <table:table-cell table:formula="of:=LN([.M5])" office:value-type="float" office:value="2.0557109349634">
            <text:p>2.06</text:p>
          </table:table-cell>
          <table:table-cell table:formula="of:=LN([.N5])" office:value-type="float" office:value="1.85932932871352">
            <text:p>1.86</text:p>
          </table:table-cell>
          <table:table-cell table:formula="of:=LN([.O5])" office:value-type="float" office:value="1.68860392823329">
            <text:p>1.69</text:p>
          </table:table-cell>
          <table:table-cell table:formula="of:=LN([.P5])" office:value-type="float" office:value="1.55671201341102">
            <text:p>1.56</text:p>
          </table:table-cell>
          <table:table-cell table:formula="of:=LN([.Q5])" office:value-type="float" office:value="1.44676838336148">
            <text:p>1.45</text:p>
          </table:table-cell>
          <table:table-cell table:formula="of:=LN([.R5])" office:value-type="float" office:value="1.37373330027499">
            <text:p>1.37</text:p>
          </table:table-cell>
          <table:table-cell table:formula="of:=LN([.S5])" office:value-type="float" office:value="1.34837440161965">
            <text:p>1.35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7.86365126544865">
            <text:p>7.86</text:p>
          </table:table-cell>
          <table:table-cell table:formula="of:=LN([.D6])" office:value-type="float" office:value="3.75802554719519">
            <text:p>3.76</text:p>
          </table:table-cell>
          <table:table-cell table:formula="of:=LN([.E6])" office:value-type="float" office:value="3.64701994239213">
            <text:p>3.65</text:p>
          </table:table-cell>
          <table:table-cell table:formula="of:=LN([.F6])" office:value-type="float" office:value="3.4549836160909">
            <text:p>3.45</text:p>
          </table:table-cell>
          <table:table-cell table:formula="of:=LN([.G6])" office:value-type="float" office:value="3.20441983877815">
            <text:p>3.20</text:p>
          </table:table-cell>
          <table:table-cell table:formula="of:=LN([.H6])" office:value-type="float" office:value="2.90511093393749">
            <text:p>2.91</text:p>
          </table:table-cell>
          <table:table-cell table:formula="of:=LN([.I6])" office:value-type="float" office:value="2.56600418555011">
            <text:p>2.57</text:p>
          </table:table-cell>
          <table:table-cell table:formula="of:=LN([.J6])" office:value-type="float" office:value="2.20538232337092">
            <text:p>2.21</text:p>
          </table:table-cell>
          <table:table-cell table:formula="of:=LN([.K6])" office:value-type="float" office:value="1.84890510520859">
            <text:p>1.85</text:p>
          </table:table-cell>
          <table:table-cell table:formula="of:=LN([.L6])" office:value-type="float" office:value="1.47502613238227">
            <text:p>1.48</text:p>
          </table:table-cell>
          <table:table-cell table:formula="of:=LN([.M6])" office:value-type="float" office:value="1.15208354291163">
            <text:p>1.15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7.86365126544865">
            <text:p>7.86</text:p>
          </table:table-cell>
          <table:table-cell table:formula="of:=LN([.D7])" office:value-type="float" office:value="3.7441675088111">
            <text:p>3.74</text:p>
          </table:table-cell>
          <table:table-cell table:formula="of:=LN([.E7])" office:value-type="float" office:value="3.59385313401763">
            <text:p>3.59</text:p>
          </table:table-cell>
          <table:table-cell table:formula="of:=LN([.F7])" office:value-type="float" office:value="3.33797745746008">
            <text:p>3.34</text:p>
          </table:table-cell>
          <table:table-cell table:formula="of:=LN([.G7])" office:value-type="float" office:value="3.00137134406744">
            <text:p>3.00</text:p>
          </table:table-cell>
          <table:table-cell table:formula="of:=LN([.H7])" office:value-type="float" office:value="2.59981964488939">
            <text:p>2.60</text:p>
          </table:table-cell>
          <table:table-cell table:formula="of:=LN([.I7])" office:value-type="float" office:value="2.14582484453576">
            <text:p>2.15</text:p>
          </table:table-cell>
          <table:table-cell table:formula="of:=LN([.J7])" office:value-type="float" office:value="1.66430481387494">
            <text:p>1.66</text:p>
          </table:table-cell>
          <table:table-cell table:formula="of:=LN([.K7])" office:value-type="float" office:value="1.20315847284804">
            <text:p>1.20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7.86365126544865">
            <text:p>7.86</text:p>
          </table:table-cell>
          <table:table-cell table:formula="of:=LN([.D8])" office:value-type="float" office:value="3.73071861114896">
            <text:p>3.73</text:p>
          </table:table-cell>
          <table:table-cell table:formula="of:=LN([.E8])" office:value-type="float" office:value="3.5408190243407">
            <text:p>3.54</text:p>
          </table:table-cell>
          <table:table-cell table:formula="of:=LN([.F8])" office:value-type="float" office:value="3.22094687875478">
            <text:p>3.22</text:p>
          </table:table-cell>
          <table:table-cell table:formula="of:=LN([.G8])" office:value-type="float" office:value="2.79655180049199">
            <text:p>2.80</text:p>
          </table:table-cell>
          <table:table-cell table:formula="of:=LN([.H8])" office:value-type="float" office:value="2.29317394675472">
            <text:p>2.29</text:p>
          </table:table-cell>
          <table:table-cell table:formula="of:=LN([.I8])" office:value-type="float" office:value="1.72435105610943">
            <text:p>1.72</text:p>
          </table:table-cell>
          <table:table-cell table:formula="of:=LN([.J8])" office:value-type="float" office:value="1.11555462006501">
            <text:p>1.12</text:p>
          </table:table-cell>
          <table:table-cell table:number-columns-repeated="9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7.86365126544865">
            <text:p>7.86</text:p>
          </table:table-cell>
          <table:table-cell table:formula="of:=LN([.D9])" office:value-type="float" office:value="3.71715588106559">
            <text:p>3.72</text:p>
          </table:table-cell>
          <table:table-cell table:formula="of:=LN([.E9])" office:value-type="float" office:value="3.48754173068253">
            <text:p>3.49</text:p>
          </table:table-cell>
          <table:table-cell table:formula="of:=LN([.F9])" office:value-type="float" office:value="3.10332489620646">
            <text:p>3.10</text:p>
          </table:table-cell>
          <table:table-cell table:formula="of:=LN([.G9])" office:value-type="float" office:value="2.5950390120546">
            <text:p>2.60</text:p>
          </table:table-cell>
          <table:table-cell table:formula="of:=LN([.H9])" office:value-type="float" office:value="1.98713709014507">
            <text:p>1.99</text:p>
          </table:table-cell>
          <table:table-cell table:formula="of:=LN([.I9])" office:value-type="float" office:value="1.30093797750926">
            <text:p>1.30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7.86365126544865">
            <text:p>7.86</text:p>
          </table:table-cell>
          <table:table-cell table:formula="of:=LN([.D10])" office:value-type="float" office:value="3.70342391872565">
            <text:p>3.70</text:p>
          </table:table-cell>
          <table:table-cell table:formula="of:=LN([.E10])" office:value-type="float" office:value="3.43434004545526">
            <text:p>3.43</text:p>
          </table:table-cell>
          <table:table-cell table:formula="of:=LN([.F10])" office:value-type="float" office:value="2.9849867466162">
            <text:p>2.98</text:p>
          </table:table-cell>
          <table:table-cell table:formula="of:=LN([.G10])" office:value-type="float" office:value="2.3928206002188">
            <text:p>2.39</text:p>
          </table:table-cell>
          <table:table-cell table:formula="of:=LN([.H10])" office:value-type="float" office:value="1.67938552800783">
            <text:p>1.68</text:p>
          </table:table-cell>
          <table:table-cell table:formula="of:=LN([.I10])" office:value-type="float" office:value="0.878273134686524">
            <text:p>0.88</text:p>
          </table:table-cell>
          <table:table-cell table:number-columns-repeated="10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7.86365126544865">
            <text:p>7.86</text:p>
          </table:table-cell>
          <table:table-cell table:formula="of:=LN([.D11])" office:value-type="float" office:value="3.68988270069375">
            <text:p>3.69</text:p>
          </table:table-cell>
          <table:table-cell table:formula="of:=LN([.E11])" office:value-type="float" office:value="3.38085520883746">
            <text:p>3.38</text:p>
          </table:table-cell>
          <table:table-cell table:formula="of:=LN([.F11])" office:value-type="float" office:value="2.86710028778206">
            <text:p>2.87</text:p>
          </table:table-cell>
          <table:table-cell table:formula="of:=LN([.G11])" office:value-type="float" office:value="2.19156972989276">
            <text:p>2.19</text:p>
          </table:table-cell>
          <table:table-cell table:formula="of:=LN([.H11])" office:value-type="float" office:value="1.37149793187713">
            <text:p>1.37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7.86365126544865">
            <text:p>7.86</text:p>
          </table:table-cell>
          <table:table-cell table:formula="of:=LN([.D12])" office:value-type="float" office:value="3.67633940533414">
            <text:p>3.68</text:p>
          </table:table-cell>
          <table:table-cell table:formula="of:=LN([.E12])" office:value-type="float" office:value="3.32750814234042">
            <text:p>3.33</text:p>
          </table:table-cell>
          <table:table-cell table:formula="of:=LN([.F12])" office:value-type="float" office:value="2.74921133810715">
            <text:p>2.75</text:p>
          </table:table-cell>
          <table:table-cell table:formula="of:=LN([.G12])" office:value-type="float" office:value="1.98934723552574">
            <text:p>1.99</text:p>
          </table:table-cell>
          <table:table-cell table:formula="of:=LN([.H12])" office:value-type="float" office:value="1.07819527267384">
            <text:p>1.08</text:p>
          </table:table-cell>
          <table:table-cell table:number-columns-repeated="11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7.86365126544865">
            <text:p>7.86</text:p>
          </table:table-cell>
          <table:table-cell table:formula="of:=LN([.D13])" office:value-type="float" office:value="3.66271462083832">
            <text:p>3.66</text:p>
          </table:table-cell>
          <table:table-cell table:formula="of:=LN([.E13])" office:value-type="float" office:value="3.27361511498645">
            <text:p>3.27</text:p>
          </table:table-cell>
          <table:table-cell table:formula="of:=LN([.F13])" office:value-type="float" office:value="2.63216434175094">
            <text:p>2.63</text:p>
          </table:table-cell>
          <table:table-cell table:formula="of:=LN([.G13])" office:value-type="float" office:value="1.78447634488176">
            <text:p>1.78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]/EXP(3))" office:value-type="float" office:value="4.86365126544865">
            <text:p>4.86</text:p>
          </table:table-cell>
          <table:table-cell table:formula="of:=LN([.D3]/EXP(3))" office:value-type="float" office:value="0.798680048019297">
            <text:p>0.80</text:p>
          </table:table-cell>
          <table:table-cell table:formula="of:=LN([.E3]/EXP(3))" office:value-type="float" office:value="0.807162586923113">
            <text:p>0.81</text:p>
          </table:table-cell>
          <table:table-cell table:formula="of:=LN([.F3]/EXP(3))" office:value-type="float" office:value="0.80863853610413">
            <text:p>0.81</text:p>
          </table:table-cell>
          <table:table-cell table:formula="of:=LN([.G3]/EXP(3))" office:value-type="float" office:value="0.815577741659692">
            <text:p>0.82</text:p>
          </table:table-cell>
          <table:table-cell table:formula="of:=LN([.H3]/EXP(3))" office:value-type="float" office:value="0.823738527480195">
            <text:p>0.82</text:p>
          </table:table-cell>
          <table:table-cell table:formula="of:=LN([.I3]/EXP(3))" office:value-type="float" office:value="0.832122720945279">
            <text:p>0.83</text:p>
          </table:table-cell>
          <table:table-cell table:formula="of:=LN([.J3]/EXP(3))" office:value-type="float" office:value="0.842330961005323">
            <text:p>0.84</text:p>
          </table:table-cell>
          <table:table-cell table:formula="of:=LN([.K3]/EXP(3))" office:value-type="float" office:value="0.853804312043389">
            <text:p>0.85</text:p>
          </table:table-cell>
          <table:table-cell table:formula="of:=LN([.L3]/EXP(3))" office:value-type="float" office:value="0.864720893559519">
            <text:p>0.86</text:p>
          </table:table-cell>
          <table:table-cell table:formula="of:=LN([.M3]/EXP(3))" office:value-type="float" office:value="0.873633258926426">
            <text:p>0.87</text:p>
          </table:table-cell>
          <table:table-cell table:formula="of:=LN([.N3]/EXP(3))" office:value-type="float" office:value="0.884857337355376">
            <text:p>0.88</text:p>
          </table:table-cell>
          <table:table-cell table:formula="of:=LN([.O3]/EXP(3))" office:value-type="float" office:value="0.894325117613032">
            <text:p>0.89</text:p>
          </table:table-cell>
          <table:table-cell table:formula="of:=LN([.P3]/EXP(3))" office:value-type="float" office:value="0.899137138100793">
            <text:p>0.90</text:p>
          </table:table-cell>
          <table:table-cell table:formula="of:=LN([.Q3]/EXP(3))" office:value-type="float" office:value="0.90467447096543">
            <text:p>0.90</text:p>
          </table:table-cell>
          <table:table-cell table:formula="of:=LN([.R3]/EXP(3))" office:value-type="float" office:value="0.907373412805948">
            <text:p>0.91</text:p>
          </table:table-cell>
          <table:table-cell table:formula="of:=LN([.S3]/EXP(3))" office:value-type="float" office:value="0.909609896220671">
            <text:p>0.91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2">
            <text:p>0.20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  <table:table-cell office:value-type="float" office:value="1.1">
            <text:p>1.10</text:p>
          </table:table-cell>
          <table:table-cell office:value-type="float" office:value="1.17">
            <text:p>1.17</text:p>
          </table:table-cell>
          <table:table-cell office:value-type="float" office:value="1.23">
            <text:p>1.23</text:p>
          </table:table-cell>
          <table:table-cell office:value-type="float" office:value="1.27">
            <text:p>1.27</text:p>
          </table:table-cell>
          <table:table-cell office:value-type="float" office:value="1.28">
            <text:p>1.2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al</text:p>
          </table:table-cell>
          <table:table-cell office:value-type="string">
            <text:p>no int. theta 0.05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2703.77062">
            <text:p>2703.77</text:p>
          </table:table-cell>
          <table:table-cell table:style-name="Default" office:value-type="float" office:value="49.6039">
            <text:p>49.6</text:p>
          </table:table-cell>
          <table:table-cell table:style-name="Default" office:value-type="float" office:value="49.48609">
            <text:p>49.49</text:p>
          </table:table-cell>
          <table:table-cell table:style-name="Default" office:value-type="float" office:value="49.38395">
            <text:p>49.38</text:p>
          </table:table-cell>
          <table:table-cell table:style-name="Default" office:value-type="float" office:value="49.40792">
            <text:p>49.41</text:p>
          </table:table-cell>
          <table:table-cell table:style-name="Default" office:value-type="float" office:value="49.40611">
            <text:p>49.41</text:p>
          </table:table-cell>
          <table:table-cell table:style-name="Default" office:value-type="float" office:value="49.41687">
            <text:p>49.42</text:p>
          </table:table-cell>
          <table:table-cell table:style-name="Default" office:value-type="float" office:value="49.52548">
            <text:p>49.53</text:p>
          </table:table-cell>
          <table:table-cell table:style-name="Default" office:value-type="float" office:value="49.38289">
            <text:p>49.38</text:p>
          </table:table-cell>
          <table:table-cell table:style-name="Default" office:value-type="float" office:value="49.3677">
            <text:p>49.37</text:p>
          </table:table-cell>
          <table:table-cell table:style-name="Default" office:value-type="float" office:value="49.32608">
            <text:p>49.33</text:p>
          </table:table-cell>
          <table:table-cell table:style-name="Default" office:value-type="float" office:value="49.47214">
            <text:p>49.47</text:p>
          </table:table-cell>
          <table:table-cell table:style-name="Default" office:value-type="float" office:value="49.38471">
            <text:p>49.38</text:p>
          </table:table-cell>
          <table:table-cell table:style-name="Default" office:value-type="float" office:value="49.50129">
            <text:p>49.5</text:p>
          </table:table-cell>
          <table:table-cell table:style-name="Default" office:value-type="float" office:value="49.4271">
            <text:p>49.43</text:p>
          </table:table-cell>
          <table:table-cell table:style-name="Default" office:value-type="float" office:value="49.33839">
            <text:p>49.34</text:p>
          </table:table-cell>
          <table:table-cell table:style-name="Default" office:value-type="float" office:value="49.32556">
            <text:p>49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8.99518">
            <text:p>49</text:p>
          </table:table-cell>
          <table:table-cell table:style-name="Default" office:value-type="float" office:value="47.06176">
            <text:p>47.06</text:p>
          </table:table-cell>
          <table:table-cell table:style-name="Default" office:value-type="float" office:value="44.22156">
            <text:p>44.22</text:p>
          </table:table-cell>
          <table:table-cell table:style-name="Default" office:value-type="float" office:value="40.78799">
            <text:p>40.79</text:p>
          </table:table-cell>
          <table:table-cell table:style-name="Default" office:value-type="float" office:value="36.94001">
            <text:p>36.94</text:p>
          </table:table-cell>
          <table:table-cell table:style-name="Default" office:value-type="float" office:value="32.99105">
            <text:p>32.99</text:p>
          </table:table-cell>
          <table:table-cell table:style-name="Default" office:value-type="float" office:value="29.26546">
            <text:p>29.27</text:p>
          </table:table-cell>
          <table:table-cell table:style-name="Default" office:value-type="float" office:value="25.75469">
            <text:p>25.75</text:p>
          </table:table-cell>
          <table:table-cell table:style-name="Default" office:value-type="float" office:value="22.63334">
            <text:p>22.63</text:p>
          </table:table-cell>
          <table:table-cell table:style-name="Default" office:value-type="float" office:value="19.98165">
            <text:p>19.98</text:p>
          </table:table-cell>
          <table:table-cell table:style-name="Default" office:value-type="float" office:value="17.94118">
            <text:p>17.94</text:p>
          </table:table-cell>
          <table:table-cell table:style-name="Default" office:value-type="float" office:value="16.2462">
            <text:p>16.25</text:p>
          </table:table-cell>
          <table:table-cell table:style-name="Default" office:value-type="float" office:value="15.09727">
            <text:p>15.1</text:p>
          </table:table-cell>
          <table:table-cell table:style-name="Default" office:value-type="float" office:value="14.1361">
            <text:p>14.14</text:p>
          </table:table-cell>
          <table:table-cell table:style-name="Default" office:value-type="float" office:value="13.59127">
            <text:p>13.59</text:p>
          </table:table-cell>
          <table:table-cell table:style-name="Default" office:value-type="float" office:value="13.50157">
            <text:p>13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8.37426">
            <text:p>48.37</text:p>
          </table:table-cell>
          <table:table-cell table:style-name="Default" office:value-type="float" office:value="44.78099">
            <text:p>44.78</text:p>
          </table:table-cell>
          <table:table-cell table:style-name="Default" office:value-type="float" office:value="39.61988">
            <text:p>39.62</text:p>
          </table:table-cell>
          <table:table-cell table:style-name="Default" office:value-type="float" office:value="33.7265">
            <text:p>33.73</text:p>
          </table:table-cell>
          <table:table-cell table:style-name="Default" office:value-type="float" office:value="27.69549">
            <text:p>27.7</text:p>
          </table:table-cell>
          <table:table-cell table:style-name="Default" office:value-type="float" office:value="22.17006">
            <text:p>22.17</text:p>
          </table:table-cell>
          <table:table-cell table:style-name="Default" office:value-type="float" office:value="17.42151">
            <text:p>17.42</text:p>
          </table:table-cell>
          <table:table-cell table:style-name="Default" office:value-type="float" office:value="13.63243">
            <text:p>13.63</text:p>
          </table:table-cell>
          <table:table-cell table:style-name="Default" office:value-type="float" office:value="10.66257">
            <text:p>10.66</text:p>
          </table:table-cell>
          <table:table-cell table:style-name="Default" office:value-type="float" office:value="8.39766">
            <text:p>8.4</text:p>
          </table:table-cell>
          <table:table-cell table:style-name="Default" office:value-type="float" office:value="6.90685">
            <text:p>6.91</text:p>
          </table:table-cell>
          <table:table-cell table:style-name="Default" office:value-type="float" office:value="5.74192">
            <text:p>5.74</text:p>
          </table:table-cell>
          <table:table-cell table:style-name="Default" office:value-type="float" office:value="5.06063">
            <text:p>5.06</text:p>
          </table:table-cell>
          <table:table-cell table:style-name="Default" office:value-type="float" office:value="4.56125">
            <text:p>4.56</text:p>
          </table:table-cell>
          <table:table-cell table:style-name="Default" office:value-type="float" office:value="4.16371">
            <text:p>4.16</text:p>
          </table:table-cell>
          <table:table-cell table:style-name="Default" office:value-type="float" office:value="4.17884">
            <text:p>4.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7.77174">
            <text:p>47.77</text:p>
          </table:table-cell>
          <table:table-cell table:style-name="Default" office:value-type="float" office:value="42.59739">
            <text:p>42.6</text:p>
          </table:table-cell>
          <table:table-cell table:style-name="Default" office:value-type="float" office:value="35.51744">
            <text:p>35.52</text:p>
          </table:table-cell>
          <table:table-cell table:style-name="Default" office:value-type="float" office:value="27.90455">
            <text:p>27.9</text:p>
          </table:table-cell>
          <table:table-cell table:style-name="Default" office:value-type="float" office:value="20.8236">
            <text:p>20.82</text:p>
          </table:table-cell>
          <table:table-cell table:style-name="Default" office:value-type="float" office:value="15.00997">
            <text:p>15.01</text:p>
          </table:table-cell>
          <table:table-cell table:style-name="Default" office:value-type="float" office:value="10.5524">
            <text:p>10.55</text:p>
          </table:table-cell>
          <table:table-cell table:style-name="Default" office:value-type="float" office:value="7.359">
            <text:p>7.36</text:p>
          </table:table-cell>
          <table:table-cell table:style-name="Default" office:value-type="float" office:value="5.27326">
            <text:p>5.27</text:p>
          </table:table-cell>
          <table:table-cell table:style-name="Default" office:value-type="float" office:value="3.86662">
            <text:p>3.87</text:p>
          </table:table-cell>
          <table:table-cell table:style-name="Default" office:value-type="float" office:value="2.99303">
            <text:p>2.99</text:p>
          </table:table-cell>
          <table:table-cell table:style-name="Default" office:value-type="float" office:value="2.46508">
            <text:p>2.47</text:p>
          </table:table-cell>
          <table:table-cell table:style-name="Default" office:value-type="float" office:value="2.12333">
            <text:p>2.12</text:p>
          </table:table-cell>
          <table:table-cell table:style-name="Default" office:value-type="float" office:value="1.90672">
            <text:p>1.91</text:p>
          </table:table-cell>
          <table:table-cell table:style-name="Default" office:value-type="float" office:value="1.7023">
            <text:p>1.7</text:p>
          </table:table-cell>
          <table:table-cell table:style-name="Default" office:value-type="float" office:value="1.81997">
            <text:p>1.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7.18605">
            <text:p>47.19</text:p>
          </table:table-cell>
          <table:table-cell table:style-name="Default" office:value-type="float" office:value="40.53717">
            <text:p>40.54</text:p>
          </table:table-cell>
          <table:table-cell table:style-name="Default" office:value-type="float" office:value="31.85265">
            <text:p>31.85</text:p>
          </table:table-cell>
          <table:table-cell table:style-name="Default" office:value-type="float" office:value="23.1012">
            <text:p>23.1</text:p>
          </table:table-cell>
          <table:table-cell table:style-name="Default" office:value-type="float" office:value="15.74443">
            <text:p>15.74</text:p>
          </table:table-cell>
          <table:table-cell table:style-name="Default" office:value-type="float" office:value="10.22521">
            <text:p>10.23</text:p>
          </table:table-cell>
          <table:table-cell table:style-name="Default" office:value-type="float" office:value="6.5774">
            <text:p>6.58</text:p>
          </table:table-cell>
          <table:table-cell table:style-name="Default" office:value-type="float" office:value="4.2572">
            <text:p>4.26</text:p>
          </table:table-cell>
          <table:table-cell table:style-name="Default" office:value-type="float" office:value="2.83576">
            <text:p>2.84</text:p>
          </table:table-cell>
          <table:table-cell table:style-name="Default" office:value-type="float" office:value="2.06936">
            <text:p>2.07</text:p>
          </table:table-cell>
          <table:table-cell table:style-name="Default" office:value-type="float" office:value="1.66166">
            <text:p>1.66</text:p>
          </table:table-cell>
          <table:table-cell table:style-name="Default" office:value-type="float" office:value="1.39998">
            <text:p>1.4</text:p>
          </table:table-cell>
          <table:table-cell table:style-name="Default" office:value-type="float" office:value="1.25013">
            <text:p>1.25</text:p>
          </table:table-cell>
          <table:table-cell table:style-name="Default" office:value-type="float" office:value="1.23658">
            <text:p>1.24</text:p>
          </table:table-cell>
          <table:table-cell table:style-name="Default" office:value-type="float" office:value="1.07664">
            <text:p>1.08</text:p>
          </table:table-cell>
          <table:table-cell table:style-name="Default" office:value-type="float" office:value="1.07802">
            <text:p>1.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6.59549">
            <text:p>46.6</text:p>
          </table:table-cell>
          <table:table-cell table:style-name="Default" office:value-type="float" office:value="38.57784">
            <text:p>38.58</text:p>
          </table:table-cell>
          <table:table-cell table:style-name="Default" office:value-type="float" office:value="28.54681">
            <text:p>28.55</text:p>
          </table:table-cell>
          <table:table-cell table:style-name="Default" office:value-type="float" office:value="19.17421">
            <text:p>19.17</text:p>
          </table:table-cell>
          <table:table-cell table:style-name="Default" office:value-type="float" office:value="11.90824">
            <text:p>11.91</text:p>
          </table:table-cell>
          <table:table-cell table:style-name="Default" office:value-type="float" office:value="7.09531">
            <text:p>7.1</text:p>
          </table:table-cell>
          <table:table-cell table:style-name="Default" office:value-type="float" office:value="4.16228">
            <text:p>4.16</text:p>
          </table:table-cell>
          <table:table-cell table:style-name="Default" office:value-type="float" office:value="2.6382">
            <text:p>2.64</text:p>
          </table:table-cell>
          <table:table-cell table:style-name="Default" office:value-type="float" office:value="1.76142">
            <text:p>1.76</text:p>
          </table:table-cell>
          <table:table-cell table:style-name="Default" office:value-type="float" office:value="1.3371">
            <text:p>1.34</text:p>
          </table:table-cell>
          <table:table-cell table:style-name="Default" office:value-type="float" office:value="1.2478">
            <text:p>1.25</text:p>
          </table:table-cell>
          <table:table-cell table:style-name="Default" office:value-type="float" office:value="1.10244">
            <text:p>1.1</text:p>
          </table:table-cell>
          <table:table-cell table:style-name="Default" office:value-type="float" office:value="1.01006">
            <text:p>1.01</text:p>
          </table:table-cell>
          <table:table-cell table:style-name="Default" office:value-type="float" office:value="0.93242">
            <text:p>0.93</text:p>
          </table:table-cell>
          <table:table-cell table:style-name="Default" office:value-type="float" office:value="0.97389">
            <text:p>0.97</text:p>
          </table:table-cell>
          <table:table-cell table:style-name="Default" office:value-type="float" office:value="0.8891">
            <text:p>0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6.02271">
            <text:p>46.02</text:p>
          </table:table-cell>
          <table:table-cell table:style-name="Default" office:value-type="float" office:value="36.71885">
            <text:p>36.72</text:p>
          </table:table-cell>
          <table:table-cell table:style-name="Default" office:value-type="float" office:value="25.61571">
            <text:p>25.62</text:p>
          </table:table-cell>
          <table:table-cell table:style-name="Default" office:value-type="float" office:value="15.92194">
            <text:p>15.92</text:p>
          </table:table-cell>
          <table:table-cell table:style-name="Default" office:value-type="float" office:value="9.0974">
            <text:p>9.1</text:p>
          </table:table-cell>
          <table:table-cell table:style-name="Default" office:value-type="float" office:value="4.95673">
            <text:p>4.96</text:p>
          </table:table-cell>
          <table:table-cell table:style-name="Default" office:value-type="float" office:value="2.82839">
            <text:p>2.83</text:p>
          </table:table-cell>
          <table:table-cell table:style-name="Default" office:value-type="float" office:value="1.75863">
            <text:p>1.76</text:p>
          </table:table-cell>
          <table:table-cell table:style-name="Default" office:value-type="float" office:value="1.27484">
            <text:p>1.27</text:p>
          </table:table-cell>
          <table:table-cell table:style-name="Default" office:value-type="float" office:value="1.11786">
            <text:p>1.12</text:p>
          </table:table-cell>
          <table:table-cell table:style-name="Default" office:value-type="float" office:value="1.05615">
            <text:p>1.06</text:p>
          </table:table-cell>
          <table:table-cell table:style-name="Default" office:value-type="float" office:value="0.91465">
            <text:p>0.91</text:p>
          </table:table-cell>
          <table:table-cell table:style-name="Default" office:value-type="float" office:value="0.91468">
            <text:p>0.91</text:p>
          </table:table-cell>
          <table:table-cell table:style-name="Default" office:value-type="float" office:value="0.88803">
            <text:p>0.89</text:p>
          </table:table-cell>
          <table:table-cell table:style-name="Default" office:value-type="float" office:value="0.95128">
            <text:p>0.95</text:p>
          </table:table-cell>
          <table:table-cell table:style-name="Default" office:value-type="float" office:value="0.88787">
            <text:p>0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5.44763">
            <text:p>45.45</text:p>
          </table:table-cell>
          <table:table-cell table:style-name="Default" office:value-type="float" office:value="34.94855">
            <text:p>34.95</text:p>
          </table:table-cell>
          <table:table-cell table:style-name="Default" office:value-type="float" office:value="22.98372">
            <text:p>22.98</text:p>
          </table:table-cell>
          <table:table-cell table:style-name="Default" office:value-type="float" office:value="13.26071">
            <text:p>13.26</text:p>
          </table:table-cell>
          <table:table-cell table:style-name="Default" office:value-type="float" office:value="6.97486">
            <text:p>6.97</text:p>
          </table:table-cell>
          <table:table-cell table:style-name="Default" office:value-type="float" office:value="3.6043">
            <text:p>3.6</text:p>
          </table:table-cell>
          <table:table-cell table:style-name="Default" office:value-type="float" office:value="1.98949">
            <text:p>1.99</text:p>
          </table:table-cell>
          <table:table-cell table:style-name="Default" office:value-type="float" office:value="1.318">
            <text:p>1.32</text:p>
          </table:table-cell>
          <table:table-cell table:style-name="Default" office:value-type="float" office:value="1.07535">
            <text:p>1.08</text:p>
          </table:table-cell>
          <table:table-cell table:style-name="Default" office:value-type="float" office:value="0.97701">
            <text:p>0.98</text:p>
          </table:table-cell>
          <table:table-cell table:style-name="Default" office:value-type="float" office:value="0.95453">
            <text:p>0.95</text:p>
          </table:table-cell>
          <table:table-cell table:style-name="Default" office:value-type="float" office:value="0.88884">
            <text:p>0.89</text:p>
          </table:table-cell>
          <table:table-cell table:style-name="Default" office:value-type="float" office:value="0.92255">
            <text:p>0.92</text:p>
          </table:table-cell>
          <table:table-cell table:style-name="Default" office:value-type="float" office:value="0.93555">
            <text:p>0.94</text:p>
          </table:table-cell>
          <table:table-cell table:style-name="Default" office:value-type="float" office:value="0.84708">
            <text:p>0.85</text:p>
          </table:table-cell>
          <table:table-cell table:style-name="Default" office:value-type="float" office:value="0.9362">
            <text:p>0.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4.89017">
            <text:p>44.89</text:p>
          </table:table-cell>
          <table:table-cell table:style-name="Default" office:value-type="float" office:value="33.26496">
            <text:p>33.26</text:p>
          </table:table-cell>
          <table:table-cell table:style-name="Default" office:value-type="float" office:value="20.64779">
            <text:p>20.65</text:p>
          </table:table-cell>
          <table:table-cell table:style-name="Default" office:value-type="float" office:value="11.08104">
            <text:p>11.08</text:p>
          </table:table-cell>
          <table:table-cell table:style-name="Default" office:value-type="float" office:value="5.45459">
            <text:p>5.45</text:p>
          </table:table-cell>
          <table:table-cell table:style-name="Default" office:value-type="float" office:value="2.70264">
            <text:p>2.7</text:p>
          </table:table-cell>
          <table:table-cell table:style-name="Default" office:value-type="float" office:value="1.56122">
            <text:p>1.56</text:p>
          </table:table-cell>
          <table:table-cell table:style-name="Default" office:value-type="float" office:value="1.10265">
            <text:p>1.1</text:p>
          </table:table-cell>
          <table:table-cell table:style-name="Default" office:value-type="float" office:value="0.9511">
            <text:p>0.95</text:p>
          </table:table-cell>
          <table:table-cell table:style-name="Default" office:value-type="float" office:value="0.94379">
            <text:p>0.94</text:p>
          </table:table-cell>
          <table:table-cell table:style-name="Default" office:value-type="float" office:value="0.88903">
            <text:p>0.89</text:p>
          </table:table-cell>
          <table:table-cell table:style-name="Default" office:value-type="float" office:value="0.89662">
            <text:p>0.9</text:p>
          </table:table-cell>
          <table:table-cell table:style-name="Default" office:value-type="float" office:value="0.87785">
            <text:p>0.88</text:p>
          </table:table-cell>
          <table:table-cell table:style-name="Default" office:value-type="float" office:value="0.92139">
            <text:p>0.92</text:p>
          </table:table-cell>
          <table:table-cell table:style-name="Default" office:value-type="float" office:value="0.87323">
            <text:p>0.87</text:p>
          </table:table-cell>
          <table:table-cell table:style-name="Default" office:value-type="float" office:value="0.92303">
            <text:p>0.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4.33365">
            <text:p>44.33</text:p>
          </table:table-cell>
          <table:table-cell table:style-name="Default" office:value-type="float" office:value="31.66506">
            <text:p>31.67</text:p>
          </table:table-cell>
          <table:table-cell table:style-name="Default" office:value-type="float" office:value="18.55149">
            <text:p>18.55</text:p>
          </table:table-cell>
          <table:table-cell table:style-name="Default" office:value-type="float" office:value="9.30606">
            <text:p>9.31</text:p>
          </table:table-cell>
          <table:table-cell table:style-name="Default" office:value-type="float" office:value="4.26447">
            <text:p>4.26</text:p>
          </table:table-cell>
          <table:table-cell table:style-name="Default" office:value-type="float" office:value="2.11427">
            <text:p>2.11</text:p>
          </table:table-cell>
          <table:table-cell table:style-name="Default" office:value-type="float" office:value="1.28683">
            <text:p>1.29</text:p>
          </table:table-cell>
          <table:table-cell table:style-name="Default" office:value-type="float" office:value="1.03085">
            <text:p>1.03</text:p>
          </table:table-cell>
          <table:table-cell table:style-name="Default" office:value-type="float" office:value="0.90272">
            <text:p>0.9</text:p>
          </table:table-cell>
          <table:table-cell table:style-name="Default" office:value-type="float" office:value="0.93114">
            <text:p>0.93</text:p>
          </table:table-cell>
          <table:table-cell table:style-name="Default" office:value-type="float" office:value="0.86858">
            <text:p>0.87</text:p>
          </table:table-cell>
          <table:table-cell table:style-name="Default" office:value-type="float" office:value="0.91105">
            <text:p>0.91</text:p>
          </table:table-cell>
          <table:table-cell table:style-name="Default" office:value-type="float" office:value="0.83254">
            <text:p>0.83</text:p>
          </table:table-cell>
          <table:table-cell table:style-name="Default" office:value-type="float" office:value="0.94248">
            <text:p>0.94</text:p>
          </table:table-cell>
          <table:table-cell table:style-name="Default" office:value-type="float" office:value="0.86414">
            <text:p>0.86</text:p>
          </table:table-cell>
          <table:table-cell table:style-name="Default" office:value-type="float" office:value="0.92129">
            <text:p>0.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2703.77067">
            <text:p>2703.77</text:p>
          </table:table-cell>
          <table:table-cell table:style-name="Default" office:value-type="float" office:value="43.78207">
            <text:p>43.78</text:p>
          </table:table-cell>
          <table:table-cell table:style-name="Default" office:value-type="float" office:value="30.16014">
            <text:p>30.16</text:p>
          </table:table-cell>
          <table:table-cell table:style-name="Default" office:value-type="float" office:value="16.67752">
            <text:p>16.68</text:p>
          </table:table-cell>
          <table:table-cell table:style-name="Default" office:value-type="float" office:value="7.7985">
            <text:p>7.8</text:p>
          </table:table-cell>
          <table:table-cell table:style-name="Default" office:value-type="float" office:value="3.3743">
            <text:p>3.37</text:p>
          </table:table-cell>
          <table:table-cell table:style-name="Default" office:value-type="float" office:value="1.73445">
            <text:p>1.73</text:p>
          </table:table-cell>
          <table:table-cell table:style-name="Default" office:value-type="float" office:value="1.11255">
            <text:p>1.11</text:p>
          </table:table-cell>
          <table:table-cell table:style-name="Default" office:value-type="float" office:value="0.97223">
            <text:p>0.97</text:p>
          </table:table-cell>
          <table:table-cell table:style-name="Default" office:value-type="float" office:value="0.90484">
            <text:p>0.9</text:p>
          </table:table-cell>
          <table:table-cell table:style-name="Default" office:value-type="float" office:value="0.8672">
            <text:p>0.87</text:p>
          </table:table-cell>
          <table:table-cell table:style-name="Default" office:value-type="float" office:value="0.92523">
            <text:p>0.93</text:p>
          </table:table-cell>
          <table:table-cell table:style-name="Default" office:value-type="float" office:value="0.9561">
            <text:p>0.96</text:p>
          </table:table-cell>
          <table:table-cell table:style-name="Default" office:value-type="float" office:value="0.88493">
            <text:p>0.88</text:p>
          </table:table-cell>
          <table:table-cell table:style-name="Default" office:value-type="float" office:value="0.89423">
            <text:p>0.89</text:p>
          </table:table-cell>
          <table:table-cell table:style-name="Default" office:value-type="float" office:value="0.83624">
            <text:p>0.84</text:p>
          </table:table-cell>
          <table:table-cell table:style-name="Default" office:value-type="float" office:value="0.86315">
            <text:p>0.8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33]" office:value-type="string" office:string-value="k0">
            <text:p>k0</text:p>
          </table:table-cell>
          <table:table-cell table:formula="of:=[.D33]" office:value-type="string" office:string-value="k1">
            <text:p>k1</text:p>
          </table:table-cell>
          <table:table-cell table:formula="of:=[.E33]" office:value-type="string" office:string-value="k2">
            <text:p>k2</text:p>
          </table:table-cell>
          <table:table-cell table:formula="of:=[.F33]" office:value-type="string" office:string-value="k3">
            <text:p>k3</text:p>
          </table:table-cell>
          <table:table-cell table:formula="of:=[.G33]" office:value-type="string" office:string-value="k4">
            <text:p>k4</text:p>
          </table:table-cell>
          <table:table-cell table:formula="of:=[.H33]" office:value-type="string" office:string-value="k5">
            <text:p>k5</text:p>
          </table:table-cell>
          <table:table-cell table:formula="of:=[.I33]" office:value-type="string" office:string-value="k6">
            <text:p>k6</text:p>
          </table:table-cell>
          <table:table-cell table:formula="of:=[.J33]" office:value-type="string" office:string-value="k7">
            <text:p>k7</text:p>
          </table:table-cell>
          <table:table-cell table:formula="of:=[.K33]" office:value-type="string" office:string-value="k8">
            <text:p>k8</text:p>
          </table:table-cell>
          <table:table-cell table:formula="of:=[.L33]" office:value-type="string" office:string-value="k9">
            <text:p>k9</text:p>
          </table:table-cell>
          <table:table-cell table:formula="of:=[.M33]" office:value-type="string" office:string-value="k10">
            <text:p>k10</text:p>
          </table:table-cell>
          <table:table-cell table:formula="of:=[.N33]" office:value-type="string" office:string-value="k11">
            <text:p>k11</text:p>
          </table:table-cell>
          <table:table-cell table:formula="of:=[.O33]" office:value-type="string" office:string-value="k12">
            <text:p>k12</text:p>
          </table:table-cell>
          <table:table-cell table:formula="of:=[.P33]" office:value-type="string" office:string-value="k13">
            <text:p>k13</text:p>
          </table:table-cell>
          <table:table-cell table:formula="of:=[.Q33]" office:value-type="string" office:string-value="k14">
            <text:p>k14</text:p>
          </table:table-cell>
          <table:table-cell table:formula="of:=[.R33]" office:value-type="string" office:string-value="k15">
            <text:p>k15</text:p>
          </table:table-cell>
          <table:table-cell table:formula="of:=[.S33]" office:value-type="string" office:string-value="k16">
            <text:p>k16</text:p>
          </table:table-cell>
        </table:table-row>
        <table:table-row table:style-name="ro1">
          <table:table-cell/>
          <table:table-cell table:formula="of:=[.B34]" office:value-type="float" office:value="0">
            <text:p>0</text:p>
          </table:table-cell>
          <table:table-cell table:formula="of:=LN([.C34])" office:value-type="float" office:value="7.90240260368294">
            <text:p>7.90</text:p>
          </table:table-cell>
          <table:table-cell table:formula="of:=LN([.D34])" office:value-type="float" office:value="3.90406945967204">
            <text:p>3.90</text:p>
          </table:table-cell>
          <table:table-cell table:formula="of:=LN([.E34])" office:value-type="float" office:value="3.9016916199829">
            <text:p>3.90</text:p>
          </table:table-cell>
          <table:table-cell table:formula="of:=LN([.F34])" office:value-type="float" office:value="3.89962547261741">
            <text:p>3.90</text:p>
          </table:table-cell>
          <table:table-cell table:formula="of:=LN([.G34])" office:value-type="float" office:value="3.90011073523002">
            <text:p>3.90</text:p>
          </table:table-cell>
          <table:table-cell table:formula="of:=LN([.H34])" office:value-type="float" office:value="3.90007410075614">
            <text:p>3.90</text:p>
          </table:table-cell>
          <table:table-cell table:formula="of:=LN([.I34])" office:value-type="float" office:value="3.90029186387242">
            <text:p>3.90</text:p>
          </table:table-cell>
          <table:table-cell table:formula="of:=LN([.J34])" office:value-type="float" office:value="3.90248728461236">
            <text:p>3.90</text:p>
          </table:table-cell>
          <table:table-cell table:formula="of:=LN([.K34])" office:value-type="float" office:value="3.89960400792339">
            <text:p>3.90</text:p>
          </table:table-cell>
          <table:table-cell table:formula="of:=LN([.L34])" office:value-type="float" office:value="3.89929636418941">
            <text:p>3.90</text:p>
          </table:table-cell>
          <table:table-cell table:formula="of:=LN([.M34])" office:value-type="float" office:value="3.89845294725945">
            <text:p>3.90</text:p>
          </table:table-cell>
          <table:table-cell table:formula="of:=LN([.N34])" office:value-type="float" office:value="3.90140968284452">
            <text:p>3.90</text:p>
          </table:table-cell>
          <table:table-cell table:formula="of:=LN([.O34])" office:value-type="float" office:value="3.89964086211444">
            <text:p>3.90</text:p>
          </table:table-cell>
          <table:table-cell table:formula="of:=LN([.P34])" office:value-type="float" office:value="3.90199872984113">
            <text:p>3.90</text:p>
          </table:table-cell>
          <table:table-cell table:formula="of:=LN([.Q34])" office:value-type="float" office:value="3.90049885677318">
            <text:p>3.90</text:p>
          </table:table-cell>
          <table:table-cell table:formula="of:=LN([.R34])" office:value-type="float" office:value="3.89870247984324">
            <text:p>3.90</text:p>
          </table:table-cell>
          <table:table-cell table:formula="of:=LN([.S34])" office:value-type="float" office:value="3.89844240511336">
            <text:p>3.90</text:p>
          </table:table-cell>
        </table:table-row>
        <table:table-row table:style-name="ro1">
          <table:table-cell/>
          <table:table-cell table:formula="of:=[.B35]" office:value-type="float" office:value="1">
            <text:p>1</text:p>
          </table:table-cell>
          <table:table-cell table:formula="of:=LN([.C35])" office:value-type="float" office:value="7.90240262217563">
            <text:p>7.90</text:p>
          </table:table-cell>
          <table:table-cell table:formula="of:=LN([.D35])" office:value-type="float" office:value="3.8917219259253">
            <text:p>3.89</text:p>
          </table:table-cell>
          <table:table-cell table:formula="of:=LN([.E35])" office:value-type="float" office:value="3.85146078166491">
            <text:p>3.85</text:p>
          </table:table-cell>
          <table:table-cell table:formula="of:=LN([.F35])" office:value-type="float" office:value="3.78921245296172">
            <text:p>3.79</text:p>
          </table:table-cell>
          <table:table-cell table:formula="of:=LN([.G35])" office:value-type="float" office:value="3.7083876753318">
            <text:p>3.71</text:p>
          </table:table-cell>
          <table:table-cell table:formula="of:=LN([.H35])" office:value-type="float" office:value="3.60929524548032">
            <text:p>3.61</text:p>
          </table:table-cell>
          <table:table-cell table:formula="of:=LN([.I35])" office:value-type="float" office:value="3.49623631256061">
            <text:p>3.50</text:p>
          </table:table-cell>
          <table:table-cell table:formula="of:=LN([.J35])" office:value-type="float" office:value="3.37640798105464">
            <text:p>3.38</text:p>
          </table:table-cell>
          <table:table-cell table:formula="of:=LN([.K35])" office:value-type="float" office:value="3.24861674644734">
            <text:p>3.25</text:p>
          </table:table-cell>
          <table:table-cell table:formula="of:=LN([.L35])" office:value-type="float" office:value="3.11942404044731">
            <text:p>3.12</text:p>
          </table:table-cell>
          <table:table-cell table:formula="of:=LN([.M35])" office:value-type="float" office:value="2.99481435239324">
            <text:p>2.99</text:p>
          </table:table-cell>
          <table:table-cell table:formula="of:=LN([.N35])" office:value-type="float" office:value="2.88709862927249">
            <text:p>2.89</text:p>
          </table:table-cell>
          <table:table-cell table:formula="of:=LN([.O35])" office:value-type="float" office:value="2.78785903527563">
            <text:p>2.79</text:p>
          </table:table-cell>
          <table:table-cell table:formula="of:=LN([.P35])" office:value-type="float" office:value="2.71451393277356">
            <text:p>2.71</text:p>
          </table:table-cell>
          <table:table-cell table:formula="of:=LN([.Q35])" office:value-type="float" office:value="2.64873180912933">
            <text:p>2.65</text:p>
          </table:table-cell>
          <table:table-cell table:formula="of:=LN([.R35])" office:value-type="float" office:value="2.60942767486373">
            <text:p>2.61</text:p>
          </table:table-cell>
          <table:table-cell table:formula="of:=LN([.S35])" office:value-type="float" office:value="2.60280597497879">
            <text:p>2.60</text:p>
          </table:table-cell>
        </table:table-row>
        <table:table-row table:style-name="ro1">
          <table:table-cell/>
          <table:table-cell table:formula="of:=[.B36]" office:value-type="float" office:value="2">
            <text:p>2</text:p>
          </table:table-cell>
          <table:table-cell table:formula="of:=LN([.C36])" office:value-type="float" office:value="7.90240262217563">
            <text:p>7.90</text:p>
          </table:table-cell>
          <table:table-cell table:formula="of:=LN([.D36])" office:value-type="float" office:value="3.87896785407532">
            <text:p>3.88</text:p>
          </table:table-cell>
          <table:table-cell table:formula="of:=LN([.E36])" office:value-type="float" office:value="3.80178371901019">
            <text:p>3.80</text:p>
          </table:table-cell>
          <table:table-cell table:formula="of:=LN([.F36])" office:value-type="float" office:value="3.67933101249247">
            <text:p>3.68</text:p>
          </table:table-cell>
          <table:table-cell table:formula="of:=LN([.G36])" office:value-type="float" office:value="3.51828387849539">
            <text:p>3.52</text:p>
          </table:table-cell>
          <table:table-cell table:formula="of:=LN([.H36])" office:value-type="float" office:value="3.32126958405287">
            <text:p>3.32</text:p>
          </table:table-cell>
          <table:table-cell table:formula="of:=LN([.I36])" office:value-type="float" office:value="3.0987427299845">
            <text:p>3.10</text:p>
          </table:table-cell>
          <table:table-cell table:formula="of:=LN([.J36])" office:value-type="float" office:value="2.85770564964243">
            <text:p>2.86</text:p>
          </table:table-cell>
          <table:table-cell table:formula="of:=LN([.K36])" office:value-type="float" office:value="2.61245151301671">
            <text:p>2.61</text:p>
          </table:table-cell>
          <table:table-cell table:formula="of:=LN([.L36])" office:value-type="float" office:value="2.36673947786073">
            <text:p>2.37</text:p>
          </table:table-cell>
          <table:table-cell table:formula="of:=LN([.M36])" office:value-type="float" office:value="2.12795309561247">
            <text:p>2.13</text:p>
          </table:table-cell>
          <table:table-cell table:formula="of:=LN([.N36])" office:value-type="float" office:value="1.93251367277242">
            <text:p>1.93</text:p>
          </table:table-cell>
          <table:table-cell table:formula="of:=LN([.O36])" office:value-type="float" office:value="1.74779364917409">
            <text:p>1.75</text:p>
          </table:table-cell>
          <table:table-cell table:formula="of:=LN([.P36])" office:value-type="float" office:value="1.62149098147801">
            <text:p>1.62</text:p>
          </table:table-cell>
          <table:table-cell table:formula="of:=LN([.Q36])" office:value-type="float" office:value="1.51759670876852">
            <text:p>1.52</text:p>
          </table:table-cell>
          <table:table-cell table:formula="of:=LN([.R36])" office:value-type="float" office:value="1.4264065037549">
            <text:p>1.43</text:p>
          </table:table-cell>
          <table:table-cell table:formula="of:=LN([.S36])" office:value-type="float" office:value="1.43003369606137">
            <text:p>1.43</text:p>
          </table:table-cell>
        </table:table-row>
        <table:table-row table:style-name="ro1">
          <table:table-cell/>
          <table:table-cell table:formula="of:=[.B37]" office:value-type="float" office:value="3">
            <text:p>3</text:p>
          </table:table-cell>
          <table:table-cell table:formula="of:=LN([.C37])" office:value-type="float" office:value="7.90240262217563">
            <text:p>7.90</text:p>
          </table:table-cell>
          <table:table-cell table:formula="of:=LN([.D37])" office:value-type="float" office:value="3.86643425127274">
            <text:p>3.87</text:p>
          </table:table-cell>
          <table:table-cell table:formula="of:=LN([.E37])" office:value-type="float" office:value="3.75179298379275">
            <text:p>3.75</text:p>
          </table:table-cell>
          <table:table-cell table:formula="of:=LN([.F37])" office:value-type="float" office:value="3.57002384345458">
            <text:p>3.57</text:p>
          </table:table-cell>
          <table:table-cell table:formula="of:=LN([.G37])" office:value-type="float" office:value="3.3287897579681">
            <text:p>3.33</text:p>
          </table:table-cell>
          <table:table-cell table:formula="of:=LN([.H37])" office:value-type="float" office:value="3.03608695890232">
            <text:p>3.04</text:p>
          </table:table-cell>
          <table:table-cell table:formula="of:=LN([.I37])" office:value-type="float" office:value="2.70871464697582">
            <text:p>2.71</text:p>
          </table:table-cell>
          <table:table-cell table:formula="of:=LN([.J37])" office:value-type="float" office:value="2.35635332220223">
            <text:p>2.36</text:p>
          </table:table-cell>
          <table:table-cell table:formula="of:=LN([.K37])" office:value-type="float" office:value="1.99592405394446">
            <text:p>2.00</text:p>
          </table:table-cell>
          <table:table-cell table:formula="of:=LN([.L37])" office:value-type="float" office:value="1.66264876712717">
            <text:p>1.66</text:p>
          </table:table-cell>
          <table:table-cell table:formula="of:=LN([.M37])" office:value-type="float" office:value="1.35238074040586">
            <text:p>1.35</text:p>
          </table:table-cell>
          <table:table-cell table:formula="of:=LN([.N37])" office:value-type="float" office:value="1.09628625220823">
            <text:p>1.10</text:p>
          </table:table-cell>
          <table:table-cell table:formula="of:=LN([.O37])" office:value-type="float" office:value="0.902224261329077">
            <text:p>0.90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4">
            <text:p>4</text:p>
          </table:table-cell>
          <table:table-cell table:formula="of:=LN([.C38])" office:value-type="float" office:value="7.90240262217563">
            <text:p>7.90</text:p>
          </table:table-cell>
          <table:table-cell table:formula="of:=LN([.D38])" office:value-type="float" office:value="3.85409829806029">
            <text:p>3.85</text:p>
          </table:table-cell>
          <table:table-cell table:formula="of:=LN([.E38])" office:value-type="float" office:value="3.70221933098976">
            <text:p>3.70</text:p>
          </table:table-cell>
          <table:table-cell table:formula="of:=LN([.F38])" office:value-type="float" office:value="3.46112058106881">
            <text:p>3.46</text:p>
          </table:table-cell>
          <table:table-cell table:formula="of:=LN([.G38])" office:value-type="float" office:value="3.13988456423044">
            <text:p>3.14</text:p>
          </table:table-cell>
          <table:table-cell table:formula="of:=LN([.H38])" office:value-type="float" office:value="2.7564866519288">
            <text:p>2.76</text:p>
          </table:table-cell>
          <table:table-cell table:formula="of:=LN([.I38])" office:value-type="float" office:value="2.32485623961528">
            <text:p>2.32</text:p>
          </table:table-cell>
          <table:table-cell table:formula="of:=LN([.J38])" office:value-type="float" office:value="1.883639530472">
            <text:p>1.88</text:p>
          </table:table-cell>
          <table:table-cell table:formula="of:=LN([.K38])" office:value-type="float" office:value="1.44861166718475">
            <text:p>1.45</text:p>
          </table:table-cell>
          <table:table-cell table:formula="of:=LN([.L38])" office:value-type="float" office:value="1.04230997885475">
            <text:p>1.04</text:p>
          </table:table-cell>
          <table:table-cell table:number-columns-repeated="7"/>
        </table:table-row>
        <table:table-row table:style-name="ro1">
          <table:table-cell/>
          <table:table-cell table:formula="of:=[.B39]" office:value-type="float" office:value="5">
            <text:p>5</text:p>
          </table:table-cell>
          <table:table-cell table:formula="of:=LN([.C39])" office:value-type="float" office:value="7.90240262217563">
            <text:p>7.90</text:p>
          </table:table-cell>
          <table:table-cell table:formula="of:=LN([.D39])" office:value-type="float" office:value="3.84150375533213">
            <text:p>3.84</text:p>
          </table:table-cell>
          <table:table-cell table:formula="of:=LN([.E39])" office:value-type="float" office:value="3.6526780183519">
            <text:p>3.65</text:p>
          </table:table-cell>
          <table:table-cell table:formula="of:=LN([.F39])" office:value-type="float" office:value="3.35154519605898">
            <text:p>3.35</text:p>
          </table:table-cell>
          <table:table-cell table:formula="of:=LN([.G39])" office:value-type="float" office:value="2.95356614692611">
            <text:p>2.95</text:p>
          </table:table-cell>
          <table:table-cell table:formula="of:=LN([.H39])" office:value-type="float" office:value="2.4772305974684">
            <text:p>2.48</text:p>
          </table:table-cell>
          <table:table-cell table:formula="of:=LN([.I39])" office:value-type="float" office:value="1.95943400239887">
            <text:p>1.96</text:p>
          </table:table-cell>
          <table:table-cell table:formula="of:=LN([.J39])" office:value-type="float" office:value="1.42606300105695">
            <text:p>1.43</text:p>
          </table:table-cell>
          <table:table-cell table:formula="of:=LN([.K39])" office:value-type="float" office:value="0.970096866432682">
            <text:p>0.97</text:p>
          </table:table-cell>
          <table:table-cell table:number-columns-repeated="8"/>
        </table:table-row>
        <table:table-row table:style-name="ro1">
          <table:table-cell/>
          <table:table-cell table:formula="of:=[.B40]" office:value-type="float" office:value="6">
            <text:p>6</text:p>
          </table:table-cell>
          <table:table-cell table:formula="of:=LN([.C40])" office:value-type="float" office:value="7.90240262217563">
            <text:p>7.90</text:p>
          </table:table-cell>
          <table:table-cell table:formula="of:=LN([.D40])" office:value-type="float" office:value="3.82913497031367">
            <text:p>3.83</text:p>
          </table:table-cell>
          <table:table-cell table:formula="of:=LN([.E40])" office:value-type="float" office:value="3.60329024717908">
            <text:p>3.60</text:p>
          </table:table-cell>
          <table:table-cell table:formula="of:=LN([.F40])" office:value-type="float" office:value="3.24320583514093">
            <text:p>3.24</text:p>
          </table:table-cell>
          <table:table-cell table:formula="of:=LN([.G40])" office:value-type="float" office:value="2.76769803228848">
            <text:p>2.77</text:p>
          </table:table-cell>
          <table:table-cell table:formula="of:=LN([.H40])" office:value-type="float" office:value="2.20798865841299">
            <text:p>2.21</text:p>
          </table:table-cell>
          <table:table-cell table:formula="of:=LN([.I40])" office:value-type="float" office:value="1.60074624912649">
            <text:p>1.60</text:p>
          </table:table-cell>
          <table:table-cell table:formula="of:=LN([.J40])" office:value-type="float" office:value="1.03970764517389">
            <text:p>1.04</text:p>
          </table:table-cell>
          <table:table-cell table:number-columns-repeated="9"/>
        </table:table-row>
        <table:table-row table:style-name="ro1">
          <table:table-cell/>
          <table:table-cell table:formula="of:=[.B41]" office:value-type="float" office:value="7">
            <text:p>7</text:p>
          </table:table-cell>
          <table:table-cell table:formula="of:=LN([.C41])" office:value-type="float" office:value="7.90240262217563">
            <text:p>7.90</text:p>
          </table:table-cell>
          <table:table-cell table:formula="of:=LN([.D41])" office:value-type="float" office:value="3.81656067404936">
            <text:p>3.82</text:p>
          </table:table-cell>
          <table:table-cell table:formula="of:=LN([.E41])" office:value-type="float" office:value="3.5538769799794">
            <text:p>3.55</text:p>
          </table:table-cell>
          <table:table-cell table:formula="of:=LN([.F41])" office:value-type="float" office:value="3.13478613921503">
            <text:p>3.13</text:p>
          </table:table-cell>
          <table:table-cell table:formula="of:=LN([.G41])" office:value-type="float" office:value="2.58480552781898">
            <text:p>2.58</text:p>
          </table:table-cell>
          <table:table-cell table:formula="of:=LN([.H41])" office:value-type="float" office:value="1.9423122558214">
            <text:p>1.94</text:p>
          </table:table-cell>
          <table:table-cell table:formula="of:=LN([.I41])" office:value-type="float" office:value="1.28212757712527">
            <text:p>1.28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float" office:value="8">
            <text:p>8</text:p>
          </table:table-cell>
          <table:table-cell table:formula="of:=LN([.C42])" office:value-type="float" office:value="7.90240262217563">
            <text:p>7.90</text:p>
          </table:table-cell>
          <table:table-cell table:formula="of:=LN([.D42])" office:value-type="float" office:value="3.80421883982164">
            <text:p>3.80</text:p>
          </table:table-cell>
          <table:table-cell table:formula="of:=LN([.E42])" office:value-type="float" office:value="3.50450459072807">
            <text:p>3.50</text:p>
          </table:table-cell>
          <table:table-cell table:formula="of:=LN([.F42])" office:value-type="float" office:value="3.02760829188803">
            <text:p>3.03</text:p>
          </table:table-cell>
          <table:table-cell table:formula="of:=LN([.G42])" office:value-type="float" office:value="2.40523553973018">
            <text:p>2.41</text:p>
          </table:table-cell>
          <table:table-cell table:formula="of:=LN([.H42])" office:value-type="float" office:value="1.69645745605705">
            <text:p>1.70</text:p>
          </table:table-cell>
          <table:table-cell table:formula="of:=LN([.I42])" office:value-type="float" office:value="0.994229073074743">
            <text:p>0.99</text:p>
          </table:table-cell>
          <table:table-cell table:number-columns-repeated="10"/>
        </table:table-row>
        <table:table-row table:style-name="ro1">
          <table:table-cell/>
          <table:table-cell table:formula="of:=[.B43]" office:value-type="float" office:value="9">
            <text:p>9</text:p>
          </table:table-cell>
          <table:table-cell table:formula="of:=LN([.C43])" office:value-type="float" office:value="7.90240262217563">
            <text:p>7.90</text:p>
          </table:table-cell>
          <table:table-cell table:formula="of:=LN([.D43])" office:value-type="float" office:value="3.79174398238528">
            <text:p>3.79</text:p>
          </table:table-cell>
          <table:table-cell table:formula="of:=LN([.E43])" office:value-type="float" office:value="3.45521386480317">
            <text:p>3.46</text:p>
          </table:table-cell>
          <table:table-cell table:formula="of:=LN([.F43])" office:value-type="float" office:value="2.92055010927782">
            <text:p>2.92</text:p>
          </table:table-cell>
          <table:table-cell table:formula="of:=LN([.G43])" office:value-type="float" office:value="2.23066580085493">
            <text:p>2.23</text:p>
          </table:table-cell>
          <table:table-cell table:formula="of:=LN([.H43])" office:value-type="float" office:value="1.45031790592991">
            <text:p>1.45</text:p>
          </table:table-cell>
          <table:table-cell table:number-columns-repeated="11"/>
        </table:table-row>
        <table:table-row table:style-name="ro1">
          <table:table-cell/>
          <table:table-cell table:formula="of:=[.B44]" office:value-type="float" office:value="10">
            <text:p>10</text:p>
          </table:table-cell>
          <table:table-cell table:formula="of:=LN([.C44])" office:value-type="float" office:value="7.90240262217563">
            <text:p>7.90</text:p>
          </table:table-cell>
          <table:table-cell table:formula="of:=LN([.D44])" office:value-type="float" office:value="3.77922437284083">
            <text:p>3.78</text:p>
          </table:table-cell>
          <table:table-cell table:formula="of:=LN([.E44])" office:value-type="float" office:value="3.4065211850388">
            <text:p>3.41</text:p>
          </table:table-cell>
          <table:table-cell table:formula="of:=LN([.F44])" office:value-type="float" office:value="2.81406170482132">
            <text:p>2.81</text:p>
          </table:table-cell>
          <table:table-cell table:formula="of:=LN([.G44])" office:value-type="float" office:value="2.05393140750974">
            <text:p>2.05</text:p>
          </table:table-cell>
          <table:table-cell table:formula="of:=LN([.H44])" office:value-type="float" office:value="1.21618789540519">
            <text:p>1.2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4]/EXP(3))" office:value-type="float" office:value="4.90240260368294">
            <text:p>4.90</text:p>
          </table:table-cell>
          <table:table-cell table:formula="of:=LN([.D34]/EXP(3))" office:value-type="float" office:value="0.90406945967204">
            <text:p>0.90</text:p>
          </table:table-cell>
          <table:table-cell table:formula="of:=LN([.E34]/EXP(3))" office:value-type="float" office:value="0.901691619982898">
            <text:p>0.90</text:p>
          </table:table-cell>
          <table:table-cell table:formula="of:=LN([.F34]/EXP(3))" office:value-type="float" office:value="0.899625472617406">
            <text:p>0.90</text:p>
          </table:table-cell>
          <table:table-cell table:formula="of:=LN([.G34]/EXP(3))" office:value-type="float" office:value="0.900110735230015">
            <text:p>0.90</text:p>
          </table:table-cell>
          <table:table-cell table:formula="of:=LN([.H34]/EXP(3))" office:value-type="float" office:value="0.900074100756142">
            <text:p>0.90</text:p>
          </table:table-cell>
          <table:table-cell table:formula="of:=LN([.I34]/EXP(3))" office:value-type="float" office:value="0.900291863872423">
            <text:p>0.90</text:p>
          </table:table-cell>
          <table:table-cell table:formula="of:=LN([.J34]/EXP(3))" office:value-type="float" office:value="0.902487284612356">
            <text:p>0.90</text:p>
          </table:table-cell>
          <table:table-cell table:formula="of:=LN([.K34]/EXP(3))" office:value-type="float" office:value="0.899604007923385">
            <text:p>0.90</text:p>
          </table:table-cell>
          <table:table-cell table:formula="of:=LN([.L34]/EXP(3))" office:value-type="float" office:value="0.899296364189412">
            <text:p>0.90</text:p>
          </table:table-cell>
          <table:table-cell table:formula="of:=LN([.M34]/EXP(3))" office:value-type="float" office:value="0.898452947259445">
            <text:p>0.90</text:p>
          </table:table-cell>
          <table:table-cell table:formula="of:=LN([.N34]/EXP(3))" office:value-type="float" office:value="0.901409682844523">
            <text:p>0.90</text:p>
          </table:table-cell>
          <table:table-cell table:formula="of:=LN([.O34]/EXP(3))" office:value-type="float" office:value="0.89964086211444">
            <text:p>0.90</text:p>
          </table:table-cell>
          <table:table-cell table:formula="of:=LN([.P34]/EXP(3))" office:value-type="float" office:value="0.901998729841133">
            <text:p>0.90</text:p>
          </table:table-cell>
          <table:table-cell table:formula="of:=LN([.Q34]/EXP(3))" office:value-type="float" office:value="0.900498856773185">
            <text:p>0.90</text:p>
          </table:table-cell>
          <table:table-cell table:formula="of:=LN([.R34]/EXP(3))" office:value-type="float" office:value="0.898702479843239">
            <text:p>0.90</text:p>
          </table:table-cell>
          <table:table-cell table:formula="of:=LN([.S34]/EXP(3))" office:value-type="float" office:value="0.898442405113364">
            <text:p>0.90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1.14">
            <text:p>1.14</text:p>
          </table:table-cell>
          <table:table-cell office:value-type="float" office:value="1.19">
            <text:p>1.19</text:p>
          </table:table-cell>
          <table:table-cell office:value-type="float" office:value="1.24">
            <text:p>1.24</text:p>
          </table:table-cell>
          <table:table-cell table:style-name="Default" office:value-type="float" office:value="1.23">
            <text:p>1.2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7"/>
        </table:table-row>
        <table:table-row table:style-name="ro1">
          <table:table-cell/>
          <table:table-cell>
            <draw:frame table:end-cell-address="'theta0.05'.S91" table:end-x="16.66mm" table:end-y="1.48mm" draw:z-index="1" draw:style-name="gr1" svg:width="387.44mm" svg:height="112.2mm" svg:x="13.1mm" svg:y="4.1mm">
              <draw:object draw:notify-on-update-of-ranges="'theta0.05'.D46:'theta0.05'.D46 'theta0.05'.D47:'theta0.05'.D57 'theta0.05'.B47:'theta0.05'.B57 'theta0.05'.E46:'theta0.05'.E46 'theta0.05'.E47:'theta0.05'.E57 'theta0.05'.B47:'theta0.05'.B57 'theta0.05'.F46:'theta0.05'.F46 'theta0.05'.F47:'theta0.05'.F57 'theta0.05'.B47:'theta0.05'.B57 'theta0.05'.G46:'theta0.05'.G46 'theta0.05'.G47:'theta0.05'.G57 'theta0.05'.B47:'theta0.05'.B57 'theta0.05'.H46:'theta0.05'.H46 'theta0.05'.H47:'theta0.05'.H57 'theta0.05'.B47:'theta0.05'.B57 'theta0.05'.I46:'theta0.05'.I46 'theta0.05'.I47:'theta0.05'.I57 'theta0.05'.B47:'theta0.05'.B57 'theta0.05'.J46:'theta0.05'.J46 'theta0.05'.J47:'theta0.05'.J57 'theta0.05'.B47:'theta0.05'.B57 'theta0.05'.K46:'theta0.05'.K46 'theta0.05'.K47:'theta0.05'.K57 'theta0.05'.B47:'theta0.05'.B57 'theta0.05'.L46:'theta0.05'.L46 'theta0.05'.L47:'theta0.05'.L57 'theta0.05'.B47:'theta0.05'.B57 'theta0.05'.M46:'theta0.05'.M46 'theta0.05'.M47:'theta0.05'.M57 'theta0.05'.B47:'theta0.05'.B57 'theta0.05'.N46:'theta0.05'.N46 'theta0.05'.N47:'theta0.05'.N57 'theta0.05'.B47:'theta0.05'.B57 'theta0.05'.O46:'theta0.05'.O46 'theta0.05'.O47:'theta0.05'.O57 'theta0.05'.B47:'theta0.05'.B57 'theta0.05'.P46:'theta0.05'.P46 'theta0.05'.P47:'theta0.05'.P57 'theta0.05'.B47:'theta0.05'.B57 'theta0.05'.Q46:'theta0.05'.Q46 'theta0.05'.Q47:'theta0.05'.Q57 'theta0.05'.B47:'theta0.05'.B57 'theta0.05'.R46:'theta0.05'.R46 'theta0.05'.R47:'theta0.05'.R57 'theta0.05'.B47:'theta0.05'.B57 'theta0.05'.S46:'theta0.05'.S46 'theta0.05'.S47:'theta0.05'.S57 'theta0.05'.B47:'theta0.05'.B5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Default" table:number-columns-repeated="17"/>
        </table:table-row>
      </table:table>
      <table:table table:name="theta0.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Real</text:p>
          </table:table-cell>
          <table:table-cell office:value-type="string">
            <text:p>no int. theta 0.1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404">
            <text:p>10404</text:p>
          </table:table-cell>
          <table:table-cell office:value-type="float" office:value="92.01815">
            <text:p>92.02</text:p>
          </table:table-cell>
          <table:table-cell office:value-type="float" office:value="91.76371">
            <text:p>91.76</text:p>
          </table:table-cell>
          <table:table-cell office:value-type="float" office:value="91.95723">
            <text:p>91.96</text:p>
          </table:table-cell>
          <table:table-cell office:value-type="float" office:value="91.8556">
            <text:p>91.86</text:p>
          </table:table-cell>
          <table:table-cell office:value-type="float" office:value="91.78573">
            <text:p>91.79</text:p>
          </table:table-cell>
          <table:table-cell office:value-type="float" office:value="91.92774">
            <text:p>91.93</text:p>
          </table:table-cell>
          <table:table-cell office:value-type="float" office:value="92.03837">
            <text:p>92.04</text:p>
          </table:table-cell>
          <table:table-cell office:value-type="float" office:value="91.82759">
            <text:p>91.83</text:p>
          </table:table-cell>
          <table:table-cell office:value-type="float" office:value="91.90282">
            <text:p>91.9</text:p>
          </table:table-cell>
          <table:table-cell office:value-type="float" office:value="91.78477">
            <text:p>91.78</text:p>
          </table:table-cell>
          <table:table-cell office:value-type="float" office:value="91.97952">
            <text:p>91.98</text:p>
          </table:table-cell>
          <table:table-cell office:value-type="float" office:value="91.98514">
            <text:p>91.99</text:p>
          </table:table-cell>
          <table:table-cell office:value-type="float" office:value="92.07717">
            <text:p>92.08</text:p>
          </table:table-cell>
          <table:table-cell office:value-type="float" office:value="91.80101">
            <text:p>91.8</text:p>
          </table:table-cell>
          <table:table-cell office:value-type="float" office:value="91.89202">
            <text:p>91.89</text:p>
          </table:table-cell>
          <table:table-cell office:value-type="float" office:value="91.81574">
            <text:p>91.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04">
            <text:p>10404</text:p>
          </table:table-cell>
          <table:table-cell office:value-type="float" office:value="90.84567">
            <text:p>90.85</text:p>
          </table:table-cell>
          <table:table-cell office:value-type="float" office:value="87.21278">
            <text:p>87.21</text:p>
          </table:table-cell>
          <table:table-cell office:value-type="float" office:value="82.12418">
            <text:p>82.12</text:p>
          </table:table-cell>
          <table:table-cell office:value-type="float" office:value="75.5157">
            <text:p>75.52</text:p>
          </table:table-cell>
          <table:table-cell office:value-type="float" office:value="68.22028">
            <text:p>68.22</text:p>
          </table:table-cell>
          <table:table-cell office:value-type="float" office:value="60.88901">
            <text:p>60.89</text:p>
          </table:table-cell>
          <table:table-cell office:value-type="float" office:value="53.70363">
            <text:p>53.7</text:p>
          </table:table-cell>
          <table:table-cell office:value-type="float" office:value="47.07953">
            <text:p>47.08</text:p>
          </table:table-cell>
          <table:table-cell office:value-type="float" office:value="41.2773">
            <text:p>41.28</text:p>
          </table:table-cell>
          <table:table-cell office:value-type="float" office:value="36.45241">
            <text:p>36.45</text:p>
          </table:table-cell>
          <table:table-cell office:value-type="float" office:value="32.5213">
            <text:p>32.52</text:p>
          </table:table-cell>
          <table:table-cell office:value-type="float" office:value="29.30131">
            <text:p>29.3</text:p>
          </table:table-cell>
          <table:table-cell office:value-type="float" office:value="26.93549">
            <text:p>26.94</text:p>
          </table:table-cell>
          <table:table-cell office:value-type="float" office:value="25.12097">
            <text:p>25.12</text:p>
          </table:table-cell>
          <table:table-cell office:value-type="float" office:value="24.31085">
            <text:p>24.31</text:p>
          </table:table-cell>
          <table:table-cell office:value-type="float" office:value="24.00707">
            <text:p>24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404">
            <text:p>10404</text:p>
          </table:table-cell>
          <table:table-cell office:value-type="float" office:value="89.68874">
            <text:p>89.69</text:p>
          </table:table-cell>
          <table:table-cell office:value-type="float" office:value="82.87906">
            <text:p>82.88</text:p>
          </table:table-cell>
          <table:table-cell office:value-type="float" office:value="73.39422">
            <text:p>73.39</text:p>
          </table:table-cell>
          <table:table-cell office:value-type="float" office:value="62.12199">
            <text:p>62.12</text:p>
          </table:table-cell>
          <table:table-cell office:value-type="float" office:value="50.66143">
            <text:p>50.66</text:p>
          </table:table-cell>
          <table:table-cell office:value-type="float" office:value="40.26946">
            <text:p>40.27</text:p>
          </table:table-cell>
          <table:table-cell office:value-type="float" office:value="31.22818">
            <text:p>31.23</text:p>
          </table:table-cell>
          <table:table-cell office:value-type="float" office:value="24.05583">
            <text:p>24.06</text:p>
          </table:table-cell>
          <table:table-cell office:value-type="float" office:value="18.59286">
            <text:p>18.59</text:p>
          </table:table-cell>
          <table:table-cell office:value-type="float" office:value="14.44939">
            <text:p>14.45</text:p>
          </table:table-cell>
          <table:table-cell office:value-type="float" office:value="11.42304">
            <text:p>11.42</text:p>
          </table:table-cell>
          <table:table-cell office:value-type="float" office:value="9.31774">
            <text:p>9.32</text:p>
          </table:table-cell>
          <table:table-cell office:value-type="float" office:value="7.83821">
            <text:p>7.84</text:p>
          </table:table-cell>
          <table:table-cell office:value-type="float" office:value="6.87032">
            <text:p>6.87</text:p>
          </table:table-cell>
          <table:table-cell office:value-type="float" office:value="6.49244">
            <text:p>6.49</text:p>
          </table:table-cell>
          <table:table-cell office:value-type="float" office:value="6.38973">
            <text:p>6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404">
            <text:p>10404</text:p>
          </table:table-cell>
          <table:table-cell office:value-type="float" office:value="88.55103">
            <text:p>88.55</text:p>
          </table:table-cell>
          <table:table-cell office:value-type="float" office:value="78.75587">
            <text:p>78.76</text:p>
          </table:table-cell>
          <table:table-cell office:value-type="float" office:value="65.62952">
            <text:p>65.63</text:p>
          </table:table-cell>
          <table:table-cell office:value-type="float" office:value="51.09011">
            <text:p>51.09</text:p>
          </table:table-cell>
          <table:table-cell office:value-type="float" office:value="37.6965">
            <text:p>37.7</text:p>
          </table:table-cell>
          <table:table-cell office:value-type="float" office:value="26.66588">
            <text:p>26.67</text:p>
          </table:table-cell>
          <table:table-cell office:value-type="float" office:value="18.23167">
            <text:p>18.23</text:p>
          </table:table-cell>
          <table:table-cell office:value-type="float" office:value="12.38953">
            <text:p>12.39</text:p>
          </table:table-cell>
          <table:table-cell office:value-type="float" office:value="8.404">
            <text:p>8.4</text:p>
          </table:table-cell>
          <table:table-cell office:value-type="float" office:value="5.70524">
            <text:p>5.71</text:p>
          </table:table-cell>
          <table:table-cell office:value-type="float" office:value="3.86415">
            <text:p>3.86</text:p>
          </table:table-cell>
          <table:table-cell office:value-type="float" office:value="2.95969">
            <text:p>2.96</text:p>
          </table:table-cell>
          <table:table-cell office:value-type="float" office:value="2.21834">
            <text:p>2.22</text:p>
          </table:table-cell>
          <table:table-cell office:value-type="float" office:value="1.90875">
            <text:p>1.91</text:p>
          </table:table-cell>
          <table:table-cell office:value-type="float" office:value="1.63646">
            <text:p>1.64</text:p>
          </table:table-cell>
          <table:table-cell office:value-type="float" office:value="1.58856">
            <text:p>1.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404">
            <text:p>10404</text:p>
          </table:table-cell>
          <table:table-cell office:value-type="float" office:value="87.42078">
            <text:p>87.42</text:p>
          </table:table-cell>
          <table:table-cell office:value-type="float" office:value="74.90388">
            <text:p>74.9</text:p>
          </table:table-cell>
          <table:table-cell office:value-type="float" office:value="58.69166">
            <text:p>58.69</text:p>
          </table:table-cell>
          <table:table-cell office:value-type="float" office:value="41.99901">
            <text:p>42</text:p>
          </table:table-cell>
          <table:table-cell office:value-type="float" office:value="28.00389">
            <text:p>28</text:p>
          </table:table-cell>
          <table:table-cell office:value-type="float" office:value="17.62276">
            <text:p>17.62</text:p>
          </table:table-cell>
          <table:table-cell office:value-type="float" office:value="10.66328">
            <text:p>10.66</text:p>
          </table:table-cell>
          <table:table-cell office:value-type="float" office:value="6.46989">
            <text:p>6.47</text:p>
          </table:table-cell>
          <table:table-cell office:value-type="float" office:value="3.80247">
            <text:p>3.8</text:p>
          </table:table-cell>
          <table:table-cell office:value-type="float" office:value="2.21206">
            <text:p>2.21</text:p>
          </table:table-cell>
          <table:table-cell office:value-type="float" office:value="1.30681">
            <text:p>1.31</text:p>
          </table:table-cell>
          <table:table-cell office:value-type="float" office:value="0.97797">
            <text:p>0.98</text:p>
          </table:table-cell>
          <table:table-cell office:value-type="float" office:value="0.54787">
            <text:p>0.55</text:p>
          </table:table-cell>
          <table:table-cell office:value-type="float" office:value="0.42319">
            <text:p>0.42</text:p>
          </table:table-cell>
          <table:table-cell office:value-type="float" office:value="0.34931">
            <text:p>0.35</text:p>
          </table:table-cell>
          <table:table-cell office:value-type="float" office:value="0.25926">
            <text:p>0.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404">
            <text:p>10404</text:p>
          </table:table-cell>
          <table:table-cell office:value-type="float" office:value="86.3031">
            <text:p>86.3</text:p>
          </table:table-cell>
          <table:table-cell office:value-type="float" office:value="71.17128">
            <text:p>71.17</text:p>
          </table:table-cell>
          <table:table-cell office:value-type="float" office:value="52.46417">
            <text:p>52.46</text:p>
          </table:table-cell>
          <table:table-cell office:value-type="float" office:value="34.54602">
            <text:p>34.55</text:p>
          </table:table-cell>
          <table:table-cell office:value-type="float" office:value="20.84212">
            <text:p>20.84</text:p>
          </table:table-cell>
          <table:table-cell office:value-type="float" office:value="11.7032">
            <text:p>11.7</text:p>
          </table:table-cell>
          <table:table-cell office:value-type="float" office:value="6.20953">
            <text:p>6.21</text:p>
          </table:table-cell>
          <table:table-cell office:value-type="float" office:value="3.35369">
            <text:p>3.35</text:p>
          </table:table-cell>
          <table:table-cell office:value-type="float" office:value="1.65617">
            <text:p>1.66</text:p>
          </table:table-cell>
          <table:table-cell office:value-type="float" office:value="0.92758">
            <text:p>0.93</text:p>
          </table:table-cell>
          <table:table-cell office:value-type="float" office:value="0.47289">
            <text:p>0.47</text:p>
          </table:table-cell>
          <table:table-cell office:value-type="float" office:value="0.3066">
            <text:p>0.31</text:p>
          </table:table-cell>
          <table:table-cell office:value-type="float" office:value="-0.02617">
            <text:p>-0.03</text:p>
          </table:table-cell>
          <table:table-cell office:value-type="float" office:value="0.06465">
            <text:p>0.06</text:p>
          </table:table-cell>
          <table:table-cell office:value-type="float" office:value="0.14877">
            <text:p>0.15</text:p>
          </table:table-cell>
          <table:table-cell office:value-type="float" office:value="-0.14294">
            <text:p>-0.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404">
            <text:p>10404</text:p>
          </table:table-cell>
          <table:table-cell office:value-type="float" office:value="85.21164">
            <text:p>85.21</text:p>
          </table:table-cell>
          <table:table-cell office:value-type="float" office:value="67.64559">
            <text:p>67.65</text:p>
          </table:table-cell>
          <table:table-cell office:value-type="float" office:value="46.8678">
            <text:p>46.87</text:p>
          </table:table-cell>
          <table:table-cell office:value-type="float" office:value="28.4047">
            <text:p>28.4</text:p>
          </table:table-cell>
          <table:table-cell office:value-type="float" office:value="15.50223">
            <text:p>15.5</text:p>
          </table:table-cell>
          <table:table-cell office:value-type="float" office:value="7.75507">
            <text:p>7.76</text:p>
          </table:table-cell>
          <table:table-cell office:value-type="float" office:value="3.60985">
            <text:p>3.61</text:p>
          </table:table-cell>
          <table:table-cell office:value-type="float" office:value="1.67779">
            <text:p>1.68</text:p>
          </table:table-cell>
          <table:table-cell office:value-type="float" office:value="0.72681">
            <text:p>0.73</text:p>
          </table:table-cell>
          <table:table-cell office:value-type="float" office:value="0.36114">
            <text:p>0.36</text:p>
          </table:table-cell>
          <table:table-cell office:value-type="float" office:value="0.24709">
            <text:p>0.25</text:p>
          </table:table-cell>
          <table:table-cell office:value-type="float" office:value="0.17802">
            <text:p>0.18</text:p>
          </table:table-cell>
          <table:table-cell office:value-type="float" office:value="-0.04514">
            <text:p>-0.05</text:p>
          </table:table-cell>
          <table:table-cell office:value-type="float" office:value="0.07531">
            <text:p>0.08</text:p>
          </table:table-cell>
          <table:table-cell office:value-type="float" office:value="0.00167">
            <text:p>0</text:p>
          </table:table-cell>
          <table:table-cell office:value-type="float" office:value="-0.01668">
            <text:p>-0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04">
            <text:p>10404</text:p>
          </table:table-cell>
          <table:table-cell office:value-type="float" office:value="84.14084">
            <text:p>84.14</text:p>
          </table:table-cell>
          <table:table-cell office:value-type="float" office:value="64.29817">
            <text:p>64.3</text:p>
          </table:table-cell>
          <table:table-cell office:value-type="float" office:value="41.8493">
            <text:p>41.85</text:p>
          </table:table-cell>
          <table:table-cell office:value-type="float" office:value="23.32291">
            <text:p>23.32</text:p>
          </table:table-cell>
          <table:table-cell office:value-type="float" office:value="11.54718">
            <text:p>11.55</text:p>
          </table:table-cell>
          <table:table-cell office:value-type="float" office:value="5.1583">
            <text:p>5.16</text:p>
          </table:table-cell>
          <table:table-cell office:value-type="float" office:value="2.04631">
            <text:p>2.05</text:p>
          </table:table-cell>
          <table:table-cell office:value-type="float" office:value="0.87946">
            <text:p>0.88</text:p>
          </table:table-cell>
          <table:table-cell office:value-type="float" office:value="0.28256">
            <text:p>0.28</text:p>
          </table:table-cell>
          <table:table-cell office:value-type="float" office:value="0.05544">
            <text:p>0.06</text:p>
          </table:table-cell>
          <table:table-cell office:value-type="float" office:value="0.13145">
            <text:p>0.13</text:p>
          </table:table-cell>
          <table:table-cell office:value-type="float" office:value="0.01261">
            <text:p>0.01</text:p>
          </table:table-cell>
          <table:table-cell office:value-type="float" office:value="0.00766">
            <text:p>0.01</text:p>
          </table:table-cell>
          <table:table-cell office:value-type="float" office:value="0.03452">
            <text:p>0.03</text:p>
          </table:table-cell>
          <table:table-cell office:value-type="float" office:value="-0.13335">
            <text:p>-0.13</text:p>
          </table:table-cell>
          <table:table-cell office:value-type="float" office:value="-0.19167">
            <text:p>-0.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04">
            <text:p>10404</text:p>
          </table:table-cell>
          <table:table-cell office:value-type="float" office:value="83.07169">
            <text:p>83.07</text:p>
          </table:table-cell>
          <table:table-cell office:value-type="float" office:value="61.13297">
            <text:p>61.13</text:p>
          </table:table-cell>
          <table:table-cell office:value-type="float" office:value="37.37761">
            <text:p>37.38</text:p>
          </table:table-cell>
          <table:table-cell office:value-type="float" office:value="19.17928">
            <text:p>19.18</text:p>
          </table:table-cell>
          <table:table-cell office:value-type="float" office:value="8.55871">
            <text:p>8.56</text:p>
          </table:table-cell>
          <table:table-cell office:value-type="float" office:value="3.3992">
            <text:p>3.4</text:p>
          </table:table-cell>
          <table:table-cell office:value-type="float" office:value="1.15048">
            <text:p>1.15</text:p>
          </table:table-cell>
          <table:table-cell office:value-type="float" office:value="0.42411">
            <text:p>0.42</text:p>
          </table:table-cell>
          <table:table-cell office:value-type="float" office:value="0.308">
            <text:p>0.31</text:p>
          </table:table-cell>
          <table:table-cell office:value-type="float" office:value="0.06064">
            <text:p>0.06</text:p>
          </table:table-cell>
          <table:table-cell office:value-type="float" office:value="0.10851">
            <text:p>0.11</text:p>
          </table:table-cell>
          <table:table-cell office:value-type="float" office:value="0.06391">
            <text:p>0.06</text:p>
          </table:table-cell>
          <table:table-cell office:value-type="float" office:value="0.14398">
            <text:p>0.14</text:p>
          </table:table-cell>
          <table:table-cell office:value-type="float" office:value="0.06531">
            <text:p>0.07</text:p>
          </table:table-cell>
          <table:table-cell office:value-type="float" office:value="0.01223">
            <text:p>0.01</text:p>
          </table:table-cell>
          <table:table-cell office:value-type="float" office:value="-0.1903">
            <text:p>-0.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404">
            <text:p>10404</text:p>
          </table:table-cell>
          <table:table-cell office:value-type="float" office:value="82.01534">
            <text:p>82.02</text:p>
          </table:table-cell>
          <table:table-cell office:value-type="float" office:value="58.12244">
            <text:p>58.12</text:p>
          </table:table-cell>
          <table:table-cell office:value-type="float" office:value="33.4456">
            <text:p>33.45</text:p>
          </table:table-cell>
          <table:table-cell office:value-type="float" office:value="15.75503">
            <text:p>15.76</text:p>
          </table:table-cell>
          <table:table-cell office:value-type="float" office:value="6.31844">
            <text:p>6.32</text:p>
          </table:table-cell>
          <table:table-cell office:value-type="float" office:value="2.22784">
            <text:p>2.23</text:p>
          </table:table-cell>
          <table:table-cell office:value-type="float" office:value="0.6575">
            <text:p>0.66</text:p>
          </table:table-cell>
          <table:table-cell office:value-type="float" office:value="0.24217">
            <text:p>0.24</text:p>
          </table:table-cell>
          <table:table-cell office:value-type="float" office:value="0.18058">
            <text:p>0.18</text:p>
          </table:table-cell>
          <table:table-cell office:value-type="float" office:value="-0.05367">
            <text:p>-0.05</text:p>
          </table:table-cell>
          <table:table-cell office:value-type="float" office:value="0.05632">
            <text:p>0.06</text:p>
          </table:table-cell>
          <table:table-cell office:value-type="float" office:value="0.04581">
            <text:p>0.05</text:p>
          </table:table-cell>
          <table:table-cell office:value-type="float" office:value="0.13654">
            <text:p>0.14</text:p>
          </table:table-cell>
          <table:table-cell office:value-type="float" office:value="-0.1007">
            <text:p>-0.1</text:p>
          </table:table-cell>
          <table:table-cell office:value-type="float" office:value="0.04202">
            <text:p>0.04</text:p>
          </table:table-cell>
          <table:table-cell office:value-type="float" office:value="-0.07561">
            <text:p>-0.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404">
            <text:p>10404</text:p>
          </table:table-cell>
          <table:table-cell office:value-type="float" office:value="80.94816">
            <text:p>80.95</text:p>
          </table:table-cell>
          <table:table-cell office:value-type="float" office:value="55.24151">
            <text:p>55.24</text:p>
          </table:table-cell>
          <table:table-cell office:value-type="float" office:value="29.9044">
            <text:p>29.9</text:p>
          </table:table-cell>
          <table:table-cell office:value-type="float" office:value="13.00429">
            <text:p>13</text:p>
          </table:table-cell>
          <table:table-cell office:value-type="float" office:value="4.72156">
            <text:p>4.72</text:p>
          </table:table-cell>
          <table:table-cell office:value-type="float" office:value="1.46866">
            <text:p>1.47</text:p>
          </table:table-cell>
          <table:table-cell office:value-type="float" office:value="0.33914">
            <text:p>0.34</text:p>
          </table:table-cell>
          <table:table-cell office:value-type="float" office:value="0.06849">
            <text:p>0.07</text:p>
          </table:table-cell>
          <table:table-cell office:value-type="float" office:value="0.08182">
            <text:p>0.08</text:p>
          </table:table-cell>
          <table:table-cell office:value-type="float" office:value="0.0196">
            <text:p>0.02</text:p>
          </table:table-cell>
          <table:table-cell office:value-type="float" office:value="-0.03054">
            <text:p>-0.03</text:p>
          </table:table-cell>
          <table:table-cell office:value-type="float" office:value="-0.02999">
            <text:p>-0.03</text:p>
          </table:table-cell>
          <table:table-cell office:value-type="float" office:value="-0.03957">
            <text:p>-0.04</text:p>
          </table:table-cell>
          <table:table-cell office:value-type="float" office:value="-0.01227">
            <text:p>-0.01</text:p>
          </table:table-cell>
          <table:table-cell office:value-type="float" office:value="0.01512">
            <text:p>0.02</text:p>
          </table:table-cell>
          <table:table-cell office:value-type="float" office:value="-0.13881">
            <text:p>-0.14</text:p>
          </table:table-cell>
        </table:table-row>
        <table:table-row table:style-name="ro1">
          <table:table-cell/>
          <table:table-cell office:value-type="string">
            <text:p>Time steps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9.24994562656854">
            <text:p>9.25</text:p>
          </table:table-cell>
          <table:table-cell table:formula="of:=LN([.D3])" office:value-type="float" office:value="4.52198584020008">
            <text:p>4.52</text:p>
          </table:table-cell>
          <table:table-cell table:formula="of:=LN([.E3])" office:value-type="float" office:value="4.51921690356437">
            <text:p>4.52</text:p>
          </table:table-cell>
          <table:table-cell table:formula="of:=LN([.F3])" office:value-type="float" office:value="4.52132357764923">
            <text:p>4.52</text:p>
          </table:table-cell>
          <table:table-cell table:formula="of:=LN([.G3])" office:value-type="float" office:value="4.52021777877375">
            <text:p>4.52</text:p>
          </table:table-cell>
          <table:table-cell table:formula="of:=LN([.H3])" office:value-type="float" office:value="4.51945683892027">
            <text:p>4.52</text:p>
          </table:table-cell>
          <table:table-cell table:formula="of:=LN([.I3])" office:value-type="float" office:value="4.52100283365092">
            <text:p>4.52</text:p>
          </table:table-cell>
          <table:table-cell table:formula="of:=LN([.J3])" office:value-type="float" office:value="4.52220555531891">
            <text:p>4.52</text:p>
          </table:table-cell>
          <table:table-cell table:formula="of:=LN([.K3])" office:value-type="float" office:value="4.51991279713425">
            <text:p>4.52</text:p>
          </table:table-cell>
          <table:table-cell table:formula="of:=LN([.L3])" office:value-type="float" office:value="4.5207317144186">
            <text:p>4.52</text:p>
          </table:table-cell>
          <table:table-cell table:formula="of:=LN([.M3])" office:value-type="float" office:value="4.5194463797234">
            <text:p>4.52</text:p>
          </table:table-cell>
          <table:table-cell table:formula="of:=LN([.N3])" office:value-type="float" office:value="4.52156594357239">
            <text:p>4.52</text:p>
          </table:table-cell>
          <table:table-cell table:formula="of:=LN([.O3])" office:value-type="float" office:value="4.52162704226387">
            <text:p>4.52</text:p>
          </table:table-cell>
          <table:table-cell table:formula="of:=LN([.P3])" office:value-type="float" office:value="4.5226270297971">
            <text:p>4.52</text:p>
          </table:table-cell>
          <table:table-cell table:formula="of:=LN([.Q3])" office:value-type="float" office:value="4.51962329974457">
            <text:p>4.52</text:p>
          </table:table-cell>
          <table:table-cell table:formula="of:=LN([.R3])" office:value-type="float" office:value="4.5206141920767">
            <text:p>4.52</text:p>
          </table:table-cell>
          <table:table-cell table:formula="of:=LN([.S3])" office:value-type="float" office:value="4.5197837426239">
            <text:p>4.52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9.24994562656854">
            <text:p>9.25</text:p>
          </table:table-cell>
          <table:table-cell table:formula="of:=LN([.D4])" office:value-type="float" office:value="4.50916213272672">
            <text:p>4.51</text:p>
          </table:table-cell>
          <table:table-cell table:formula="of:=LN([.E4])" office:value-type="float" office:value="4.46835087980915">
            <text:p>4.47</text:p>
          </table:table-cell>
          <table:table-cell table:formula="of:=LN([.F4])" office:value-type="float" office:value="4.40823249197563">
            <text:p>4.41</text:p>
          </table:table-cell>
          <table:table-cell table:formula="of:=LN([.G4])" office:value-type="float" office:value="4.32434058165686">
            <text:p>4.32</text:p>
          </table:table-cell>
          <table:table-cell table:formula="of:=LN([.H4])" office:value-type="float" office:value="4.2227418813503">
            <text:p>4.22</text:p>
          </table:table-cell>
          <table:table-cell table:formula="of:=LN([.I4])" office:value-type="float" office:value="4.10905269866091">
            <text:p>4.11</text:p>
          </table:table-cell>
          <table:table-cell table:formula="of:=LN([.J4])" office:value-type="float" office:value="3.98348059699556">
            <text:p>3.98</text:p>
          </table:table-cell>
          <table:table-cell table:formula="of:=LN([.K4])" office:value-type="float" office:value="3.8518382993346">
            <text:p>3.85</text:p>
          </table:table-cell>
          <table:table-cell table:formula="of:=LN([.L4])" office:value-type="float" office:value="3.72031271205743">
            <text:p>3.72</text:p>
          </table:table-cell>
          <table:table-cell table:formula="of:=LN([.M4])" office:value-type="float" office:value="3.59600757423879">
            <text:p>3.6</text:p>
          </table:table-cell>
          <table:table-cell table:formula="of:=LN([.N4])" office:value-type="float" office:value="3.48189525928037">
            <text:p>3.48</text:p>
          </table:table-cell>
          <table:table-cell table:formula="of:=LN([.O4])" office:value-type="float" office:value="3.37763222492117">
            <text:p>3.38</text:p>
          </table:table-cell>
          <table:table-cell table:formula="of:=LN([.P4])" office:value-type="float" office:value="3.29344474791059">
            <text:p>3.29</text:p>
          </table:table-cell>
          <table:table-cell table:formula="of:=LN([.Q4])" office:value-type="float" office:value="3.22370295550415">
            <text:p>3.22</text:p>
          </table:table-cell>
          <table:table-cell table:formula="of:=LN([.R4])" office:value-type="float" office:value="3.19092275275173">
            <text:p>3.19</text:p>
          </table:table-cell>
          <table:table-cell table:formula="of:=LN([.S4])" office:value-type="float" office:value="3.17834837030013">
            <text:p>3.18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9.24994562656854">
            <text:p>9.25</text:p>
          </table:table-cell>
          <table:table-cell table:formula="of:=LN([.D5])" office:value-type="float" office:value="4.49634523164234">
            <text:p>4.5</text:p>
          </table:table-cell>
          <table:table-cell table:formula="of:=LN([.E5])" office:value-type="float" office:value="4.41738243674801">
            <text:p>4.42</text:p>
          </table:table-cell>
          <table:table-cell table:formula="of:=LN([.F5])" office:value-type="float" office:value="4.29584518592579">
            <text:p>4.3</text:p>
          </table:table-cell>
          <table:table-cell table:formula="of:=LN([.G5])" office:value-type="float" office:value="4.12910003253879">
            <text:p>4.13</text:p>
          </table:table-cell>
          <table:table-cell table:formula="of:=LN([.H5])" office:value-type="float" office:value="3.92516487157349">
            <text:p>3.93</text:p>
          </table:table-cell>
          <table:table-cell table:formula="of:=LN([.I5])" office:value-type="float" office:value="3.69559336528749">
            <text:p>3.7</text:p>
          </table:table-cell>
          <table:table-cell table:formula="of:=LN([.J5])" office:value-type="float" office:value="3.44132089229933">
            <text:p>3.44</text:p>
          </table:table-cell>
          <table:table-cell table:formula="of:=LN([.K5])" office:value-type="float" office:value="3.18037737881723">
            <text:p>3.18</text:p>
          </table:table-cell>
          <table:table-cell table:formula="of:=LN([.L5])" office:value-type="float" office:value="2.92277763605409">
            <text:p>2.92</text:p>
          </table:table-cell>
          <table:table-cell table:formula="of:=LN([.M5])" office:value-type="float" office:value="2.67065219913451">
            <text:p>2.67</text:p>
          </table:table-cell>
          <table:table-cell table:formula="of:=LN([.N5])" office:value-type="float" office:value="2.43563236845276">
            <text:p>2.44</text:p>
          </table:table-cell>
          <table:table-cell table:formula="of:=LN([.O5])" office:value-type="float" office:value="2.23192011002184">
            <text:p>2.23</text:p>
          </table:table-cell>
          <table:table-cell table:formula="of:=LN([.P5])" office:value-type="float" office:value="2.05901049196765">
            <text:p>2.06</text:p>
          </table:table-cell>
          <table:table-cell table:formula="of:=LN([.Q5])" office:value-type="float" office:value="1.9272106844799">
            <text:p>1.93</text:p>
          </table:table-cell>
          <table:table-cell table:formula="of:=LN([.R5])" office:value-type="float" office:value="1.87063842307964">
            <text:p>1.87</text:p>
          </table:table-cell>
          <table:table-cell table:formula="of:=LN([.S5])" office:value-type="float" office:value="1.85469201397561">
            <text:p>1.85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9.24994562656854">
            <text:p>9.25</text:p>
          </table:table-cell>
          <table:table-cell table:formula="of:=LN([.D6])" office:value-type="float" office:value="4.48357899600761">
            <text:p>4.48</text:p>
          </table:table-cell>
          <table:table-cell table:formula="of:=LN([.E6])" office:value-type="float" office:value="4.36635281461034">
            <text:p>4.37</text:p>
          </table:table-cell>
          <table:table-cell table:formula="of:=LN([.F6])" office:value-type="float" office:value="4.18402559473041">
            <text:p>4.18</text:p>
          </table:table-cell>
          <table:table-cell table:formula="of:=LN([.G6])" office:value-type="float" office:value="3.93359093640361">
            <text:p>3.93</text:p>
          </table:table-cell>
          <table:table-cell table:formula="of:=LN([.H6])" office:value-type="float" office:value="3.62956725194795">
            <text:p>3.63</text:p>
          </table:table-cell>
          <table:table-cell table:formula="of:=LN([.I6])" office:value-type="float" office:value="3.28338484557064">
            <text:p>3.28</text:p>
          </table:table-cell>
          <table:table-cell table:formula="of:=LN([.J6])" office:value-type="float" office:value="2.9031601917357">
            <text:p>2.9</text:p>
          </table:table-cell>
          <table:table-cell table:formula="of:=LN([.K6])" office:value-type="float" office:value="2.51685176110395">
            <text:p>2.52</text:p>
          </table:table-cell>
          <table:table-cell table:formula="of:=LN([.L6])" office:value-type="float" office:value="2.12870778298275">
            <text:p>2.13</text:p>
          </table:table-cell>
          <table:table-cell table:formula="of:=LN([.M6])" office:value-type="float" office:value="1.74138505079028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9.24994562656854">
            <text:p>9.25</text:p>
          </table:table-cell>
          <table:table-cell table:formula="of:=LN([.D7])" office:value-type="float" office:value="4.47073301183874">
            <text:p>4.47</text:p>
          </table:table-cell>
          <table:table-cell table:formula="of:=LN([.E7])" office:value-type="float" office:value="4.31620569158468">
            <text:p>4.32</text:p>
          </table:table-cell>
          <table:table-cell table:formula="of:=LN([.F7])" office:value-type="float" office:value="4.0722976383754">
            <text:p>4.07</text:p>
          </table:table-cell>
          <table:table-cell table:formula="of:=LN([.G7])" office:value-type="float" office:value="3.73764604657699">
            <text:p>3.74</text:p>
          </table:table-cell>
          <table:table-cell table:formula="of:=LN([.H7])" office:value-type="float" office:value="3.33234342909695">
            <text:p>3.33</text:p>
          </table:table-cell>
          <table:table-cell table:formula="of:=LN([.I7])" office:value-type="float" office:value="2.86919124842285">
            <text:p>2.87</text:p>
          </table:table-cell>
          <table:table-cell table:formula="of:=LN([.J7])" office:value-type="float" office:value="2.36680606371782">
            <text:p>2.37</text:p>
          </table:table-cell>
          <table:table-cell table:formula="of:=LN([.K7])" office:value-type="float" office:value="1.86715910682269">
            <text:p>1.87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9.24994562656854">
            <text:p>9.25</text:p>
          </table:table-cell>
          <table:table-cell table:formula="of:=LN([.D8])" office:value-type="float" office:value="4.45786551864933">
            <text:p>4.46</text:p>
          </table:table-cell>
          <table:table-cell table:formula="of:=LN([.E8])" office:value-type="float" office:value="4.26508936625553">
            <text:p>4.27</text:p>
          </table:table-cell>
          <table:table-cell table:formula="of:=LN([.F8])" office:value-type="float" office:value="3.96013046041421">
            <text:p>3.96</text:p>
          </table:table-cell>
          <table:table-cell table:formula="of:=LN([.G8])" office:value-type="float" office:value="3.54229234820915">
            <text:p>3.54</text:p>
          </table:table-cell>
          <table:table-cell table:formula="of:=LN([.H8])" office:value-type="float" office:value="3.0369759391585">
            <text:p>3.04</text:p>
          </table:table-cell>
          <table:table-cell table:formula="of:=LN([.I8])" office:value-type="float" office:value="2.45986230868174">
            <text:p>2.46</text:p>
          </table:table-cell>
          <table:table-cell table:formula="of:=LN([.J8])" office:value-type="float" office:value="1.82608520870115">
            <text:p>1.83</text:p>
          </table:table-cell>
          <table:table-cell table:number-columns-repeated="9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9.24994562656854">
            <text:p>9.25</text:p>
          </table:table-cell>
          <table:table-cell table:formula="of:=LN([.D9])" office:value-type="float" office:value="4.44513804422196">
            <text:p>4.45</text:p>
          </table:table-cell>
          <table:table-cell table:formula="of:=LN([.E9])" office:value-type="float" office:value="4.21428216402187">
            <text:p>4.21</text:p>
          </table:table-cell>
          <table:table-cell table:formula="of:=LN([.F9])" office:value-type="float" office:value="3.84733087249289">
            <text:p>3.85</text:p>
          </table:table-cell>
          <table:table-cell table:formula="of:=LN([.G9])" office:value-type="float" office:value="3.34655462443246">
            <text:p>3.35</text:p>
          </table:table-cell>
          <table:table-cell table:formula="of:=LN([.H9])" office:value-type="float" office:value="2.74098388454451">
            <text:p>2.74</text:p>
          </table:table-cell>
          <table:table-cell table:formula="of:=LN([.I9])" office:value-type="float" office:value="2.04834682302232">
            <text:p>2.05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9.24994562656854">
            <text:p>9.25</text:p>
          </table:table-cell>
          <table:table-cell table:formula="of:=LN([.D10])" office:value-type="float" office:value="4.43249206147361">
            <text:p>4.43</text:p>
          </table:table-cell>
          <table:table-cell table:formula="of:=LN([.E10])" office:value-type="float" office:value="4.16353117049642">
            <text:p>4.16</text:p>
          </table:table-cell>
          <table:table-cell table:formula="of:=LN([.F10])" office:value-type="float" office:value="3.73407507039177">
            <text:p>3.73</text:p>
          </table:table-cell>
          <table:table-cell table:formula="of:=LN([.G10])" office:value-type="float" office:value="3.14943613928898">
            <text:p>3.15</text:p>
          </table:table-cell>
          <table:table-cell table:formula="of:=LN([.H10])" office:value-type="float" office:value="2.44644125131276">
            <text:p>2.45</text:p>
          </table:table-cell>
          <table:table-cell table:formula="of:=LN([.I10])" office:value-type="float" office:value="1.64060706784613">
            <text:p>1.64</text:p>
          </table:table-cell>
          <table:table-cell table:number-columns-repeated="10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9.24994562656854">
            <text:p>9.25</text:p>
          </table:table-cell>
          <table:table-cell table:formula="of:=LN([.D11])" office:value-type="float" office:value="4.41970396993199">
            <text:p>4.42</text:p>
          </table:table-cell>
          <table:table-cell table:formula="of:=LN([.E11])" office:value-type="float" office:value="4.11305132784325">
            <text:p>4.11</text:p>
          </table:table-cell>
          <table:table-cell table:formula="of:=LN([.F11])" office:value-type="float" office:value="3.62107186204858">
            <text:p>3.62</text:p>
          </table:table-cell>
          <table:table-cell table:formula="of:=LN([.G11])" office:value-type="float" office:value="2.95383052964745">
            <text:p>2.95</text:p>
          </table:table-cell>
          <table:table-cell table:formula="of:=LN([.H11])" office:value-type="float" office:value="2.14694947786254">
            <text:p>2.15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9.24994562656854">
            <text:p>9.25</text:p>
          </table:table-cell>
          <table:table-cell table:formula="of:=LN([.D12])" office:value-type="float" office:value="4.40690630293898">
            <text:p>4.41</text:p>
          </table:table-cell>
          <table:table-cell table:formula="of:=LN([.E12])" office:value-type="float" office:value="4.06255181992685">
            <text:p>4.06</text:p>
          </table:table-cell>
          <table:table-cell table:formula="of:=LN([.F12])" office:value-type="float" office:value="3.50992023831078">
            <text:p>3.51</text:p>
          </table:table-cell>
          <table:table-cell table:formula="of:=LN([.G12])" office:value-type="float" office:value="2.75715967936484">
            <text:p>2.76</text:p>
          </table:table-cell>
          <table:table-cell table:formula="of:=LN([.H12])" office:value-type="float" office:value="1.84347234224685">
            <text:p>1.84</text:p>
          </table:table-cell>
          <table:table-cell table:number-columns-repeated="11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9.24994562656854">
            <text:p>9.25</text:p>
          </table:table-cell>
          <table:table-cell table:formula="of:=LN([.D13])" office:value-type="float" office:value="4.39380894978502">
            <text:p>4.39</text:p>
          </table:table-cell>
          <table:table-cell table:formula="of:=LN([.E13])" office:value-type="float" office:value="4.01171466343179">
            <text:p>4.01</text:p>
          </table:table-cell>
          <table:table-cell table:formula="of:=LN([.F13])" office:value-type="float" office:value="3.39800562676072">
            <text:p>3.4</text:p>
          </table:table-cell>
          <table:table-cell table:formula="of:=LN([.G13])" office:value-type="float" office:value="2.56527930302351">
            <text:p>2.57</text:p>
          </table:table-cell>
          <table:table-cell table:formula="of:=LN([.H13])" office:value-type="float" office:value="1.55213925346615">
            <text:p>1.5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style-name="ce1" table:formula="of:=LN([.C3]/EXP(3))" office:value-type="float" office:value="6.24994562656854">
            <text:p>6.25</text:p>
          </table:table-cell>
          <table:table-cell table:style-name="ce1" table:formula="of:=LN([.D3]/EXP(3))" office:value-type="float" office:value="1.52198584020008">
            <text:p>1.52</text:p>
          </table:table-cell>
          <table:table-cell table:style-name="ce1" table:formula="of:=LN([.E3]/EXP(3))" office:value-type="float" office:value="1.51921690356437">
            <text:p>1.52</text:p>
          </table:table-cell>
          <table:table-cell table:style-name="ce1" table:formula="of:=LN([.F3]/EXP(3))" office:value-type="float" office:value="1.52132357764923">
            <text:p>1.52</text:p>
          </table:table-cell>
          <table:table-cell table:style-name="ce1" table:formula="of:=LN([.G3]/EXP(3))" office:value-type="float" office:value="1.52021777877375">
            <text:p>1.52</text:p>
          </table:table-cell>
          <table:table-cell table:style-name="ce1" table:formula="of:=LN([.H3]/EXP(3))" office:value-type="float" office:value="1.51945683892027">
            <text:p>1.52</text:p>
          </table:table-cell>
          <table:table-cell table:style-name="ce1" table:formula="of:=LN([.I3]/EXP(3))" office:value-type="float" office:value="1.52100283365092">
            <text:p>1.52</text:p>
          </table:table-cell>
          <table:table-cell table:style-name="ce1" table:formula="of:=LN([.J3]/EXP(3))" office:value-type="float" office:value="1.52220555531891">
            <text:p>1.52</text:p>
          </table:table-cell>
          <table:table-cell table:style-name="ce1" table:formula="of:=LN([.K3]/EXP(3))" office:value-type="float" office:value="1.51991279713425">
            <text:p>1.52</text:p>
          </table:table-cell>
          <table:table-cell table:style-name="ce1" table:formula="of:=LN([.L3]/EXP(3))" office:value-type="float" office:value="1.5207317144186">
            <text:p>1.52</text:p>
          </table:table-cell>
          <table:table-cell table:style-name="ce1" table:formula="of:=LN([.M3]/EXP(3))" office:value-type="float" office:value="1.5194463797234">
            <text:p>1.52</text:p>
          </table:table-cell>
          <table:table-cell table:style-name="ce1" table:formula="of:=LN([.N3]/EXP(3))" office:value-type="float" office:value="1.52156594357239">
            <text:p>1.52</text:p>
          </table:table-cell>
          <table:table-cell table:style-name="ce1" table:formula="of:=LN([.O3]/EXP(3))" office:value-type="float" office:value="1.52162704226387">
            <text:p>1.52</text:p>
          </table:table-cell>
          <table:table-cell table:style-name="ce1" table:formula="of:=LN([.P3]/EXP(3))" office:value-type="float" office:value="1.5226270297971">
            <text:p>1.52</text:p>
          </table:table-cell>
          <table:table-cell table:style-name="ce1" table:formula="of:=LN([.Q3]/EXP(3))" office:value-type="float" office:value="1.51962329974457">
            <text:p>1.52</text:p>
          </table:table-cell>
          <table:table-cell table:style-name="ce1" table:formula="of:=LN([.R3]/EXP(3))" office:value-type="float" office:value="1.5206141920767">
            <text:p>1.52</text:p>
          </table:table-cell>
          <table:table-cell table:style-name="ce1" table:formula="of:=LN([.S3]/EXP(3))" office:value-type="float" office:value="1.5197837426239">
            <text:p>1.5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3">
            <text:p>0.30</text:p>
          </table:table-cell>
          <table:table-cell table:style-name="ce1" office:value-type="float" office:value="0.41">
            <text:p>0.41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0.8">
            <text:p>0.80</text:p>
          </table:table-cell>
          <table:table-cell table:style-name="ce1" office:value-type="float" office:value="0.93">
            <text:p>0.93</text:p>
          </table:table-cell>
          <table:table-cell table:style-name="ce1" office:value-type="float" office:value="1.04">
            <text:p>1.04</text:p>
          </table:table-cell>
          <table:table-cell table:style-name="ce1" office:value-type="float" office:value="1.14">
            <text:p>1.14</text:p>
          </table:table-cell>
          <table:table-cell table:style-name="ce1" office:value-type="float" office:value="1.23">
            <text:p>1.23</text:p>
          </table:table-cell>
          <table:table-cell table:style-name="ce1" office:value-type="float" office:value="1.3">
            <text:p>1.30</text:p>
          </table:table-cell>
          <table:table-cell table:style-name="ce1" office:value-type="float" office:value="1.32">
            <text:p>1.32</text:p>
          </table:table-cell>
          <table:table-cell table:style-name="ce1" office:value-type="float" office:value="1.33">
            <text:p>1.33</text:p>
          </table:table-cell>
        </table:table-row>
        <table:table-row table:style-name="ro1">
          <table:table-cell>
            <draw:frame table:end-cell-address="'theta0.1'.H71" table:end-x="17.21mm" table:end-y="2.87mm" draw:z-index="0" draw:style-name="gr1" svg:width="175.27mm" svg:height="169.43mm" svg:x="0mm" svg:y="3.55mm">
              <draw:object draw:notify-on-update-of-ranges="'theta0.1'.D14:'theta0.1'.D14 'theta0.1'.D15:'theta0.1'.D25 'theta0.1'.B15:'theta0.1'.B25 'theta0.1'.E14:'theta0.1'.E14 'theta0.1'.E15:'theta0.1'.E25 'theta0.1'.B15:'theta0.1'.B25 'theta0.1'.F14:'theta0.1'.F14 'theta0.1'.F15:'theta0.1'.F25 'theta0.1'.B15:'theta0.1'.B25 'theta0.1'.G14:'theta0.1'.G14 'theta0.1'.G15:'theta0.1'.G25 'theta0.1'.B15:'theta0.1'.B25 'theta0.1'.H14:'theta0.1'.H14 'theta0.1'.H15:'theta0.1'.H25 'theta0.1'.B15:'theta0.1'.B25 'theta0.1'.I14:'theta0.1'.I14 'theta0.1'.I15:'theta0.1'.I25 'theta0.1'.B15:'theta0.1'.B25 'theta0.1'.J14:'theta0.1'.J14 'theta0.1'.J15:'theta0.1'.J25 'theta0.1'.B15:'theta0.1'.B25 'theta0.1'.K14:'theta0.1'.K14 'theta0.1'.K15:'theta0.1'.K25 'theta0.1'.B15:'theta0.1'.B25 'theta0.1'.L14:'theta0.1'.L14 'theta0.1'.L15:'theta0.1'.L25 'theta0.1'.B15:'theta0.1'.B25 'theta0.1'.M14:'theta0.1'.M14 'theta0.1'.M15:'theta0.1'.M25 'theta0.1'.B15:'theta0.1'.B25 'theta0.1'.N14:'theta0.1'.N14 'theta0.1'.N15:'theta0.1'.N25 'theta0.1'.B15:'theta0.1'.B25 'theta0.1'.O14:'theta0.1'.O14 'theta0.1'.O15:'theta0.1'.O25 'theta0.1'.B15:'theta0.1'.B25 'theta0.1'.P14:'theta0.1'.P14 'theta0.1'.P15:'theta0.1'.P25 'theta0.1'.B15:'theta0.1'.B25 'theta0.1'.Q14:'theta0.1'.Q14 'theta0.1'.Q15:'theta0.1'.Q25 'theta0.1'.B15:'theta0.1'.B25 'theta0.1'.R14:'theta0.1'.R14 'theta0.1'.R15:'theta0.1'.R25 'theta0.1'.B15:'theta0.1'.B25 'theta0.1'.S14:'theta0.1'.S14 'theta0.1'.S15:'theta0.1'.S25 'theta0.1'.B15:'theta0.1'.B2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>
            <draw:frame table:end-cell-address="'theta0.1'.S51" table:end-x="8.67mm" table:end-y="0.55mm" draw:z-index="2" draw:style-name="gr1" svg:width="79.99mm" svg:height="69.99mm" svg:x="19.01mm" svg:y="2.86mm">
              <draw:object draw:notify-on-update-of-ranges="'theta0.1'.B73:'theta0.1'.B73 'theta0.1'.C102:'theta0.1'.S102 'theta0.1'.C29:'theta0.1'.S29 'theta0.1'.B1:'theta0.1'.B1 'theta0.1'.C30:'theta0.1'.S30 'theta0.1'.C29:'theta0.1'.S29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5"/>
          <table:table-cell>
            <draw:frame table:end-cell-address="'theta0.1'.O84" table:end-x="13.17mm" table:end-y="1.34mm" draw:z-index="1" draw:style-name="gr1" svg:width="210.76mm" svg:height="170.36mm" svg:x="5.64mm" svg:y="1.09mm">
              <draw:object draw:notify-on-update-of-ranges="'theta0.1'.D86:'theta0.1'.D86 'theta0.1'.D87:'theta0.1'.D97 'theta0.1'.B87:'theta0.1'.B97 'theta0.1'.E86:'theta0.1'.E86 'theta0.1'.E87:'theta0.1'.E97 'theta0.1'.B87:'theta0.1'.B97 'theta0.1'.F86:'theta0.1'.F86 'theta0.1'.F87:'theta0.1'.F97 'theta0.1'.B87:'theta0.1'.B97 'theta0.1'.G86:'theta0.1'.G86 'theta0.1'.G87:'theta0.1'.G97 'theta0.1'.B87:'theta0.1'.B97 'theta0.1'.H86:'theta0.1'.H86 'theta0.1'.H87:'theta0.1'.H97 'theta0.1'.B87:'theta0.1'.B97 'theta0.1'.I86:'theta0.1'.I86 'theta0.1'.I87:'theta0.1'.I97 'theta0.1'.B87:'theta0.1'.B97 'theta0.1'.J86:'theta0.1'.J86 'theta0.1'.J87:'theta0.1'.J97 'theta0.1'.B87:'theta0.1'.B97 'theta0.1'.K86:'theta0.1'.K86 'theta0.1'.K87:'theta0.1'.K97 'theta0.1'.B87:'theta0.1'.B97 'theta0.1'.L86:'theta0.1'.L86 'theta0.1'.L87:'theta0.1'.L97 'theta0.1'.B87:'theta0.1'.B97 'theta0.1'.M86:'theta0.1'.M86 'theta0.1'.M87:'theta0.1'.M97 'theta0.1'.B87:'theta0.1'.B97 'theta0.1'.N86:'theta0.1'.N86 'theta0.1'.N87:'theta0.1'.N97 'theta0.1'.B87:'theta0.1'.B97 'theta0.1'.O86:'theta0.1'.O86 'theta0.1'.O87:'theta0.1'.O97 'theta0.1'.B87:'theta0.1'.B97 'theta0.1'.P86:'theta0.1'.P86 'theta0.1'.P87:'theta0.1'.P97 'theta0.1'.B87:'theta0.1'.B97 'theta0.1'.Q86:'theta0.1'.Q86 'theta0.1'.Q87:'theta0.1'.Q97 'theta0.1'.B87:'theta0.1'.B97 'theta0.1'.R86:'theta0.1'.R86 'theta0.1'.R87:'theta0.1'.R97 'theta0.1'.B87:'theta0.1'.B97 'theta0.1'.S86:'theta0.1'.S86 'theta0.1'.S87:'theta0.1'.S97 'theta0.1'.B87:'theta0.1'.B9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office:value-type="string">
            <text:p>Real</text:p>
          </table:table-cell>
          <table:table-cell office:value-type="string">
            <text:p>nn rep. theta 0.1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404">
            <text:p>10404</text:p>
          </table:table-cell>
          <table:table-cell office:value-type="float" office:value="78.52568">
            <text:p>78.53</text:p>
          </table:table-cell>
          <table:table-cell office:value-type="float" office:value="78.96251">
            <text:p>78.96</text:p>
          </table:table-cell>
          <table:table-cell office:value-type="float" office:value="79.79775">
            <text:p>79.8</text:p>
          </table:table-cell>
          <table:table-cell office:value-type="float" office:value="80.73606">
            <text:p>80.74</text:p>
          </table:table-cell>
          <table:table-cell office:value-type="float" office:value="81.94506">
            <text:p>81.95</text:p>
          </table:table-cell>
          <table:table-cell office:value-type="float" office:value="83.6358">
            <text:p>83.64</text:p>
          </table:table-cell>
          <table:table-cell office:value-type="float" office:value="85.01014">
            <text:p>85.01</text:p>
          </table:table-cell>
          <table:table-cell office:value-type="float" office:value="86.85021">
            <text:p>86.85</text:p>
          </table:table-cell>
          <table:table-cell office:value-type="float" office:value="88.56907">
            <text:p>88.57</text:p>
          </table:table-cell>
          <table:table-cell office:value-type="float" office:value="90.29894">
            <text:p>90.3</text:p>
          </table:table-cell>
          <table:table-cell office:value-type="float" office:value="91.95675">
            <text:p>91.96</text:p>
          </table:table-cell>
          <table:table-cell office:value-type="float" office:value="93.71681">
            <text:p>93.72</text:p>
          </table:table-cell>
          <table:table-cell office:value-type="float" office:value="94.86702">
            <text:p>94.87</text:p>
          </table:table-cell>
          <table:table-cell office:value-type="float" office:value="96.01713">
            <text:p>96.02</text:p>
          </table:table-cell>
          <table:table-cell office:value-type="float" office:value="96.61701">
            <text:p>96.62</text:p>
          </table:table-cell>
          <table:table-cell office:value-type="float" office:value="96.63571">
            <text:p>96.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04">
            <text:p>10404</text:p>
          </table:table-cell>
          <table:table-cell office:value-type="float" office:value="77.42747">
            <text:p>77.43</text:p>
          </table:table-cell>
          <table:table-cell office:value-type="float" office:value="74.6287">
            <text:p>74.63</text:p>
          </table:table-cell>
          <table:table-cell office:value-type="float" office:value="70.5391">
            <text:p>70.54</text:p>
          </table:table-cell>
          <table:table-cell office:value-type="float" office:value="65.30811">
            <text:p>65.31</text:p>
          </table:table-cell>
          <table:table-cell office:value-type="float" office:value="59.71397">
            <text:p>59.71</text:p>
          </table:table-cell>
          <table:table-cell office:value-type="float" office:value="54.3326">
            <text:p>54.33</text:p>
          </table:table-cell>
          <table:table-cell office:value-type="float" office:value="48.8243">
            <text:p>48.82</text:p>
          </table:table-cell>
          <table:table-cell office:value-type="float" office:value="44.22016">
            <text:p>44.22</text:p>
          </table:table-cell>
          <table:table-cell office:value-type="float" office:value="40.19204">
            <text:p>40.19</text:p>
          </table:table-cell>
          <table:table-cell office:value-type="float" office:value="36.81542">
            <text:p>36.82</text:p>
          </table:table-cell>
          <table:table-cell office:value-type="float" office:value="34.15987">
            <text:p>34.16</text:p>
          </table:table-cell>
          <table:table-cell office:value-type="float" office:value="32.21035">
            <text:p>32.21</text:p>
          </table:table-cell>
          <table:table-cell office:value-type="float" office:value="30.6975">
            <text:p>30.7</text:p>
          </table:table-cell>
          <table:table-cell office:value-type="float" office:value="29.67938">
            <text:p>29.68</text:p>
          </table:table-cell>
          <table:table-cell office:value-type="float" office:value="29.10285">
            <text:p>29.1</text:p>
          </table:table-cell>
          <table:table-cell office:value-type="float" office:value="28.79779">
            <text:p>28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404">
            <text:p>10404</text:p>
          </table:table-cell>
          <table:table-cell office:value-type="float" office:value="76.33995">
            <text:p>76.34</text:p>
          </table:table-cell>
          <table:table-cell office:value-type="float" office:value="70.53016">
            <text:p>70.53</text:p>
          </table:table-cell>
          <table:table-cell office:value-type="float" office:value="62.35607">
            <text:p>62.36</text:p>
          </table:table-cell>
          <table:table-cell office:value-type="float" office:value="52.81679">
            <text:p>52.82</text:p>
          </table:table-cell>
          <table:table-cell office:value-type="float" office:value="43.57711">
            <text:p>43.58</text:p>
          </table:table-cell>
          <table:table-cell office:value-type="float" office:value="35.24607">
            <text:p>35.25</text:p>
          </table:table-cell>
          <table:table-cell office:value-type="float" office:value="28.18148">
            <text:p>28.18</text:p>
          </table:table-cell>
          <table:table-cell office:value-type="float" office:value="22.61562">
            <text:p>22.62</text:p>
          </table:table-cell>
          <table:table-cell office:value-type="float" office:value="18.24995">
            <text:p>18.25</text:p>
          </table:table-cell>
          <table:table-cell office:value-type="float" office:value="14.97507">
            <text:p>14.98</text:p>
          </table:table-cell>
          <table:table-cell office:value-type="float" office:value="12.64417">
            <text:p>12.64</text:p>
          </table:table-cell>
          <table:table-cell office:value-type="float" office:value="11.18349">
            <text:p>11.18</text:p>
          </table:table-cell>
          <table:table-cell office:value-type="float" office:value="9.96485">
            <text:p>9.96</text:p>
          </table:table-cell>
          <table:table-cell office:value-type="float" office:value="9.27382">
            <text:p>9.27</text:p>
          </table:table-cell>
          <table:table-cell office:value-type="float" office:value="8.86709">
            <text:p>8.87</text:p>
          </table:table-cell>
          <table:table-cell office:value-type="float" office:value="8.61314">
            <text:p>8.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404">
            <text:p>10404</text:p>
          </table:table-cell>
          <table:table-cell office:value-type="float" office:value="75.2711">
            <text:p>75.27</text:p>
          </table:table-cell>
          <table:table-cell office:value-type="float" office:value="66.65579">
            <text:p>66.66</text:p>
          </table:table-cell>
          <table:table-cell office:value-type="float" office:value="55.12705">
            <text:p>55.13</text:p>
          </table:table-cell>
          <table:table-cell office:value-type="float" office:value="42.70214">
            <text:p>42.7</text:p>
          </table:table-cell>
          <table:table-cell office:value-type="float" office:value="31.78071">
            <text:p>31.78</text:p>
          </table:table-cell>
          <table:table-cell office:value-type="float" office:value="22.938">
            <text:p>22.94</text:p>
          </table:table-cell>
          <table:table-cell office:value-type="float" office:value="16.22423">
            <text:p>16.22</text:p>
          </table:table-cell>
          <table:table-cell office:value-type="float" office:value="11.53469">
            <text:p>11.53</text:p>
          </table:table-cell>
          <table:table-cell office:value-type="float" office:value="8.4135">
            <text:p>8.41</text:p>
          </table:table-cell>
          <table:table-cell office:value-type="float" office:value="6.18895">
            <text:p>6.19</text:p>
          </table:table-cell>
          <table:table-cell office:value-type="float" office:value="4.68732">
            <text:p>4.69</text:p>
          </table:table-cell>
          <table:table-cell office:value-type="float" office:value="3.90173">
            <text:p>3.9</text:p>
          </table:table-cell>
          <table:table-cell office:value-type="float" office:value="3.21607">
            <text:p>3.22</text:p>
          </table:table-cell>
          <table:table-cell office:value-type="float" office:value="2.89635">
            <text:p>2.9</text:p>
          </table:table-cell>
          <table:table-cell office:value-type="float" office:value="2.68516">
            <text:p>2.69</text:p>
          </table:table-cell>
          <table:table-cell office:value-type="float" office:value="2.67734">
            <text:p>2.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404">
            <text:p>10404</text:p>
          </table:table-cell>
          <table:table-cell office:value-type="float" office:value="74.19771">
            <text:p>74.2</text:p>
          </table:table-cell>
          <table:table-cell office:value-type="float" office:value="63.00854">
            <text:p>63.01</text:p>
          </table:table-cell>
          <table:table-cell office:value-type="float" office:value="48.67326">
            <text:p>48.67</text:p>
          </table:table-cell>
          <table:table-cell office:value-type="float" office:value="34.57351">
            <text:p>34.57</text:p>
          </table:table-cell>
          <table:table-cell office:value-type="float" office:value="23.21706">
            <text:p>23.22</text:p>
          </table:table-cell>
          <table:table-cell office:value-type="float" office:value="14.93436">
            <text:p>14.93</text:p>
          </table:table-cell>
          <table:table-cell office:value-type="float" office:value="9.21574">
            <text:p>9.22</text:p>
          </table:table-cell>
          <table:table-cell office:value-type="float" office:value="5.92724">
            <text:p>5.93</text:p>
          </table:table-cell>
          <table:table-cell office:value-type="float" office:value="3.75705">
            <text:p>3.76</text:p>
          </table:table-cell>
          <table:table-cell office:value-type="float" office:value="2.53006">
            <text:p>2.53</text:p>
          </table:table-cell>
          <table:table-cell office:value-type="float" office:value="1.76314">
            <text:p>1.76</text:p>
          </table:table-cell>
          <table:table-cell office:value-type="float" office:value="1.31121">
            <text:p>1.31</text:p>
          </table:table-cell>
          <table:table-cell office:value-type="float" office:value="1.01117">
            <text:p>1.01</text:p>
          </table:table-cell>
          <table:table-cell office:value-type="float" office:value="0.98016">
            <text:p>0.98</text:p>
          </table:table-cell>
          <table:table-cell office:value-type="float" office:value="0.787">
            <text:p>0.79</text:p>
          </table:table-cell>
          <table:table-cell office:value-type="float" office:value="0.92168">
            <text:p>0.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404">
            <text:p>10404</text:p>
          </table:table-cell>
          <table:table-cell office:value-type="float" office:value="73.13701">
            <text:p>73.14</text:p>
          </table:table-cell>
          <table:table-cell office:value-type="float" office:value="59.53108">
            <text:p>59.53</text:p>
          </table:table-cell>
          <table:table-cell office:value-type="float" office:value="43.05891">
            <text:p>43.06</text:p>
          </table:table-cell>
          <table:table-cell office:value-type="float" office:value="27.93347">
            <text:p>27.93</text:p>
          </table:table-cell>
          <table:table-cell office:value-type="float" office:value="16.96467">
            <text:p>16.96</text:p>
          </table:table-cell>
          <table:table-cell office:value-type="float" office:value="9.7604">
            <text:p>9.76</text:p>
          </table:table-cell>
          <table:table-cell office:value-type="float" office:value="5.33918">
            <text:p>5.34</text:p>
          </table:table-cell>
          <table:table-cell office:value-type="float" office:value="2.99835">
            <text:p>3</text:p>
          </table:table-cell>
          <table:table-cell office:value-type="float" office:value="1.77836">
            <text:p>1.78</text:p>
          </table:table-cell>
          <table:table-cell office:value-type="float" office:value="0.97589">
            <text:p>0.98</text:p>
          </table:table-cell>
          <table:table-cell office:value-type="float" office:value="0.69923">
            <text:p>0.7</text:p>
          </table:table-cell>
          <table:table-cell office:value-type="float" office:value="0.49546">
            <text:p>0.5</text:p>
          </table:table-cell>
          <table:table-cell office:value-type="float" office:value="0.35712">
            <text:p>0.36</text:p>
          </table:table-cell>
          <table:table-cell office:value-type="float" office:value="0.28153">
            <text:p>0.28</text:p>
          </table:table-cell>
          <table:table-cell office:value-type="float" office:value="0.17196">
            <text:p>0.17</text:p>
          </table:table-cell>
          <table:table-cell office:value-type="float" office:value="0.32535">
            <text:p>0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404">
            <text:p>10404</text:p>
          </table:table-cell>
          <table:table-cell office:value-type="float" office:value="72.10629">
            <text:p>72.11</text:p>
          </table:table-cell>
          <table:table-cell office:value-type="float" office:value="56.29777">
            <text:p>56.3</text:p>
          </table:table-cell>
          <table:table-cell office:value-type="float" office:value="38.06717">
            <text:p>38.07</text:p>
          </table:table-cell>
          <table:table-cell office:value-type="float" office:value="22.63375">
            <text:p>22.63</text:p>
          </table:table-cell>
          <table:table-cell office:value-type="float" office:value="12.30737">
            <text:p>12.31</text:p>
          </table:table-cell>
          <table:table-cell office:value-type="float" office:value="6.38012">
            <text:p>6.38</text:p>
          </table:table-cell>
          <table:table-cell office:value-type="float" office:value="3.15535">
            <text:p>3.16</text:p>
          </table:table-cell>
          <table:table-cell office:value-type="float" office:value="1.54444">
            <text:p>1.54</text:p>
          </table:table-cell>
          <table:table-cell office:value-type="float" office:value="0.74455">
            <text:p>0.74</text:p>
          </table:table-cell>
          <table:table-cell office:value-type="float" office:value="0.36077">
            <text:p>0.36</text:p>
          </table:table-cell>
          <table:table-cell office:value-type="float" office:value="0.32812">
            <text:p>0.33</text:p>
          </table:table-cell>
          <table:table-cell office:value-type="float" office:value="0.19798">
            <text:p>0.2</text:p>
          </table:table-cell>
          <table:table-cell office:value-type="float" office:value="0.16681">
            <text:p>0.17</text:p>
          </table:table-cell>
          <table:table-cell office:value-type="float" office:value="0.09128">
            <text:p>0.09</text:p>
          </table:table-cell>
          <table:table-cell office:value-type="float" office:value="0.17184">
            <text:p>0.17</text:p>
          </table:table-cell>
          <table:table-cell office:value-type="float" office:value="0.20828">
            <text:p>0.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04">
            <text:p>10404</text:p>
          </table:table-cell>
          <table:table-cell office:value-type="float" office:value="71.07428">
            <text:p>71.07</text:p>
          </table:table-cell>
          <table:table-cell office:value-type="float" office:value="53.19032">
            <text:p>53.19</text:p>
          </table:table-cell>
          <table:table-cell office:value-type="float" office:value="33.63022">
            <text:p>33.63</text:p>
          </table:table-cell>
          <table:table-cell office:value-type="float" office:value="18.29135">
            <text:p>18.29</text:p>
          </table:table-cell>
          <table:table-cell office:value-type="float" office:value="8.92264">
            <text:p>8.92</text:p>
          </table:table-cell>
          <table:table-cell office:value-type="float" office:value="4.11746">
            <text:p>4.12</text:p>
          </table:table-cell>
          <table:table-cell office:value-type="float" office:value="1.81903">
            <text:p>1.82</text:p>
          </table:table-cell>
          <table:table-cell office:value-type="float" office:value="0.74711">
            <text:p>0.75</text:p>
          </table:table-cell>
          <table:table-cell office:value-type="float" office:value="0.32587">
            <text:p>0.33</text:p>
          </table:table-cell>
          <table:table-cell office:value-type="float" office:value="0.20182">
            <text:p>0.2</text:p>
          </table:table-cell>
          <table:table-cell office:value-type="float" office:value="0.19847">
            <text:p>0.2</text:p>
          </table:table-cell>
          <table:table-cell office:value-type="float" office:value="0.05223">
            <text:p>0.05</text:p>
          </table:table-cell>
          <table:table-cell office:value-type="float" office:value="0.1389">
            <text:p>0.14</text:p>
          </table:table-cell>
          <table:table-cell office:value-type="float" office:value="-0.00903">
            <text:p>-0.01</text:p>
          </table:table-cell>
          <table:table-cell office:value-type="float" office:value="0.02444">
            <text:p>0.02</text:p>
          </table:table-cell>
          <table:table-cell office:value-type="float" office:value="0.00646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04">
            <text:p>10404</text:p>
          </table:table-cell>
          <table:table-cell office:value-type="float" office:value="70.07075">
            <text:p>70.07</text:p>
          </table:table-cell>
          <table:table-cell office:value-type="float" office:value="50.25471">
            <text:p>50.25</text:p>
          </table:table-cell>
          <table:table-cell office:value-type="float" office:value="29.762">
            <text:p>29.76</text:p>
          </table:table-cell>
          <table:table-cell office:value-type="float" office:value="14.78793">
            <text:p>14.79</text:p>
          </table:table-cell>
          <table:table-cell office:value-type="float" office:value="6.50898">
            <text:p>6.51</text:p>
          </table:table-cell>
          <table:table-cell office:value-type="float" office:value="2.67523">
            <text:p>2.68</text:p>
          </table:table-cell>
          <table:table-cell office:value-type="float" office:value="1.10888">
            <text:p>1.11</text:p>
          </table:table-cell>
          <table:table-cell office:value-type="float" office:value="0.43735">
            <text:p>0.44</text:p>
          </table:table-cell>
          <table:table-cell office:value-type="float" office:value="0.1145">
            <text:p>0.11</text:p>
          </table:table-cell>
          <table:table-cell office:value-type="float" office:value="0.0911">
            <text:p>0.09</text:p>
          </table:table-cell>
          <table:table-cell office:value-type="float" office:value="0.12222">
            <text:p>0.12</text:p>
          </table:table-cell>
          <table:table-cell office:value-type="float" office:value="0.05535">
            <text:p>0.06</text:p>
          </table:table-cell>
          <table:table-cell office:value-type="float" office:value="-0.02813">
            <text:p>-0.03</text:p>
          </table:table-cell>
          <table:table-cell office:value-type="float" office:value="0.15075">
            <text:p>0.15</text:p>
          </table:table-cell>
          <table:table-cell office:value-type="float" office:value="0.02898">
            <text:p>0.03</text:p>
          </table:table-cell>
          <table:table-cell office:value-type="float" office:value="-0.04761">
            <text:p>-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404">
            <text:p>10404</text:p>
          </table:table-cell>
          <table:table-cell office:value-type="float" office:value="69.06179">
            <text:p>69.06</text:p>
          </table:table-cell>
          <table:table-cell office:value-type="float" office:value="47.47718">
            <text:p>47.48</text:p>
          </table:table-cell>
          <table:table-cell office:value-type="float" office:value="26.29903">
            <text:p>26.3</text:p>
          </table:table-cell>
          <table:table-cell office:value-type="float" office:value="11.94177">
            <text:p>11.94</text:p>
          </table:table-cell>
          <table:table-cell office:value-type="float" office:value="4.73313">
            <text:p>4.73</text:p>
          </table:table-cell>
          <table:table-cell office:value-type="float" office:value="1.80011">
            <text:p>1.8</text:p>
          </table:table-cell>
          <table:table-cell office:value-type="float" office:value="0.57266">
            <text:p>0.57</text:p>
          </table:table-cell>
          <table:table-cell office:value-type="float" office:value="0.20106">
            <text:p>0.2</text:p>
          </table:table-cell>
          <table:table-cell office:value-type="float" office:value="-0.01449">
            <text:p>-0.01</text:p>
          </table:table-cell>
          <table:table-cell office:value-type="float" office:value="0.01264">
            <text:p>0.01</text:p>
          </table:table-cell>
          <table:table-cell office:value-type="float" office:value="0.10509">
            <text:p>0.11</text:p>
          </table:table-cell>
          <table:table-cell office:value-type="float" office:value="0.01304">
            <text:p>0.01</text:p>
          </table:table-cell>
          <table:table-cell office:value-type="float" office:value="0.04539">
            <text:p>0.05</text:p>
          </table:table-cell>
          <table:table-cell office:value-type="float" office:value="0.06827">
            <text:p>0.07</text:p>
          </table:table-cell>
          <table:table-cell office:value-type="float" office:value="-0.00647">
            <text:p>-0.01</text:p>
          </table:table-cell>
          <table:table-cell office:value-type="float" office:value="0.27746">
            <text:p>0.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404">
            <text:p>10404</text:p>
          </table:table-cell>
          <table:table-cell office:value-type="float" office:value="68.07743">
            <text:p>68.08</text:p>
          </table:table-cell>
          <table:table-cell office:value-type="float" office:value="44.8778">
            <text:p>44.88</text:p>
          </table:table-cell>
          <table:table-cell office:value-type="float" office:value="23.28357">
            <text:p>23.28</text:p>
          </table:table-cell>
          <table:table-cell office:value-type="float" office:value="9.67871">
            <text:p>9.68</text:p>
          </table:table-cell>
          <table:table-cell office:value-type="float" office:value="3.43862">
            <text:p>3.44</text:p>
          </table:table-cell>
          <table:table-cell office:value-type="float" office:value="1.16889">
            <text:p>1.17</text:p>
          </table:table-cell>
          <table:table-cell office:value-type="float" office:value="0.42728">
            <text:p>0.43</text:p>
          </table:table-cell>
          <table:table-cell office:value-type="float" office:value="0.17053">
            <text:p>0.17</text:p>
          </table:table-cell>
          <table:table-cell office:value-type="float" office:value="-0.01287">
            <text:p>-0.01</text:p>
          </table:table-cell>
          <table:table-cell office:value-type="float" office:value="0.01986">
            <text:p>0.02</text:p>
          </table:table-cell>
          <table:table-cell office:value-type="float" office:value="0.04615">
            <text:p>0.05</text:p>
          </table:table-cell>
          <table:table-cell office:value-type="float" office:value="-0.08977">
            <text:p>-0.09</text:p>
          </table:table-cell>
          <table:table-cell office:value-type="float" office:value="0.11548">
            <text:p>0.12</text:p>
          </table:table-cell>
          <table:table-cell office:value-type="float" office:value="-0.03872">
            <text:p>-0.04</text:p>
          </table:table-cell>
          <table:table-cell office:value-type="float" office:value="-0.03199">
            <text:p>-0.03</text:p>
          </table:table-cell>
          <table:table-cell office:value-type="float" office:value="0.23095">
            <text:p>0.23</text:p>
          </table:table-cell>
        </table:table-row>
        <table:table-row table:style-name="ro1">
          <table:table-cell/>
          <table:table-cell office:value-type="string">
            <text:p>Time steps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/>
          <table:table-cell table:formula="of:=[.B75]" office:value-type="float" office:value="0">
            <text:p>0</text:p>
          </table:table-cell>
          <table:table-cell table:formula="of:=LN([.C75])" office:value-type="float" office:value="9.24994562656854">
            <text:p>9.25</text:p>
          </table:table-cell>
          <table:table-cell table:formula="of:=LN([.D75])" office:value-type="float" office:value="4.36342570504974">
            <text:p>4.36</text:p>
          </table:table-cell>
          <table:table-cell table:formula="of:=LN([.E75])" office:value-type="float" office:value="4.3689731828672">
            <text:p>4.37</text:p>
          </table:table-cell>
          <table:table-cell table:formula="of:=LN([.F75])" office:value-type="float" office:value="4.37949530856954">
            <text:p>4.38</text:p>
          </table:table-cell>
          <table:table-cell table:formula="of:=LN([.G75])" office:value-type="float" office:value="4.39118531562127">
            <text:p>4.39</text:p>
          </table:table-cell>
          <table:table-cell table:formula="of:=LN([.H75])" office:value-type="float" office:value="4.40604902271395">
            <text:p>4.41</text:p>
          </table:table-cell>
          <table:table-cell table:formula="of:=LN([.I75])" office:value-type="float" office:value="4.42647165809157">
            <text:p>4.43</text:p>
          </table:table-cell>
          <table:table-cell table:formula="of:=LN([.J75])" office:value-type="float" office:value="4.44277054349299">
            <text:p>4.44</text:p>
          </table:table-cell>
          <table:table-cell table:formula="of:=LN([.K75])" office:value-type="float" office:value="4.46418491064619">
            <text:p>4.46</text:p>
          </table:table-cell>
          <table:table-cell table:formula="of:=LN([.L75])" office:value-type="float" office:value="4.48378269959701">
            <text:p>4.48</text:p>
          </table:table-cell>
          <table:table-cell table:formula="of:=LN([.M75])" office:value-type="float" office:value="4.50312572170509">
            <text:p>4.5</text:p>
          </table:table-cell>
          <table:table-cell table:formula="of:=LN([.N75])" office:value-type="float" office:value="4.52131835781765">
            <text:p>4.52</text:p>
          </table:table-cell>
          <table:table-cell table:formula="of:=LN([.O75])" office:value-type="float" office:value="4.54027757550162">
            <text:p>4.54</text:p>
          </table:table-cell>
          <table:table-cell table:formula="of:=LN([.P75])" office:value-type="float" office:value="4.55247612150636">
            <text:p>4.55</text:p>
          </table:table-cell>
          <table:table-cell table:formula="of:=LN([.Q75])" office:value-type="float" office:value="4.56452661304976">
            <text:p>4.56</text:p>
          </table:table-cell>
          <table:table-cell table:formula="of:=LN([.R75])" office:value-type="float" office:value="4.57075481267351">
            <text:p>4.57</text:p>
          </table:table-cell>
          <table:table-cell table:formula="of:=LN([.S75])" office:value-type="float" office:value="4.57094834164488">
            <text:p>4.57</text:p>
          </table:table-cell>
        </table:table-row>
        <table:table-row table:style-name="ro1">
          <table:table-cell/>
          <table:table-cell table:formula="of:=[.B76]" office:value-type="float" office:value="1">
            <text:p>1</text:p>
          </table:table-cell>
          <table:table-cell table:formula="of:=LN([.C76])" office:value-type="float" office:value="9.24994562656854">
            <text:p>9.25</text:p>
          </table:table-cell>
          <table:table-cell table:formula="of:=LN([.D76])" office:value-type="float" office:value="4.3493416271909">
            <text:p>4.35</text:p>
          </table:table-cell>
          <table:table-cell table:formula="of:=LN([.E76])" office:value-type="float" office:value="4.31252515172319">
            <text:p>4.31</text:p>
          </table:table-cell>
          <table:table-cell table:formula="of:=LN([.F76])" office:value-type="float" office:value="4.25616716600806">
            <text:p>4.26</text:p>
          </table:table-cell>
          <table:table-cell table:formula="of:=LN([.G76])" office:value-type="float" office:value="4.17911622458908">
            <text:p>4.18</text:p>
          </table:table-cell>
          <table:table-cell table:formula="of:=LN([.H76])" office:value-type="float" office:value="4.08956599637413">
            <text:p>4.09</text:p>
          </table:table-cell>
          <table:table-cell table:formula="of:=LN([.I76])" office:value-type="float" office:value="3.99512441511505">
            <text:p>4</text:p>
          </table:table-cell>
          <table:table-cell table:formula="of:=LN([.J76])" office:value-type="float" office:value="3.88822813974241">
            <text:p>3.89</text:p>
          </table:table-cell>
          <table:table-cell table:formula="of:=LN([.K76])" office:value-type="float" office:value="3.78918079369503">
            <text:p>3.79</text:p>
          </table:table-cell>
          <table:table-cell table:formula="of:=LN([.L76])" office:value-type="float" office:value="3.69366896606817">
            <text:p>3.69</text:p>
          </table:table-cell>
          <table:table-cell table:formula="of:=LN([.M76])" office:value-type="float" office:value="3.60591677914892">
            <text:p>3.61</text:p>
          </table:table-cell>
          <table:table-cell table:formula="of:=LN([.N76])" office:value-type="float" office:value="3.53105156329252">
            <text:p>3.53</text:p>
          </table:table-cell>
          <table:table-cell table:formula="of:=LN([.O76])" office:value-type="float" office:value="3.47228782947469">
            <text:p>3.47</text:p>
          </table:table-cell>
          <table:table-cell table:formula="of:=LN([.P76])" office:value-type="float" office:value="3.42418121805253">
            <text:p>3.42</text:p>
          </table:table-cell>
          <table:table-cell table:formula="of:=LN([.Q76])" office:value-type="float" office:value="3.39045252859312">
            <text:p>3.39</text:p>
          </table:table-cell>
          <table:table-cell table:formula="of:=LN([.R76])" office:value-type="float" office:value="3.37083610752615">
            <text:p>3.37</text:p>
          </table:table-cell>
          <table:table-cell table:formula="of:=LN([.S76])" office:value-type="float" office:value="3.36029864808642">
            <text:p>3.36</text:p>
          </table:table-cell>
        </table:table-row>
        <table:table-row table:style-name="ro1">
          <table:table-cell/>
          <table:table-cell table:formula="of:=[.B77]" office:value-type="float" office:value="2">
            <text:p>2</text:p>
          </table:table-cell>
          <table:table-cell table:formula="of:=LN([.C77])" office:value-type="float" office:value="9.24994562656854">
            <text:p>9.25</text:p>
          </table:table-cell>
          <table:table-cell table:formula="of:=LN([.D77])" office:value-type="float" office:value="4.33519639235224">
            <text:p>4.34</text:p>
          </table:table-cell>
          <table:table-cell table:formula="of:=LN([.E77])" office:value-type="float" office:value="4.25604041975573">
            <text:p>4.26</text:p>
          </table:table-cell>
          <table:table-cell table:formula="of:=LN([.F77])" office:value-type="float" office:value="4.13286102103624">
            <text:p>4.13</text:p>
          </table:table-cell>
          <table:table-cell table:formula="of:=LN([.G77])" office:value-type="float" office:value="3.96682913258758">
            <text:p>3.97</text:p>
          </table:table-cell>
          <table:table-cell table:formula="of:=LN([.H77])" office:value-type="float" office:value="3.77453201249424">
            <text:p>3.77</text:p>
          </table:table-cell>
          <table:table-cell table:formula="of:=LN([.I77])" office:value-type="float" office:value="3.56235403368117">
            <text:p>3.56</text:p>
          </table:table-cell>
          <table:table-cell table:formula="of:=LN([.J77])" office:value-type="float" office:value="3.33866502460882">
            <text:p>3.34</text:p>
          </table:table-cell>
          <table:table-cell table:formula="of:=LN([.K77])" office:value-type="float" office:value="3.11864081798625">
            <text:p>3.12</text:p>
          </table:table-cell>
          <table:table-cell table:formula="of:=LN([.L77])" office:value-type="float" office:value="2.90416234029872">
            <text:p>2.9</text:p>
          </table:table-cell>
          <table:table-cell table:formula="of:=LN([.M77])" office:value-type="float" office:value="2.70638681844802">
            <text:p>2.71</text:p>
          </table:table-cell>
          <table:table-cell table:formula="of:=LN([.N77])" office:value-type="float" office:value="2.53719623937529">
            <text:p>2.54</text:p>
          </table:table-cell>
          <table:table-cell table:formula="of:=LN([.O77])" office:value-type="float" office:value="2.41443858359333">
            <text:p>2.41</text:p>
          </table:table-cell>
          <table:table-cell table:formula="of:=LN([.P77])" office:value-type="float" office:value="2.29906390086707">
            <text:p>2.3</text:p>
          </table:table-cell>
          <table:table-cell table:formula="of:=LN([.Q77])" office:value-type="float" office:value="2.2271953766802">
            <text:p>2.23</text:p>
          </table:table-cell>
          <table:table-cell table:formula="of:=LN([.R77])" office:value-type="float" office:value="2.18234667034072">
            <text:p>2.18</text:p>
          </table:table-cell>
          <table:table-cell table:formula="of:=LN([.S77])" office:value-type="float" office:value="2.15328894417395">
            <text:p>2.15</text:p>
          </table:table-cell>
        </table:table-row>
        <table:table-row table:style-name="ro1">
          <table:table-cell/>
          <table:table-cell table:formula="of:=[.B78]" office:value-type="float" office:value="3">
            <text:p>3</text:p>
          </table:table-cell>
          <table:table-cell table:formula="of:=LN([.C78])" office:value-type="float" office:value="9.24994562656854">
            <text:p>9.25</text:p>
          </table:table-cell>
          <table:table-cell table:formula="of:=LN([.D78])" office:value-type="float" office:value="4.32109626299572">
            <text:p>4.32</text:p>
          </table:table-cell>
          <table:table-cell table:formula="of:=LN([.E78])" office:value-type="float" office:value="4.19954191456952">
            <text:p>4.2</text:p>
          </table:table-cell>
          <table:table-cell table:formula="of:=LN([.F78])" office:value-type="float" office:value="4.00964052128416">
            <text:p>4.01</text:p>
          </table:table-cell>
          <table:table-cell table:formula="of:=LN([.G78])" office:value-type="float" office:value="3.75424903607478">
            <text:p>3.75</text:p>
          </table:table-cell>
          <table:table-cell table:formula="of:=LN([.H78])" office:value-type="float" office:value="3.45885950195404">
            <text:p>3.46</text:p>
          </table:table-cell>
          <table:table-cell table:formula="of:=LN([.I78])" office:value-type="float" office:value="3.13279492394233">
            <text:p>3.13</text:p>
          </table:table-cell>
          <table:table-cell table:formula="of:=LN([.J78])" office:value-type="float" office:value="2.78650580383689">
            <text:p>2.79</text:p>
          </table:table-cell>
          <table:table-cell table:formula="of:=LN([.K78])" office:value-type="float" office:value="2.4453590165355">
            <text:p>2.45</text:p>
          </table:table-cell>
          <table:table-cell table:formula="of:=LN([.L78])" office:value-type="float" office:value="2.12983755863436">
            <text:p>2.13</text:p>
          </table:table-cell>
          <table:table-cell table:formula="of:=LN([.M78])" office:value-type="float" office:value="1.82276544387502">
            <text:p>1.82</text:p>
          </table:table-cell>
          <table:table-cell table:formula="of:=LN([.N78])" office:value-type="float" office:value="1.54486099055923">
            <text:p>1.54</text:p>
          </table:table-cell>
          <table:table-cell table:number-columns-repeated="5"/>
        </table:table-row>
        <table:table-row table:style-name="ro1">
          <table:table-cell/>
          <table:table-cell table:formula="of:=[.B79]" office:value-type="float" office:value="4">
            <text:p>4</text:p>
          </table:table-cell>
          <table:table-cell table:formula="of:=LN([.C79])" office:value-type="float" office:value="9.24994562656854">
            <text:p>9.25</text:p>
          </table:table-cell>
          <table:table-cell table:formula="of:=LN([.D79])" office:value-type="float" office:value="4.30673328716338">
            <text:p>4.31</text:p>
          </table:table-cell>
          <table:table-cell table:formula="of:=LN([.E79])" office:value-type="float" office:value="4.14327027276026">
            <text:p>4.14</text:p>
          </table:table-cell>
          <table:table-cell table:formula="of:=LN([.F79])" office:value-type="float" office:value="3.88512980331577">
            <text:p>3.89</text:p>
          </table:table-cell>
          <table:table-cell table:formula="of:=LN([.G79])" office:value-type="float" office:value="3.5430877819006">
            <text:p>3.54</text:p>
          </table:table-cell>
          <table:table-cell table:formula="of:=LN([.H79])" office:value-type="float" office:value="3.14488735326631">
            <text:p>3.14</text:p>
          </table:table-cell>
          <table:table-cell table:formula="of:=LN([.I79])" office:value-type="float" office:value="2.70366459838966">
            <text:p>2.7</text:p>
          </table:table-cell>
          <table:table-cell table:formula="of:=LN([.J79])" office:value-type="float" office:value="2.22091289175002">
            <text:p>2.22</text:p>
          </table:table-cell>
          <table:table-cell table:formula="of:=LN([.K79])" office:value-type="float" office:value="1.7795586746466">
            <text:p>1.78</text:p>
          </table:table-cell>
          <table:table-cell table:number-columns-repeated="8"/>
        </table:table-row>
        <table:table-row table:style-name="ro1">
          <table:table-cell/>
          <table:table-cell table:formula="of:=[.B80]" office:value-type="float" office:value="5">
            <text:p>5</text:p>
          </table:table-cell>
          <table:table-cell table:formula="of:=LN([.C80])" office:value-type="float" office:value="9.24994562656854">
            <text:p>9.25</text:p>
          </table:table-cell>
          <table:table-cell table:formula="of:=LN([.D80])" office:value-type="float" office:value="4.29233453138246">
            <text:p>4.29</text:p>
          </table:table-cell>
          <table:table-cell table:formula="of:=LN([.E80])" office:value-type="float" office:value="4.08649852911395">
            <text:p>4.09</text:p>
          </table:table-cell>
          <table:table-cell table:formula="of:=LN([.F80])" office:value-type="float" office:value="3.7625691780998">
            <text:p>3.76</text:p>
          </table:table-cell>
          <table:table-cell table:formula="of:=LN([.G80])" office:value-type="float" office:value="3.32982561140939">
            <text:p>3.33</text:p>
          </table:table-cell>
          <table:table-cell table:formula="of:=LN([.H80])" office:value-type="float" office:value="2.83113294623445">
            <text:p>2.83</text:p>
          </table:table-cell>
          <table:table-cell table:formula="of:=LN([.I80])" office:value-type="float" office:value="2.27833338319175">
            <text:p>2.28</text:p>
          </table:table-cell>
          <table:table-cell table:formula="of:=LN([.J80])" office:value-type="float" office:value="1.67507208312842">
            <text:p>1.68</text:p>
          </table:table-cell>
          <table:table-cell table:number-columns-repeated="9"/>
        </table:table-row>
        <table:table-row table:style-name="ro1">
          <table:table-cell/>
          <table:table-cell table:formula="of:=[.B81]" office:value-type="float" office:value="6">
            <text:p>6</text:p>
          </table:table-cell>
          <table:table-cell table:formula="of:=LN([.C81])" office:value-type="float" office:value="9.24994562656854">
            <text:p>9.25</text:p>
          </table:table-cell>
          <table:table-cell table:formula="of:=LN([.D81])" office:value-type="float" office:value="4.27814128043024">
            <text:p>4.28</text:p>
          </table:table-cell>
          <table:table-cell table:formula="of:=LN([.E81])" office:value-type="float" office:value="4.03065492512494">
            <text:p>4.03</text:p>
          </table:table-cell>
          <table:table-cell table:formula="of:=LN([.F81])" office:value-type="float" office:value="3.6393522308832">
            <text:p>3.64</text:p>
          </table:table-cell>
          <table:table-cell table:formula="of:=LN([.G81])" office:value-type="float" office:value="3.11944215515272">
            <text:p>3.12</text:p>
          </table:table-cell>
          <table:table-cell table:formula="of:=LN([.H81])" office:value-type="float" office:value="2.51019826992939">
            <text:p>2.51</text:p>
          </table:table-cell>
          <table:table-cell table:formula="of:=LN([.I81])" office:value-type="float" office:value="1.85318690595725">
            <text:p>1.85</text:p>
          </table:table-cell>
          <table:table-cell table:number-columns-repeated="10"/>
        </table:table-row>
        <table:table-row table:style-name="ro1">
          <table:table-cell/>
          <table:table-cell table:formula="of:=[.B82]" office:value-type="float" office:value="7">
            <text:p>7</text:p>
          </table:table-cell>
          <table:table-cell table:formula="of:=LN([.C82])" office:value-type="float" office:value="9.24994562656854">
            <text:p>9.25</text:p>
          </table:table-cell>
          <table:table-cell table:formula="of:=LN([.D82])" office:value-type="float" office:value="4.26372552734154">
            <text:p>4.26</text:p>
          </table:table-cell>
          <table:table-cell table:formula="of:=LN([.E82])" office:value-type="float" office:value="3.97387642490458">
            <text:p>3.97</text:p>
          </table:table-cell>
          <table:table-cell table:formula="of:=LN([.F82])" office:value-type="float" office:value="3.51542506750896">
            <text:p>3.52</text:p>
          </table:table-cell>
          <table:table-cell table:formula="of:=LN([.G82])" office:value-type="float" office:value="2.90642827050448">
            <text:p>2.91</text:p>
          </table:table-cell>
          <table:table-cell table:formula="of:=LN([.H82])" office:value-type="float" office:value="2.18859186692874">
            <text:p>2.19</text:p>
          </table:table-cell>
          <table:table-cell table:number-columns-repeated="11"/>
        </table:table-row>
        <table:table-row table:style-name="ro1">
          <table:table-cell/>
          <table:table-cell table:formula="of:=[.B83]" office:value-type="float" office:value="8">
            <text:p>8</text:p>
          </table:table-cell>
          <table:table-cell table:formula="of:=LN([.C83])" office:value-type="float" office:value="9.24994562656854">
            <text:p>9.25</text:p>
          </table:table-cell>
          <table:table-cell table:formula="of:=LN([.D83])" office:value-type="float" office:value="4.24950544590729">
            <text:p>4.25</text:p>
          </table:table-cell>
          <table:table-cell table:formula="of:=LN([.E83])" office:value-type="float" office:value="3.91710427388996">
            <text:p>3.92</text:p>
          </table:table-cell>
          <table:table-cell table:formula="of:=LN([.F83])" office:value-type="float" office:value="3.39323241200786">
            <text:p>3.39</text:p>
          </table:table-cell>
          <table:table-cell table:formula="of:=LN([.G83])" office:value-type="float" office:value="2.69381130749542">
            <text:p>2.69</text:p>
          </table:table-cell>
          <table:table-cell table:formula="of:=LN([.H83])" office:value-type="float" office:value="1.87318276191692">
            <text:p>1.87</text:p>
          </table:table-cell>
          <table:table-cell table:number-columns-repeated="11"/>
        </table:table-row>
        <table:table-row table:style-name="ro1">
          <table:table-cell/>
          <table:table-cell table:formula="of:=[.B84]" office:value-type="float" office:value="9">
            <text:p>9</text:p>
          </table:table-cell>
          <table:table-cell table:formula="of:=LN([.C84])" office:value-type="float" office:value="9.24994562656854">
            <text:p>9.25</text:p>
          </table:table-cell>
          <table:table-cell table:formula="of:=LN([.D84])" office:value-type="float" office:value="4.23500161111624">
            <text:p>4.24</text:p>
          </table:table-cell>
          <table:table-cell table:formula="of:=LN([.E84])" office:value-type="float" office:value="3.8602491745488">
            <text:p>3.86</text:p>
          </table:table-cell>
          <table:table-cell table:formula="of:=LN([.F84])" office:value-type="float" office:value="3.26953205637428">
            <text:p>3.27</text:p>
          </table:table-cell>
          <table:table-cell table:formula="of:=LN([.G84])" office:value-type="float" office:value="2.48004233818384">
            <text:p>2.48</text:p>
          </table:table-cell>
          <table:table-cell table:formula="of:=LN([.H84])" office:value-type="float" office:value="1.55458671726992">
            <text:p>1.55</text:p>
          </table:table-cell>
          <table:table-cell table:number-columns-repeated="11"/>
        </table:table-row>
        <table:table-row table:style-name="ro1">
          <table:table-cell/>
          <table:table-cell table:formula="of:=[.B85]" office:value-type="float" office:value="10">
            <text:p>10</text:p>
          </table:table-cell>
          <table:table-cell table:formula="of:=LN([.C85])" office:value-type="float" office:value="9.24994562656854">
            <text:p>9.25</text:p>
          </table:table-cell>
          <table:table-cell table:formula="of:=LN([.D85])" office:value-type="float" office:value="4.22064573384635">
            <text:p>4.22</text:p>
          </table:table-cell>
          <table:table-cell table:formula="of:=LN([.E85])" office:value-type="float" office:value="3.8039432404051">
            <text:p>3.8</text:p>
          </table:table-cell>
          <table:table-cell table:formula="of:=LN([.F85])" office:value-type="float" office:value="3.14774796162171">
            <text:p>3.15</text:p>
          </table:table-cell>
          <table:table-cell table:formula="of:=LN([.G85])" office:value-type="float" office:value="2.26992862794518">
            <text:p>2.2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style-name="ce1" table:formula="of:=LN([.C75]/EXP(3))" office:value-type="float" office:value="6.24994562656854">
            <text:p>6.25</text:p>
          </table:table-cell>
          <table:table-cell table:style-name="ce1" table:formula="of:=LN([.D75]/EXP(3))" office:value-type="float" office:value="1.36342570504974">
            <text:p>1.36</text:p>
          </table:table-cell>
          <table:table-cell table:style-name="ce1" table:formula="of:=LN([.E75]/EXP(3))" office:value-type="float" office:value="1.3689731828672">
            <text:p>1.37</text:p>
          </table:table-cell>
          <table:table-cell table:style-name="ce1" table:formula="of:=LN([.F75]/EXP(3))" office:value-type="float" office:value="1.37949530856954">
            <text:p>1.38</text:p>
          </table:table-cell>
          <table:table-cell table:style-name="ce1" table:formula="of:=LN([.G75]/EXP(3))" office:value-type="float" office:value="1.39118531562127">
            <text:p>1.39</text:p>
          </table:table-cell>
          <table:table-cell table:style-name="ce1" table:formula="of:=LN([.H75]/EXP(3))" office:value-type="float" office:value="1.40604902271395">
            <text:p>1.41</text:p>
          </table:table-cell>
          <table:table-cell table:style-name="ce1" table:formula="of:=LN([.I75]/EXP(3))" office:value-type="float" office:value="1.42647165809157">
            <text:p>1.43</text:p>
          </table:table-cell>
          <table:table-cell table:style-name="ce1" table:formula="of:=LN([.J75]/EXP(3))" office:value-type="float" office:value="1.44277054349299">
            <text:p>1.44</text:p>
          </table:table-cell>
          <table:table-cell table:style-name="ce1" table:formula="of:=LN([.K75]/EXP(3))" office:value-type="float" office:value="1.46418491064619">
            <text:p>1.46</text:p>
          </table:table-cell>
          <table:table-cell table:style-name="ce1" table:formula="of:=LN([.L75]/EXP(3))" office:value-type="float" office:value="1.48378269959701">
            <text:p>1.48</text:p>
          </table:table-cell>
          <table:table-cell table:style-name="ce1" table:formula="of:=LN([.M75]/EXP(3))" office:value-type="float" office:value="1.50312572170509">
            <text:p>1.50</text:p>
          </table:table-cell>
          <table:table-cell table:style-name="ce1" table:formula="of:=LN([.N75]/EXP(3))" office:value-type="float" office:value="1.52131835781765">
            <text:p>1.52</text:p>
          </table:table-cell>
          <table:table-cell table:style-name="ce1" table:formula="of:=LN([.O75]/EXP(3))" office:value-type="float" office:value="1.54027757550162">
            <text:p>1.54</text:p>
          </table:table-cell>
          <table:table-cell table:style-name="ce1" table:formula="of:=LN([.P75]/EXP(3))" office:value-type="float" office:value="1.55247612150636">
            <text:p>1.55</text:p>
          </table:table-cell>
          <table:table-cell table:style-name="ce1" table:formula="of:=LN([.Q75]/EXP(3))" office:value-type="float" office:value="1.56452661304976">
            <text:p>1.56</text:p>
          </table:table-cell>
          <table:table-cell table:style-name="ce1" table:formula="of:=LN([.R75]/EXP(3))" office:value-type="float" office:value="1.57075481267351">
            <text:p>1.57</text:p>
          </table:table-cell>
          <table:table-cell table:style-name="ce1" table:formula="of:=LN([.S75]/EXP(3))" office:value-type="float" office:value="1.57094834164488">
            <text:p>1.5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43">
            <text:p>0.43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79">
            <text:p>0.79</text:p>
          </table:table-cell>
          <table:table-cell table:style-name="ce1" office:value-type="float" office:value="0.89">
            <text:p>0.89</text:p>
          </table:table-cell>
          <table:table-cell table:style-name="ce1" office:value-type="float" office:value="0.99">
            <text:p>0.99</text:p>
          </table:table-cell>
          <table:table-cell table:style-name="ce1" office:value-type="float" office:value="1.06">
            <text:p>1.06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1.17">
            <text:p>1.17</text:p>
          </table:table-cell>
          <table:table-cell table:style-name="ce1" office:value-type="float" office:value="1.19">
            <text:p>1.19</text:p>
          </table:table-cell>
          <table:table-cell table:style-name="ce1" office:value-type="float" office:value="1.21">
            <text:p>1.21</text:p>
          </table:table-cell>
        </table:table-row>
      </table:table>
      <table:table table:name="theta0.2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Real</text:p>
          </table:table-cell>
          <table:table-cell office:value-type="string">
            <text:p>nn rep. theta 0.2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2238.78083">
            <text:p>42238.78</text:p>
          </table:table-cell>
          <table:table-cell office:value-type="float" office:value="124.81966">
            <text:p>124.82</text:p>
          </table:table-cell>
          <table:table-cell office:value-type="float" office:value="125.17904">
            <text:p>125.18</text:p>
          </table:table-cell>
          <table:table-cell office:value-type="float" office:value="127.41887">
            <text:p>127.42</text:p>
          </table:table-cell>
          <table:table-cell office:value-type="float" office:value="130.09616">
            <text:p>130.1</text:p>
          </table:table-cell>
          <table:table-cell office:value-type="float" office:value="133.01812">
            <text:p>133.02</text:p>
          </table:table-cell>
          <table:table-cell office:value-type="float" office:value="137.31934">
            <text:p>137.32</text:p>
          </table:table-cell>
          <table:table-cell office:value-type="float" office:value="141.67161">
            <text:p>141.67</text:p>
          </table:table-cell>
          <table:table-cell office:value-type="float" office:value="147.02163">
            <text:p>147.02</text:p>
          </table:table-cell>
          <table:table-cell office:value-type="float" office:value="152.57454">
            <text:p>152.57</text:p>
          </table:table-cell>
          <table:table-cell office:value-type="float" office:value="158.1595">
            <text:p>158.16</text:p>
          </table:table-cell>
          <table:table-cell office:value-type="float" office:value="164.03666">
            <text:p>164.04</text:p>
          </table:table-cell>
          <table:table-cell office:value-type="float" office:value="169.09223">
            <text:p>169.09</text:p>
          </table:table-cell>
          <table:table-cell office:value-type="float" office:value="173.96475">
            <text:p>173.96</text:p>
          </table:table-cell>
          <table:table-cell office:value-type="float" office:value="177.52443">
            <text:p>177.52</text:p>
          </table:table-cell>
          <table:table-cell office:value-type="float" office:value="179.28116">
            <text:p>179.28</text:p>
          </table:table-cell>
          <table:table-cell office:value-type="float" office:value="180.26545">
            <text:p>180.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238.78103">
            <text:p>42238.78</text:p>
          </table:table-cell>
          <table:table-cell office:value-type="float" office:value="122.90577">
            <text:p>122.91</text:p>
          </table:table-cell>
          <table:table-cell office:value-type="float" office:value="117.72422">
            <text:p>117.72</text:p>
          </table:table-cell>
          <table:table-cell office:value-type="float" office:value="111.3626">
            <text:p>111.36</text:p>
          </table:table-cell>
          <table:table-cell office:value-type="float" office:value="103.517">
            <text:p>103.52</text:p>
          </table:table-cell>
          <table:table-cell office:value-type="float" office:value="94.79448">
            <text:p>94.79</text:p>
          </table:table-cell>
          <table:table-cell office:value-type="float" office:value="87.1096">
            <text:p>87.11</text:p>
          </table:table-cell>
          <table:table-cell office:value-type="float" office:value="79.44673">
            <text:p>79.45</text:p>
          </table:table-cell>
          <table:table-cell office:value-type="float" office:value="73.7215">
            <text:p>73.72</text:p>
          </table:table-cell>
          <table:table-cell office:value-type="float" office:value="68.92151">
            <text:p>68.92</text:p>
          </table:table-cell>
          <table:table-cell office:value-type="float" office:value="65.25108">
            <text:p>65.25</text:p>
          </table:table-cell>
          <table:table-cell office:value-type="float" office:value="62.86353">
            <text:p>62.86</text:p>
          </table:table-cell>
          <table:table-cell office:value-type="float" office:value="60.77476">
            <text:p>60.77</text:p>
          </table:table-cell>
          <table:table-cell office:value-type="float" office:value="59.73915">
            <text:p>59.74</text:p>
          </table:table-cell>
          <table:table-cell office:value-type="float" office:value="59.10169">
            <text:p>59.1</text:p>
          </table:table-cell>
          <table:table-cell office:value-type="float" office:value="58.59746">
            <text:p>58.6</text:p>
          </table:table-cell>
          <table:table-cell office:value-type="float" office:value="58.69319">
            <text:p>58.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238.78103">
            <text:p>42238.78</text:p>
          </table:table-cell>
          <table:table-cell office:value-type="float" office:value="121.0015">
            <text:p>121</text:p>
          </table:table-cell>
          <table:table-cell office:value-type="float" office:value="110.67334">
            <text:p>110.67</text:p>
          </table:table-cell>
          <table:table-cell office:value-type="float" office:value="97.4031">
            <text:p>97.4</text:p>
          </table:table-cell>
          <table:table-cell office:value-type="float" office:value="82.42031">
            <text:p>82.42</text:p>
          </table:table-cell>
          <table:table-cell office:value-type="float" office:value="67.62867">
            <text:p>67.63</text:p>
          </table:table-cell>
          <table:table-cell office:value-type="float" office:value="55.28484">
            <text:p>55.28</text:p>
          </table:table-cell>
          <table:table-cell office:value-type="float" office:value="44.84056">
            <text:p>44.84</text:p>
          </table:table-cell>
          <table:table-cell office:value-type="float" office:value="37.16118">
            <text:p>37.16</text:p>
          </table:table-cell>
          <table:table-cell office:value-type="float" office:value="31.25984">
            <text:p>31.26</text:p>
          </table:table-cell>
          <table:table-cell office:value-type="float" office:value="27.17312">
            <text:p>27.17</text:p>
          </table:table-cell>
          <table:table-cell office:value-type="float" office:value="24.26731">
            <text:p>24.27</text:p>
          </table:table-cell>
          <table:table-cell office:value-type="float" office:value="22.10799">
            <text:p>22.11</text:p>
          </table:table-cell>
          <table:table-cell office:value-type="float" office:value="20.85277">
            <text:p>20.85</text:p>
          </table:table-cell>
          <table:table-cell office:value-type="float" office:value="19.97839">
            <text:p>19.98</text:p>
          </table:table-cell>
          <table:table-cell office:value-type="float" office:value="19.5736">
            <text:p>19.57</text:p>
          </table:table-cell>
          <table:table-cell office:value-type="float" office:value="19.59385">
            <text:p>19.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238.78103">
            <text:p>42238.78</text:p>
          </table:table-cell>
          <table:table-cell office:value-type="float" office:value="119.10782">
            <text:p>119.11</text:p>
          </table:table-cell>
          <table:table-cell office:value-type="float" office:value="104.05312">
            <text:p>104.05</text:p>
          </table:table-cell>
          <table:table-cell office:value-type="float" office:value="85.2503">
            <text:p>85.25</text:p>
          </table:table-cell>
          <table:table-cell office:value-type="float" office:value="65.70109">
            <text:p>65.7</text:p>
          </table:table-cell>
          <table:table-cell office:value-type="float" office:value="48.17762">
            <text:p>48.18</text:p>
          </table:table-cell>
          <table:table-cell office:value-type="float" office:value="35.10494">
            <text:p>35.1</text:p>
          </table:table-cell>
          <table:table-cell office:value-type="float" office:value="25.42467">
            <text:p>25.42</text:p>
          </table:table-cell>
          <table:table-cell office:value-type="float" office:value="18.74617">
            <text:p>18.75</text:p>
          </table:table-cell>
          <table:table-cell office:value-type="float" office:value="14.32174">
            <text:p>14.32</text:p>
          </table:table-cell>
          <table:table-cell office:value-type="float" office:value="11.39253">
            <text:p>11.39</text:p>
          </table:table-cell>
          <table:table-cell office:value-type="float" office:value="9.52061">
            <text:p>9.52</text:p>
          </table:table-cell>
          <table:table-cell office:value-type="float" office:value="8.30023">
            <text:p>8.3</text:p>
          </table:table-cell>
          <table:table-cell office:value-type="float" office:value="7.43406">
            <text:p>7.43</text:p>
          </table:table-cell>
          <table:table-cell office:value-type="float" office:value="7.02094">
            <text:p>7.02</text:p>
          </table:table-cell>
          <table:table-cell office:value-type="float" office:value="6.64928">
            <text:p>6.65</text:p>
          </table:table-cell>
          <table:table-cell office:value-type="float" office:value="6.6492">
            <text:p>6.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38.78103">
            <text:p>42238.78</text:p>
          </table:table-cell>
          <table:table-cell office:value-type="float" office:value="117.26277">
            <text:p>117.26</text:p>
          </table:table-cell>
          <table:table-cell office:value-type="float" office:value="97.81972">
            <text:p>97.82</text:p>
          </table:table-cell>
          <table:table-cell office:value-type="float" office:value="74.58614">
            <text:p>74.59</text:p>
          </table:table-cell>
          <table:table-cell office:value-type="float" office:value="52.36416">
            <text:p>52.36</text:p>
          </table:table-cell>
          <table:table-cell office:value-type="float" office:value="34.49415">
            <text:p>34.49</text:p>
          </table:table-cell>
          <table:table-cell office:value-type="float" office:value="22.30811">
            <text:p>22.31</text:p>
          </table:table-cell>
          <table:table-cell office:value-type="float" office:value="14.3935">
            <text:p>14.39</text:p>
          </table:table-cell>
          <table:table-cell office:value-type="float" office:value="9.68461">
            <text:p>9.68</text:p>
          </table:table-cell>
          <table:table-cell office:value-type="float" office:value="6.54647">
            <text:p>6.55</text:p>
          </table:table-cell>
          <table:table-cell office:value-type="float" office:value="4.83325">
            <text:p>4.83</text:p>
          </table:table-cell>
          <table:table-cell office:value-type="float" office:value="3.75598">
            <text:p>3.76</text:p>
          </table:table-cell>
          <table:table-cell office:value-type="float" office:value="3.14332">
            <text:p>3.14</text:p>
          </table:table-cell>
          <table:table-cell office:value-type="float" office:value="2.85504">
            <text:p>2.86</text:p>
          </table:table-cell>
          <table:table-cell office:value-type="float" office:value="2.3117">
            <text:p>2.31</text:p>
          </table:table-cell>
          <table:table-cell office:value-type="float" office:value="2.55264">
            <text:p>2.55</text:p>
          </table:table-cell>
          <table:table-cell office:value-type="float" office:value="2.47587">
            <text:p>2.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238.78103">
            <text:p>42238.78</text:p>
          </table:table-cell>
          <table:table-cell office:value-type="float" office:value="115.44499">
            <text:p>115.44</text:p>
          </table:table-cell>
          <table:table-cell office:value-type="float" office:value="91.95738">
            <text:p>91.96</text:p>
          </table:table-cell>
          <table:table-cell office:value-type="float" office:value="65.3385">
            <text:p>65.34</text:p>
          </table:table-cell>
          <table:table-cell office:value-type="float" office:value="41.69786">
            <text:p>41.7</text:p>
          </table:table-cell>
          <table:table-cell office:value-type="float" office:value="24.60593">
            <text:p>24.61</text:p>
          </table:table-cell>
          <table:table-cell office:value-type="float" office:value="14.27135">
            <text:p>14.27</text:p>
          </table:table-cell>
          <table:table-cell office:value-type="float" office:value="8.2329">
            <text:p>8.23</text:p>
          </table:table-cell>
          <table:table-cell office:value-type="float" office:value="5.05756">
            <text:p>5.06</text:p>
          </table:table-cell>
          <table:table-cell office:value-type="float" office:value="3.14083">
            <text:p>3.14</text:p>
          </table:table-cell>
          <table:table-cell office:value-type="float" office:value="2.1841">
            <text:p>2.18</text:p>
          </table:table-cell>
          <table:table-cell office:value-type="float" office:value="1.52726">
            <text:p>1.53</text:p>
          </table:table-cell>
          <table:table-cell office:value-type="float" office:value="1.28428">
            <text:p>1.28</text:p>
          </table:table-cell>
          <table:table-cell office:value-type="float" office:value="1.12407">
            <text:p>1.12</text:p>
          </table:table-cell>
          <table:table-cell office:value-type="float" office:value="1.08556">
            <text:p>1.09</text:p>
          </table:table-cell>
          <table:table-cell office:value-type="float" office:value="1.00668">
            <text:p>1.01</text:p>
          </table:table-cell>
          <table:table-cell office:value-type="float" office:value="1.07463">
            <text:p>1.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238.78103">
            <text:p>42238.78</text:p>
          </table:table-cell>
          <table:table-cell office:value-type="float" office:value="113.67904">
            <text:p>113.68</text:p>
          </table:table-cell>
          <table:table-cell office:value-type="float" office:value="86.49361">
            <text:p>86.49</text:p>
          </table:table-cell>
          <table:table-cell office:value-type="float" office:value="57.15383">
            <text:p>57.15</text:p>
          </table:table-cell>
          <table:table-cell office:value-type="float" office:value="33.18828">
            <text:p>33.19</text:p>
          </table:table-cell>
          <table:table-cell office:value-type="float" office:value="17.65459">
            <text:p>17.65</text:p>
          </table:table-cell>
          <table:table-cell office:value-type="float" office:value="9.21542">
            <text:p>9.22</text:p>
          </table:table-cell>
          <table:table-cell office:value-type="float" office:value="4.93548">
            <text:p>4.94</text:p>
          </table:table-cell>
          <table:table-cell office:value-type="float" office:value="2.70468">
            <text:p>2.7</text:p>
          </table:table-cell>
          <table:table-cell office:value-type="float" office:value="1.71685">
            <text:p>1.72</text:p>
          </table:table-cell>
          <table:table-cell office:value-type="float" office:value="1.004">
            <text:p>1</text:p>
          </table:table-cell>
          <table:table-cell office:value-type="float" office:value="0.69412">
            <text:p>0.69</text:p>
          </table:table-cell>
          <table:table-cell office:value-type="float" office:value="0.63853">
            <text:p>0.64</text:p>
          </table:table-cell>
          <table:table-cell office:value-type="float" office:value="0.6126">
            <text:p>0.61</text:p>
          </table:table-cell>
          <table:table-cell office:value-type="float" office:value="0.78544">
            <text:p>0.79</text:p>
          </table:table-cell>
          <table:table-cell office:value-type="float" office:value="0.73091">
            <text:p>0.73</text:p>
          </table:table-cell>
          <table:table-cell office:value-type="float" office:value="0.52197">
            <text:p>0.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238.78103">
            <text:p>42238.78</text:p>
          </table:table-cell>
          <table:table-cell office:value-type="float" office:value="111.9087">
            <text:p>111.91</text:p>
          </table:table-cell>
          <table:table-cell office:value-type="float" office:value="81.28396">
            <text:p>81.28</text:p>
          </table:table-cell>
          <table:table-cell office:value-type="float" office:value="49.99044">
            <text:p>49.99</text:p>
          </table:table-cell>
          <table:table-cell office:value-type="float" office:value="26.51237">
            <text:p>26.51</text:p>
          </table:table-cell>
          <table:table-cell office:value-type="float" office:value="12.70252">
            <text:p>12.7</text:p>
          </table:table-cell>
          <table:table-cell office:value-type="float" office:value="5.94351">
            <text:p>5.94</text:p>
          </table:table-cell>
          <table:table-cell office:value-type="float" office:value="2.89629">
            <text:p>2.9</text:p>
          </table:table-cell>
          <table:table-cell office:value-type="float" office:value="1.43483">
            <text:p>1.43</text:p>
          </table:table-cell>
          <table:table-cell office:value-type="float" office:value="1.0829">
            <text:p>1.08</text:p>
          </table:table-cell>
          <table:table-cell office:value-type="float" office:value="0.50281">
            <text:p>0.5</text:p>
          </table:table-cell>
          <table:table-cell office:value-type="float" office:value="0.43655">
            <text:p>0.44</text:p>
          </table:table-cell>
          <table:table-cell office:value-type="float" office:value="0.5761">
            <text:p>0.58</text:p>
          </table:table-cell>
          <table:table-cell office:value-type="float" office:value="0.5837">
            <text:p>0.58</text:p>
          </table:table-cell>
          <table:table-cell office:value-type="float" office:value="0.45155">
            <text:p>0.45</text:p>
          </table:table-cell>
          <table:table-cell office:value-type="float" office:value="0.49629">
            <text:p>0.5</text:p>
          </table:table-cell>
          <table:table-cell office:value-type="float" office:value="0.47814">
            <text:p>0.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238.78103">
            <text:p>42238.78</text:p>
          </table:table-cell>
          <table:table-cell office:value-type="float" office:value="110.16515">
            <text:p>110.17</text:p>
          </table:table-cell>
          <table:table-cell office:value-type="float" office:value="76.425">
            <text:p>76.43</text:p>
          </table:table-cell>
          <table:table-cell office:value-type="float" office:value="43.76713">
            <text:p>43.77</text:p>
          </table:table-cell>
          <table:table-cell office:value-type="float" office:value="21.18311">
            <text:p>21.18</text:p>
          </table:table-cell>
          <table:table-cell office:value-type="float" office:value="9.03514">
            <text:p>9.04</text:p>
          </table:table-cell>
          <table:table-cell office:value-type="float" office:value="3.78692">
            <text:p>3.79</text:p>
          </table:table-cell>
          <table:table-cell office:value-type="float" office:value="1.63782">
            <text:p>1.64</text:p>
          </table:table-cell>
          <table:table-cell office:value-type="float" office:value="0.76455">
            <text:p>0.76</text:p>
          </table:table-cell>
          <table:table-cell office:value-type="float" office:value="0.80228">
            <text:p>0.8</text:p>
          </table:table-cell>
          <table:table-cell office:value-type="float" office:value="0.49928">
            <text:p>0.5</text:p>
          </table:table-cell>
          <table:table-cell office:value-type="float" office:value="0.32781">
            <text:p>0.33</text:p>
          </table:table-cell>
          <table:table-cell office:value-type="float" office:value="0.44678">
            <text:p>0.45</text:p>
          </table:table-cell>
          <table:table-cell office:value-type="float" office:value="0.45533">
            <text:p>0.46</text:p>
          </table:table-cell>
          <table:table-cell office:value-type="float" office:value="0.50351">
            <text:p>0.5</text:p>
          </table:table-cell>
          <table:table-cell office:value-type="float" office:value="0.35416">
            <text:p>0.35</text:p>
          </table:table-cell>
          <table:table-cell office:value-type="float" office:value="0.44614">
            <text:p>0.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238.78103">
            <text:p>42238.78</text:p>
          </table:table-cell>
          <table:table-cell office:value-type="float" office:value="108.45424">
            <text:p>108.45</text:p>
          </table:table-cell>
          <table:table-cell office:value-type="float" office:value="71.88074">
            <text:p>71.88</text:p>
          </table:table-cell>
          <table:table-cell office:value-type="float" office:value="38.28338">
            <text:p>38.28</text:p>
          </table:table-cell>
          <table:table-cell office:value-type="float" office:value="16.92749">
            <text:p>16.93</text:p>
          </table:table-cell>
          <table:table-cell office:value-type="float" office:value="6.57335">
            <text:p>6.57</text:p>
          </table:table-cell>
          <table:table-cell office:value-type="float" office:value="2.55078">
            <text:p>2.55</text:p>
          </table:table-cell>
          <table:table-cell office:value-type="float" office:value="1.01468">
            <text:p>1.01</text:p>
          </table:table-cell>
          <table:table-cell office:value-type="float" office:value="0.52968">
            <text:p>0.53</text:p>
          </table:table-cell>
          <table:table-cell office:value-type="float" office:value="0.37213">
            <text:p>0.37</text:p>
          </table:table-cell>
          <table:table-cell office:value-type="float" office:value="0.53496">
            <text:p>0.53</text:p>
          </table:table-cell>
          <table:table-cell office:value-type="float" office:value="0.18908">
            <text:p>0.19</text:p>
          </table:table-cell>
          <table:table-cell office:value-type="float" office:value="0.52138">
            <text:p>0.52</text:p>
          </table:table-cell>
          <table:table-cell office:value-type="float" office:value="0.35907">
            <text:p>0.36</text:p>
          </table:table-cell>
          <table:table-cell office:value-type="float" office:value="0.29357">
            <text:p>0.29</text:p>
          </table:table-cell>
          <table:table-cell office:value-type="float" office:value="0.46624">
            <text:p>0.47</text:p>
          </table:table-cell>
          <table:table-cell office:value-type="float" office:value="0.31738">
            <text:p>0.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238.78103">
            <text:p>42238.78</text:p>
          </table:table-cell>
          <table:table-cell office:value-type="float" office:value="106.77849">
            <text:p>106.78</text:p>
          </table:table-cell>
          <table:table-cell office:value-type="float" office:value="67.62305">
            <text:p>67.62</text:p>
          </table:table-cell>
          <table:table-cell office:value-type="float" office:value="33.53224">
            <text:p>33.53</text:p>
          </table:table-cell>
          <table:table-cell office:value-type="float" office:value="13.45603">
            <text:p>13.46</text:p>
          </table:table-cell>
          <table:table-cell office:value-type="float" office:value="4.64804">
            <text:p>4.65</text:p>
          </table:table-cell>
          <table:table-cell office:value-type="float" office:value="1.6622">
            <text:p>1.66</text:p>
          </table:table-cell>
          <table:table-cell office:value-type="float" office:value="0.74633">
            <text:p>0.75</text:p>
          </table:table-cell>
          <table:table-cell office:value-type="float" office:value="0.44741">
            <text:p>0.45</text:p>
          </table:table-cell>
          <table:table-cell office:value-type="float" office:value="0.29119">
            <text:p>0.29</text:p>
          </table:table-cell>
          <table:table-cell office:value-type="float" office:value="0.46069">
            <text:p>0.46</text:p>
          </table:table-cell>
          <table:table-cell office:value-type="float" office:value="0.33356">
            <text:p>0.33</text:p>
          </table:table-cell>
          <table:table-cell office:value-type="float" office:value="0.39954">
            <text:p>0.4</text:p>
          </table:table-cell>
          <table:table-cell office:value-type="float" office:value="0.51174">
            <text:p>0.51</text:p>
          </table:table-cell>
          <table:table-cell office:value-type="float" office:value="0.37919">
            <text:p>0.38</text:p>
          </table:table-cell>
          <table:table-cell office:value-type="float" office:value="0.56187">
            <text:p>0.56</text:p>
          </table:table-cell>
          <table:table-cell office:value-type="float" office:value="0.16679">
            <text:p>0.17</text:p>
          </table:table-cell>
        </table:table-row>
        <table:table-row table:style-name="ro1">
          <table:table-cell/>
          <table:table-cell office:value-type="string">
            <text:p>Time steps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10.6510940550375">
            <text:p>10.65</text:p>
          </table:table-cell>
          <table:table-cell table:formula="of:=LN([.D3])" office:value-type="float" office:value="4.82686997557974">
            <text:p>4.83</text:p>
          </table:table-cell>
          <table:table-cell table:formula="of:=LN([.E3])" office:value-type="float" office:value="4.82974503251045">
            <text:p>4.83</text:p>
          </table:table-cell>
          <table:table-cell table:formula="of:=LN([.F3])" office:value-type="float" office:value="4.84747984833949">
            <text:p>4.85</text:p>
          </table:table-cell>
          <table:table-cell table:formula="of:=LN([.G3])" office:value-type="float" office:value="4.86827386932575">
            <text:p>4.87</text:p>
          </table:table-cell>
          <table:table-cell table:formula="of:=LN([.H3])" office:value-type="float" office:value="4.89048535954335">
            <text:p>4.89</text:p>
          </table:table-cell>
          <table:table-cell table:formula="of:=LN([.I3])" office:value-type="float" office:value="4.92230916228607">
            <text:p>4.92</text:p>
          </table:table-cell>
          <table:table-cell table:formula="of:=LN([.J3])" office:value-type="float" office:value="4.95351177376517">
            <text:p>4.95</text:p>
          </table:table-cell>
          <table:table-cell table:formula="of:=LN([.K3])" office:value-type="float" office:value="4.99057971881143">
            <text:p>4.99</text:p>
          </table:table-cell>
          <table:table-cell table:formula="of:=LN([.L3])" office:value-type="float" office:value="5.02765326351531">
            <text:p>5.03</text:p>
          </table:table-cell>
          <table:table-cell table:formula="of:=LN([.M3])" office:value-type="float" office:value="5.06360401750178">
            <text:p>5.06</text:p>
          </table:table-cell>
          <table:table-cell table:formula="of:=LN([.N3])" office:value-type="float" office:value="5.10008993942899">
            <text:p>5.1</text:p>
          </table:table-cell>
          <table:table-cell table:formula="of:=LN([.O3])" office:value-type="float" office:value="5.13044430570632">
            <text:p>5.13</text:p>
          </table:table-cell>
          <table:table-cell table:formula="of:=LN([.P3])" office:value-type="float" office:value="5.15885269248428">
            <text:p>5.16</text:p>
          </table:table-cell>
          <table:table-cell table:formula="of:=LN([.Q3])" office:value-type="float" office:value="5.17910823324762">
            <text:p>5.18</text:p>
          </table:table-cell>
          <table:table-cell table:formula="of:=LN([.R3])" office:value-type="float" office:value="5.18895529979749">
            <text:p>5.19</text:p>
          </table:table-cell>
          <table:table-cell table:formula="of:=LN([.S3])" office:value-type="float" office:value="5.19443048677751">
            <text:p>5.19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10.6510940597724">
            <text:p>10.65</text:p>
          </table:table-cell>
          <table:table-cell table:formula="of:=LN([.D4])" office:value-type="float" office:value="4.81141796420874">
            <text:p>4.81</text:p>
          </table:table-cell>
          <table:table-cell table:formula="of:=LN([.E4])" office:value-type="float" office:value="4.76834477049714">
            <text:p>4.77</text:p>
          </table:table-cell>
          <table:table-cell table:formula="of:=LN([.F4])" office:value-type="float" office:value="4.71279154401471">
            <text:p>4.71</text:p>
          </table:table-cell>
          <table:table-cell table:formula="of:=LN([.G4])" office:value-type="float" office:value="4.6397358504254">
            <text:p>4.64</text:p>
          </table:table-cell>
          <table:table-cell table:formula="of:=LN([.H4])" office:value-type="float" office:value="4.55171117971757">
            <text:p>4.55</text:p>
          </table:table-cell>
          <table:table-cell table:formula="of:=LN([.I4])" office:value-type="float" office:value="4.46716709592495">
            <text:p>4.47</text:p>
          </table:table-cell>
          <table:table-cell table:formula="of:=LN([.J4])" office:value-type="float" office:value="4.37508673417473">
            <text:p>4.38</text:p>
          </table:table-cell>
          <table:table-cell table:formula="of:=LN([.K4])" office:value-type="float" office:value="4.30029447985452">
            <text:p>4.3</text:p>
          </table:table-cell>
          <table:table-cell table:formula="of:=LN([.L4])" office:value-type="float" office:value="4.23296832087996">
            <text:p>4.23</text:p>
          </table:table-cell>
          <table:table-cell table:formula="of:=LN([.M4])" office:value-type="float" office:value="4.17824259778996">
            <text:p>4.18</text:p>
          </table:table-cell>
          <table:table-cell table:formula="of:=LN([.N4])" office:value-type="float" office:value="4.14096618633104">
            <text:p>4.14</text:p>
          </table:table-cell>
          <table:table-cell table:formula="of:=LN([.O4])" office:value-type="float" office:value="4.10717457120221">
            <text:p>4.11</text:p>
          </table:table-cell>
          <table:table-cell table:formula="of:=LN([.P4])" office:value-type="float" office:value="4.08998758436401">
            <text:p>4.09</text:p>
          </table:table-cell>
          <table:table-cell table:formula="of:=LN([.Q4])" office:value-type="float" office:value="4.07925951960388">
            <text:p>4.08</text:p>
          </table:table-cell>
          <table:table-cell table:formula="of:=LN([.R4])" office:value-type="float" office:value="4.07069135093366">
            <text:p>4.07</text:p>
          </table:table-cell>
          <table:table-cell table:formula="of:=LN([.S4])" office:value-type="float" office:value="4.07232370647533">
            <text:p>4.07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10.6510940597724">
            <text:p>10.65</text:p>
          </table:table-cell>
          <table:table-cell table:formula="of:=LN([.D5])" office:value-type="float" office:value="4.79580294221412">
            <text:p>4.8</text:p>
          </table:table-cell>
          <table:table-cell table:formula="of:=LN([.E5])" office:value-type="float" office:value="4.70658297963515">
            <text:p>4.71</text:p>
          </table:table-cell>
          <table:table-cell table:formula="of:=LN([.F5])" office:value-type="float" office:value="4.57885803765741">
            <text:p>4.58</text:p>
          </table:table-cell>
          <table:table-cell table:formula="of:=LN([.G5])" office:value-type="float" office:value="4.4118318871266">
            <text:p>4.41</text:p>
          </table:table-cell>
          <table:table-cell table:formula="of:=LN([.H5])" office:value-type="float" office:value="4.2140320055647">
            <text:p>4.21</text:p>
          </table:table-cell>
          <table:table-cell table:formula="of:=LN([.I5])" office:value-type="float" office:value="4.01249872989594">
            <text:p>4.01</text:p>
          </table:table-cell>
          <table:table-cell table:formula="of:=LN([.J5])" office:value-type="float" office:value="3.80311308697522">
            <text:p>3.8</text:p>
          </table:table-cell>
          <table:table-cell table:formula="of:=LN([.K5])" office:value-type="float" office:value="3.61526466801628">
            <text:p>3.62</text:p>
          </table:table-cell>
          <table:table-cell table:formula="of:=LN([.L5])" office:value-type="float" office:value="3.44233420661811">
            <text:p>3.44</text:p>
          </table:table-cell>
          <table:table-cell table:formula="of:=LN([.M5])" office:value-type="float" office:value="3.30222824938139">
            <text:p>3.3</text:p>
          </table:table-cell>
          <table:table-cell table:formula="of:=LN([.N5])" office:value-type="float" office:value="3.18913017717213">
            <text:p>3.19</text:p>
          </table:table-cell>
          <table:table-cell table:formula="of:=LN([.O5])" office:value-type="float" office:value="3.09593908164596">
            <text:p>3.1</text:p>
          </table:table-cell>
          <table:table-cell table:formula="of:=LN([.P5])" office:value-type="float" office:value="3.03748679313756">
            <text:p>3.04</text:p>
          </table:table-cell>
          <table:table-cell table:formula="of:=LN([.Q5])" office:value-type="float" office:value="2.99465118939304">
            <text:p>2.99</text:p>
          </table:table-cell>
          <table:table-cell table:formula="of:=LN([.R5])" office:value-type="float" office:value="2.97418171952355">
            <text:p>2.97</text:p>
          </table:table-cell>
          <table:table-cell table:formula="of:=LN([.S5])" office:value-type="float" office:value="2.97521574148843">
            <text:p>2.98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10.6510940597724">
            <text:p>10.65</text:p>
          </table:table-cell>
          <table:table-cell table:formula="of:=LN([.D6])" office:value-type="float" office:value="4.78002913331578">
            <text:p>4.78</text:p>
          </table:table-cell>
          <table:table-cell table:formula="of:=LN([.E6])" office:value-type="float" office:value="4.64490153797394">
            <text:p>4.64</text:p>
          </table:table-cell>
          <table:table-cell table:formula="of:=LN([.F6])" office:value-type="float" office:value="4.44559163521902">
            <text:p>4.45</text:p>
          </table:table-cell>
          <table:table-cell table:formula="of:=LN([.G6])" office:value-type="float" office:value="4.18511551591611">
            <text:p>4.19</text:p>
          </table:table-cell>
          <table:table-cell table:formula="of:=LN([.H6])" office:value-type="float" office:value="3.87489459787611">
            <text:p>3.87</text:p>
          </table:table-cell>
          <table:table-cell table:formula="of:=LN([.I6])" office:value-type="float" office:value="3.55834186130951">
            <text:p>3.56</text:p>
          </table:table-cell>
          <table:table-cell table:formula="of:=LN([.J6])" office:value-type="float" office:value="3.23571996249936">
            <text:p>3.24</text:p>
          </table:table-cell>
          <table:table-cell table:formula="of:=LN([.K6])" office:value-type="float" office:value="2.93098946488448">
            <text:p>2.93</text:p>
          </table:table-cell>
          <table:table-cell table:formula="of:=LN([.L6])" office:value-type="float" office:value="2.66177866253084">
            <text:p>2.66</text:p>
          </table:table-cell>
          <table:table-cell table:formula="of:=LN([.M6])" office:value-type="float" office:value="2.43295787746382">
            <text:p>2.43</text:p>
          </table:table-cell>
          <table:table-cell table:formula="of:=LN([.N6])" office:value-type="float" office:value="2.25345892238077">
            <text:p>2.25</text:p>
          </table:table-cell>
          <table:table-cell table:number-columns-repeated="5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10.6510940597724">
            <text:p>10.65</text:p>
          </table:table-cell>
          <table:table-cell table:formula="of:=LN([.D7])" office:value-type="float" office:value="4.7644173139758">
            <text:p>4.76</text:p>
          </table:table-cell>
          <table:table-cell table:formula="of:=LN([.E7])" office:value-type="float" office:value="4.58312619270679">
            <text:p>4.58</text:p>
          </table:table-cell>
          <table:table-cell table:formula="of:=LN([.F7])" office:value-type="float" office:value="4.31195469906373">
            <text:p>4.31</text:p>
          </table:table-cell>
          <table:table-cell table:formula="of:=LN([.G7])" office:value-type="float" office:value="3.95822238784752">
            <text:p>3.96</text:p>
          </table:table-cell>
          <table:table-cell table:formula="of:=LN([.H7])" office:value-type="float" office:value="3.54078974444212">
            <text:p>3.54</text:p>
          </table:table-cell>
          <table:table-cell table:formula="of:=LN([.I7])" office:value-type="float" office:value="3.10495028948162">
            <text:p>3.1</text:p>
          </table:table-cell>
          <table:table-cell table:formula="of:=LN([.J7])" office:value-type="float" office:value="2.66677671578643">
            <text:p>2.67</text:p>
          </table:table-cell>
          <table:table-cell table:formula="of:=LN([.K7])" office:value-type="float" office:value="2.27053802759179">
            <text:p>2.27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10.6510940597724">
            <text:p>10.65</text:p>
          </table:table-cell>
          <table:table-cell table:formula="of:=LN([.D8])" office:value-type="float" office:value="4.74879413944963">
            <text:p>4.75</text:p>
          </table:table-cell>
          <table:table-cell table:formula="of:=LN([.E8])" office:value-type="float" office:value="4.52132520884101">
            <text:p>4.52</text:p>
          </table:table-cell>
          <table:table-cell table:formula="of:=LN([.F8])" office:value-type="float" office:value="4.17958144906827">
            <text:p>4.18</text:p>
          </table:table-cell>
          <table:table-cell table:formula="of:=LN([.G8])" office:value-type="float" office:value="3.73044980854305">
            <text:p>3.73</text:p>
          </table:table-cell>
          <table:table-cell table:formula="of:=LN([.H8])" office:value-type="float" office:value="3.20298747079934">
            <text:p>3.2</text:p>
          </table:table-cell>
          <table:table-cell table:formula="of:=LN([.I8])" office:value-type="float" office:value="2.65825403107853">
            <text:p>2.66</text:p>
          </table:table-cell>
          <table:table-cell table:formula="of:=LN([.J8])" office:value-type="float" office:value="2.10813832200178">
            <text:p>2.11</text:p>
          </table:table-cell>
          <table:table-cell table:number-columns-repeated="9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10.6510940597724">
            <text:p>10.65</text:p>
          </table:table-cell>
          <table:table-cell table:formula="of:=LN([.D9])" office:value-type="float" office:value="4.73337903899598">
            <text:p>4.73</text:p>
          </table:table-cell>
          <table:table-cell table:formula="of:=LN([.E9])" office:value-type="float" office:value="4.46007053837673">
            <text:p>4.46</text:p>
          </table:table-cell>
          <table:table-cell table:formula="of:=LN([.F9])" office:value-type="float" office:value="4.04574640461823">
            <text:p>4.05</text:p>
          </table:table-cell>
          <table:table-cell table:formula="of:=LN([.G9])" office:value-type="float" office:value="3.50219680155083">
            <text:p>3.5</text:p>
          </table:table-cell>
          <table:table-cell table:formula="of:=LN([.H9])" office:value-type="float" office:value="2.87099580622766">
            <text:p>2.87</text:p>
          </table:table-cell>
          <table:table-cell table:formula="of:=LN([.I9])" office:value-type="float" office:value="2.22087816794533">
            <text:p>2.22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10.6510940597724">
            <text:p>10.65</text:p>
          </table:table-cell>
          <table:table-cell table:formula="of:=LN([.D10])" office:value-type="float" office:value="4.71768336028494">
            <text:p>4.72</text:p>
          </table:table-cell>
          <table:table-cell table:formula="of:=LN([.E10])" office:value-type="float" office:value="4.39794870311581">
            <text:p>4.4</text:p>
          </table:table-cell>
          <table:table-cell table:formula="of:=LN([.F10])" office:value-type="float" office:value="3.9118317871471">
            <text:p>3.91</text:p>
          </table:table-cell>
          <table:table-cell table:formula="of:=LN([.G10])" office:value-type="float" office:value="3.2776114165313">
            <text:p>3.28</text:p>
          </table:table-cell>
          <table:table-cell table:formula="of:=LN([.H10])" office:value-type="float" office:value="2.54180039897772">
            <text:p>2.54</text:p>
          </table:table-cell>
          <table:table-cell table:number-columns-repeated="11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10.6510940597724">
            <text:p>10.65</text:p>
          </table:table-cell>
          <table:table-cell table:formula="of:=LN([.D11])" office:value-type="float" office:value="4.7019806035092">
            <text:p>4.7</text:p>
          </table:table-cell>
          <table:table-cell table:formula="of:=LN([.E11])" office:value-type="float" office:value="4.3363098677769">
            <text:p>4.34</text:p>
          </table:table-cell>
          <table:table-cell table:formula="of:=LN([.F11])" office:value-type="float" office:value="3.77888307902786">
            <text:p>3.78</text:p>
          </table:table-cell>
          <table:table-cell table:formula="of:=LN([.G11])" office:value-type="float" office:value="3.05320416603215">
            <text:p>3.05</text:p>
          </table:table-cell>
          <table:table-cell table:formula="of:=LN([.H11])" office:value-type="float" office:value="2.20112141922021">
            <text:p>2.2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10.6510940597724">
            <text:p>10.65</text:p>
          </table:table-cell>
          <table:table-cell table:formula="of:=LN([.D12])" office:value-type="float" office:value="4.68632833286641">
            <text:p>4.69</text:p>
          </table:table-cell>
          <table:table-cell table:formula="of:=LN([.E12])" office:value-type="float" office:value="4.27500835679837">
            <text:p>4.28</text:p>
          </table:table-cell>
          <table:table-cell table:formula="of:=LN([.F12])" office:value-type="float" office:value="3.64501585944753">
            <text:p>3.65</text:p>
          </table:table-cell>
          <table:table-cell table:formula="of:=LN([.G12])" office:value-type="float" office:value="2.8289389276228">
            <text:p>2.83</text:p>
          </table:table-cell>
          <table:table-cell table:number-columns-repeated="12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10.6510940597724">
            <text:p>10.65</text:p>
          </table:table-cell>
          <table:table-cell table:formula="of:=LN([.D13])" office:value-type="float" office:value="4.6707565017471">
            <text:p>4.67</text:p>
          </table:table-cell>
          <table:table-cell table:formula="of:=LN([.E13])" office:value-type="float" office:value="4.21394890126106">
            <text:p>4.21</text:p>
          </table:table-cell>
          <table:table-cell table:formula="of:=LN([.F13])" office:value-type="float" office:value="3.51250736409224">
            <text:p>3.51</text:p>
          </table:table-cell>
          <table:table-cell table:formula="of:=LN([.G13])" office:value-type="float" office:value="2.59942733271681">
            <text:p>2.6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style-name="ce1" table:formula="of:=LN([.C3]/EXP(3))" office:value-type="float" office:value="7.65109405503747">
            <text:p>7.65</text:p>
          </table:table-cell>
          <table:table-cell table:style-name="ce1" table:formula="of:=LN([.D3]/EXP(3))" office:value-type="float" office:value="1.82686997557974">
            <text:p>1.83</text:p>
          </table:table-cell>
          <table:table-cell table:style-name="ce1" table:formula="of:=LN([.E3]/EXP(3))" office:value-type="float" office:value="1.82974503251045">
            <text:p>1.83</text:p>
          </table:table-cell>
          <table:table-cell table:style-name="ce1" table:formula="of:=LN([.F3]/EXP(3))" office:value-type="float" office:value="1.84747984833949">
            <text:p>1.85</text:p>
          </table:table-cell>
          <table:table-cell table:style-name="ce1" table:formula="of:=LN([.G3]/EXP(3))" office:value-type="float" office:value="1.86827386932575">
            <text:p>1.87</text:p>
          </table:table-cell>
          <table:table-cell table:style-name="ce1" table:formula="of:=LN([.H3]/EXP(3))" office:value-type="float" office:value="1.89048535954335">
            <text:p>1.89</text:p>
          </table:table-cell>
          <table:table-cell table:style-name="ce1" table:formula="of:=LN([.I3]/EXP(3))" office:value-type="float" office:value="1.92230916228607">
            <text:p>1.92</text:p>
          </table:table-cell>
          <table:table-cell table:style-name="ce1" table:formula="of:=LN([.J3]/EXP(3))" office:value-type="float" office:value="1.95351177376517">
            <text:p>1.95</text:p>
          </table:table-cell>
          <table:table-cell table:style-name="ce1" table:formula="of:=LN([.K3]/EXP(3))" office:value-type="float" office:value="1.99057971881143">
            <text:p>1.99</text:p>
          </table:table-cell>
          <table:table-cell table:style-name="ce1" table:formula="of:=LN([.L3]/EXP(3))" office:value-type="float" office:value="2.02765326351531">
            <text:p>2.03</text:p>
          </table:table-cell>
          <table:table-cell table:style-name="ce1" table:formula="of:=LN([.M3]/EXP(3))" office:value-type="float" office:value="2.06360401750178">
            <text:p>2.06</text:p>
          </table:table-cell>
          <table:table-cell table:style-name="ce1" table:formula="of:=LN([.N3]/EXP(3))" office:value-type="float" office:value="2.10008993942898">
            <text:p>2.10</text:p>
          </table:table-cell>
          <table:table-cell table:style-name="ce1" table:formula="of:=LN([.O3]/EXP(3))" office:value-type="float" office:value="2.13044430570632">
            <text:p>2.13</text:p>
          </table:table-cell>
          <table:table-cell table:style-name="ce1" table:formula="of:=LN([.P3]/EXP(3))" office:value-type="float" office:value="2.15885269248428">
            <text:p>2.16</text:p>
          </table:table-cell>
          <table:table-cell table:style-name="ce1" table:formula="of:=LN([.Q3]/EXP(3))" office:value-type="float" office:value="2.17910823324762">
            <text:p>2.18</text:p>
          </table:table-cell>
          <table:table-cell table:style-name="ce1" table:formula="of:=LN([.R3]/EXP(3))" office:value-type="float" office:value="2.18895529979749">
            <text:p>2.19</text:p>
          </table:table-cell>
          <table:table-cell table:style-name="ce1" table:formula="of:=LN([.S3]/EXP(3))" office:value-type="float" office:value="2.19443048677751">
            <text:p>2.1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79">
            <text:p>0.79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1.02">
            <text:p>1.02</text:p>
          </table:table-cell>
          <table:table-cell table:style-name="ce1" office:value-type="float" office:value="1.06">
            <text:p>1.06</text:p>
          </table:table-cell>
          <table:table-cell table:style-name="ce1" office:value-type="float" office:value="1.09">
            <text:p>1.0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1.11">
            <text:p>1.1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>
            <draw:frame table:end-cell-address="'theta0.2'.P75" table:end-x="9.69mm" table:end-y="2.99mm" draw:z-index="0" draw:style-name="gr1" svg:width="199.74mm" svg:height="183.37mm" svg:x="13.18mm" svg:y="2.48mm">
              <draw:object draw:notify-on-update-of-ranges="'theta0.2'.D14:'theta0.2'.D14 'theta0.2'.D15:'theta0.2'.D25 'theta0.2'.B15:'theta0.2'.B25 'theta0.2'.E14:'theta0.2'.E14 'theta0.2'.E15:'theta0.2'.E25 'theta0.2'.B15:'theta0.2'.B25 'theta0.2'.F14:'theta0.2'.F14 'theta0.2'.F15:'theta0.2'.F25 'theta0.2'.B15:'theta0.2'.B25 'theta0.2'.G14:'theta0.2'.G14 'theta0.2'.G15:'theta0.2'.G25 'theta0.2'.B15:'theta0.2'.B25 'theta0.2'.H14:'theta0.2'.H14 'theta0.2'.H15:'theta0.2'.H25 'theta0.2'.B15:'theta0.2'.B25 'theta0.2'.I14:'theta0.2'.I14 'theta0.2'.I15:'theta0.2'.I25 'theta0.2'.B15:'theta0.2'.B25 'theta0.2'.J14:'theta0.2'.J14 'theta0.2'.J15:'theta0.2'.J25 'theta0.2'.B15:'theta0.2'.B25 'theta0.2'.K14:'theta0.2'.K14 'theta0.2'.K15:'theta0.2'.K25 'theta0.2'.B15:'theta0.2'.B25 'theta0.2'.L14:'theta0.2'.L14 'theta0.2'.L15:'theta0.2'.L25 'theta0.2'.B15:'theta0.2'.B25 'theta0.2'.M14:'theta0.2'.M14 'theta0.2'.M15:'theta0.2'.M25 'theta0.2'.B15:'theta0.2'.B25 'theta0.2'.N14:'theta0.2'.N14 'theta0.2'.N15:'theta0.2'.N25 'theta0.2'.B15:'theta0.2'.B25 'theta0.2'.O14:'theta0.2'.O14 'theta0.2'.O15:'theta0.2'.O25 'theta0.2'.B15:'theta0.2'.B25 'theta0.2'.P14:'theta0.2'.P14 'theta0.2'.P15:'theta0.2'.P25 'theta0.2'.B15:'theta0.2'.B25 'theta0.2'.Q14:'theta0.2'.Q14 'theta0.2'.Q15:'theta0.2'.Q25 'theta0.2'.B15:'theta0.2'.B25 'theta0.2'.R14:'theta0.2'.R14 'theta0.2'.R15:'theta0.2'.R25 'theta0.2'.B15:'theta0.2'.B25 'theta0.2'.S14:'theta0.2'.S14 'theta0.2'.S15:'theta0.2'.S25 'theta0.2'.B15:'theta0.2'.B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>
            <draw:frame table:end-cell-address="'theta0.2'.G69" table:end-x="15.34mm" table:end-y="2.28mm" draw:z-index="1" draw:style-name="gr1" svg:width="150.81mm" svg:height="147.79mm" svg:x="0.01mm" svg:y="3.34mm">
              <draw:object draw:notify-on-update-of-ranges="'theta0.2'.B1:'theta0.2'.B1 'theta0.2'.C30:'theta0.2'.S30 'theta0.2'.C29:'theta0.2'.S29 'theta0.2'.B77:'theta0.2'.B77 'theta0.2'.C107:'theta0.2'.S107 'theta0.2'.C106:'theta0.2'.S10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42">
          <table:table-cell table:number-columns-repeated="19"/>
        </table:table-row>
        <table:table-row table:style-name="ro1">
          <table:table-cell office:value-type="string">
            <text:p>Real</text:p>
          </table:table-cell>
          <table:table-cell office:value-type="string">
            <text:p>no int. theta 0.2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2025">
            <text:p>42025</text:p>
          </table:table-cell>
          <table:table-cell office:value-type="float" office:value="163.67587">
            <text:p>163.68</text:p>
          </table:table-cell>
          <table:table-cell office:value-type="float" office:value="164.33451">
            <text:p>164.33</text:p>
          </table:table-cell>
          <table:table-cell office:value-type="float" office:value="164.10497">
            <text:p>164.1</text:p>
          </table:table-cell>
          <table:table-cell office:value-type="float" office:value="164.28024">
            <text:p>164.28</text:p>
          </table:table-cell>
          <table:table-cell office:value-type="float" office:value="164.21055">
            <text:p>164.21</text:p>
          </table:table-cell>
          <table:table-cell office:value-type="float" office:value="164.36133">
            <text:p>164.36</text:p>
          </table:table-cell>
          <table:table-cell office:value-type="float" office:value="164.13024">
            <text:p>164.13</text:p>
          </table:table-cell>
          <table:table-cell office:value-type="float" office:value="164.40134">
            <text:p>164.4</text:p>
          </table:table-cell>
          <table:table-cell office:value-type="float" office:value="163.99771">
            <text:p>164</text:p>
          </table:table-cell>
          <table:table-cell office:value-type="float" office:value="163.96514">
            <text:p>163.97</text:p>
          </table:table-cell>
          <table:table-cell office:value-type="float" office:value="164.24025">
            <text:p>164.24</text:p>
          </table:table-cell>
          <table:table-cell office:value-type="float" office:value="164.08592">
            <text:p>164.09</text:p>
          </table:table-cell>
          <table:table-cell office:value-type="float" office:value="164.35106">
            <text:p>164.35</text:p>
          </table:table-cell>
          <table:table-cell office:value-type="float" office:value="164.23146">
            <text:p>164.23</text:p>
          </table:table-cell>
          <table:table-cell office:value-type="float" office:value="163.99407">
            <text:p>163.99</text:p>
          </table:table-cell>
          <table:table-cell office:value-type="float" office:value="163.97439">
            <text:p>163.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025">
            <text:p>42025</text:p>
          </table:table-cell>
          <table:table-cell office:value-type="float" office:value="161.57815">
            <text:p>161.58</text:p>
          </table:table-cell>
          <table:table-cell office:value-type="float" office:value="156.23431">
            <text:p>156.23</text:p>
          </table:table-cell>
          <table:table-cell office:value-type="float" office:value="146.63019">
            <text:p>146.63</text:p>
          </table:table-cell>
          <table:table-cell office:value-type="float" office:value="135.23192">
            <text:p>135.23</text:p>
          </table:table-cell>
          <table:table-cell office:value-type="float" office:value="121.98868">
            <text:p>121.99</text:p>
          </table:table-cell>
          <table:table-cell office:value-type="float" office:value="108.87638">
            <text:p>108.88</text:p>
          </table:table-cell>
          <table:table-cell office:value-type="float" office:value="95.62543">
            <text:p>95.63</text:p>
          </table:table-cell>
          <table:table-cell office:value-type="float" office:value="84.34649">
            <text:p>84.35</text:p>
          </table:table-cell>
          <table:table-cell office:value-type="float" office:value="73.71329">
            <text:p>73.71</text:p>
          </table:table-cell>
          <table:table-cell office:value-type="float" office:value="65.12047">
            <text:p>65.12</text:p>
          </table:table-cell>
          <table:table-cell office:value-type="float" office:value="58.06093">
            <text:p>58.06</text:p>
          </table:table-cell>
          <table:table-cell office:value-type="float" office:value="52.17488">
            <text:p>52.17</text:p>
          </table:table-cell>
          <table:table-cell office:value-type="float" office:value="48.27319">
            <text:p>48.27</text:p>
          </table:table-cell>
          <table:table-cell office:value-type="float" office:value="45.22608">
            <text:p>45.23</text:p>
          </table:table-cell>
          <table:table-cell office:value-type="float" office:value="43.57247">
            <text:p>43.57</text:p>
          </table:table-cell>
          <table:table-cell office:value-type="float" office:value="43.2552">
            <text:p>43.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025">
            <text:p>42025</text:p>
          </table:table-cell>
          <table:table-cell office:value-type="float" office:value="159.50563">
            <text:p>159.51</text:p>
          </table:table-cell>
          <table:table-cell office:value-type="float" office:value="148.49569">
            <text:p>148.5</text:p>
          </table:table-cell>
          <table:table-cell office:value-type="float" office:value="131.0177">
            <text:p>131.02</text:p>
          </table:table-cell>
          <table:table-cell office:value-type="float" office:value="111.30887">
            <text:p>111.31</text:p>
          </table:table-cell>
          <table:table-cell office:value-type="float" office:value="90.76519">
            <text:p>90.77</text:p>
          </table:table-cell>
          <table:table-cell office:value-type="float" office:value="72.26478">
            <text:p>72.26</text:p>
          </table:table-cell>
          <table:table-cell office:value-type="float" office:value="56.04642">
            <text:p>56.05</text:p>
          </table:table-cell>
          <table:table-cell office:value-type="float" office:value="43.35294">
            <text:p>43.35</text:p>
          </table:table-cell>
          <table:table-cell office:value-type="float" office:value="33.13408">
            <text:p>33.13</text:p>
          </table:table-cell>
          <table:table-cell office:value-type="float" office:value="25.93982">
            <text:p>25.94</text:p>
          </table:table-cell>
          <table:table-cell office:value-type="float" office:value="20.55996">
            <text:p>20.56</text:p>
          </table:table-cell>
          <table:table-cell office:value-type="float" office:value="16.52328">
            <text:p>16.52</text:p>
          </table:table-cell>
          <table:table-cell office:value-type="float" office:value="14.35266">
            <text:p>14.35</text:p>
          </table:table-cell>
          <table:table-cell office:value-type="float" office:value="12.43788">
            <text:p>12.44</text:p>
          </table:table-cell>
          <table:table-cell office:value-type="float" office:value="11.49147">
            <text:p>11.49</text:p>
          </table:table-cell>
          <table:table-cell office:value-type="float" office:value="11.24915">
            <text:p>11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025">
            <text:p>42025</text:p>
          </table:table-cell>
          <table:table-cell office:value-type="float" office:value="157.46539">
            <text:p>157.47</text:p>
          </table:table-cell>
          <table:table-cell office:value-type="float" office:value="141.13023">
            <text:p>141.13</text:p>
          </table:table-cell>
          <table:table-cell office:value-type="float" office:value="117.15791">
            <text:p>117.16</text:p>
          </table:table-cell>
          <table:table-cell office:value-type="float" office:value="91.59523">
            <text:p>91.6</text:p>
          </table:table-cell>
          <table:table-cell office:value-type="float" office:value="67.53657">
            <text:p>67.54</text:p>
          </table:table-cell>
          <table:table-cell office:value-type="float" office:value="47.71147">
            <text:p>47.71</text:p>
          </table:table-cell>
          <table:table-cell office:value-type="float" office:value="32.83376">
            <text:p>32.83</text:p>
          </table:table-cell>
          <table:table-cell office:value-type="float" office:value="22.37029">
            <text:p>22.37</text:p>
          </table:table-cell>
          <table:table-cell office:value-type="float" office:value="14.91164">
            <text:p>14.91</text:p>
          </table:table-cell>
          <table:table-cell office:value-type="float" office:value="10.39343">
            <text:p>10.39</text:p>
          </table:table-cell>
          <table:table-cell office:value-type="float" office:value="7.25407">
            <text:p>7.25</text:p>
          </table:table-cell>
          <table:table-cell office:value-type="float" office:value="5.45779">
            <text:p>5.46</text:p>
          </table:table-cell>
          <table:table-cell office:value-type="float" office:value="4.3806">
            <text:p>4.38</text:p>
          </table:table-cell>
          <table:table-cell office:value-type="float" office:value="3.47158">
            <text:p>3.47</text:p>
          </table:table-cell>
          <table:table-cell office:value-type="float" office:value="2.84383">
            <text:p>2.84</text:p>
          </table:table-cell>
          <table:table-cell office:value-type="float" office:value="2.54821">
            <text:p>2.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025">
            <text:p>42025</text:p>
          </table:table-cell>
          <table:table-cell office:value-type="float" office:value="155.43809">
            <text:p>155.44</text:p>
          </table:table-cell>
          <table:table-cell office:value-type="float" office:value="134.13231">
            <text:p>134.13</text:p>
          </table:table-cell>
          <table:table-cell office:value-type="float" office:value="104.68344">
            <text:p>104.68</text:p>
          </table:table-cell>
          <table:table-cell office:value-type="float" office:value="75.43803">
            <text:p>75.44</text:p>
          </table:table-cell>
          <table:table-cell office:value-type="float" office:value="50.17135">
            <text:p>50.17</text:p>
          </table:table-cell>
          <table:table-cell office:value-type="float" office:value="31.46051">
            <text:p>31.46</text:p>
          </table:table-cell>
          <table:table-cell office:value-type="float" office:value="19.16062">
            <text:p>19.16</text:p>
          </table:table-cell>
          <table:table-cell office:value-type="float" office:value="11.36905">
            <text:p>11.37</text:p>
          </table:table-cell>
          <table:table-cell office:value-type="float" office:value="6.6263">
            <text:p>6.63</text:p>
          </table:table-cell>
          <table:table-cell office:value-type="float" office:value="4.12186">
            <text:p>4.12</text:p>
          </table:table-cell>
          <table:table-cell office:value-type="float" office:value="2.41828">
            <text:p>2.42</text:p>
          </table:table-cell>
          <table:table-cell office:value-type="float" office:value="1.23666">
            <text:p>1.24</text:p>
          </table:table-cell>
          <table:table-cell office:value-type="float" office:value="1.1754">
            <text:p>1.18</text:p>
          </table:table-cell>
          <table:table-cell office:value-type="float" office:value="1.13536">
            <text:p>1.14</text:p>
          </table:table-cell>
          <table:table-cell office:value-type="float" office:value="0.72714">
            <text:p>0.73</text:p>
          </table:table-cell>
          <table:table-cell office:value-type="float" office:value="0.83724">
            <text:p>0.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025">
            <text:p>42025</text:p>
          </table:table-cell>
          <table:table-cell office:value-type="float" office:value="153.48033">
            <text:p>153.48</text:p>
          </table:table-cell>
          <table:table-cell office:value-type="float" office:value="127.45257">
            <text:p>127.45</text:p>
          </table:table-cell>
          <table:table-cell office:value-type="float" office:value="93.46558">
            <text:p>93.47</text:p>
          </table:table-cell>
          <table:table-cell office:value-type="float" office:value="61.98087">
            <text:p>61.98</text:p>
          </table:table-cell>
          <table:table-cell office:value-type="float" office:value="37.23373">
            <text:p>37.23</text:p>
          </table:table-cell>
          <table:table-cell office:value-type="float" office:value="20.87055">
            <text:p>20.87</text:p>
          </table:table-cell>
          <table:table-cell office:value-type="float" office:value="11.0042">
            <text:p>11</text:p>
          </table:table-cell>
          <table:table-cell office:value-type="float" office:value="5.79695">
            <text:p>5.8</text:p>
          </table:table-cell>
          <table:table-cell office:value-type="float" office:value="3.04473">
            <text:p>3.04</text:p>
          </table:table-cell>
          <table:table-cell office:value-type="float" office:value="1.59083">
            <text:p>1.59</text:p>
          </table:table-cell>
          <table:table-cell office:value-type="float" office:value="0.88889">
            <text:p>0.89</text:p>
          </table:table-cell>
          <table:table-cell office:value-type="float" office:value="0.4479">
            <text:p>0.45</text:p>
          </table:table-cell>
          <table:table-cell office:value-type="float" office:value="0.35652">
            <text:p>0.36</text:p>
          </table:table-cell>
          <table:table-cell office:value-type="float" office:value="0.07609">
            <text:p>0.08</text:p>
          </table:table-cell>
          <table:table-cell office:value-type="float" office:value="0.28044">
            <text:p>0.28</text:p>
          </table:table-cell>
          <table:table-cell office:value-type="float" office:value="0.21658">
            <text:p>0.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025">
            <text:p>42025</text:p>
          </table:table-cell>
          <table:table-cell office:value-type="float" office:value="151.51412">
            <text:p>151.51</text:p>
          </table:table-cell>
          <table:table-cell office:value-type="float" office:value="121.12995">
            <text:p>121.13</text:p>
          </table:table-cell>
          <table:table-cell office:value-type="float" office:value="83.46785">
            <text:p>83.47</text:p>
          </table:table-cell>
          <table:table-cell office:value-type="float" office:value="51.00184">
            <text:p>51</text:p>
          </table:table-cell>
          <table:table-cell office:value-type="float" office:value="27.67732">
            <text:p>27.68</text:p>
          </table:table-cell>
          <table:table-cell office:value-type="float" office:value="13.65584">
            <text:p>13.66</text:p>
          </table:table-cell>
          <table:table-cell office:value-type="float" office:value="6.38283">
            <text:p>6.38</text:p>
          </table:table-cell>
          <table:table-cell office:value-type="float" office:value="2.99997">
            <text:p>3</text:p>
          </table:table-cell>
          <table:table-cell office:value-type="float" office:value="1.38905">
            <text:p>1.39</text:p>
          </table:table-cell>
          <table:table-cell office:value-type="float" office:value="0.72277">
            <text:p>0.72</text:p>
          </table:table-cell>
          <table:table-cell office:value-type="float" office:value="0.41033">
            <text:p>0.41</text:p>
          </table:table-cell>
          <table:table-cell office:value-type="float" office:value="0.13043">
            <text:p>0.13</text:p>
          </table:table-cell>
          <table:table-cell office:value-type="float" office:value="0.14802">
            <text:p>0.15</text:p>
          </table:table-cell>
          <table:table-cell office:value-type="float" office:value="0.01774">
            <text:p>0.02</text:p>
          </table:table-cell>
          <table:table-cell office:value-type="float" office:value="0.09837">
            <text:p>0.1</text:p>
          </table:table-cell>
          <table:table-cell office:value-type="float" office:value="0.15518">
            <text:p>0.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025">
            <text:p>42025</text:p>
          </table:table-cell>
          <table:table-cell office:value-type="float" office:value="149.58204">
            <text:p>149.58</text:p>
          </table:table-cell>
          <table:table-cell office:value-type="float" office:value="115.17211">
            <text:p>115.17</text:p>
          </table:table-cell>
          <table:table-cell office:value-type="float" office:value="74.60519">
            <text:p>74.61</text:p>
          </table:table-cell>
          <table:table-cell office:value-type="float" office:value="41.90113">
            <text:p>41.9</text:p>
          </table:table-cell>
          <table:table-cell office:value-type="float" office:value="20.56688">
            <text:p>20.57</text:p>
          </table:table-cell>
          <table:table-cell office:value-type="float" office:value="9.14973">
            <text:p>9.15</text:p>
          </table:table-cell>
          <table:table-cell office:value-type="float" office:value="3.77417">
            <text:p>3.77</text:p>
          </table:table-cell>
          <table:table-cell office:value-type="float" office:value="1.52878">
            <text:p>1.53</text:p>
          </table:table-cell>
          <table:table-cell office:value-type="float" office:value="0.82259">
            <text:p>0.82</text:p>
          </table:table-cell>
          <table:table-cell office:value-type="float" office:value="0.26725">
            <text:p>0.27</text:p>
          </table:table-cell>
          <table:table-cell office:value-type="float" office:value="0.01818">
            <text:p>0.02</text:p>
          </table:table-cell>
          <table:table-cell office:value-type="float" office:value="-0.04981">
            <text:p>-0.05</text:p>
          </table:table-cell>
          <table:table-cell office:value-type="float" office:value="0.05968">
            <text:p>0.06</text:p>
          </table:table-cell>
          <table:table-cell office:value-type="float" office:value="-0.03978">
            <text:p>-0.04</text:p>
          </table:table-cell>
          <table:table-cell office:value-type="float" office:value="0.07358">
            <text:p>0.07</text:p>
          </table:table-cell>
          <table:table-cell office:value-type="float" office:value="0.11396">
            <text:p>0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025">
            <text:p>42025</text:p>
          </table:table-cell>
          <table:table-cell office:value-type="float" office:value="147.68677">
            <text:p>147.69</text:p>
          </table:table-cell>
          <table:table-cell office:value-type="float" office:value="109.46435">
            <text:p>109.46</text:p>
          </table:table-cell>
          <table:table-cell office:value-type="float" office:value="66.65611">
            <text:p>66.66</text:p>
          </table:table-cell>
          <table:table-cell office:value-type="float" office:value="34.44023">
            <text:p>34.44</text:p>
          </table:table-cell>
          <table:table-cell office:value-type="float" office:value="15.19305">
            <text:p>15.19</text:p>
          </table:table-cell>
          <table:table-cell office:value-type="float" office:value="6.00442">
            <text:p>6</text:p>
          </table:table-cell>
          <table:table-cell office:value-type="float" office:value="2.31177">
            <text:p>2.31</text:p>
          </table:table-cell>
          <table:table-cell office:value-type="float" office:value="0.61606">
            <text:p>0.62</text:p>
          </table:table-cell>
          <table:table-cell office:value-type="float" office:value="0.09885">
            <text:p>0.1</text:p>
          </table:table-cell>
          <table:table-cell office:value-type="float" office:value="0.08701">
            <text:p>0.09</text:p>
          </table:table-cell>
          <table:table-cell office:value-type="float" office:value="0.09364">
            <text:p>0.09</text:p>
          </table:table-cell>
          <table:table-cell office:value-type="float" office:value="0.01077">
            <text:p>0.01</text:p>
          </table:table-cell>
          <table:table-cell office:value-type="float" office:value="0.13483">
            <text:p>0.13</text:p>
          </table:table-cell>
          <table:table-cell office:value-type="float" office:value="-0.19729">
            <text:p>-0.2</text:p>
          </table:table-cell>
          <table:table-cell office:value-type="float" office:value="0.20584">
            <text:p>0.21</text:p>
          </table:table-cell>
          <table:table-cell office:value-type="float" office:value="0.13544">
            <text:p>0.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025">
            <text:p>42025</text:p>
          </table:table-cell>
          <table:table-cell office:value-type="float" office:value="145.79181">
            <text:p>145.79</text:p>
          </table:table-cell>
          <table:table-cell office:value-type="float" office:value="104.11257">
            <text:p>104.11</text:p>
          </table:table-cell>
          <table:table-cell office:value-type="float" office:value="59.52555">
            <text:p>59.53</text:p>
          </table:table-cell>
          <table:table-cell office:value-type="float" office:value="28.40797">
            <text:p>28.41</text:p>
          </table:table-cell>
          <table:table-cell office:value-type="float" office:value="11.19733">
            <text:p>11.2</text:p>
          </table:table-cell>
          <table:table-cell office:value-type="float" office:value="3.99727">
            <text:p>4</text:p>
          </table:table-cell>
          <table:table-cell office:value-type="float" office:value="1.25837">
            <text:p>1.26</text:p>
          </table:table-cell>
          <table:table-cell office:value-type="float" office:value="0.13718">
            <text:p>0.14</text:p>
          </table:table-cell>
          <table:table-cell office:value-type="float" office:value="0.26014">
            <text:p>0.26</text:p>
          </table:table-cell>
          <table:table-cell office:value-type="float" office:value="0.13405">
            <text:p>0.13</text:p>
          </table:table-cell>
          <table:table-cell office:value-type="float" office:value="0.13954">
            <text:p>0.14</text:p>
          </table:table-cell>
          <table:table-cell office:value-type="float" office:value="-0.11976">
            <text:p>-0.12</text:p>
          </table:table-cell>
          <table:table-cell office:value-type="float" office:value="-0.10202">
            <text:p>-0.1</text:p>
          </table:table-cell>
          <table:table-cell office:value-type="float" office:value="-0.12656">
            <text:p>-0.13</text:p>
          </table:table-cell>
          <table:table-cell office:value-type="float" office:value="-0.03267">
            <text:p>-0.03</text:p>
          </table:table-cell>
          <table:table-cell office:value-type="float" office:value="0.10038">
            <text:p>0.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025">
            <text:p>42025</text:p>
          </table:table-cell>
          <table:table-cell office:value-type="float" office:value="143.94492">
            <text:p>143.94</text:p>
          </table:table-cell>
          <table:table-cell office:value-type="float" office:value="98.95229">
            <text:p>98.95</text:p>
          </table:table-cell>
          <table:table-cell office:value-type="float" office:value="53.16555">
            <text:p>53.17</text:p>
          </table:table-cell>
          <table:table-cell office:value-type="float" office:value="23.39864">
            <text:p>23.4</text:p>
          </table:table-cell>
          <table:table-cell office:value-type="float" office:value="8.34763">
            <text:p>8.35</text:p>
          </table:table-cell>
          <table:table-cell office:value-type="float" office:value="2.66868">
            <text:p>2.67</text:p>
          </table:table-cell>
          <table:table-cell office:value-type="float" office:value="0.68779">
            <text:p>0.69</text:p>
          </table:table-cell>
          <table:table-cell office:value-type="float" office:value="0.09653">
            <text:p>0.1</text:p>
          </table:table-cell>
          <table:table-cell office:value-type="float" office:value="0.05828">
            <text:p>0.06</text:p>
          </table:table-cell>
          <table:table-cell office:value-type="float" office:value="0.33172">
            <text:p>0.33</text:p>
          </table:table-cell>
          <table:table-cell office:value-type="float" office:value="-0.00701">
            <text:p>-0.01</text:p>
          </table:table-cell>
          <table:table-cell office:value-type="float" office:value="-0.14469">
            <text:p>-0.14</text:p>
          </table:table-cell>
          <table:table-cell office:value-type="float" office:value="-0.0624">
            <text:p>-0.06</text:p>
          </table:table-cell>
          <table:table-cell office:value-type="float" office:value="0.08039">
            <text:p>0.08</text:p>
          </table:table-cell>
          <table:table-cell office:value-type="float" office:value="0.07456">
            <text:p>0.07</text:p>
          </table:table-cell>
          <table:table-cell office:value-type="float" office:value="0.07707">
            <text:p>0.0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/>
          <table:table-cell table:formula="of:=[.B79]" office:value-type="float" office:value="0">
            <text:p>0</text:p>
          </table:table-cell>
          <table:table-cell table:style-name="ce2" table:formula="of:=LN([.C79])" office:value-type="float" office:value="10.6460199582768">
            <text:p>10.646</text:p>
          </table:table-cell>
          <table:table-cell table:style-name="ce2" table:formula="of:=LN([.D79])" office:value-type="float" office:value="5.09788806972467">
            <text:p>5.098</text:p>
          </table:table-cell>
          <table:table-cell table:style-name="ce2" table:formula="of:=LN([.E79])" office:value-type="float" office:value="5.10190404559235">
            <text:p>5.102</text:p>
          </table:table-cell>
          <table:table-cell table:style-name="ce2" table:formula="of:=LN([.F79])" office:value-type="float" office:value="5.10050628404815">
            <text:p>5.101</text:p>
          </table:table-cell>
          <table:table-cell table:style-name="ce2" table:formula="of:=LN([.G79])" office:value-type="float" office:value="5.10157375000767">
            <text:p>5.102</text:p>
          </table:table-cell>
          <table:table-cell table:style-name="ce2" table:formula="of:=LN([.H79])" office:value-type="float" office:value="5.10114944586785">
            <text:p>5.101</text:p>
          </table:table-cell>
          <table:table-cell table:style-name="ce2" table:formula="of:=LN([.I79])" office:value-type="float" office:value="5.10206723597566">
            <text:p>5.102</text:p>
          </table:table-cell>
          <table:table-cell table:style-name="ce2" table:formula="of:=LN([.J79])" office:value-type="float" office:value="5.1006602589983">
            <text:p>5.101</text:p>
          </table:table-cell>
          <table:table-cell table:style-name="ce2" table:formula="of:=LN([.K79])" office:value-type="float" office:value="5.10231063344044">
            <text:p>5.102</text:p>
          </table:table-cell>
          <table:table-cell table:style-name="ce2" table:formula="of:=LN([.L79])" office:value-type="float" office:value="5.09985246431208">
            <text:p>5.100</text:p>
          </table:table-cell>
          <table:table-cell table:style-name="ce2" table:formula="of:=LN([.M79])" office:value-type="float" office:value="5.0996538442543">
            <text:p>5.100</text:p>
          </table:table-cell>
          <table:table-cell table:style-name="ce2" table:formula="of:=LN([.N79])" office:value-type="float" office:value="5.10133029487221">
            <text:p>5.101</text:p>
          </table:table-cell>
          <table:table-cell table:style-name="ce2" table:formula="of:=LN([.O79])" office:value-type="float" office:value="5.10039019307425">
            <text:p>5.100</text:p>
          </table:table-cell>
          <table:table-cell table:style-name="ce2" table:formula="of:=LN([.P79])" office:value-type="float" office:value="5.10200474973957">
            <text:p>5.102</text:p>
          </table:table-cell>
          <table:table-cell table:style-name="ce2" table:formula="of:=LN([.Q79])" office:value-type="float" office:value="5.10127677428134">
            <text:p>5.101</text:p>
          </table:table-cell>
          <table:table-cell table:style-name="ce2" table:formula="of:=LN([.R79])" office:value-type="float" office:value="5.09983026863388">
            <text:p>5.100</text:p>
          </table:table-cell>
          <table:table-cell table:style-name="ce2" table:formula="of:=LN([.S79])" office:value-type="float" office:value="5.0997102570936">
            <text:p>5.100</text:p>
          </table:table-cell>
        </table:table-row>
        <table:table-row table:style-name="ro1">
          <table:table-cell/>
          <table:table-cell table:formula="of:=[.B80]" office:value-type="float" office:value="1">
            <text:p>1</text:p>
          </table:table-cell>
          <table:table-cell table:style-name="ce2" table:formula="of:=LN([.C80])" office:value-type="float" office:value="10.6460199582768">
            <text:p>10.646</text:p>
          </table:table-cell>
          <table:table-cell table:style-name="ce2" table:formula="of:=LN([.D80])" office:value-type="float" office:value="5.08498892654921">
            <text:p>5.085</text:p>
          </table:table-cell>
          <table:table-cell table:style-name="ce2" table:formula="of:=LN([.E80])" office:value-type="float" office:value="5.05135686757449">
            <text:p>5.051</text:p>
          </table:table-cell>
          <table:table-cell table:style-name="ce2" table:formula="of:=LN([.F80])" office:value-type="float" office:value="4.98791370276664">
            <text:p>4.988</text:p>
          </table:table-cell>
          <table:table-cell table:style-name="ce2" table:formula="of:=LN([.G80])" office:value-type="float" office:value="4.90699123041746">
            <text:p>4.907</text:p>
          </table:table-cell>
          <table:table-cell table:style-name="ce2" table:formula="of:=LN([.H80])" office:value-type="float" office:value="4.80392825354304">
            <text:p>4.804</text:p>
          </table:table-cell>
          <table:table-cell table:style-name="ce2" table:formula="of:=LN([.I80])" office:value-type="float" office:value="4.69021311017845">
            <text:p>4.690</text:p>
          </table:table-cell>
          <table:table-cell table:style-name="ce2" table:formula="of:=LN([.J80])" office:value-type="float" office:value="4.56043878886862">
            <text:p>4.560</text:p>
          </table:table-cell>
          <table:table-cell table:style-name="ce2" table:formula="of:=LN([.K80])" office:value-type="float" office:value="4.43493319579658">
            <text:p>4.435</text:p>
          </table:table-cell>
          <table:table-cell table:style-name="ce2" table:formula="of:=LN([.L80])" office:value-type="float" office:value="4.30018310858308">
            <text:p>4.300</text:p>
          </table:table-cell>
          <table:table-cell table:style-name="ce2" table:formula="of:=LN([.M80])" office:value-type="float" office:value="4.17623893911296">
            <text:p>4.176</text:p>
          </table:table-cell>
          <table:table-cell table:style-name="ce2" table:formula="of:=LN([.N80])" office:value-type="float" office:value="4.0614929763807">
            <text:p>4.061</text:p>
          </table:table-cell>
          <table:table-cell table:style-name="ce2" table:formula="of:=LN([.O80])" office:value-type="float" office:value="3.95460115300854">
            <text:p>3.955</text:p>
          </table:table-cell>
          <table:table-cell table:style-name="ce2" table:formula="of:=LN([.P80])" office:value-type="float" office:value="3.87687633408501">
            <text:p>3.877</text:p>
          </table:table-cell>
          <table:table-cell table:style-name="ce2" table:formula="of:=LN([.Q80])" office:value-type="float" office:value="3.81167391159324">
            <text:p>3.812</text:p>
          </table:table-cell>
          <table:table-cell table:style-name="ce2" table:formula="of:=LN([.R80])" office:value-type="float" office:value="3.7744255289058">
            <text:p>3.774</text:p>
          </table:table-cell>
          <table:table-cell table:style-name="ce2" table:formula="of:=LN([.S80])" office:value-type="float" office:value="3.76711745736457">
            <text:p>3.767</text:p>
          </table:table-cell>
        </table:table-row>
        <table:table-row table:style-name="ro1">
          <table:table-cell/>
          <table:table-cell table:formula="of:=[.B81]" office:value-type="float" office:value="2">
            <text:p>2</text:p>
          </table:table-cell>
          <table:table-cell table:style-name="ce2" table:formula="of:=LN([.C81])" office:value-type="float" office:value="10.6460199582768">
            <text:p>10.646</text:p>
          </table:table-cell>
          <table:table-cell table:style-name="ce2" table:formula="of:=LN([.D81])" office:value-type="float" office:value="5.07207921940759">
            <text:p>5.072</text:p>
          </table:table-cell>
          <table:table-cell table:style-name="ce2" table:formula="of:=LN([.E81])" office:value-type="float" office:value="5.00055593425254">
            <text:p>5.001</text:p>
          </table:table-cell>
          <table:table-cell table:style-name="ce2" table:formula="of:=LN([.F81])" office:value-type="float" office:value="4.87533242857783">
            <text:p>4.875</text:p>
          </table:table-cell>
          <table:table-cell table:style-name="ce2" table:formula="of:=LN([.G81])" office:value-type="float" office:value="4.71230894962538">
            <text:p>4.712</text:p>
          </table:table-cell>
          <table:table-cell table:style-name="ce2" table:formula="of:=LN([.H81])" office:value-type="float" office:value="4.50827584205811">
            <text:p>4.508</text:p>
          </table:table-cell>
          <table:table-cell table:style-name="ce2" table:formula="of:=LN([.I81])" office:value-type="float" office:value="4.28033687354552">
            <text:p>4.280</text:p>
          </table:table-cell>
          <table:table-cell table:style-name="ce2" table:formula="of:=LN([.J81])" office:value-type="float" office:value="4.02618027593503">
            <text:p>4.026</text:p>
          </table:table-cell>
          <table:table-cell table:style-name="ce2" table:formula="of:=LN([.K81])" office:value-type="float" office:value="3.76937452099608">
            <text:p>3.769</text:p>
          </table:table-cell>
          <table:table-cell table:style-name="ce2" table:formula="of:=LN([.L81])" office:value-type="float" office:value="3.50056235995177">
            <text:p>3.501</text:p>
          </table:table-cell>
          <table:table-cell table:style-name="ce2" table:formula="of:=LN([.M81])" office:value-type="float" office:value="3.25577923977401">
            <text:p>3.256</text:p>
          </table:table-cell>
          <table:table-cell table:style-name="ce2" table:formula="of:=LN([.N81])" office:value-type="float" office:value="3.02334549505978">
            <text:p>3.023</text:p>
          </table:table-cell>
          <table:table-cell table:style-name="ce2" table:formula="of:=LN([.O81])" office:value-type="float" office:value="2.80477029560044">
            <text:p>2.805</text:p>
          </table:table-cell>
          <table:table-cell table:style-name="ce2" table:formula="of:=LN([.P81])" office:value-type="float" office:value="2.66393529088116">
            <text:p>2.664</text:p>
          </table:table-cell>
          <table:table-cell table:style-name="ce2" table:formula="of:=LN([.Q81])" office:value-type="float" office:value="2.5207466547818">
            <text:p>2.521</text:p>
          </table:table-cell>
          <table:table-cell table:style-name="ce2" table:formula="of:=LN([.R81])" office:value-type="float" office:value="2.4416050210142">
            <text:p>2.442</text:p>
          </table:table-cell>
          <table:table-cell table:style-name="ce2" table:formula="of:=LN([.S81])" office:value-type="float" office:value="2.42029257024041">
            <text:p>2.420</text:p>
          </table:table-cell>
        </table:table-row>
        <table:table-row table:style-name="ro1">
          <table:table-cell/>
          <table:table-cell table:formula="of:=[.B82]" office:value-type="float" office:value="3">
            <text:p>3</text:p>
          </table:table-cell>
          <table:table-cell table:style-name="ce2" table:formula="of:=LN([.C82])" office:value-type="float" office:value="10.6460199582768">
            <text:p>10.646</text:p>
          </table:table-cell>
          <table:table-cell table:style-name="ce2" table:formula="of:=LN([.D82])" office:value-type="float" office:value="5.05920568808625">
            <text:p>5.059</text:p>
          </table:table-cell>
          <table:table-cell table:style-name="ce2" table:formula="of:=LN([.E82])" office:value-type="float" office:value="4.9496830811277">
            <text:p>4.950</text:p>
          </table:table-cell>
          <table:table-cell table:style-name="ce2" table:formula="of:=LN([.F82])" office:value-type="float" office:value="4.76352268294757">
            <text:p>4.764</text:p>
          </table:table-cell>
          <table:table-cell table:style-name="ce2" table:formula="of:=LN([.G82])" office:value-type="float" office:value="4.51737919608837">
            <text:p>4.517</text:p>
          </table:table-cell>
          <table:table-cell table:style-name="ce2" table:formula="of:=LN([.H82])" office:value-type="float" office:value="4.21266922894767">
            <text:p>4.213</text:p>
          </table:table-cell>
          <table:table-cell table:style-name="ce2" table:formula="of:=LN([.I82])" office:value-type="float" office:value="3.86517183020406">
            <text:p>3.865</text:p>
          </table:table-cell>
          <table:table-cell table:style-name="ce2" table:formula="of:=LN([.J82])" office:value-type="float" office:value="3.49145725434936">
            <text:p>3.491</text:p>
          </table:table-cell>
          <table:table-cell table:style-name="ce2" table:formula="of:=LN([.K82])" office:value-type="float" office:value="3.1077337392088">
            <text:p>3.108</text:p>
          </table:table-cell>
          <table:table-cell table:style-name="ce2" table:formula="of:=LN([.L82])" office:value-type="float" office:value="2.70214211602092">
            <text:p>2.702</text:p>
          </table:table-cell>
          <table:table-cell table:style-name="ce2" table:formula="of:=LN([.M82])" office:value-type="float" office:value="2.34117387575214">
            <text:p>2.341</text:p>
          </table:table-cell>
          <table:table-cell table:style-name="ce2" table:number-columns-repeated="6"/>
        </table:table-row>
        <table:table-row table:style-name="ro1">
          <table:table-cell/>
          <table:table-cell table:formula="of:=[.B83]" office:value-type="float" office:value="4">
            <text:p>4</text:p>
          </table:table-cell>
          <table:table-cell table:style-name="ce2" table:formula="of:=LN([.C83])" office:value-type="float" office:value="10.6460199582768">
            <text:p>10.646</text:p>
          </table:table-cell>
          <table:table-cell table:style-name="ce2" table:formula="of:=LN([.D83])" office:value-type="float" office:value="5.04624751729426">
            <text:p>5.046</text:p>
          </table:table-cell>
          <table:table-cell table:style-name="ce2" table:formula="of:=LN([.E83])" office:value-type="float" office:value="4.89882670086366">
            <text:p>4.899</text:p>
          </table:table-cell>
          <table:table-cell table:style-name="ce2" table:formula="of:=LN([.F83])" office:value-type="float" office:value="4.65094093917779">
            <text:p>4.651</text:p>
          </table:table-cell>
          <table:table-cell table:style-name="ce2" table:formula="of:=LN([.G83])" office:value-type="float" office:value="4.32331152451658">
            <text:p>4.323</text:p>
          </table:table-cell>
          <table:table-cell table:style-name="ce2" table:formula="of:=LN([.H83])" office:value-type="float" office:value="3.9154441466452">
            <text:p>3.915</text:p>
          </table:table-cell>
          <table:table-cell table:style-name="ce2" table:formula="of:=LN([.I83])" office:value-type="float" office:value="3.4487331085604">
            <text:p>3.449</text:p>
          </table:table-cell>
          <table:table-cell table:style-name="ce2" table:formula="of:=LN([.J83])" office:value-type="float" office:value="2.95285713110059">
            <text:p>2.953</text:p>
          </table:table-cell>
          <table:table-cell table:style-name="ce2" table:formula="of:=LN([.K83])" office:value-type="float" office:value="2.43089475106148">
            <text:p>2.431</text:p>
          </table:table-cell>
          <table:table-cell table:style-name="ce2" table:number-columns-repeated="8"/>
        </table:table-row>
        <table:table-row table:style-name="ro1">
          <table:table-cell/>
          <table:table-cell table:formula="of:=[.B84]" office:value-type="float" office:value="5">
            <text:p>5</text:p>
          </table:table-cell>
          <table:table-cell table:style-name="ce2" table:formula="of:=LN([.C84])" office:value-type="float" office:value="10.6460199582768">
            <text:p>10.646</text:p>
          </table:table-cell>
          <table:table-cell table:style-name="ce2" table:formula="of:=LN([.D84])" office:value-type="float" office:value="5.03357241549372">
            <text:p>5.034</text:p>
          </table:table-cell>
          <table:table-cell table:style-name="ce2" table:formula="of:=LN([.E84])" office:value-type="float" office:value="4.84774429538932">
            <text:p>4.848</text:p>
          </table:table-cell>
          <table:table-cell table:style-name="ce2" table:formula="of:=LN([.F84])" office:value-type="float" office:value="4.53759324017652">
            <text:p>4.538</text:p>
          </table:table-cell>
          <table:table-cell table:style-name="ce2" table:formula="of:=LN([.G84])" office:value-type="float" office:value="4.12682578904715">
            <text:p>4.127</text:p>
          </table:table-cell>
          <table:table-cell table:style-name="ce2" table:formula="of:=LN([.H84])" office:value-type="float" office:value="3.61721507088655">
            <text:p>3.617</text:p>
          </table:table-cell>
          <table:table-cell table:style-name="ce2" table:formula="of:=LN([.I84])" office:value-type="float" office:value="3.03833907435949">
            <text:p>3.038</text:p>
          </table:table-cell>
          <table:table-cell table:style-name="ce2" table:formula="of:=LN([.J84])" office:value-type="float" office:value="2.39827701810618">
            <text:p>2.398</text:p>
          </table:table-cell>
          <table:table-cell table:style-name="ce2" table:number-columns-repeated="9"/>
        </table:table-row>
        <table:table-row table:style-name="ro1">
          <table:table-cell/>
          <table:table-cell table:formula="of:=[.B85]" office:value-type="float" office:value="6">
            <text:p>6</text:p>
          </table:table-cell>
          <table:table-cell table:style-name="ce2" table:formula="of:=LN([.C85])" office:value-type="float" office:value="10.6460199582768">
            <text:p>10.646</text:p>
          </table:table-cell>
          <table:table-cell table:style-name="ce2" table:formula="of:=LN([.D85])" office:value-type="float" office:value="5.02067882192658">
            <text:p>5.021</text:p>
          </table:table-cell>
          <table:table-cell table:style-name="ce2" table:formula="of:=LN([.E85])" office:value-type="float" office:value="4.79686393624897">
            <text:p>4.797</text:p>
          </table:table-cell>
          <table:table-cell table:style-name="ce2" table:formula="of:=LN([.F85])" office:value-type="float" office:value="4.42446152777363">
            <text:p>4.424</text:p>
          </table:table-cell>
          <table:table-cell table:style-name="ce2" table:formula="of:=LN([.G85])" office:value-type="float" office:value="3.93186171050489">
            <text:p>3.932</text:p>
          </table:table-cell>
          <table:table-cell table:style-name="ce2" table:formula="of:=LN([.H85])" office:value-type="float" office:value="3.32061330525278">
            <text:p>3.321</text:p>
          </table:table-cell>
          <table:table-cell table:style-name="ce2" table:formula="of:=LN([.I85])" office:value-type="float" office:value="2.61416726896187">
            <text:p>2.614</text:p>
          </table:table-cell>
          <table:table-cell table:style-name="ce2" table:number-columns-repeated="10"/>
        </table:table-row>
        <table:table-row table:style-name="ro1">
          <table:table-cell/>
          <table:table-cell table:formula="of:=[.B86]" office:value-type="float" office:value="7">
            <text:p>7</text:p>
          </table:table-cell>
          <table:table-cell table:style-name="ce2" table:formula="of:=LN([.C86])" office:value-type="float" office:value="10.6460199582768">
            <text:p>10.646</text:p>
          </table:table-cell>
          <table:table-cell table:style-name="ce2" table:formula="of:=LN([.D86])" office:value-type="float" office:value="5.00784500485745">
            <text:p>5.008</text:p>
          </table:table-cell>
          <table:table-cell table:style-name="ce2" table:formula="of:=LN([.E86])" office:value-type="float" office:value="4.74642761825624">
            <text:p>4.746</text:p>
          </table:table-cell>
          <table:table-cell table:style-name="ce2" table:formula="of:=LN([.F86])" office:value-type="float" office:value="4.31221007583534">
            <text:p>4.312</text:p>
          </table:table-cell>
          <table:table-cell table:style-name="ce2" table:formula="of:=LN([.G86])" office:value-type="float" office:value="3.73531279553818">
            <text:p>3.735</text:p>
          </table:table-cell>
          <table:table-cell table:style-name="ce2" table:formula="of:=LN([.H86])" office:value-type="float" office:value="3.02368201496091">
            <text:p>3.024</text:p>
          </table:table-cell>
          <table:table-cell table:style-name="ce2" table:formula="of:=LN([.I86])" office:value-type="float" office:value="2.21372437065533">
            <text:p>2.214</text:p>
          </table:table-cell>
          <table:table-cell table:style-name="ce2" table:number-columns-repeated="10"/>
        </table:table-row>
        <table:table-row table:style-name="ro1">
          <table:table-cell/>
          <table:table-cell table:formula="of:=[.B87]" office:value-type="float" office:value="8">
            <text:p>8</text:p>
          </table:table-cell>
          <table:table-cell table:style-name="ce2" table:formula="of:=LN([.C87])" office:value-type="float" office:value="10.6460199582768">
            <text:p>10.646</text:p>
          </table:table-cell>
          <table:table-cell table:style-name="ce2" table:formula="of:=LN([.D87])" office:value-type="float" office:value="4.99509361206568">
            <text:p>4.995</text:p>
          </table:table-cell>
          <table:table-cell table:style-name="ce2" table:formula="of:=LN([.E87])" office:value-type="float" office:value="4.69559892547063">
            <text:p>4.696</text:p>
          </table:table-cell>
          <table:table-cell table:style-name="ce2" table:formula="of:=LN([.F87])" office:value-type="float" office:value="4.19954671534124">
            <text:p>4.200</text:p>
          </table:table-cell>
          <table:table-cell table:style-name="ce2" table:formula="of:=LN([.G87])" office:value-type="float" office:value="3.5392253578183">
            <text:p>3.539</text:p>
          </table:table-cell>
          <table:table-cell table:style-name="ce2" table:formula="of:=LN([.H87])" office:value-type="float" office:value="2.72083808644549">
            <text:p>2.721</text:p>
          </table:table-cell>
          <table:table-cell table:style-name="ce2" table:number-columns-repeated="11"/>
        </table:table-row>
        <table:table-row table:style-name="ro1">
          <table:table-cell/>
          <table:table-cell table:formula="of:=[.B88]" office:value-type="float" office:value="9">
            <text:p>9</text:p>
          </table:table-cell>
          <table:table-cell table:style-name="ce2" table:formula="of:=LN([.C88])" office:value-type="float" office:value="10.6460199582768">
            <text:p>10.646</text:p>
          </table:table-cell>
          <table:table-cell table:style-name="ce2" table:formula="of:=LN([.D88])" office:value-type="float" office:value="4.9821796451573">
            <text:p>4.982</text:p>
          </table:table-cell>
          <table:table-cell table:style-name="ce2" table:formula="of:=LN([.E88])" office:value-type="float" office:value="4.64547271761086">
            <text:p>4.645</text:p>
          </table:table-cell>
          <table:table-cell table:style-name="ce2" table:formula="of:=LN([.F88])" office:value-type="float" office:value="4.08640563214544">
            <text:p>4.086</text:p>
          </table:table-cell>
          <table:table-cell table:style-name="ce2" table:formula="of:=LN([.G88])" office:value-type="float" office:value="3.34666973959968">
            <text:p>3.347</text:p>
          </table:table-cell>
          <table:table-cell table:style-name="ce2" table:formula="of:=LN([.H88])" office:value-type="float" office:value="2.41567535702381">
            <text:p>2.416</text:p>
          </table:table-cell>
          <table:table-cell table:style-name="ce2" table:number-columns-repeated="11"/>
        </table:table-row>
        <table:table-row table:style-name="ro1">
          <table:table-cell/>
          <table:table-cell table:formula="of:=[.B89]" office:value-type="float" office:value="10">
            <text:p>10</text:p>
          </table:table-cell>
          <table:table-cell table:style-name="ce2" table:formula="of:=LN([.C89])" office:value-type="float" office:value="10.6460199582768">
            <text:p>10.646</text:p>
          </table:table-cell>
          <table:table-cell table:style-name="ce2" table:formula="of:=LN([.D89])" office:value-type="float" office:value="4.96943072640422">
            <text:p>4.969</text:p>
          </table:table-cell>
          <table:table-cell table:style-name="ce2" table:formula="of:=LN([.E89])" office:value-type="float" office:value="4.5946378147823">
            <text:p>4.595</text:p>
          </table:table-cell>
          <table:table-cell table:style-name="ce2" table:formula="of:=LN([.F89])" office:value-type="float" office:value="3.97341063020142">
            <text:p>3.973</text:p>
          </table:table-cell>
          <table:table-cell table:style-name="ce2" table:formula="of:=LN([.G89])" office:value-type="float" office:value="3.15267790101652">
            <text:p>3.153</text:p>
          </table:table-cell>
          <table:table-cell table:style-name="ce2" table:formula="of:=LN([.H89])" office:value-type="float" office:value="2.12197766623941">
            <text:p>2.122</text:p>
          </table:table-cell>
          <table:table-cell table:style-name="ce2"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style-name="ce1" table:formula="of:=LN([.C79]/EXP(3))" office:value-type="float" office:value="7.64601995827682">
            <text:p>7.65</text:p>
          </table:table-cell>
          <table:table-cell table:style-name="ce1" table:formula="of:=LN([.D79]/EXP(3))" office:value-type="float" office:value="2.09788806972467">
            <text:p>2.10</text:p>
          </table:table-cell>
          <table:table-cell table:style-name="ce1" table:formula="of:=LN([.E79]/EXP(3))" office:value-type="float" office:value="2.10190404559235">
            <text:p>2.10</text:p>
          </table:table-cell>
          <table:table-cell table:style-name="ce1" table:formula="of:=LN([.F79]/EXP(3))" office:value-type="float" office:value="2.10050628404815">
            <text:p>2.10</text:p>
          </table:table-cell>
          <table:table-cell table:style-name="ce1" table:formula="of:=LN([.G79]/EXP(3))" office:value-type="float" office:value="2.10157375000767">
            <text:p>2.10</text:p>
          </table:table-cell>
          <table:table-cell table:style-name="ce1" table:formula="of:=LN([.H79]/EXP(3))" office:value-type="float" office:value="2.10114944586785">
            <text:p>2.10</text:p>
          </table:table-cell>
          <table:table-cell table:style-name="ce1" table:formula="of:=LN([.I79]/EXP(3))" office:value-type="float" office:value="2.10206723597565">
            <text:p>2.10</text:p>
          </table:table-cell>
          <table:table-cell table:style-name="ce1" table:formula="of:=LN([.J79]/EXP(3))" office:value-type="float" office:value="2.1006602589983">
            <text:p>2.10</text:p>
          </table:table-cell>
          <table:table-cell table:style-name="ce1" table:formula="of:=LN([.K79]/EXP(3))" office:value-type="float" office:value="2.10231063344044">
            <text:p>2.10</text:p>
          </table:table-cell>
          <table:table-cell table:style-name="ce1" table:formula="of:=LN([.L79]/EXP(3))" office:value-type="float" office:value="2.09985246431208">
            <text:p>2.10</text:p>
          </table:table-cell>
          <table:table-cell table:style-name="ce1" table:formula="of:=LN([.M79]/EXP(3))" office:value-type="float" office:value="2.0996538442543">
            <text:p>2.10</text:p>
          </table:table-cell>
          <table:table-cell table:style-name="ce1" table:formula="of:=LN([.N79]/EXP(3))" office:value-type="float" office:value="2.10133029487221">
            <text:p>2.10</text:p>
          </table:table-cell>
          <table:table-cell table:style-name="ce1" table:formula="of:=LN([.O79]/EXP(3))" office:value-type="float" office:value="2.10039019307425">
            <text:p>2.10</text:p>
          </table:table-cell>
          <table:table-cell table:style-name="ce1" table:formula="of:=LN([.P79]/EXP(3))" office:value-type="float" office:value="2.10200474973957">
            <text:p>2.10</text:p>
          </table:table-cell>
          <table:table-cell table:style-name="ce1" table:formula="of:=LN([.Q79]/EXP(3))" office:value-type="float" office:value="2.10127677428134">
            <text:p>2.10</text:p>
          </table:table-cell>
          <table:table-cell table:style-name="ce1" table:formula="of:=LN([.R79]/EXP(3))" office:value-type="float" office:value="2.09983026863388">
            <text:p>2.10</text:p>
          </table:table-cell>
          <table:table-cell table:style-name="ce1" table:formula="of:=LN([.S79]/EXP(3))" office:value-type="float" office:value="2.0997102570936">
            <text:p>2.1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table:style-name="ce1" office:value-type="float" office:value="0">
            <text:p>0.00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0.3">
            <text:p>0.30</text:p>
          </table:table-cell>
          <table:table-cell table:style-name="ce1" office:value-type="float" office:value="0.41">
            <text:p>0.41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8">
            <text:p>0.80</text:p>
          </table:table-cell>
          <table:table-cell table:style-name="ce1" office:value-type="float" office:value="0.92">
            <text:p>0.92</text:p>
          </table:table-cell>
          <table:table-cell table:style-name="ce1" office:value-type="float" office:value="1.04">
            <text:p>1.04</text:p>
          </table:table-cell>
          <table:table-cell table:style-name="ce1" office:value-type="float" office:value="1.15">
            <text:p>1.15</text:p>
          </table:table-cell>
          <table:table-cell table:style-name="ce1" office:value-type="float" office:value="1.22">
            <text:p>1.22</text:p>
          </table:table-cell>
          <table:table-cell table:style-name="ce1" office:value-type="float" office:value="1.29">
            <text:p>1.29</text:p>
          </table:table-cell>
          <table:table-cell table:style-name="ce1" office:value-type="float" office:value="1.33">
            <text:p>1.33</text:p>
          </table:table-cell>
          <table:table-cell table:style-name="ce1" office:value-type="float" office:value="1.34">
            <text:p>1.34</text:p>
          </table:table-cell>
        </table:table-row>
        <table:table-row table:style-name="ro1">
          <table:table-cell table:number-columns-repeated="2"/>
          <table:table-cell>
            <draw:frame table:end-cell-address="'theta0.2'.L148" table:end-x="4.04mm" table:end-y="1.27mm" draw:z-index="2" draw:style-name="gr1" svg:width="204.3mm" svg:height="169.04mm" svg:x="2.97mm" svg:y="2.34mm">
              <draw:object draw:notify-on-update-of-ranges="'theta0.2'.D91:'theta0.2'.D91 'theta0.2'.D92:'theta0.2'.D102 'theta0.2'.B92:'theta0.2'.B102 'theta0.2'.E91:'theta0.2'.E91 'theta0.2'.E92:'theta0.2'.E102 'theta0.2'.B92:'theta0.2'.B102 'theta0.2'.F91:'theta0.2'.F91 'theta0.2'.F92:'theta0.2'.F102 'theta0.2'.B92:'theta0.2'.B102 'theta0.2'.G91:'theta0.2'.G91 'theta0.2'.G92:'theta0.2'.G102 'theta0.2'.B92:'theta0.2'.B102 'theta0.2'.H91:'theta0.2'.H91 'theta0.2'.H92:'theta0.2'.H102 'theta0.2'.B92:'theta0.2'.B102 'theta0.2'.I91:'theta0.2'.I91 'theta0.2'.I92:'theta0.2'.I102 'theta0.2'.B92:'theta0.2'.B102 'theta0.2'.J91:'theta0.2'.J91 'theta0.2'.J92:'theta0.2'.J102 'theta0.2'.B92:'theta0.2'.B102 'theta0.2'.K91:'theta0.2'.K91 'theta0.2'.K92:'theta0.2'.K102 'theta0.2'.B92:'theta0.2'.B102 'theta0.2'.L91:'theta0.2'.L91 'theta0.2'.L92:'theta0.2'.L102 'theta0.2'.B92:'theta0.2'.B102 'theta0.2'.M91:'theta0.2'.M91 'theta0.2'.M92:'theta0.2'.M102 'theta0.2'.B92:'theta0.2'.B102 'theta0.2'.N91:'theta0.2'.N91 'theta0.2'.N92:'theta0.2'.N102 'theta0.2'.B92:'theta0.2'.B102 'theta0.2'.O91:'theta0.2'.O91 'theta0.2'.O92:'theta0.2'.O102 'theta0.2'.B92:'theta0.2'.B102 'theta0.2'.P91:'theta0.2'.P91 'theta0.2'.P92:'theta0.2'.P102 'theta0.2'.B92:'theta0.2'.B102 'theta0.2'.Q91:'theta0.2'.Q91 'theta0.2'.Q92:'theta0.2'.Q102 'theta0.2'.B92:'theta0.2'.B102 'theta0.2'.R91:'theta0.2'.R91 'theta0.2'.R92:'theta0.2'.R102 'theta0.2'.B92:'theta0.2'.B102 'theta0.2'.S91:'theta0.2'.S91 'theta0.2'.S92:'theta0.2'.S102 'theta0.2'.B92:'theta0.2'.B1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</table:table>
      <table:table table:name="theta0.3" table:style-name="ta1" table:print="false">
        <table:table-column table:style-name="co1" table:number-columns-repeated="2" table:default-cell-style-name="Default"/>
        <table:table-column table:style-name="co1" table:number-columns-repeated="17" table:default-cell-style-name="ce1"/>
        <table:table-row table:style-name="ro1">
          <table:table-cell office:value-type="string">
            <text:p>Real</text:p>
          </table:table-cell>
          <table:table-cell office:value-type="string">
            <text:p>nn rep. theta 0.3</text:p>
            <draw:frame table:end-cell-address="'theta0.3'.N26" table:end-x="5.11mm" table:end-y="4.26mm" draw:z-index="0" draw:style-name="gr1" svg:width="263.99mm" svg:height="110.57mm" svg:x="12.09mm" svg:y="0mm">
              <draw:object draw:notify-on-update-of-ranges="'theta0.3'.D15:'theta0.3'.D15 'theta0.3'.D16:'theta0.3'.D26 'theta0.3'.B16:'theta0.3'.B26 'theta0.3'.E15:'theta0.3'.E15 'theta0.3'.E16:'theta0.3'.E26 'theta0.3'.B16:'theta0.3'.B26 'theta0.3'.F15:'theta0.3'.F15 'theta0.3'.F16:'theta0.3'.F26 'theta0.3'.B16:'theta0.3'.B26 'theta0.3'.G15:'theta0.3'.G15 'theta0.3'.G16:'theta0.3'.G26 'theta0.3'.B16:'theta0.3'.B26 'theta0.3'.H15:'theta0.3'.H15 'theta0.3'.H16:'theta0.3'.H26 'theta0.3'.B16:'theta0.3'.B26 'theta0.3'.I15:'theta0.3'.I15 'theta0.3'.I16:'theta0.3'.I26 'theta0.3'.B16:'theta0.3'.B26 'theta0.3'.J15:'theta0.3'.J15 'theta0.3'.J16:'theta0.3'.J26 'theta0.3'.B16:'theta0.3'.B26 'theta0.3'.K15:'theta0.3'.K15 'theta0.3'.K16:'theta0.3'.K26 'theta0.3'.B16:'theta0.3'.B26 'theta0.3'.L15:'theta0.3'.L15 'theta0.3'.L16:'theta0.3'.L26 'theta0.3'.B16:'theta0.3'.B26 'theta0.3'.M15:'theta0.3'.M15 'theta0.3'.M16:'theta0.3'.M26 'theta0.3'.B16:'theta0.3'.B26 'theta0.3'.N15:'theta0.3'.N15 'theta0.3'.N16:'theta0.3'.N26 'theta0.3'.B16:'theta0.3'.B26 'theta0.3'.O15:'theta0.3'.O15 'theta0.3'.O16:'theta0.3'.O26 'theta0.3'.B16:'theta0.3'.B26 'theta0.3'.P15:'theta0.3'.P15 'theta0.3'.P16:'theta0.3'.P26 'theta0.3'.B16:'theta0.3'.B26 'theta0.3'.Q15:'theta0.3'.Q15 'theta0.3'.Q16:'theta0.3'.Q26 'theta0.3'.B16:'theta0.3'.B26 'theta0.3'.R15:'theta0.3'.R15 'theta0.3'.R16:'theta0.3'.R26 'theta0.3'.B16:'theta0.3'.B26 'theta0.3'.S15:'theta0.3'.S15 'theta0.3'.S16:'theta0.3'.S26 'theta0.3'.B16:'theta0.3'.B2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Default"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table:style-name="Default" office:value-type="string">
            <text:p>k0</text:p>
          </table:table-cell>
          <table:table-cell table:style-name="Default" office:value-type="string">
            <text:p>k1</text:p>
          </table:table-cell>
          <table:table-cell table:style-name="Default" office:value-type="string">
            <text:p>k2</text:p>
          </table:table-cell>
          <table:table-cell table:style-name="Default" office:value-type="string">
            <text:p>k3</text:p>
          </table:table-cell>
          <table:table-cell table:style-name="Default" office:value-type="string">
            <text:p>k4</text:p>
          </table:table-cell>
          <table:table-cell table:style-name="Default" office:value-type="string">
            <text:p>k5</text:p>
          </table:table-cell>
          <table:table-cell table:style-name="Default" office:value-type="string">
            <text:p>k6</text:p>
          </table:table-cell>
          <table:table-cell table:style-name="Default" office:value-type="string">
            <text:p>k7</text:p>
          </table:table-cell>
          <table:table-cell table:style-name="Default" office:value-type="string">
            <text:p>k8</text:p>
          </table:table-cell>
          <table:table-cell table:style-name="Default" office:value-type="string">
            <text:p>k9</text:p>
          </table:table-cell>
          <table:table-cell table:style-name="Default" office:value-type="string">
            <text:p>k10</text:p>
          </table:table-cell>
          <table:table-cell table:style-name="Default" office:value-type="string">
            <text:p>k11</text:p>
          </table:table-cell>
          <table:table-cell table:style-name="Default" office:value-type="string">
            <text:p>k12</text:p>
          </table:table-cell>
          <table:table-cell table:style-name="Default" office:value-type="string">
            <text:p>k13</text:p>
          </table:table-cell>
          <table:table-cell table:style-name="Default" office:value-type="string">
            <text:p>k14</text:p>
          </table:table-cell>
          <table:table-cell table:style-name="Default" office:value-type="string">
            <text:p>k15</text:p>
          </table:table-cell>
          <table:table-cell table:style-name="Default"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49.04325">
            <text:p>149.04</text:p>
          </table:table-cell>
          <table:table-cell table:style-name="Default" office:value-type="float" office:value="151.00658">
            <text:p>151.01</text:p>
          </table:table-cell>
          <table:table-cell table:style-name="Default" office:value-type="float" office:value="153.56663">
            <text:p>153.57</text:p>
          </table:table-cell>
          <table:table-cell table:style-name="Default" office:value-type="float" office:value="157.61026">
            <text:p>157.61</text:p>
          </table:table-cell>
          <table:table-cell table:style-name="Default" office:value-type="float" office:value="162.73965">
            <text:p>162.74</text:p>
          </table:table-cell>
          <table:table-cell table:style-name="Default" office:value-type="float" office:value="168.8524">
            <text:p>168.85</text:p>
          </table:table-cell>
          <table:table-cell table:style-name="Default" office:value-type="float" office:value="176.35908">
            <text:p>176.36</text:p>
          </table:table-cell>
          <table:table-cell table:style-name="Default" office:value-type="float" office:value="184.46506">
            <text:p>184.47</text:p>
          </table:table-cell>
          <table:table-cell table:style-name="Default" office:value-type="float" office:value="193.63054">
            <text:p>193.63</text:p>
          </table:table-cell>
          <table:table-cell table:style-name="Default" office:value-type="float" office:value="203.07012">
            <text:p>203.07</text:p>
          </table:table-cell>
          <table:table-cell table:style-name="Default" office:value-type="float" office:value="212.98876">
            <text:p>212.99</text:p>
          </table:table-cell>
          <table:table-cell table:style-name="Default" office:value-type="float" office:value="222.79882">
            <text:p>222.8</text:p>
          </table:table-cell>
          <table:table-cell table:style-name="Default" office:value-type="float" office:value="230.62373">
            <text:p>230.62</text:p>
          </table:table-cell>
          <table:table-cell table:style-name="Default" office:value-type="float" office:value="237.60323">
            <text:p>237.6</text:p>
          </table:table-cell>
          <table:table-cell table:style-name="Default" office:value-type="float" office:value="242.0186">
            <text:p>242.02</text:p>
          </table:table-cell>
          <table:table-cell table:style-name="Default" office:value-type="float" office:value="243.50832">
            <text:p>243.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46.53498">
            <text:p>146.53</text:p>
          </table:table-cell>
          <table:table-cell table:style-name="Default" office:value-type="float" office:value="141.34639">
            <text:p>141.35</text:p>
          </table:table-cell>
          <table:table-cell table:style-name="Default" office:value-type="float" office:value="132.92161">
            <text:p>132.92</text:p>
          </table:table-cell>
          <table:table-cell table:style-name="Default" office:value-type="float" office:value="123.51714">
            <text:p>123.52</text:p>
          </table:table-cell>
          <table:table-cell table:style-name="Default" office:value-type="float" office:value="113.64488">
            <text:p>113.64</text:p>
          </table:table-cell>
          <table:table-cell table:style-name="Default" office:value-type="float" office:value="104.44665">
            <text:p>104.45</text:p>
          </table:table-cell>
          <table:table-cell table:style-name="Default" office:value-type="float" office:value="96.73106">
            <text:p>96.73</text:p>
          </table:table-cell>
          <table:table-cell table:style-name="Default" office:value-type="float" office:value="90.48735">
            <text:p>90.49</text:p>
          </table:table-cell>
          <table:table-cell table:style-name="Default" office:value-type="float" office:value="86.13122">
            <text:p>86.13</text:p>
          </table:table-cell>
          <table:table-cell table:style-name="Default" office:value-type="float" office:value="82.98643">
            <text:p>82.99</text:p>
          </table:table-cell>
          <table:table-cell table:style-name="Default" office:value-type="float" office:value="81.4729">
            <text:p>81.47</text:p>
          </table:table-cell>
          <table:table-cell table:style-name="Default" office:value-type="float" office:value="81.47047">
            <text:p>81.47</text:p>
          </table:table-cell>
          <table:table-cell table:style-name="Default" office:value-type="float" office:value="81.29504">
            <text:p>81.3</text:p>
          </table:table-cell>
          <table:table-cell table:style-name="Default" office:value-type="float" office:value="82.03069">
            <text:p>82.03</text:p>
          </table:table-cell>
          <table:table-cell table:style-name="Default" office:value-type="float" office:value="82.57579">
            <text:p>82.58</text:p>
          </table:table-cell>
          <table:table-cell table:style-name="Default" office:value-type="float" office:value="82.54619">
            <text:p>82.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44.05032">
            <text:p>144.05</text:p>
          </table:table-cell>
          <table:table-cell table:style-name="Default" office:value-type="float" office:value="132.32116">
            <text:p>132.32</text:p>
          </table:table-cell>
          <table:table-cell table:style-name="Default" office:value-type="float" office:value="115.15077">
            <text:p>115.15</text:p>
          </table:table-cell>
          <table:table-cell table:style-name="Default" office:value-type="float" office:value="96.74513">
            <text:p>96.75</text:p>
          </table:table-cell>
          <table:table-cell table:style-name="Default" office:value-type="float" office:value="79.49468">
            <text:p>79.49</text:p>
          </table:table-cell>
          <table:table-cell table:style-name="Default" office:value-type="float" office:value="64.55011">
            <text:p>64.55</text:p>
          </table:table-cell>
          <table:table-cell table:style-name="Default" office:value-type="float" office:value="53.08995">
            <text:p>53.09</text:p>
          </table:table-cell>
          <table:table-cell table:style-name="Default" office:value-type="float" office:value="44.41668">
            <text:p>44.42</text:p>
          </table:table-cell>
          <table:table-cell table:style-name="Default" office:value-type="float" office:value="38.64049">
            <text:p>38.64</text:p>
          </table:table-cell>
          <table:table-cell table:style-name="Default" office:value-type="float" office:value="34.12223">
            <text:p>34.12</text:p>
          </table:table-cell>
          <table:table-cell table:style-name="Default" office:value-type="float" office:value="31.5395">
            <text:p>31.54</text:p>
          </table:table-cell>
          <table:table-cell table:style-name="Default" office:value-type="float" office:value="29.87745">
            <text:p>29.88</text:p>
          </table:table-cell>
          <table:table-cell table:style-name="Default" office:value-type="float" office:value="28.80551">
            <text:p>28.81</text:p>
          </table:table-cell>
          <table:table-cell table:style-name="Default" office:value-type="float" office:value="28.62783">
            <text:p>28.63</text:p>
          </table:table-cell>
          <table:table-cell table:style-name="Default" office:value-type="float" office:value="28.53378">
            <text:p>28.53</text:p>
          </table:table-cell>
          <table:table-cell table:style-name="Default" office:value-type="float" office:value="28.27441">
            <text:p>28.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41.6339">
            <text:p>141.63</text:p>
          </table:table-cell>
          <table:table-cell table:style-name="Default" office:value-type="float" office:value="123.83736">
            <text:p>123.84</text:p>
          </table:table-cell>
          <table:table-cell table:style-name="Default" office:value-type="float" office:value="99.73819">
            <text:p>99.74</text:p>
          </table:table-cell>
          <table:table-cell table:style-name="Default" office:value-type="float" office:value="75.85612">
            <text:p>75.86</text:p>
          </table:table-cell>
          <table:table-cell table:style-name="Default" office:value-type="float" office:value="55.53846">
            <text:p>55.54</text:p>
          </table:table-cell>
          <table:table-cell table:style-name="Default" office:value-type="float" office:value="39.95984">
            <text:p>39.96</text:p>
          </table:table-cell>
          <table:table-cell table:style-name="Default" office:value-type="float" office:value="29.3563">
            <text:p>29.36</text:p>
          </table:table-cell>
          <table:table-cell table:style-name="Default" office:value-type="float" office:value="22.04225">
            <text:p>22.04</text:p>
          </table:table-cell>
          <table:table-cell table:style-name="Default" office:value-type="float" office:value="17.53134">
            <text:p>17.53</text:p>
          </table:table-cell>
          <table:table-cell table:style-name="Default" office:value-type="float" office:value="14.36514">
            <text:p>14.37</text:p>
          </table:table-cell>
          <table:table-cell table:style-name="Default" office:value-type="float" office:value="12.3755">
            <text:p>12.38</text:p>
          </table:table-cell>
          <table:table-cell table:style-name="Default" office:value-type="float" office:value="11.29742">
            <text:p>11.3</text:p>
          </table:table-cell>
          <table:table-cell table:style-name="Default" office:value-type="float" office:value="10.39591">
            <text:p>10.4</text:p>
          </table:table-cell>
          <table:table-cell table:style-name="Default" office:value-type="float" office:value="10.19876">
            <text:p>10.2</text:p>
          </table:table-cell>
          <table:table-cell table:style-name="Default" office:value-type="float" office:value="10.11272">
            <text:p>10.11</text:p>
          </table:table-cell>
          <table:table-cell table:style-name="Default" office:value-type="float" office:value="10.09109">
            <text:p>10.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39.25087">
            <text:p>139.25</text:p>
          </table:table-cell>
          <table:table-cell table:style-name="Default" office:value-type="float" office:value="115.92627">
            <text:p>115.93</text:p>
          </table:table-cell>
          <table:table-cell table:style-name="Default" office:value-type="float" office:value="86.2373">
            <text:p>86.24</text:p>
          </table:table-cell>
          <table:table-cell table:style-name="Default" office:value-type="float" office:value="59.36895">
            <text:p>59.37</text:p>
          </table:table-cell>
          <table:table-cell table:style-name="Default" office:value-type="float" office:value="38.86092">
            <text:p>38.86</text:p>
          </table:table-cell>
          <table:table-cell table:style-name="Default" office:value-type="float" office:value="24.92513">
            <text:p>24.93</text:p>
          </table:table-cell>
          <table:table-cell table:style-name="Default" office:value-type="float" office:value="16.19687">
            <text:p>16.2</text:p>
          </table:table-cell>
          <table:table-cell table:style-name="Default" office:value-type="float" office:value="11.09971">
            <text:p>11.1</text:p>
          </table:table-cell>
          <table:table-cell table:style-name="Default" office:value-type="float" office:value="7.89507">
            <text:p>7.9</text:p>
          </table:table-cell>
          <table:table-cell table:style-name="Default" office:value-type="float" office:value="6.22009">
            <text:p>6.22</text:p>
          </table:table-cell>
          <table:table-cell table:style-name="Default" office:value-type="float" office:value="4.92839">
            <text:p>4.93</text:p>
          </table:table-cell>
          <table:table-cell table:style-name="Default" office:value-type="float" office:value="4.5045">
            <text:p>4.5</text:p>
          </table:table-cell>
          <table:table-cell table:style-name="Default" office:value-type="float" office:value="3.72721">
            <text:p>3.73</text:p>
          </table:table-cell>
          <table:table-cell table:style-name="Default" office:value-type="float" office:value="3.57681">
            <text:p>3.58</text:p>
          </table:table-cell>
          <table:table-cell table:style-name="Default" office:value-type="float" office:value="3.49646">
            <text:p>3.5</text:p>
          </table:table-cell>
          <table:table-cell table:style-name="Default" office:value-type="float" office:value="3.89223">
            <text:p>3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36.92027">
            <text:p>136.92</text:p>
          </table:table-cell>
          <table:table-cell table:style-name="Default" office:value-type="float" office:value="108.41479">
            <text:p>108.41</text:p>
          </table:table-cell>
          <table:table-cell table:style-name="Default" office:value-type="float" office:value="74.76645">
            <text:p>74.77</text:p>
          </table:table-cell>
          <table:table-cell table:style-name="Default" office:value-type="float" office:value="46.55537">
            <text:p>46.56</text:p>
          </table:table-cell>
          <table:table-cell table:style-name="Default" office:value-type="float" office:value="27.14957">
            <text:p>27.15</text:p>
          </table:table-cell>
          <table:table-cell table:style-name="Default" office:value-type="float" office:value="15.48049">
            <text:p>15.48</text:p>
          </table:table-cell>
          <table:table-cell table:style-name="Default" office:value-type="float" office:value="8.93592">
            <text:p>8.94</text:p>
          </table:table-cell>
          <table:table-cell table:style-name="Default" office:value-type="float" office:value="5.93038">
            <text:p>5.93</text:p>
          </table:table-cell>
          <table:table-cell table:style-name="Default" office:value-type="float" office:value="3.48032">
            <text:p>3.48</text:p>
          </table:table-cell>
          <table:table-cell table:style-name="Default" office:value-type="float" office:value="2.66516">
            <text:p>2.67</text:p>
          </table:table-cell>
          <table:table-cell table:style-name="Default" office:value-type="float" office:value="2.13486">
            <text:p>2.13</text:p>
          </table:table-cell>
          <table:table-cell table:style-name="Default" office:value-type="float" office:value="1.90464">
            <text:p>1.9</text:p>
          </table:table-cell>
          <table:table-cell table:style-name="Default" office:value-type="float" office:value="1.39102">
            <text:p>1.39</text:p>
          </table:table-cell>
          <table:table-cell table:style-name="Default" office:value-type="float" office:value="1.4808">
            <text:p>1.48</text:p>
          </table:table-cell>
          <table:table-cell table:style-name="Default" office:value-type="float" office:value="1.66784">
            <text:p>1.67</text:p>
          </table:table-cell>
          <table:table-cell table:style-name="Default" office:value-type="float" office:value="1.7893">
            <text:p>1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34.61737">
            <text:p>134.62</text:p>
          </table:table-cell>
          <table:table-cell table:style-name="Default" office:value-type="float" office:value="101.49566">
            <text:p>101.5</text:p>
          </table:table-cell>
          <table:table-cell table:style-name="Default" office:value-type="float" office:value="64.69237">
            <text:p>64.69</text:p>
          </table:table-cell>
          <table:table-cell table:style-name="Default" office:value-type="float" office:value="36.46477">
            <text:p>36.46</text:p>
          </table:table-cell>
          <table:table-cell table:style-name="Default" office:value-type="float" office:value="19.09336">
            <text:p>19.09</text:p>
          </table:table-cell>
          <table:table-cell table:style-name="Default" office:value-type="float" office:value="9.67692">
            <text:p>9.68</text:p>
          </table:table-cell>
          <table:table-cell table:style-name="Default" office:value-type="float" office:value="4.80956">
            <text:p>4.81</text:p>
          </table:table-cell>
          <table:table-cell table:style-name="Default" office:value-type="float" office:value="3.04674">
            <text:p>3.05</text:p>
          </table:table-cell>
          <table:table-cell table:style-name="Default" office:value-type="float" office:value="1.29915">
            <text:p>1.3</text:p>
          </table:table-cell>
          <table:table-cell table:style-name="Default" office:value-type="float" office:value="1.01214">
            <text:p>1.01</text:p>
          </table:table-cell>
          <table:table-cell table:style-name="Default" office:value-type="float" office:value="0.962">
            <text:p>0.96</text:p>
          </table:table-cell>
          <table:table-cell table:style-name="Default" office:value-type="float" office:value="0.61382">
            <text:p>0.61</text:p>
          </table:table-cell>
          <table:table-cell table:style-name="Default" office:value-type="float" office:value="0.74777">
            <text:p>0.75</text:p>
          </table:table-cell>
          <table:table-cell table:style-name="Default" office:value-type="float" office:value="0.66243">
            <text:p>0.66</text:p>
          </table:table-cell>
          <table:table-cell table:style-name="Default" office:value-type="float" office:value="0.77022">
            <text:p>0.77</text:p>
          </table:table-cell>
          <table:table-cell table:style-name="Default" office:value-type="float" office:value="1.06344">
            <text:p>1.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32.35739">
            <text:p>132.36</text:p>
          </table:table-cell>
          <table:table-cell table:style-name="Default" office:value-type="float" office:value="94.98005">
            <text:p>94.98</text:p>
          </table:table-cell>
          <table:table-cell table:style-name="Default" office:value-type="float" office:value="56.02661">
            <text:p>56.03</text:p>
          </table:table-cell>
          <table:table-cell table:style-name="Default" office:value-type="float" office:value="28.6982">
            <text:p>28.7</text:p>
          </table:table-cell>
          <table:table-cell table:style-name="Default" office:value-type="float" office:value="13.41478">
            <text:p>13.41</text:p>
          </table:table-cell>
          <table:table-cell table:style-name="Default" office:value-type="float" office:value="6.06627">
            <text:p>6.07</text:p>
          </table:table-cell>
          <table:table-cell table:style-name="Default" office:value-type="float" office:value="2.81934">
            <text:p>2.82</text:p>
          </table:table-cell>
          <table:table-cell table:style-name="Default" office:value-type="float" office:value="1.58845">
            <text:p>1.59</text:p>
          </table:table-cell>
          <table:table-cell table:style-name="Default" office:value-type="float" office:value="0.91047">
            <text:p>0.91</text:p>
          </table:table-cell>
          <table:table-cell table:style-name="Default" office:value-type="float" office:value="0.44901">
            <text:p>0.45</text:p>
          </table:table-cell>
          <table:table-cell table:style-name="Default" office:value-type="float" office:value="0.61991">
            <text:p>0.62</text:p>
          </table:table-cell>
          <table:table-cell table:style-name="Default" office:value-type="float" office:value="0.38539">
            <text:p>0.39</text:p>
          </table:table-cell>
          <table:table-cell table:style-name="Default" office:value-type="float" office:value="0.26033">
            <text:p>0.26</text:p>
          </table:table-cell>
          <table:table-cell table:style-name="Default" office:value-type="float" office:value="0.46783">
            <text:p>0.47</text:p>
          </table:table-cell>
          <table:table-cell table:style-name="Default" office:value-type="float" office:value="0.68949">
            <text:p>0.69</text:p>
          </table:table-cell>
          <table:table-cell table:style-name="Default" office:value-type="float" office:value="0.2999">
            <text:p>0.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94575.36328">
            <text:p>94575.36</text:p>
          </table:table-cell>
          <table:table-cell table:style-name="Default" office:value-type="float" office:value="130.14058">
            <text:p>130.14</text:p>
          </table:table-cell>
          <table:table-cell table:style-name="Default" office:value-type="float" office:value="88.90038">
            <text:p>88.9</text:p>
          </table:table-cell>
          <table:table-cell table:style-name="Default" office:value-type="float" office:value="48.56079">
            <text:p>48.56</text:p>
          </table:table-cell>
          <table:table-cell table:style-name="Default" office:value-type="float" office:value="22.62382">
            <text:p>22.62</text:p>
          </table:table-cell>
          <table:table-cell table:style-name="Default" office:value-type="float" office:value="9.25022">
            <text:p>9.25</text:p>
          </table:table-cell>
          <table:table-cell table:style-name="Default" office:value-type="float" office:value="3.69952">
            <text:p>3.7</text:p>
          </table:table-cell>
          <table:table-cell table:style-name="Default" office:value-type="float" office:value="1.47011">
            <text:p>1.47</text:p>
          </table:table-cell>
          <table:table-cell table:style-name="Default" office:value-type="float" office:value="0.76958">
            <text:p>0.77</text:p>
          </table:table-cell>
          <table:table-cell table:style-name="Default" office:value-type="float" office:value="0.42636">
            <text:p>0.43</text:p>
          </table:table-cell>
          <table:table-cell table:style-name="Default" office:value-type="float" office:value="0.25816">
            <text:p>0.26</text:p>
          </table:table-cell>
          <table:table-cell table:style-name="Default" office:value-type="float" office:value="0.34196">
            <text:p>0.34</text:p>
          </table:table-cell>
          <table:table-cell table:style-name="Default" office:value-type="float" office:value="0.09651">
            <text:p>0.1</text:p>
          </table:table-cell>
          <table:table-cell table:style-name="Default" office:value-type="float" office:value="0.25989">
            <text:p>0.26</text:p>
          </table:table-cell>
          <table:table-cell table:style-name="Default" office:value-type="float" office:value="0.24319">
            <text:p>0.24</text:p>
          </table:table-cell>
          <table:table-cell table:style-name="Default" office:value-type="float" office:value="0.54852">
            <text:p>0.55</text:p>
          </table:table-cell>
          <table:table-cell table:style-name="Default" office:value-type="float" office:value="0.39344">
            <text:p>0.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94575.36359">
            <text:p>94575.36</text:p>
          </table:table-cell>
          <table:table-cell table:style-name="Default" office:value-type="float" office:value="127.97297">
            <text:p>127.97</text:p>
          </table:table-cell>
          <table:table-cell table:style-name="Default" office:value-type="float" office:value="83.21919">
            <text:p>83.22</text:p>
          </table:table-cell>
          <table:table-cell table:style-name="Default" office:value-type="float" office:value="42.15599">
            <text:p>42.16</text:p>
          </table:table-cell>
          <table:table-cell table:style-name="Default" office:value-type="float" office:value="17.76294">
            <text:p>17.76</text:p>
          </table:table-cell>
          <table:table-cell table:style-name="Default" office:value-type="float" office:value="6.51193">
            <text:p>6.51</text:p>
          </table:table-cell>
          <table:table-cell table:style-name="Default" office:value-type="float" office:value="2.39622">
            <text:p>2.4</text:p>
          </table:table-cell>
          <table:table-cell table:style-name="Default" office:value-type="float" office:value="0.9465">
            <text:p>0.95</text:p>
          </table:table-cell>
          <table:table-cell table:style-name="Default" office:value-type="float" office:value="0.61378">
            <text:p>0.61</text:p>
          </table:table-cell>
          <table:table-cell table:style-name="Default" office:value-type="float" office:value="0.24725">
            <text:p>0.25</text:p>
          </table:table-cell>
          <table:table-cell table:style-name="Default" office:value-type="float" office:value="0.19486">
            <text:p>0.19</text:p>
          </table:table-cell>
          <table:table-cell table:style-name="Default" office:value-type="float" office:value="0.25613">
            <text:p>0.26</text:p>
          </table:table-cell>
          <table:table-cell table:style-name="Default" office:value-type="float" office:value="0.1307">
            <text:p>0.13</text:p>
          </table:table-cell>
          <table:table-cell table:style-name="Default" office:value-type="float" office:value="0.35704">
            <text:p>0.36</text:p>
          </table:table-cell>
          <table:table-cell table:style-name="Default" office:value-type="float" office:value="0.18212">
            <text:p>0.18</text:p>
          </table:table-cell>
          <table:table-cell table:style-name="Default" office:value-type="float" office:value="0.51423">
            <text:p>0.51</text:p>
          </table:table-cell>
          <table:table-cell table:style-name="Default" office:value-type="float" office:value="-0.02539">
            <text:p>-0.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94575.36359">
            <text:p>94575.36</text:p>
          </table:table-cell>
          <table:table-cell table:style-name="Default" office:value-type="float" office:value="125.80709">
            <text:p>125.81</text:p>
          </table:table-cell>
          <table:table-cell table:style-name="Default" office:value-type="float" office:value="77.84018">
            <text:p>77.84</text:p>
          </table:table-cell>
          <table:table-cell table:style-name="Default" office:value-type="float" office:value="36.53134">
            <text:p>36.53</text:p>
          </table:table-cell>
          <table:table-cell table:style-name="Default" office:value-type="float" office:value="14.00145">
            <text:p>14</text:p>
          </table:table-cell>
          <table:table-cell table:style-name="Default" office:value-type="float" office:value="4.48449">
            <text:p>4.48</text:p>
          </table:table-cell>
          <table:table-cell table:style-name="Default" office:value-type="float" office:value="1.52429">
            <text:p>1.52</text:p>
          </table:table-cell>
          <table:table-cell table:style-name="Default" office:value-type="float" office:value="0.50675">
            <text:p>0.51</text:p>
          </table:table-cell>
          <table:table-cell table:style-name="Default" office:value-type="float" office:value="0.33002">
            <text:p>0.33</text:p>
          </table:table-cell>
          <table:table-cell table:style-name="Default" office:value-type="float" office:value="0.28471">
            <text:p>0.28</text:p>
          </table:table-cell>
          <table:table-cell table:style-name="Default" office:value-type="float" office:value="0.2148">
            <text:p>0.21</text:p>
          </table:table-cell>
          <table:table-cell table:style-name="Default" office:value-type="float" office:value="0.26159">
            <text:p>0.26</text:p>
          </table:table-cell>
          <table:table-cell table:style-name="Default" office:value-type="float" office:value="0.19857">
            <text:p>0.2</text:p>
          </table:table-cell>
          <table:table-cell table:style-name="Default" office:value-type="float" office:value="0.34363">
            <text:p>0.34</text:p>
          </table:table-cell>
          <table:table-cell table:style-name="Default" office:value-type="float" office:value="0.10506">
            <text:p>0.11</text:p>
          </table:table-cell>
          <table:table-cell table:style-name="Default" office:value-type="float" office:value="0.41616">
            <text:p>0.42</text:p>
          </table:table-cell>
          <table:table-cell table:style-name="Default" office:value-type="float" office:value="-0.27012">
            <text:p>-0.2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2]" office:value-type="string" office:string-value="k0">
            <text:p>k0</text:p>
          </table:table-cell>
          <table:table-cell table:formula="of:=[.D2]" office:value-type="string" office:string-value="k1">
            <text:p>k1</text:p>
          </table:table-cell>
          <table:table-cell table:formula="of:=[.E2]" office:value-type="string" office:string-value="k2">
            <text:p>k2</text:p>
          </table:table-cell>
          <table:table-cell table:formula="of:=[.F2]" office:value-type="string" office:string-value="k3">
            <text:p>k3</text:p>
          </table:table-cell>
          <table:table-cell table:formula="of:=[.G2]" office:value-type="string" office:string-value="k4">
            <text:p>k4</text:p>
          </table:table-cell>
          <table:table-cell table:formula="of:=[.H2]" office:value-type="string" office:string-value="k5">
            <text:p>k5</text:p>
          </table:table-cell>
          <table:table-cell table:formula="of:=[.I2]" office:value-type="string" office:string-value="k6">
            <text:p>k6</text:p>
          </table:table-cell>
          <table:table-cell table:formula="of:=[.J2]" office:value-type="string" office:string-value="k7">
            <text:p>k7</text:p>
          </table:table-cell>
          <table:table-cell table:formula="of:=[.K2]" office:value-type="string" office:string-value="k8">
            <text:p>k8</text:p>
          </table:table-cell>
          <table:table-cell table:formula="of:=[.L2]" office:value-type="string" office:string-value="k9">
            <text:p>k9</text:p>
          </table:table-cell>
          <table:table-cell table:formula="of:=[.M2]" office:value-type="string" office:string-value="k10">
            <text:p>k10</text:p>
          </table:table-cell>
          <table:table-cell table:formula="of:=[.N2]" office:value-type="string" office:string-value="k11">
            <text:p>k11</text:p>
          </table:table-cell>
          <table:table-cell table:formula="of:=[.O2]" office:value-type="string" office:string-value="k12">
            <text:p>k12</text:p>
          </table:table-cell>
          <table:table-cell table:formula="of:=[.P2]" office:value-type="string" office:string-value="k13">
            <text:p>k13</text:p>
          </table:table-cell>
          <table:table-cell table:formula="of:=[.Q2]" office:value-type="string" office:string-value="k14">
            <text:p>k14</text:p>
          </table:table-cell>
          <table:table-cell table:formula="of:=[.R2]" office:value-type="string" office:string-value="k15">
            <text:p>k15</text:p>
          </table:table-cell>
          <table:table-cell table:formula="of:=[.S2]" office:value-type="string" office:string-value="k16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11.4571522906781">
            <text:p>11.46</text:p>
          </table:table-cell>
          <table:table-cell table:formula="of:=LN([.D3])" office:value-type="float" office:value="5.0042365322821">
            <text:p>5.00</text:p>
          </table:table-cell>
          <table:table-cell table:formula="of:=LN([.E3])" office:value-type="float" office:value="5.01732341202445">
            <text:p>5.02</text:p>
          </table:table-cell>
          <table:table-cell table:formula="of:=LN([.F3])" office:value-type="float" office:value="5.03413454450664">
            <text:p>5.03</text:p>
          </table:table-cell>
          <table:table-cell table:formula="of:=LN([.G3])" office:value-type="float" office:value="5.06012527682761">
            <text:p>5.06</text:p>
          </table:table-cell>
          <table:table-cell table:formula="of:=LN([.H3])" office:value-type="float" office:value="5.09215168459642">
            <text:p>5.09</text:p>
          </table:table-cell>
          <table:table-cell table:formula="of:=LN([.I3])" office:value-type="float" office:value="5.12902496052979">
            <text:p>5.13</text:p>
          </table:table-cell>
          <table:table-cell table:formula="of:=LN([.J3])" office:value-type="float" office:value="5.17252214387373">
            <text:p>5.17</text:p>
          </table:table-cell>
          <table:table-cell table:formula="of:=LN([.K3])" office:value-type="float" office:value="5.21746006885279">
            <text:p>5.22</text:p>
          </table:table-cell>
          <table:table-cell table:formula="of:=LN([.L3])" office:value-type="float" office:value="5.26595191033546">
            <text:p>5.27</text:p>
          </table:table-cell>
          <table:table-cell table:formula="of:=LN([.M3])" office:value-type="float" office:value="5.31355133811769">
            <text:p>5.31</text:p>
          </table:table-cell>
          <table:table-cell table:formula="of:=LN([.N3])" office:value-type="float" office:value="5.36123939436399">
            <text:p>5.36</text:p>
          </table:table-cell>
          <table:table-cell table:formula="of:=LN([.O3])" office:value-type="float" office:value="5.4062692118093">
            <text:p>5.41</text:p>
          </table:table-cell>
          <table:table-cell table:formula="of:=LN([.P3])" office:value-type="float" office:value="5.44078750800456">
            <text:p>5.44</text:p>
          </table:table-cell>
          <table:table-cell table:formula="of:=LN([.Q3])" office:value-type="float" office:value="5.47060218167218">
            <text:p>5.47</text:p>
          </table:table-cell>
          <table:table-cell table:formula="of:=LN([.R3])" office:value-type="float" office:value="5.48901458270728">
            <text:p>5.49</text:p>
          </table:table-cell>
          <table:table-cell table:formula="of:=LN([.S3])" office:value-type="float" office:value="5.49515111031674">
            <text:p>5.50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11.4571522906781">
            <text:p>11.46</text:p>
          </table:table-cell>
          <table:table-cell table:formula="of:=LN([.D4])" office:value-type="float" office:value="4.98726417128684">
            <text:p>4.99</text:p>
          </table:table-cell>
          <table:table-cell table:formula="of:=LN([.E4])" office:value-type="float" office:value="4.95121354437236">
            <text:p>4.95</text:p>
          </table:table-cell>
          <table:table-cell table:formula="of:=LN([.F4])" office:value-type="float" office:value="4.88975955596194">
            <text:p>4.89</text:p>
          </table:table-cell>
          <table:table-cell table:formula="of:=LN([.G4])" office:value-type="float" office:value="4.81637993186333">
            <text:p>4.82</text:p>
          </table:table-cell>
          <table:table-cell table:formula="of:=LN([.H4])" office:value-type="float" office:value="4.73307849868982">
            <text:p>4.73</text:p>
          </table:table-cell>
          <table:table-cell table:formula="of:=LN([.I4])" office:value-type="float" office:value="4.64867641472615">
            <text:p>4.65</text:p>
          </table:table-cell>
          <table:table-cell table:formula="of:=LN([.J4])" office:value-type="float" office:value="4.57193455047205">
            <text:p>4.57</text:p>
          </table:table-cell>
          <table:table-cell table:formula="of:=LN([.K4])" office:value-type="float" office:value="4.50521006193036">
            <text:p>4.51</text:p>
          </table:table-cell>
          <table:table-cell table:formula="of:=LN([.L4])" office:value-type="float" office:value="4.45587194733562">
            <text:p>4.46</text:p>
          </table:table-cell>
          <table:table-cell table:formula="of:=LN([.M4])" office:value-type="float" office:value="4.4186771004541">
            <text:p>4.42</text:p>
          </table:table-cell>
          <table:table-cell table:formula="of:=LN([.N4])" office:value-type="float" office:value="4.40027044961391">
            <text:p>4.40</text:p>
          </table:table-cell>
          <table:table-cell table:formula="of:=LN([.O4])" office:value-type="float" office:value="4.40024062330063">
            <text:p>4.40</text:p>
          </table:table-cell>
          <table:table-cell table:formula="of:=LN([.P4])" office:value-type="float" office:value="4.39808500608258">
            <text:p>4.40</text:p>
          </table:table-cell>
          <table:table-cell table:formula="of:=LN([.Q4])" office:value-type="float" office:value="4.40709344553603">
            <text:p>4.41</text:p>
          </table:table-cell>
          <table:table-cell table:formula="of:=LN([.R4])" office:value-type="float" office:value="4.41371653829134">
            <text:p>4.41</text:p>
          </table:table-cell>
          <table:table-cell table:formula="of:=LN([.S4])" office:value-type="float" office:value="4.41335801545486">
            <text:p>4.41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11.4571522906781">
            <text:p>11.46</text:p>
          </table:table-cell>
          <table:table-cell table:formula="of:=LN([.D5])" office:value-type="float" office:value="4.97016268297896">
            <text:p>4.97</text:p>
          </table:table-cell>
          <table:table-cell table:formula="of:=LN([.E5])" office:value-type="float" office:value="4.88523199786332">
            <text:p>4.89</text:p>
          </table:table-cell>
          <table:table-cell table:formula="of:=LN([.F5])" office:value-type="float" office:value="4.74624231317443">
            <text:p>4.75</text:p>
          </table:table-cell>
          <table:table-cell table:formula="of:=LN([.G5])" office:value-type="float" office:value="4.57207999472568">
            <text:p>4.57</text:p>
          </table:table-cell>
          <table:table-cell table:formula="of:=LN([.H5])" office:value-type="float" office:value="4.37569010118217">
            <text:p>4.38</text:p>
          </table:table-cell>
          <table:table-cell table:formula="of:=LN([.I5])" office:value-type="float" office:value="4.16744182139654">
            <text:p>4.17</text:p>
          </table:table-cell>
          <table:table-cell table:formula="of:=LN([.J5])" office:value-type="float" office:value="3.97198764479819">
            <text:p>3.97</text:p>
          </table:table-cell>
          <table:table-cell table:formula="of:=LN([.K5])" office:value-type="float" office:value="3.79361507456542">
            <text:p>3.79</text:p>
          </table:table-cell>
          <table:table-cell table:formula="of:=LN([.L5])" office:value-type="float" office:value="3.65430069042333">
            <text:p>3.65</text:p>
          </table:table-cell>
          <table:table-cell table:formula="of:=LN([.M5])" office:value-type="float" office:value="3.52994907804931">
            <text:p>3.53</text:p>
          </table:table-cell>
          <table:table-cell table:formula="of:=LN([.N5])" office:value-type="float" office:value="3.45124072852401">
            <text:p>3.45</text:p>
          </table:table-cell>
          <table:table-cell table:formula="of:=LN([.O5])" office:value-type="float" office:value="3.39710401525737">
            <text:p>3.40</text:p>
          </table:table-cell>
          <table:table-cell table:formula="of:=LN([.P5])" office:value-type="float" office:value="3.36056668828711">
            <text:p>3.36</text:p>
          </table:table-cell>
          <table:table-cell table:formula="of:=LN([.Q5])" office:value-type="float" office:value="3.35437932161644">
            <text:p>3.35</text:p>
          </table:table-cell>
          <table:table-cell table:formula="of:=LN([.R5])" office:value-type="float" office:value="3.35108864856267">
            <text:p>3.35</text:p>
          </table:table-cell>
          <table:table-cell table:formula="of:=LN([.S5])" office:value-type="float" office:value="3.34195715529464">
            <text:p>3.34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11.4571522906781">
            <text:p>11.46</text:p>
          </table:table-cell>
          <table:table-cell table:formula="of:=LN([.D6])" office:value-type="float" office:value="4.95324555938605">
            <text:p>4.95</text:p>
          </table:table-cell>
          <table:table-cell table:formula="of:=LN([.E6])" office:value-type="float" office:value="4.81896909178473">
            <text:p>4.82</text:p>
          </table:table-cell>
          <table:table-cell table:formula="of:=LN([.F6])" office:value-type="float" office:value="4.60254865277064">
            <text:p>4.60</text:p>
          </table:table-cell>
          <table:table-cell table:formula="of:=LN([.G6])" office:value-type="float" office:value="4.32883838810325">
            <text:p>4.33</text:p>
          </table:table-cell>
          <table:table-cell table:formula="of:=LN([.H6])" office:value-type="float" office:value="4.01707575373046">
            <text:p>4.02</text:p>
          </table:table-cell>
          <table:table-cell table:formula="of:=LN([.I6])" office:value-type="float" office:value="3.68787494976833">
            <text:p>3.69</text:p>
          </table:table-cell>
          <table:table-cell table:formula="of:=LN([.J6])" office:value-type="float" office:value="3.37950717400654">
            <text:p>3.38</text:p>
          </table:table-cell>
          <table:table-cell table:formula="of:=LN([.K6])" office:value-type="float" office:value="3.09296106618852">
            <text:p>3.09</text:p>
          </table:table-cell>
          <table:table-cell table:formula="of:=LN([.L6])" office:value-type="float" office:value="2.86399013639963">
            <text:p>2.86</text:p>
          </table:table-cell>
          <table:table-cell table:formula="of:=LN([.M6])" office:value-type="float" office:value="2.66480443829396">
            <text:p>2.66</text:p>
          </table:table-cell>
          <table:table-cell table:formula="of:=LN([.N6])" office:value-type="float" office:value="2.51571871167894">
            <text:p>2.52</text:p>
          </table:table-cell>
          <table:table-cell table:formula="of:=LN([.O6])" office:value-type="float" office:value="2.42457438106557">
            <text:p>2.42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11.4571522906781">
            <text:p>11.46</text:p>
          </table:table-cell>
          <table:table-cell table:formula="of:=LN([.D7])" office:value-type="float" office:value="4.93627712654371">
            <text:p>4.94</text:p>
          </table:table-cell>
          <table:table-cell table:formula="of:=LN([.E7])" office:value-type="float" office:value="4.75295438557658">
            <text:p>4.75</text:p>
          </table:table-cell>
          <table:table-cell table:formula="of:=LN([.F7])" office:value-type="float" office:value="4.45710279869285">
            <text:p>4.46</text:p>
          </table:table-cell>
          <table:table-cell table:formula="of:=LN([.G7])" office:value-type="float" office:value="4.08377136242634">
            <text:p>4.08</text:p>
          </table:table-cell>
          <table:table-cell table:formula="of:=LN([.H7])" office:value-type="float" office:value="3.65998911839885">
            <text:p>3.66</text:p>
          </table:table-cell>
          <table:table-cell table:formula="of:=LN([.I7])" office:value-type="float" office:value="3.21587653148124">
            <text:p>3.22</text:p>
          </table:table-cell>
          <table:table-cell table:formula="of:=LN([.J7])" office:value-type="float" office:value="2.78481801369436">
            <text:p>2.78</text:p>
          </table:table-cell>
          <table:table-cell table:formula="of:=LN([.K7])" office:value-type="float" office:value="2.40691898185087">
            <text:p>2.41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11.4571522906781">
            <text:p>11.46</text:p>
          </table:table-cell>
          <table:table-cell table:formula="of:=LN([.D8])" office:value-type="float" office:value="4.91939878561447">
            <text:p>4.92</text:p>
          </table:table-cell>
          <table:table-cell table:formula="of:=LN([.E8])" office:value-type="float" office:value="4.68596451881297">
            <text:p>4.69</text:p>
          </table:table-cell>
          <table:table-cell table:formula="of:=LN([.F8])" office:value-type="float" office:value="4.31436925494926">
            <text:p>4.31</text:p>
          </table:table-cell>
          <table:table-cell table:formula="of:=LN([.G8])" office:value-type="float" office:value="3.84064235689778">
            <text:p>3.84</text:p>
          </table:table-cell>
          <table:table-cell table:formula="of:=LN([.H8])" office:value-type="float" office:value="3.30136120831714">
            <text:p>3.30</text:p>
          </table:table-cell>
          <table:table-cell table:formula="of:=LN([.I8])" office:value-type="float" office:value="2.73958052140738">
            <text:p>2.74</text:p>
          </table:table-cell>
          <table:table-cell table:formula="of:=LN([.J8])" office:value-type="float" office:value="2.19007910917535">
            <text:p>2.19</text:p>
          </table:table-cell>
          <table:table-cell table:number-columns-repeated="9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11.4571522906781">
            <text:p>11.46</text:p>
          </table:table-cell>
          <table:table-cell table:formula="of:=LN([.D9])" office:value-type="float" office:value="4.90243645791869">
            <text:p>4.90</text:p>
          </table:table-cell>
          <table:table-cell table:formula="of:=LN([.E9])" office:value-type="float" office:value="4.62001603894698">
            <text:p>4.62</text:p>
          </table:table-cell>
          <table:table-cell table:formula="of:=LN([.F9])" office:value-type="float" office:value="4.16964326565007">
            <text:p>4.17</text:p>
          </table:table-cell>
          <table:table-cell table:formula="of:=LN([.G9])" office:value-type="float" office:value="3.59634658899823">
            <text:p>3.60</text:p>
          </table:table-cell>
          <table:table-cell table:formula="of:=LN([.H9])" office:value-type="float" office:value="2.94934063063135">
            <text:p>2.95</text:p>
          </table:table-cell>
          <table:table-cell table:formula="of:=LN([.I9])" office:value-type="float" office:value="2.26974366883973">
            <text:p>2.27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11.4571522906781">
            <text:p>11.46</text:p>
          </table:table-cell>
          <table:table-cell table:formula="of:=LN([.D10])" office:value-type="float" office:value="4.88550576391067">
            <text:p>4.89</text:p>
          </table:table-cell>
          <table:table-cell table:formula="of:=LN([.E10])" office:value-type="float" office:value="4.55366686954745">
            <text:p>4.55</text:p>
          </table:table-cell>
          <table:table-cell table:formula="of:=LN([.F10])" office:value-type="float" office:value="4.02582675644499">
            <text:p>4.03</text:p>
          </table:table-cell>
          <table:table-cell table:formula="of:=LN([.G10])" office:value-type="float" office:value="3.3568344030287">
            <text:p>3.36</text:p>
          </table:table-cell>
          <table:table-cell table:formula="of:=LN([.H10])" office:value-type="float" office:value="2.59635708419037">
            <text:p>2.60</text:p>
          </table:table-cell>
          <table:table-cell table:number-columns-repeated="11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11.4571522906781">
            <text:p>11.46</text:p>
          </table:table-cell>
          <table:table-cell table:formula="of:=LN([.D11])" office:value-type="float" office:value="4.8686152507958">
            <text:p>4.87</text:p>
          </table:table-cell>
          <table:table-cell table:formula="of:=LN([.E11])" office:value-type="float" office:value="4.48751641697642">
            <text:p>4.49</text:p>
          </table:table-cell>
          <table:table-cell table:formula="of:=LN([.F11])" office:value-type="float" office:value="3.88281641515268">
            <text:p>3.88</text:p>
          </table:table-cell>
          <table:table-cell table:formula="of:=LN([.G11])" office:value-type="float" office:value="3.11900333352975">
            <text:p>3.12</text:p>
          </table:table-cell>
          <table:table-cell table:formula="of:=LN([.H11])" office:value-type="float" office:value="2.22464733502529">
            <text:p>2.22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11.4571522939559">
            <text:p>11.46</text:p>
          </table:table-cell>
          <table:table-cell table:formula="of:=LN([.D12])" office:value-type="float" office:value="4.8518190697447">
            <text:p>4.85</text:p>
          </table:table-cell>
          <table:table-cell table:formula="of:=LN([.E12])" office:value-type="float" office:value="4.42147797027022">
            <text:p>4.42</text:p>
          </table:table-cell>
          <table:table-cell table:formula="of:=LN([.F12])" office:value-type="float" office:value="3.7413767858575">
            <text:p>3.74</text:p>
          </table:table-cell>
          <table:table-cell table:formula="of:=LN([.G12])" office:value-type="float" office:value="2.87711426440424">
            <text:p>2.88</text:p>
          </table:table-cell>
          <table:table-cell table:number-columns-repeated="12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11.4571522939559">
            <text:p>11.46</text:p>
          </table:table-cell>
          <table:table-cell table:formula="of:=LN([.D13])" office:value-type="float" office:value="4.83474970197869">
            <text:p>4.83</text:p>
          </table:table-cell>
          <table:table-cell table:formula="of:=LN([.E13])" office:value-type="float" office:value="4.35465775031084">
            <text:p>4.35</text:p>
          </table:table-cell>
          <table:table-cell table:formula="of:=LN([.F13])" office:value-type="float" office:value="3.59817052231345">
            <text:p>3.60</text:p>
          </table:table-cell>
          <table:table-cell table:formula="of:=LN([.G13])" office:value-type="float" office:value="2.63916089568068">
            <text:p>2.6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]/EXP(3))" office:value-type="float" office:value="8.4571522906781">
            <text:p>8.46</text:p>
          </table:table-cell>
          <table:table-cell table:formula="of:=LN([.D3]/EXP(3))" office:value-type="float" office:value="2.0042365322821">
            <text:p>2.00</text:p>
          </table:table-cell>
          <table:table-cell table:formula="of:=LN([.E3]/EXP(3))" office:value-type="float" office:value="2.01732341202445">
            <text:p>2.02</text:p>
          </table:table-cell>
          <table:table-cell table:formula="of:=LN([.F3]/EXP(3))" office:value-type="float" office:value="2.03413454450664">
            <text:p>2.03</text:p>
          </table:table-cell>
          <table:table-cell table:formula="of:=LN([.G3]/EXP(3))" office:value-type="float" office:value="2.06012527682761">
            <text:p>2.06</text:p>
          </table:table-cell>
          <table:table-cell table:formula="of:=LN([.H3]/EXP(3))" office:value-type="float" office:value="2.09215168459642">
            <text:p>2.09</text:p>
          </table:table-cell>
          <table:table-cell table:formula="of:=LN([.I3]/EXP(3))" office:value-type="float" office:value="2.12902496052979">
            <text:p>2.13</text:p>
          </table:table-cell>
          <table:table-cell table:formula="of:=LN([.J3]/EXP(3))" office:value-type="float" office:value="2.17252214387373">
            <text:p>2.17</text:p>
          </table:table-cell>
          <table:table-cell table:formula="of:=LN([.K3]/EXP(3))" office:value-type="float" office:value="2.21746006885278">
            <text:p>2.22</text:p>
          </table:table-cell>
          <table:table-cell table:formula="of:=LN([.L3]/EXP(3))" office:value-type="float" office:value="2.26595191033546">
            <text:p>2.27</text:p>
          </table:table-cell>
          <table:table-cell table:formula="of:=LN([.M3]/EXP(3))" office:value-type="float" office:value="2.31355133811769">
            <text:p>2.31</text:p>
          </table:table-cell>
          <table:table-cell table:formula="of:=LN([.N3]/EXP(3))" office:value-type="float" office:value="2.36123939436399">
            <text:p>2.36</text:p>
          </table:table-cell>
          <table:table-cell table:formula="of:=LN([.O3]/EXP(3))" office:value-type="float" office:value="2.4062692118093">
            <text:p>2.41</text:p>
          </table:table-cell>
          <table:table-cell table:formula="of:=LN([.P3]/EXP(3))" office:value-type="float" office:value="2.44078750800456">
            <text:p>2.44</text:p>
          </table:table-cell>
          <table:table-cell table:formula="of:=LN([.Q3]/EXP(3))" office:value-type="float" office:value="2.47060218167218">
            <text:p>2.47</text:p>
          </table:table-cell>
          <table:table-cell table:formula="of:=LN([.R3]/EXP(3))" office:value-type="float" office:value="2.48901458270728">
            <text:p>2.49</text:p>
          </table:table-cell>
          <table:table-cell table:formula="of:=LN([.S3]/EXP(3))" office:value-type="float" office:value="2.49515111031674">
            <text:p>2.50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24">
            <text:p>0.24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al</text:p>
          </table:table-cell>
          <table:table-cell office:value-type="string">
            <text:p>no int. theta 0.3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  <draw:frame table:end-cell-address="'theta0.3'.N58" table:end-x="22.32mm" table:end-y="1.33mm" draw:z-index="1" draw:style-name="gr1" svg:width="292.21mm" svg:height="106.5mm" svg:x="1.08mm" svg:y="1.15mm">
              <draw:object draw:notify-on-update-of-ranges="'theta0.3'.D46:'theta0.3'.D46 'theta0.3'.D47:'theta0.3'.D57 'theta0.3'.B47:'theta0.3'.B57 'theta0.3'.E46:'theta0.3'.E46 'theta0.3'.E47:'theta0.3'.E57 'theta0.3'.B47:'theta0.3'.B57 'theta0.3'.F46:'theta0.3'.F46 'theta0.3'.F47:'theta0.3'.F57 'theta0.3'.B47:'theta0.3'.B57 'theta0.3'.G46:'theta0.3'.G46 'theta0.3'.G47:'theta0.3'.G57 'theta0.3'.B47:'theta0.3'.B57 'theta0.3'.H46:'theta0.3'.H46 'theta0.3'.H47:'theta0.3'.H57 'theta0.3'.B47:'theta0.3'.B57 'theta0.3'.I46:'theta0.3'.I46 'theta0.3'.I47:'theta0.3'.I57 'theta0.3'.B47:'theta0.3'.B57 'theta0.3'.J46:'theta0.3'.J46 'theta0.3'.J47:'theta0.3'.J57 'theta0.3'.B47:'theta0.3'.B57 'theta0.3'.K46:'theta0.3'.K46 'theta0.3'.K47:'theta0.3'.K57 'theta0.3'.B47:'theta0.3'.B57 'theta0.3'.L46:'theta0.3'.L46 'theta0.3'.L47:'theta0.3'.L57 'theta0.3'.B47:'theta0.3'.B57 'theta0.3'.M46:'theta0.3'.M46 'theta0.3'.M47:'theta0.3'.M57 'theta0.3'.B47:'theta0.3'.B57 'theta0.3'.N46:'theta0.3'.N46 'theta0.3'.N47:'theta0.3'.N57 'theta0.3'.B47:'theta0.3'.B57 'theta0.3'.O46:'theta0.3'.O46 'theta0.3'.O47:'theta0.3'.O57 'theta0.3'.B47:'theta0.3'.B57 'theta0.3'.P46:'theta0.3'.P46 'theta0.3'.P47:'theta0.3'.P57 'theta0.3'.B47:'theta0.3'.B57 'theta0.3'.Q46:'theta0.3'.Q46 'theta0.3'.Q47:'theta0.3'.Q57 'theta0.3'.B47:'theta0.3'.B57 'theta0.3'.R46:'theta0.3'.R46 'theta0.3'.R47:'theta0.3'.R57 'theta0.3'.B47:'theta0.3'.B57 'theta0.3'.S46:'theta0.3'.S46 'theta0.3'.S47:'theta0.3'.S57 'theta0.3'.B47:'theta0.3'.B5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635.3367">
            <text:p>2635.34</text:p>
          </table:table-cell>
          <table:table-cell office:value-type="float" office:value="48.94907">
            <text:p>48.95</text:p>
          </table:table-cell>
          <table:table-cell office:value-type="float" office:value="48.79939">
            <text:p>48.80</text:p>
          </table:table-cell>
          <table:table-cell office:value-type="float" office:value="48.7004">
            <text:p>48.70</text:p>
          </table:table-cell>
          <table:table-cell office:value-type="float" office:value="48.8008">
            <text:p>48.80</text:p>
          </table:table-cell>
          <table:table-cell office:value-type="float" office:value="48.86794">
            <text:p>48.87</text:p>
          </table:table-cell>
          <table:table-cell office:value-type="float" office:value="48.77042">
            <text:p>48.77</text:p>
          </table:table-cell>
          <table:table-cell office:value-type="float" office:value="48.79831">
            <text:p>48.80</text:p>
          </table:table-cell>
          <table:table-cell office:value-type="float" office:value="48.77572">
            <text:p>48.78</text:p>
          </table:table-cell>
          <table:table-cell office:value-type="float" office:value="48.84069">
            <text:p>48.84</text:p>
          </table:table-cell>
          <table:table-cell office:value-type="float" office:value="48.75081">
            <text:p>48.75</text:p>
          </table:table-cell>
          <table:table-cell office:value-type="float" office:value="48.85773">
            <text:p>48.86</text:p>
          </table:table-cell>
          <table:table-cell office:value-type="float" office:value="48.79426">
            <text:p>48.79</text:p>
          </table:table-cell>
          <table:table-cell office:value-type="float" office:value="48.77091">
            <text:p>48.77</text:p>
          </table:table-cell>
          <table:table-cell office:value-type="float" office:value="48.83517">
            <text:p>48.84</text:p>
          </table:table-cell>
          <table:table-cell office:value-type="float" office:value="48.82837">
            <text:p>48.83</text:p>
          </table:table-cell>
          <table:table-cell office:value-type="float" office:value="48.84849">
            <text:p>48.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5.3367">
            <text:p>2635.34</text:p>
          </table:table-cell>
          <table:table-cell office:value-type="float" office:value="48.33059">
            <text:p>48.33</text:p>
          </table:table-cell>
          <table:table-cell office:value-type="float" office:value="46.39742">
            <text:p>46.40</text:p>
          </table:table-cell>
          <table:table-cell office:value-type="float" office:value="43.54239">
            <text:p>43.54</text:p>
          </table:table-cell>
          <table:table-cell office:value-type="float" office:value="40.22593">
            <text:p>40.23</text:p>
          </table:table-cell>
          <table:table-cell office:value-type="float" office:value="36.37922">
            <text:p>36.38</text:p>
          </table:table-cell>
          <table:table-cell office:value-type="float" office:value="32.3569">
            <text:p>32.36</text:p>
          </table:table-cell>
          <table:table-cell office:value-type="float" office:value="28.57244">
            <text:p>28.57</text:p>
          </table:table-cell>
          <table:table-cell office:value-type="float" office:value="25.09843">
            <text:p>25.10</text:p>
          </table:table-cell>
          <table:table-cell office:value-type="float" office:value="22.07577">
            <text:p>22.08</text:p>
          </table:table-cell>
          <table:table-cell office:value-type="float" office:value="19.43199">
            <text:p>19.43</text:p>
          </table:table-cell>
          <table:table-cell office:value-type="float" office:value="17.30805">
            <text:p>17.31</text:p>
          </table:table-cell>
          <table:table-cell office:value-type="float" office:value="15.62906">
            <text:p>15.63</text:p>
          </table:table-cell>
          <table:table-cell office:value-type="float" office:value="14.41863">
            <text:p>14.42</text:p>
          </table:table-cell>
          <table:table-cell office:value-type="float" office:value="13.57225">
            <text:p>13.57</text:p>
          </table:table-cell>
          <table:table-cell office:value-type="float" office:value="13.00898">
            <text:p>13.01</text:p>
          </table:table-cell>
          <table:table-cell office:value-type="float" office:value="12.91507">
            <text:p>12.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5.33675">
            <text:p>2635.34</text:p>
          </table:table-cell>
          <table:table-cell office:value-type="float" office:value="47.72085">
            <text:p>47.72</text:p>
          </table:table-cell>
          <table:table-cell office:value-type="float" office:value="44.11444">
            <text:p>44.11</text:p>
          </table:table-cell>
          <table:table-cell office:value-type="float" office:value="38.93259">
            <text:p>38.93</text:p>
          </table:table-cell>
          <table:table-cell office:value-type="float" office:value="33.14672">
            <text:p>33.15</text:p>
          </table:table-cell>
          <table:table-cell office:value-type="float" office:value="27.12687">
            <text:p>27.13</text:p>
          </table:table-cell>
          <table:table-cell office:value-type="float" office:value="21.50749">
            <text:p>21.51</text:p>
          </table:table-cell>
          <table:table-cell office:value-type="float" office:value="16.81193">
            <text:p>16.81</text:p>
          </table:table-cell>
          <table:table-cell office:value-type="float" office:value="12.94669">
            <text:p>12.95</text:p>
          </table:table-cell>
          <table:table-cell office:value-type="float" office:value="10.06545">
            <text:p>10.07</text:p>
          </table:table-cell>
          <table:table-cell office:value-type="float" office:value="7.86623">
            <text:p>7.87</text:p>
          </table:table-cell>
          <table:table-cell office:value-type="float" office:value="6.27383">
            <text:p>6.27</text:p>
          </table:table-cell>
          <table:table-cell office:value-type="float" office:value="5.14212">
            <text:p>5.14</text:p>
          </table:table-cell>
          <table:table-cell office:value-type="float" office:value="4.37558">
            <text:p>4.38</text:p>
          </table:table-cell>
          <table:table-cell office:value-type="float" office:value="3.86321">
            <text:p>3.86</text:p>
          </table:table-cell>
          <table:table-cell office:value-type="float" office:value="3.636">
            <text:p>3.64</text:p>
          </table:table-cell>
          <table:table-cell office:value-type="float" office:value="3.53065">
            <text:p>3.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35.33675">
            <text:p>2635.34</text:p>
          </table:table-cell>
          <table:table-cell office:value-type="float" office:value="47.11531">
            <text:p>47.12</text:p>
          </table:table-cell>
          <table:table-cell office:value-type="float" office:value="41.94163">
            <text:p>41.94</text:p>
          </table:table-cell>
          <table:table-cell office:value-type="float" office:value="34.79545">
            <text:p>34.80</text:p>
          </table:table-cell>
          <table:table-cell office:value-type="float" office:value="27.30275">
            <text:p>27.30</text:p>
          </table:table-cell>
          <table:table-cell office:value-type="float" office:value="20.25766">
            <text:p>20.26</text:p>
          </table:table-cell>
          <table:table-cell office:value-type="float" office:value="14.28714">
            <text:p>14.29</text:p>
          </table:table-cell>
          <table:table-cell office:value-type="float" office:value="9.92185">
            <text:p>9.92</text:p>
          </table:table-cell>
          <table:table-cell office:value-type="float" office:value="6.74481">
            <text:p>6.74</text:p>
          </table:table-cell>
          <table:table-cell office:value-type="float" office:value="4.64013">
            <text:p>4.64</text:p>
          </table:table-cell>
          <table:table-cell office:value-type="float" office:value="3.24488">
            <text:p>3.24</text:p>
          </table:table-cell>
          <table:table-cell office:value-type="float" office:value="2.37009">
            <text:p>2.37</text:p>
          </table:table-cell>
          <table:table-cell office:value-type="float" office:value="1.86678">
            <text:p>1.87</text:p>
          </table:table-cell>
          <table:table-cell office:value-type="float" office:value="1.55283">
            <text:p>1.55</text:p>
          </table:table-cell>
          <table:table-cell office:value-type="float" office:value="1.24412">
            <text:p>1.24</text:p>
          </table:table-cell>
          <table:table-cell office:value-type="float" office:value="1.12907">
            <text:p>1.13</text:p>
          </table:table-cell>
          <table:table-cell office:value-type="float" office:value="1.15951">
            <text:p>1.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35.33675">
            <text:p>2635.34</text:p>
          </table:table-cell>
          <table:table-cell office:value-type="float" office:value="46.52761">
            <text:p>46.53</text:p>
          </table:table-cell>
          <table:table-cell office:value-type="float" office:value="39.88328">
            <text:p>39.88</text:p>
          </table:table-cell>
          <table:table-cell office:value-type="float" office:value="31.12692">
            <text:p>31.13</text:p>
          </table:table-cell>
          <table:table-cell office:value-type="float" office:value="22.5078">
            <text:p>22.51</text:p>
          </table:table-cell>
          <table:table-cell office:value-type="float" office:value="15.10354">
            <text:p>15.10</text:p>
          </table:table-cell>
          <table:table-cell office:value-type="float" office:value="9.55568">
            <text:p>9.56</text:p>
          </table:table-cell>
          <table:table-cell office:value-type="float" office:value="5.85861">
            <text:p>5.86</text:p>
          </table:table-cell>
          <table:table-cell office:value-type="float" office:value="3.58365">
            <text:p>3.58</text:p>
          </table:table-cell>
          <table:table-cell office:value-type="float" office:value="2.29409">
            <text:p>2.29</text:p>
          </table:table-cell>
          <table:table-cell office:value-type="float" office:value="1.41461">
            <text:p>1.41</text:p>
          </table:table-cell>
          <table:table-cell office:value-type="float" office:value="0.96389">
            <text:p>0.96</text:p>
          </table:table-cell>
          <table:table-cell office:value-type="float" office:value="0.79437">
            <text:p>0.79</text:p>
          </table:table-cell>
          <table:table-cell office:value-type="float" office:value="0.6749">
            <text:p>0.67</text:p>
          </table:table-cell>
          <table:table-cell office:value-type="float" office:value="0.58031">
            <text:p>0.58</text:p>
          </table:table-cell>
          <table:table-cell office:value-type="float" office:value="0.51044">
            <text:p>0.51</text:p>
          </table:table-cell>
          <table:table-cell office:value-type="float" office:value="0.57473">
            <text:p>0.5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35.33675">
            <text:p>2635.34</text:p>
          </table:table-cell>
          <table:table-cell office:value-type="float" office:value="45.94588">
            <text:p>45.95</text:p>
          </table:table-cell>
          <table:table-cell office:value-type="float" office:value="37.92346">
            <text:p>37.92</text:p>
          </table:table-cell>
          <table:table-cell office:value-type="float" office:value="27.81994">
            <text:p>27.82</text:p>
          </table:table-cell>
          <table:table-cell office:value-type="float" office:value="18.537">
            <text:p>18.54</text:p>
          </table:table-cell>
          <table:table-cell office:value-type="float" office:value="11.33842">
            <text:p>11.34</text:p>
          </table:table-cell>
          <table:table-cell office:value-type="float" office:value="6.47805">
            <text:p>6.48</text:p>
          </table:table-cell>
          <table:table-cell office:value-type="float" office:value="3.57241">
            <text:p>3.57</text:p>
          </table:table-cell>
          <table:table-cell office:value-type="float" office:value="1.97177">
            <text:p>1.97</text:p>
          </table:table-cell>
          <table:table-cell office:value-type="float" office:value="1.20301">
            <text:p>1.20</text:p>
          </table:table-cell>
          <table:table-cell office:value-type="float" office:value="0.71923">
            <text:p>0.72</text:p>
          </table:table-cell>
          <table:table-cell office:value-type="float" office:value="0.495">
            <text:p>0.50</text:p>
          </table:table-cell>
          <table:table-cell office:value-type="float" office:value="0.48247">
            <text:p>0.48</text:p>
          </table:table-cell>
          <table:table-cell office:value-type="float" office:value="0.37408">
            <text:p>0.37</text:p>
          </table:table-cell>
          <table:table-cell office:value-type="float" office:value="0.33547">
            <text:p>0.34</text:p>
          </table:table-cell>
          <table:table-cell office:value-type="float" office:value="0.32089">
            <text:p>0.32</text:p>
          </table:table-cell>
          <table:table-cell office:value-type="float" office:value="0.3051">
            <text:p>0.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35.33675">
            <text:p>2635.34</text:p>
          </table:table-cell>
          <table:table-cell office:value-type="float" office:value="45.36666">
            <text:p>45.37</text:p>
          </table:table-cell>
          <table:table-cell office:value-type="float" office:value="36.05722">
            <text:p>36.06</text:p>
          </table:table-cell>
          <table:table-cell office:value-type="float" office:value="24.8808">
            <text:p>24.88</text:p>
          </table:table-cell>
          <table:table-cell office:value-type="float" office:value="15.31739">
            <text:p>15.32</text:p>
          </table:table-cell>
          <table:table-cell office:value-type="float" office:value="8.50173">
            <text:p>8.50</text:p>
          </table:table-cell>
          <table:table-cell office:value-type="float" office:value="4.39661">
            <text:p>4.40</text:p>
          </table:table-cell>
          <table:table-cell office:value-type="float" office:value="2.18861">
            <text:p>2.19</text:p>
          </table:table-cell>
          <table:table-cell office:value-type="float" office:value="1.16973">
            <text:p>1.17</text:p>
          </table:table-cell>
          <table:table-cell office:value-type="float" office:value="0.68168">
            <text:p>0.68</text:p>
          </table:table-cell>
          <table:table-cell office:value-type="float" office:value="0.46234">
            <text:p>0.46</text:p>
          </table:table-cell>
          <table:table-cell office:value-type="float" office:value="0.36056">
            <text:p>0.36</text:p>
          </table:table-cell>
          <table:table-cell office:value-type="float" office:value="0.3496">
            <text:p>0.35</text:p>
          </table:table-cell>
          <table:table-cell office:value-type="float" office:value="0.30004">
            <text:p>0.30</text:p>
          </table:table-cell>
          <table:table-cell office:value-type="float" office:value="0.31202">
            <text:p>0.31</text:p>
          </table:table-cell>
          <table:table-cell office:value-type="float" office:value="0.28492">
            <text:p>0.28</text:p>
          </table:table-cell>
          <table:table-cell office:value-type="float" office:value="0.30652">
            <text:p>0.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35.33675">
            <text:p>2635.34</text:p>
          </table:table-cell>
          <table:table-cell office:value-type="float" office:value="44.79079">
            <text:p>44.79</text:p>
          </table:table-cell>
          <table:table-cell office:value-type="float" office:value="34.29074">
            <text:p>34.29</text:p>
          </table:table-cell>
          <table:table-cell office:value-type="float" office:value="22.25163">
            <text:p>22.25</text:p>
          </table:table-cell>
          <table:table-cell office:value-type="float" office:value="12.62721">
            <text:p>12.63</text:p>
          </table:table-cell>
          <table:table-cell office:value-type="float" office:value="6.37056">
            <text:p>6.37</text:p>
          </table:table-cell>
          <table:table-cell office:value-type="float" office:value="2.98908">
            <text:p>2.99</text:p>
          </table:table-cell>
          <table:table-cell office:value-type="float" office:value="1.37819">
            <text:p>1.38</text:p>
          </table:table-cell>
          <table:table-cell office:value-type="float" office:value="0.75158">
            <text:p>0.75</text:p>
          </table:table-cell>
          <table:table-cell office:value-type="float" office:value="0.45033">
            <text:p>0.45</text:p>
          </table:table-cell>
          <table:table-cell office:value-type="float" office:value="0.30799">
            <text:p>0.31</text:p>
          </table:table-cell>
          <table:table-cell office:value-type="float" office:value="0.28546">
            <text:p>0.29</text:p>
          </table:table-cell>
          <table:table-cell office:value-type="float" office:value="0.3377">
            <text:p>0.34</text:p>
          </table:table-cell>
          <table:table-cell office:value-type="float" office:value="0.32879">
            <text:p>0.33</text:p>
          </table:table-cell>
          <table:table-cell office:value-type="float" office:value="0.30891">
            <text:p>0.31</text:p>
          </table:table-cell>
          <table:table-cell office:value-type="float" office:value="0.31169">
            <text:p>0.31</text:p>
          </table:table-cell>
          <table:table-cell office:value-type="float" office:value="0.25404">
            <text:p>0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35.33675">
            <text:p>2635.34</text:p>
          </table:table-cell>
          <table:table-cell office:value-type="float" office:value="44.23345">
            <text:p>44.23</text:p>
          </table:table-cell>
          <table:table-cell office:value-type="float" office:value="32.62067">
            <text:p>32.62</text:p>
          </table:table-cell>
          <table:table-cell office:value-type="float" office:value="19.91571">
            <text:p>19.92</text:p>
          </table:table-cell>
          <table:table-cell office:value-type="float" office:value="10.4351">
            <text:p>10.44</text:p>
          </table:table-cell>
          <table:table-cell office:value-type="float" office:value="4.80061">
            <text:p>4.80</text:p>
          </table:table-cell>
          <table:table-cell office:value-type="float" office:value="2.08225">
            <text:p>2.08</text:p>
          </table:table-cell>
          <table:table-cell office:value-type="float" office:value="0.96848">
            <text:p>0.97</text:p>
          </table:table-cell>
          <table:table-cell office:value-type="float" office:value="0.53624">
            <text:p>0.54</text:p>
          </table:table-cell>
          <table:table-cell office:value-type="float" office:value="0.36113">
            <text:p>0.36</text:p>
          </table:table-cell>
          <table:table-cell office:value-type="float" office:value="0.30356">
            <text:p>0.30</text:p>
          </table:table-cell>
          <table:table-cell office:value-type="float" office:value="0.27139">
            <text:p>0.27</text:p>
          </table:table-cell>
          <table:table-cell office:value-type="float" office:value="0.32553">
            <text:p>0.33</text:p>
          </table:table-cell>
          <table:table-cell office:value-type="float" office:value="0.31049">
            <text:p>0.31</text:p>
          </table:table-cell>
          <table:table-cell office:value-type="float" office:value="0.32715">
            <text:p>0.33</text:p>
          </table:table-cell>
          <table:table-cell office:value-type="float" office:value="0.29704">
            <text:p>0.30</text:p>
          </table:table-cell>
          <table:table-cell office:value-type="float" office:value="0.18904">
            <text:p>0.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35.33675">
            <text:p>2635.34</text:p>
          </table:table-cell>
          <table:table-cell office:value-type="float" office:value="43.68345">
            <text:p>43.68</text:p>
          </table:table-cell>
          <table:table-cell office:value-type="float" office:value="31.02979">
            <text:p>31.03</text:p>
          </table:table-cell>
          <table:table-cell office:value-type="float" office:value="17.8385">
            <text:p>17.84</text:p>
          </table:table-cell>
          <table:table-cell office:value-type="float" office:value="8.63313">
            <text:p>8.63</text:p>
          </table:table-cell>
          <table:table-cell office:value-type="float" office:value="3.63111">
            <text:p>3.63</text:p>
          </table:table-cell>
          <table:table-cell office:value-type="float" office:value="1.47882">
            <text:p>1.48</text:p>
          </table:table-cell>
          <table:table-cell office:value-type="float" office:value="0.77218">
            <text:p>0.77</text:p>
          </table:table-cell>
          <table:table-cell office:value-type="float" office:value="0.37894">
            <text:p>0.38</text:p>
          </table:table-cell>
          <table:table-cell office:value-type="float" office:value="0.40633">
            <text:p>0.41</text:p>
          </table:table-cell>
          <table:table-cell office:value-type="float" office:value="0.29277">
            <text:p>0.29</text:p>
          </table:table-cell>
          <table:table-cell office:value-type="float" office:value="0.30475">
            <text:p>0.30</text:p>
          </table:table-cell>
          <table:table-cell office:value-type="float" office:value="0.29535">
            <text:p>0.30</text:p>
          </table:table-cell>
          <table:table-cell office:value-type="float" office:value="0.28654">
            <text:p>0.29</text:p>
          </table:table-cell>
          <table:table-cell office:value-type="float" office:value="0.35374">
            <text:p>0.35</text:p>
          </table:table-cell>
          <table:table-cell office:value-type="float" office:value="0.24924">
            <text:p>0.25</text:p>
          </table:table-cell>
          <table:table-cell office:value-type="float" office:value="0.31188">
            <text:p>0.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35.33675">
            <text:p>2635.34</text:p>
          </table:table-cell>
          <table:table-cell office:value-type="float" office:value="43.13354">
            <text:p>43.13</text:p>
          </table:table-cell>
          <table:table-cell office:value-type="float" office:value="29.51908">
            <text:p>29.52</text:p>
          </table:table-cell>
          <table:table-cell office:value-type="float" office:value="15.96953">
            <text:p>15.97</text:p>
          </table:table-cell>
          <table:table-cell office:value-type="float" office:value="7.12975">
            <text:p>7.13</text:p>
          </table:table-cell>
          <table:table-cell office:value-type="float" office:value="2.78409">
            <text:p>2.78</text:p>
          </table:table-cell>
          <table:table-cell office:value-type="float" office:value="1.06159">
            <text:p>1.06</text:p>
          </table:table-cell>
          <table:table-cell office:value-type="float" office:value="0.56618">
            <text:p>0.57</text:p>
          </table:table-cell>
          <table:table-cell office:value-type="float" office:value="0.3225">
            <text:p>0.32</text:p>
          </table:table-cell>
          <table:table-cell office:value-type="float" office:value="0.33087">
            <text:p>0.33</text:p>
          </table:table-cell>
          <table:table-cell office:value-type="float" office:value="0.29038">
            <text:p>0.29</text:p>
          </table:table-cell>
          <table:table-cell office:value-type="float" office:value="0.30389">
            <text:p>0.30</text:p>
          </table:table-cell>
          <table:table-cell office:value-type="float" office:value="0.35168">
            <text:p>0.35</text:p>
          </table:table-cell>
          <table:table-cell office:value-type="float" office:value="0.26366">
            <text:p>0.26</text:p>
          </table:table-cell>
          <table:table-cell office:value-type="float" office:value="0.29746">
            <text:p>0.30</text:p>
          </table:table-cell>
          <table:table-cell office:value-type="float" office:value="0.29379">
            <text:p>0.29</text:p>
          </table:table-cell>
          <table:table-cell office:value-type="float" office:value="0.33034">
            <text:p>0.3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33]" office:value-type="string" office:string-value="k0">
            <text:p>k0</text:p>
          </table:table-cell>
          <table:table-cell table:formula="of:=[.D33]" office:value-type="string" office:string-value="k1">
            <text:p>k1</text:p>
          </table:table-cell>
          <table:table-cell table:formula="of:=[.E33]" office:value-type="string" office:string-value="k2">
            <text:p>k2</text:p>
          </table:table-cell>
          <table:table-cell table:formula="of:=[.F33]" office:value-type="string" office:string-value="k3">
            <text:p>k3</text:p>
          </table:table-cell>
          <table:table-cell table:formula="of:=[.G33]" office:value-type="string" office:string-value="k4">
            <text:p>k4</text:p>
          </table:table-cell>
          <table:table-cell table:formula="of:=[.H33]" office:value-type="string" office:string-value="k5">
            <text:p>k5</text:p>
          </table:table-cell>
          <table:table-cell table:formula="of:=[.I33]" office:value-type="string" office:string-value="k6">
            <text:p>k6</text:p>
          </table:table-cell>
          <table:table-cell table:formula="of:=[.J33]" office:value-type="string" office:string-value="k7">
            <text:p>k7</text:p>
          </table:table-cell>
          <table:table-cell table:formula="of:=[.K33]" office:value-type="string" office:string-value="k8">
            <text:p>k8</text:p>
          </table:table-cell>
          <table:table-cell table:formula="of:=[.L33]" office:value-type="string" office:string-value="k9">
            <text:p>k9</text:p>
          </table:table-cell>
          <table:table-cell table:formula="of:=[.M33]" office:value-type="string" office:string-value="k10">
            <text:p>k10</text:p>
          </table:table-cell>
          <table:table-cell table:formula="of:=[.N33]" office:value-type="string" office:string-value="k11">
            <text:p>k11</text:p>
          </table:table-cell>
          <table:table-cell table:formula="of:=[.O33]" office:value-type="string" office:string-value="k12">
            <text:p>k12</text:p>
          </table:table-cell>
          <table:table-cell table:formula="of:=[.P33]" office:value-type="string" office:string-value="k13">
            <text:p>k13</text:p>
          </table:table-cell>
          <table:table-cell table:formula="of:=[.Q33]" office:value-type="string" office:string-value="k14">
            <text:p>k14</text:p>
          </table:table-cell>
          <table:table-cell table:formula="of:=[.R33]" office:value-type="string" office:string-value="k15">
            <text:p>k15</text:p>
          </table:table-cell>
          <table:table-cell table:formula="of:=[.S33]" office:value-type="string" office:string-value="k16">
            <text:p>k16</text:p>
          </table:table-cell>
        </table:table-row>
        <table:table-row table:style-name="ro1">
          <table:table-cell/>
          <table:table-cell table:formula="of:=[.B34]" office:value-type="float" office:value="0">
            <text:p>0</text:p>
          </table:table-cell>
          <table:table-cell table:formula="of:=LN([.C34])" office:value-type="float" office:value="7.87676623269846">
            <text:p>7.88</text:p>
          </table:table-cell>
          <table:table-cell table:formula="of:=LN([.D34])" office:value-type="float" office:value="3.89078036981749">
            <text:p>3.89</text:p>
          </table:table-cell>
          <table:table-cell table:formula="of:=LN([.E34])" office:value-type="float" office:value="3.88771781278098">
            <text:p>3.89</text:p>
          </table:table-cell>
          <table:table-cell table:formula="of:=LN([.F34])" office:value-type="float" office:value="3.88568724360717">
            <text:p>3.89</text:p>
          </table:table-cell>
          <table:table-cell table:formula="of:=LN([.G34])" office:value-type="float" office:value="3.88774670616735">
            <text:p>3.89</text:p>
          </table:table-cell>
          <table:table-cell table:formula="of:=LN([.H34])" office:value-type="float" office:value="3.88912155774373">
            <text:p>3.89</text:p>
          </table:table-cell>
          <table:table-cell table:formula="of:=LN([.I34])" office:value-type="float" office:value="3.88712398153643">
            <text:p>3.89</text:p>
          </table:table-cell>
          <table:table-cell table:formula="of:=LN([.J34])" office:value-type="float" office:value="3.88769568111189">
            <text:p>3.89</text:p>
          </table:table-cell>
          <table:table-cell table:formula="of:=LN([.K34])" office:value-type="float" office:value="3.88723264806091">
            <text:p>3.89</text:p>
          </table:table-cell>
          <table:table-cell table:formula="of:=LN([.L34])" office:value-type="float" office:value="3.88856377690684">
            <text:p>3.89</text:p>
          </table:table-cell>
          <table:table-cell table:formula="of:=LN([.M34])" office:value-type="float" office:value="3.88672181269044">
            <text:p>3.89</text:p>
          </table:table-cell>
          <table:table-cell table:formula="of:=LN([.N34])" office:value-type="float" office:value="3.88891260547894">
            <text:p>3.89</text:p>
          </table:table-cell>
          <table:table-cell table:formula="of:=LN([.O34])" office:value-type="float" office:value="3.88761268299016">
            <text:p>3.89</text:p>
          </table:table-cell>
          <table:table-cell table:formula="of:=LN([.P34])" office:value-type="float" office:value="3.88713402855957">
            <text:p>3.89</text:p>
          </table:table-cell>
          <table:table-cell table:formula="of:=LN([.Q34])" office:value-type="float" office:value="3.88845075000324">
            <text:p>3.89</text:p>
          </table:table-cell>
          <table:table-cell table:formula="of:=LN([.R34])" office:value-type="float" office:value="3.88831149639824">
            <text:p>3.89</text:p>
          </table:table-cell>
          <table:table-cell table:formula="of:=LN([.S34])" office:value-type="float" office:value="3.88872346705914">
            <text:p>3.89</text:p>
          </table:table-cell>
        </table:table-row>
        <table:table-row table:style-name="ro1">
          <table:table-cell/>
          <table:table-cell table:formula="of:=[.B35]" office:value-type="float" office:value="1">
            <text:p>1</text:p>
          </table:table-cell>
          <table:table-cell table:formula="of:=LN([.C35])" office:value-type="float" office:value="7.87676623269846">
            <text:p>7.88</text:p>
          </table:table-cell>
          <table:table-cell table:formula="of:=LN([.D35])" office:value-type="float" office:value="3.87806469352094">
            <text:p>3.88</text:p>
          </table:table-cell>
          <table:table-cell table:formula="of:=LN([.E35])" office:value-type="float" office:value="3.837243854238">
            <text:p>3.84</text:p>
          </table:table-cell>
          <table:table-cell table:formula="of:=LN([.F35])" office:value-type="float" office:value="3.77373494635317">
            <text:p>3.77</text:p>
          </table:table-cell>
          <table:table-cell table:formula="of:=LN([.G35])" office:value-type="float" office:value="3.69451181256146">
            <text:p>3.69</text:p>
          </table:table-cell>
          <table:table-cell table:formula="of:=LN([.H35])" office:value-type="float" office:value="3.59399773250829">
            <text:p>3.59</text:p>
          </table:table-cell>
          <table:table-cell table:formula="of:=LN([.I35])" office:value-type="float" office:value="3.47682729032085">
            <text:p>3.48</text:p>
          </table:table-cell>
          <table:table-cell table:formula="of:=LN([.J35])" office:value-type="float" office:value="3.35244261686616">
            <text:p>3.35</text:p>
          </table:table-cell>
          <table:table-cell table:formula="of:=LN([.K35])" office:value-type="float" office:value="3.22280529438062">
            <text:p>3.22</text:p>
          </table:table-cell>
          <table:table-cell table:formula="of:=LN([.L35])" office:value-type="float" office:value="3.0944806269689">
            <text:p>3.09</text:p>
          </table:table-cell>
          <table:table-cell table:formula="of:=LN([.M35])" office:value-type="float" office:value="2.96692067708467">
            <text:p>2.97</text:p>
          </table:table-cell>
          <table:table-cell table:formula="of:=LN([.N35])" office:value-type="float" office:value="2.851171711196">
            <text:p>2.85</text:p>
          </table:table-cell>
          <table:table-cell table:formula="of:=LN([.O35])" office:value-type="float" office:value="2.7491320018699">
            <text:p>2.75</text:p>
          </table:table-cell>
          <table:table-cell table:formula="of:=LN([.P35])" office:value-type="float" office:value="2.66852112040855">
            <text:p>2.67</text:p>
          </table:table-cell>
          <table:table-cell table:formula="of:=LN([.Q35])" office:value-type="float" office:value="2.60802726702937">
            <text:p>2.61</text:p>
          </table:table-cell>
          <table:table-cell table:formula="of:=LN([.R35])" office:value-type="float" office:value="2.56563988822105">
            <text:p>2.57</text:p>
          </table:table-cell>
          <table:table-cell table:formula="of:=LN([.S35])" office:value-type="float" office:value="2.55839484658732">
            <text:p>2.56</text:p>
          </table:table-cell>
        </table:table-row>
        <table:table-row table:style-name="ro1">
          <table:table-cell/>
          <table:table-cell table:formula="of:=[.B36]" office:value-type="float" office:value="2">
            <text:p>2</text:p>
          </table:table-cell>
          <table:table-cell table:formula="of:=LN([.C36])" office:value-type="float" office:value="7.87676625167136">
            <text:p>7.88</text:p>
          </table:table-cell>
          <table:table-cell table:formula="of:=LN([.D36])" office:value-type="float" office:value="3.86536840930913">
            <text:p>3.87</text:p>
          </table:table-cell>
          <table:table-cell table:formula="of:=LN([.E36])" office:value-type="float" office:value="3.78678716649852">
            <text:p>3.79</text:p>
          </table:table-cell>
          <table:table-cell table:formula="of:=LN([.F36])" office:value-type="float" office:value="3.661831689078">
            <text:p>3.66</text:p>
          </table:table-cell>
          <table:table-cell table:formula="of:=LN([.G36])" office:value-type="float" office:value="3.50094376754351">
            <text:p>3.50</text:p>
          </table:table-cell>
          <table:table-cell table:formula="of:=LN([.H36])" office:value-type="float" office:value="3.30052474957653">
            <text:p>3.30</text:p>
          </table:table-cell>
          <table:table-cell table:formula="of:=LN([.I36])" office:value-type="float" office:value="3.06840124655917">
            <text:p>3.07</text:p>
          </table:table-cell>
          <table:table-cell table:formula="of:=LN([.J36])" office:value-type="float" office:value="2.8220887534416">
            <text:p>2.82</text:p>
          </table:table-cell>
          <table:table-cell table:formula="of:=LN([.K36])" office:value-type="float" office:value="2.5608401570191">
            <text:p>2.56</text:p>
          </table:table-cell>
          <table:table-cell table:formula="of:=LN([.L36])" office:value-type="float" office:value="2.30910876748129">
            <text:p>2.31</text:p>
          </table:table-cell>
          <table:table-cell table:formula="of:=LN([.M36])" office:value-type="float" office:value="2.06257891334823">
            <text:p>2.06</text:p>
          </table:table-cell>
          <table:table-cell table:formula="of:=LN([.N36])" office:value-type="float" office:value="1.83638701344984">
            <text:p>1.84</text:p>
          </table:table-cell>
          <table:table-cell table:formula="of:=LN([.O36])" office:value-type="float" office:value="1.63746544579426">
            <text:p>1.64</text:p>
          </table:table-cell>
          <table:table-cell table:formula="of:=LN([.P36])" office:value-type="float" office:value="1.47603908245133">
            <text:p>1.48</text:p>
          </table:table-cell>
          <table:table-cell table:formula="of:=LN([.Q36])" office:value-type="float" office:value="1.35149844410149">
            <text:p>1.35</text:p>
          </table:table-cell>
          <table:table-cell table:formula="of:=LN([.R36])" office:value-type="float" office:value="1.29088417631523">
            <text:p>1.29</text:p>
          </table:table-cell>
          <table:table-cell table:formula="of:=LN([.S36])" office:value-type="float" office:value="1.26148198997159">
            <text:p>1.26</text:p>
          </table:table-cell>
        </table:table-row>
        <table:table-row table:style-name="ro1">
          <table:table-cell/>
          <table:table-cell table:formula="of:=[.B37]" office:value-type="float" office:value="3">
            <text:p>3</text:p>
          </table:table-cell>
          <table:table-cell table:formula="of:=LN([.C37])" office:value-type="float" office:value="7.87676625167136">
            <text:p>7.88</text:p>
          </table:table-cell>
          <table:table-cell table:formula="of:=LN([.D37])" office:value-type="float" office:value="3.85259800128262">
            <text:p>3.85</text:p>
          </table:table-cell>
          <table:table-cell table:formula="of:=LN([.E37])" office:value-type="float" office:value="3.73627888976385">
            <text:p>3.74</text:p>
          </table:table-cell>
          <table:table-cell table:formula="of:=LN([.F37])" office:value-type="float" office:value="3.54948663110584">
            <text:p>3.55</text:p>
          </table:table-cell>
          <table:table-cell table:formula="of:=LN([.G37])" office:value-type="float" office:value="3.30698742971846">
            <text:p>3.31</text:p>
          </table:table-cell>
          <table:table-cell table:formula="of:=LN([.H37])" office:value-type="float" office:value="3.00853299363082">
            <text:p>3.01</text:p>
          </table:table-cell>
          <table:table-cell table:formula="of:=LN([.I37])" office:value-type="float" office:value="2.65935983195309">
            <text:p>2.66</text:p>
          </table:table-cell>
          <table:table-cell table:formula="of:=LN([.J37])" office:value-type="float" office:value="2.29473939584481">
            <text:p>2.29</text:p>
          </table:table-cell>
          <table:table-cell table:formula="of:=LN([.K37])" office:value-type="float" office:value="1.90877332024888">
            <text:p>1.91</text:p>
          </table:table-cell>
          <table:table-cell table:formula="of:=LN([.L37])" office:value-type="float" office:value="1.53474238308707">
            <text:p>1.53</text:p>
          </table:table-cell>
          <table:table-cell table:formula="of:=LN([.M37])" office:value-type="float" office:value="1.17707836950309">
            <text:p>1.18</text:p>
          </table:table-cell>
          <table:table-cell table:number-columns-repeated="6"/>
        </table:table-row>
        <table:table-row table:style-name="ro1">
          <table:table-cell/>
          <table:table-cell table:formula="of:=[.B38]" office:value-type="float" office:value="4">
            <text:p>4</text:p>
          </table:table-cell>
          <table:table-cell table:formula="of:=LN([.C38])" office:value-type="float" office:value="7.87676625167136">
            <text:p>7.88</text:p>
          </table:table-cell>
          <table:table-cell table:formula="of:=LN([.D38])" office:value-type="float" office:value="3.84004589982641">
            <text:p>3.84</text:p>
          </table:table-cell>
          <table:table-cell table:formula="of:=LN([.E38])" office:value-type="float" office:value="3.68595718845178">
            <text:p>3.69</text:p>
          </table:table-cell>
          <table:table-cell table:formula="of:=LN([.F38])" office:value-type="float" office:value="3.43807303962931">
            <text:p>3.44</text:p>
          </table:table-cell>
          <table:table-cell table:formula="of:=LN([.G38])" office:value-type="float" office:value="3.11386191580204">
            <text:p>3.11</text:p>
          </table:table-cell>
          <table:table-cell table:formula="of:=LN([.H38])" office:value-type="float" office:value="2.71492915343089">
            <text:p>2.71</text:p>
          </table:table-cell>
          <table:table-cell table:formula="of:=LN([.I38])" office:value-type="float" office:value="2.2571357420883">
            <text:p>2.26</text:p>
          </table:table-cell>
          <table:table-cell table:formula="of:=LN([.J38])" office:value-type="float" office:value="1.76791237408704">
            <text:p>1.77</text:p>
          </table:table-cell>
          <table:table-cell table:formula="of:=LN([.K38])" office:value-type="float" office:value="1.276381834094">
            <text:p>1.28</text:p>
          </table:table-cell>
          <table:table-cell table:number-columns-repeated="8"/>
        </table:table-row>
        <table:table-row table:style-name="ro1">
          <table:table-cell/>
          <table:table-cell table:formula="of:=[.B39]" office:value-type="float" office:value="5">
            <text:p>5</text:p>
          </table:table-cell>
          <table:table-cell table:formula="of:=LN([.C39])" office:value-type="float" office:value="7.87676625167136">
            <text:p>7.88</text:p>
          </table:table-cell>
          <table:table-cell table:formula="of:=LN([.D39])" office:value-type="float" office:value="3.82746418210494">
            <text:p>3.83</text:p>
          </table:table-cell>
          <table:table-cell table:formula="of:=LN([.E39])" office:value-type="float" office:value="3.63556991795001">
            <text:p>3.64</text:p>
          </table:table-cell>
          <table:table-cell table:formula="of:=LN([.F39])" office:value-type="float" office:value="3.32575302977119">
            <text:p>3.33</text:p>
          </table:table-cell>
          <table:table-cell table:formula="of:=LN([.G39])" office:value-type="float" office:value="2.91976873474695">
            <text:p>2.92</text:p>
          </table:table-cell>
          <table:table-cell table:formula="of:=LN([.H39])" office:value-type="float" office:value="2.42819695878631">
            <text:p>2.43</text:p>
          </table:table-cell>
          <table:table-cell table:formula="of:=LN([.I39])" office:value-type="float" office:value="1.86841953915097">
            <text:p>1.87</text:p>
          </table:table-cell>
          <table:table-cell table:formula="of:=LN([.J39])" office:value-type="float" office:value="1.27324043806228">
            <text:p>1.27</text:p>
          </table:table-cell>
          <table:table-cell table:number-columns-repeated="9"/>
        </table:table-row>
        <table:table-row table:style-name="ro1">
          <table:table-cell/>
          <table:table-cell table:formula="of:=[.B40]" office:value-type="float" office:value="6">
            <text:p>6</text:p>
          </table:table-cell>
          <table:table-cell table:formula="of:=LN([.C40])" office:value-type="float" office:value="7.87676625167136">
            <text:p>7.88</text:p>
          </table:table-cell>
          <table:table-cell table:formula="of:=LN([.D40])" office:value-type="float" office:value="3.81477747403853">
            <text:p>3.81</text:p>
          </table:table-cell>
          <table:table-cell table:formula="of:=LN([.E40])" office:value-type="float" office:value="3.58510712107063">
            <text:p>3.59</text:p>
          </table:table-cell>
          <table:table-cell table:formula="of:=LN([.F40])" office:value-type="float" office:value="3.21409642169487">
            <text:p>3.21</text:p>
          </table:table-cell>
          <table:table-cell table:formula="of:=LN([.G40])" office:value-type="float" office:value="2.72898878426334">
            <text:p>2.73</text:p>
          </table:table-cell>
          <table:table-cell table:formula="of:=LN([.H40])" office:value-type="float" office:value="2.14026967219873">
            <text:p>2.14</text:p>
          </table:table-cell>
          <table:table-cell table:formula="of:=LN([.I40])" office:value-type="float" office:value="1.48083378942612">
            <text:p>1.48</text:p>
          </table:table-cell>
          <table:table-cell table:number-columns-repeated="10"/>
        </table:table-row>
        <table:table-row table:style-name="ro1">
          <table:table-cell/>
          <table:table-cell table:formula="of:=[.B41]" office:value-type="float" office:value="7">
            <text:p>7</text:p>
          </table:table-cell>
          <table:table-cell table:formula="of:=LN([.C41])" office:value-type="float" office:value="7.87676625167136">
            <text:p>7.88</text:p>
          </table:table-cell>
          <table:table-cell table:formula="of:=LN([.D41])" office:value-type="float" office:value="3.80200253792926">
            <text:p>3.80</text:p>
          </table:table-cell>
          <table:table-cell table:formula="of:=LN([.E41])" office:value-type="float" office:value="3.53487534687772">
            <text:p>3.53</text:p>
          </table:table-cell>
          <table:table-cell table:formula="of:=LN([.F41])" office:value-type="float" office:value="3.10241526435595">
            <text:p>3.10</text:p>
          </table:table-cell>
          <table:table-cell table:formula="of:=LN([.G41])" office:value-type="float" office:value="2.535854009347">
            <text:p>2.54</text:p>
          </table:table-cell>
          <table:table-cell table:formula="of:=LN([.H41])" office:value-type="float" office:value="1.85168737780794">
            <text:p>1.85</text:p>
          </table:table-cell>
          <table:table-cell table:formula="of:=LN([.I41])" office:value-type="float" office:value="1.09496564774791">
            <text:p>1.09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float" office:value="8">
            <text:p>8</text:p>
          </table:table-cell>
          <table:table-cell table:formula="of:=LN([.C42])" office:value-type="float" office:value="7.87676625167136">
            <text:p>7.88</text:p>
          </table:table-cell>
          <table:table-cell table:formula="of:=LN([.D42])" office:value-type="float" office:value="3.78948129019483">
            <text:p>3.79</text:p>
          </table:table-cell>
          <table:table-cell table:formula="of:=LN([.E42])" office:value-type="float" office:value="3.48494613652822">
            <text:p>3.48</text:p>
          </table:table-cell>
          <table:table-cell table:formula="of:=LN([.F42])" office:value-type="float" office:value="2.99150886751706">
            <text:p>2.99</text:p>
          </table:table-cell>
          <table:table-cell table:formula="of:=LN([.G42])" office:value-type="float" office:value="2.34517512361693">
            <text:p>2.35</text:p>
          </table:table-cell>
          <table:table-cell table:formula="of:=LN([.H42])" office:value-type="float" office:value="1.56874299317278">
            <text:p>1.57</text:p>
          </table:table-cell>
          <table:table-cell table:number-columns-repeated="11"/>
        </table:table-row>
        <table:table-row table:style-name="ro1">
          <table:table-cell/>
          <table:table-cell table:formula="of:=[.B43]" office:value-type="float" office:value="9">
            <text:p>9</text:p>
          </table:table-cell>
          <table:table-cell table:formula="of:=LN([.C43])" office:value-type="float" office:value="7.87676625167136">
            <text:p>7.88</text:p>
          </table:table-cell>
          <table:table-cell table:formula="of:=LN([.D43])" office:value-type="float" office:value="3.7769693118341">
            <text:p>3.78</text:p>
          </table:table-cell>
          <table:table-cell table:formula="of:=LN([.E43])" office:value-type="float" office:value="3.43494771079317">
            <text:p>3.43</text:p>
          </table:table-cell>
          <table:table-cell table:formula="of:=LN([.F43])" office:value-type="float" office:value="2.88135904289939">
            <text:p>2.88</text:p>
          </table:table-cell>
          <table:table-cell table:formula="of:=LN([.G43])" office:value-type="float" office:value="2.15560712763647">
            <text:p>2.16</text:p>
          </table:table-cell>
          <table:table-cell table:formula="of:=LN([.H43])" office:value-type="float" office:value="1.28953838665798">
            <text:p>1.29</text:p>
          </table:table-cell>
          <table:table-cell table:number-columns-repeated="11"/>
        </table:table-row>
        <table:table-row table:style-name="ro1">
          <table:table-cell/>
          <table:table-cell table:formula="of:=[.B44]" office:value-type="float" office:value="10">
            <text:p>10</text:p>
          </table:table-cell>
          <table:table-cell table:formula="of:=LN([.C44])" office:value-type="float" office:value="7.87676625167136">
            <text:p>7.88</text:p>
          </table:table-cell>
          <table:table-cell table:formula="of:=LN([.D44])" office:value-type="float" office:value="3.76430088473188">
            <text:p>3.76</text:p>
          </table:table-cell>
          <table:table-cell table:formula="of:=LN([.E44])" office:value-type="float" office:value="3.38503683393497">
            <text:p>3.39</text:p>
          </table:table-cell>
          <table:table-cell table:formula="of:=LN([.F44])" office:value-type="float" office:value="2.77068253161225">
            <text:p>2.77</text:p>
          </table:table-cell>
          <table:table-cell table:formula="of:=LN([.G44])" office:value-type="float" office:value="1.96427617069787">
            <text:p>1.96</text:p>
          </table:table-cell>
          <table:table-cell table:formula="of:=LN([.H44])" office:value-type="float" office:value="1.02392106953586">
            <text:p>1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4]/EXP(3))" office:value-type="float" office:value="4.87676623269846">
            <text:p>4.88</text:p>
          </table:table-cell>
          <table:table-cell table:formula="of:=LN([.D34]/EXP(3))" office:value-type="float" office:value="0.890780369817487">
            <text:p>0.89</text:p>
          </table:table-cell>
          <table:table-cell table:formula="of:=LN([.E34]/EXP(3))" office:value-type="float" office:value="0.887717812780976">
            <text:p>0.89</text:p>
          </table:table-cell>
          <table:table-cell table:formula="of:=LN([.F34]/EXP(3))" office:value-type="float" office:value="0.885687243607175">
            <text:p>0.89</text:p>
          </table:table-cell>
          <table:table-cell table:formula="of:=LN([.G34]/EXP(3))" office:value-type="float" office:value="0.887746706167354">
            <text:p>0.89</text:p>
          </table:table-cell>
          <table:table-cell table:formula="of:=LN([.H34]/EXP(3))" office:value-type="float" office:value="0.889121557743728">
            <text:p>0.89</text:p>
          </table:table-cell>
          <table:table-cell table:formula="of:=LN([.I34]/EXP(3))" office:value-type="float" office:value="0.887123981536428">
            <text:p>0.89</text:p>
          </table:table-cell>
          <table:table-cell table:formula="of:=LN([.J34]/EXP(3))" office:value-type="float" office:value="0.887695681111888">
            <text:p>0.89</text:p>
          </table:table-cell>
          <table:table-cell table:formula="of:=LN([.K34]/EXP(3))" office:value-type="float" office:value="0.88723264806091">
            <text:p>0.89</text:p>
          </table:table-cell>
          <table:table-cell table:formula="of:=LN([.L34]/EXP(3))" office:value-type="float" office:value="0.888563776906836">
            <text:p>0.89</text:p>
          </table:table-cell>
          <table:table-cell table:formula="of:=LN([.M34]/EXP(3))" office:value-type="float" office:value="0.886721812690438">
            <text:p>0.89</text:p>
          </table:table-cell>
          <table:table-cell table:formula="of:=LN([.N34]/EXP(3))" office:value-type="float" office:value="0.888912605478942">
            <text:p>0.89</text:p>
          </table:table-cell>
          <table:table-cell table:formula="of:=LN([.O34]/EXP(3))" office:value-type="float" office:value="0.88761268299016">
            <text:p>0.89</text:p>
          </table:table-cell>
          <table:table-cell table:formula="of:=LN([.P34]/EXP(3))" office:value-type="float" office:value="0.887134028559572">
            <text:p>0.89</text:p>
          </table:table-cell>
          <table:table-cell table:formula="of:=LN([.Q34]/EXP(3))" office:value-type="float" office:value="0.888450750003241">
            <text:p>0.89</text:p>
          </table:table-cell>
          <table:table-cell table:formula="of:=LN([.R34]/EXP(3))" office:value-type="float" office:value="0.888311496398242">
            <text:p>0.89</text:p>
          </table:table-cell>
          <table:table-cell table:formula="of:=LN([.S34]/EXP(3))" office:value-type="float" office:value="0.888723467059145">
            <text:p>0.89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0.4">
            <text:p>0.40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1.03">
            <text:p>1.03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1.27">
            <text:p>1.27</text:p>
          </table:table-cell>
          <table:table-cell office:value-type="float" office:value="1.3">
            <text:p>1.30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table:number-columns-repeated="19"/>
        </table:table-row>
        <table:table-row table:style-name="ro1" table:number-rows-repeated="2">
          <table:table-cell table:number-columns-repeated="2"/>
          <table:table-cell table:style-name="Default" table:number-columns-repeated="17"/>
        </table:table-row>
        <table:table-row table:style-name="ro1">
          <table:table-cell/>
          <table:table-cell>
            <draw:frame table:end-cell-address="'theta0.3'.F81" table:end-x="2.69mm" table:end-y="3.66mm" draw:z-index="2" draw:style-name="gr1" svg:width="79.84mm" svg:height="70.06mm" svg:x="13.17mm" svg:y="1.64mm">
              <draw:object draw:notify-on-update-of-ranges="'theta0.3'.B1:'theta0.3'.B1 'theta0.3'.C30:'theta0.3'.S30 'theta0.3'.C29:'theta0.3'.S29 'theta0.3'.B32:'theta0.3'.B32 'theta0.3'.C61:'theta0.3'.S61 'theta0.3'.C29:'theta0.3'.S2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Default" table:number-columns-repeated="17"/>
        </table:table-row>
      </table:table>
      <table:table table:name="theta0.4" table:style-name="ta1" table:print="false">
        <table:table-column table:style-name="co1" table:number-columns-repeated="2" table:default-cell-style-name="Default"/>
        <table:table-column table:style-name="co1" table:number-columns-repeated="17" table:default-cell-style-name="ce1"/>
        <table:table-row table:style-name="ro1">
          <table:table-cell office:value-type="string">
            <text:p>Real</text:p>
          </table:table-cell>
          <table:table-cell office:value-type="string">
            <text:p>nn rep. theta 0.4</text:p>
          </table:table-cell>
          <table:table-cell table:style-name="Default" table:number-columns-repeated="17"/>
        </table:table-row>
        <table:table-row table:style-name="ro1">
          <table:table-cell office:value-type="string">
            <text:p>Timestep 1</text:p>
            <draw:frame table:end-cell-address="'theta0.4'.N27" table:end-x="10.48mm" table:end-y="0.68mm" draw:z-index="0" draw:style-name="gr1" svg:width="290.87mm" svg:height="105.32mm" svg:x="13.16mm" svg:y="1.67mm">
              <draw:object draw:notify-on-update-of-ranges="'theta0.4'.D15:'theta0.4'.D15 'theta0.4'.D16:'theta0.4'.D26 'theta0.4'.B16:'theta0.4'.B26 'theta0.4'.E15:'theta0.4'.E15 'theta0.4'.E16:'theta0.4'.E26 'theta0.4'.B16:'theta0.4'.B26 'theta0.4'.F15:'theta0.4'.F15 'theta0.4'.F16:'theta0.4'.F26 'theta0.4'.B16:'theta0.4'.B26 'theta0.4'.G15:'theta0.4'.G15 'theta0.4'.G16:'theta0.4'.G26 'theta0.4'.B16:'theta0.4'.B26 'theta0.4'.H15:'theta0.4'.H15 'theta0.4'.H16:'theta0.4'.H26 'theta0.4'.B16:'theta0.4'.B26 'theta0.4'.I15:'theta0.4'.I15 'theta0.4'.I16:'theta0.4'.I26 'theta0.4'.B16:'theta0.4'.B26 'theta0.4'.J15:'theta0.4'.J15 'theta0.4'.J16:'theta0.4'.J26 'theta0.4'.B16:'theta0.4'.B26 'theta0.4'.K15:'theta0.4'.K15 'theta0.4'.K16:'theta0.4'.K26 'theta0.4'.B16:'theta0.4'.B26 'theta0.4'.L15:'theta0.4'.L15 'theta0.4'.L16:'theta0.4'.L26 'theta0.4'.B16:'theta0.4'.B26 'theta0.4'.M15:'theta0.4'.M15 'theta0.4'.M16:'theta0.4'.M26 'theta0.4'.B16:'theta0.4'.B26 'theta0.4'.N15:'theta0.4'.N15 'theta0.4'.N16:'theta0.4'.N26 'theta0.4'.B16:'theta0.4'.B26 'theta0.4'.O15:'theta0.4'.O15 'theta0.4'.O16:'theta0.4'.O26 'theta0.4'.B16:'theta0.4'.B26 'theta0.4'.P15:'theta0.4'.P15 'theta0.4'.P16:'theta0.4'.P26 'theta0.4'.B16:'theta0.4'.B26 'theta0.4'.Q15:'theta0.4'.Q15 'theta0.4'.Q16:'theta0.4'.Q26 'theta0.4'.B16:'theta0.4'.B26 'theta0.4'.R15:'theta0.4'.R15 'theta0.4'.R16:'theta0.4'.R26 'theta0.4'.B16:'theta0.4'.B26 'theta0.4'.S15:'theta0.4'.S15 'theta0.4'.S16:'theta0.4'.S26 'theta0.4'.B16:'theta0.4'.B2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office:value-type="string">
            <text:p>Timestep 2</text:p>
          </table:table-cell>
          <table:table-cell table:style-name="Default" office:value-type="string">
            <text:p>k0</text:p>
          </table:table-cell>
          <table:table-cell table:style-name="Default" office:value-type="string">
            <text:p>k1</text:p>
          </table:table-cell>
          <table:table-cell table:style-name="Default" office:value-type="string">
            <text:p>k2</text:p>
          </table:table-cell>
          <table:table-cell table:style-name="Default" office:value-type="string">
            <text:p>k3</text:p>
          </table:table-cell>
          <table:table-cell table:style-name="Default" office:value-type="string">
            <text:p>k4</text:p>
          </table:table-cell>
          <table:table-cell table:style-name="Default" office:value-type="string">
            <text:p>k5</text:p>
          </table:table-cell>
          <table:table-cell table:style-name="Default" office:value-type="string">
            <text:p>k6</text:p>
          </table:table-cell>
          <table:table-cell table:style-name="Default" office:value-type="string">
            <text:p>k7</text:p>
          </table:table-cell>
          <table:table-cell table:style-name="Default" office:value-type="string">
            <text:p>k8</text:p>
          </table:table-cell>
          <table:table-cell table:style-name="Default" office:value-type="string">
            <text:p>k9</text:p>
          </table:table-cell>
          <table:table-cell table:style-name="Default" office:value-type="string">
            <text:p>k10</text:p>
          </table:table-cell>
          <table:table-cell table:style-name="Default" office:value-type="string">
            <text:p>k11</text:p>
          </table:table-cell>
          <table:table-cell table:style-name="Default" office:value-type="string">
            <text:p>k12</text:p>
          </table:table-cell>
          <table:table-cell table:style-name="Default" office:value-type="string">
            <text:p>k13</text:p>
          </table:table-cell>
          <table:table-cell table:style-name="Default" office:value-type="string">
            <text:p>k14</text:p>
          </table:table-cell>
          <table:table-cell table:style-name="Default" office:value-type="string">
            <text:p>k15</text:p>
          </table:table-cell>
          <table:table-cell table:style-name="Default"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62.29927">
            <text:p>162.3</text:p>
          </table:table-cell>
          <table:table-cell table:style-name="Default" office:value-type="float" office:value="163.89741">
            <text:p>163.9</text:p>
          </table:table-cell>
          <table:table-cell table:style-name="Default" office:value-type="float" office:value="167.48673">
            <text:p>167.49</text:p>
          </table:table-cell>
          <table:table-cell table:style-name="Default" office:value-type="float" office:value="172.37237">
            <text:p>172.37</text:p>
          </table:table-cell>
          <table:table-cell table:style-name="Default" office:value-type="float" office:value="178.06819">
            <text:p>178.07</text:p>
          </table:table-cell>
          <table:table-cell table:style-name="Default" office:value-type="float" office:value="185.95277">
            <text:p>185.95</text:p>
          </table:table-cell>
          <table:table-cell table:style-name="Default" office:value-type="float" office:value="194.97842">
            <text:p>194.98</text:p>
          </table:table-cell>
          <table:table-cell table:style-name="Default" office:value-type="float" office:value="205.36486">
            <text:p>205.36</text:p>
          </table:table-cell>
          <table:table-cell table:style-name="Default" office:value-type="float" office:value="216.82027">
            <text:p>216.82</text:p>
          </table:table-cell>
          <table:table-cell table:style-name="Default" office:value-type="float" office:value="229.35442">
            <text:p>229.35</text:p>
          </table:table-cell>
          <table:table-cell table:style-name="Default" office:value-type="float" office:value="241.6471">
            <text:p>241.65</text:p>
          </table:table-cell>
          <table:table-cell table:style-name="Default" office:value-type="float" office:value="254.50063">
            <text:p>254.5</text:p>
          </table:table-cell>
          <table:table-cell table:style-name="Default" office:value-type="float" office:value="265.23147">
            <text:p>265.23</text:p>
          </table:table-cell>
          <table:table-cell table:style-name="Default" office:value-type="float" office:value="274.66669">
            <text:p>274.67</text:p>
          </table:table-cell>
          <table:table-cell table:style-name="Default" office:value-type="float" office:value="280.20517">
            <text:p>280.21</text:p>
          </table:table-cell>
          <table:table-cell table:style-name="Default" office:value-type="float" office:value="281.82598">
            <text:p>281.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59.42748">
            <text:p>159.43</text:p>
          </table:table-cell>
          <table:table-cell table:style-name="Default" office:value-type="float" office:value="152.97578">
            <text:p>152.98</text:p>
          </table:table-cell>
          <table:table-cell table:style-name="Default" office:value-type="float" office:value="144.11587">
            <text:p>144.12</text:p>
          </table:table-cell>
          <table:table-cell table:style-name="Default" office:value-type="float" office:value="133.6577">
            <text:p>133.66</text:p>
          </table:table-cell>
          <table:table-cell table:style-name="Default" office:value-type="float" office:value="122.51718">
            <text:p>122.52</text:p>
          </table:table-cell>
          <table:table-cell table:style-name="Default" office:value-type="float" office:value="113.16259">
            <text:p>113.16</text:p>
          </table:table-cell>
          <table:table-cell table:style-name="Default" office:value-type="float" office:value="104.99033">
            <text:p>104.99</text:p>
          </table:table-cell>
          <table:table-cell table:style-name="Default" office:value-type="float" office:value="98.92973">
            <text:p>98.93</text:p>
          </table:table-cell>
          <table:table-cell table:style-name="Default" office:value-type="float" office:value="94.93608">
            <text:p>94.94</text:p>
          </table:table-cell>
          <table:table-cell table:style-name="Default" office:value-type="float" office:value="92.99446">
            <text:p>92.99</text:p>
          </table:table-cell>
          <table:table-cell table:style-name="Default" office:value-type="float" office:value="92.66661">
            <text:p>92.67</text:p>
          </table:table-cell>
          <table:table-cell table:style-name="Default" office:value-type="float" office:value="93.52984">
            <text:p>93.53</text:p>
          </table:table-cell>
          <table:table-cell table:style-name="Default" office:value-type="float" office:value="94.58478">
            <text:p>94.58</text:p>
          </table:table-cell>
          <table:table-cell table:style-name="Default" office:value-type="float" office:value="96.57651">
            <text:p>96.58</text:p>
          </table:table-cell>
          <table:table-cell table:style-name="Default" office:value-type="float" office:value="97.28104">
            <text:p>97.28</text:p>
          </table:table-cell>
          <table:table-cell table:style-name="Default" office:value-type="float" office:value="97.86592">
            <text:p>97.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56.6176">
            <text:p>156.62</text:p>
          </table:table-cell>
          <table:table-cell table:style-name="Default" office:value-type="float" office:value="142.6904">
            <text:p>142.69</text:p>
          </table:table-cell>
          <table:table-cell table:style-name="Default" office:value-type="float" office:value="123.9731">
            <text:p>123.97</text:p>
          </table:table-cell>
          <table:table-cell table:style-name="Default" office:value-type="float" office:value="103.72432">
            <text:p>103.72</text:p>
          </table:table-cell>
          <table:table-cell table:style-name="Default" office:value-type="float" office:value="84.31376">
            <text:p>84.31</text:p>
          </table:table-cell>
          <table:table-cell table:style-name="Default" office:value-type="float" office:value="68.88404">
            <text:p>68.88</text:p>
          </table:table-cell>
          <table:table-cell table:style-name="Default" office:value-type="float" office:value="56.60473">
            <text:p>56.6</text:p>
          </table:table-cell>
          <table:table-cell table:style-name="Default" office:value-type="float" office:value="47.81556">
            <text:p>47.82</text:p>
          </table:table-cell>
          <table:table-cell table:style-name="Default" office:value-type="float" office:value="41.69536">
            <text:p>41.7</text:p>
          </table:table-cell>
          <table:table-cell table:style-name="Default" office:value-type="float" office:value="38.0333">
            <text:p>38.03</text:p>
          </table:table-cell>
          <table:table-cell table:style-name="Default" office:value-type="float" office:value="35.73034">
            <text:p>35.73</text:p>
          </table:table-cell>
          <table:table-cell table:style-name="Default" office:value-type="float" office:value="34.53217">
            <text:p>34.53</text:p>
          </table:table-cell>
          <table:table-cell table:style-name="Default" office:value-type="float" office:value="33.72763">
            <text:p>33.73</text:p>
          </table:table-cell>
          <table:table-cell table:style-name="Default" office:value-type="float" office:value="33.92111">
            <text:p>33.92</text:p>
          </table:table-cell>
          <table:table-cell table:style-name="Default" office:value-type="float" office:value="33.89933">
            <text:p>33.9</text:p>
          </table:table-cell>
          <table:table-cell table:style-name="Default" office:value-type="float" office:value="33.88864">
            <text:p>33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53.86227">
            <text:p>153.86</text:p>
          </table:table-cell>
          <table:table-cell table:style-name="Default" office:value-type="float" office:value="133.12922">
            <text:p>133.13</text:p>
          </table:table-cell>
          <table:table-cell table:style-name="Default" office:value-type="float" office:value="106.62547">
            <text:p>106.63</text:p>
          </table:table-cell>
          <table:table-cell table:style-name="Default" office:value-type="float" office:value="80.27205">
            <text:p>80.27</text:p>
          </table:table-cell>
          <table:table-cell table:style-name="Default" office:value-type="float" office:value="58.20173">
            <text:p>58.2</text:p>
          </table:table-cell>
          <table:table-cell table:style-name="Default" office:value-type="float" office:value="42.07936">
            <text:p>42.08</text:p>
          </table:table-cell>
          <table:table-cell table:style-name="Default" office:value-type="float" office:value="30.59875">
            <text:p>30.6</text:p>
          </table:table-cell>
          <table:table-cell table:style-name="Default" office:value-type="float" office:value="23.14937">
            <text:p>23.15</text:p>
          </table:table-cell>
          <table:table-cell table:style-name="Default" office:value-type="float" office:value="18.3176">
            <text:p>18.32</text:p>
          </table:table-cell>
          <table:table-cell table:style-name="Default" office:value-type="float" office:value="15.47254">
            <text:p>15.47</text:p>
          </table:table-cell>
          <table:table-cell table:style-name="Default" office:value-type="float" office:value="13.77637">
            <text:p>13.78</text:p>
          </table:table-cell>
          <table:table-cell table:style-name="Default" office:value-type="float" office:value="12.61247">
            <text:p>12.61</text:p>
          </table:table-cell>
          <table:table-cell table:style-name="Default" office:value-type="float" office:value="11.8866">
            <text:p>11.89</text:p>
          </table:table-cell>
          <table:table-cell table:style-name="Default" office:value-type="float" office:value="11.79927">
            <text:p>11.8</text:p>
          </table:table-cell>
          <table:table-cell table:style-name="Default" office:value-type="float" office:value="12.07698">
            <text:p>12.08</text:p>
          </table:table-cell>
          <table:table-cell table:style-name="Default" office:value-type="float" office:value="12.18864">
            <text:p>12.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51.16079">
            <text:p>151.16</text:p>
          </table:table-cell>
          <table:table-cell table:style-name="Default" office:value-type="float" office:value="124.17216">
            <text:p>124.17</text:p>
          </table:table-cell>
          <table:table-cell table:style-name="Default" office:value-type="float" office:value="91.80016">
            <text:p>91.8</text:p>
          </table:table-cell>
          <table:table-cell table:style-name="Default" office:value-type="float" office:value="62.27703">
            <text:p>62.28</text:p>
          </table:table-cell>
          <table:table-cell table:style-name="Default" office:value-type="float" office:value="39.99397">
            <text:p>39.99</text:p>
          </table:table-cell>
          <table:table-cell table:style-name="Default" office:value-type="float" office:value="25.54926">
            <text:p>25.55</text:p>
          </table:table-cell>
          <table:table-cell table:style-name="Default" office:value-type="float" office:value="16.42313">
            <text:p>16.42</text:p>
          </table:table-cell>
          <table:table-cell table:style-name="Default" office:value-type="float" office:value="11.14456">
            <text:p>11.14</text:p>
          </table:table-cell>
          <table:table-cell table:style-name="Default" office:value-type="float" office:value="7.97799">
            <text:p>7.98</text:p>
          </table:table-cell>
          <table:table-cell table:style-name="Default" office:value-type="float" office:value="6.30445">
            <text:p>6.3</text:p>
          </table:table-cell>
          <table:table-cell table:style-name="Default" office:value-type="float" office:value="5.6969">
            <text:p>5.7</text:p>
          </table:table-cell>
          <table:table-cell table:style-name="Default" office:value-type="float" office:value="4.99191">
            <text:p>4.99</text:p>
          </table:table-cell>
          <table:table-cell table:style-name="Default" office:value-type="float" office:value="4.29263">
            <text:p>4.29</text:p>
          </table:table-cell>
          <table:table-cell table:style-name="Default" office:value-type="float" office:value="4.07248">
            <text:p>4.07</text:p>
          </table:table-cell>
          <table:table-cell table:style-name="Default" office:value-type="float" office:value="4.01103">
            <text:p>4.01</text:p>
          </table:table-cell>
          <table:table-cell table:style-name="Default" office:value-type="float" office:value="3.95996">
            <text:p>3.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48.5503">
            <text:p>148.55</text:p>
          </table:table-cell>
          <table:table-cell table:style-name="Default" office:value-type="float" office:value="115.83404">
            <text:p>115.83</text:p>
          </table:table-cell>
          <table:table-cell table:style-name="Default" office:value-type="float" office:value="78.97423">
            <text:p>78.97</text:p>
          </table:table-cell>
          <table:table-cell table:style-name="Default" office:value-type="float" office:value="48.30373">
            <text:p>48.3</text:p>
          </table:table-cell>
          <table:table-cell table:style-name="Default" office:value-type="float" office:value="27.47461">
            <text:p>27.47</text:p>
          </table:table-cell>
          <table:table-cell table:style-name="Default" office:value-type="float" office:value="15.57675">
            <text:p>15.58</text:p>
          </table:table-cell>
          <table:table-cell table:style-name="Default" office:value-type="float" office:value="8.70552">
            <text:p>8.71</text:p>
          </table:table-cell>
          <table:table-cell table:style-name="Default" office:value-type="float" office:value="5.18981">
            <text:p>5.19</text:p>
          </table:table-cell>
          <table:table-cell table:style-name="Default" office:value-type="float" office:value="3.61167">
            <text:p>3.61</text:p>
          </table:table-cell>
          <table:table-cell table:style-name="Default" office:value-type="float" office:value="2.74007">
            <text:p>2.74</text:p>
          </table:table-cell>
          <table:table-cell table:style-name="Default" office:value-type="float" office:value="2.39774">
            <text:p>2.4</text:p>
          </table:table-cell>
          <table:table-cell table:style-name="Default" office:value-type="float" office:value="1.89949">
            <text:p>1.9</text:p>
          </table:table-cell>
          <table:table-cell table:style-name="Default" office:value-type="float" office:value="1.12093">
            <text:p>1.12</text:p>
          </table:table-cell>
          <table:table-cell table:style-name="Default" office:value-type="float" office:value="1.31672">
            <text:p>1.32</text:p>
          </table:table-cell>
          <table:table-cell table:style-name="Default" office:value-type="float" office:value="1.25895">
            <text:p>1.26</text:p>
          </table:table-cell>
          <table:table-cell table:style-name="Default" office:value-type="float" office:value="1.47244">
            <text:p>1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45.94087">
            <text:p>145.94</text:p>
          </table:table-cell>
          <table:table-cell table:style-name="Default" office:value-type="float" office:value="108.08624">
            <text:p>108.09</text:p>
          </table:table-cell>
          <table:table-cell table:style-name="Default" office:value-type="float" office:value="67.98894">
            <text:p>67.99</text:p>
          </table:table-cell>
          <table:table-cell table:style-name="Default" office:value-type="float" office:value="37.38454">
            <text:p>37.38</text:p>
          </table:table-cell>
          <table:table-cell table:style-name="Default" office:value-type="float" office:value="18.79739">
            <text:p>18.8</text:p>
          </table:table-cell>
          <table:table-cell table:style-name="Default" office:value-type="float" office:value="9.61869">
            <text:p>9.62</text:p>
          </table:table-cell>
          <table:table-cell table:style-name="Default" office:value-type="float" office:value="4.62366">
            <text:p>4.62</text:p>
          </table:table-cell>
          <table:table-cell table:style-name="Default" office:value-type="float" office:value="2.56359">
            <text:p>2.56</text:p>
          </table:table-cell>
          <table:table-cell table:style-name="Default" office:value-type="float" office:value="1.39169">
            <text:p>1.39</text:p>
          </table:table-cell>
          <table:table-cell table:style-name="Default" office:value-type="float" office:value="1.06932">
            <text:p>1.07</text:p>
          </table:table-cell>
          <table:table-cell table:style-name="Default" office:value-type="float" office:value="1.10348">
            <text:p>1.1</text:p>
          </table:table-cell>
          <table:table-cell table:style-name="Default" office:value-type="float" office:value="0.71992">
            <text:p>0.72</text:p>
          </table:table-cell>
          <table:table-cell table:style-name="Default" office:value-type="float" office:value="0.30937">
            <text:p>0.31</text:p>
          </table:table-cell>
          <table:table-cell table:style-name="Default" office:value-type="float" office:value="0.20276">
            <text:p>0.2</text:p>
          </table:table-cell>
          <table:table-cell table:style-name="Default" office:value-type="float" office:value="0.70701">
            <text:p>0.71</text:p>
          </table:table-cell>
          <table:table-cell table:style-name="Default" office:value-type="float" office:value="0.56164">
            <text:p>0.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43.34838">
            <text:p>143.35</text:p>
          </table:table-cell>
          <table:table-cell table:style-name="Default" office:value-type="float" office:value="100.83258">
            <text:p>100.83</text:p>
          </table:table-cell>
          <table:table-cell table:style-name="Default" office:value-type="float" office:value="58.40844">
            <text:p>58.41</text:p>
          </table:table-cell>
          <table:table-cell table:style-name="Default" office:value-type="float" office:value="28.98165">
            <text:p>28.98</text:p>
          </table:table-cell>
          <table:table-cell table:style-name="Default" office:value-type="float" office:value="12.98621">
            <text:p>12.99</text:p>
          </table:table-cell>
          <table:table-cell table:style-name="Default" office:value-type="float" office:value="5.83231">
            <text:p>5.83</text:p>
          </table:table-cell>
          <table:table-cell table:style-name="Default" office:value-type="float" office:value="2.59728">
            <text:p>2.6</text:p>
          </table:table-cell>
          <table:table-cell table:style-name="Default" office:value-type="float" office:value="1.19088">
            <text:p>1.19</text:p>
          </table:table-cell>
          <table:table-cell table:style-name="Default" office:value-type="float" office:value="0.64787">
            <text:p>0.65</text:p>
          </table:table-cell>
          <table:table-cell table:style-name="Default" office:value-type="float" office:value="0.31263">
            <text:p>0.31</text:p>
          </table:table-cell>
          <table:table-cell table:style-name="Default" office:value-type="float" office:value="0.32303">
            <text:p>0.32</text:p>
          </table:table-cell>
          <table:table-cell table:style-name="Default" office:value-type="float" office:value="0.29425">
            <text:p>0.29</text:p>
          </table:table-cell>
          <table:table-cell table:style-name="Default" office:value-type="float" office:value="0.15037">
            <text:p>0.15</text:p>
          </table:table-cell>
          <table:table-cell table:style-name="Default" office:value-type="float" office:value="0.25469">
            <text:p>0.25</text:p>
          </table:table-cell>
          <table:table-cell table:style-name="Default" office:value-type="float" office:value="0.37011">
            <text:p>0.37</text:p>
          </table:table-cell>
          <table:table-cell table:style-name="Default" office:value-type="float" office:value="0.19538">
            <text:p>0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40.83995">
            <text:p>140.84</text:p>
          </table:table-cell>
          <table:table-cell table:style-name="Default" office:value-type="float" office:value="94.09145">
            <text:p>94.09</text:p>
          </table:table-cell>
          <table:table-cell table:style-name="Default" office:value-type="float" office:value="50.32098">
            <text:p>50.32</text:p>
          </table:table-cell>
          <table:table-cell table:style-name="Default" office:value-type="float" office:value="22.50706">
            <text:p>22.51</text:p>
          </table:table-cell>
          <table:table-cell table:style-name="Default" office:value-type="float" office:value="8.94968">
            <text:p>8.95</text:p>
          </table:table-cell>
          <table:table-cell table:style-name="Default" office:value-type="float" office:value="3.64019">
            <text:p>3.64</text:p>
          </table:table-cell>
          <table:table-cell table:style-name="Default" office:value-type="float" office:value="1.40011">
            <text:p>1.4</text:p>
          </table:table-cell>
          <table:table-cell table:style-name="Default" office:value-type="float" office:value="0.71474">
            <text:p>0.71</text:p>
          </table:table-cell>
          <table:table-cell table:style-name="Default" office:value-type="float" office:value="0.24728">
            <text:p>0.25</text:p>
          </table:table-cell>
          <table:table-cell table:style-name="Default" office:value-type="float" office:value="0.07407">
            <text:p>0.07</text:p>
          </table:table-cell>
          <table:table-cell table:style-name="Default" office:value-type="float" office:value="0.12148">
            <text:p>0.12</text:p>
          </table:table-cell>
          <table:table-cell table:style-name="Default" office:value-type="float" office:value="0.2786">
            <text:p>0.28</text:p>
          </table:table-cell>
          <table:table-cell table:style-name="Default" office:value-type="float" office:value="-0.02601">
            <text:p>-0.03</text:p>
          </table:table-cell>
          <table:table-cell table:style-name="Default" office:value-type="float" office:value="0.29973">
            <text:p>0.3</text:p>
          </table:table-cell>
          <table:table-cell table:style-name="Default" office:value-type="float" office:value="0.14496">
            <text:p>0.14</text:p>
          </table:table-cell>
          <table:table-cell table:style-name="Default" office:value-type="float" office:value="0.16344">
            <text:p>0.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38.3848">
            <text:p>138.38</text:p>
          </table:table-cell>
          <table:table-cell table:style-name="Default" office:value-type="float" office:value="87.74842">
            <text:p>87.75</text:p>
          </table:table-cell>
          <table:table-cell table:style-name="Default" office:value-type="float" office:value="43.26666">
            <text:p>43.27</text:p>
          </table:table-cell>
          <table:table-cell table:style-name="Default" office:value-type="float" office:value="17.52428">
            <text:p>17.52</text:p>
          </table:table-cell>
          <table:table-cell table:style-name="Default" office:value-type="float" office:value="6.12457">
            <text:p>6.12</text:p>
          </table:table-cell>
          <table:table-cell table:style-name="Default" office:value-type="float" office:value="2.25522">
            <text:p>2.26</text:p>
          </table:table-cell>
          <table:table-cell table:style-name="Default" office:value-type="float" office:value="0.72847">
            <text:p>0.73</text:p>
          </table:table-cell>
          <table:table-cell table:style-name="Default" office:value-type="float" office:value="0.34767">
            <text:p>0.35</text:p>
          </table:table-cell>
          <table:table-cell table:style-name="Default" office:value-type="float" office:value="-0.00358">
            <text:p>0</text:p>
          </table:table-cell>
          <table:table-cell table:style-name="Default" office:value-type="float" office:value="0.25872">
            <text:p>0.26</text:p>
          </table:table-cell>
          <table:table-cell table:style-name="Default" office:value-type="float" office:value="0.19587">
            <text:p>0.2</text:p>
          </table:table-cell>
          <table:table-cell table:style-name="Default" office:value-type="float" office:value="0.21967">
            <text:p>0.22</text:p>
          </table:table-cell>
          <table:table-cell table:style-name="Default" office:value-type="float" office:value="-0.0034">
            <text:p>0</text:p>
          </table:table-cell>
          <table:table-cell table:style-name="Default" office:value-type="float" office:value="-0.02566">
            <text:p>-0.03</text:p>
          </table:table-cell>
          <table:table-cell table:style-name="Default" office:value-type="float" office:value="-0.30028">
            <text:p>-0.3</text:p>
          </table:table-cell>
          <table:table-cell table:style-name="Default" office:value-type="float" office:value="0.2148">
            <text:p>0.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135.95041">
            <text:p>135.95</text:p>
          </table:table-cell>
          <table:table-cell table:style-name="Default" office:value-type="float" office:value="81.87082">
            <text:p>81.87</text:p>
          </table:table-cell>
          <table:table-cell table:style-name="Default" office:value-type="float" office:value="37.22559">
            <text:p>37.23</text:p>
          </table:table-cell>
          <table:table-cell table:style-name="Default" office:value-type="float" office:value="13.58179">
            <text:p>13.58</text:p>
          </table:table-cell>
          <table:table-cell table:style-name="Default" office:value-type="float" office:value="4.23847">
            <text:p>4.24</text:p>
          </table:table-cell>
          <table:table-cell table:style-name="Default" office:value-type="float" office:value="1.35953">
            <text:p>1.36</text:p>
          </table:table-cell>
          <table:table-cell table:style-name="Default" office:value-type="float" office:value="0.37465">
            <text:p>0.37</text:p>
          </table:table-cell>
          <table:table-cell table:style-name="Default" office:value-type="float" office:value="0.10926">
            <text:p>0.11</text:p>
          </table:table-cell>
          <table:table-cell table:style-name="Default" office:value-type="float" office:value="0.01457">
            <text:p>0.01</text:p>
          </table:table-cell>
          <table:table-cell table:style-name="Default" office:value-type="float" office:value="-0.07538">
            <text:p>-0.08</text:p>
          </table:table-cell>
          <table:table-cell table:style-name="Default" office:value-type="float" office:value="0.17264">
            <text:p>0.17</text:p>
          </table:table-cell>
          <table:table-cell table:style-name="Default" office:value-type="float" office:value="0.05836">
            <text:p>0.06</text:p>
          </table:table-cell>
          <table:table-cell table:style-name="Default" office:value-type="float" office:value="0.03968">
            <text:p>0.04</text:p>
          </table:table-cell>
          <table:table-cell table:style-name="Default" office:value-type="float" office:value="0.2574">
            <text:p>0.26</text:p>
          </table:table-cell>
          <table:table-cell table:style-name="Default" office:value-type="float" office:value="0.29333">
            <text:p>0.29</text:p>
          </table:table-cell>
          <table:table-cell table:style-name="Default" office:value-type="float" office:value="0.28663">
            <text:p>0.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2]" office:value-type="string" office:string-value="k0">
            <text:p>k0</text:p>
          </table:table-cell>
          <table:table-cell table:formula="of:=[.D2]" office:value-type="string" office:string-value="k1">
            <text:p>k1</text:p>
          </table:table-cell>
          <table:table-cell table:formula="of:=[.E2]" office:value-type="string" office:string-value="k2">
            <text:p>k2</text:p>
          </table:table-cell>
          <table:table-cell table:formula="of:=[.F2]" office:value-type="string" office:string-value="k3">
            <text:p>k3</text:p>
          </table:table-cell>
          <table:table-cell table:formula="of:=[.G2]" office:value-type="string" office:string-value="k4">
            <text:p>k4</text:p>
          </table:table-cell>
          <table:table-cell table:formula="of:=[.H2]" office:value-type="string" office:string-value="k5">
            <text:p>k5</text:p>
          </table:table-cell>
          <table:table-cell table:formula="of:=[.I2]" office:value-type="string" office:string-value="k6">
            <text:p>k6</text:p>
          </table:table-cell>
          <table:table-cell table:formula="of:=[.J2]" office:value-type="string" office:string-value="k7">
            <text:p>k7</text:p>
          </table:table-cell>
          <table:table-cell table:formula="of:=[.K2]" office:value-type="string" office:string-value="k8">
            <text:p>k8</text:p>
          </table:table-cell>
          <table:table-cell table:formula="of:=[.L2]" office:value-type="string" office:string-value="k9">
            <text:p>k9</text:p>
          </table:table-cell>
          <table:table-cell table:formula="of:=[.M2]" office:value-type="string" office:string-value="k10">
            <text:p>k10</text:p>
          </table:table-cell>
          <table:table-cell table:formula="of:=[.N2]" office:value-type="string" office:string-value="k11">
            <text:p>k11</text:p>
          </table:table-cell>
          <table:table-cell table:formula="of:=[.O2]" office:value-type="string" office:string-value="k12">
            <text:p>k12</text:p>
          </table:table-cell>
          <table:table-cell table:formula="of:=[.P2]" office:value-type="string" office:string-value="k13">
            <text:p>k13</text:p>
          </table:table-cell>
          <table:table-cell table:formula="of:=[.Q2]" office:value-type="string" office:string-value="k14">
            <text:p>k14</text:p>
          </table:table-cell>
          <table:table-cell table:formula="of:=[.R2]" office:value-type="string" office:string-value="k15">
            <text:p>k15</text:p>
          </table:table-cell>
          <table:table-cell table:formula="of:=[.S2]" office:value-type="string" office:string-value="k16">
            <text:p>k16</text:p>
          </table:table-cell>
        </table:table-row>
        <table:table-row table:style-name="ro1">
          <table:table-cell/>
          <table:table-cell table:formula="of:=[.B3]" office:value-type="float" office:value="0">
            <text:p>0</text:p>
          </table:table-cell>
          <table:table-cell table:formula="of:=LN([.C3])" office:value-type="float" office:value="12.0323143193967">
            <text:p>12.03</text:p>
          </table:table-cell>
          <table:table-cell table:formula="of:=LN([.D3])" office:value-type="float" office:value="5.08944197666693">
            <text:p>5.09</text:p>
          </table:table-cell>
          <table:table-cell table:formula="of:=LN([.E3])" office:value-type="float" office:value="5.09924068330644">
            <text:p>5.10</text:p>
          </table:table-cell>
          <table:table-cell table:formula="of:=LN([.F3])" office:value-type="float" office:value="5.12090412424615">
            <text:p>5.12</text:p>
          </table:table-cell>
          <table:table-cell table:formula="of:=LN([.G3])" office:value-type="float" office:value="5.14965707856415">
            <text:p>5.15</text:p>
          </table:table-cell>
          <table:table-cell table:formula="of:=LN([.H3])" office:value-type="float" office:value="5.18216656681953">
            <text:p>5.18</text:p>
          </table:table-cell>
          <table:table-cell table:formula="of:=LN([.I3])" office:value-type="float" office:value="5.22549271673768">
            <text:p>5.23</text:p>
          </table:table-cell>
          <table:table-cell table:formula="of:=LN([.J3])" office:value-type="float" office:value="5.27288888577307">
            <text:p>5.27</text:p>
          </table:table-cell>
          <table:table-cell table:formula="of:=LN([.K3])" office:value-type="float" office:value="5.32478820204055">
            <text:p>5.32</text:p>
          </table:table-cell>
          <table:table-cell table:formula="of:=LN([.L3])" office:value-type="float" office:value="5.37906876150495">
            <text:p>5.38</text:p>
          </table:table-cell>
          <table:table-cell table:formula="of:=LN([.M3])" office:value-type="float" office:value="5.43526849271272">
            <text:p>5.44</text:p>
          </table:table-cell>
          <table:table-cell table:formula="of:=LN([.N3])" office:value-type="float" office:value="5.48747839739144">
            <text:p>5.49</text:p>
          </table:table-cell>
          <table:table-cell table:formula="of:=LN([.O3])" office:value-type="float" office:value="5.53930331142956">
            <text:p>5.54</text:p>
          </table:table-cell>
          <table:table-cell table:formula="of:=LN([.P3])" office:value-type="float" office:value="5.58060291642993">
            <text:p>5.58</text:p>
          </table:table-cell>
          <table:table-cell table:formula="of:=LN([.Q3])" office:value-type="float" office:value="5.61555832619282">
            <text:p>5.62</text:p>
          </table:table-cell>
          <table:table-cell table:formula="of:=LN([.R3])" office:value-type="float" office:value="5.63552208483904">
            <text:p>5.64</text:p>
          </table:table-cell>
          <table:table-cell table:formula="of:=LN([.S3])" office:value-type="float" office:value="5.64128978825978">
            <text:p>5.64</text:p>
          </table:table-cell>
        </table:table-row>
        <table:table-row table:style-name="ro1">
          <table:table-cell/>
          <table:table-cell table:formula="of:=[.B4]" office:value-type="float" office:value="1">
            <text:p>1</text:p>
          </table:table-cell>
          <table:table-cell table:formula="of:=LN([.C4])" office:value-type="float" office:value="12.0323143193967">
            <text:p>12.03</text:p>
          </table:table-cell>
          <table:table-cell table:formula="of:=LN([.D4])" office:value-type="float" office:value="5.07158914798437">
            <text:p>5.07</text:p>
          </table:table-cell>
          <table:table-cell table:formula="of:=LN([.E4])" office:value-type="float" office:value="5.03027960820797">
            <text:p>5.03</text:p>
          </table:table-cell>
          <table:table-cell table:formula="of:=LN([.F4])" office:value-type="float" office:value="4.97061762879429">
            <text:p>4.97</text:p>
          </table:table-cell>
          <table:table-cell table:formula="of:=LN([.G4])" office:value-type="float" office:value="4.89528205409408">
            <text:p>4.90</text:p>
          </table:table-cell>
          <table:table-cell table:formula="of:=LN([.H4])" office:value-type="float" office:value="4.80825126504934">
            <text:p>4.81</text:p>
          </table:table-cell>
          <table:table-cell table:formula="of:=LN([.I4])" office:value-type="float" office:value="4.72882563411771">
            <text:p>4.73</text:p>
          </table:table-cell>
          <table:table-cell table:formula="of:=LN([.J4])" office:value-type="float" office:value="4.6538682506784">
            <text:p>4.65</text:p>
          </table:table-cell>
          <table:table-cell table:formula="of:=LN([.K4])" office:value-type="float" office:value="4.59440980012894">
            <text:p>4.59</text:p>
          </table:table-cell>
          <table:table-cell table:formula="of:=LN([.L4])" office:value-type="float" office:value="4.55320382303544">
            <text:p>4.55</text:p>
          </table:table-cell>
          <table:table-cell table:formula="of:=LN([.M4])" office:value-type="float" office:value="4.53253992148643">
            <text:p>4.53</text:p>
          </table:table-cell>
          <table:table-cell table:formula="of:=LN([.N4])" office:value-type="float" office:value="4.52900821351155">
            <text:p>4.53</text:p>
          </table:table-cell>
          <table:table-cell table:formula="of:=LN([.O4])" office:value-type="float" office:value="4.53828052976393">
            <text:p>4.54</text:p>
          </table:table-cell>
          <table:table-cell table:formula="of:=LN([.P4])" office:value-type="float" office:value="4.54949657516472">
            <text:p>4.55</text:p>
          </table:table-cell>
          <table:table-cell table:formula="of:=LN([.Q4])" office:value-type="float" office:value="4.57033554394655">
            <text:p>4.57</text:p>
          </table:table-cell>
          <table:table-cell table:formula="of:=LN([.R4])" office:value-type="float" office:value="4.57760410895019">
            <text:p>4.58</text:p>
          </table:table-cell>
          <table:table-cell table:formula="of:=LN([.S4])" office:value-type="float" office:value="4.58359837861535">
            <text:p>4.58</text:p>
          </table:table-cell>
        </table:table-row>
        <table:table-row table:style-name="ro1">
          <table:table-cell/>
          <table:table-cell table:formula="of:=[.B5]" office:value-type="float" office:value="2">
            <text:p>2</text:p>
          </table:table-cell>
          <table:table-cell table:formula="of:=LN([.C5])" office:value-type="float" office:value="12.0323143193967">
            <text:p>12.03</text:p>
          </table:table-cell>
          <table:table-cell table:formula="of:=LN([.D5])" office:value-type="float" office:value="5.05380716549194">
            <text:p>5.05</text:p>
          </table:table-cell>
          <table:table-cell table:formula="of:=LN([.E5])" office:value-type="float" office:value="4.96067724821839">
            <text:p>4.96</text:p>
          </table:table-cell>
          <table:table-cell table:formula="of:=LN([.F5])" office:value-type="float" office:value="4.82006460658726">
            <text:p>4.82</text:p>
          </table:table-cell>
          <table:table-cell table:formula="of:=LN([.G5])" office:value-type="float" office:value="4.64173661040087">
            <text:p>4.64</text:p>
          </table:table-cell>
          <table:table-cell table:formula="of:=LN([.H5])" office:value-type="float" office:value="4.43454507825957">
            <text:p>4.43</text:p>
          </table:table-cell>
          <table:table-cell table:formula="of:=LN([.I5])" office:value-type="float" office:value="4.23242451112886">
            <text:p>4.23</text:p>
          </table:table-cell>
          <table:table-cell table:formula="of:=LN([.J5])" office:value-type="float" office:value="4.03609255062205">
            <text:p>4.04</text:p>
          </table:table-cell>
          <table:table-cell table:formula="of:=LN([.K5])" office:value-type="float" office:value="3.86735110953884">
            <text:p>3.87</text:p>
          </table:table-cell>
          <table:table-cell table:formula="of:=LN([.L5])" office:value-type="float" office:value="3.73038985163047">
            <text:p>3.73</text:p>
          </table:table-cell>
          <table:table-cell table:formula="of:=LN([.M5])" office:value-type="float" office:value="3.63846209177535">
            <text:p>3.64</text:p>
          </table:table-cell>
          <table:table-cell table:formula="of:=LN([.N5])" office:value-type="float" office:value="3.57600018780309">
            <text:p>3.58</text:p>
          </table:table-cell>
          <table:table-cell table:formula="of:=LN([.O5])" office:value-type="float" office:value="3.54189135333116">
            <text:p>3.54</text:p>
          </table:table-cell>
          <table:table-cell table:formula="of:=LN([.P5])" office:value-type="float" office:value="3.51831738274487">
            <text:p>3.52</text:p>
          </table:table-cell>
          <table:table-cell table:formula="of:=LN([.Q5])" office:value-type="float" office:value="3.52403753444489">
            <text:p>3.52</text:p>
          </table:table-cell>
          <table:table-cell table:formula="of:=LN([.R5])" office:value-type="float" office:value="3.52339525017929">
            <text:p>3.52</text:p>
          </table:table-cell>
          <table:table-cell table:formula="of:=LN([.S5])" office:value-type="float" office:value="3.52307985498193">
            <text:p>3.52</text:p>
          </table:table-cell>
        </table:table-row>
        <table:table-row table:style-name="ro1">
          <table:table-cell/>
          <table:table-cell table:formula="of:=[.B6]" office:value-type="float" office:value="3">
            <text:p>3</text:p>
          </table:table-cell>
          <table:table-cell table:formula="of:=LN([.C6])" office:value-type="float" office:value="12.0323143193967">
            <text:p>12.03</text:p>
          </table:table-cell>
          <table:table-cell table:formula="of:=LN([.D6])" office:value-type="float" office:value="5.03605785159412">
            <text:p>5.04</text:p>
          </table:table-cell>
          <table:table-cell table:formula="of:=LN([.E6])" office:value-type="float" office:value="4.89132023549179">
            <text:p>4.89</text:p>
          </table:table-cell>
          <table:table-cell table:formula="of:=LN([.F6])" office:value-type="float" office:value="4.66932241377399">
            <text:p>4.67</text:p>
          </table:table-cell>
          <table:table-cell table:formula="of:=LN([.G6])" office:value-type="float" office:value="4.3854214906239">
            <text:p>4.39</text:p>
          </table:table-cell>
          <table:table-cell table:formula="of:=LN([.H6])" office:value-type="float" office:value="4.06391507938152">
            <text:p>4.06</text:p>
          </table:table-cell>
          <table:table-cell table:formula="of:=LN([.I6])" office:value-type="float" office:value="3.73955735918832">
            <text:p>3.74</text:p>
          </table:table-cell>
          <table:table-cell table:formula="of:=LN([.J6])" office:value-type="float" office:value="3.42095915845076">
            <text:p>3.42</text:p>
          </table:table-cell>
          <table:table-cell table:formula="of:=LN([.K6])" office:value-type="float" office:value="3.14196756633905">
            <text:p>3.14</text:p>
          </table:table-cell>
          <table:table-cell table:formula="of:=LN([.L6])" office:value-type="float" office:value="2.90786234629735">
            <text:p>2.91</text:p>
          </table:table-cell>
          <table:table-cell table:formula="of:=LN([.M6])" office:value-type="float" office:value="2.7390668398599">
            <text:p>2.74</text:p>
          </table:table-cell>
          <table:table-cell table:formula="of:=LN([.N6])" office:value-type="float" office:value="2.62295480562899">
            <text:p>2.62</text:p>
          </table:table-cell>
          <table:table-cell table:number-columns-repeated="5"/>
        </table:table-row>
        <table:table-row table:style-name="ro1">
          <table:table-cell/>
          <table:table-cell table:formula="of:=[.B7]" office:value-type="float" office:value="4">
            <text:p>4</text:p>
          </table:table-cell>
          <table:table-cell table:formula="of:=LN([.C7])" office:value-type="float" office:value="12.0323143193967">
            <text:p>12.03</text:p>
          </table:table-cell>
          <table:table-cell table:formula="of:=LN([.D7])" office:value-type="float" office:value="5.01834410471796">
            <text:p>5.02</text:p>
          </table:table-cell>
          <table:table-cell table:formula="of:=LN([.E7])" office:value-type="float" office:value="4.82166898978361">
            <text:p>4.82</text:p>
          </table:table-cell>
          <table:table-cell table:formula="of:=LN([.F7])" office:value-type="float" office:value="4.51961404054432">
            <text:p>4.52</text:p>
          </table:table-cell>
          <table:table-cell table:formula="of:=LN([.G7])" office:value-type="float" office:value="4.13159265796742">
            <text:p>4.13</text:p>
          </table:table-cell>
          <table:table-cell table:formula="of:=LN([.H7])" office:value-type="float" office:value="3.68872869275001">
            <text:p>3.69</text:p>
          </table:table-cell>
          <table:table-cell table:formula="of:=LN([.I7])" office:value-type="float" office:value="3.24060835341228">
            <text:p>3.24</text:p>
          </table:table-cell>
          <table:table-cell table:formula="of:=LN([.J7])" office:value-type="float" office:value="2.79869070705204">
            <text:p>2.80</text:p>
          </table:table-cell>
          <table:table-cell table:formula="of:=LN([.K7])" office:value-type="float" office:value="2.41095148647123">
            <text:p>2.41</text:p>
          </table:table-cell>
          <table:table-cell table:number-columns-repeated="8"/>
        </table:table-row>
        <table:table-row table:style-name="ro1">
          <table:table-cell/>
          <table:table-cell table:formula="of:=[.B8]" office:value-type="float" office:value="5">
            <text:p>5</text:p>
          </table:table-cell>
          <table:table-cell table:formula="of:=LN([.C8])" office:value-type="float" office:value="12.0323143193967">
            <text:p>12.03</text:p>
          </table:table-cell>
          <table:table-cell table:formula="of:=LN([.D8])" office:value-type="float" office:value="5.00092362142862">
            <text:p>5.00</text:p>
          </table:table-cell>
          <table:table-cell table:formula="of:=LN([.E8])" office:value-type="float" office:value="4.75215847703755">
            <text:p>4.75</text:p>
          </table:table-cell>
          <table:table-cell table:formula="of:=LN([.F8])" office:value-type="float" office:value="4.36912159671976">
            <text:p>4.37</text:p>
          </table:table-cell>
          <table:table-cell table:formula="of:=LN([.G8])" office:value-type="float" office:value="3.87750878334966">
            <text:p>3.88</text:p>
          </table:table-cell>
          <table:table-cell table:formula="of:=LN([.H8])" office:value-type="float" office:value="3.31326230546646">
            <text:p>3.31</text:p>
          </table:table-cell>
          <table:table-cell table:formula="of:=LN([.I8])" office:value-type="float" office:value="2.74577941791222">
            <text:p>2.75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6">
            <text:p>6</text:p>
          </table:table-cell>
          <table:table-cell table:formula="of:=LN([.C9])" office:value-type="float" office:value="12.0323143193967">
            <text:p>12.03</text:p>
          </table:table-cell>
          <table:table-cell table:formula="of:=LN([.D9])" office:value-type="float" office:value="4.98320153967369">
            <text:p>4.98</text:p>
          </table:table-cell>
          <table:table-cell table:formula="of:=LN([.E9])" office:value-type="float" office:value="4.68292942699645">
            <text:p>4.68</text:p>
          </table:table-cell>
          <table:table-cell table:formula="of:=LN([.F9])" office:value-type="float" office:value="4.21934504488882">
            <text:p>4.22</text:p>
          </table:table-cell>
          <table:table-cell table:formula="of:=LN([.G9])" office:value-type="float" office:value="3.62125724997602">
            <text:p>3.62</text:p>
          </table:table-cell>
          <table:table-cell table:formula="of:=LN([.H9])" office:value-type="float" office:value="2.93371803041092">
            <text:p>2.93</text:p>
          </table:table-cell>
          <table:table-cell table:formula="of:=LN([.I9])" office:value-type="float" office:value="2.26370808076883">
            <text:p>2.26</text:p>
          </table:table-cell>
          <table:table-cell table:number-columns-repeated="10"/>
        </table:table-row>
        <table:table-row table:style-name="ro1">
          <table:table-cell/>
          <table:table-cell table:formula="of:=[.B10]" office:value-type="float" office:value="7">
            <text:p>7</text:p>
          </table:table-cell>
          <table:table-cell table:formula="of:=LN([.C10])" office:value-type="float" office:value="12.0323143193967">
            <text:p>12.03</text:p>
          </table:table-cell>
          <table:table-cell table:formula="of:=LN([.D10])" office:value-type="float" office:value="4.96527789125401">
            <text:p>4.97</text:p>
          </table:table-cell>
          <table:table-cell table:formula="of:=LN([.E10])" office:value-type="float" office:value="4.6134615177005">
            <text:p>4.61</text:p>
          </table:table-cell>
          <table:table-cell table:formula="of:=LN([.F10])" office:value-type="float" office:value="4.06746039994004">
            <text:p>4.07</text:p>
          </table:table-cell>
          <table:table-cell table:formula="of:=LN([.G10])" office:value-type="float" office:value="3.36666287108956">
            <text:p>3.37</text:p>
          </table:table-cell>
          <table:table-cell table:formula="of:=LN([.H10])" office:value-type="float" office:value="2.5638880252169">
            <text:p>2.56</text:p>
          </table:table-cell>
          <table:table-cell table:number-columns-repeated="11"/>
        </table:table-row>
        <table:table-row table:style-name="ro1">
          <table:table-cell/>
          <table:table-cell table:formula="of:=[.B11]" office:value-type="float" office:value="8">
            <text:p>8</text:p>
          </table:table-cell>
          <table:table-cell table:formula="of:=LN([.C11])" office:value-type="float" office:value="12.0323143193967">
            <text:p>12.03</text:p>
          </table:table-cell>
          <table:table-cell table:formula="of:=LN([.D11])" office:value-type="float" office:value="4.94762413927401">
            <text:p>4.95</text:p>
          </table:table-cell>
          <table:table-cell table:formula="of:=LN([.E11])" office:value-type="float" office:value="4.54426718167685">
            <text:p>4.54</text:p>
          </table:table-cell>
          <table:table-cell table:formula="of:=LN([.F11])" office:value-type="float" office:value="3.91842208756025">
            <text:p>3.92</text:p>
          </table:table-cell>
          <table:table-cell table:formula="of:=LN([.G11])" office:value-type="float" office:value="3.1138290377702">
            <text:p>3.11</text:p>
          </table:table-cell>
          <table:table-cell table:formula="of:=LN([.H11])" office:value-type="float" office:value="2.19161777745762">
            <text:p>2.19</text:p>
          </table:table-cell>
          <table:table-cell table:number-columns-repeated="11"/>
        </table:table-row>
        <table:table-row table:style-name="ro1">
          <table:table-cell/>
          <table:table-cell table:formula="of:=[.B12]" office:value-type="float" office:value="9">
            <text:p>9</text:p>
          </table:table-cell>
          <table:table-cell table:formula="of:=LN([.C12])" office:value-type="float" office:value="12.0323143193967">
            <text:p>12.03</text:p>
          </table:table-cell>
          <table:table-cell table:formula="of:=LN([.D12])" office:value-type="float" office:value="4.93003821056259">
            <text:p>4.93</text:p>
          </table:table-cell>
          <table:table-cell table:formula="of:=LN([.E12])" office:value-type="float" office:value="4.47447385648587">
            <text:p>4.47</text:p>
          </table:table-cell>
          <table:table-cell table:formula="of:=LN([.F12])" office:value-type="float" office:value="3.76738236151866">
            <text:p>3.77</text:p>
          </table:table-cell>
          <table:table-cell table:formula="of:=LN([.G12])" office:value-type="float" office:value="2.8635873479112">
            <text:p>2.86</text:p>
          </table:table-cell>
          <table:table-cell table:number-columns-repeated="12"/>
        </table:table-row>
        <table:table-row table:style-name="ro1">
          <table:table-cell/>
          <table:table-cell table:formula="of:=[.B13]" office:value-type="float" office:value="10">
            <text:p>10</text:p>
          </table:table-cell>
          <table:table-cell table:formula="of:=LN([.C13])" office:value-type="float" office:value="12.0323143193967">
            <text:p>12.03</text:p>
          </table:table-cell>
          <table:table-cell table:formula="of:=LN([.D13])" office:value-type="float" office:value="4.91229018688857">
            <text:p>4.91</text:p>
          </table:table-cell>
          <table:table-cell table:formula="of:=LN([.E13])" office:value-type="float" office:value="4.40514263921703">
            <text:p>4.41</text:p>
          </table:table-cell>
          <table:table-cell table:formula="of:=LN([.F13])" office:value-type="float" office:value="3.61699642800794">
            <text:p>3.62</text:p>
          </table:table-cell>
          <table:table-cell table:formula="of:=LN([.G13])" office:value-type="float" office:value="2.60872992493166">
            <text:p>2.61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]/EXP(3))" office:value-type="float" office:value="9.03231431939671">
            <text:p>9.03</text:p>
          </table:table-cell>
          <table:table-cell table:formula="of:=LN([.D3]/EXP(3))" office:value-type="float" office:value="2.08944197666693">
            <text:p>2.09</text:p>
          </table:table-cell>
          <table:table-cell table:formula="of:=LN([.E3]/EXP(3))" office:value-type="float" office:value="2.09924068330644">
            <text:p>2.10</text:p>
          </table:table-cell>
          <table:table-cell table:formula="of:=LN([.F3]/EXP(3))" office:value-type="float" office:value="2.12090412424615">
            <text:p>2.12</text:p>
          </table:table-cell>
          <table:table-cell table:formula="of:=LN([.G3]/EXP(3))" office:value-type="float" office:value="2.14965707856415">
            <text:p>2.15</text:p>
          </table:table-cell>
          <table:table-cell table:formula="of:=LN([.H3]/EXP(3))" office:value-type="float" office:value="2.18216656681953">
            <text:p>2.18</text:p>
          </table:table-cell>
          <table:table-cell table:formula="of:=LN([.I3]/EXP(3))" office:value-type="float" office:value="2.22549271673768">
            <text:p>2.23</text:p>
          </table:table-cell>
          <table:table-cell table:formula="of:=LN([.J3]/EXP(3))" office:value-type="float" office:value="2.27288888577307">
            <text:p>2.27</text:p>
          </table:table-cell>
          <table:table-cell table:formula="of:=LN([.K3]/EXP(3))" office:value-type="float" office:value="2.32478820204055">
            <text:p>2.32</text:p>
          </table:table-cell>
          <table:table-cell table:formula="of:=LN([.L3]/EXP(3))" office:value-type="float" office:value="2.37906876150495">
            <text:p>2.38</text:p>
          </table:table-cell>
          <table:table-cell table:formula="of:=LN([.M3]/EXP(3))" office:value-type="float" office:value="2.43526849271272">
            <text:p>2.44</text:p>
          </table:table-cell>
          <table:table-cell table:formula="of:=LN([.N3]/EXP(3))" office:value-type="float" office:value="2.48747839739144">
            <text:p>2.49</text:p>
          </table:table-cell>
          <table:table-cell table:formula="of:=LN([.O3]/EXP(3))" office:value-type="float" office:value="2.53930331142956">
            <text:p>2.54</text:p>
          </table:table-cell>
          <table:table-cell table:formula="of:=LN([.P3]/EXP(3))" office:value-type="float" office:value="2.58060291642993">
            <text:p>2.58</text:p>
          </table:table-cell>
          <table:table-cell table:formula="of:=LN([.Q3]/EXP(3))" office:value-type="float" office:value="2.61555832619281">
            <text:p>2.62</text:p>
          </table:table-cell>
          <table:table-cell table:formula="of:=LN([.R3]/EXP(3))" office:value-type="float" office:value="2.63552208483904">
            <text:p>2.64</text:p>
          </table:table-cell>
          <table:table-cell table:formula="of:=LN([.S3]/EXP(3))" office:value-type="float" office:value="2.64128978825977">
            <text:p>2.64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0.49">
            <text:p>0.49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1.03">
            <text:p>1.03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.06">
            <text:p>1.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al</text:p>
          </table:table-cell>
          <table:table-cell office:value-type="string">
            <text:p>no int. theta 0.4</text:p>
          </table:table-cell>
          <table:table-cell table:number-columns-repeated="17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46.95074">
            <text:p>246.95</text:p>
          </table:table-cell>
          <table:table-cell table:style-name="Default" office:value-type="float" office:value="245.31667">
            <text:p>245.32</text:p>
          </table:table-cell>
          <table:table-cell table:style-name="Default" office:value-type="float" office:value="246.70317">
            <text:p>246.7</text:p>
          </table:table-cell>
          <table:table-cell table:style-name="Default" office:value-type="float" office:value="246.2244">
            <text:p>246.22</text:p>
          </table:table-cell>
          <table:table-cell table:style-name="Default" office:value-type="float" office:value="246.24488">
            <text:p>246.24</text:p>
          </table:table-cell>
          <table:table-cell table:style-name="Default" office:value-type="float" office:value="246.17739">
            <text:p>246.18</text:p>
          </table:table-cell>
          <table:table-cell table:style-name="Default" office:value-type="float" office:value="245.98993">
            <text:p>245.99</text:p>
          </table:table-cell>
          <table:table-cell table:style-name="Default" office:value-type="float" office:value="245.83078">
            <text:p>245.83</text:p>
          </table:table-cell>
          <table:table-cell table:style-name="Default" office:value-type="float" office:value="246.00135">
            <text:p>246</text:p>
          </table:table-cell>
          <table:table-cell table:style-name="Default" office:value-type="float" office:value="246.18632">
            <text:p>246.19</text:p>
          </table:table-cell>
          <table:table-cell table:style-name="Default" office:value-type="float" office:value="246.18295">
            <text:p>246.18</text:p>
          </table:table-cell>
          <table:table-cell table:style-name="Default" office:value-type="float" office:value="245.87521">
            <text:p>245.88</text:p>
          </table:table-cell>
          <table:table-cell table:style-name="Default" office:value-type="float" office:value="246.27882">
            <text:p>246.28</text:p>
          </table:table-cell>
          <table:table-cell table:style-name="Default" office:value-type="float" office:value="245.9222">
            <text:p>245.92</text:p>
          </table:table-cell>
          <table:table-cell table:style-name="Default" office:value-type="float" office:value="246.2174">
            <text:p>246.22</text:p>
          </table:table-cell>
          <table:table-cell table:style-name="Default" office:value-type="float" office:value="246.44095">
            <text:p>246.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43.79107">
            <text:p>243.79</text:p>
          </table:table-cell>
          <table:table-cell table:style-name="Default" office:value-type="float" office:value="233.17317">
            <text:p>233.17</text:p>
          </table:table-cell>
          <table:table-cell table:style-name="Default" office:value-type="float" office:value="220.44525">
            <text:p>220.45</text:p>
          </table:table-cell>
          <table:table-cell table:style-name="Default" office:value-type="float" office:value="202.60875">
            <text:p>202.61</text:p>
          </table:table-cell>
          <table:table-cell table:style-name="Default" office:value-type="float" office:value="183.0937">
            <text:p>183.09</text:p>
          </table:table-cell>
          <table:table-cell table:style-name="Default" office:value-type="float" office:value="163.17788">
            <text:p>163.18</text:p>
          </table:table-cell>
          <table:table-cell table:style-name="Default" office:value-type="float" office:value="143.98295">
            <text:p>143.98</text:p>
          </table:table-cell>
          <table:table-cell table:style-name="Default" office:value-type="float" office:value="126.06281">
            <text:p>126.06</text:p>
          </table:table-cell>
          <table:table-cell table:style-name="Default" office:value-type="float" office:value="111.05148">
            <text:p>111.05</text:p>
          </table:table-cell>
          <table:table-cell table:style-name="Default" office:value-type="float" office:value="97.63688">
            <text:p>97.64</text:p>
          </table:table-cell>
          <table:table-cell table:style-name="Default" office:value-type="float" office:value="87.20607">
            <text:p>87.21</text:p>
          </table:table-cell>
          <table:table-cell table:style-name="Default" office:value-type="float" office:value="78.6019">
            <text:p>78.6</text:p>
          </table:table-cell>
          <table:table-cell table:style-name="Default" office:value-type="float" office:value="72.82165">
            <text:p>72.82</text:p>
          </table:table-cell>
          <table:table-cell table:style-name="Default" office:value-type="float" office:value="67.86063">
            <text:p>67.86</text:p>
          </table:table-cell>
          <table:table-cell table:style-name="Default" office:value-type="float" office:value="65.7099">
            <text:p>65.71</text:p>
          </table:table-cell>
          <table:table-cell table:style-name="Default" office:value-type="float" office:value="64.69367">
            <text:p>64.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40.7294">
            <text:p>240.73</text:p>
          </table:table-cell>
          <table:table-cell table:style-name="Default" office:value-type="float" office:value="221.71521">
            <text:p>221.72</text:p>
          </table:table-cell>
          <table:table-cell table:style-name="Default" office:value-type="float" office:value="196.98219">
            <text:p>196.98</text:p>
          </table:table-cell>
          <table:table-cell table:style-name="Default" office:value-type="float" office:value="166.64603">
            <text:p>166.65</text:p>
          </table:table-cell>
          <table:table-cell table:style-name="Default" office:value-type="float" office:value="135.97807">
            <text:p>135.98</text:p>
          </table:table-cell>
          <table:table-cell table:style-name="Default" office:value-type="float" office:value="107.7812">
            <text:p>107.78</text:p>
          </table:table-cell>
          <table:table-cell table:style-name="Default" office:value-type="float" office:value="84.02195">
            <text:p>84.02</text:p>
          </table:table-cell>
          <table:table-cell table:style-name="Default" office:value-type="float" office:value="64.49432">
            <text:p>64.49</text:p>
          </table:table-cell>
          <table:table-cell table:style-name="Default" office:value-type="float" office:value="49.97342">
            <text:p>49.97</text:p>
          </table:table-cell>
          <table:table-cell table:style-name="Default" office:value-type="float" office:value="38.86969">
            <text:p>38.87</text:p>
          </table:table-cell>
          <table:table-cell table:style-name="Default" office:value-type="float" office:value="31.06547">
            <text:p>31.07</text:p>
          </table:table-cell>
          <table:table-cell table:style-name="Default" office:value-type="float" office:value="25.17015">
            <text:p>25.17</text:p>
          </table:table-cell>
          <table:table-cell table:style-name="Default" office:value-type="float" office:value="21.43108">
            <text:p>21.43</text:p>
          </table:table-cell>
          <table:table-cell table:style-name="Default" office:value-type="float" office:value="18.55615">
            <text:p>18.56</text:p>
          </table:table-cell>
          <table:table-cell table:style-name="Default" office:value-type="float" office:value="17.27961">
            <text:p>17.28</text:p>
          </table:table-cell>
          <table:table-cell table:style-name="Default" office:value-type="float" office:value="16.86211">
            <text:p>16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37.70139">
            <text:p>237.7</text:p>
          </table:table-cell>
          <table:table-cell table:style-name="Default" office:value-type="float" office:value="210.74333">
            <text:p>210.74</text:p>
          </table:table-cell>
          <table:table-cell table:style-name="Default" office:value-type="float" office:value="176.08386">
            <text:p>176.08</text:p>
          </table:table-cell>
          <table:table-cell table:style-name="Default" office:value-type="float" office:value="137.11551">
            <text:p>137.12</text:p>
          </table:table-cell>
          <table:table-cell table:style-name="Default" office:value-type="float" office:value="100.99273">
            <text:p>100.99</text:p>
          </table:table-cell>
          <table:table-cell table:style-name="Default" office:value-type="float" office:value="71.31873">
            <text:p>71.32</text:p>
          </table:table-cell>
          <table:table-cell table:style-name="Default" office:value-type="float" office:value="49.22328">
            <text:p>49.22</text:p>
          </table:table-cell>
          <table:table-cell table:style-name="Default" office:value-type="float" office:value="33.16287">
            <text:p>33.16</text:p>
          </table:table-cell>
          <table:table-cell table:style-name="Default" office:value-type="float" office:value="22.58379">
            <text:p>22.58</text:p>
          </table:table-cell>
          <table:table-cell table:style-name="Default" office:value-type="float" office:value="15.61764">
            <text:p>15.62</text:p>
          </table:table-cell>
          <table:table-cell table:style-name="Default" office:value-type="float" office:value="10.95634">
            <text:p>10.96</text:p>
          </table:table-cell>
          <table:table-cell table:style-name="Default" office:value-type="float" office:value="7.99035">
            <text:p>7.99</text:p>
          </table:table-cell>
          <table:table-cell table:style-name="Default" office:value-type="float" office:value="6.24776">
            <text:p>6.25</text:p>
          </table:table-cell>
          <table:table-cell table:style-name="Default" office:value-type="float" office:value="5.2283">
            <text:p>5.23</text:p>
          </table:table-cell>
          <table:table-cell table:style-name="Default" office:value-type="float" office:value="4.46823">
            <text:p>4.47</text:p>
          </table:table-cell>
          <table:table-cell table:style-name="Default" office:value-type="float" office:value="4.19318">
            <text:p>4.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34.62032">
            <text:p>234.62</text:p>
          </table:table-cell>
          <table:table-cell table:style-name="Default" office:value-type="float" office:value="200.32904">
            <text:p>200.33</text:p>
          </table:table-cell>
          <table:table-cell table:style-name="Default" office:value-type="float" office:value="157.40774">
            <text:p>157.41</text:p>
          </table:table-cell>
          <table:table-cell table:style-name="Default" office:value-type="float" office:value="112.79583">
            <text:p>112.8</text:p>
          </table:table-cell>
          <table:table-cell table:style-name="Default" office:value-type="float" office:value="75.02498">
            <text:p>75.02</text:p>
          </table:table-cell>
          <table:table-cell table:style-name="Default" office:value-type="float" office:value="47.57616">
            <text:p>47.58</text:p>
          </table:table-cell>
          <table:table-cell table:style-name="Default" office:value-type="float" office:value="28.57859">
            <text:p>28.58</text:p>
          </table:table-cell>
          <table:table-cell table:style-name="Default" office:value-type="float" office:value="17.08594">
            <text:p>17.09</text:p>
          </table:table-cell>
          <table:table-cell table:style-name="Default" office:value-type="float" office:value="9.93357">
            <text:p>9.93</text:p>
          </table:table-cell>
          <table:table-cell table:style-name="Default" office:value-type="float" office:value="6.07722">
            <text:p>6.08</text:p>
          </table:table-cell>
          <table:table-cell table:style-name="Default" office:value-type="float" office:value="3.79464">
            <text:p>3.79</text:p>
          </table:table-cell>
          <table:table-cell table:style-name="Default" office:value-type="float" office:value="2.34913">
            <text:p>2.35</text:p>
          </table:table-cell>
          <table:table-cell table:style-name="Default" office:value-type="float" office:value="1.80761">
            <text:p>1.81</text:p>
          </table:table-cell>
          <table:table-cell table:style-name="Default" office:value-type="float" office:value="1.51812">
            <text:p>1.52</text:p>
          </table:table-cell>
          <table:table-cell table:style-name="Default" office:value-type="float" office:value="1.25198">
            <text:p>1.25</text:p>
          </table:table-cell>
          <table:table-cell table:style-name="Default" office:value-type="float" office:value="0.95277">
            <text:p>0.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31.65168">
            <text:p>231.65</text:p>
          </table:table-cell>
          <table:table-cell table:style-name="Default" office:value-type="float" office:value="190.37115">
            <text:p>190.37</text:p>
          </table:table-cell>
          <table:table-cell table:style-name="Default" office:value-type="float" office:value="140.74877">
            <text:p>140.75</text:p>
          </table:table-cell>
          <table:table-cell table:style-name="Default" office:value-type="float" office:value="92.83155">
            <text:p>92.83</text:p>
          </table:table-cell>
          <table:table-cell table:style-name="Default" office:value-type="float" office:value="55.84058">
            <text:p>55.84</text:p>
          </table:table-cell>
          <table:table-cell table:style-name="Default" office:value-type="float" office:value="31.26908">
            <text:p>31.27</text:p>
          </table:table-cell>
          <table:table-cell table:style-name="Default" office:value-type="float" office:value="16.7216">
            <text:p>16.72</text:p>
          </table:table-cell>
          <table:table-cell table:style-name="Default" office:value-type="float" office:value="8.73394">
            <text:p>8.73</text:p>
          </table:table-cell>
          <table:table-cell table:style-name="Default" office:value-type="float" office:value="4.37624">
            <text:p>4.38</text:p>
          </table:table-cell>
          <table:table-cell table:style-name="Default" office:value-type="float" office:value="2.16955">
            <text:p>2.17</text:p>
          </table:table-cell>
          <table:table-cell table:style-name="Default" office:value-type="float" office:value="1.30483">
            <text:p>1.3</text:p>
          </table:table-cell>
          <table:table-cell table:style-name="Default" office:value-type="float" office:value="0.68641">
            <text:p>0.69</text:p>
          </table:table-cell>
          <table:table-cell table:style-name="Default" office:value-type="float" office:value="0.6635">
            <text:p>0.66</text:p>
          </table:table-cell>
          <table:table-cell table:style-name="Default" office:value-type="float" office:value="0.64032">
            <text:p>0.64</text:p>
          </table:table-cell>
          <table:table-cell table:style-name="Default" office:value-type="float" office:value="0.52042">
            <text:p>0.52</text:p>
          </table:table-cell>
          <table:table-cell table:style-name="Default" office:value-type="float" office:value="-0.08387">
            <text:p>-0.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28.75847">
            <text:p>228.76</text:p>
          </table:table-cell>
          <table:table-cell table:style-name="Default" office:value-type="float" office:value="180.85172">
            <text:p>180.85</text:p>
          </table:table-cell>
          <table:table-cell table:style-name="Default" office:value-type="float" office:value="125.80802">
            <text:p>125.81</text:p>
          </table:table-cell>
          <table:table-cell table:style-name="Default" office:value-type="float" office:value="76.3898">
            <text:p>76.39</text:p>
          </table:table-cell>
          <table:table-cell table:style-name="Default" office:value-type="float" office:value="41.63832">
            <text:p>41.64</text:p>
          </table:table-cell>
          <table:table-cell table:style-name="Default" office:value-type="float" office:value="20.73748">
            <text:p>20.74</text:p>
          </table:table-cell>
          <table:table-cell table:style-name="Default" office:value-type="float" office:value="9.70469">
            <text:p>9.7</text:p>
          </table:table-cell>
          <table:table-cell table:style-name="Default" office:value-type="float" office:value="4.38199">
            <text:p>4.38</text:p>
          </table:table-cell>
          <table:table-cell table:style-name="Default" office:value-type="float" office:value="2.04971">
            <text:p>2.05</text:p>
          </table:table-cell>
          <table:table-cell table:style-name="Default" office:value-type="float" office:value="0.88271">
            <text:p>0.88</text:p>
          </table:table-cell>
          <table:table-cell table:style-name="Default" office:value-type="float" office:value="0.37335">
            <text:p>0.37</text:p>
          </table:table-cell>
          <table:table-cell table:style-name="Default" office:value-type="float" office:value="0.22262">
            <text:p>0.22</text:p>
          </table:table-cell>
          <table:table-cell table:style-name="Default" office:value-type="float" office:value="0.40286">
            <text:p>0.4</text:p>
          </table:table-cell>
          <table:table-cell table:style-name="Default" office:value-type="float" office:value="0.09473">
            <text:p>0.09</text:p>
          </table:table-cell>
          <table:table-cell table:style-name="Default" office:value-type="float" office:value="0.12928">
            <text:p>0.13</text:p>
          </table:table-cell>
          <table:table-cell table:style-name="Default" office:value-type="float" office:value="-0.0106">
            <text:p>-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25.8323">
            <text:p>225.83</text:p>
          </table:table-cell>
          <table:table-cell table:style-name="Default" office:value-type="float" office:value="171.9123">
            <text:p>171.91</text:p>
          </table:table-cell>
          <table:table-cell table:style-name="Default" office:value-type="float" office:value="112.44648">
            <text:p>112.45</text:p>
          </table:table-cell>
          <table:table-cell table:style-name="Default" office:value-type="float" office:value="62.87076">
            <text:p>62.87</text:p>
          </table:table-cell>
          <table:table-cell table:style-name="Default" office:value-type="float" office:value="30.74566">
            <text:p>30.75</text:p>
          </table:table-cell>
          <table:table-cell table:style-name="Default" office:value-type="float" office:value="13.77119">
            <text:p>13.77</text:p>
          </table:table-cell>
          <table:table-cell table:style-name="Default" office:value-type="float" office:value="5.83517">
            <text:p>5.84</text:p>
          </table:table-cell>
          <table:table-cell table:style-name="Default" office:value-type="float" office:value="2.25682">
            <text:p>2.26</text:p>
          </table:table-cell>
          <table:table-cell table:style-name="Default" office:value-type="float" office:value="0.88273">
            <text:p>0.88</text:p>
          </table:table-cell>
          <table:table-cell table:style-name="Default" office:value-type="float" office:value="0.41513">
            <text:p>0.42</text:p>
          </table:table-cell>
          <table:table-cell table:style-name="Default" office:value-type="float" office:value="0.1733">
            <text:p>0.17</text:p>
          </table:table-cell>
          <table:table-cell table:style-name="Default" office:value-type="float" office:value="0.11516">
            <text:p>0.12</text:p>
          </table:table-cell>
          <table:table-cell table:style-name="Default" office:value-type="float" office:value="0.54682">
            <text:p>0.55</text:p>
          </table:table-cell>
          <table:table-cell table:style-name="Default" office:value-type="float" office:value="0.16997">
            <text:p>0.17</text:p>
          </table:table-cell>
          <table:table-cell table:style-name="Default" office:value-type="float" office:value="0.03197">
            <text:p>0.03</text:p>
          </table:table-cell>
          <table:table-cell table:style-name="Default" office:value-type="float" office:value="0.18408">
            <text:p>0.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22.94896">
            <text:p>222.95</text:p>
          </table:table-cell>
          <table:table-cell table:style-name="Default" office:value-type="float" office:value="163.2932">
            <text:p>163.29</text:p>
          </table:table-cell>
          <table:table-cell table:style-name="Default" office:value-type="float" office:value="100.42578">
            <text:p>100.43</text:p>
          </table:table-cell>
          <table:table-cell table:style-name="Default" office:value-type="float" office:value="51.72366">
            <text:p>51.72</text:p>
          </table:table-cell>
          <table:table-cell table:style-name="Default" office:value-type="float" office:value="23.06929">
            <text:p>23.07</text:p>
          </table:table-cell>
          <table:table-cell table:style-name="Default" office:value-type="float" office:value="9.11735">
            <text:p>9.12</text:p>
          </table:table-cell>
          <table:table-cell table:style-name="Default" office:value-type="float" office:value="3.39866">
            <text:p>3.4</text:p>
          </table:table-cell>
          <table:table-cell table:style-name="Default" office:value-type="float" office:value="1.28601">
            <text:p>1.29</text:p>
          </table:table-cell>
          <table:table-cell table:style-name="Default" office:value-type="float" office:value="0.2448">
            <text:p>0.24</text:p>
          </table:table-cell>
          <table:table-cell table:style-name="Default" office:value-type="float" office:value="-0.04093">
            <text:p>-0.04</text:p>
          </table:table-cell>
          <table:table-cell table:style-name="Default" office:value-type="float" office:value="0.03319">
            <text:p>0.03</text:p>
          </table:table-cell>
          <table:table-cell table:style-name="Default" office:value-type="float" office:value="0.13562">
            <text:p>0.14</text:p>
          </table:table-cell>
          <table:table-cell table:style-name="Default" office:value-type="float" office:value="0.11524">
            <text:p>0.12</text:p>
          </table:table-cell>
          <table:table-cell table:style-name="Default" office:value-type="float" office:value="-0.02219">
            <text:p>-0.02</text:p>
          </table:table-cell>
          <table:table-cell table:style-name="Default" office:value-type="float" office:value="0.01265">
            <text:p>0.01</text:p>
          </table:table-cell>
          <table:table-cell table:style-name="Default" office:value-type="float" office:value="0.0491">
            <text:p>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20.10686">
            <text:p>220.11</text:p>
          </table:table-cell>
          <table:table-cell table:style-name="Default" office:value-type="float" office:value="155.1875">
            <text:p>155.19</text:p>
          </table:table-cell>
          <table:table-cell table:style-name="Default" office:value-type="float" office:value="89.71774">
            <text:p>89.72</text:p>
          </table:table-cell>
          <table:table-cell table:style-name="Default" office:value-type="float" office:value="42.65749">
            <text:p>42.66</text:p>
          </table:table-cell>
          <table:table-cell table:style-name="Default" office:value-type="float" office:value="17.11633">
            <text:p>17.12</text:p>
          </table:table-cell>
          <table:table-cell table:style-name="Default" office:value-type="float" office:value="6.01926">
            <text:p>6.02</text:p>
          </table:table-cell>
          <table:table-cell table:style-name="Default" office:value-type="float" office:value="2.22076">
            <text:p>2.22</text:p>
          </table:table-cell>
          <table:table-cell table:style-name="Default" office:value-type="float" office:value="0.45548">
            <text:p>0.46</text:p>
          </table:table-cell>
          <table:table-cell table:style-name="Default" office:value-type="float" office:value="0.15815">
            <text:p>0.16</text:p>
          </table:table-cell>
          <table:table-cell table:style-name="Default" office:value-type="float" office:value="-0.31697">
            <text:p>-0.32</text:p>
          </table:table-cell>
          <table:table-cell table:style-name="Default" office:value-type="float" office:value="0.01946">
            <text:p>0.02</text:p>
          </table:table-cell>
          <table:table-cell table:style-name="Default" office:value-type="float" office:value="0.16075">
            <text:p>0.16</text:p>
          </table:table-cell>
          <table:table-cell table:style-name="Default" office:value-type="float" office:value="0.36748">
            <text:p>0.37</text:p>
          </table:table-cell>
          <table:table-cell table:style-name="Default" office:value-type="float" office:value="-0.07569">
            <text:p>-0.08</text:p>
          </table:table-cell>
          <table:table-cell table:style-name="Default" office:value-type="float" office:value="0.30392">
            <text:p>0.3</text:p>
          </table:table-cell>
          <table:table-cell table:style-name="Default" office:value-type="float" office:value="-0.05321">
            <text:p>-0.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68100">
            <text:p>168100</text:p>
          </table:table-cell>
          <table:table-cell table:style-name="Default" office:value-type="float" office:value="217.32744">
            <text:p>217.33</text:p>
          </table:table-cell>
          <table:table-cell table:style-name="Default" office:value-type="float" office:value="147.50361">
            <text:p>147.5</text:p>
          </table:table-cell>
          <table:table-cell table:style-name="Default" office:value-type="float" office:value="80.24523">
            <text:p>80.25</text:p>
          </table:table-cell>
          <table:table-cell table:style-name="Default" office:value-type="float" office:value="34.9917">
            <text:p>34.99</text:p>
          </table:table-cell>
          <table:table-cell table:style-name="Default" office:value-type="float" office:value="12.89465">
            <text:p>12.89</text:p>
          </table:table-cell>
          <table:table-cell table:style-name="Default" office:value-type="float" office:value="4.17749">
            <text:p>4.18</text:p>
          </table:table-cell>
          <table:table-cell table:style-name="Default" office:value-type="float" office:value="1.24434">
            <text:p>1.24</text:p>
          </table:table-cell>
          <table:table-cell table:style-name="Default" office:value-type="float" office:value="0.40237">
            <text:p>0.4</text:p>
          </table:table-cell>
          <table:table-cell table:style-name="Default" office:value-type="float" office:value="0.30259">
            <text:p>0.3</text:p>
          </table:table-cell>
          <table:table-cell table:style-name="Default" office:value-type="float" office:value="-0.06875">
            <text:p>-0.07</text:p>
          </table:table-cell>
          <table:table-cell table:style-name="Default" office:value-type="float" office:value="0.25166">
            <text:p>0.25</text:p>
          </table:table-cell>
          <table:table-cell table:style-name="Default" office:value-type="float" office:value="0.16285">
            <text:p>0.16</text:p>
          </table:table-cell>
          <table:table-cell table:style-name="Default" office:value-type="float" office:value="-0.24476">
            <text:p>-0.24</text:p>
          </table:table-cell>
          <table:table-cell table:style-name="Default" office:value-type="float" office:value="-0.40658">
            <text:p>-0.41</text:p>
          </table:table-cell>
          <table:table-cell table:style-name="Default" office:value-type="float" office:value="0.31332">
            <text:p>0.31</text:p>
          </table:table-cell>
          <table:table-cell table:style-name="Default" office:value-type="float" office:value="-0.55207">
            <text:p>-0.5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ime steps</text:p>
          </table:table-cell>
          <table:table-cell table:formula="of:=[.C33]" office:value-type="string" office:string-value="k0">
            <text:p>k0</text:p>
          </table:table-cell>
          <table:table-cell table:formula="of:=[.D33]" office:value-type="string" office:string-value="k1">
            <text:p>k1</text:p>
          </table:table-cell>
          <table:table-cell table:formula="of:=[.E33]" office:value-type="string" office:string-value="k2">
            <text:p>k2</text:p>
          </table:table-cell>
          <table:table-cell table:formula="of:=[.F33]" office:value-type="string" office:string-value="k3">
            <text:p>k3</text:p>
          </table:table-cell>
          <table:table-cell table:formula="of:=[.G33]" office:value-type="string" office:string-value="k4">
            <text:p>k4</text:p>
          </table:table-cell>
          <table:table-cell table:formula="of:=[.H33]" office:value-type="string" office:string-value="k5">
            <text:p>k5</text:p>
          </table:table-cell>
          <table:table-cell table:formula="of:=[.I33]" office:value-type="string" office:string-value="k6">
            <text:p>k6</text:p>
          </table:table-cell>
          <table:table-cell table:formula="of:=[.J33]" office:value-type="string" office:string-value="k7">
            <text:p>k7</text:p>
          </table:table-cell>
          <table:table-cell table:formula="of:=[.K33]" office:value-type="string" office:string-value="k8">
            <text:p>k8</text:p>
          </table:table-cell>
          <table:table-cell table:formula="of:=[.L33]" office:value-type="string" office:string-value="k9">
            <text:p>k9</text:p>
          </table:table-cell>
          <table:table-cell table:formula="of:=[.M33]" office:value-type="string" office:string-value="k10">
            <text:p>k10</text:p>
          </table:table-cell>
          <table:table-cell table:formula="of:=[.N33]" office:value-type="string" office:string-value="k11">
            <text:p>k11</text:p>
          </table:table-cell>
          <table:table-cell table:formula="of:=[.O33]" office:value-type="string" office:string-value="k12">
            <text:p>k12</text:p>
          </table:table-cell>
          <table:table-cell table:formula="of:=[.P33]" office:value-type="string" office:string-value="k13">
            <text:p>k13</text:p>
          </table:table-cell>
          <table:table-cell table:formula="of:=[.Q33]" office:value-type="string" office:string-value="k14">
            <text:p>k14</text:p>
          </table:table-cell>
          <table:table-cell table:formula="of:=[.R33]" office:value-type="string" office:string-value="k15">
            <text:p>k15</text:p>
          </table:table-cell>
          <table:table-cell table:formula="of:=[.S33]" office:value-type="string" office:string-value="k16">
            <text:p>k16</text:p>
          </table:table-cell>
        </table:table-row>
        <table:table-row table:style-name="ro1">
          <table:table-cell/>
          <table:table-cell table:formula="of:=[.B34]" office:value-type="float" office:value="0">
            <text:p>0</text:p>
          </table:table-cell>
          <table:table-cell table:formula="of:=LN([.C34])" office:value-type="float" office:value="12.0323143193967">
            <text:p>12.03</text:p>
          </table:table-cell>
          <table:table-cell table:formula="of:=LN([.D34])" office:value-type="float" office:value="5.50918888354015">
            <text:p>5.51</text:p>
          </table:table-cell>
          <table:table-cell table:formula="of:=LN([.E34])" office:value-type="float" office:value="5.50254990655837">
            <text:p>5.50</text:p>
          </table:table-cell>
          <table:table-cell table:formula="of:=LN([.F34])" office:value-type="float" office:value="5.50818587306767">
            <text:p>5.51</text:p>
          </table:table-cell>
          <table:table-cell table:formula="of:=LN([.G34])" office:value-type="float" office:value="5.50624331525718">
            <text:p>5.51</text:p>
          </table:table-cell>
          <table:table-cell table:formula="of:=LN([.H34])" office:value-type="float" office:value="5.50632648795787">
            <text:p>5.51</text:p>
          </table:table-cell>
          <table:table-cell table:formula="of:=LN([.I34])" office:value-type="float" office:value="5.50605237362741">
            <text:p>5.51</text:p>
          </table:table-cell>
          <table:table-cell table:formula="of:=LN([.J34])" office:value-type="float" office:value="5.50529060013515">
            <text:p>5.51</text:p>
          </table:table-cell>
          <table:table-cell table:formula="of:=LN([.K34])" office:value-type="float" office:value="5.50464341305125">
            <text:p>5.50</text:p>
          </table:table-cell>
          <table:table-cell table:formula="of:=LN([.L34])" office:value-type="float" office:value="5.50533702372218">
            <text:p>5.51</text:p>
          </table:table-cell>
          <table:table-cell table:formula="of:=LN([.M34])" office:value-type="float" office:value="5.50608864762494">
            <text:p>5.51</text:p>
          </table:table-cell>
          <table:table-cell table:formula="of:=LN([.N34])" office:value-type="float" office:value="5.50607495871215">
            <text:p>5.51</text:p>
          </table:table-cell>
          <table:table-cell table:formula="of:=LN([.O34])" office:value-type="float" office:value="5.50482413080139">
            <text:p>5.50</text:p>
          </table:table-cell>
          <table:table-cell table:formula="of:=LN([.P34])" office:value-type="float" office:value="5.50646430873707">
            <text:p>5.51</text:p>
          </table:table-cell>
          <table:table-cell table:formula="of:=LN([.Q34])" office:value-type="float" office:value="5.50501522574897">
            <text:p>5.51</text:p>
          </table:table-cell>
          <table:table-cell table:formula="of:=LN([.R34])" office:value-type="float" office:value="5.50621488550163">
            <text:p>5.51</text:p>
          </table:table-cell>
          <table:table-cell table:formula="of:=LN([.S34])" office:value-type="float" office:value="5.50712241103263">
            <text:p>5.51</text:p>
          </table:table-cell>
        </table:table-row>
        <table:table-row table:style-name="ro1">
          <table:table-cell/>
          <table:table-cell table:formula="of:=[.B35]" office:value-type="float" office:value="1">
            <text:p>1</text:p>
          </table:table-cell>
          <table:table-cell table:formula="of:=LN([.C35])" office:value-type="float" office:value="12.0323143193967">
            <text:p>12.03</text:p>
          </table:table-cell>
          <table:table-cell table:formula="of:=LN([.D35])" office:value-type="float" office:value="5.49631158799241">
            <text:p>5.50</text:p>
          </table:table-cell>
          <table:table-cell table:formula="of:=LN([.E35])" office:value-type="float" office:value="5.45178139639943">
            <text:p>5.45</text:p>
          </table:table-cell>
          <table:table-cell table:formula="of:=LN([.F35])" office:value-type="float" office:value="5.39564936473579">
            <text:p>5.40</text:p>
          </table:table-cell>
          <table:table-cell table:formula="of:=LN([.G35])" office:value-type="float" office:value="5.31127677943085">
            <text:p>5.31</text:p>
          </table:table-cell>
          <table:table-cell table:formula="of:=LN([.H35])" office:value-type="float" office:value="5.20999804366088">
            <text:p>5.21</text:p>
          </table:table-cell>
          <table:table-cell table:formula="of:=LN([.I35])" office:value-type="float" office:value="5.09484089412805">
            <text:p>5.09</text:p>
          </table:table-cell>
          <table:table-cell table:formula="of:=LN([.J35])" office:value-type="float" office:value="4.96969488978806">
            <text:p>4.97</text:p>
          </table:table-cell>
          <table:table-cell table:formula="of:=LN([.K35])" office:value-type="float" office:value="4.83678027480908">
            <text:p>4.84</text:p>
          </table:table-cell>
          <table:table-cell table:formula="of:=LN([.L35])" office:value-type="float" office:value="4.70999387758166">
            <text:p>4.71</text:p>
          </table:table-cell>
          <table:table-cell table:formula="of:=LN([.M35])" office:value-type="float" office:value="4.58125529089705">
            <text:p>4.58</text:p>
          </table:table-cell>
          <table:table-cell table:formula="of:=LN([.N35])" office:value-type="float" office:value="4.46827393858401">
            <text:p>4.47</text:p>
          </table:table-cell>
          <table:table-cell table:formula="of:=LN([.O35])" office:value-type="float" office:value="4.36439587217099">
            <text:p>4.36</text:p>
          </table:table-cell>
          <table:table-cell table:formula="of:=LN([.P35])" office:value-type="float" office:value="4.28801330110086">
            <text:p>4.29</text:p>
          </table:table-cell>
          <table:table-cell table:formula="of:=LN([.Q35])" office:value-type="float" office:value="4.21745604313262">
            <text:p>4.22</text:p>
          </table:table-cell>
          <table:table-cell table:formula="of:=LN([.R35])" office:value-type="float" office:value="4.18524959907024">
            <text:p>4.19</text:p>
          </table:table-cell>
          <table:table-cell table:formula="of:=LN([.S35])" office:value-type="float" office:value="4.16966336055366">
            <text:p>4.17</text:p>
          </table:table-cell>
        </table:table-row>
        <table:table-row table:style-name="ro1">
          <table:table-cell/>
          <table:table-cell table:formula="of:=[.B36]" office:value-type="float" office:value="2">
            <text:p>2</text:p>
          </table:table-cell>
          <table:table-cell table:formula="of:=LN([.C36])" office:value-type="float" office:value="12.0323143193967">
            <text:p>12.03</text:p>
          </table:table-cell>
          <table:table-cell table:formula="of:=LN([.D36])" office:value-type="float" office:value="5.48367348107749">
            <text:p>5.48</text:p>
          </table:table-cell>
          <table:table-cell table:formula="of:=LN([.E36])" office:value-type="float" office:value="5.40139372049359">
            <text:p>5.40</text:p>
          </table:table-cell>
          <table:table-cell table:formula="of:=LN([.F36])" office:value-type="float" office:value="5.28311331855974">
            <text:p>5.28</text:p>
          </table:table-cell>
          <table:table-cell table:formula="of:=LN([.G36])" office:value-type="float" office:value="5.11587198208775">
            <text:p>5.12</text:p>
          </table:table-cell>
          <table:table-cell table:formula="of:=LN([.H36])" office:value-type="float" office:value="4.91249362273387">
            <text:p>4.91</text:p>
          </table:table-cell>
          <table:table-cell table:formula="of:=LN([.I36])" office:value-type="float" office:value="4.68010324623443">
            <text:p>4.68</text:p>
          </table:table-cell>
          <table:table-cell table:formula="of:=LN([.J36])" office:value-type="float" office:value="4.43107807423174">
            <text:p>4.43</text:p>
          </table:table-cell>
          <table:table-cell table:formula="of:=LN([.K36])" office:value-type="float" office:value="4.16657715790854">
            <text:p>4.17</text:p>
          </table:table-cell>
          <table:table-cell table:formula="of:=LN([.L36])" office:value-type="float" office:value="3.91149126407877">
            <text:p>3.91</text:p>
          </table:table-cell>
          <table:table-cell table:formula="of:=LN([.M36])" office:value-type="float" office:value="3.66021476953004">
            <text:p>3.66</text:p>
          </table:table-cell>
          <table:table-cell table:formula="of:=LN([.N36])" office:value-type="float" office:value="3.43609691296824">
            <text:p>3.44</text:p>
          </table:table-cell>
          <table:table-cell table:formula="of:=LN([.O36])" office:value-type="float" office:value="3.22565876860503">
            <text:p>3.23</text:p>
          </table:table-cell>
          <table:table-cell table:formula="of:=LN([.P36])" office:value-type="float" office:value="3.06484220485584">
            <text:p>3.06</text:p>
          </table:table-cell>
          <table:table-cell table:formula="of:=LN([.Q36])" office:value-type="float" office:value="2.92080127049554">
            <text:p>2.92</text:p>
          </table:table-cell>
          <table:table-cell table:formula="of:=LN([.R36])" office:value-type="float" office:value="2.84952719367677">
            <text:p>2.85</text:p>
          </table:table-cell>
          <table:table-cell table:formula="of:=LN([.S36])" office:value-type="float" office:value="2.82506909302327">
            <text:p>2.83</text:p>
          </table:table-cell>
        </table:table-row>
        <table:table-row table:style-name="ro1">
          <table:table-cell/>
          <table:table-cell table:formula="of:=[.B37]" office:value-type="float" office:value="3">
            <text:p>3</text:p>
          </table:table-cell>
          <table:table-cell table:formula="of:=LN([.C37])" office:value-type="float" office:value="12.0323143193967">
            <text:p>12.03</text:p>
          </table:table-cell>
          <table:table-cell table:formula="of:=LN([.D37])" office:value-type="float" office:value="5.47101522205624">
            <text:p>5.47</text:p>
          </table:table-cell>
          <table:table-cell table:formula="of:=LN([.E37])" office:value-type="float" office:value="5.35064094750806">
            <text:p>5.35</text:p>
          </table:table-cell>
          <table:table-cell table:formula="of:=LN([.F37])" office:value-type="float" office:value="5.17096035883163">
            <text:p>5.17</text:p>
          </table:table-cell>
          <table:table-cell table:formula="of:=LN([.G37])" office:value-type="float" office:value="4.9208237092725">
            <text:p>4.92</text:p>
          </table:table-cell>
          <table:table-cell table:formula="of:=LN([.H37])" office:value-type="float" office:value="4.61504853405254">
            <text:p>4.62</text:p>
          </table:table-cell>
          <table:table-cell table:formula="of:=LN([.I37])" office:value-type="float" office:value="4.26715898576965">
            <text:p>4.27</text:p>
          </table:table-cell>
          <table:table-cell table:formula="of:=LN([.J37])" office:value-type="float" office:value="3.89636668232">
            <text:p>3.90</text:p>
          </table:table-cell>
          <table:table-cell table:formula="of:=LN([.K37])" office:value-type="float" office:value="3.50143087658217">
            <text:p>3.50</text:p>
          </table:table-cell>
          <table:table-cell table:formula="of:=LN([.L37])" office:value-type="float" office:value="3.11723239228946">
            <text:p>3.12</text:p>
          </table:table-cell>
          <table:table-cell table:formula="of:=LN([.M37])" office:value-type="float" office:value="2.74840104464827">
            <text:p>2.75</text:p>
          </table:table-cell>
          <table:table-cell table:number-columns-repeated="6"/>
        </table:table-row>
        <table:table-row table:style-name="ro1">
          <table:table-cell/>
          <table:table-cell table:formula="of:=[.B38]" office:value-type="float" office:value="4">
            <text:p>4</text:p>
          </table:table-cell>
          <table:table-cell table:formula="of:=LN([.C38])" office:value-type="float" office:value="12.0323143193967">
            <text:p>12.03</text:p>
          </table:table-cell>
          <table:table-cell table:formula="of:=LN([.D38])" office:value-type="float" office:value="5.45796854798424">
            <text:p>5.46</text:p>
          </table:table-cell>
          <table:table-cell table:formula="of:=LN([.E38])" office:value-type="float" office:value="5.29996121468903">
            <text:p>5.30</text:p>
          </table:table-cell>
          <table:table-cell table:formula="of:=LN([.F38])" office:value-type="float" office:value="5.05883950885308">
            <text:p>5.06</text:p>
          </table:table-cell>
          <table:table-cell table:formula="of:=LN([.G38])" office:value-type="float" office:value="4.72557937029552">
            <text:p>4.73</text:p>
          </table:table-cell>
          <table:table-cell table:formula="of:=LN([.H38])" office:value-type="float" office:value="4.31782112474859">
            <text:p>4.32</text:p>
          </table:table-cell>
          <table:table-cell table:formula="of:=LN([.I38])" office:value-type="float" office:value="3.86233179543883">
            <text:p>3.86</text:p>
          </table:table-cell>
          <table:table-cell table:formula="of:=LN([.J38])" office:value-type="float" office:value="3.35265783608526">
            <text:p>3.35</text:p>
          </table:table-cell>
          <table:table-cell table:formula="of:=LN([.K38])" office:value-type="float" office:value="2.8382559030763">
            <text:p>2.84</text:p>
          </table:table-cell>
          <table:table-cell table:number-columns-repeated="8"/>
        </table:table-row>
        <table:table-row table:style-name="ro1">
          <table:table-cell/>
          <table:table-cell table:formula="of:=[.B39]" office:value-type="float" office:value="5">
            <text:p>5</text:p>
          </table:table-cell>
          <table:table-cell table:formula="of:=LN([.C39])" office:value-type="float" office:value="12.0323143193967">
            <text:p>12.03</text:p>
          </table:table-cell>
          <table:table-cell table:formula="of:=LN([.D39])" office:value-type="float" office:value="5.44523486415667">
            <text:p>5.45</text:p>
          </table:table-cell>
          <table:table-cell table:formula="of:=LN([.E39])" office:value-type="float" office:value="5.24897558776724">
            <text:p>5.25</text:p>
          </table:table-cell>
          <table:table-cell table:formula="of:=LN([.F39])" office:value-type="float" office:value="4.94697652808286">
            <text:p>4.95</text:p>
          </table:table-cell>
          <table:table-cell table:formula="of:=LN([.G39])" office:value-type="float" office:value="4.53078656046085">
            <text:p>4.53</text:p>
          </table:table-cell>
          <table:table-cell table:formula="of:=LN([.H39])" office:value-type="float" office:value="4.02250084521966">
            <text:p>4.02</text:p>
          </table:table-cell>
          <table:table-cell table:formula="of:=LN([.I39])" office:value-type="float" office:value="3.44262974986649">
            <text:p>3.44</text:p>
          </table:table-cell>
          <table:table-cell table:formula="of:=LN([.J39])" office:value-type="float" office:value="2.8167012968581">
            <text:p>2.82</text:p>
          </table:table-cell>
          <table:table-cell table:number-columns-repeated="9"/>
        </table:table-row>
        <table:table-row table:style-name="ro1">
          <table:table-cell/>
          <table:table-cell table:formula="of:=[.B40]" office:value-type="float" office:value="6">
            <text:p>6</text:p>
          </table:table-cell>
          <table:table-cell table:formula="of:=LN([.C40])" office:value-type="float" office:value="12.0323143193967">
            <text:p>12.03</text:p>
          </table:table-cell>
          <table:table-cell table:formula="of:=LN([.D40])" office:value-type="float" office:value="5.43266673079254">
            <text:p>5.43</text:p>
          </table:table-cell>
          <table:table-cell table:formula="of:=LN([.E40])" office:value-type="float" office:value="5.19767746899706">
            <text:p>5.20</text:p>
          </table:table-cell>
          <table:table-cell table:formula="of:=LN([.F40])" office:value-type="float" office:value="4.83475709422155">
            <text:p>4.83</text:p>
          </table:table-cell>
          <table:table-cell table:formula="of:=LN([.G40])" office:value-type="float" office:value="4.33584917940611">
            <text:p>4.34</text:p>
          </table:table-cell>
          <table:table-cell table:formula="of:=LN([.H40])" office:value-type="float" office:value="3.72902089711153">
            <text:p>3.73</text:p>
          </table:table-cell>
          <table:table-cell table:formula="of:=LN([.I40])" office:value-type="float" office:value="3.03194269107969">
            <text:p>3.03</text:p>
          </table:table-cell>
          <table:table-cell table:number-columns-repeated="10"/>
        </table:table-row>
        <table:table-row table:style-name="ro1">
          <table:table-cell/>
          <table:table-cell table:formula="of:=[.B41]" office:value-type="float" office:value="7">
            <text:p>7</text:p>
          </table:table-cell>
          <table:table-cell table:formula="of:=LN([.C41])" office:value-type="float" office:value="12.0323143193967">
            <text:p>12.03</text:p>
          </table:table-cell>
          <table:table-cell table:formula="of:=LN([.D41])" office:value-type="float" office:value="5.41979268842952">
            <text:p>5.42</text:p>
          </table:table-cell>
          <table:table-cell table:formula="of:=LN([.E41])" office:value-type="float" office:value="5.14698446305761">
            <text:p>5.15</text:p>
          </table:table-cell>
          <table:table-cell table:formula="of:=LN([.F41])" office:value-type="float" office:value="4.72247737511414">
            <text:p>4.72</text:p>
          </table:table-cell>
          <table:table-cell table:formula="of:=LN([.G41])" office:value-type="float" office:value="4.14108119075836">
            <text:p>4.14</text:p>
          </table:table-cell>
          <table:table-cell table:formula="of:=LN([.H41])" office:value-type="float" office:value="3.42574884608021">
            <text:p>3.43</text:p>
          </table:table-cell>
          <table:table-cell table:formula="of:=LN([.I41])" office:value-type="float" office:value="2.62257872875968">
            <text:p>2.62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float" office:value="8">
            <text:p>8</text:p>
          </table:table-cell>
          <table:table-cell table:formula="of:=LN([.C42])" office:value-type="float" office:value="12.0323143193967">
            <text:p>12.03</text:p>
          </table:table-cell>
          <table:table-cell table:formula="of:=LN([.D42])" office:value-type="float" office:value="5.40694286633957">
            <text:p>5.41</text:p>
          </table:table-cell>
          <table:table-cell table:formula="of:=LN([.E42])" office:value-type="float" office:value="5.09554735795815">
            <text:p>5.10</text:p>
          </table:table-cell>
          <table:table-cell table:formula="of:=LN([.F42])" office:value-type="float" office:value="4.60941894720547">
            <text:p>4.61</text:p>
          </table:table-cell>
          <table:table-cell table:formula="of:=LN([.G42])" office:value-type="float" office:value="3.94591531706114">
            <text:p>3.95</text:p>
          </table:table-cell>
          <table:table-cell table:formula="of:=LN([.H42])" office:value-type="float" office:value="3.13850229581264">
            <text:p>3.14</text:p>
          </table:table-cell>
          <table:table-cell table:number-columns-repeated="11"/>
        </table:table-row>
        <table:table-row table:style-name="ro1">
          <table:table-cell/>
          <table:table-cell table:formula="of:=[.B43]" office:value-type="float" office:value="9">
            <text:p>9</text:p>
          </table:table-cell>
          <table:table-cell table:formula="of:=LN([.C43])" office:value-type="float" office:value="12.0323143193967">
            <text:p>12.03</text:p>
          </table:table-cell>
          <table:table-cell table:formula="of:=LN([.D43])" office:value-type="float" office:value="5.39411315569778">
            <text:p>5.39</text:p>
          </table:table-cell>
          <table:table-cell table:formula="of:=LN([.E43])" office:value-type="float" office:value="5.04463406326839">
            <text:p>5.04</text:p>
          </table:table-cell>
          <table:table-cell table:formula="of:=LN([.F43])" office:value-type="float" office:value="4.49666851985637">
            <text:p>4.50</text:p>
          </table:table-cell>
          <table:table-cell table:formula="of:=LN([.G43])" office:value-type="float" office:value="3.75320287399389">
            <text:p>3.75</text:p>
          </table:table-cell>
          <table:table-cell table:formula="of:=LN([.H43])" office:value-type="float" office:value="2.84003297857437">
            <text:p>2.84</text:p>
          </table:table-cell>
          <table:table-cell table:number-columns-repeated="11"/>
        </table:table-row>
        <table:table-row table:style-name="ro1">
          <table:table-cell/>
          <table:table-cell table:formula="of:=[.B44]" office:value-type="float" office:value="10">
            <text:p>10</text:p>
          </table:table-cell>
          <table:table-cell table:formula="of:=LN([.C44])" office:value-type="float" office:value="12.0323143193967">
            <text:p>12.03</text:p>
          </table:table-cell>
          <table:table-cell table:formula="of:=LN([.D44])" office:value-type="float" office:value="5.38140515632647">
            <text:p>5.38</text:p>
          </table:table-cell>
          <table:table-cell table:formula="of:=LN([.E44])" office:value-type="float" office:value="4.99385265005665">
            <text:p>4.99</text:p>
          </table:table-cell>
          <table:table-cell table:formula="of:=LN([.F44])" office:value-type="float" office:value="4.38508732099121">
            <text:p>4.39</text:p>
          </table:table-cell>
          <table:table-cell table:formula="of:=LN([.G44])" office:value-type="float" office:value="3.55511089050946">
            <text:p>3.56</text:p>
          </table:table-cell>
          <table:table-cell table:formula="of:=LN([.H44])" office:value-type="float" office:value="2.55681249666173">
            <text:p>2.5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utoff</text:p>
          </table:table-cell>
          <table:table-cell table:formula="of:=LN([.C34]/EXP(3))" office:value-type="float" office:value="9.03231431939671">
            <text:p>9.03</text:p>
          </table:table-cell>
          <table:table-cell table:formula="of:=LN([.D34]/EXP(3))" office:value-type="float" office:value="2.50918888354015">
            <text:p>2.51</text:p>
          </table:table-cell>
          <table:table-cell table:formula="of:=LN([.E34]/EXP(3))" office:value-type="float" office:value="2.50254990655837">
            <text:p>2.50</text:p>
          </table:table-cell>
          <table:table-cell table:formula="of:=LN([.F34]/EXP(3))" office:value-type="float" office:value="2.50818587306767">
            <text:p>2.51</text:p>
          </table:table-cell>
          <table:table-cell table:formula="of:=LN([.G34]/EXP(3))" office:value-type="float" office:value="2.50624331525718">
            <text:p>2.51</text:p>
          </table:table-cell>
          <table:table-cell table:formula="of:=LN([.H34]/EXP(3))" office:value-type="float" office:value="2.50632648795787">
            <text:p>2.51</text:p>
          </table:table-cell>
          <table:table-cell table:formula="of:=LN([.I34]/EXP(3))" office:value-type="float" office:value="2.50605237362741">
            <text:p>2.51</text:p>
          </table:table-cell>
          <table:table-cell table:formula="of:=LN([.J34]/EXP(3))" office:value-type="float" office:value="2.50529060013515">
            <text:p>2.51</text:p>
          </table:table-cell>
          <table:table-cell table:formula="of:=LN([.K34]/EXP(3))" office:value-type="float" office:value="2.50464341305125">
            <text:p>2.50</text:p>
          </table:table-cell>
          <table:table-cell table:formula="of:=LN([.L34]/EXP(3))" office:value-type="float" office:value="2.50533702372218">
            <text:p>2.51</text:p>
          </table:table-cell>
          <table:table-cell table:formula="of:=LN([.M34]/EXP(3))" office:value-type="float" office:value="2.50608864762494">
            <text:p>2.51</text:p>
          </table:table-cell>
          <table:table-cell table:formula="of:=LN([.N34]/EXP(3))" office:value-type="float" office:value="2.50607495871215">
            <text:p>2.51</text:p>
          </table:table-cell>
          <table:table-cell table:formula="of:=LN([.O34]/EXP(3))" office:value-type="float" office:value="2.50482413080138">
            <text:p>2.50</text:p>
          </table:table-cell>
          <table:table-cell table:formula="of:=LN([.P34]/EXP(3))" office:value-type="float" office:value="2.50646430873707">
            <text:p>2.51</text:p>
          </table:table-cell>
          <table:table-cell table:formula="of:=LN([.Q34]/EXP(3))" office:value-type="float" office:value="2.50501522574897">
            <text:p>2.51</text:p>
          </table:table-cell>
          <table:table-cell table:formula="of:=LN([.R34]/EXP(3))" office:value-type="float" office:value="2.50621488550162">
            <text:p>2.51</text:p>
          </table:table-cell>
          <table:table-cell table:formula="of:=LN([.S34]/EXP(3))" office:value-type="float" office:value="2.50712241103263">
            <text:p>2.51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</table:table-row>
        <table:table-row table:style-name="ro1">
          <table:table-cell/>
          <table:table-cell office:value-type="string">
            <text:p>alpha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0.3">
            <text:p>0.30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1.14">
            <text:p>1.14</text:p>
          </table:table-cell>
          <table:table-cell office:value-type="float" office:value="1.22">
            <text:p>1.22</text:p>
          </table:table-cell>
          <table:table-cell office:value-type="float" office:value="1.29">
            <text:p>1.29</text:p>
          </table:table-cell>
          <table:table-cell office:value-type="float" office:value="1.33">
            <text:p>1.33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/>
          <table:table-cell>
            <draw:frame table:end-cell-address="'theta0.4'.E78" table:end-x="13.25mm" table:end-y="2.95mm" draw:z-index="2" draw:style-name="gr1" svg:width="79.99mm" svg:height="69.98mm" svg:x="1mm" svg:y="1.01mm">
              <draw:object draw:notify-on-update-of-ranges="'theta0.4'.B1:'theta0.4'.B1 'theta0.4'.C30:'theta0.4'.S30 'theta0.4'.C29:'theta0.4'.S29 'theta0.4'.B32:'theta0.4'.B32 'theta0.4'.C61:'theta0.4'.S61 'theta0.4'.C60:'theta0.4'.S60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/>
          <table:table-cell>
            <draw:frame table:end-cell-address="'theta0.4'.N99" table:end-x="9.41mm" table:end-y="3.17mm" draw:z-index="1" draw:style-name="gr1" svg:width="218.01mm" svg:height="156.79mm" svg:x="17.21mm" svg:y="3.73mm">
              <draw:object draw:notify-on-update-of-ranges="'theta0.4'.D46:'theta0.4'.D46 'theta0.4'.D47:'theta0.4'.D57 'theta0.4'.B47:'theta0.4'.B57 'theta0.4'.E46:'theta0.4'.E46 'theta0.4'.E47:'theta0.4'.E57 'theta0.4'.B47:'theta0.4'.B57 'theta0.4'.F46:'theta0.4'.F46 'theta0.4'.F47:'theta0.4'.F57 'theta0.4'.B47:'theta0.4'.B57 'theta0.4'.G46:'theta0.4'.G46 'theta0.4'.G47:'theta0.4'.G57 'theta0.4'.B47:'theta0.4'.B57 'theta0.4'.H46:'theta0.4'.H46 'theta0.4'.H47:'theta0.4'.H57 'theta0.4'.B47:'theta0.4'.B57 'theta0.4'.I46:'theta0.4'.I46 'theta0.4'.I47:'theta0.4'.I57 'theta0.4'.B47:'theta0.4'.B57 'theta0.4'.J46:'theta0.4'.J46 'theta0.4'.J47:'theta0.4'.J57 'theta0.4'.B47:'theta0.4'.B57 'theta0.4'.K46:'theta0.4'.K46 'theta0.4'.K47:'theta0.4'.K57 'theta0.4'.B47:'theta0.4'.B57 'theta0.4'.L46:'theta0.4'.L46 'theta0.4'.L47:'theta0.4'.L57 'theta0.4'.B47:'theta0.4'.B57 'theta0.4'.M46:'theta0.4'.M46 'theta0.4'.M47:'theta0.4'.M57 'theta0.4'.B47:'theta0.4'.B57 'theta0.4'.N46:'theta0.4'.N46 'theta0.4'.N47:'theta0.4'.N57 'theta0.4'.B47:'theta0.4'.B57 'theta0.4'.O46:'theta0.4'.O46 'theta0.4'.O47:'theta0.4'.O57 'theta0.4'.B47:'theta0.4'.B57 'theta0.4'.P46:'theta0.4'.P46 'theta0.4'.P47:'theta0.4'.P57 'theta0.4'.B47:'theta0.4'.B57 'theta0.4'.Q46:'theta0.4'.Q46 'theta0.4'.Q47:'theta0.4'.Q57 'theta0.4'.B47:'theta0.4'.B57 'theta0.4'.R46:'theta0.4'.R46 'theta0.4'.R47:'theta0.4'.R57 'theta0.4'.B47:'theta0.4'.B57 'theta0.4'.S46:'theta0.4'.S46 'theta0.4'.S47:'theta0.4'.S57 'theta0.4'.B47:'theta0.4'.B5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5"/>
        </table:table-row>
      </table:table>
      <table:table table:name="Stuff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verage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Difference</text:p>
          </table:table-cell>
          <table:table-cell office:value-type="float" office:value="0.02">
            <text:p>0.02</text:p>
          </table:table-cell>
          <table:table-cell office:value-type="float" office:value="-0.05">
            <text:p>-0.05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8">
            <text:p>0.28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tuff.K30" table:end-x="7.34mm" table:end-y="2.42mm" draw:z-index="0" draw:style-name="gr1" svg:width="79.99mm" svg:height="69.99mm" svg:x="17.68mm" svg:y="0.47mm">
              <draw:object draw:notify-on-update-of-ranges="Stuff.A2:Stuff.A2 Stuff.B2:Stuff.G2 Stuff.B1:Stuff.G1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</table:table>
      <table:table table:name="Graphs" table:style-name="ta1" table:print="false">
        <table:table-column table:style-name="co1" table:number-columns-repeated="25" table:default-cell-style-name="Default"/>
        <table:table-row table:style-name="ro1">
          <table:table-cell>
            <draw:frame table:end-cell-address="Graphs.G27" table:end-x="20.98mm" table:end-y="3.99mm" draw:z-index="2" draw:style-name="gr1" svg:width="156.46mm" svg:height="114.55mm" svg:x="0mm" svg:y="0mm">
              <draw:object draw:notify-on-update-of-ranges="'theta0.2'.D91:'theta0.2'.D91 'theta0.2'.D92:'theta0.2'.D102 'theta0.2'.B92:'theta0.2'.B102 'theta0.2'.E91:'theta0.2'.E91 'theta0.2'.E92:'theta0.2'.E102 'theta0.2'.B92:'theta0.2'.B102 'theta0.2'.F91:'theta0.2'.F91 'theta0.2'.F92:'theta0.2'.F102 'theta0.2'.B92:'theta0.2'.B102 'theta0.2'.G91:'theta0.2'.G91 'theta0.2'.G92:'theta0.2'.G102 'theta0.2'.B92:'theta0.2'.B102 'theta0.2'.H91:'theta0.2'.H91 'theta0.2'.H92:'theta0.2'.H102 'theta0.2'.B92:'theta0.2'.B102 'theta0.2'.I91:'theta0.2'.I91 'theta0.2'.I92:'theta0.2'.I102 'theta0.2'.B92:'theta0.2'.B102 'theta0.2'.J91:'theta0.2'.J91 'theta0.2'.J92:'theta0.2'.J102 'theta0.2'.B92:'theta0.2'.B102 'theta0.2'.K91:'theta0.2'.K91 'theta0.2'.K92:'theta0.2'.K102 'theta0.2'.B92:'theta0.2'.B102 'theta0.2'.L91:'theta0.2'.L91 'theta0.2'.L92:'theta0.2'.L102 'theta0.2'.B92:'theta0.2'.B102 'theta0.2'.M91:'theta0.2'.M91 'theta0.2'.M92:'theta0.2'.M102 'theta0.2'.B92:'theta0.2'.B102 'theta0.2'.N91:'theta0.2'.N91 'theta0.2'.N92:'theta0.2'.N102 'theta0.2'.B92:'theta0.2'.B102 'theta0.2'.O91:'theta0.2'.O91 'theta0.2'.O92:'theta0.2'.O102 'theta0.2'.B92:'theta0.2'.B102 'theta0.2'.P91:'theta0.2'.P91 'theta0.2'.P92:'theta0.2'.P102 'theta0.2'.B92:'theta0.2'.B102 'theta0.2'.Q91:'theta0.2'.Q91 'theta0.2'.Q92:'theta0.2'.Q102 'theta0.2'.B92:'theta0.2'.B102 'theta0.2'.R91:'theta0.2'.R91 'theta0.2'.R92:'theta0.2'.R102 'theta0.2'.B92:'theta0.2'.B102 'theta0.2'.S91:'theta0.2'.S91 'theta0.2'.S92:'theta0.2'.S102 'theta0.2'.B92:'theta0.2'.B1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sqrt2</text:p>
          </table:table-cell>
          <table:table-cell table:formula="of:=SQRT(2)" office:value-type="float" office:value="1.4142135623731">
            <text:p>1.41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pi</text:p>
          </table:table-cell>
          <table:table-cell table:formula="of:=PI()" office:value-type="float" office:value="3.14159265358979">
            <text:p>3.14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a0</text:p>
          </table:table-cell>
          <table:table-cell table:formula="of:=392.42/100" office:value-type="float" office:value="3.9242">
            <text:p>3.92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k</text:p>
          </table:table-cell>
          <table:table-cell table:style-name="ce2" table:formula="of:=[.J2]*[.J3]/[.J4]" office:value-type="float" office:value="1.13217545949706">
            <text:p>1.132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/>
          <table:table-cell table:style-name="ce2" table:formula="of:=[.I7]*[.$J$5]/16" office:value-type="float" office:value="0">
            <text:p>0.000</text:p>
          </table:table-cell>
          <table:table-cell table:style-name="ce2" table:formula="of:=[.J7]*[.$J$5]/16" office:value-type="float" office:value="0.0707609662185663">
            <text:p>0.071</text:p>
          </table:table-cell>
          <table:table-cell table:style-name="ce2" table:formula="of:=[.K7]*[.$J$5]/16" office:value-type="float" office:value="0.141521932437133">
            <text:p>0.142</text:p>
          </table:table-cell>
          <table:table-cell table:style-name="ce2" table:formula="of:=[.L7]*[.$J$5]/16" office:value-type="float" office:value="0.212282898655699">
            <text:p>0.212</text:p>
          </table:table-cell>
          <table:table-cell table:style-name="ce2" table:formula="of:=[.M7]*[.$J$5]/16" office:value-type="float" office:value="0.283043864874265">
            <text:p>0.283</text:p>
          </table:table-cell>
          <table:table-cell table:style-name="ce2" table:formula="of:=[.N7]*[.$J$5]/16" office:value-type="float" office:value="0.353804831092831">
            <text:p>0.354</text:p>
          </table:table-cell>
          <table:table-cell table:style-name="ce2" table:formula="of:=[.O7]*[.$J$5]/16" office:value-type="float" office:value="0.424565797311398">
            <text:p>0.425</text:p>
          </table:table-cell>
          <table:table-cell table:style-name="ce2" table:formula="of:=[.P7]*[.$J$5]/16" office:value-type="float" office:value="0.495326763529964">
            <text:p>0.495</text:p>
          </table:table-cell>
          <table:table-cell table:style-name="ce2" table:formula="of:=[.Q7]*[.$J$5]/16" office:value-type="float" office:value="0.56608772974853">
            <text:p>0.566</text:p>
          </table:table-cell>
          <table:table-cell table:style-name="ce2" table:formula="of:=[.R7]*[.$J$5]/16" office:value-type="float" office:value="0.636848695967097">
            <text:p>0.637</text:p>
          </table:table-cell>
          <table:table-cell table:style-name="ce2" table:formula="of:=[.S7]*[.$J$5]/16" office:value-type="float" office:value="0.707609662185663">
            <text:p>0.708</text:p>
          </table:table-cell>
          <table:table-cell table:style-name="ce2" table:formula="of:=[.T7]*[.$J$5]/16" office:value-type="float" office:value="0.778370628404229">
            <text:p>0.778</text:p>
          </table:table-cell>
          <table:table-cell table:style-name="ce2" table:formula="of:=[.U7]*[.$J$5]/16" office:value-type="float" office:value="0.849131594622796">
            <text:p>0.849</text:p>
          </table:table-cell>
          <table:table-cell table:style-name="ce2" table:formula="of:=[.V7]*[.$J$5]/16" office:value-type="float" office:value="0.919892560841362">
            <text:p>0.920</text:p>
          </table:table-cell>
          <table:table-cell table:style-name="ce2" table:formula="of:=[.W7]*[.$J$5]/16" office:value-type="float" office:value="0.990653527059928">
            <text:p>0.991</text:p>
          </table:table-cell>
          <table:table-cell table:style-name="ce2" table:formula="of:=[.X7]*[.$J$5]/16" office:value-type="float" office:value="1.06141449327849">
            <text:p>1.061</text:p>
          </table:table-cell>
          <table:table-cell table:style-name="ce2" table:formula="of:=[.Y7]*[.$J$5]/16" office:value-type="float" office:value="1.13217545949706">
            <text:p>1.132</text:p>
          </table:table-cell>
        </table:table-row>
        <table:table-row table:style-name="ro1" table:number-rows-repeated="18">
          <table:table-cell table:number-columns-repeated="25"/>
        </table:table-row>
        <table:table-row table:style-name="ro1">
          <table:table-cell>
            <draw:frame table:end-cell-address="Graphs.G54" table:end-x="21.78mm" table:end-y="1.31mm" draw:z-index="0" draw:style-name="gr1" svg:width="157.26mm" svg:height="114.56mm" svg:x="0mm" svg:y="1.58mm">
              <draw:object draw:notify-on-update-of-ranges="'theta0.2'.D14:'theta0.2'.D14 'theta0.2'.D15:'theta0.2'.D25 'theta0.2'.B15:'theta0.2'.B25 'theta0.2'.E14:'theta0.2'.E14 'theta0.2'.E15:'theta0.2'.E25 'theta0.2'.B15:'theta0.2'.B25 'theta0.2'.F14:'theta0.2'.F14 'theta0.2'.F15:'theta0.2'.F25 'theta0.2'.B15:'theta0.2'.B25 'theta0.2'.G14:'theta0.2'.G14 'theta0.2'.G15:'theta0.2'.G25 'theta0.2'.B15:'theta0.2'.B25 'theta0.2'.H14:'theta0.2'.H14 'theta0.2'.H15:'theta0.2'.H25 'theta0.2'.B15:'theta0.2'.B25 'theta0.2'.I14:'theta0.2'.I14 'theta0.2'.I15:'theta0.2'.I25 'theta0.2'.B15:'theta0.2'.B25 'theta0.2'.J14:'theta0.2'.J14 'theta0.2'.J15:'theta0.2'.J25 'theta0.2'.B15:'theta0.2'.B25 'theta0.2'.K14:'theta0.2'.K14 'theta0.2'.K15:'theta0.2'.K25 'theta0.2'.B15:'theta0.2'.B25 'theta0.2'.L14:'theta0.2'.L14 'theta0.2'.L15:'theta0.2'.L25 'theta0.2'.B15:'theta0.2'.B25 'theta0.2'.M14:'theta0.2'.M14 'theta0.2'.M15:'theta0.2'.M25 'theta0.2'.B15:'theta0.2'.B25 'theta0.2'.N14:'theta0.2'.N14 'theta0.2'.N15:'theta0.2'.N25 'theta0.2'.B15:'theta0.2'.B25 'theta0.2'.O14:'theta0.2'.O14 'theta0.2'.O15:'theta0.2'.O25 'theta0.2'.B15:'theta0.2'.B25 'theta0.2'.P14:'theta0.2'.P14 'theta0.2'.P15:'theta0.2'.P25 'theta0.2'.B15:'theta0.2'.B25 'theta0.2'.Q14:'theta0.2'.Q14 'theta0.2'.Q15:'theta0.2'.Q25 'theta0.2'.B15:'theta0.2'.B25 'theta0.2'.R14:'theta0.2'.R14 'theta0.2'.R15:'theta0.2'.R25 'theta0.2'.B15:'theta0.2'.B25 'theta0.2'.S14:'theta0.2'.S14 'theta0.2'.S15:'theta0.2'.S25 'theta0.2'.B15:'theta0.2'.B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2">
          <table:table-cell table:number-columns-repeated="25"/>
        </table:table-row>
        <table:table-row table:style-name="ro1">
          <table:table-cell table:number-columns-repeated="6"/>
          <table:table-cell>
            <draw:frame table:end-cell-address="Graphs.N102" table:end-x="21.24mm" table:end-y="0.21mm" draw:z-index="3" draw:style-name="gr1" svg:width="157.26mm" svg:height="220.81mm" svg:x="22.05mm" svg:y="0.53mm">
              <draw:object draw:notify-on-update-of-ranges="'theta0.4'.B1:'theta0.4'.B1 'theta0.4'.C30:'theta0.4'.S30 'theta0.4'.C29:'theta0.4'.S29 'theta0.3'.B1:'theta0.3'.B1 'theta0.3'.C30:'theta0.3'.S30 'theta0.2'.C29:'theta0.2'.S29 'theta0.2'.B1:'theta0.2'.B1 'theta0.2'.C30:'theta0.2'.S30 'theta0.2'.C29:'theta0.2'.S29 'theta0.1'.B73:'theta0.1'.B73 'theta0.1'.C102:'theta0.1'.S102 'theta0.1'.C101:'theta0.1'.S101 'theta0.05'.B1:'theta0.05'.B1 'theta0.05'.C30:'theta0.05'.S30 'theta0.05'.C29:'theta0.05'.S2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Graphs.G104" table:end-x="21.78mm" table:end-y="2.11mm" draw:z-index="1" draw:style-name="gr1" svg:width="157.26mm" svg:height="220.81mm" svg:x="0mm" svg:y="2.44mm">
              <draw:object draw:notify-on-update-of-ranges="'theta0.4'.B1:'theta0.4'.B1 'theta0.4'.C30:'theta0.4'.S30 Graphs.I8:Graphs.Y8 'theta0.3'.B1:'theta0.3'.B1 'theta0.3'.C30:'theta0.3'.S30 Graphs.I8:Graphs.Y8 'theta0.2'.B1:'theta0.2'.B1 'theta0.2'.C30:'theta0.2'.S30 Graphs.I8:Graphs.Y8 'theta0.1'.B73:'theta0.1'.B73 'theta0.1'.C102:'theta0.1'.S102 Graphs.I8:Graphs.Y8 'theta0.05'.B1:'theta0.05'.B1 'theta0.05'.C30:'theta0.05'.S30 Graphs.I8:Graphs.Y8 'theta0.3'.B32:'theta0.3'.B32 'theta0.3'.C61:'theta0.3'.S61 Graphs.I8:Graphs.Y8 'theta0.2'.B77:'theta0.2'.B77 'theta0.2'.C107:'theta0.2'.S107 Graphs.I8:Graphs.Y8 'theta0.1'.B1:'theta0.1'.B1 'theta0.1'.C30:'theta0.1'.S30 Graphs.I8:Graphs.Y8 'theta0.05'.B32:'theta0.05'.B32 'theta0.05'.C61:'theta0.05'.S61 Graphs.I8:Graphs.Y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51">
          <table:table-cell table:number-columns-repeated="25"/>
        </table:table-row>
        <table:table-row table:style-name="ro1">
          <table:table-cell>
            <draw:frame table:end-cell-address="Graphs.G156" table:end-x="21.78mm" table:end-y="3.12mm" draw:z-index="4" draw:style-name="gr1" svg:width="157.26mm" svg:height="220.81mm" svg:x="0mm" svg:y="3.45mm">
              <draw:object draw:notify-on-update-of-ranges="'theta0.3'.B32:'theta0.3'.B32 'theta0.3'.C61:'theta0.3'.S61 'theta0.2'.C29:'theta0.2'.S29 'theta0.2'.B77:'theta0.2'.B77 'theta0.2'.C107:'theta0.2'.S107 'theta0.2'.C106:'theta0.2'.S106 'theta0.1'.B1:'theta0.1'.B1 'theta0.1'.C30:'theta0.1'.S30 'theta0.1'.C29:'theta0.1'.S29 'theta0.05'.B32:'theta0.05'.B32 'theta0.05'.C61:'theta0.05'.S61 'theta0.05'.C60:'theta0.05'.S6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2/18/2009</text:date>, <text:time>13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8T13:27:53</dc:date>
    <dc:creator>Arthur Gordon-Wright</dc:creator>
    <meta:generator>OpenOffice.org/3.1$Unix OpenOffice.org_project/310m19$Build-9420</meta:generator>
    <meta:editing-duration>PT06H19M39S</meta:editing-duration>
    <meta:editing-cycles>12</meta:editing-cycles>
    <meta:printed-by>Arthur Gordon-Wright</meta:printed-by>
    <meta:print-date>2009-12-16T13:02:20</meta:print-date>
    <meta:document-statistic meta:table-count="8" meta:cell-count="5151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svg:stroke-width="0cm" svg:stroke-color="#579d1c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svg:stroke-width="0cm" svg:stroke-color="#83caff"/>
    </style:style>
    <style:style style:name="ch18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9" style:family="chart">
      <style:graphic-properties svg:stroke-width="0cm" svg:stroke-color="#314004"/>
    </style:style>
    <style:style style:name="ch20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1" style:family="chart">
      <style:graphic-properties svg:stroke-width="0cm" svg:stroke-color="#aecf00"/>
    </style:style>
    <style:style style:name="ch22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3" style:family="chart">
      <style:graphic-properties svg:stroke-width="0cm" svg:stroke-color="#4b1f6f"/>
    </style:style>
    <style:style style:name="ch24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5" style:family="chart">
      <style:graphic-properties svg:stroke-width="0cm" svg:stroke-color="#ff950e"/>
    </style:style>
    <style:style style:name="ch26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7" style:family="chart">
      <style:graphic-properties svg:stroke-width="0cm" svg:stroke-color="#c5000b"/>
    </style:style>
    <style:style style:name="ch28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29" style:family="chart">
      <style:graphic-properties svg:stroke-width="0cm" svg:stroke-color="#0084d1"/>
    </style:style>
    <style:style style:name="ch30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1" style:family="chart">
      <style:graphic-properties svg:stroke-width="0cm" svg:stroke-color="#004586"/>
    </style:style>
    <style:style style:name="ch32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4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draw:stroke="none" svg:stroke-color="#b3b3b3" draw:fill="solid" draw:fill-color="#cccccc"/>
    </style:style>
  </office:automatic-styles>
  <office:body>
    <office:chart>
      <chart:chart svg:width="19.975cm" svg:height="18.338cm" chart:class="chart:scatter" chart:column-mapping="1 2 3 4 5 6 7 8 9 10 11 12 13 14 15" chart:style-name="ch1">
        <chart:legend chart:legend-position="end" svg:x="15.592cm" svg:y="3.075cm" chart:style-name="ch2"/>
        <chart:plot-area chart:style-name="ch3" table:cell-range-address="'theta0.2'.B15:'theta0.2'.B25 'theta0.2'.D14:'theta0.2'.S25" chart:data-source-has-labels="row" svg:x="0.597cm" svg:y="0.366cm" svg:width="14.597cm" svg:height="17.075cm">
          <chart:axis chart:dimension="x" chart:name="primary-x" chart:style-name="ch4">
            <chart:title svg:x="7.4cm" svg:y="17.235cm" chart:style-name="ch5">
              <text:p>Time steps</text:p>
            </chart:title>
          </chart:axis>
          <chart:axis chart:dimension="y" chart:name="primary-y" chart:style-name="ch4">
            <chart:title svg:x="0.4cm" svg:y="9.094cm" chart:style-name="ch6">
              <text:p>ln(ISF)</text:p>
            </chart:title>
            <chart:grid chart:style-name="ch7" chart:class="major"/>
          </chart:axis>
          <chart:series chart:style-name="ch8" chart:values-cell-range-address="'theta0.2'.D15:'theta0.2'.D25" chart:label-cell-address="'theta0.2'.D14:'theta0.2'.D14" chart:class="chart:scatter">
            <chart:domain table:cell-range-address="'theta0.2'.B15:'theta0.2'.B25"/>
            <chart:regression-curve chart:style-name="ch9">
              <chart:equation svg:x="7.997cm" svg:y="0.577cm"/>
            </chart:regression-curve>
            <chart:data-point chart:repeated="11"/>
          </chart:series>
          <chart:series chart:style-name="ch10" chart:values-cell-range-address="'theta0.2'.E15:'theta0.2'.E25" chart:label-cell-address="'theta0.2'.E14:'theta0.2'.E14" chart:class="chart:scatter">
            <chart:regression-curve chart:style-name="ch11">
              <chart:equation svg:x="7.996cm" svg:y="1.086cm"/>
            </chart:regression-curve>
            <chart:data-point chart:repeated="11"/>
          </chart:series>
          <chart:series chart:style-name="ch12" chart:values-cell-range-address="'theta0.2'.F15:'theta0.2'.F25" chart:label-cell-address="'theta0.2'.F14:'theta0.2'.F14" chart:class="chart:scatter">
            <chart:regression-curve chart:style-name="ch13">
              <chart:equation svg:x="8.049cm" svg:y="1.711cm"/>
            </chart:regression-curve>
            <chart:data-point chart:repeated="11"/>
          </chart:series>
          <chart:series chart:style-name="ch14" chart:values-cell-range-address="'theta0.2'.G15:'theta0.2'.G25" chart:label-cell-address="'theta0.2'.G14:'theta0.2'.G14" chart:class="chart:scatter">
            <chart:regression-curve chart:style-name="ch15">
              <chart:equation svg:x="8.13cm" svg:y="2.223cm"/>
            </chart:regression-curve>
            <chart:data-point chart:repeated="11"/>
          </chart:series>
          <chart:series chart:style-name="ch16" chart:values-cell-range-address="'theta0.2'.H15:'theta0.2'.H25" chart:label-cell-address="'theta0.2'.H14:'theta0.2'.H14" chart:class="chart:scatter">
            <chart:regression-curve chart:style-name="ch17">
              <chart:equation svg:x="8.103cm" svg:y="2.886cm"/>
            </chart:regression-curve>
            <chart:data-point chart:repeated="11"/>
          </chart:series>
          <chart:series chart:style-name="ch18" chart:values-cell-range-address="'theta0.2'.I15:'theta0.2'.I25" chart:label-cell-address="'theta0.2'.I14:'theta0.2'.I14" chart:class="chart:scatter">
            <chart:regression-curve chart:style-name="ch19">
              <chart:equation svg:x="7.969cm" svg:y="3.426cm"/>
            </chart:regression-curve>
            <chart:data-point chart:repeated="11"/>
          </chart:series>
          <chart:series chart:style-name="ch20" chart:values-cell-range-address="'theta0.2'.J15:'theta0.2'.J25" chart:label-cell-address="'theta0.2'.J14:'theta0.2'.J14" chart:class="chart:scatter">
            <chart:regression-curve chart:style-name="ch21">
              <chart:equation svg:x="7.809cm" svg:y="4.067cm"/>
            </chart:regression-curve>
            <chart:data-point chart:repeated="11"/>
          </chart:series>
          <chart:series chart:style-name="ch22" chart:values-cell-range-address="'theta0.2'.K15:'theta0.2'.K25" chart:label-cell-address="'theta0.2'.K14:'theta0.2'.K14" chart:class="chart:scatter">
            <chart:regression-curve chart:style-name="ch23">
              <chart:equation svg:x="7.996cm" svg:y="4.786cm"/>
            </chart:regression-curve>
            <chart:data-point chart:repeated="11"/>
          </chart:series>
          <chart:series chart:style-name="ch24" chart:values-cell-range-address="'theta0.2'.L15:'theta0.2'.L25" chart:label-cell-address="'theta0.2'.L14:'theta0.2'.L14" chart:class="chart:scatter">
            <chart:regression-curve chart:style-name="ch25">
              <chart:equation svg:x="11.647cm" svg:y="0.694cm"/>
            </chart:regression-curve>
            <chart:data-point chart:repeated="11"/>
          </chart:series>
          <chart:series chart:style-name="ch26" chart:values-cell-range-address="'theta0.2'.M15:'theta0.2'.M25" chart:label-cell-address="'theta0.2'.M14:'theta0.2'.M14" chart:class="chart:scatter">
            <chart:regression-curve chart:style-name="ch27">
              <chart:equation svg:x="11.621cm" svg:y="1.299cm"/>
            </chart:regression-curve>
            <chart:data-point chart:repeated="11"/>
          </chart:series>
          <chart:series chart:style-name="ch28" chart:values-cell-range-address="'theta0.2'.N15:'theta0.2'.N25" chart:label-cell-address="'theta0.2'.N14:'theta0.2'.N14" chart:class="chart:scatter">
            <chart:regression-curve chart:style-name="ch29">
              <chart:equation svg:x="11.836cm" svg:y="1.907cm"/>
            </chart:regression-curve>
            <chart:data-point chart:repeated="11"/>
          </chart:series>
          <chart:series chart:style-name="ch30" chart:values-cell-range-address="'theta0.2'.O15:'theta0.2'.O25" chart:label-cell-address="'theta0.2'.O14:'theta0.2'.O14" chart:class="chart:scatter">
            <chart:regression-curve chart:style-name="ch31">
              <chart:equation svg:x="11.808cm" svg:y="2.454cm"/>
            </chart:regression-curve>
            <chart:data-point chart:repeated="11"/>
          </chart:series>
          <chart:series chart:style-name="ch32" chart:values-cell-range-address="'theta0.2'.P15:'theta0.2'.P25" chart:label-cell-address="'theta0.2'.P14:'theta0.2'.P14" chart:class="chart:scatter">
            <chart:regression-curve chart:style-name="ch9">
              <chart:equation svg:x="11.702cm" svg:y="3.067cm"/>
            </chart:regression-curve>
            <chart:data-point chart:repeated="11"/>
          </chart:series>
          <chart:series chart:style-name="ch33" chart:values-cell-range-address="'theta0.2'.Q15:'theta0.2'.Q25" chart:label-cell-address="'theta0.2'.Q14:'theta0.2'.Q14" chart:class="chart:scatter">
            <chart:regression-curve chart:style-name="ch11">
              <chart:equation svg:x="11.809cm" svg:y="3.572cm"/>
            </chart:regression-curve>
            <chart:data-point chart:repeated="11"/>
          </chart:series>
          <chart:series chart:style-name="ch34" chart:values-cell-range-address="'theta0.2'.R15:'theta0.2'.R25" chart:label-cell-address="'theta0.2'.R14:'theta0.2'.R14" chart:class="chart:scatter">
            <chart:regression-curve chart:style-name="ch13">
              <chart:equation svg:x="11.863cm" svg:y="4.11cm"/>
            </chart:regression-curve>
            <chart:data-point chart:repeated="11"/>
          </chart:series>
          <chart:series chart:style-name="ch35" chart:values-cell-range-address="'theta0.2'.S15:'theta0.2'.S25" chart:label-cell-address="'theta0.2'.S14:'theta0.2'.S14" chart:class="chart:scatter">
            <chart:regression-curve chart:style-name="ch15">
              <chart:equation svg:x="11.406cm" svg:y="4.657cm"/>
            </chart:regression-curve>
            <chart:data-point chart:repeated="1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2'.D14:'theta0.2'.D14">k1</text:p>
              </table:table-cell>
              <table:table-cell office:value-type="string">
                <text:p text:id="'theta0.2'.E14:'theta0.2'.E14">k2</text:p>
              </table:table-cell>
              <table:table-cell office:value-type="string">
                <text:p text:id="'theta0.2'.F14:'theta0.2'.F14">k3</text:p>
              </table:table-cell>
              <table:table-cell office:value-type="string">
                <text:p text:id="'theta0.2'.G14:'theta0.2'.G14">k4</text:p>
              </table:table-cell>
              <table:table-cell office:value-type="string">
                <text:p text:id="'theta0.2'.H14:'theta0.2'.H14">k5</text:p>
              </table:table-cell>
              <table:table-cell office:value-type="string">
                <text:p text:id="'theta0.2'.I14:'theta0.2'.I14">k6</text:p>
              </table:table-cell>
              <table:table-cell office:value-type="string">
                <text:p text:id="'theta0.2'.J14:'theta0.2'.J14">k7</text:p>
              </table:table-cell>
              <table:table-cell office:value-type="string">
                <text:p text:id="'theta0.2'.K14:'theta0.2'.K14">k8</text:p>
              </table:table-cell>
              <table:table-cell office:value-type="string">
                <text:p text:id="'theta0.2'.L14:'theta0.2'.L14">k9</text:p>
              </table:table-cell>
              <table:table-cell office:value-type="string">
                <text:p text:id="'theta0.2'.M14:'theta0.2'.M14">k10</text:p>
              </table:table-cell>
              <table:table-cell office:value-type="string">
                <text:p text:id="'theta0.2'.N14:'theta0.2'.N14">k11</text:p>
              </table:table-cell>
              <table:table-cell office:value-type="string">
                <text:p text:id="'theta0.2'.O14:'theta0.2'.O14">k12</text:p>
              </table:table-cell>
              <table:table-cell office:value-type="string">
                <text:p text:id="'theta0.2'.P14:'theta0.2'.P14">k13</text:p>
              </table:table-cell>
              <table:table-cell office:value-type="string">
                <text:p text:id="'theta0.2'.Q14:'theta0.2'.Q14">k14</text:p>
              </table:table-cell>
              <table:table-cell office:value-type="string">
                <text:p text:id="'theta0.2'.R14:'theta0.2'.R14">k15</text:p>
              </table:table-cell>
              <table:table-cell office:value-type="string">
                <text:p text:id="'theta0.2'.S14:'theta0.2'.S14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2'.B15:'theta0.2'.B25">0</text:p>
              </table:table-cell>
              <table:table-cell office:value-type="float" office:value="4.82686997557974">
                <text:p text:id="'theta0.2'.D15:'theta0.2'.D25">4.82686997557974</text:p>
              </table:table-cell>
              <table:table-cell office:value-type="float" office:value="4.82974503251045">
                <text:p text:id="'theta0.2'.E15:'theta0.2'.E25">4.82974503251045</text:p>
              </table:table-cell>
              <table:table-cell office:value-type="float" office:value="4.84747984833949">
                <text:p text:id="'theta0.2'.F15:'theta0.2'.F25">4.84747984833949</text:p>
              </table:table-cell>
              <table:table-cell office:value-type="float" office:value="4.86827386932575">
                <text:p text:id="'theta0.2'.G15:'theta0.2'.G25">4.86827386932575</text:p>
              </table:table-cell>
              <table:table-cell office:value-type="float" office:value="4.89048535954335">
                <text:p text:id="'theta0.2'.H15:'theta0.2'.H25">4.89048535954335</text:p>
              </table:table-cell>
              <table:table-cell office:value-type="float" office:value="4.92230916228607">
                <text:p text:id="'theta0.2'.I15:'theta0.2'.I25">4.92230916228607</text:p>
              </table:table-cell>
              <table:table-cell office:value-type="float" office:value="4.95351177376517">
                <text:p text:id="'theta0.2'.J15:'theta0.2'.J25">4.95351177376517</text:p>
              </table:table-cell>
              <table:table-cell office:value-type="float" office:value="4.99057971881143">
                <text:p text:id="'theta0.2'.K15:'theta0.2'.K25">4.99057971881143</text:p>
              </table:table-cell>
              <table:table-cell office:value-type="float" office:value="5.02765326351531">
                <text:p text:id="'theta0.2'.L15:'theta0.2'.L25">5.02765326351531</text:p>
              </table:table-cell>
              <table:table-cell office:value-type="float" office:value="5.06360401750178">
                <text:p text:id="'theta0.2'.M15:'theta0.2'.M25">5.06360401750178</text:p>
              </table:table-cell>
              <table:table-cell office:value-type="float" office:value="5.10008993942899">
                <text:p text:id="'theta0.2'.N15:'theta0.2'.N25">5.10008993942899</text:p>
              </table:table-cell>
              <table:table-cell office:value-type="float" office:value="5.13044430570632">
                <text:p text:id="'theta0.2'.O15:'theta0.2'.O25">5.13044430570632</text:p>
              </table:table-cell>
              <table:table-cell office:value-type="float" office:value="5.15885269248428">
                <text:p text:id="'theta0.2'.P15:'theta0.2'.P25">5.15885269248428</text:p>
              </table:table-cell>
              <table:table-cell office:value-type="float" office:value="5.17910823324762">
                <text:p text:id="'theta0.2'.Q15:'theta0.2'.Q25">5.17910823324762</text:p>
              </table:table-cell>
              <table:table-cell office:value-type="float" office:value="5.18895529979749">
                <text:p text:id="'theta0.2'.R15:'theta0.2'.R25">5.18895529979749</text:p>
              </table:table-cell>
              <table:table-cell office:value-type="float" office:value="5.19443048677751">
                <text:p text:id="'theta0.2'.S15:'theta0.2'.S25">5.194430486777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1141796420874">
                <text:p>4.81141796420874</text:p>
              </table:table-cell>
              <table:table-cell office:value-type="float" office:value="4.76834477049714">
                <text:p>4.76834477049714</text:p>
              </table:table-cell>
              <table:table-cell office:value-type="float" office:value="4.71279154401471">
                <text:p>4.71279154401471</text:p>
              </table:table-cell>
              <table:table-cell office:value-type="float" office:value="4.6397358504254">
                <text:p>4.6397358504254</text:p>
              </table:table-cell>
              <table:table-cell office:value-type="float" office:value="4.55171117971757">
                <text:p>4.55171117971757</text:p>
              </table:table-cell>
              <table:table-cell office:value-type="float" office:value="4.46716709592495">
                <text:p>4.46716709592495</text:p>
              </table:table-cell>
              <table:table-cell office:value-type="float" office:value="4.37508673417473">
                <text:p>4.37508673417473</text:p>
              </table:table-cell>
              <table:table-cell office:value-type="float" office:value="4.30029447985452">
                <text:p>4.30029447985452</text:p>
              </table:table-cell>
              <table:table-cell office:value-type="float" office:value="4.23296832087996">
                <text:p>4.23296832087996</text:p>
              </table:table-cell>
              <table:table-cell office:value-type="float" office:value="4.17824259778996">
                <text:p>4.17824259778996</text:p>
              </table:table-cell>
              <table:table-cell office:value-type="float" office:value="4.14096618633104">
                <text:p>4.14096618633104</text:p>
              </table:table-cell>
              <table:table-cell office:value-type="float" office:value="4.10717457120221">
                <text:p>4.10717457120221</text:p>
              </table:table-cell>
              <table:table-cell office:value-type="float" office:value="4.08998758436401">
                <text:p>4.08998758436401</text:p>
              </table:table-cell>
              <table:table-cell office:value-type="float" office:value="4.07925951960388">
                <text:p>4.07925951960388</text:p>
              </table:table-cell>
              <table:table-cell office:value-type="float" office:value="4.07069135093366">
                <text:p>4.07069135093366</text:p>
              </table:table-cell>
              <table:table-cell office:value-type="float" office:value="4.07232370647533">
                <text:p>4.07232370647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79580294221412">
                <text:p>4.79580294221412</text:p>
              </table:table-cell>
              <table:table-cell office:value-type="float" office:value="4.70658297963515">
                <text:p>4.70658297963515</text:p>
              </table:table-cell>
              <table:table-cell office:value-type="float" office:value="4.57885803765741">
                <text:p>4.57885803765741</text:p>
              </table:table-cell>
              <table:table-cell office:value-type="float" office:value="4.4118318871266">
                <text:p>4.4118318871266</text:p>
              </table:table-cell>
              <table:table-cell office:value-type="float" office:value="4.2140320055647">
                <text:p>4.2140320055647</text:p>
              </table:table-cell>
              <table:table-cell office:value-type="float" office:value="4.01249872989594">
                <text:p>4.01249872989594</text:p>
              </table:table-cell>
              <table:table-cell office:value-type="float" office:value="3.80311308697522">
                <text:p>3.80311308697522</text:p>
              </table:table-cell>
              <table:table-cell office:value-type="float" office:value="3.61526466801628">
                <text:p>3.61526466801628</text:p>
              </table:table-cell>
              <table:table-cell office:value-type="float" office:value="3.44233420661811">
                <text:p>3.44233420661811</text:p>
              </table:table-cell>
              <table:table-cell office:value-type="float" office:value="3.30222824938139">
                <text:p>3.30222824938139</text:p>
              </table:table-cell>
              <table:table-cell office:value-type="float" office:value="3.18913017717213">
                <text:p>3.18913017717213</text:p>
              </table:table-cell>
              <table:table-cell office:value-type="float" office:value="3.09593908164596">
                <text:p>3.09593908164596</text:p>
              </table:table-cell>
              <table:table-cell office:value-type="float" office:value="3.03748679313756">
                <text:p>3.03748679313756</text:p>
              </table:table-cell>
              <table:table-cell office:value-type="float" office:value="2.99465118939304">
                <text:p>2.99465118939304</text:p>
              </table:table-cell>
              <table:table-cell office:value-type="float" office:value="2.97418171952355">
                <text:p>2.97418171952355</text:p>
              </table:table-cell>
              <table:table-cell office:value-type="float" office:value="2.97521574148843">
                <text:p>2.97521574148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78002913331578">
                <text:p>4.78002913331578</text:p>
              </table:table-cell>
              <table:table-cell office:value-type="float" office:value="4.64490153797394">
                <text:p>4.64490153797394</text:p>
              </table:table-cell>
              <table:table-cell office:value-type="float" office:value="4.44559163521902">
                <text:p>4.44559163521902</text:p>
              </table:table-cell>
              <table:table-cell office:value-type="float" office:value="4.18511551591611">
                <text:p>4.18511551591611</text:p>
              </table:table-cell>
              <table:table-cell office:value-type="float" office:value="3.87489459787611">
                <text:p>3.87489459787611</text:p>
              </table:table-cell>
              <table:table-cell office:value-type="float" office:value="3.55834186130951">
                <text:p>3.55834186130951</text:p>
              </table:table-cell>
              <table:table-cell office:value-type="float" office:value="3.23571996249936">
                <text:p>3.23571996249936</text:p>
              </table:table-cell>
              <table:table-cell office:value-type="float" office:value="2.93098946488448">
                <text:p>2.93098946488448</text:p>
              </table:table-cell>
              <table:table-cell office:value-type="float" office:value="2.66177866253084">
                <text:p>2.66177866253084</text:p>
              </table:table-cell>
              <table:table-cell office:value-type="float" office:value="2.43295787746382">
                <text:p>2.43295787746382</text:p>
              </table:table-cell>
              <table:table-cell office:value-type="float" office:value="2.25345892238077">
                <text:p>2.25345892238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7644173139758">
                <text:p>4.7644173139758</text:p>
              </table:table-cell>
              <table:table-cell office:value-type="float" office:value="4.58312619270679">
                <text:p>4.58312619270679</text:p>
              </table:table-cell>
              <table:table-cell office:value-type="float" office:value="4.31195469906373">
                <text:p>4.31195469906373</text:p>
              </table:table-cell>
              <table:table-cell office:value-type="float" office:value="3.95822238784752">
                <text:p>3.95822238784752</text:p>
              </table:table-cell>
              <table:table-cell office:value-type="float" office:value="3.54078974444212">
                <text:p>3.54078974444212</text:p>
              </table:table-cell>
              <table:table-cell office:value-type="float" office:value="3.10495028948162">
                <text:p>3.10495028948162</text:p>
              </table:table-cell>
              <table:table-cell office:value-type="float" office:value="2.66677671578643">
                <text:p>2.66677671578643</text:p>
              </table:table-cell>
              <table:table-cell office:value-type="float" office:value="2.27053802759179">
                <text:p>2.27053802759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4879413944963">
                <text:p>4.74879413944963</text:p>
              </table:table-cell>
              <table:table-cell office:value-type="float" office:value="4.52132520884101">
                <text:p>4.52132520884101</text:p>
              </table:table-cell>
              <table:table-cell office:value-type="float" office:value="4.17958144906827">
                <text:p>4.17958144906827</text:p>
              </table:table-cell>
              <table:table-cell office:value-type="float" office:value="3.73044980854305">
                <text:p>3.73044980854305</text:p>
              </table:table-cell>
              <table:table-cell office:value-type="float" office:value="3.20298747079934">
                <text:p>3.20298747079934</text:p>
              </table:table-cell>
              <table:table-cell office:value-type="float" office:value="2.65825403107853">
                <text:p>2.65825403107853</text:p>
              </table:table-cell>
              <table:table-cell office:value-type="float" office:value="2.10813832200178">
                <text:p>2.10813832200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73337903899598">
                <text:p>4.73337903899598</text:p>
              </table:table-cell>
              <table:table-cell office:value-type="float" office:value="4.46007053837673">
                <text:p>4.46007053837673</text:p>
              </table:table-cell>
              <table:table-cell office:value-type="float" office:value="4.04574640461823">
                <text:p>4.04574640461823</text:p>
              </table:table-cell>
              <table:table-cell office:value-type="float" office:value="3.50219680155083">
                <text:p>3.50219680155083</text:p>
              </table:table-cell>
              <table:table-cell office:value-type="float" office:value="2.87099580622766">
                <text:p>2.87099580622766</text:p>
              </table:table-cell>
              <table:table-cell office:value-type="float" office:value="2.22087816794533">
                <text:p>2.22087816794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71768336028494">
                <text:p>4.71768336028494</text:p>
              </table:table-cell>
              <table:table-cell office:value-type="float" office:value="4.39794870311581">
                <text:p>4.39794870311581</text:p>
              </table:table-cell>
              <table:table-cell office:value-type="float" office:value="3.9118317871471">
                <text:p>3.9118317871471</text:p>
              </table:table-cell>
              <table:table-cell office:value-type="float" office:value="3.2776114165313">
                <text:p>3.2776114165313</text:p>
              </table:table-cell>
              <table:table-cell office:value-type="float" office:value="2.54180039897772">
                <text:p>2.54180039897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7019806035092">
                <text:p>4.7019806035092</text:p>
              </table:table-cell>
              <table:table-cell office:value-type="float" office:value="4.3363098677769">
                <text:p>4.3363098677769</text:p>
              </table:table-cell>
              <table:table-cell office:value-type="float" office:value="3.77888307902786">
                <text:p>3.77888307902786</text:p>
              </table:table-cell>
              <table:table-cell office:value-type="float" office:value="3.05320416603215">
                <text:p>3.05320416603215</text:p>
              </table:table-cell>
              <table:table-cell office:value-type="float" office:value="2.20112141922021">
                <text:p>2.201121419220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68632833286641">
                <text:p>4.68632833286641</text:p>
              </table:table-cell>
              <table:table-cell office:value-type="float" office:value="4.27500835679837">
                <text:p>4.27500835679837</text:p>
              </table:table-cell>
              <table:table-cell office:value-type="float" office:value="3.64501585944753">
                <text:p>3.64501585944753</text:p>
              </table:table-cell>
              <table:table-cell office:value-type="float" office:value="2.8289389276228">
                <text:p>2.828938927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6707565017471">
                <text:p>4.6707565017471</text:p>
              </table:table-cell>
              <table:table-cell office:value-type="float" office:value="4.21394890126106">
                <text:p>4.21394890126106</text:p>
              </table:table-cell>
              <table:table-cell office:value-type="float" office:value="3.51250736409224">
                <text:p>3.51250736409224</text:p>
              </table:table-cell>
              <table:table-cell office:value-type="float" office:value="2.59942733271681">
                <text:p>2.59942733271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38.745cm" svg:height="11.221cm" chart:class="chart:scatter" chart:column-mapping="1 2 3 4 5 6 7 8 9 10 11 12 13 14 15" chart:style-name="ch1">
        <chart:legend chart:legend-position="end" svg:x="30.275cm" svg:y="2.516cm" chart:style-name="ch2"/>
        <chart:plot-area chart:style-name="ch3" table:cell-range-address="'theta0.05'.B47:'theta0.05'.B57 'theta0.05'.D46:'theta0.05'.S57" chart:data-source-has-labels="row" svg:x="1.347cm" svg:y="0.224cm" svg:width="28.155cm" svg:height="10.526cm">
          <chart:axis chart:dimension="x" chart:name="primary-x" chart:style-name="ch4">
            <chart:title svg:x="14.929cm" svg:y="10.402cm" chart:style-name="ch5">
              <text:p>Time steps</text:p>
            </chart:title>
          </chart:axis>
          <chart:axis chart:dimension="y" chart:name="primary-y" chart:style-name="ch6">
            <chart:title svg:x="0.775cm" svg:y="5.678cm" chart:style-name="ch7">
              <text:p>ln(ISF)</text:p>
            </chart:title>
            <chart:grid chart:style-name="ch8" chart:class="major"/>
          </chart:axis>
          <chart:series chart:style-name="ch9" chart:values-cell-range-address="'theta0.05'.D47:'theta0.05'.D57" chart:label-cell-address="'theta0.05'.D46:'theta0.05'.D46" chart:class="chart:scatter">
            <chart:domain table:cell-range-address="'theta0.05'.B47:'theta0.05'.B57"/>
            <chart:regression-curve chart:style-name="ch10">
              <chart:equation svg:x="2.699cm" svg:y="7.826cm"/>
            </chart:regression-curve>
            <chart:data-point chart:repeated="11"/>
          </chart:series>
          <chart:series chart:style-name="ch11" chart:values-cell-range-address="'theta0.05'.E47:'theta0.05'.E57" chart:label-cell-address="'theta0.05'.E46:'theta0.05'.E46" chart:class="chart:scatter">
            <chart:regression-curve chart:style-name="ch12">
              <chart:equation svg:x="2.672cm" svg:y="8.23cm"/>
            </chart:regression-curve>
            <chart:data-point chart:repeated="11"/>
          </chart:series>
          <chart:series chart:style-name="ch13" chart:values-cell-range-address="'theta0.05'.F47:'theta0.05'.F57" chart:label-cell-address="'theta0.05'.F46:'theta0.05'.F46" chart:class="chart:scatter">
            <chart:regression-curve chart:style-name="ch14">
              <chart:equation svg:x="2.645cm" svg:y="8.605cm"/>
            </chart:regression-curve>
            <chart:data-point chart:repeated="11"/>
          </chart:series>
          <chart:series chart:style-name="ch15" chart:values-cell-range-address="'theta0.05'.G47:'theta0.05'.G57" chart:label-cell-address="'theta0.05'.G46:'theta0.05'.G46" chart:class="chart:scatter">
            <chart:regression-curve chart:style-name="ch16">
              <chart:equation svg:x="2.753cm" svg:y="9.081cm"/>
            </chart:regression-curve>
            <chart:data-point chart:repeated="11"/>
          </chart:series>
          <chart:series chart:style-name="ch17" chart:values-cell-range-address="'theta0.05'.H47:'theta0.05'.H57" chart:label-cell-address="'theta0.05'.H46:'theta0.05'.H46" chart:class="chart:scatter">
            <chart:regression-curve chart:style-name="ch18">
              <chart:equation svg:x="6.38cm" svg:y="7.831cm"/>
            </chart:regression-curve>
            <chart:data-point chart:repeated="11"/>
          </chart:series>
          <chart:series chart:style-name="ch19" chart:values-cell-range-address="'theta0.05'.I47:'theta0.05'.I57" chart:label-cell-address="'theta0.05'.I46:'theta0.05'.I46" chart:class="chart:scatter">
            <chart:regression-curve chart:style-name="ch20">
              <chart:equation svg:x="6.622cm" svg:y="8.341cm"/>
            </chart:regression-curve>
            <chart:data-point chart:repeated="11"/>
          </chart:series>
          <chart:series chart:style-name="ch21" chart:values-cell-range-address="'theta0.05'.J47:'theta0.05'.J57" chart:label-cell-address="'theta0.05'.J46:'theta0.05'.J46" chart:class="chart:scatter">
            <chart:regression-curve chart:style-name="ch22">
              <chart:equation svg:x="6.166cm" svg:y="8.726cm"/>
            </chart:regression-curve>
            <chart:data-point chart:repeated="11"/>
          </chart:series>
          <chart:series chart:style-name="ch23" chart:values-cell-range-address="'theta0.05'.K47:'theta0.05'.K57" chart:label-cell-address="'theta0.05'.K46:'theta0.05'.K46" chart:class="chart:scatter">
            <chart:regression-curve chart:style-name="ch24">
              <chart:equation svg:x="6.488cm" svg:y="9.147cm"/>
            </chart:regression-curve>
            <chart:data-point chart:repeated="11"/>
          </chart:series>
          <chart:series chart:style-name="ch25" chart:values-cell-range-address="'theta0.05'.L47:'theta0.05'.L57" chart:label-cell-address="'theta0.05'.L46:'theta0.05'.L46" chart:class="chart:scatter">
            <chart:regression-curve chart:style-name="ch26">
              <chart:equation svg:x="10.062cm" svg:y="7.787cm"/>
            </chart:regression-curve>
            <chart:data-point chart:repeated="11"/>
          </chart:series>
          <chart:series chart:style-name="ch27" chart:values-cell-range-address="'theta0.05'.M47:'theta0.05'.M57" chart:label-cell-address="'theta0.05'.M46:'theta0.05'.M46" chart:class="chart:scatter">
            <chart:regression-curve chart:style-name="ch28">
              <chart:equation svg:x="10.035cm" svg:y="8.195cm"/>
            </chart:regression-curve>
            <chart:data-point chart:repeated="11"/>
          </chart:series>
          <chart:series chart:style-name="ch29" chart:values-cell-range-address="'theta0.05'.N47:'theta0.05'.N57" chart:label-cell-address="'theta0.05'.N46:'theta0.05'.N46" chart:class="chart:scatter">
            <chart:regression-curve chart:style-name="ch30">
              <chart:equation svg:x="10.277cm" svg:y="8.551cm"/>
            </chart:regression-curve>
            <chart:data-point chart:repeated="11"/>
          </chart:series>
          <chart:series chart:style-name="ch31" chart:values-cell-range-address="'theta0.05'.O47:'theta0.05'.O57" chart:label-cell-address="'theta0.05'.O46:'theta0.05'.O46" chart:class="chart:scatter">
            <chart:regression-curve chart:style-name="ch32">
              <chart:equation svg:x="10.141cm" svg:y="9.085cm"/>
            </chart:regression-curve>
            <chart:data-point chart:repeated="11"/>
          </chart:series>
          <chart:series chart:style-name="ch33" chart:values-cell-range-address="'theta0.05'.P47:'theta0.05'.P57" chart:label-cell-address="'theta0.05'.P46:'theta0.05'.P46" chart:class="chart:scatter">
            <chart:regression-curve chart:style-name="ch10">
              <chart:equation svg:x="13.742cm" svg:y="7.868cm"/>
            </chart:regression-curve>
            <chart:data-point chart:repeated="11"/>
          </chart:series>
          <chart:series chart:style-name="ch34" chart:values-cell-range-address="'theta0.05'.Q47:'theta0.05'.Q57" chart:label-cell-address="'theta0.05'.Q46:'theta0.05'.Q46" chart:class="chart:scatter">
            <chart:regression-curve chart:style-name="ch12">
              <chart:equation svg:x="13.742cm" svg:y="8.313cm"/>
            </chart:regression-curve>
            <chart:data-point chart:repeated="11"/>
          </chart:series>
          <chart:series chart:style-name="ch35" chart:values-cell-range-address="'theta0.05'.R47:'theta0.05'.R57" chart:label-cell-address="'theta0.05'.R46:'theta0.05'.R46" chart:class="chart:scatter">
            <chart:regression-curve chart:style-name="ch14">
              <chart:equation svg:x="13.957cm" svg:y="8.614cm"/>
            </chart:regression-curve>
            <chart:data-point chart:repeated="11"/>
          </chart:series>
          <chart:series chart:style-name="ch36" chart:values-cell-range-address="'theta0.05'.S47:'theta0.05'.S57" chart:label-cell-address="'theta0.05'.S46:'theta0.05'.S46" chart:class="chart:scatter">
            <chart:regression-curve chart:style-name="ch16">
              <chart:equation svg:x="13.822cm" svg:y="9.085cm"/>
            </chart:regression-curve>
            <chart:data-point chart:repeated="11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05'.D46:'theta0.05'.D46">k1</text:p>
              </table:table-cell>
              <table:table-cell office:value-type="string">
                <text:p text:id="'theta0.05'.E46:'theta0.05'.E46">k2</text:p>
              </table:table-cell>
              <table:table-cell office:value-type="string">
                <text:p text:id="'theta0.05'.F46:'theta0.05'.F46">k3</text:p>
              </table:table-cell>
              <table:table-cell office:value-type="string">
                <text:p text:id="'theta0.05'.G46:'theta0.05'.G46">k4</text:p>
              </table:table-cell>
              <table:table-cell office:value-type="string">
                <text:p text:id="'theta0.05'.H46:'theta0.05'.H46">k5</text:p>
              </table:table-cell>
              <table:table-cell office:value-type="string">
                <text:p text:id="'theta0.05'.I46:'theta0.05'.I46">k6</text:p>
              </table:table-cell>
              <table:table-cell office:value-type="string">
                <text:p text:id="'theta0.05'.J46:'theta0.05'.J46">k7</text:p>
              </table:table-cell>
              <table:table-cell office:value-type="string">
                <text:p text:id="'theta0.05'.K46:'theta0.05'.K46">k8</text:p>
              </table:table-cell>
              <table:table-cell office:value-type="string">
                <text:p text:id="'theta0.05'.L46:'theta0.05'.L46">k9</text:p>
              </table:table-cell>
              <table:table-cell office:value-type="string">
                <text:p text:id="'theta0.05'.M46:'theta0.05'.M46">k10</text:p>
              </table:table-cell>
              <table:table-cell office:value-type="string">
                <text:p text:id="'theta0.05'.N46:'theta0.05'.N46">k11</text:p>
              </table:table-cell>
              <table:table-cell office:value-type="string">
                <text:p text:id="'theta0.05'.O46:'theta0.05'.O46">k12</text:p>
              </table:table-cell>
              <table:table-cell office:value-type="string">
                <text:p text:id="'theta0.05'.P46:'theta0.05'.P46">k13</text:p>
              </table:table-cell>
              <table:table-cell office:value-type="string">
                <text:p text:id="'theta0.05'.Q46:'theta0.05'.Q46">k14</text:p>
              </table:table-cell>
              <table:table-cell office:value-type="string">
                <text:p text:id="'theta0.05'.R46:'theta0.05'.R46">k15</text:p>
              </table:table-cell>
              <table:table-cell office:value-type="string">
                <text:p text:id="'theta0.05'.S46:'theta0.05'.S46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05'.B47:'theta0.05'.B57">0</text:p>
              </table:table-cell>
              <table:table-cell office:value-type="float" office:value="3.90406945967204">
                <text:p text:id="'theta0.05'.D47:'theta0.05'.D57">3.90406945967204</text:p>
              </table:table-cell>
              <table:table-cell office:value-type="float" office:value="3.9016916199829">
                <text:p text:id="'theta0.05'.E47:'theta0.05'.E57">3.9016916199829</text:p>
              </table:table-cell>
              <table:table-cell office:value-type="float" office:value="3.89962547261741">
                <text:p text:id="'theta0.05'.F47:'theta0.05'.F57">3.89962547261741</text:p>
              </table:table-cell>
              <table:table-cell office:value-type="float" office:value="3.90011073523002">
                <text:p text:id="'theta0.05'.G47:'theta0.05'.G57">3.90011073523002</text:p>
              </table:table-cell>
              <table:table-cell office:value-type="float" office:value="3.90007410075614">
                <text:p text:id="'theta0.05'.H47:'theta0.05'.H57">3.90007410075614</text:p>
              </table:table-cell>
              <table:table-cell office:value-type="float" office:value="3.90029186387242">
                <text:p text:id="'theta0.05'.I47:'theta0.05'.I57">3.90029186387242</text:p>
              </table:table-cell>
              <table:table-cell office:value-type="float" office:value="3.90248728461236">
                <text:p text:id="'theta0.05'.J47:'theta0.05'.J57">3.90248728461236</text:p>
              </table:table-cell>
              <table:table-cell office:value-type="float" office:value="3.89960400792339">
                <text:p text:id="'theta0.05'.K47:'theta0.05'.K57">3.89960400792339</text:p>
              </table:table-cell>
              <table:table-cell office:value-type="float" office:value="3.89929636418941">
                <text:p text:id="'theta0.05'.L47:'theta0.05'.L57">3.89929636418941</text:p>
              </table:table-cell>
              <table:table-cell office:value-type="float" office:value="3.89845294725945">
                <text:p text:id="'theta0.05'.M47:'theta0.05'.M57">3.89845294725945</text:p>
              </table:table-cell>
              <table:table-cell office:value-type="float" office:value="3.90140968284452">
                <text:p text:id="'theta0.05'.N47:'theta0.05'.N57">3.90140968284452</text:p>
              </table:table-cell>
              <table:table-cell office:value-type="float" office:value="3.89964086211444">
                <text:p text:id="'theta0.05'.O47:'theta0.05'.O57">3.89964086211444</text:p>
              </table:table-cell>
              <table:table-cell office:value-type="float" office:value="3.90199872984113">
                <text:p text:id="'theta0.05'.P47:'theta0.05'.P57">3.90199872984113</text:p>
              </table:table-cell>
              <table:table-cell office:value-type="float" office:value="3.90049885677318">
                <text:p text:id="'theta0.05'.Q47:'theta0.05'.Q57">3.90049885677318</text:p>
              </table:table-cell>
              <table:table-cell office:value-type="float" office:value="3.89870247984324">
                <text:p text:id="'theta0.05'.R47:'theta0.05'.R57">3.89870247984324</text:p>
              </table:table-cell>
              <table:table-cell office:value-type="float" office:value="3.89844240511336">
                <text:p text:id="'theta0.05'.S47:'theta0.05'.S57">3.898442405113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917219259253">
                <text:p>3.8917219259253</text:p>
              </table:table-cell>
              <table:table-cell office:value-type="float" office:value="3.85146078166491">
                <text:p>3.85146078166491</text:p>
              </table:table-cell>
              <table:table-cell office:value-type="float" office:value="3.78921245296172">
                <text:p>3.78921245296172</text:p>
              </table:table-cell>
              <table:table-cell office:value-type="float" office:value="3.7083876753318">
                <text:p>3.7083876753318</text:p>
              </table:table-cell>
              <table:table-cell office:value-type="float" office:value="3.60929524548032">
                <text:p>3.60929524548032</text:p>
              </table:table-cell>
              <table:table-cell office:value-type="float" office:value="3.49623631256061">
                <text:p>3.49623631256061</text:p>
              </table:table-cell>
              <table:table-cell office:value-type="float" office:value="3.37640798105464">
                <text:p>3.37640798105464</text:p>
              </table:table-cell>
              <table:table-cell office:value-type="float" office:value="3.24861674644734">
                <text:p>3.24861674644734</text:p>
              </table:table-cell>
              <table:table-cell office:value-type="float" office:value="3.11942404044731">
                <text:p>3.11942404044731</text:p>
              </table:table-cell>
              <table:table-cell office:value-type="float" office:value="2.99481435239324">
                <text:p>2.99481435239324</text:p>
              </table:table-cell>
              <table:table-cell office:value-type="float" office:value="2.88709862927249">
                <text:p>2.88709862927249</text:p>
              </table:table-cell>
              <table:table-cell office:value-type="float" office:value="2.78785903527563">
                <text:p>2.78785903527563</text:p>
              </table:table-cell>
              <table:table-cell office:value-type="float" office:value="2.71451393277356">
                <text:p>2.71451393277356</text:p>
              </table:table-cell>
              <table:table-cell office:value-type="float" office:value="2.64873180912933">
                <text:p>2.64873180912933</text:p>
              </table:table-cell>
              <table:table-cell office:value-type="float" office:value="2.60942767486373">
                <text:p>2.60942767486373</text:p>
              </table:table-cell>
              <table:table-cell office:value-type="float" office:value="2.60280597497879">
                <text:p>2.6028059749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87896785407532">
                <text:p>3.87896785407532</text:p>
              </table:table-cell>
              <table:table-cell office:value-type="float" office:value="3.80178371901019">
                <text:p>3.80178371901019</text:p>
              </table:table-cell>
              <table:table-cell office:value-type="float" office:value="3.67933101249247">
                <text:p>3.67933101249247</text:p>
              </table:table-cell>
              <table:table-cell office:value-type="float" office:value="3.51828387849539">
                <text:p>3.51828387849539</text:p>
              </table:table-cell>
              <table:table-cell office:value-type="float" office:value="3.32126958405287">
                <text:p>3.32126958405287</text:p>
              </table:table-cell>
              <table:table-cell office:value-type="float" office:value="3.0987427299845">
                <text:p>3.0987427299845</text:p>
              </table:table-cell>
              <table:table-cell office:value-type="float" office:value="2.85770564964243">
                <text:p>2.85770564964243</text:p>
              </table:table-cell>
              <table:table-cell office:value-type="float" office:value="2.61245151301671">
                <text:p>2.61245151301671</text:p>
              </table:table-cell>
              <table:table-cell office:value-type="float" office:value="2.36673947786073">
                <text:p>2.36673947786073</text:p>
              </table:table-cell>
              <table:table-cell office:value-type="float" office:value="2.12795309561247">
                <text:p>2.12795309561247</text:p>
              </table:table-cell>
              <table:table-cell office:value-type="float" office:value="1.93251367277242">
                <text:p>1.93251367277242</text:p>
              </table:table-cell>
              <table:table-cell office:value-type="float" office:value="1.74779364917409">
                <text:p>1.74779364917409</text:p>
              </table:table-cell>
              <table:table-cell office:value-type="float" office:value="1.62149098147801">
                <text:p>1.62149098147801</text:p>
              </table:table-cell>
              <table:table-cell office:value-type="float" office:value="1.51759670876852">
                <text:p>1.51759670876852</text:p>
              </table:table-cell>
              <table:table-cell office:value-type="float" office:value="1.4264065037549">
                <text:p>1.4264065037549</text:p>
              </table:table-cell>
              <table:table-cell office:value-type="float" office:value="1.43003369606137">
                <text:p>1.43003369606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86643425127274">
                <text:p>3.86643425127274</text:p>
              </table:table-cell>
              <table:table-cell office:value-type="float" office:value="3.75179298379275">
                <text:p>3.75179298379275</text:p>
              </table:table-cell>
              <table:table-cell office:value-type="float" office:value="3.57002384345458">
                <text:p>3.57002384345458</text:p>
              </table:table-cell>
              <table:table-cell office:value-type="float" office:value="3.3287897579681">
                <text:p>3.3287897579681</text:p>
              </table:table-cell>
              <table:table-cell office:value-type="float" office:value="3.03608695890232">
                <text:p>3.03608695890232</text:p>
              </table:table-cell>
              <table:table-cell office:value-type="float" office:value="2.70871464697582">
                <text:p>2.70871464697582</text:p>
              </table:table-cell>
              <table:table-cell office:value-type="float" office:value="2.35635332220223">
                <text:p>2.35635332220223</text:p>
              </table:table-cell>
              <table:table-cell office:value-type="float" office:value="1.99592405394446">
                <text:p>1.99592405394446</text:p>
              </table:table-cell>
              <table:table-cell office:value-type="float" office:value="1.66264876712717">
                <text:p>1.66264876712717</text:p>
              </table:table-cell>
              <table:table-cell office:value-type="float" office:value="1.35238074040586">
                <text:p>1.35238074040586</text:p>
              </table:table-cell>
              <table:table-cell office:value-type="float" office:value="1.09628625220823">
                <text:p>1.09628625220823</text:p>
              </table:table-cell>
              <table:table-cell office:value-type="float" office:value="0.902224261329077">
                <text:p>0.902224261329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85409829806029">
                <text:p>3.85409829806029</text:p>
              </table:table-cell>
              <table:table-cell office:value-type="float" office:value="3.70221933098976">
                <text:p>3.70221933098976</text:p>
              </table:table-cell>
              <table:table-cell office:value-type="float" office:value="3.46112058106881">
                <text:p>3.46112058106881</text:p>
              </table:table-cell>
              <table:table-cell office:value-type="float" office:value="3.13988456423044">
                <text:p>3.13988456423044</text:p>
              </table:table-cell>
              <table:table-cell office:value-type="float" office:value="2.7564866519288">
                <text:p>2.7564866519288</text:p>
              </table:table-cell>
              <table:table-cell office:value-type="float" office:value="2.32485623961528">
                <text:p>2.32485623961528</text:p>
              </table:table-cell>
              <table:table-cell office:value-type="float" office:value="1.883639530472">
                <text:p>1.883639530472</text:p>
              </table:table-cell>
              <table:table-cell office:value-type="float" office:value="1.44861166718475">
                <text:p>1.44861166718475</text:p>
              </table:table-cell>
              <table:table-cell office:value-type="float" office:value="1.04230997885475">
                <text:p>1.04230997885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4150375533213">
                <text:p>3.84150375533213</text:p>
              </table:table-cell>
              <table:table-cell office:value-type="float" office:value="3.6526780183519">
                <text:p>3.6526780183519</text:p>
              </table:table-cell>
              <table:table-cell office:value-type="float" office:value="3.35154519605898">
                <text:p>3.35154519605898</text:p>
              </table:table-cell>
              <table:table-cell office:value-type="float" office:value="2.95356614692611">
                <text:p>2.95356614692611</text:p>
              </table:table-cell>
              <table:table-cell office:value-type="float" office:value="2.4772305974684">
                <text:p>2.4772305974684</text:p>
              </table:table-cell>
              <table:table-cell office:value-type="float" office:value="1.95943400239887">
                <text:p>1.95943400239887</text:p>
              </table:table-cell>
              <table:table-cell office:value-type="float" office:value="1.42606300105695">
                <text:p>1.42606300105695</text:p>
              </table:table-cell>
              <table:table-cell office:value-type="float" office:value="0.970096866432682">
                <text:p>0.970096866432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82913497031367">
                <text:p>3.82913497031367</text:p>
              </table:table-cell>
              <table:table-cell office:value-type="float" office:value="3.60329024717908">
                <text:p>3.60329024717908</text:p>
              </table:table-cell>
              <table:table-cell office:value-type="float" office:value="3.24320583514093">
                <text:p>3.24320583514093</text:p>
              </table:table-cell>
              <table:table-cell office:value-type="float" office:value="2.76769803228848">
                <text:p>2.76769803228848</text:p>
              </table:table-cell>
              <table:table-cell office:value-type="float" office:value="2.20798865841299">
                <text:p>2.20798865841299</text:p>
              </table:table-cell>
              <table:table-cell office:value-type="float" office:value="1.60074624912649">
                <text:p>1.60074624912649</text:p>
              </table:table-cell>
              <table:table-cell office:value-type="float" office:value="1.03970764517389">
                <text:p>1.03970764517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1656067404936">
                <text:p>3.81656067404936</text:p>
              </table:table-cell>
              <table:table-cell office:value-type="float" office:value="3.5538769799794">
                <text:p>3.5538769799794</text:p>
              </table:table-cell>
              <table:table-cell office:value-type="float" office:value="3.13478613921503">
                <text:p>3.13478613921503</text:p>
              </table:table-cell>
              <table:table-cell office:value-type="float" office:value="2.58480552781898">
                <text:p>2.58480552781898</text:p>
              </table:table-cell>
              <table:table-cell office:value-type="float" office:value="1.9423122558214">
                <text:p>1.9423122558214</text:p>
              </table:table-cell>
              <table:table-cell office:value-type="float" office:value="1.28212757712527">
                <text:p>1.282127577125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80421883982164">
                <text:p>3.80421883982164</text:p>
              </table:table-cell>
              <table:table-cell office:value-type="float" office:value="3.50450459072807">
                <text:p>3.50450459072807</text:p>
              </table:table-cell>
              <table:table-cell office:value-type="float" office:value="3.02760829188803">
                <text:p>3.02760829188803</text:p>
              </table:table-cell>
              <table:table-cell office:value-type="float" office:value="2.40523553973018">
                <text:p>2.40523553973018</text:p>
              </table:table-cell>
              <table:table-cell office:value-type="float" office:value="1.69645745605705">
                <text:p>1.69645745605705</text:p>
              </table:table-cell>
              <table:table-cell office:value-type="float" office:value="0.994229073074743">
                <text:p>0.994229073074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79174398238528">
                <text:p>3.79174398238528</text:p>
              </table:table-cell>
              <table:table-cell office:value-type="float" office:value="3.45521386480317">
                <text:p>3.45521386480317</text:p>
              </table:table-cell>
              <table:table-cell office:value-type="float" office:value="2.92055010927782">
                <text:p>2.92055010927782</text:p>
              </table:table-cell>
              <table:table-cell office:value-type="float" office:value="2.23066580085493">
                <text:p>2.23066580085493</text:p>
              </table:table-cell>
              <table:table-cell office:value-type="float" office:value="1.45031790592991">
                <text:p>1.450317905929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77922437284083">
                <text:p>3.77922437284083</text:p>
              </table:table-cell>
              <table:table-cell office:value-type="float" office:value="3.4065211850388">
                <text:p>3.4065211850388</text:p>
              </table:table-cell>
              <table:table-cell office:value-type="float" office:value="2.81406170482132">
                <text:p>2.81406170482132</text:p>
              </table:table-cell>
              <table:table-cell office:value-type="float" office:value="2.05393140750974">
                <text:p>2.05393140750974</text:p>
              </table:table-cell>
              <table:table-cell office:value-type="float" office:value="1.21618789540519">
                <text:p>1.216187895405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1">
      <style:chart-properties chart:display-label="true" chart:logarithmic="false" chart:minimum="0" chart:maximum="16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5cm" svg:height="6.991cm" chart:class="chart:scatter" chart:style-name="ch1">
        <chart:legend chart:legend-position="end" svg:x="5.694cm" svg:y="2.708cm" chart:style-name="ch2"/>
        <chart:plot-area chart:style-name="ch3" table:cell-range-address="'theta0.05'.C60:'theta0.05'.S61 'theta0.05'.B32:'theta0.05'.B32 'theta0.05'.B1:'theta0.05'.B1 'theta0.05'.C30:'theta0.05'.S30" chart:data-source-has-labels="column" svg:x="0.117cm" svg:y="0.139cm" svg:width="5.419cm" svg:height="6.636cm">
          <chart:axis chart:dimension="x" chart:name="primary-x" chart:style-name="ch4">
            <chart:title svg:x="3.032cm" svg:y="6.342cm" chart:style-name="ch5">
              <text:p>k</text:p>
            </chart:title>
          </chart:axis>
          <chart:axis chart:dimension="y" chart:name="primary-y" chart:style-name="ch6">
            <chart:title svg:x="0.16cm" svg:y="3.581cm" chart:style-name="ch7">
              <text:p>alpha</text:p>
            </chart:title>
            <chart:grid chart:style-name="ch8" chart:class="major"/>
          </chart:axis>
          <chart:series chart:style-name="ch9" chart:values-cell-range-address="'theta0.05'.C61:'theta0.05'.S61" chart:label-cell-address="'theta0.05'.B32:'theta0.05'.B32" chart:class="chart:scatter">
            <chart:domain table:cell-range-address="'theta0.05'.C60:'theta0.05'.S60"/>
            <chart:data-point chart:repeated="17"/>
          </chart:series>
          <chart:series chart:style-name="ch10" chart:values-cell-range-address="'theta0.05'.C30:'theta0.05'.S30" chart:label-cell-address="'theta0.05'.B1:'theta0.05'.B1" chart:class="chart:scatter">
            <chart:domain table:cell-range-address="'theta0.05'.C29:'theta0.05'.S29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60</text:p>
              </table:table-cell>
              <table:table-cell office:value-type="float" office:value="0">
                <text:p text:id="'theta0.05'.C60:'theta0.05'.S60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5'.B32:'theta0.05'.B32">no int. theta 0.05</text:p>
              </table:table-cell>
              <table:table-cell office:value-type="float" office:value="0">
                <text:p text:id="'theta0.05'.C61:'theta0.05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  <table:table-cell office:value-type="float" office:value="0.27">
                <text:p>0.27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.14">
                <text:p>1.14</text:p>
              </table:table-cell>
              <table:table-cell office:value-type="float" office:value="1.19">
                <text:p>1.19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05'.C29:'theta0.05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5'.B1:'theta0.05'.B1">nn rep. theta 0.05</text:p>
              </table:table-cell>
              <table:table-cell office:value-type="float" office:value="0">
                <text:p text:id="'theta0.05'.C30:'theta0.05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1.01">
                <text:p>1.01</text:p>
              </table:table-cell>
              <table:table-cell office:value-type="float" office:value="1.1">
                <text:p>1.1</text:p>
              </table:table-cell>
              <table:table-cell office:value-type="float" office:value="1.17">
                <text:p>1.17</text:p>
              </table:table-cell>
              <table:table-cell office:value-type="float" office:value="1.23">
                <text:p>1.23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minimum="0" chart:maximum="1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727cm" svg:height="22.082cm" chart:class="chart:scatter" chart:style-name="ch1">
        <chart:title svg:x="5.429cm" svg:y="0.442cm" chart:style-name="ch2">
          <text:p>Inverse lifetime against k</text:p>
        </chart:title>
        <chart:subtitle svg:x="6.897cm" svg:y="1.386cm" chart:style-name="ch3">
          <text:p>dim=32x32</text:p>
        </chart:subtitle>
        <chart:legend chart:legend-position="end" svg:x="3.896cm" svg:y="5.201cm" chart:style-name="ch4"/>
        <chart:plot-area chart:style-name="ch5" table:cell-range-address="'theta0.4'.C29:'theta0.4'.S30 'theta0.4'.B1:'theta0.4'.B1 'theta0.3'.B1:'theta0.3'.B1 'theta0.3'.C30:'theta0.3'.S30 'theta0.2'.B1:'theta0.2'.B1 'theta0.2'.C30:'theta0.2'.S30 'theta0.1'.B73:'theta0.1'.B73 'theta0.1'.C102:'theta0.1'.S102 'theta0.05'.B1:'theta0.05'.B1 'theta0.05'.C30:'theta0.05'.S30" chart:data-source-has-labels="column" svg:x="0.423cm" svg:y="2.275cm" svg:width="15.031cm" svg:height="19.493cm">
          <chart:axis chart:dimension="x" chart:name="primary-x" chart:style-name="ch6">
            <chart:title svg:x="8.144cm" svg:y="21.638cm" chart:style-name="ch7">
              <text:p>k</text:p>
            </chart:title>
          </chart:axis>
          <chart:axis chart:dimension="y" chart:name="primary-y" chart:style-name="ch8">
            <chart:title svg:x="0.31cm" svg:y="12.146cm" chart:style-name="ch9">
              <text:p>alpha</text:p>
            </chart:title>
            <chart:grid chart:style-name="ch10" chart:class="major"/>
          </chart:axis>
          <chart:series chart:style-name="ch11" chart:values-cell-range-address="'theta0.4'.C30:'theta0.4'.S30" chart:label-cell-address="'theta0.4'.B1:'theta0.4'.B1" chart:class="chart:scatter">
            <chart:domain table:cell-range-address="'theta0.4'.C29:'theta0.4'.S29"/>
            <chart:data-point chart:repeated="17"/>
          </chart:series>
          <chart:series chart:style-name="ch12" chart:values-cell-range-address="'theta0.3'.C30:'theta0.3'.S30" chart:label-cell-address="'theta0.3'.B1:'theta0.3'.B1" chart:class="chart:scatter">
            <chart:domain table:cell-range-address="'theta0.2'.C29:'theta0.2'.S29"/>
            <chart:data-point chart:repeated="17"/>
          </chart:series>
          <chart:series chart:style-name="ch13" chart:values-cell-range-address="'theta0.2'.C30:'theta0.2'.S30" chart:label-cell-address="'theta0.2'.B1:'theta0.2'.B1" chart:class="chart:scatter">
            <chart:domain table:cell-range-address="'theta0.2'.C29:'theta0.2'.S29"/>
            <chart:data-point chart:repeated="17"/>
          </chart:series>
          <chart:series chart:style-name="ch14" chart:values-cell-range-address="'theta0.1'.C102:'theta0.1'.S102" chart:label-cell-address="'theta0.1'.B73:'theta0.1'.B73" chart:class="chart:scatter">
            <chart:domain table:cell-range-address="'theta0.1'.C101:'theta0.1'.S101"/>
            <chart:data-point chart:repeated="17"/>
          </chart:series>
          <chart:series chart:style-name="ch15" chart:values-cell-range-address="'theta0.05'.C30:'theta0.05'.S30" chart:label-cell-address="'theta0.05'.B1:'theta0.05'.B1" chart:class="chart:scatter">
            <chart:domain table:cell-range-address="'theta0.05'.C29:'theta0.05'.S29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4'.C29:'theta0.4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4'.B1:'theta0.4'.B1">nn rep. theta 0.4</text:p>
              </table:table-cell>
              <table:table-cell office:value-type="float" office:value="0">
                <text:p text:id="'theta0.4'.C30:'theta0.4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2'.C29:'theta0.2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3'.B1:'theta0.3'.B1">nn rep. theta 0.3</text:p>
              </table:table-cell>
              <table:table-cell office:value-type="float" office:value="0">
                <text:p text:id="'theta0.3'.C30:'theta0.3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.04">
                <text:p>1.04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2'.C29:'theta0.2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2'.B1:'theta0.2'.B1">nn rep. theta 0.2</text:p>
              </table:table-cell>
              <table:table-cell office:value-type="float" office:value="0">
                <text:p text:id="'theta0.2'.C30:'theta0.2'.S30"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8">
                <text:p>0.68</text:p>
              </table:table-cell>
              <table:table-cell office:value-type="float" office:value="0.79">
                <text:p>0.79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1.02">
                <text:p>1.02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0">
                <text:p text:id="'theta0.1'.C101:'theta0.1'.S101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1'.B73:'theta0.1'.B73">nn rep. theta 0.1</text:p>
              </table:table-cell>
              <table:table-cell office:value-type="float" office:value="0">
                <text:p text:id="'theta0.1'.C102:'theta0.1'.S102"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  <table:table-cell office:value-type="float" office:value="0.43">
                <text:p>0.43</text:p>
              </table:table-cell>
              <table:table-cell office:value-type="float" office:value="0.55">
                <text:p>0.55</text:p>
              </table:table-cell>
              <table:table-cell office:value-type="float" office:value="0.67">
                <text:p>0.67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1.06">
                <text:p>1.06</text:p>
              </table:table-cell>
              <table:table-cell office:value-type="float" office:value="1.13">
                <text:p>1.13</text:p>
              </table:table-cell>
              <table:table-cell office:value-type="float" office:value="1.17">
                <text:p>1.17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05'.C29:'theta0.05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5'.B1:'theta0.05'.B1">nn rep. theta 0.05</text:p>
              </table:table-cell>
              <table:table-cell office:value-type="float" office:value="0">
                <text:p text:id="'theta0.05'.C30:'theta0.05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1.01">
                <text:p>1.01</text:p>
              </table:table-cell>
              <table:table-cell office:value-type="float" office:value="1.1">
                <text:p>1.1</text:p>
              </table:table-cell>
              <table:table-cell office:value-type="float" office:value="1.17">
                <text:p>1.17</text:p>
              </table:table-cell>
              <table:table-cell office:value-type="float" office:value="1.23">
                <text:p>1.23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minimum="0" chart:maximum="16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727cm" svg:height="22.082cm" chart:class="chart:scatter" chart:style-name="ch1">
        <chart:title svg:x="5.429cm" svg:y="0.442cm" chart:style-name="ch2">
          <text:p>Inverse lifetime against k</text:p>
        </chart:title>
        <chart:subtitle svg:x="6.897cm" svg:y="1.386cm" chart:style-name="ch3">
          <text:p>dim=32x32</text:p>
        </chart:subtitle>
        <chart:legend chart:legend-position="end" svg:x="3.896cm" svg:y="5.201cm" chart:style-name="ch4"/>
        <chart:plot-area chart:style-name="ch5" table:cell-range-address="'theta0.2'.C29:'theta0.2'.S29 'theta0.3'.B32:'theta0.3'.B32 'theta0.3'.C61:'theta0.3'.S61 'theta0.2'.B77:'theta0.2'.B77 'theta0.2'.C107:'theta0.2'.S107 'theta0.1'.B1:'theta0.1'.B1 'theta0.1'.C30:'theta0.1'.S30 'theta0.05'.B32:'theta0.05'.B32 'theta0.05'.C61:'theta0.05'.S61" chart:data-source-has-labels="column" svg:x="0.423cm" svg:y="2.275cm" svg:width="15.031cm" svg:height="19.493cm">
          <chart:axis chart:dimension="x" chart:name="primary-x" chart:style-name="ch6">
            <chart:title svg:x="8.144cm" svg:y="21.638cm" chart:style-name="ch7">
              <text:p>k</text:p>
            </chart:title>
          </chart:axis>
          <chart:axis chart:dimension="y" chart:name="primary-y" chart:style-name="ch8">
            <chart:title svg:x="0.31cm" svg:y="12.146cm" chart:style-name="ch9">
              <text:p>alpha</text:p>
            </chart:title>
            <chart:grid chart:style-name="ch10" chart:class="major"/>
          </chart:axis>
          <chart:series chart:style-name="ch11" chart:values-cell-range-address="'theta0.3'.C61:'theta0.3'.S61" chart:label-cell-address="'theta0.3'.B32:'theta0.3'.B32" chart:class="chart:scatter">
            <chart:domain table:cell-range-address="'theta0.2'.C29:'theta0.2'.S29"/>
            <chart:data-point chart:repeated="17"/>
          </chart:series>
          <chart:series chart:style-name="ch12" chart:values-cell-range-address="'theta0.2'.C107:'theta0.2'.S107" chart:label-cell-address="'theta0.2'.B77:'theta0.2'.B77" chart:class="chart:scatter">
            <chart:domain table:cell-range-address="'theta0.2'.C106:'theta0.2'.S106"/>
            <chart:data-point chart:repeated="17"/>
          </chart:series>
          <chart:series chart:style-name="ch13" chart:values-cell-range-address="'theta0.1'.C30:'theta0.1'.S30" chart:label-cell-address="'theta0.1'.B1:'theta0.1'.B1" chart:class="chart:scatter">
            <chart:domain table:cell-range-address="'theta0.1'.C29:'theta0.1'.S29"/>
            <chart:data-point chart:repeated="17"/>
          </chart:series>
          <chart:series chart:style-name="ch14" chart:values-cell-range-address="'theta0.05'.C61:'theta0.05'.S61" chart:label-cell-address="'theta0.05'.B32:'theta0.05'.B32" chart:class="chart:scatter">
            <chart:domain table:cell-range-address="'theta0.05'.C60:'theta0.05'.S60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2'.C29:'theta0.2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3'.B32:'theta0.3'.B32">no int. theta 0.3</text:p>
              </table:table-cell>
              <table:table-cell office:value-type="float" office:value="0">
                <text:p text:id="'theta0.3'.C61:'theta0.3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  <table:table-cell office:value-type="float" office:value="1.03">
                <text:p>1.03</text:p>
              </table:table-cell>
              <table:table-cell office:value-type="float" office:value="1.13">
                <text:p>1.13</text:p>
              </table:table-cell>
              <table:table-cell office:value-type="float" office:value="1.21">
                <text:p>1.21</text:p>
              </table:table-cell>
              <table:table-cell office:value-type="float" office:value="1.27">
                <text:p>1.27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 text:id="">Row 106</text:p>
              </table:table-cell>
              <table:table-cell office:value-type="float" office:value="0">
                <text:p text:id="'theta0.2'.C106:'theta0.2'.S106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2'.B77:'theta0.2'.B77">no int. theta 0.2</text:p>
              </table:table-cell>
              <table:table-cell office:value-type="float" office:value="0">
                <text:p text:id="'theta0.2'.C107:'theta0.2'.S107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7">
                <text:p>0.67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  <table:table-cell office:value-type="float" office:value="1.15">
                <text:p>1.15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1'.C29:'theta0.1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1'.B1:'theta0.1'.B1">no int. theta 0.1</text:p>
              </table:table-cell>
              <table:table-cell office:value-type="float" office:value="0">
                <text:p text:id="'theta0.1'.C30:'theta0.1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1.04">
                <text:p>1.04</text:p>
              </table:table-cell>
              <table:table-cell office:value-type="float" office:value="1.14">
                <text:p>1.14</text:p>
              </table:table-cell>
              <table:table-cell office:value-type="float" office:value="1.23">
                <text:p>1.23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 text:id="">Row 60</text:p>
              </table:table-cell>
              <table:table-cell office:value-type="float" office:value="0">
                <text:p text:id="'theta0.05'.C60:'theta0.05'.S60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5'.B32:'theta0.05'.B32">no int. theta 0.05</text:p>
              </table:table-cell>
              <table:table-cell office:value-type="float" office:value="0">
                <text:p text:id="'theta0.05'.C61:'theta0.05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  <table:table-cell office:value-type="float" office:value="0.27">
                <text:p>0.27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.14">
                <text:p>1.14</text:p>
              </table:table-cell>
              <table:table-cell office:value-type="float" office:value="1.19">
                <text:p>1.19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67cm" svg:y="3.135cm" chart:style-name="ch2"/>
        <chart:plot-area chart:style-name="ch3" table:cell-range-address="'theta0.1'.C29:'theta0.1'.S30 'theta0.1'.B73:'theta0.1'.B73 'theta0.1'.C102:'theta0.1'.S102 'theta0.1'.B1:'theta0.1'.B1" chart:data-source-has-labels="column" svg:x="0.16cm" svg:y="0.14cm" svg:width="5.389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ta0.1'.C102:'theta0.1'.S102" chart:label-cell-address="'theta0.1'.B73:'theta0.1'.B73" chart:class="chart:scatter">
            <chart:domain table:cell-range-address="'theta0.1'.C29:'theta0.1'.S29"/>
            <chart:data-point chart:repeated="17"/>
          </chart:series>
          <chart:series chart:style-name="ch8" chart:values-cell-range-address="'theta0.1'.C30:'theta0.1'.S30" chart:label-cell-address="'theta0.1'.B1:'theta0.1'.B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1'.C29:'theta0.1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1'.B73:'theta0.1'.B73">nn rep. theta 0.1</text:p>
              </table:table-cell>
              <table:table-cell office:value-type="float" office:value="0">
                <text:p text:id="'theta0.1'.C102:'theta0.1'.S102"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  <table:table-cell office:value-type="float" office:value="0.43">
                <text:p>0.43</text:p>
              </table:table-cell>
              <table:table-cell office:value-type="float" office:value="0.55">
                <text:p>0.55</text:p>
              </table:table-cell>
              <table:table-cell office:value-type="float" office:value="0.67">
                <text:p>0.67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1.06">
                <text:p>1.06</text:p>
              </table:table-cell>
              <table:table-cell office:value-type="float" office:value="1.13">
                <text:p>1.13</text:p>
              </table:table-cell>
              <table:table-cell office:value-type="float" office:value="1.17">
                <text:p>1.17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 text:id="'theta0.1'.B1:'theta0.1'.B1">no int. theta 0.1</text:p>
              </table:table-cell>
              <table:table-cell office:value-type="float" office:value="0">
                <text:p text:id="'theta0.1'.C30:'theta0.1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1.04">
                <text:p>1.04</text:p>
              </table:table-cell>
              <table:table-cell office:value-type="float" office:value="1.14">
                <text:p>1.14</text:p>
              </table:table-cell>
              <table:table-cell office:value-type="float" office:value="1.23">
                <text:p>1.23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26.4cm" svg:height="11.058cm" chart:class="chart:scatter" chart:style-name="ch1">
        <chart:legend chart:legend-position="end" svg:x="18.177cm" svg:y="2.435cm" chart:style-name="ch2"/>
        <chart:plot-area chart:style-name="ch3" table:cell-range-address="'theta0.3'.B16:'theta0.3'.B26 'theta0.3'.D15:'theta0.3'.S26" chart:data-source-has-labels="row" svg:x="0.855cm" svg:y="0.221cm" svg:width="16.794cm" svg:height="10.375cm">
          <chart:axis chart:dimension="x" chart:name="primary-x" chart:style-name="ch4">
            <chart:title svg:x="8.757cm" svg:y="10.245cm" chart:style-name="ch5">
              <text:p>Time steps</text:p>
            </chart:title>
          </chart:axis>
          <chart:axis chart:dimension="y" chart:name="primary-y" chart:style-name="ch6">
            <chart:title svg:x="0.529cm" svg:y="5.599cm" chart:style-name="ch7">
              <text:p>ln(ISF)</text:p>
            </chart:title>
            <chart:grid chart:style-name="ch8" chart:class="major"/>
          </chart:axis>
          <chart:series chart:style-name="ch9" chart:values-cell-range-address="'theta0.3'.D16:'theta0.3'.D26" chart:label-cell-address="'theta0.3'.D15:'theta0.3'.D15" chart:class="chart:scatter">
            <chart:domain table:cell-range-address="'theta0.3'.B16:'theta0.3'.B26"/>
            <chart:regression-curve chart:style-name="ch10">
              <chart:equation svg:x="2.449cm" svg:y="6.681cm"/>
            </chart:regression-curve>
            <chart:data-point chart:repeated="11"/>
          </chart:series>
          <chart:series chart:style-name="ch11" chart:values-cell-range-address="'theta0.3'.E16:'theta0.3'.E26" chart:label-cell-address="'theta0.3'.E15:'theta0.3'.E15" chart:class="chart:scatter">
            <chart:regression-curve chart:style-name="ch12">
              <chart:equation svg:x="2.476cm" svg:y="7.244cm"/>
            </chart:regression-curve>
            <chart:data-point chart:repeated="11"/>
          </chart:series>
          <chart:series chart:style-name="ch13" chart:values-cell-range-address="'theta0.3'.F16:'theta0.3'.F26" chart:label-cell-address="'theta0.3'.F15:'theta0.3'.F15" chart:class="chart:scatter">
            <chart:regression-curve chart:style-name="ch14">
              <chart:equation svg:x="2.476cm" svg:y="7.88cm"/>
            </chart:regression-curve>
            <chart:data-point chart:repeated="11"/>
          </chart:series>
          <chart:series chart:style-name="ch15" chart:values-cell-range-address="'theta0.3'.G16:'theta0.3'.G26" chart:label-cell-address="'theta0.3'.G15:'theta0.3'.G15" chart:class="chart:scatter">
            <chart:regression-curve chart:style-name="ch16">
              <chart:equation svg:x="2.502cm" svg:y="8.316cm"/>
            </chart:regression-curve>
            <chart:data-point chart:repeated="11"/>
          </chart:series>
          <chart:series chart:style-name="ch17" chart:values-cell-range-address="'theta0.3'.H16:'theta0.3'.H26" chart:label-cell-address="'theta0.3'.H15:'theta0.3'.H15" chart:class="chart:scatter">
            <chart:regression-curve chart:style-name="ch18">
              <chart:equation svg:x="5.644cm" svg:y="6.758cm"/>
            </chart:regression-curve>
            <chart:data-point chart:repeated="11"/>
          </chart:series>
          <chart:series chart:style-name="ch19" chart:values-cell-range-address="'theta0.3'.I16:'theta0.3'.I26" chart:label-cell-address="'theta0.3'.I15:'theta0.3'.I15" chart:class="chart:scatter">
            <chart:regression-curve chart:style-name="ch20">
              <chart:equation svg:x="5.725cm" svg:y="7.192cm"/>
            </chart:regression-curve>
            <chart:data-point chart:repeated="11"/>
          </chart:series>
          <chart:series chart:style-name="ch21" chart:values-cell-range-address="'theta0.3'.J16:'theta0.3'.J26" chart:label-cell-address="'theta0.3'.J15:'theta0.3'.J15" chart:class="chart:scatter">
            <chart:regression-curve chart:style-name="ch22">
              <chart:equation svg:x="5.752cm" svg:y="7.656cm"/>
            </chart:regression-curve>
            <chart:data-point chart:repeated="11"/>
          </chart:series>
          <chart:series chart:style-name="ch23" chart:values-cell-range-address="'theta0.3'.K16:'theta0.3'.K26" chart:label-cell-address="'theta0.3'.K15:'theta0.3'.K15" chart:class="chart:scatter">
            <chart:regression-curve chart:style-name="ch24">
              <chart:equation svg:x="5.994cm" svg:y="8.219cm"/>
            </chart:regression-curve>
            <chart:data-point chart:repeated="11"/>
          </chart:series>
          <chart:series chart:style-name="ch25" chart:values-cell-range-address="'theta0.3'.L16:'theta0.3'.L26" chart:label-cell-address="'theta0.3'.L15:'theta0.3'.L15" chart:class="chart:scatter">
            <chart:regression-curve chart:style-name="ch26">
              <chart:equation svg:x="9.539cm" svg:y="6.763cm"/>
            </chart:regression-curve>
            <chart:data-point chart:repeated="11"/>
          </chart:series>
          <chart:series chart:style-name="ch27" chart:values-cell-range-address="'theta0.3'.M16:'theta0.3'.M26" chart:label-cell-address="'theta0.3'.M15:'theta0.3'.M15" chart:class="chart:scatter">
            <chart:regression-curve chart:style-name="ch28">
              <chart:equation svg:x="9.7cm" svg:y="7.369cm"/>
            </chart:regression-curve>
            <chart:data-point chart:repeated="11"/>
          </chart:series>
          <chart:series chart:style-name="ch29" chart:values-cell-range-address="'theta0.3'.N16:'theta0.3'.N26" chart:label-cell-address="'theta0.3'.N15:'theta0.3'.N15" chart:class="chart:scatter">
            <chart:regression-curve chart:style-name="ch30">
              <chart:equation svg:x="9.808cm" svg:y="7.727cm"/>
            </chart:regression-curve>
            <chart:data-point chart:repeated="11"/>
          </chart:series>
          <chart:series chart:style-name="ch31" chart:values-cell-range-address="'theta0.3'.O16:'theta0.3'.O26" chart:label-cell-address="'theta0.3'.O15:'theta0.3'.O15" chart:class="chart:scatter">
            <chart:regression-curve chart:style-name="ch32">
              <chart:equation svg:x="9.7cm" svg:y="8.265cm"/>
            </chart:regression-curve>
            <chart:data-point chart:repeated="11"/>
          </chart:series>
          <chart:series chart:style-name="ch33" chart:values-cell-range-address="'theta0.3'.P16:'theta0.3'.P26" chart:label-cell-address="'theta0.3'.P15:'theta0.3'.P15" chart:class="chart:scatter">
            <chart:regression-curve chart:style-name="ch10">
              <chart:equation svg:x="13.434cm" svg:y="6.876cm"/>
            </chart:regression-curve>
            <chart:data-point chart:repeated="11"/>
          </chart:series>
          <chart:series chart:style-name="ch34" chart:values-cell-range-address="'theta0.3'.Q16:'theta0.3'.Q26" chart:label-cell-address="'theta0.3'.Q15:'theta0.3'.Q15" chart:class="chart:scatter">
            <chart:regression-curve chart:style-name="ch12">
              <chart:equation svg:x="13.595cm" svg:y="7.354cm"/>
            </chart:regression-curve>
            <chart:data-point chart:repeated="11"/>
          </chart:series>
          <chart:series chart:style-name="ch35" chart:values-cell-range-address="'theta0.3'.R16:'theta0.3'.R26" chart:label-cell-address="'theta0.3'.R15:'theta0.3'.R15" chart:class="chart:scatter">
            <chart:regression-curve chart:style-name="ch14">
              <chart:equation svg:x="13.542cm" svg:y="7.719cm"/>
            </chart:regression-curve>
            <chart:data-point chart:repeated="11"/>
          </chart:series>
          <chart:series chart:style-name="ch36" chart:values-cell-range-address="'theta0.3'.S16:'theta0.3'.S26" chart:label-cell-address="'theta0.3'.S15:'theta0.3'.S15" chart:class="chart:scatter">
            <chart:regression-curve chart:style-name="ch16">
              <chart:equation svg:x="13.837cm" svg:y="8.237cm"/>
            </chart:regression-curve>
            <chart:data-point chart:repeated="11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3'.D15:'theta0.3'.D15">k1</text:p>
              </table:table-cell>
              <table:table-cell office:value-type="string">
                <text:p text:id="'theta0.3'.E15:'theta0.3'.E15">k2</text:p>
              </table:table-cell>
              <table:table-cell office:value-type="string">
                <text:p text:id="'theta0.3'.F15:'theta0.3'.F15">k3</text:p>
              </table:table-cell>
              <table:table-cell office:value-type="string">
                <text:p text:id="'theta0.3'.G15:'theta0.3'.G15">k4</text:p>
              </table:table-cell>
              <table:table-cell office:value-type="string">
                <text:p text:id="'theta0.3'.H15:'theta0.3'.H15">k5</text:p>
              </table:table-cell>
              <table:table-cell office:value-type="string">
                <text:p text:id="'theta0.3'.I15:'theta0.3'.I15">k6</text:p>
              </table:table-cell>
              <table:table-cell office:value-type="string">
                <text:p text:id="'theta0.3'.J15:'theta0.3'.J15">k7</text:p>
              </table:table-cell>
              <table:table-cell office:value-type="string">
                <text:p text:id="'theta0.3'.K15:'theta0.3'.K15">k8</text:p>
              </table:table-cell>
              <table:table-cell office:value-type="string">
                <text:p text:id="'theta0.3'.L15:'theta0.3'.L15">k9</text:p>
              </table:table-cell>
              <table:table-cell office:value-type="string">
                <text:p text:id="'theta0.3'.M15:'theta0.3'.M15">k10</text:p>
              </table:table-cell>
              <table:table-cell office:value-type="string">
                <text:p text:id="'theta0.3'.N15:'theta0.3'.N15">k11</text:p>
              </table:table-cell>
              <table:table-cell office:value-type="string">
                <text:p text:id="'theta0.3'.O15:'theta0.3'.O15">k12</text:p>
              </table:table-cell>
              <table:table-cell office:value-type="string">
                <text:p text:id="'theta0.3'.P15:'theta0.3'.P15">k13</text:p>
              </table:table-cell>
              <table:table-cell office:value-type="string">
                <text:p text:id="'theta0.3'.Q15:'theta0.3'.Q15">k14</text:p>
              </table:table-cell>
              <table:table-cell office:value-type="string">
                <text:p text:id="'theta0.3'.R15:'theta0.3'.R15">k15</text:p>
              </table:table-cell>
              <table:table-cell office:value-type="string">
                <text:p text:id="'theta0.3'.S15:'theta0.3'.S15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3'.B16:'theta0.3'.B26">0</text:p>
              </table:table-cell>
              <table:table-cell office:value-type="float" office:value="5.0042365322821">
                <text:p text:id="'theta0.3'.D16:'theta0.3'.D26">5.0042365322821</text:p>
              </table:table-cell>
              <table:table-cell office:value-type="float" office:value="5.01732341202445">
                <text:p text:id="'theta0.3'.E16:'theta0.3'.E26">5.01732341202445</text:p>
              </table:table-cell>
              <table:table-cell office:value-type="float" office:value="5.03413454450664">
                <text:p text:id="'theta0.3'.F16:'theta0.3'.F26">5.03413454450664</text:p>
              </table:table-cell>
              <table:table-cell office:value-type="float" office:value="5.06012527682761">
                <text:p text:id="'theta0.3'.G16:'theta0.3'.G26">5.06012527682761</text:p>
              </table:table-cell>
              <table:table-cell office:value-type="float" office:value="5.09215168459642">
                <text:p text:id="'theta0.3'.H16:'theta0.3'.H26">5.09215168459642</text:p>
              </table:table-cell>
              <table:table-cell office:value-type="float" office:value="5.12902496052979">
                <text:p text:id="'theta0.3'.I16:'theta0.3'.I26">5.12902496052979</text:p>
              </table:table-cell>
              <table:table-cell office:value-type="float" office:value="5.17252214387373">
                <text:p text:id="'theta0.3'.J16:'theta0.3'.J26">5.17252214387373</text:p>
              </table:table-cell>
              <table:table-cell office:value-type="float" office:value="5.21746006885279">
                <text:p text:id="'theta0.3'.K16:'theta0.3'.K26">5.21746006885279</text:p>
              </table:table-cell>
              <table:table-cell office:value-type="float" office:value="5.26595191033546">
                <text:p text:id="'theta0.3'.L16:'theta0.3'.L26">5.26595191033546</text:p>
              </table:table-cell>
              <table:table-cell office:value-type="float" office:value="5.31355133811769">
                <text:p text:id="'theta0.3'.M16:'theta0.3'.M26">5.31355133811769</text:p>
              </table:table-cell>
              <table:table-cell office:value-type="float" office:value="5.36123939436399">
                <text:p text:id="'theta0.3'.N16:'theta0.3'.N26">5.36123939436399</text:p>
              </table:table-cell>
              <table:table-cell office:value-type="float" office:value="5.4062692118093">
                <text:p text:id="'theta0.3'.O16:'theta0.3'.O26">5.4062692118093</text:p>
              </table:table-cell>
              <table:table-cell office:value-type="float" office:value="5.44078750800456">
                <text:p text:id="'theta0.3'.P16:'theta0.3'.P26">5.44078750800456</text:p>
              </table:table-cell>
              <table:table-cell office:value-type="float" office:value="5.47060218167218">
                <text:p text:id="'theta0.3'.Q16:'theta0.3'.Q26">5.47060218167218</text:p>
              </table:table-cell>
              <table:table-cell office:value-type="float" office:value="5.48901458270728">
                <text:p text:id="'theta0.3'.R16:'theta0.3'.R26">5.48901458270728</text:p>
              </table:table-cell>
              <table:table-cell office:value-type="float" office:value="5.49515111031674">
                <text:p text:id="'theta0.3'.S16:'theta0.3'.S26">5.49515111031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8726417128684">
                <text:p>4.98726417128684</text:p>
              </table:table-cell>
              <table:table-cell office:value-type="float" office:value="4.95121354437236">
                <text:p>4.95121354437236</text:p>
              </table:table-cell>
              <table:table-cell office:value-type="float" office:value="4.88975955596194">
                <text:p>4.88975955596194</text:p>
              </table:table-cell>
              <table:table-cell office:value-type="float" office:value="4.81637993186333">
                <text:p>4.81637993186333</text:p>
              </table:table-cell>
              <table:table-cell office:value-type="float" office:value="4.73307849868982">
                <text:p>4.73307849868982</text:p>
              </table:table-cell>
              <table:table-cell office:value-type="float" office:value="4.64867641472615">
                <text:p>4.64867641472615</text:p>
              </table:table-cell>
              <table:table-cell office:value-type="float" office:value="4.57193455047205">
                <text:p>4.57193455047205</text:p>
              </table:table-cell>
              <table:table-cell office:value-type="float" office:value="4.50521006193036">
                <text:p>4.50521006193036</text:p>
              </table:table-cell>
              <table:table-cell office:value-type="float" office:value="4.45587194733562">
                <text:p>4.45587194733562</text:p>
              </table:table-cell>
              <table:table-cell office:value-type="float" office:value="4.4186771004541">
                <text:p>4.4186771004541</text:p>
              </table:table-cell>
              <table:table-cell office:value-type="float" office:value="4.40027044961391">
                <text:p>4.40027044961391</text:p>
              </table:table-cell>
              <table:table-cell office:value-type="float" office:value="4.40024062330063">
                <text:p>4.40024062330063</text:p>
              </table:table-cell>
              <table:table-cell office:value-type="float" office:value="4.39808500608258">
                <text:p>4.39808500608258</text:p>
              </table:table-cell>
              <table:table-cell office:value-type="float" office:value="4.40709344553603">
                <text:p>4.40709344553603</text:p>
              </table:table-cell>
              <table:table-cell office:value-type="float" office:value="4.41371653829134">
                <text:p>4.41371653829134</text:p>
              </table:table-cell>
              <table:table-cell office:value-type="float" office:value="4.41335801545486">
                <text:p>4.41335801545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97016268297896">
                <text:p>4.97016268297896</text:p>
              </table:table-cell>
              <table:table-cell office:value-type="float" office:value="4.88523199786332">
                <text:p>4.88523199786332</text:p>
              </table:table-cell>
              <table:table-cell office:value-type="float" office:value="4.74624231317443">
                <text:p>4.74624231317443</text:p>
              </table:table-cell>
              <table:table-cell office:value-type="float" office:value="4.57207999472568">
                <text:p>4.57207999472568</text:p>
              </table:table-cell>
              <table:table-cell office:value-type="float" office:value="4.37569010118217">
                <text:p>4.37569010118217</text:p>
              </table:table-cell>
              <table:table-cell office:value-type="float" office:value="4.16744182139654">
                <text:p>4.16744182139654</text:p>
              </table:table-cell>
              <table:table-cell office:value-type="float" office:value="3.97198764479819">
                <text:p>3.97198764479819</text:p>
              </table:table-cell>
              <table:table-cell office:value-type="float" office:value="3.79361507456542">
                <text:p>3.79361507456542</text:p>
              </table:table-cell>
              <table:table-cell office:value-type="float" office:value="3.65430069042333">
                <text:p>3.65430069042333</text:p>
              </table:table-cell>
              <table:table-cell office:value-type="float" office:value="3.52994907804931">
                <text:p>3.52994907804931</text:p>
              </table:table-cell>
              <table:table-cell office:value-type="float" office:value="3.45124072852401">
                <text:p>3.45124072852401</text:p>
              </table:table-cell>
              <table:table-cell office:value-type="float" office:value="3.39710401525737">
                <text:p>3.39710401525737</text:p>
              </table:table-cell>
              <table:table-cell office:value-type="float" office:value="3.36056668828711">
                <text:p>3.36056668828711</text:p>
              </table:table-cell>
              <table:table-cell office:value-type="float" office:value="3.35437932161644">
                <text:p>3.35437932161644</text:p>
              </table:table-cell>
              <table:table-cell office:value-type="float" office:value="3.35108864856267">
                <text:p>3.35108864856267</text:p>
              </table:table-cell>
              <table:table-cell office:value-type="float" office:value="3.34195715529464">
                <text:p>3.34195715529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95324555938605">
                <text:p>4.95324555938605</text:p>
              </table:table-cell>
              <table:table-cell office:value-type="float" office:value="4.81896909178473">
                <text:p>4.81896909178473</text:p>
              </table:table-cell>
              <table:table-cell office:value-type="float" office:value="4.60254865277064">
                <text:p>4.60254865277064</text:p>
              </table:table-cell>
              <table:table-cell office:value-type="float" office:value="4.32883838810325">
                <text:p>4.32883838810325</text:p>
              </table:table-cell>
              <table:table-cell office:value-type="float" office:value="4.01707575373046">
                <text:p>4.01707575373046</text:p>
              </table:table-cell>
              <table:table-cell office:value-type="float" office:value="3.68787494976833">
                <text:p>3.68787494976833</text:p>
              </table:table-cell>
              <table:table-cell office:value-type="float" office:value="3.37950717400654">
                <text:p>3.37950717400654</text:p>
              </table:table-cell>
              <table:table-cell office:value-type="float" office:value="3.09296106618852">
                <text:p>3.09296106618852</text:p>
              </table:table-cell>
              <table:table-cell office:value-type="float" office:value="2.86399013639963">
                <text:p>2.86399013639963</text:p>
              </table:table-cell>
              <table:table-cell office:value-type="float" office:value="2.66480443829396">
                <text:p>2.66480443829396</text:p>
              </table:table-cell>
              <table:table-cell office:value-type="float" office:value="2.51571871167894">
                <text:p>2.51571871167894</text:p>
              </table:table-cell>
              <table:table-cell office:value-type="float" office:value="2.42457438106557">
                <text:p>2.42457438106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93627712654371">
                <text:p>4.93627712654371</text:p>
              </table:table-cell>
              <table:table-cell office:value-type="float" office:value="4.75295438557658">
                <text:p>4.75295438557658</text:p>
              </table:table-cell>
              <table:table-cell office:value-type="float" office:value="4.45710279869285">
                <text:p>4.45710279869285</text:p>
              </table:table-cell>
              <table:table-cell office:value-type="float" office:value="4.08377136242634">
                <text:p>4.08377136242634</text:p>
              </table:table-cell>
              <table:table-cell office:value-type="float" office:value="3.65998911839885">
                <text:p>3.65998911839885</text:p>
              </table:table-cell>
              <table:table-cell office:value-type="float" office:value="3.21587653148124">
                <text:p>3.21587653148124</text:p>
              </table:table-cell>
              <table:table-cell office:value-type="float" office:value="2.78481801369436">
                <text:p>2.78481801369436</text:p>
              </table:table-cell>
              <table:table-cell office:value-type="float" office:value="2.40691898185087">
                <text:p>2.40691898185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1939878561447">
                <text:p>4.91939878561447</text:p>
              </table:table-cell>
              <table:table-cell office:value-type="float" office:value="4.68596451881297">
                <text:p>4.68596451881297</text:p>
              </table:table-cell>
              <table:table-cell office:value-type="float" office:value="4.31436925494926">
                <text:p>4.31436925494926</text:p>
              </table:table-cell>
              <table:table-cell office:value-type="float" office:value="3.84064235689778">
                <text:p>3.84064235689778</text:p>
              </table:table-cell>
              <table:table-cell office:value-type="float" office:value="3.30136120831714">
                <text:p>3.30136120831714</text:p>
              </table:table-cell>
              <table:table-cell office:value-type="float" office:value="2.73958052140738">
                <text:p>2.73958052140738</text:p>
              </table:table-cell>
              <table:table-cell office:value-type="float" office:value="2.19007910917535">
                <text:p>2.19007910917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90243645791869">
                <text:p>4.90243645791869</text:p>
              </table:table-cell>
              <table:table-cell office:value-type="float" office:value="4.62001603894698">
                <text:p>4.62001603894698</text:p>
              </table:table-cell>
              <table:table-cell office:value-type="float" office:value="4.16964326565007">
                <text:p>4.16964326565007</text:p>
              </table:table-cell>
              <table:table-cell office:value-type="float" office:value="3.59634658899823">
                <text:p>3.59634658899823</text:p>
              </table:table-cell>
              <table:table-cell office:value-type="float" office:value="2.94934063063135">
                <text:p>2.94934063063135</text:p>
              </table:table-cell>
              <table:table-cell office:value-type="float" office:value="2.26974366883973">
                <text:p>2.26974366883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88550576391067">
                <text:p>4.88550576391067</text:p>
              </table:table-cell>
              <table:table-cell office:value-type="float" office:value="4.55366686954745">
                <text:p>4.55366686954745</text:p>
              </table:table-cell>
              <table:table-cell office:value-type="float" office:value="4.02582675644499">
                <text:p>4.02582675644499</text:p>
              </table:table-cell>
              <table:table-cell office:value-type="float" office:value="3.3568344030287">
                <text:p>3.3568344030287</text:p>
              </table:table-cell>
              <table:table-cell office:value-type="float" office:value="2.59635708419037">
                <text:p>2.596357084190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8686152507958">
                <text:p>4.8686152507958</text:p>
              </table:table-cell>
              <table:table-cell office:value-type="float" office:value="4.48751641697642">
                <text:p>4.48751641697642</text:p>
              </table:table-cell>
              <table:table-cell office:value-type="float" office:value="3.88281641515268">
                <text:p>3.88281641515268</text:p>
              </table:table-cell>
              <table:table-cell office:value-type="float" office:value="3.11900333352975">
                <text:p>3.11900333352975</text:p>
              </table:table-cell>
              <table:table-cell office:value-type="float" office:value="2.22464733502529">
                <text:p>2.22464733502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8518190697447">
                <text:p>4.8518190697447</text:p>
              </table:table-cell>
              <table:table-cell office:value-type="float" office:value="4.42147797027022">
                <text:p>4.42147797027022</text:p>
              </table:table-cell>
              <table:table-cell office:value-type="float" office:value="3.7413767858575">
                <text:p>3.7413767858575</text:p>
              </table:table-cell>
              <table:table-cell office:value-type="float" office:value="2.87711426440424">
                <text:p>2.87711426440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83474970197869">
                <text:p>4.83474970197869</text:p>
              </table:table-cell>
              <table:table-cell office:value-type="float" office:value="4.35465775031084">
                <text:p>4.35465775031084</text:p>
              </table:table-cell>
              <table:table-cell office:value-type="float" office:value="3.59817052231345">
                <text:p>3.59817052231345</text:p>
              </table:table-cell>
              <table:table-cell office:value-type="float" office:value="2.63916089568068">
                <text:p>2.639160895680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29.222cm" svg:height="10.651cm" chart:class="chart:scatter" chart:column-mapping="1 2 3 4 5 6 7 8 9 10 11 12 13 14 15" chart:style-name="ch1">
        <chart:legend chart:legend-position="end" svg:x="20.942cm" svg:y="2.231cm" chart:style-name="ch2"/>
        <chart:plot-area chart:style-name="ch3" table:cell-range-address="'theta0.3'.B47:'theta0.3'.B57 'theta0.3'.D46:'theta0.3'.S57" chart:data-source-has-labels="row" svg:x="0.967cm" svg:y="0.213cm" svg:width="19.392cm" svg:height="10cm">
          <chart:axis chart:dimension="x" chart:name="primary-x" chart:style-name="ch4">
            <chart:title svg:x="10.168cm" svg:y="9.854cm" chart:style-name="ch5">
              <text:p>Time steps</text:p>
            </chart:title>
          </chart:axis>
          <chart:axis chart:dimension="y" chart:name="primary-y" chart:style-name="ch6">
            <chart:title svg:x="0.585cm" svg:y="5.404cm" chart:style-name="ch7">
              <text:p>ln(ISF)</text:p>
            </chart:title>
            <chart:grid chart:style-name="ch8" chart:class="major"/>
          </chart:axis>
          <chart:series chart:style-name="ch9" chart:values-cell-range-address="'theta0.3'.D47:'theta0.3'.D57" chart:label-cell-address="'theta0.3'.D46:'theta0.3'.D46" chart:class="chart:scatter">
            <chart:domain table:cell-range-address="'theta0.3'.B47:'theta0.3'.B57"/>
            <chart:regression-curve chart:style-name="ch10">
              <chart:equation svg:x="2.56cm" svg:y="7.021cm"/>
            </chart:regression-curve>
            <chart:data-point chart:repeated="11"/>
          </chart:series>
          <chart:series chart:style-name="ch11" chart:values-cell-range-address="'theta0.3'.E47:'theta0.3'.E57" chart:label-cell-address="'theta0.3'.E46:'theta0.3'.E46" chart:class="chart:scatter">
            <chart:regression-curve chart:style-name="ch12">
              <chart:equation svg:x="2.238cm" svg:y="7.534cm"/>
            </chart:regression-curve>
            <chart:data-point chart:repeated="11"/>
          </chart:series>
          <chart:series chart:style-name="ch13" chart:values-cell-range-address="'theta0.3'.F47:'theta0.3'.F57" chart:label-cell-address="'theta0.3'.F46:'theta0.3'.F46" chart:class="chart:scatter">
            <chart:regression-curve chart:style-name="ch14">
              <chart:equation svg:x="2.534cm" svg:y="7.884cm"/>
            </chart:regression-curve>
            <chart:data-point chart:repeated="11"/>
          </chart:series>
          <chart:series chart:style-name="ch15" chart:values-cell-range-address="'theta0.3'.G47:'theta0.3'.G57" chart:label-cell-address="'theta0.3'.G46:'theta0.3'.G46" chart:class="chart:scatter">
            <chart:regression-curve chart:style-name="ch16">
              <chart:equation svg:x="2.561cm" svg:y="8.44cm"/>
            </chart:regression-curve>
            <chart:data-point chart:repeated="11"/>
          </chart:series>
          <chart:series chart:style-name="ch17" chart:values-cell-range-address="'theta0.3'.H47:'theta0.3'.H57" chart:label-cell-address="'theta0.3'.H46:'theta0.3'.H46" chart:class="chart:scatter">
            <chart:regression-curve chart:style-name="ch18">
              <chart:equation svg:x="6.106cm" svg:y="7.026cm"/>
            </chart:regression-curve>
            <chart:data-point chart:repeated="11"/>
          </chart:series>
          <chart:series chart:style-name="ch19" chart:values-cell-range-address="'theta0.3'.I47:'theta0.3'.I57" chart:label-cell-address="'theta0.3'.I46:'theta0.3'.I46" chart:class="chart:scatter">
            <chart:regression-curve chart:style-name="ch20">
              <chart:equation svg:x="6.079cm" svg:y="7.485cm"/>
            </chart:regression-curve>
            <chart:data-point chart:repeated="11"/>
          </chart:series>
          <chart:series chart:style-name="ch21" chart:values-cell-range-address="'theta0.3'.J47:'theta0.3'.J57" chart:label-cell-address="'theta0.3'.J46:'theta0.3'.J46" chart:class="chart:scatter">
            <chart:regression-curve chart:style-name="ch22">
              <chart:equation svg:x="6.106cm" svg:y="7.977cm"/>
            </chart:regression-curve>
            <chart:data-point chart:repeated="11"/>
          </chart:series>
          <chart:series chart:style-name="ch23" chart:values-cell-range-address="'theta0.3'.K47:'theta0.3'.K57" chart:label-cell-address="'theta0.3'.K46:'theta0.3'.K46" chart:class="chart:scatter">
            <chart:regression-curve chart:style-name="ch24">
              <chart:equation svg:x="6.455cm" svg:y="8.454cm"/>
            </chart:regression-curve>
            <chart:data-point chart:repeated="11"/>
          </chart:series>
          <chart:series chart:style-name="ch25" chart:values-cell-range-address="'theta0.3'.L47:'theta0.3'.L57" chart:label-cell-address="'theta0.3'.L46:'theta0.3'.L46" chart:class="chart:scatter">
            <chart:regression-curve chart:style-name="ch26">
              <chart:equation svg:x="9.946cm" svg:y="7.01cm"/>
            </chart:regression-curve>
            <chart:data-point chart:repeated="11"/>
          </chart:series>
          <chart:series chart:style-name="ch27" chart:values-cell-range-address="'theta0.3'.M47:'theta0.3'.M57" chart:label-cell-address="'theta0.3'.M46:'theta0.3'.M46" chart:class="chart:scatter">
            <chart:regression-curve chart:style-name="ch28">
              <chart:equation svg:x="10.081cm" svg:y="7.526cm"/>
            </chart:regression-curve>
            <chart:data-point chart:repeated="11"/>
          </chart:series>
          <chart:series chart:style-name="ch29" chart:values-cell-range-address="'theta0.3'.N47:'theta0.3'.N57" chart:label-cell-address="'theta0.3'.N46:'theta0.3'.N46" chart:class="chart:scatter">
            <chart:regression-curve chart:style-name="ch30">
              <chart:equation svg:x="10.027cm" svg:y="7.989cm"/>
            </chart:regression-curve>
            <chart:data-point chart:repeated="11"/>
          </chart:series>
          <chart:series chart:style-name="ch31" chart:values-cell-range-address="'theta0.3'.O47:'theta0.3'.O57" chart:label-cell-address="'theta0.3'.O46:'theta0.3'.O46" chart:class="chart:scatter">
            <chart:regression-curve chart:style-name="ch32">
              <chart:equation svg:x="10.081cm" svg:y="8.445cm"/>
            </chart:regression-curve>
            <chart:data-point chart:repeated="11"/>
          </chart:series>
          <chart:series chart:style-name="ch33" chart:values-cell-range-address="'theta0.3'.P47:'theta0.3'.P57" chart:label-cell-address="'theta0.3'.P46:'theta0.3'.P46" chart:class="chart:scatter">
            <chart:regression-curve chart:style-name="ch10">
              <chart:equation svg:x="13.788cm" svg:y="7.036cm"/>
            </chart:regression-curve>
            <chart:data-point chart:repeated="11"/>
          </chart:series>
          <chart:series chart:style-name="ch34" chart:values-cell-range-address="'theta0.3'.Q47:'theta0.3'.Q57" chart:label-cell-address="'theta0.3'.Q46:'theta0.3'.Q46" chart:class="chart:scatter">
            <chart:regression-curve chart:style-name="ch12">
              <chart:equation svg:x="13.814cm" svg:y="7.512cm"/>
            </chart:regression-curve>
            <chart:data-point chart:repeated="11"/>
          </chart:series>
          <chart:series chart:style-name="ch35" chart:values-cell-range-address="'theta0.3'.R47:'theta0.3'.R57" chart:label-cell-address="'theta0.3'.R46:'theta0.3'.R46" chart:class="chart:scatter">
            <chart:regression-curve chart:style-name="ch14">
              <chart:equation svg:x="13.733cm" svg:y="7.945cm"/>
            </chart:regression-curve>
            <chart:data-point chart:repeated="11"/>
          </chart:series>
          <chart:series chart:style-name="ch36" chart:values-cell-range-address="'theta0.3'.S47:'theta0.3'.S57" chart:label-cell-address="'theta0.3'.S46:'theta0.3'.S46" chart:class="chart:scatter">
            <chart:regression-curve chart:style-name="ch16">
              <chart:equation svg:x="13.761cm" svg:y="8.391cm"/>
            </chart:regression-curve>
            <chart:data-point chart:repeated="11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3'.D46:'theta0.3'.D46">k1</text:p>
              </table:table-cell>
              <table:table-cell office:value-type="string">
                <text:p text:id="'theta0.3'.E46:'theta0.3'.E46">k2</text:p>
              </table:table-cell>
              <table:table-cell office:value-type="string">
                <text:p text:id="'theta0.3'.F46:'theta0.3'.F46">k3</text:p>
              </table:table-cell>
              <table:table-cell office:value-type="string">
                <text:p text:id="'theta0.3'.G46:'theta0.3'.G46">k4</text:p>
              </table:table-cell>
              <table:table-cell office:value-type="string">
                <text:p text:id="'theta0.3'.H46:'theta0.3'.H46">k5</text:p>
              </table:table-cell>
              <table:table-cell office:value-type="string">
                <text:p text:id="'theta0.3'.I46:'theta0.3'.I46">k6</text:p>
              </table:table-cell>
              <table:table-cell office:value-type="string">
                <text:p text:id="'theta0.3'.J46:'theta0.3'.J46">k7</text:p>
              </table:table-cell>
              <table:table-cell office:value-type="string">
                <text:p text:id="'theta0.3'.K46:'theta0.3'.K46">k8</text:p>
              </table:table-cell>
              <table:table-cell office:value-type="string">
                <text:p text:id="'theta0.3'.L46:'theta0.3'.L46">k9</text:p>
              </table:table-cell>
              <table:table-cell office:value-type="string">
                <text:p text:id="'theta0.3'.M46:'theta0.3'.M46">k10</text:p>
              </table:table-cell>
              <table:table-cell office:value-type="string">
                <text:p text:id="'theta0.3'.N46:'theta0.3'.N46">k11</text:p>
              </table:table-cell>
              <table:table-cell office:value-type="string">
                <text:p text:id="'theta0.3'.O46:'theta0.3'.O46">k12</text:p>
              </table:table-cell>
              <table:table-cell office:value-type="string">
                <text:p text:id="'theta0.3'.P46:'theta0.3'.P46">k13</text:p>
              </table:table-cell>
              <table:table-cell office:value-type="string">
                <text:p text:id="'theta0.3'.Q46:'theta0.3'.Q46">k14</text:p>
              </table:table-cell>
              <table:table-cell office:value-type="string">
                <text:p text:id="'theta0.3'.R46:'theta0.3'.R46">k15</text:p>
              </table:table-cell>
              <table:table-cell office:value-type="string">
                <text:p text:id="'theta0.3'.S46:'theta0.3'.S46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3'.B47:'theta0.3'.B57">0</text:p>
              </table:table-cell>
              <table:table-cell office:value-type="float" office:value="3.89078036981749">
                <text:p text:id="'theta0.3'.D47:'theta0.3'.D57">3.89078036981749</text:p>
              </table:table-cell>
              <table:table-cell office:value-type="float" office:value="3.88771781278098">
                <text:p text:id="'theta0.3'.E47:'theta0.3'.E57">3.88771781278098</text:p>
              </table:table-cell>
              <table:table-cell office:value-type="float" office:value="3.88568724360717">
                <text:p text:id="'theta0.3'.F47:'theta0.3'.F57">3.88568724360717</text:p>
              </table:table-cell>
              <table:table-cell office:value-type="float" office:value="3.88774670616735">
                <text:p text:id="'theta0.3'.G47:'theta0.3'.G57">3.88774670616735</text:p>
              </table:table-cell>
              <table:table-cell office:value-type="float" office:value="3.88912155774373">
                <text:p text:id="'theta0.3'.H47:'theta0.3'.H57">3.88912155774373</text:p>
              </table:table-cell>
              <table:table-cell office:value-type="float" office:value="3.88712398153643">
                <text:p text:id="'theta0.3'.I47:'theta0.3'.I57">3.88712398153643</text:p>
              </table:table-cell>
              <table:table-cell office:value-type="float" office:value="3.88769568111189">
                <text:p text:id="'theta0.3'.J47:'theta0.3'.J57">3.88769568111189</text:p>
              </table:table-cell>
              <table:table-cell office:value-type="float" office:value="3.88723264806091">
                <text:p text:id="'theta0.3'.K47:'theta0.3'.K57">3.88723264806091</text:p>
              </table:table-cell>
              <table:table-cell office:value-type="float" office:value="3.88856377690684">
                <text:p text:id="'theta0.3'.L47:'theta0.3'.L57">3.88856377690684</text:p>
              </table:table-cell>
              <table:table-cell office:value-type="float" office:value="3.88672181269044">
                <text:p text:id="'theta0.3'.M47:'theta0.3'.M57">3.88672181269044</text:p>
              </table:table-cell>
              <table:table-cell office:value-type="float" office:value="3.88891260547894">
                <text:p text:id="'theta0.3'.N47:'theta0.3'.N57">3.88891260547894</text:p>
              </table:table-cell>
              <table:table-cell office:value-type="float" office:value="3.88761268299016">
                <text:p text:id="'theta0.3'.O47:'theta0.3'.O57">3.88761268299016</text:p>
              </table:table-cell>
              <table:table-cell office:value-type="float" office:value="3.88713402855957">
                <text:p text:id="'theta0.3'.P47:'theta0.3'.P57">3.88713402855957</text:p>
              </table:table-cell>
              <table:table-cell office:value-type="float" office:value="3.88845075000324">
                <text:p text:id="'theta0.3'.Q47:'theta0.3'.Q57">3.88845075000324</text:p>
              </table:table-cell>
              <table:table-cell office:value-type="float" office:value="3.88831149639824">
                <text:p text:id="'theta0.3'.R47:'theta0.3'.R57">3.88831149639824</text:p>
              </table:table-cell>
              <table:table-cell office:value-type="float" office:value="3.88872346705914">
                <text:p text:id="'theta0.3'.S47:'theta0.3'.S57">3.888723467059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7806469352094">
                <text:p>3.87806469352094</text:p>
              </table:table-cell>
              <table:table-cell office:value-type="float" office:value="3.837243854238">
                <text:p>3.837243854238</text:p>
              </table:table-cell>
              <table:table-cell office:value-type="float" office:value="3.77373494635317">
                <text:p>3.77373494635317</text:p>
              </table:table-cell>
              <table:table-cell office:value-type="float" office:value="3.69451181256146">
                <text:p>3.69451181256146</text:p>
              </table:table-cell>
              <table:table-cell office:value-type="float" office:value="3.59399773250829">
                <text:p>3.59399773250829</text:p>
              </table:table-cell>
              <table:table-cell office:value-type="float" office:value="3.47682729032085">
                <text:p>3.47682729032085</text:p>
              </table:table-cell>
              <table:table-cell office:value-type="float" office:value="3.35244261686616">
                <text:p>3.35244261686616</text:p>
              </table:table-cell>
              <table:table-cell office:value-type="float" office:value="3.22280529438062">
                <text:p>3.22280529438062</text:p>
              </table:table-cell>
              <table:table-cell office:value-type="float" office:value="3.0944806269689">
                <text:p>3.0944806269689</text:p>
              </table:table-cell>
              <table:table-cell office:value-type="float" office:value="2.96692067708467">
                <text:p>2.96692067708467</text:p>
              </table:table-cell>
              <table:table-cell office:value-type="float" office:value="2.851171711196">
                <text:p>2.851171711196</text:p>
              </table:table-cell>
              <table:table-cell office:value-type="float" office:value="2.7491320018699">
                <text:p>2.7491320018699</text:p>
              </table:table-cell>
              <table:table-cell office:value-type="float" office:value="2.66852112040855">
                <text:p>2.66852112040855</text:p>
              </table:table-cell>
              <table:table-cell office:value-type="float" office:value="2.60802726702937">
                <text:p>2.60802726702937</text:p>
              </table:table-cell>
              <table:table-cell office:value-type="float" office:value="2.56563988822105">
                <text:p>2.56563988822105</text:p>
              </table:table-cell>
              <table:table-cell office:value-type="float" office:value="2.55839484658732">
                <text:p>2.55839484658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86536840930913">
                <text:p>3.86536840930913</text:p>
              </table:table-cell>
              <table:table-cell office:value-type="float" office:value="3.78678716649852">
                <text:p>3.78678716649852</text:p>
              </table:table-cell>
              <table:table-cell office:value-type="float" office:value="3.661831689078">
                <text:p>3.661831689078</text:p>
              </table:table-cell>
              <table:table-cell office:value-type="float" office:value="3.50094376754351">
                <text:p>3.50094376754351</text:p>
              </table:table-cell>
              <table:table-cell office:value-type="float" office:value="3.30052474957653">
                <text:p>3.30052474957653</text:p>
              </table:table-cell>
              <table:table-cell office:value-type="float" office:value="3.06840124655917">
                <text:p>3.06840124655917</text:p>
              </table:table-cell>
              <table:table-cell office:value-type="float" office:value="2.8220887534416">
                <text:p>2.8220887534416</text:p>
              </table:table-cell>
              <table:table-cell office:value-type="float" office:value="2.5608401570191">
                <text:p>2.5608401570191</text:p>
              </table:table-cell>
              <table:table-cell office:value-type="float" office:value="2.30910876748129">
                <text:p>2.30910876748129</text:p>
              </table:table-cell>
              <table:table-cell office:value-type="float" office:value="2.06257891334823">
                <text:p>2.06257891334823</text:p>
              </table:table-cell>
              <table:table-cell office:value-type="float" office:value="1.83638701344984">
                <text:p>1.83638701344984</text:p>
              </table:table-cell>
              <table:table-cell office:value-type="float" office:value="1.63746544579426">
                <text:p>1.63746544579426</text:p>
              </table:table-cell>
              <table:table-cell office:value-type="float" office:value="1.47603908245133">
                <text:p>1.47603908245133</text:p>
              </table:table-cell>
              <table:table-cell office:value-type="float" office:value="1.35149844410149">
                <text:p>1.35149844410149</text:p>
              </table:table-cell>
              <table:table-cell office:value-type="float" office:value="1.29088417631523">
                <text:p>1.29088417631523</text:p>
              </table:table-cell>
              <table:table-cell office:value-type="float" office:value="1.26148198997159">
                <text:p>1.26148198997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85259800128262">
                <text:p>3.85259800128262</text:p>
              </table:table-cell>
              <table:table-cell office:value-type="float" office:value="3.73627888976385">
                <text:p>3.73627888976385</text:p>
              </table:table-cell>
              <table:table-cell office:value-type="float" office:value="3.54948663110584">
                <text:p>3.54948663110584</text:p>
              </table:table-cell>
              <table:table-cell office:value-type="float" office:value="3.30698742971846">
                <text:p>3.30698742971846</text:p>
              </table:table-cell>
              <table:table-cell office:value-type="float" office:value="3.00853299363082">
                <text:p>3.00853299363082</text:p>
              </table:table-cell>
              <table:table-cell office:value-type="float" office:value="2.65935983195309">
                <text:p>2.65935983195309</text:p>
              </table:table-cell>
              <table:table-cell office:value-type="float" office:value="2.29473939584481">
                <text:p>2.29473939584481</text:p>
              </table:table-cell>
              <table:table-cell office:value-type="float" office:value="1.90877332024888">
                <text:p>1.90877332024888</text:p>
              </table:table-cell>
              <table:table-cell office:value-type="float" office:value="1.53474238308707">
                <text:p>1.53474238308707</text:p>
              </table:table-cell>
              <table:table-cell office:value-type="float" office:value="1.17707836950309">
                <text:p>1.17707836950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84004589982641">
                <text:p>3.84004589982641</text:p>
              </table:table-cell>
              <table:table-cell office:value-type="float" office:value="3.68595718845178">
                <text:p>3.68595718845178</text:p>
              </table:table-cell>
              <table:table-cell office:value-type="float" office:value="3.43807303962931">
                <text:p>3.43807303962931</text:p>
              </table:table-cell>
              <table:table-cell office:value-type="float" office:value="3.11386191580204">
                <text:p>3.11386191580204</text:p>
              </table:table-cell>
              <table:table-cell office:value-type="float" office:value="2.71492915343089">
                <text:p>2.71492915343089</text:p>
              </table:table-cell>
              <table:table-cell office:value-type="float" office:value="2.2571357420883">
                <text:p>2.2571357420883</text:p>
              </table:table-cell>
              <table:table-cell office:value-type="float" office:value="1.76791237408704">
                <text:p>1.76791237408704</text:p>
              </table:table-cell>
              <table:table-cell office:value-type="float" office:value="1.276381834094">
                <text:p>1.276381834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2746418210494">
                <text:p>3.82746418210494</text:p>
              </table:table-cell>
              <table:table-cell office:value-type="float" office:value="3.63556991795001">
                <text:p>3.63556991795001</text:p>
              </table:table-cell>
              <table:table-cell office:value-type="float" office:value="3.32575302977119">
                <text:p>3.32575302977119</text:p>
              </table:table-cell>
              <table:table-cell office:value-type="float" office:value="2.91976873474695">
                <text:p>2.91976873474695</text:p>
              </table:table-cell>
              <table:table-cell office:value-type="float" office:value="2.42819695878631">
                <text:p>2.42819695878631</text:p>
              </table:table-cell>
              <table:table-cell office:value-type="float" office:value="1.86841953915097">
                <text:p>1.86841953915097</text:p>
              </table:table-cell>
              <table:table-cell office:value-type="float" office:value="1.27324043806228">
                <text:p>1.2732404380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81477747403853">
                <text:p>3.81477747403853</text:p>
              </table:table-cell>
              <table:table-cell office:value-type="float" office:value="3.58510712107063">
                <text:p>3.58510712107063</text:p>
              </table:table-cell>
              <table:table-cell office:value-type="float" office:value="3.21409642169487">
                <text:p>3.21409642169487</text:p>
              </table:table-cell>
              <table:table-cell office:value-type="float" office:value="2.72898878426334">
                <text:p>2.72898878426334</text:p>
              </table:table-cell>
              <table:table-cell office:value-type="float" office:value="2.14026967219873">
                <text:p>2.14026967219873</text:p>
              </table:table-cell>
              <table:table-cell office:value-type="float" office:value="1.48083378942612">
                <text:p>1.48083378942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0200253792926">
                <text:p>3.80200253792926</text:p>
              </table:table-cell>
              <table:table-cell office:value-type="float" office:value="3.53487534687772">
                <text:p>3.53487534687772</text:p>
              </table:table-cell>
              <table:table-cell office:value-type="float" office:value="3.10241526435595">
                <text:p>3.10241526435595</text:p>
              </table:table-cell>
              <table:table-cell office:value-type="float" office:value="2.535854009347">
                <text:p>2.535854009347</text:p>
              </table:table-cell>
              <table:table-cell office:value-type="float" office:value="1.85168737780794">
                <text:p>1.85168737780794</text:p>
              </table:table-cell>
              <table:table-cell office:value-type="float" office:value="1.09496564774791">
                <text:p>1.09496564774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8948129019483">
                <text:p>3.78948129019483</text:p>
              </table:table-cell>
              <table:table-cell office:value-type="float" office:value="3.48494613652822">
                <text:p>3.48494613652822</text:p>
              </table:table-cell>
              <table:table-cell office:value-type="float" office:value="2.99150886751706">
                <text:p>2.99150886751706</text:p>
              </table:table-cell>
              <table:table-cell office:value-type="float" office:value="2.34517512361693">
                <text:p>2.34517512361693</text:p>
              </table:table-cell>
              <table:table-cell office:value-type="float" office:value="1.56874299317278">
                <text:p>1.56874299317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7769693118341">
                <text:p>3.7769693118341</text:p>
              </table:table-cell>
              <table:table-cell office:value-type="float" office:value="3.43494771079317">
                <text:p>3.43494771079317</text:p>
              </table:table-cell>
              <table:table-cell office:value-type="float" office:value="2.88135904289939">
                <text:p>2.88135904289939</text:p>
              </table:table-cell>
              <table:table-cell office:value-type="float" office:value="2.15560712763647">
                <text:p>2.15560712763647</text:p>
              </table:table-cell>
              <table:table-cell office:value-type="float" office:value="1.28953838665798">
                <text:p>1.289538386657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76430088473188">
                <text:p>3.76430088473188</text:p>
              </table:table-cell>
              <table:table-cell office:value-type="float" office:value="3.38503683393497">
                <text:p>3.38503683393497</text:p>
              </table:table-cell>
              <table:table-cell office:value-type="float" office:value="2.77068253161225">
                <text:p>2.77068253161225</text:p>
              </table:table-cell>
              <table:table-cell office:value-type="float" office:value="1.96427617069787">
                <text:p>1.96427617069787</text:p>
              </table:table-cell>
              <table:table-cell office:value-type="float" office:value="1.02392106953586">
                <text:p>1.02392106953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985cm" svg:height="7.007cm" chart:class="chart:scatter" chart:style-name="ch1">
        <chart:legend chart:legend-position="end" svg:x="5.694cm" svg:y="2.716cm" chart:style-name="ch2"/>
        <chart:plot-area chart:style-name="ch3" table:cell-range-address="'theta0.3'.C29:'theta0.3'.S30 'theta0.3'.B1:'theta0.3'.B1 'theta0.3'.B32:'theta0.3'.B32 'theta0.3'.C61:'theta0.3'.S61" chart:data-source-has-labels="column" svg:x="0.117cm" svg:y="0.14cm" svg:width="5.419cm" svg:height="6.648cm">
          <chart:axis chart:dimension="x" chart:name="primary-x" chart:style-name="ch4">
            <chart:title svg:x="3.032cm" svg:y="6.356cm" chart:style-name="ch5">
              <text:p>k</text:p>
            </chart:title>
          </chart:axis>
          <chart:axis chart:dimension="y" chart:name="primary-y" chart:style-name="ch4">
            <chart:title svg:x="0.16cm" svg:y="3.588cm" chart:style-name="ch6">
              <text:p>alpha</text:p>
            </chart:title>
            <chart:grid chart:style-name="ch7" chart:class="major"/>
          </chart:axis>
          <chart:series chart:style-name="ch8" chart:values-cell-range-address="'theta0.3'.C30:'theta0.3'.S30" chart:label-cell-address="'theta0.3'.B1:'theta0.3'.B1" chart:class="chart:scatter">
            <chart:domain table:cell-range-address="'theta0.3'.C29:'theta0.3'.S29"/>
            <chart:data-point chart:repeated="17"/>
          </chart:series>
          <chart:series chart:style-name="ch9" chart:values-cell-range-address="'theta0.3'.C61:'theta0.3'.S61" chart:label-cell-address="'theta0.3'.B32:'theta0.3'.B32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3'.C29:'theta0.3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3'.B1:'theta0.3'.B1">nn rep. theta 0.3</text:p>
              </table:table-cell>
              <table:table-cell office:value-type="float" office:value="0">
                <text:p text:id="'theta0.3'.C30:'theta0.3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.04">
                <text:p>1.04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 text:id="'theta0.3'.B32:'theta0.3'.B32">no int. theta 0.3</text:p>
              </table:table-cell>
              <table:table-cell office:value-type="float" office:value="0">
                <text:p text:id="'theta0.3'.C61:'theta0.3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  <table:table-cell office:value-type="float" office:value="1.03">
                <text:p>1.03</text:p>
              </table:table-cell>
              <table:table-cell office:value-type="float" office:value="1.13">
                <text:p>1.13</text:p>
              </table:table-cell>
              <table:table-cell office:value-type="float" office:value="1.21">
                <text:p>1.21</text:p>
              </table:table-cell>
              <table:table-cell office:value-type="float" office:value="1.27">
                <text:p>1.27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ignore" chart:spline-order="3" chart:series-source="rows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plot-area chart:style-name="ch2" table:cell-range-address="Stuff.A1:Stuff.G2" chart:data-source-has-labels="column" svg:x="0.119cm" svg:y="0.14cm" svg:width="7.721cm" svg:height="6.781cm">
          <chart:axis chart:dimension="x" chart:name="primary-x" chart:style-name="ch3">
            <chart:title svg:x="3.55cm" svg:y="6.489cm" chart:style-name="ch4">
              <text:p>Coverage</text:p>
            </chart:title>
          </chart:axis>
          <chart:axis chart:dimension="y" chart:name="primary-y" chart:style-name="ch3">
            <chart:title svg:x="0.161cm" svg:y="4.078cm" chart:style-name="ch5">
              <text:p>Drop at k16</text:p>
            </chart:title>
            <chart:grid chart:style-name="ch6" chart:class="major"/>
          </chart:axis>
          <chart:series chart:style-name="ch7" chart:values-cell-range-address="Stuff.B2:Stuff.G2" chart:label-cell-address="Stuff.A2:Stuff.A2" chart:class="chart:scatter">
            <chart:domain table:cell-range-address="Stuff.B1:Stuff.G1"/>
            <chart:regression-curve chart:style-name="ch8">
              <chart:equation chart:display-equation="fals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">Row 1</text:p>
              </table:table-cell>
              <table:table-cell office:value-type="float" office:value="0.01">
                <text:p text:id="Stuff.B1:Stuff.G1"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 text:id="Stuff.A2:Stuff.A2">Difference</text:p>
              </table:table-cell>
              <table:table-cell office:value-type="float" office:value="0.02">
                <text:p text:id="Stuff.B2:Stuff.G2">0.02</text:p>
              </table:table-cell>
              <table:table-cell office:value-type="float" office:value="-0.05">
                <text:p>-0.05</text:p>
              </table:table-cell>
              <table:table-cell office:value-type="float" office:value="0.12">
                <text:p>0.12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svg:stroke-width="0cm" svg:stroke-color="#579d1c"/>
    </style:style>
    <style:style style:name="ch17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8" style:family="chart">
      <style:graphic-properties svg:stroke-width="0cm" svg:stroke-color="#7e0021"/>
    </style:style>
    <style:style style:name="ch19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20" style:family="chart">
      <style:graphic-properties svg:stroke-width="0cm" svg:stroke-color="#83caff"/>
    </style:style>
    <style:style style:name="ch21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2" style:family="chart">
      <style:graphic-properties svg:stroke-width="0cm" svg:stroke-color="#314004"/>
    </style:style>
    <style:style style:name="ch23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4" style:family="chart">
      <style:graphic-properties svg:stroke-width="0cm" svg:stroke-color="#aecf00"/>
    </style:style>
    <style:style style:name="ch2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6" style:family="chart">
      <style:graphic-properties svg:stroke-width="0cm" svg:stroke-color="#4b1f6f"/>
    </style:style>
    <style:style style:name="ch27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8" style:family="chart">
      <style:graphic-properties svg:stroke-width="0cm" svg:stroke-color="#ff950e"/>
    </style:style>
    <style:style style:name="ch29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30" style:family="chart">
      <style:graphic-properties svg:stroke-width="0cm" svg:stroke-color="#c5000b"/>
    </style:style>
    <style:style style:name="ch31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2" style:family="chart">
      <style:graphic-properties svg:stroke-width="0cm" svg:stroke-color="#0084d1"/>
    </style:style>
    <style:style style:name="ch33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4" style:family="chart">
      <style:graphic-properties svg:stroke-width="0cm" svg:stroke-color="#004586"/>
    </style:style>
    <style:style style:name="ch35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6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7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8" style:family="chart">
      <style:chart-properties chart:symbol-type="named-symbol" chart:symbol-name="square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draw:stroke="none" svg:stroke-color="#b3b3b3" draw:fill="solid" draw:fill-color="#cccccc"/>
    </style:style>
  </office:automatic-styles>
  <office:body>
    <office:chart>
      <chart:chart svg:width="29.088cm" svg:height="10.553cm" chart:class="chart:scatter" chart:style-name="ch1">
        <chart:title svg:x="13.697cm" svg:y="0.212cm" chart:style-name="ch2">
          <text:p>NN Rep.</text:p>
        </chart:title>
        <chart:subtitle svg:x="14.279cm" svg:y="0.926cm" chart:style-name="ch3">
          <text:p>0.4</text:p>
        </chart:subtitle>
        <chart:legend chart:legend-position="end" svg:x="20.811cm" svg:y="2.182cm" chart:style-name="ch4"/>
        <chart:plot-area chart:style-name="ch5" table:cell-range-address="'theta0.4'.B15:'theta0.4'.B26 'theta0.4'.D15:'theta0.4'.S26" chart:data-source-has-labels="row" svg:x="0.879cm" svg:y="1.614cm" svg:width="19.269cm" svg:height="8.532cm">
          <chart:axis chart:dimension="x" chart:name="primary-x" chart:style-name="ch6">
            <chart:title svg:x="10.018cm" svg:y="9.786cm" chart:style-name="ch7">
              <text:p>Time steps</text:p>
            </chart:title>
          </chart:axis>
          <chart:axis chart:dimension="y" chart:name="primary-y" chart:style-name="ch8">
            <chart:title svg:x="0.499cm" svg:y="6.071cm" chart:style-name="ch9">
              <text:p>ln(ISF)</text:p>
            </chart:title>
            <chart:grid chart:style-name="ch10" chart:class="major"/>
          </chart:axis>
          <chart:series chart:style-name="ch11" chart:values-cell-range-address="'theta0.4'.D16:'theta0.4'.D26" chart:label-cell-address="'theta0.4'.D15:'theta0.4'.D15" chart:class="chart:scatter">
            <chart:domain table:cell-range-address="'theta0.4'.B16:'theta0.4'.B26"/>
            <chart:regression-curve chart:style-name="ch12">
              <chart:equation svg:x="2.528cm" svg:y="6.771cm"/>
            </chart:regression-curve>
            <chart:data-point chart:repeated="11"/>
          </chart:series>
          <chart:series chart:style-name="ch13" chart:values-cell-range-address="'theta0.4'.E16:'theta0.4'.E26" chart:label-cell-address="'theta0.4'.E15:'theta0.4'.E15" chart:class="chart:scatter">
            <chart:regression-curve chart:style-name="ch14">
              <chart:equation svg:x="2.608cm" svg:y="7.289cm"/>
            </chart:regression-curve>
            <chart:data-point chart:repeated="11"/>
          </chart:series>
          <chart:series chart:style-name="ch15" chart:values-cell-range-address="'theta0.4'.F16:'theta0.4'.F26" chart:label-cell-address="'theta0.4'.F15:'theta0.4'.F15" chart:class="chart:scatter">
            <chart:regression-curve chart:style-name="ch16">
              <chart:equation svg:x="2.42cm" svg:y="7.713cm"/>
            </chart:regression-curve>
            <chart:data-point chart:repeated="11"/>
          </chart:series>
          <chart:series chart:style-name="ch17" chart:values-cell-range-address="'theta0.4'.G16:'theta0.4'.G26" chart:label-cell-address="'theta0.4'.G15:'theta0.4'.G15" chart:class="chart:scatter">
            <chart:regression-curve chart:style-name="ch18">
              <chart:equation svg:x="2.528cm" svg:y="8.263cm"/>
            </chart:regression-curve>
            <chart:data-point chart:repeated="11"/>
          </chart:series>
          <chart:series chart:style-name="ch19" chart:values-cell-range-address="'theta0.4'.H16:'theta0.4'.H26" chart:label-cell-address="'theta0.4'.H15:'theta0.4'.H15" chart:class="chart:scatter">
            <chart:regression-curve chart:style-name="ch20">
              <chart:equation svg:x="6.235cm" svg:y="6.631cm"/>
            </chart:regression-curve>
            <chart:data-point chart:repeated="11"/>
          </chart:series>
          <chart:series chart:style-name="ch21" chart:values-cell-range-address="'theta0.4'.I16:'theta0.4'.I26" chart:label-cell-address="'theta0.4'.I15:'theta0.4'.I15" chart:class="chart:scatter">
            <chart:regression-curve chart:style-name="ch22">
              <chart:equation svg:x="6.288cm" svg:y="7.167cm"/>
            </chart:regression-curve>
            <chart:data-point chart:repeated="11"/>
          </chart:series>
          <chart:series chart:style-name="ch23" chart:values-cell-range-address="'theta0.4'.J16:'theta0.4'.J26" chart:label-cell-address="'theta0.4'.J15:'theta0.4'.J15" chart:class="chart:scatter">
            <chart:regression-curve chart:style-name="ch24">
              <chart:equation svg:x="6.234cm" svg:y="7.637cm"/>
            </chart:regression-curve>
            <chart:data-point chart:repeated="11"/>
          </chart:series>
          <chart:series chart:style-name="ch25" chart:values-cell-range-address="'theta0.4'.K16:'theta0.4'.K26" chart:label-cell-address="'theta0.4'.K15:'theta0.4'.K15" chart:class="chart:scatter">
            <chart:regression-curve chart:style-name="ch26">
              <chart:equation svg:x="6.261cm" svg:y="8.184cm"/>
            </chart:regression-curve>
            <chart:data-point chart:repeated="11"/>
          </chart:series>
          <chart:series chart:style-name="ch27" chart:values-cell-range-address="'theta0.4'.L16:'theta0.4'.L26" chart:label-cell-address="'theta0.4'.L15:'theta0.4'.L15" chart:class="chart:scatter">
            <chart:regression-curve chart:style-name="ch28">
              <chart:equation svg:x="9.86cm" svg:y="6.635cm"/>
            </chart:regression-curve>
            <chart:data-point chart:repeated="11"/>
          </chart:series>
          <chart:series chart:style-name="ch29" chart:values-cell-range-address="'theta0.4'.M16:'theta0.4'.M26" chart:label-cell-address="'theta0.4'.M15:'theta0.4'.M15" chart:class="chart:scatter">
            <chart:regression-curve chart:style-name="ch30">
              <chart:equation svg:x="9.914cm" svg:y="7.044cm"/>
            </chart:regression-curve>
            <chart:data-point chart:repeated="11"/>
          </chart:series>
          <chart:series chart:style-name="ch31" chart:values-cell-range-address="'theta0.4'.N16:'theta0.4'.N26" chart:label-cell-address="'theta0.4'.N15:'theta0.4'.N15" chart:class="chart:scatter">
            <chart:regression-curve chart:style-name="ch32">
              <chart:equation svg:x="9.968cm" svg:y="7.565cm"/>
            </chart:regression-curve>
            <chart:data-point chart:repeated="11"/>
          </chart:series>
          <chart:series chart:style-name="ch33" chart:values-cell-range-address="'theta0.4'.O16:'theta0.4'.O26" chart:label-cell-address="'theta0.4'.O15:'theta0.4'.O15" chart:class="chart:scatter">
            <chart:regression-curve chart:style-name="ch34">
              <chart:equation svg:x="10.264cm" svg:y="8.245cm"/>
            </chart:regression-curve>
            <chart:data-point chart:repeated="11"/>
          </chart:series>
          <chart:series chart:style-name="ch35" chart:values-cell-range-address="'theta0.4'.P16:'theta0.4'.P26" chart:label-cell-address="'theta0.4'.P15:'theta0.4'.P15" chart:class="chart:scatter">
            <chart:regression-curve chart:style-name="ch12">
              <chart:equation svg:x="13.379cm" svg:y="6.735cm"/>
            </chart:regression-curve>
            <chart:data-point chart:repeated="11"/>
          </chart:series>
          <chart:series chart:style-name="ch36" chart:values-cell-range-address="'theta0.4'.Q16:'theta0.4'.Q26" chart:label-cell-address="'theta0.4'.Q15:'theta0.4'.Q15" chart:class="chart:scatter">
            <chart:regression-curve chart:style-name="ch14">
              <chart:equation svg:x="13.565cm" svg:y="7.223cm"/>
            </chart:regression-curve>
            <chart:data-point chart:repeated="11"/>
          </chart:series>
          <chart:series chart:style-name="ch37" chart:values-cell-range-address="'theta0.4'.R16:'theta0.4'.R26" chart:label-cell-address="'theta0.4'.R15:'theta0.4'.R15" chart:class="chart:scatter">
            <chart:regression-curve chart:style-name="ch16">
              <chart:equation svg:x="13.621cm" svg:y="7.731cm"/>
            </chart:regression-curve>
            <chart:data-point chart:repeated="11"/>
          </chart:series>
          <chart:series chart:style-name="ch38" chart:values-cell-range-address="'theta0.4'.S16:'theta0.4'.S26" chart:label-cell-address="'theta0.4'.S15:'theta0.4'.S15" chart:class="chart:scatter">
            <chart:data-point chart:repeated="11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4'.D15:'theta0.4'.D15">k1</text:p>
              </table:table-cell>
              <table:table-cell office:value-type="string">
                <text:p text:id="'theta0.4'.E15:'theta0.4'.E15">k2</text:p>
              </table:table-cell>
              <table:table-cell office:value-type="string">
                <text:p text:id="'theta0.4'.F15:'theta0.4'.F15">k3</text:p>
              </table:table-cell>
              <table:table-cell office:value-type="string">
                <text:p text:id="'theta0.4'.G15:'theta0.4'.G15">k4</text:p>
              </table:table-cell>
              <table:table-cell office:value-type="string">
                <text:p text:id="'theta0.4'.H15:'theta0.4'.H15">k5</text:p>
              </table:table-cell>
              <table:table-cell office:value-type="string">
                <text:p text:id="'theta0.4'.I15:'theta0.4'.I15">k6</text:p>
              </table:table-cell>
              <table:table-cell office:value-type="string">
                <text:p text:id="'theta0.4'.J15:'theta0.4'.J15">k7</text:p>
              </table:table-cell>
              <table:table-cell office:value-type="string">
                <text:p text:id="'theta0.4'.K15:'theta0.4'.K15">k8</text:p>
              </table:table-cell>
              <table:table-cell office:value-type="string">
                <text:p text:id="'theta0.4'.L15:'theta0.4'.L15">k9</text:p>
              </table:table-cell>
              <table:table-cell office:value-type="string">
                <text:p text:id="'theta0.4'.M15:'theta0.4'.M15">k10</text:p>
              </table:table-cell>
              <table:table-cell office:value-type="string">
                <text:p text:id="'theta0.4'.N15:'theta0.4'.N15">k11</text:p>
              </table:table-cell>
              <table:table-cell office:value-type="string">
                <text:p text:id="'theta0.4'.O15:'theta0.4'.O15">k12</text:p>
              </table:table-cell>
              <table:table-cell office:value-type="string">
                <text:p text:id="'theta0.4'.P15:'theta0.4'.P15">k13</text:p>
              </table:table-cell>
              <table:table-cell office:value-type="string">
                <text:p text:id="'theta0.4'.Q15:'theta0.4'.Q15">k14</text:p>
              </table:table-cell>
              <table:table-cell office:value-type="string">
                <text:p text:id="'theta0.4'.R15:'theta0.4'.R15">k15</text:p>
              </table:table-cell>
              <table:table-cell office:value-type="string">
                <text:p text:id="'theta0.4'.S15:'theta0.4'.S15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4'.B16:'theta0.4'.B26">0</text:p>
              </table:table-cell>
              <table:table-cell office:value-type="float" office:value="5.08944197666693">
                <text:p text:id="'theta0.4'.D16:'theta0.4'.D26">5.08944197666693</text:p>
              </table:table-cell>
              <table:table-cell office:value-type="float" office:value="5.09924068330644">
                <text:p text:id="'theta0.4'.E16:'theta0.4'.E26">5.09924068330644</text:p>
              </table:table-cell>
              <table:table-cell office:value-type="float" office:value="5.12090412424615">
                <text:p text:id="'theta0.4'.F16:'theta0.4'.F26">5.12090412424615</text:p>
              </table:table-cell>
              <table:table-cell office:value-type="float" office:value="5.14965707856415">
                <text:p text:id="'theta0.4'.G16:'theta0.4'.G26">5.14965707856415</text:p>
              </table:table-cell>
              <table:table-cell office:value-type="float" office:value="5.18216656681953">
                <text:p text:id="'theta0.4'.H16:'theta0.4'.H26">5.18216656681953</text:p>
              </table:table-cell>
              <table:table-cell office:value-type="float" office:value="5.22549271673768">
                <text:p text:id="'theta0.4'.I16:'theta0.4'.I26">5.22549271673768</text:p>
              </table:table-cell>
              <table:table-cell office:value-type="float" office:value="5.27288888577307">
                <text:p text:id="'theta0.4'.J16:'theta0.4'.J26">5.27288888577307</text:p>
              </table:table-cell>
              <table:table-cell office:value-type="float" office:value="5.32478820204055">
                <text:p text:id="'theta0.4'.K16:'theta0.4'.K26">5.32478820204055</text:p>
              </table:table-cell>
              <table:table-cell office:value-type="float" office:value="5.37906876150495">
                <text:p text:id="'theta0.4'.L16:'theta0.4'.L26">5.37906876150495</text:p>
              </table:table-cell>
              <table:table-cell office:value-type="float" office:value="5.43526849271272">
                <text:p text:id="'theta0.4'.M16:'theta0.4'.M26">5.43526849271272</text:p>
              </table:table-cell>
              <table:table-cell office:value-type="float" office:value="5.48747839739144">
                <text:p text:id="'theta0.4'.N16:'theta0.4'.N26">5.48747839739144</text:p>
              </table:table-cell>
              <table:table-cell office:value-type="float" office:value="5.53930331142956">
                <text:p text:id="'theta0.4'.O16:'theta0.4'.O26">5.53930331142956</text:p>
              </table:table-cell>
              <table:table-cell office:value-type="float" office:value="5.58060291642993">
                <text:p text:id="'theta0.4'.P16:'theta0.4'.P26">5.58060291642993</text:p>
              </table:table-cell>
              <table:table-cell office:value-type="float" office:value="5.61555832619282">
                <text:p text:id="'theta0.4'.Q16:'theta0.4'.Q26">5.61555832619282</text:p>
              </table:table-cell>
              <table:table-cell office:value-type="float" office:value="5.63552208483904">
                <text:p text:id="'theta0.4'.R16:'theta0.4'.R26">5.63552208483904</text:p>
              </table:table-cell>
              <table:table-cell office:value-type="float" office:value="5.64128978825978">
                <text:p text:id="'theta0.4'.S16:'theta0.4'.S26">5.641289788259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7158914798437">
                <text:p>5.07158914798437</text:p>
              </table:table-cell>
              <table:table-cell office:value-type="float" office:value="5.03027960820797">
                <text:p>5.03027960820797</text:p>
              </table:table-cell>
              <table:table-cell office:value-type="float" office:value="4.97061762879429">
                <text:p>4.97061762879429</text:p>
              </table:table-cell>
              <table:table-cell office:value-type="float" office:value="4.89528205409408">
                <text:p>4.89528205409408</text:p>
              </table:table-cell>
              <table:table-cell office:value-type="float" office:value="4.80825126504934">
                <text:p>4.80825126504934</text:p>
              </table:table-cell>
              <table:table-cell office:value-type="float" office:value="4.72882563411771">
                <text:p>4.72882563411771</text:p>
              </table:table-cell>
              <table:table-cell office:value-type="float" office:value="4.6538682506784">
                <text:p>4.6538682506784</text:p>
              </table:table-cell>
              <table:table-cell office:value-type="float" office:value="4.59440980012894">
                <text:p>4.59440980012894</text:p>
              </table:table-cell>
              <table:table-cell office:value-type="float" office:value="4.55320382303544">
                <text:p>4.55320382303544</text:p>
              </table:table-cell>
              <table:table-cell office:value-type="float" office:value="4.53253992148643">
                <text:p>4.53253992148643</text:p>
              </table:table-cell>
              <table:table-cell office:value-type="float" office:value="4.52900821351155">
                <text:p>4.52900821351155</text:p>
              </table:table-cell>
              <table:table-cell office:value-type="float" office:value="4.53828052976393">
                <text:p>4.53828052976393</text:p>
              </table:table-cell>
              <table:table-cell office:value-type="float" office:value="4.54949657516472">
                <text:p>4.54949657516472</text:p>
              </table:table-cell>
              <table:table-cell office:value-type="float" office:value="4.57033554394655">
                <text:p>4.57033554394655</text:p>
              </table:table-cell>
              <table:table-cell office:value-type="float" office:value="4.57760410895019">
                <text:p>4.57760410895019</text:p>
              </table:table-cell>
              <table:table-cell office:value-type="float" office:value="4.58359837861535">
                <text:p>4.58359837861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05380716549194">
                <text:p>5.05380716549194</text:p>
              </table:table-cell>
              <table:table-cell office:value-type="float" office:value="4.96067724821839">
                <text:p>4.96067724821839</text:p>
              </table:table-cell>
              <table:table-cell office:value-type="float" office:value="4.82006460658726">
                <text:p>4.82006460658726</text:p>
              </table:table-cell>
              <table:table-cell office:value-type="float" office:value="4.64173661040087">
                <text:p>4.64173661040087</text:p>
              </table:table-cell>
              <table:table-cell office:value-type="float" office:value="4.43454507825957">
                <text:p>4.43454507825957</text:p>
              </table:table-cell>
              <table:table-cell office:value-type="float" office:value="4.23242451112886">
                <text:p>4.23242451112886</text:p>
              </table:table-cell>
              <table:table-cell office:value-type="float" office:value="4.03609255062205">
                <text:p>4.03609255062205</text:p>
              </table:table-cell>
              <table:table-cell office:value-type="float" office:value="3.86735110953884">
                <text:p>3.86735110953884</text:p>
              </table:table-cell>
              <table:table-cell office:value-type="float" office:value="3.73038985163047">
                <text:p>3.73038985163047</text:p>
              </table:table-cell>
              <table:table-cell office:value-type="float" office:value="3.63846209177535">
                <text:p>3.63846209177535</text:p>
              </table:table-cell>
              <table:table-cell office:value-type="float" office:value="3.57600018780309">
                <text:p>3.57600018780309</text:p>
              </table:table-cell>
              <table:table-cell office:value-type="float" office:value="3.54189135333116">
                <text:p>3.54189135333116</text:p>
              </table:table-cell>
              <table:table-cell office:value-type="float" office:value="3.51831738274487">
                <text:p>3.51831738274487</text:p>
              </table:table-cell>
              <table:table-cell office:value-type="float" office:value="3.52403753444489">
                <text:p>3.52403753444489</text:p>
              </table:table-cell>
              <table:table-cell office:value-type="float" office:value="3.52339525017929">
                <text:p>3.52339525017929</text:p>
              </table:table-cell>
              <table:table-cell office:value-type="float" office:value="3.52307985498193">
                <text:p>3.52307985498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03605785159412">
                <text:p>5.03605785159412</text:p>
              </table:table-cell>
              <table:table-cell office:value-type="float" office:value="4.89132023549179">
                <text:p>4.89132023549179</text:p>
              </table:table-cell>
              <table:table-cell office:value-type="float" office:value="4.66932241377399">
                <text:p>4.66932241377399</text:p>
              </table:table-cell>
              <table:table-cell office:value-type="float" office:value="4.3854214906239">
                <text:p>4.3854214906239</text:p>
              </table:table-cell>
              <table:table-cell office:value-type="float" office:value="4.06391507938152">
                <text:p>4.06391507938152</text:p>
              </table:table-cell>
              <table:table-cell office:value-type="float" office:value="3.73955735918832">
                <text:p>3.73955735918832</text:p>
              </table:table-cell>
              <table:table-cell office:value-type="float" office:value="3.42095915845076">
                <text:p>3.42095915845076</text:p>
              </table:table-cell>
              <table:table-cell office:value-type="float" office:value="3.14196756633905">
                <text:p>3.14196756633905</text:p>
              </table:table-cell>
              <table:table-cell office:value-type="float" office:value="2.90786234629735">
                <text:p>2.90786234629735</text:p>
              </table:table-cell>
              <table:table-cell office:value-type="float" office:value="2.7390668398599">
                <text:p>2.7390668398599</text:p>
              </table:table-cell>
              <table:table-cell office:value-type="float" office:value="2.62295480562899">
                <text:p>2.622954805628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1834410471796">
                <text:p>5.01834410471796</text:p>
              </table:table-cell>
              <table:table-cell office:value-type="float" office:value="4.82166898978361">
                <text:p>4.82166898978361</text:p>
              </table:table-cell>
              <table:table-cell office:value-type="float" office:value="4.51961404054432">
                <text:p>4.51961404054432</text:p>
              </table:table-cell>
              <table:table-cell office:value-type="float" office:value="4.13159265796742">
                <text:p>4.13159265796742</text:p>
              </table:table-cell>
              <table:table-cell office:value-type="float" office:value="3.68872869275001">
                <text:p>3.68872869275001</text:p>
              </table:table-cell>
              <table:table-cell office:value-type="float" office:value="3.24060835341228">
                <text:p>3.24060835341228</text:p>
              </table:table-cell>
              <table:table-cell office:value-type="float" office:value="2.79869070705204">
                <text:p>2.79869070705204</text:p>
              </table:table-cell>
              <table:table-cell office:value-type="float" office:value="2.41095148647123">
                <text:p>2.41095148647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0092362142862">
                <text:p>5.00092362142862</text:p>
              </table:table-cell>
              <table:table-cell office:value-type="float" office:value="4.75215847703755">
                <text:p>4.75215847703755</text:p>
              </table:table-cell>
              <table:table-cell office:value-type="float" office:value="4.36912159671976">
                <text:p>4.36912159671976</text:p>
              </table:table-cell>
              <table:table-cell office:value-type="float" office:value="3.87750878334966">
                <text:p>3.87750878334966</text:p>
              </table:table-cell>
              <table:table-cell office:value-type="float" office:value="3.31326230546646">
                <text:p>3.31326230546646</text:p>
              </table:table-cell>
              <table:table-cell office:value-type="float" office:value="2.74577941791222">
                <text:p>2.74577941791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98320153967369">
                <text:p>4.98320153967369</text:p>
              </table:table-cell>
              <table:table-cell office:value-type="float" office:value="4.68292942699645">
                <text:p>4.68292942699645</text:p>
              </table:table-cell>
              <table:table-cell office:value-type="float" office:value="4.21934504488882">
                <text:p>4.21934504488882</text:p>
              </table:table-cell>
              <table:table-cell office:value-type="float" office:value="3.62125724997602">
                <text:p>3.62125724997602</text:p>
              </table:table-cell>
              <table:table-cell office:value-type="float" office:value="2.93371803041092">
                <text:p>2.93371803041092</text:p>
              </table:table-cell>
              <table:table-cell office:value-type="float" office:value="2.26370808076883">
                <text:p>2.263708080768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96527789125401">
                <text:p>4.96527789125401</text:p>
              </table:table-cell>
              <table:table-cell office:value-type="float" office:value="4.6134615177005">
                <text:p>4.6134615177005</text:p>
              </table:table-cell>
              <table:table-cell office:value-type="float" office:value="4.06746039994004">
                <text:p>4.06746039994004</text:p>
              </table:table-cell>
              <table:table-cell office:value-type="float" office:value="3.36666287108956">
                <text:p>3.36666287108956</text:p>
              </table:table-cell>
              <table:table-cell office:value-type="float" office:value="2.5638880252169">
                <text:p>2.5638880252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94762413927401">
                <text:p>4.94762413927401</text:p>
              </table:table-cell>
              <table:table-cell office:value-type="float" office:value="4.54426718167685">
                <text:p>4.54426718167685</text:p>
              </table:table-cell>
              <table:table-cell office:value-type="float" office:value="3.91842208756025">
                <text:p>3.91842208756025</text:p>
              </table:table-cell>
              <table:table-cell office:value-type="float" office:value="3.1138290377702">
                <text:p>3.1138290377702</text:p>
              </table:table-cell>
              <table:table-cell office:value-type="float" office:value="2.19161777745762">
                <text:p>2.19161777745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93003821056259">
                <text:p>4.93003821056259</text:p>
              </table:table-cell>
              <table:table-cell office:value-type="float" office:value="4.47447385648587">
                <text:p>4.47447385648587</text:p>
              </table:table-cell>
              <table:table-cell office:value-type="float" office:value="3.76738236151866">
                <text:p>3.76738236151866</text:p>
              </table:table-cell>
              <table:table-cell office:value-type="float" office:value="2.8635873479112">
                <text:p>2.8635873479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91229018688857">
                <text:p>4.91229018688857</text:p>
              </table:table-cell>
              <table:table-cell office:value-type="float" office:value="4.40514263921703">
                <text:p>4.40514263921703</text:p>
              </table:table-cell>
              <table:table-cell office:value-type="float" office:value="3.61699642800794">
                <text:p>3.61699642800794</text:p>
              </table:table-cell>
              <table:table-cell office:value-type="float" office:value="2.60872992493166">
                <text:p>2.60872992493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082cm" svg:height="14.78cm" chart:class="chart:scatter" chart:style-name="ch1">
        <chart:title svg:x="5.107cm" svg:y="0.296cm" chart:style-name="ch2">
          <text:p>Inverse lifetime against k</text:p>
        </chart:title>
        <chart:subtitle svg:x="5.662cm" svg:y="1.094cm" chart:style-name="ch3">
          <text:p>theta=0.2, dim=32x32</text:p>
        </chart:subtitle>
        <chart:legend chart:legend-position="end" svg:x="12.041cm" svg:y="6.921cm" chart:style-name="ch4"/>
        <chart:plot-area chart:style-name="ch5" table:cell-range-address="'theta0.2'.C29:'theta0.2'.S30 'theta0.2'.B1:'theta0.2'.B1 'theta0.2'.B77:'theta0.2'.B77 'theta0.2'.C107:'theta0.2'.S107" chart:data-source-has-labels="column" svg:x="0.401cm" svg:y="1.84cm" svg:width="11.34cm" svg:height="12.256cm">
          <chart:axis chart:dimension="x" chart:name="primary-x" chart:style-name="ch6">
            <chart:title svg:x="6.277cm" svg:y="13.819cm" chart:style-name="ch7">
              <text:p>k</text:p>
            </chart:title>
          </chart:axis>
          <chart:axis chart:dimension="y" chart:name="primary-y" chart:style-name="ch8">
            <chart:title svg:x="0.302cm" svg:y="8.092cm" chart:style-name="ch9">
              <text:p>alpha</text:p>
            </chart:title>
            <chart:grid chart:style-name="ch10" chart:class="major"/>
          </chart:axis>
          <chart:series chart:style-name="ch11" chart:values-cell-range-address="'theta0.2'.C30:'theta0.2'.S30" chart:label-cell-address="'theta0.2'.B1:'theta0.2'.B1" chart:class="chart:scatter">
            <chart:domain table:cell-range-address="'theta0.2'.C29:'theta0.2'.S29"/>
            <chart:data-point chart:repeated="17"/>
          </chart:series>
          <chart:series chart:style-name="ch12" chart:values-cell-range-address="'theta0.2'.C107:'theta0.2'.S107" chart:label-cell-address="'theta0.2'.B77:'theta0.2'.B77" chart:class="chart:scatter">
            <chart:domain table:cell-range-address="'theta0.2'.C106:'theta0.2'.S106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2'.C29:'theta0.2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2'.B1:'theta0.2'.B1">nn rep. theta 0.2</text:p>
              </table:table-cell>
              <table:table-cell office:value-type="float" office:value="0">
                <text:p text:id="'theta0.2'.C30:'theta0.2'.S30"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8">
                <text:p>0.68</text:p>
              </table:table-cell>
              <table:table-cell office:value-type="float" office:value="0.79">
                <text:p>0.79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1.02">
                <text:p>1.02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 text:id="">Row 106</text:p>
              </table:table-cell>
              <table:table-cell office:value-type="float" office:value="0">
                <text:p text:id="'theta0.2'.C106:'theta0.2'.S106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2'.B77:'theta0.2'.B77">no int. theta 0.2</text:p>
              </table:table-cell>
              <table:table-cell office:value-type="float" office:value="0">
                <text:p text:id="'theta0.2'.C107:'theta0.2'.S107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7">
                <text:p>0.67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  <table:table-cell office:value-type="float" office:value="1.15">
                <text:p>1.15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svg:stroke-width="0cm" svg:stroke-color="#579d1c"/>
    </style:style>
    <style:style style:name="ch17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8" style:family="chart">
      <style:graphic-properties svg:stroke-width="0cm" svg:stroke-color="#7e0021"/>
    </style:style>
    <style:style style:name="ch19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20" style:family="chart">
      <style:graphic-properties svg:stroke-width="0cm" svg:stroke-color="#83caff"/>
    </style:style>
    <style:style style:name="ch21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2" style:family="chart">
      <style:graphic-properties svg:stroke-width="0cm" svg:stroke-color="#314004"/>
    </style:style>
    <style:style style:name="ch23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4" style:family="chart">
      <style:graphic-properties svg:stroke-width="0cm" svg:stroke-color="#aecf00"/>
    </style:style>
    <style:style style:name="ch2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6" style:family="chart">
      <style:graphic-properties svg:stroke-width="0cm" svg:stroke-color="#4b1f6f"/>
    </style:style>
    <style:style style:name="ch27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8" style:family="chart">
      <style:graphic-properties svg:stroke-width="0cm" svg:stroke-color="#ff950e"/>
    </style:style>
    <style:style style:name="ch29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30" style:family="chart">
      <style:graphic-properties svg:stroke-width="0cm" svg:stroke-color="#c5000b"/>
    </style:style>
    <style:style style:name="ch31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2" style:family="chart">
      <style:graphic-properties svg:stroke-width="0cm" svg:stroke-color="#0084d1"/>
    </style:style>
    <style:style style:name="ch33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4" style:family="chart">
      <style:graphic-properties svg:stroke-width="0cm" svg:stroke-color="#004586"/>
    </style:style>
    <style:style style:name="ch35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6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7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8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draw:stroke="none" svg:stroke-color="#b3b3b3" draw:fill="solid" draw:fill-color="#cccccc"/>
    </style:style>
  </office:automatic-styles>
  <office:body>
    <office:chart>
      <chart:chart svg:width="25.87cm" svg:height="11.208cm" chart:class="chart:scatter" chart:style-name="ch1">
        <chart:title svg:x="12.088cm" svg:y="0.225cm" chart:style-name="ch2">
          <text:p>NN Rep.</text:p>
        </chart:title>
        <chart:subtitle svg:x="12.564cm" svg:y="0.952cm" chart:style-name="ch3">
          <text:p>0.01</text:p>
        </chart:subtitle>
        <chart:legend chart:legend-position="end" svg:x="17.657cm" svg:y="2.51cm" chart:style-name="ch4"/>
        <chart:plot-area chart:style-name="ch5" table:cell-range-address="'theta0.01'.B15:'theta0.01'.B26 'theta0.01'.D15:'theta0.01'.S26" chart:data-source-has-labels="row" svg:x="0.833cm" svg:y="1.627cm" svg:width="16.308cm" svg:height="9.11cm">
          <chart:axis chart:dimension="x" chart:name="primary-x" chart:style-name="ch6">
            <chart:title svg:x="8.492cm" svg:y="10.389cm" chart:style-name="ch7">
              <text:p>Time steps</text:p>
            </chart:title>
          </chart:axis>
          <chart:axis chart:dimension="y" chart:name="primary-y" chart:style-name="ch8">
            <chart:title svg:x="0.518cm" svg:y="6.373cm" chart:style-name="ch9">
              <text:p>ln(ISF)</text:p>
            </chart:title>
            <chart:grid chart:style-name="ch10" chart:class="major"/>
          </chart:axis>
          <chart:series chart:style-name="ch11" chart:values-cell-range-address="'theta0.01'.D16:'theta0.01'.D26" chart:label-cell-address="'theta0.01'.D15:'theta0.01'.D15" chart:class="chart:scatter">
            <chart:domain table:cell-range-address="'theta0.01'.B16:'theta0.01'.B26"/>
            <chart:regression-curve chart:style-name="ch12">
              <chart:equation svg:x="2.559cm" svg:y="9.112cm"/>
            </chart:regression-curve>
            <chart:data-point chart:repeated="11"/>
          </chart:series>
          <chart:series chart:style-name="ch13" chart:values-cell-range-address="'theta0.01'.E16:'theta0.01'.E26" chart:label-cell-address="'theta0.01'.E15:'theta0.01'.E15" chart:class="chart:scatter">
            <chart:regression-curve chart:style-name="ch14">
              <chart:equation svg:x="2.236cm" svg:y="9.634cm"/>
            </chart:regression-curve>
            <chart:data-point chart:repeated="11"/>
          </chart:series>
          <chart:series chart:style-name="ch15" chart:values-cell-range-address="'theta0.01'.F16:'theta0.01'.F26" chart:label-cell-address="'theta0.01'.F15:'theta0.01'.F15" chart:class="chart:scatter">
            <chart:regression-curve chart:style-name="ch16">
              <chart:equation svg:x="2.317cm" svg:y="10.218cm"/>
            </chart:regression-curve>
            <chart:data-point chart:repeated="11"/>
          </chart:series>
          <chart:series chart:style-name="ch17" chart:values-cell-range-address="'theta0.01'.G16:'theta0.01'.G26" chart:label-cell-address="'theta0.01'.G15:'theta0.01'.G15" chart:class="chart:scatter">
            <chart:regression-curve chart:style-name="ch18">
              <chart:equation svg:x="5.944cm" svg:y="9.234cm"/>
            </chart:regression-curve>
            <chart:data-point chart:repeated="11"/>
          </chart:series>
          <chart:series chart:style-name="ch19" chart:values-cell-range-address="'theta0.01'.H16:'theta0.01'.H26" chart:label-cell-address="'theta0.01'.H15:'theta0.01'.H15" chart:class="chart:scatter">
            <chart:regression-curve chart:style-name="ch20">
              <chart:equation svg:x="5.648cm" svg:y="9.71cm"/>
            </chart:regression-curve>
            <chart:data-point chart:repeated="11"/>
          </chart:series>
          <chart:series chart:style-name="ch21" chart:values-cell-range-address="'theta0.01'.I16:'theta0.01'.I26" chart:label-cell-address="'theta0.01'.I15:'theta0.01'.I15" chart:class="chart:scatter">
            <chart:regression-curve chart:style-name="ch22">
              <chart:equation svg:x="5.917cm" svg:y="10.204cm"/>
            </chart:regression-curve>
            <chart:data-point chart:repeated="11"/>
          </chart:series>
          <chart:series chart:style-name="ch23" chart:values-cell-range-address="'theta0.01'.J16:'theta0.01'.J26" chart:label-cell-address="'theta0.01'.J15:'theta0.01'.J15" chart:class="chart:scatter">
            <chart:regression-curve chart:style-name="ch24">
              <chart:equation svg:x="9.409cm" svg:y="9.088cm"/>
            </chart:regression-curve>
            <chart:data-point chart:repeated="11"/>
          </chart:series>
          <chart:series chart:style-name="ch25" chart:values-cell-range-address="'theta0.01'.K16:'theta0.01'.K26" chart:label-cell-address="'theta0.01'.K15:'theta0.01'.K15" chart:class="chart:scatter">
            <chart:regression-curve chart:style-name="ch26">
              <chart:equation svg:x="9.544cm" svg:y="9.538cm"/>
            </chart:regression-curve>
            <chart:data-point chart:repeated="11"/>
          </chart:series>
          <chart:series chart:style-name="ch27" chart:values-cell-range-address="'theta0.01'.L16:'theta0.01'.L26" chart:label-cell-address="'theta0.01'.L15:'theta0.01'.L15" chart:class="chart:scatter">
            <chart:regression-curve chart:style-name="ch28">
              <chart:equation svg:x="9.543cm" svg:y="9.959cm"/>
            </chart:regression-curve>
            <chart:data-point chart:repeated="11"/>
          </chart:series>
          <chart:series chart:style-name="ch29" chart:values-cell-range-address="'theta0.01'.M16:'theta0.01'.M26" chart:label-cell-address="'theta0.01'.M15:'theta0.01'.M15" chart:class="chart:scatter">
            <chart:regression-curve chart:style-name="ch30">
              <chart:equation svg:x="13.333cm" svg:y="8.995cm"/>
            </chart:regression-curve>
            <chart:data-point chart:repeated="11"/>
          </chart:series>
          <chart:series chart:style-name="ch31" chart:values-cell-range-address="'theta0.01'.N16:'theta0.01'.N26" chart:label-cell-address="'theta0.01'.N15:'theta0.01'.N15" chart:class="chart:scatter">
            <chart:regression-curve chart:style-name="ch32">
              <chart:equation svg:x="13.52cm" svg:y="9.38cm"/>
            </chart:regression-curve>
            <chart:data-point chart:repeated="11"/>
          </chart:series>
          <chart:series chart:style-name="ch33" chart:values-cell-range-address="'theta0.01'.O16:'theta0.01'.O26" chart:label-cell-address="'theta0.01'.O15:'theta0.01'.O15" chart:class="chart:scatter">
            <chart:regression-curve chart:style-name="ch34">
              <chart:equation svg:x="13.628cm" svg:y="9.944cm"/>
            </chart:regression-curve>
            <chart:data-point chart:repeated="11"/>
          </chart:series>
          <chart:series chart:style-name="ch35" chart:values-cell-range-address="'theta0.01'.P16:'theta0.01'.P26" chart:label-cell-address="'theta0.01'.P15:'theta0.01'.P15" chart:class="chart:scatter">
            <chart:regression-curve chart:style-name="ch12">
              <chart:equation svg:x="17.04cm" svg:y="9.059cm"/>
            </chart:regression-curve>
            <chart:data-point chart:repeated="11"/>
          </chart:series>
          <chart:series chart:style-name="ch36" chart:values-cell-range-address="'theta0.01'.Q16:'theta0.01'.Q26" chart:label-cell-address="'theta0.01'.Q15:'theta0.01'.Q15" chart:class="chart:scatter">
            <chart:regression-curve chart:style-name="ch14">
              <chart:equation svg:x="17.094cm" svg:y="9.594cm"/>
            </chart:regression-curve>
            <chart:data-point chart:repeated="11"/>
          </chart:series>
          <chart:series chart:style-name="ch37" chart:values-cell-range-address="'theta0.01'.R16:'theta0.01'.R26" chart:label-cell-address="'theta0.01'.R15:'theta0.01'.R15" chart:class="chart:scatter">
            <chart:regression-curve chart:style-name="ch16">
              <chart:equation svg:x="17.174cm" svg:y="10.122cm"/>
            </chart:regression-curve>
            <chart:data-point chart:repeated="11"/>
          </chart:series>
          <chart:series chart:style-name="ch38" chart:values-cell-range-address="'theta0.01'.S16:'theta0.01'.S26" chart:label-cell-address="'theta0.01'.S15:'theta0.01'.S15" chart:class="chart:scatter">
            <chart:regression-curve chart:style-name="ch18">
              <chart:equation svg:x="20.559cm" svg:y="9.165cm"/>
            </chart:regression-curve>
            <chart:data-point chart:repeated="11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01'.D15:'theta0.01'.D15">k1</text:p>
              </table:table-cell>
              <table:table-cell office:value-type="string">
                <text:p text:id="'theta0.01'.E15:'theta0.01'.E15">k2</text:p>
              </table:table-cell>
              <table:table-cell office:value-type="string">
                <text:p text:id="'theta0.01'.F15:'theta0.01'.F15">k3</text:p>
              </table:table-cell>
              <table:table-cell office:value-type="string">
                <text:p text:id="'theta0.01'.G15:'theta0.01'.G15">k4</text:p>
              </table:table-cell>
              <table:table-cell office:value-type="string">
                <text:p text:id="'theta0.01'.H15:'theta0.01'.H15">k5</text:p>
              </table:table-cell>
              <table:table-cell office:value-type="string">
                <text:p text:id="'theta0.01'.I15:'theta0.01'.I15">k6</text:p>
              </table:table-cell>
              <table:table-cell office:value-type="string">
                <text:p text:id="'theta0.01'.J15:'theta0.01'.J15">k7</text:p>
              </table:table-cell>
              <table:table-cell office:value-type="string">
                <text:p text:id="'theta0.01'.K15:'theta0.01'.K15">k8</text:p>
              </table:table-cell>
              <table:table-cell office:value-type="string">
                <text:p text:id="'theta0.01'.L15:'theta0.01'.L15">k9</text:p>
              </table:table-cell>
              <table:table-cell office:value-type="string">
                <text:p text:id="'theta0.01'.M15:'theta0.01'.M15">k10</text:p>
              </table:table-cell>
              <table:table-cell office:value-type="string">
                <text:p text:id="'theta0.01'.N15:'theta0.01'.N15">k11</text:p>
              </table:table-cell>
              <table:table-cell office:value-type="string">
                <text:p text:id="'theta0.01'.O15:'theta0.01'.O15">k12</text:p>
              </table:table-cell>
              <table:table-cell office:value-type="string">
                <text:p text:id="'theta0.01'.P15:'theta0.01'.P15">k13</text:p>
              </table:table-cell>
              <table:table-cell office:value-type="string">
                <text:p text:id="'theta0.01'.Q15:'theta0.01'.Q15">k14</text:p>
              </table:table-cell>
              <table:table-cell office:value-type="string">
                <text:p text:id="'theta0.01'.R15:'theta0.01'.R15">k15</text:p>
              </table:table-cell>
              <table:table-cell office:value-type="string">
                <text:p text:id="'theta0.01'.S15:'theta0.01'.S15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01'.B16:'theta0.01'.B26">0</text:p>
              </table:table-cell>
              <table:table-cell office:value-type="float" office:value="2.27708880754514">
                <text:p text:id="'theta0.01'.D16:'theta0.01'.D26">2.27708880754514</text:p>
              </table:table-cell>
              <table:table-cell office:value-type="float" office:value="2.27960301660212">
                <text:p text:id="'theta0.01'.E16:'theta0.01'.E26">2.27960301660212</text:p>
              </table:table-cell>
              <table:table-cell office:value-type="float" office:value="2.2805143153886">
                <text:p text:id="'theta0.01'.F16:'theta0.01'.F26">2.2805143153886</text:p>
              </table:table-cell>
              <table:table-cell office:value-type="float" office:value="2.27977286137873">
                <text:p text:id="'theta0.01'.G16:'theta0.01'.G26">2.27977286137873</text:p>
              </table:table-cell>
              <table:table-cell office:value-type="float" office:value="2.28294447257404">
                <text:p text:id="'theta0.01'.H16:'theta0.01'.H26">2.28294447257404</text:p>
              </table:table-cell>
              <table:table-cell office:value-type="float" office:value="2.28437529646913">
                <text:p text:id="'theta0.01'.I16:'theta0.01'.I26">2.28437529646913</text:p>
              </table:table-cell>
              <table:table-cell office:value-type="float" office:value="2.28592813289488">
                <text:p text:id="'theta0.01'.J16:'theta0.01'.J26">2.28592813289488</text:p>
              </table:table-cell>
              <table:table-cell office:value-type="float" office:value="2.28770797543423">
                <text:p text:id="'theta0.01'.K16:'theta0.01'.K26">2.28770797543423</text:p>
              </table:table-cell>
              <table:table-cell office:value-type="float" office:value="2.28955760253776">
                <text:p text:id="'theta0.01'.L16:'theta0.01'.L26">2.28955760253776</text:p>
              </table:table-cell>
              <table:table-cell office:value-type="float" office:value="2.29231756183818">
                <text:p text:id="'theta0.01'.M16:'theta0.01'.M26">2.29231756183818</text:p>
              </table:table-cell>
              <table:table-cell office:value-type="float" office:value="2.29527544247355">
                <text:p text:id="'theta0.01'.N16:'theta0.01'.N26">2.29527544247355</text:p>
              </table:table-cell>
              <table:table-cell office:value-type="float" office:value="2.29527745714438">
                <text:p text:id="'theta0.01'.O16:'theta0.01'.O26">2.29527745714438</text:p>
              </table:table-cell>
              <table:table-cell office:value-type="float" office:value="2.29681648653118">
                <text:p text:id="'theta0.01'.P16:'theta0.01'.P26">2.29681648653118</text:p>
              </table:table-cell>
              <table:table-cell office:value-type="float" office:value="2.29732528442169">
                <text:p text:id="'theta0.01'.Q16:'theta0.01'.Q26">2.29732528442169</text:p>
              </table:table-cell>
              <table:table-cell office:value-type="float" office:value="2.29796443417332">
                <text:p text:id="'theta0.01'.R16:'theta0.01'.R26">2.29796443417332</text:p>
              </table:table-cell>
              <table:table-cell office:value-type="float" office:value="2.30104691059783">
                <text:p text:id="'theta0.01'.S16:'theta0.01'.S26">2.301046910597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642329625136">
                <text:p>2.2642329625136</text:p>
              </table:table-cell>
              <table:table-cell office:value-type="float" office:value="2.22856603996382">
                <text:p>2.22856603996382</text:p>
              </table:table-cell>
              <table:table-cell office:value-type="float" office:value="2.16614089082717">
                <text:p>2.16614089082717</text:p>
              </table:table-cell>
              <table:table-cell office:value-type="float" office:value="2.0818237020814">
                <text:p>2.0818237020814</text:p>
              </table:table-cell>
              <table:table-cell office:value-type="float" office:value="1.98099319297027">
                <text:p>1.98099319297027</text:p>
              </table:table-cell>
              <table:table-cell office:value-type="float" office:value="1.86126687498621">
                <text:p>1.86126687498621</text:p>
              </table:table-cell>
              <table:table-cell office:value-type="float" office:value="1.73448516632029">
                <text:p>1.73448516632029</text:p>
              </table:table-cell>
              <table:table-cell office:value-type="float" office:value="1.59782271646179">
                <text:p>1.59782271646179</text:p>
              </table:table-cell>
              <table:table-cell office:value-type="float" office:value="1.4624286717196">
                <text:p>1.4624286717196</text:p>
              </table:table-cell>
              <table:table-cell office:value-type="float" office:value="1.32939062073026">
                <text:p>1.32939062073026</text:p>
              </table:table-cell>
              <table:table-cell office:value-type="float" office:value="1.20990914931191">
                <text:p>1.20990914931191</text:p>
              </table:table-cell>
              <table:table-cell office:value-type="float" office:value="1.0981154986217">
                <text:p>1.0981154986217</text:p>
              </table:table-cell>
              <table:table-cell office:value-type="float" office:value="1.00586814710315">
                <text:p>1.00586814710315</text:p>
              </table:table-cell>
              <table:table-cell office:value-type="float" office:value="0.940932611470313">
                <text:p>0.940932611470313</text:p>
              </table:table-cell>
              <table:table-cell office:value-type="float" office:value="0.898244880543038">
                <text:p>0.898244880543038</text:p>
              </table:table-cell>
              <table:table-cell office:value-type="float" office:value="0.885159133436854">
                <text:p>0.885159133436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5121811168115">
                <text:p>2.25121811168115</text:p>
              </table:table-cell>
              <table:table-cell office:value-type="float" office:value="2.17720212588048">
                <text:p>2.17720212588048</text:p>
              </table:table-cell>
              <table:table-cell office:value-type="float" office:value="2.0523927492265">
                <text:p>2.0523927492265</text:p>
              </table:table-cell>
              <table:table-cell office:value-type="float" office:value="1.88365777459664">
                <text:p>1.88365777459664</text:p>
              </table:table-cell>
              <table:table-cell office:value-type="float" office:value="1.67978080556495">
                <text:p>1.67978080556495</text:p>
              </table:table-cell>
              <table:table-cell office:value-type="float" office:value="1.44152091011001">
                <text:p>1.44152091011001</text:p>
              </table:table-cell>
              <table:table-cell office:value-type="float" office:value="1.18096003001686">
                <text:p>1.18096003001686</text:p>
              </table:table-cell>
              <table:table-cell office:value-type="float" office:value="0.908379520602819">
                <text:p>0.908379520602819</text:p>
              </table:table-cell>
              <table:table-cell office:value-type="float" office:value="0.63365722726364">
                <text:p>0.63365722726364</text:p>
              </table:table-cell>
              <table:table-cell office:value-type="float" office:value="0.367292378961099">
                <text:p>0.367292378961099</text:p>
              </table:table-cell>
              <table:table-cell office:value-type="float" office:value="0.112310309795785">
                <text:p>0.112310309795785</text:p>
              </table:table-cell>
              <table:table-cell office:value-type="float" office:value="-0.0980318802730951">
                <text:p>-0.0980318802730951</text:p>
              </table:table-cell>
              <table:table-cell office:value-type="float" office:value="-0.293753801481762">
                <text:p>-0.293753801481762</text:p>
              </table:table-cell>
              <table:table-cell office:value-type="float" office:value="-0.414001439130451">
                <text:p>-0.414001439130451</text:p>
              </table:table-cell>
              <table:table-cell office:value-type="float" office:value="-0.501783295781762">
                <text:p>-0.501783295781762</text:p>
              </table:table-cell>
              <table:table-cell office:value-type="float" office:value="-0.518236348816282">
                <text:p>-0.51823634881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3825348378206">
                <text:p>2.23825348378206</text:p>
              </table:table-cell>
              <table:table-cell office:value-type="float" office:value="2.12572857563115">
                <text:p>2.12572857563115</text:p>
              </table:table-cell>
              <table:table-cell office:value-type="float" office:value="1.9375193301025">
                <text:p>1.9375193301025</text:p>
              </table:table-cell>
              <table:table-cell office:value-type="float" office:value="1.6847550104433">
                <text:p>1.6847550104433</text:p>
              </table:table-cell>
              <table:table-cell office:value-type="float" office:value="1.37998449572385">
                <text:p>1.37998449572385</text:p>
              </table:table-cell>
              <table:table-cell office:value-type="float" office:value="1.01492628557977">
                <text:p>1.01492628557977</text:p>
              </table:table-cell>
              <table:table-cell office:value-type="float" office:value="0.62652649321805">
                <text:p>0.62652649321805</text:p>
              </table:table-cell>
              <table:table-cell office:value-type="float" office:value="0.225245341005992">
                <text:p>0.225245341005992</text:p>
              </table:table-cell>
              <table:table-cell office:value-type="float" office:value="-0.187510998685504">
                <text:p>-0.187510998685504</text:p>
              </table:table-cell>
              <table:table-cell office:value-type="float" office:value="-0.595222240404741">
                <text:p>-0.5952222404047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2524714083588">
                <text:p>2.22524714083588</text:p>
              </table:table-cell>
              <table:table-cell office:value-type="float" office:value="2.07426190046883">
                <text:p>2.07426190046883</text:p>
              </table:table-cell>
              <table:table-cell office:value-type="float" office:value="1.82393458702959">
                <text:p>1.82393458702959</text:p>
              </table:table-cell>
              <table:table-cell office:value-type="float" office:value="1.48565767948578">
                <text:p>1.48565767948578</text:p>
              </table:table-cell>
              <table:table-cell office:value-type="float" office:value="1.07567114136654">
                <text:p>1.07567114136654</text:p>
              </table:table-cell>
              <table:table-cell office:value-type="float" office:value="0.58949076764946">
                <text:p>0.58949076764946</text:p>
              </table:table-cell>
              <table:table-cell office:value-type="float" office:value="0.0678642348161299">
                <text:p>0.0678642348161299</text:p>
              </table:table-cell>
              <table:table-cell office:value-type="float" office:value="-0.466441979457182">
                <text:p>-0.466441979457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2122204637694">
                <text:p>2.2122204637694</text:p>
              </table:table-cell>
              <table:table-cell office:value-type="float" office:value="2.0232348806618">
                <text:p>2.0232348806618</text:p>
              </table:table-cell>
              <table:table-cell office:value-type="float" office:value="1.71007931055195">
                <text:p>1.71007931055195</text:p>
              </table:table-cell>
              <table:table-cell office:value-type="float" office:value="1.28671432845441">
                <text:p>1.28671432845441</text:p>
              </table:table-cell>
              <table:table-cell office:value-type="float" office:value="0.773117577926847">
                <text:p>0.773117577926847</text:p>
              </table:table-cell>
              <table:table-cell office:value-type="float" office:value="0.167969050569554">
                <text:p>0.167969050569554</text:p>
              </table:table-cell>
              <table:table-cell office:value-type="float" office:value="-0.472984066339115">
                <text:p>-0.472984066339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19915937108176">
                <text:p>2.19915937108176</text:p>
              </table:table-cell>
              <table:table-cell office:value-type="float" office:value="1.97182988298868">
                <text:p>1.97182988298868</text:p>
              </table:table-cell>
              <table:table-cell office:value-type="float" office:value="1.59636888349367">
                <text:p>1.59636888349367</text:p>
              </table:table-cell>
              <table:table-cell office:value-type="float" office:value="1.08916109988947">
                <text:p>1.08916109988947</text:p>
              </table:table-cell>
              <table:table-cell office:value-type="float" office:value="0.471071808539047">
                <text:p>0.471071808539047</text:p>
              </table:table-cell>
              <table:table-cell office:value-type="float" office:value="-0.247794914755339">
                <text:p>-0.2477949147553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18635572477111">
                <text:p>2.18635572477111</text:p>
              </table:table-cell>
              <table:table-cell office:value-type="float" office:value="1.92064508693268">
                <text:p>1.92064508693268</text:p>
              </table:table-cell>
              <table:table-cell office:value-type="float" office:value="1.48335301145833">
                <text:p>1.48335301145833</text:p>
              </table:table-cell>
              <table:table-cell office:value-type="float" office:value="0.889248360762272">
                <text:p>0.889248360762272</text:p>
              </table:table-cell>
              <table:table-cell office:value-type="float" office:value="0.178756877534145">
                <text:p>0.178756877534145</text:p>
              </table:table-cell>
              <table:table-cell office:value-type="float" office:value="-0.686330467233023">
                <text:p>-0.6863304672330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17358285680975">
                <text:p>2.17358285680975</text:p>
              </table:table-cell>
              <table:table-cell office:value-type="float" office:value="1.86914634560941">
                <text:p>1.86914634560941</text:p>
              </table:table-cell>
              <table:table-cell office:value-type="float" office:value="1.36851473617389">
                <text:p>1.36851473617389</text:p>
              </table:table-cell>
              <table:table-cell office:value-type="float" office:value="0.69298716775858">
                <text:p>0.69298716775858</text:p>
              </table:table-cell>
              <table:table-cell office:value-type="float" office:value="-0.121094763378059">
                <text:p>-0.1210947633780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6081413389556">
                <text:p>2.16081413389556</text:p>
              </table:table-cell>
              <table:table-cell office:value-type="float" office:value="1.81795014615139">
                <text:p>1.81795014615139</text:p>
              </table:table-cell>
              <table:table-cell office:value-type="float" office:value="1.2554279856091">
                <text:p>1.2554279856091</text:p>
              </table:table-cell>
              <table:table-cell office:value-type="float" office:value="0.492755335104406">
                <text:p>0.492755335104406</text:p>
              </table:table-cell>
              <table:table-cell office:value-type="float" office:value="-0.429184194728757">
                <text:p>-0.4291841947287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4769230453895">
                <text:p>2.14769230453895</text:p>
              </table:table-cell>
              <table:table-cell office:value-type="float" office:value="1.7671063975226">
                <text:p>1.7671063975226</text:p>
              </table:table-cell>
              <table:table-cell office:value-type="float" office:value="1.14160791912921">
                <text:p>1.14160791912921</text:p>
              </table:table-cell>
              <table:table-cell office:value-type="float" office:value="0.291571996876147">
                <text:p>0.291571996876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svg:stroke-width="0cm" svg:stroke-color="#579d1c"/>
    </style:style>
    <style:style style:name="ch17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8" style:family="chart">
      <style:graphic-properties svg:stroke-width="0cm" svg:stroke-color="#7e0021"/>
    </style:style>
    <style:style style:name="ch19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20" style:family="chart">
      <style:graphic-properties svg:stroke-width="0cm" svg:stroke-color="#83caff"/>
    </style:style>
    <style:style style:name="ch21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2" style:family="chart">
      <style:graphic-properties svg:stroke-width="0cm" svg:stroke-color="#314004"/>
    </style:style>
    <style:style style:name="ch23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4" style:family="chart">
      <style:graphic-properties svg:stroke-width="0cm" svg:stroke-color="#aecf00"/>
    </style:style>
    <style:style style:name="ch2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6" style:family="chart">
      <style:graphic-properties svg:stroke-width="0cm" svg:stroke-color="#4b1f6f"/>
    </style:style>
    <style:style style:name="ch27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8" style:family="chart">
      <style:graphic-properties svg:stroke-width="0cm" svg:stroke-color="#ff950e"/>
    </style:style>
    <style:style style:name="ch29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30" style:family="chart">
      <style:graphic-properties svg:stroke-width="0cm" svg:stroke-color="#c5000b"/>
    </style:style>
    <style:style style:name="ch31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2" style:family="chart">
      <style:graphic-properties svg:stroke-width="0cm" svg:stroke-color="#0084d1"/>
    </style:style>
    <style:style style:name="ch33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4" style:family="chart">
      <style:graphic-properties svg:stroke-width="0cm" svg:stroke-color="#004586"/>
    </style:style>
    <style:style style:name="ch35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6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7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8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draw:stroke="none" svg:stroke-color="#b3b3b3" draw:fill="solid" draw:fill-color="#cccccc"/>
    </style:style>
  </office:automatic-styles>
  <office:body>
    <office:chart>
      <chart:chart svg:width="29.733cm" svg:height="10.676cm" chart:class="chart:scatter" chart:style-name="ch1">
        <chart:title svg:x="14.204cm" svg:y="0.214cm" chart:style-name="ch2">
          <text:p>No Int.</text:p>
        </chart:title>
        <chart:subtitle svg:x="14.495cm" svg:y="0.93cm" chart:style-name="ch3">
          <text:p>0.01</text:p>
        </chart:subtitle>
        <chart:legend chart:legend-position="end" svg:x="21.443cm" svg:y="2.244cm" chart:style-name="ch4"/>
        <chart:plot-area chart:style-name="ch5" table:cell-range-address="'theta0.01'.B46:'theta0.01'.B57 'theta0.01'.D46:'theta0.01'.S57" chart:data-source-has-labels="row" svg:x="0.987cm" svg:y="1.594cm" svg:width="19.863cm" svg:height="8.644cm">
          <chart:axis chart:dimension="x" chart:name="primary-x" chart:style-name="ch6">
            <chart:title svg:x="10.423cm" svg:y="9.879cm" chart:style-name="ch7">
              <text:p>Time steps</text:p>
            </chart:title>
          </chart:axis>
          <chart:axis chart:dimension="y" chart:name="primary-y" chart:style-name="ch8">
            <chart:title svg:x="0.595cm" svg:y="6.107cm" chart:style-name="ch9">
              <text:p>ln(ISF)</text:p>
            </chart:title>
            <chart:grid chart:style-name="ch10" chart:class="major"/>
          </chart:axis>
          <chart:series chart:style-name="ch11" chart:values-cell-range-address="'theta0.01'.D47:'theta0.01'.D57" chart:label-cell-address="'theta0.01'.D46:'theta0.01'.D46" chart:class="chart:scatter">
            <chart:domain table:cell-range-address="'theta0.01'.B47:'theta0.01'.B57"/>
            <chart:regression-curve chart:style-name="ch12">
              <chart:equation svg:x="2.39cm" svg:y="8.835cm"/>
            </chart:regression-curve>
            <chart:data-point chart:repeated="11"/>
          </chart:series>
          <chart:series chart:style-name="ch13" chart:values-cell-range-address="'theta0.01'.E47:'theta0.01'.E57" chart:label-cell-address="'theta0.01'.E46:'theta0.01'.E46" chart:class="chart:scatter">
            <chart:regression-curve chart:style-name="ch14">
              <chart:equation svg:x="2.39cm" svg:y="9.246cm"/>
            </chart:regression-curve>
            <chart:data-point chart:repeated="11"/>
          </chart:series>
          <chart:series chart:style-name="ch15" chart:values-cell-range-address="'theta0.01'.F47:'theta0.01'.F57" chart:label-cell-address="'theta0.01'.F46:'theta0.01'.F46" chart:class="chart:scatter">
            <chart:regression-curve chart:style-name="ch16">
              <chart:equation svg:x="2.417cm" svg:y="9.648cm"/>
            </chart:regression-curve>
            <chart:data-point chart:repeated="11"/>
          </chart:series>
          <chart:series chart:style-name="ch17" chart:values-cell-range-address="'theta0.01'.G47:'theta0.01'.G57" chart:label-cell-address="'theta0.01'.G46:'theta0.01'.G46" chart:class="chart:scatter">
            <chart:regression-curve chart:style-name="ch18">
              <chart:equation svg:x="5.828cm" svg:y="9.006cm"/>
            </chart:regression-curve>
            <chart:data-point chart:repeated="11"/>
          </chart:series>
          <chart:series chart:style-name="ch19" chart:values-cell-range-address="'theta0.01'.H47:'theta0.01'.H57" chart:label-cell-address="'theta0.01'.H46:'theta0.01'.H46" chart:class="chart:scatter">
            <chart:regression-curve chart:style-name="ch20">
              <chart:equation svg:x="6.177cm" svg:y="9.488cm"/>
            </chart:regression-curve>
            <chart:data-point chart:repeated="11"/>
          </chart:series>
          <chart:series chart:style-name="ch21" chart:values-cell-range-address="'theta0.01'.I47:'theta0.01'.I57" chart:label-cell-address="'theta0.01'.I46:'theta0.01'.I46" chart:class="chart:scatter">
            <chart:regression-curve chart:style-name="ch22">
              <chart:equation svg:x="6.285cm" svg:y="9.939cm"/>
            </chart:regression-curve>
            <chart:data-point chart:repeated="11"/>
          </chart:series>
          <chart:series chart:style-name="ch23" chart:values-cell-range-address="'theta0.01'.J47:'theta0.01'.J57" chart:label-cell-address="'theta0.01'.J46:'theta0.01'.J46" chart:class="chart:scatter">
            <chart:regression-curve chart:style-name="ch24">
              <chart:equation svg:x="9.508cm" svg:y="8.828cm"/>
            </chart:regression-curve>
            <chart:data-point chart:repeated="11"/>
          </chart:series>
          <chart:series chart:style-name="ch25" chart:values-cell-range-address="'theta0.01'.K47:'theta0.01'.K57" chart:label-cell-address="'theta0.01'.K46:'theta0.01'.K46" chart:class="chart:scatter">
            <chart:regression-curve chart:style-name="ch26">
              <chart:equation svg:x="9.643cm" svg:y="9.336cm"/>
            </chart:regression-curve>
            <chart:data-point chart:repeated="11"/>
          </chart:series>
          <chart:series chart:style-name="ch27" chart:values-cell-range-address="'theta0.01'.L47:'theta0.01'.L57" chart:label-cell-address="'theta0.01'.L46:'theta0.01'.L46" chart:class="chart:scatter">
            <chart:regression-curve chart:style-name="ch28">
              <chart:equation svg:x="9.643cm" svg:y="10.028cm"/>
            </chart:regression-curve>
            <chart:data-point chart:repeated="11"/>
          </chart:series>
          <chart:series chart:style-name="ch29" chart:values-cell-range-address="'theta0.01'.M47:'theta0.01'.M57" chart:label-cell-address="'theta0.01'.M46:'theta0.01'.M46" chart:class="chart:scatter">
            <chart:regression-curve chart:style-name="ch30">
              <chart:equation svg:x="13.135cm" svg:y="8.821cm"/>
            </chart:regression-curve>
            <chart:data-point chart:repeated="11"/>
          </chart:series>
          <chart:series chart:style-name="ch31" chart:values-cell-range-address="'theta0.01'.N47:'theta0.01'.N57" chart:label-cell-address="'theta0.01'.N46:'theta0.01'.N46" chart:class="chart:scatter">
            <chart:regression-curve chart:style-name="ch32">
              <chart:equation svg:x="13.161cm" svg:y="9.327cm"/>
            </chart:regression-curve>
            <chart:data-point chart:repeated="11"/>
          </chart:series>
          <chart:series chart:style-name="ch33" chart:values-cell-range-address="'theta0.01'.O47:'theta0.01'.O57" chart:label-cell-address="'theta0.01'.O46:'theta0.01'.O46" chart:class="chart:scatter">
            <chart:regression-curve chart:style-name="ch34">
              <chart:equation svg:x="13.349cm" svg:y="9.965cm"/>
            </chart:regression-curve>
            <chart:data-point chart:repeated="11"/>
          </chart:series>
          <chart:series chart:style-name="ch35" chart:values-cell-range-address="'theta0.01'.P47:'theta0.01'.P57" chart:label-cell-address="'theta0.01'.P46:'theta0.01'.P46" chart:class="chart:scatter">
            <chart:regression-curve chart:style-name="ch12">
              <chart:equation svg:x="16.681cm" svg:y="8.741cm"/>
            </chart:regression-curve>
            <chart:data-point chart:repeated="11"/>
          </chart:series>
          <chart:series chart:style-name="ch36" chart:values-cell-range-address="'theta0.01'.Q47:'theta0.01'.Q57" chart:label-cell-address="'theta0.01'.Q46:'theta0.01'.Q46" chart:class="chart:scatter">
            <chart:regression-curve chart:style-name="ch14">
              <chart:equation svg:x="16.734cm" svg:y="9.169cm"/>
            </chart:regression-curve>
            <chart:data-point chart:repeated="11"/>
          </chart:series>
          <chart:series chart:style-name="ch37" chart:values-cell-range-address="'theta0.01'.R47:'theta0.01'.R57" chart:label-cell-address="'theta0.01'.R46:'theta0.01'.R46" chart:class="chart:scatter">
            <chart:regression-curve chart:style-name="ch16">
              <chart:equation svg:x="16.923cm" svg:y="9.793cm"/>
            </chart:regression-curve>
            <chart:data-point chart:repeated="11"/>
          </chart:series>
          <chart:series chart:style-name="ch38" chart:values-cell-range-address="'theta0.01'.S47:'theta0.01'.S57" chart:label-cell-address="'theta0.01'.S46:'theta0.01'.S46" chart:class="chart:scatter">
            <chart:regression-curve chart:style-name="ch18">
              <chart:equation svg:x="20.441cm" svg:y="9.626cm"/>
            </chart:regression-curve>
            <chart:data-point chart:repeated="11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01'.D46:'theta0.01'.D46">k1</text:p>
              </table:table-cell>
              <table:table-cell office:value-type="string">
                <text:p text:id="'theta0.01'.E46:'theta0.01'.E46">k2</text:p>
              </table:table-cell>
              <table:table-cell office:value-type="string">
                <text:p text:id="'theta0.01'.F46:'theta0.01'.F46">k3</text:p>
              </table:table-cell>
              <table:table-cell office:value-type="string">
                <text:p text:id="'theta0.01'.G46:'theta0.01'.G46">k4</text:p>
              </table:table-cell>
              <table:table-cell office:value-type="string">
                <text:p text:id="'theta0.01'.H46:'theta0.01'.H46">k5</text:p>
              </table:table-cell>
              <table:table-cell office:value-type="string">
                <text:p text:id="'theta0.01'.I46:'theta0.01'.I46">k6</text:p>
              </table:table-cell>
              <table:table-cell office:value-type="string">
                <text:p text:id="'theta0.01'.J46:'theta0.01'.J46">k7</text:p>
              </table:table-cell>
              <table:table-cell office:value-type="string">
                <text:p text:id="'theta0.01'.K46:'theta0.01'.K46">k8</text:p>
              </table:table-cell>
              <table:table-cell office:value-type="string">
                <text:p text:id="'theta0.01'.L46:'theta0.01'.L46">k9</text:p>
              </table:table-cell>
              <table:table-cell office:value-type="string">
                <text:p text:id="'theta0.01'.M46:'theta0.01'.M46">k10</text:p>
              </table:table-cell>
              <table:table-cell office:value-type="string">
                <text:p text:id="'theta0.01'.N46:'theta0.01'.N46">k11</text:p>
              </table:table-cell>
              <table:table-cell office:value-type="string">
                <text:p text:id="'theta0.01'.O46:'theta0.01'.O46">k12</text:p>
              </table:table-cell>
              <table:table-cell office:value-type="string">
                <text:p text:id="'theta0.01'.P46:'theta0.01'.P46">k13</text:p>
              </table:table-cell>
              <table:table-cell office:value-type="string">
                <text:p text:id="'theta0.01'.Q46:'theta0.01'.Q46">k14</text:p>
              </table:table-cell>
              <table:table-cell office:value-type="string">
                <text:p text:id="'theta0.01'.R46:'theta0.01'.R46">k15</text:p>
              </table:table-cell>
              <table:table-cell office:value-type="string">
                <text:p text:id="'theta0.01'.S46:'theta0.01'.S46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01'.B47:'theta0.01'.B57">0</text:p>
              </table:table-cell>
              <table:table-cell office:value-type="float" office:value="2.28860887913804">
                <text:p text:id="'theta0.01'.D47:'theta0.01'.D57">2.28860887913804</text:p>
              </table:table-cell>
              <table:table-cell office:value-type="float" office:value="2.29494598919676">
                <text:p text:id="'theta0.01'.E47:'theta0.01'.E57">2.29494598919676</text:p>
              </table:table-cell>
              <table:table-cell office:value-type="float" office:value="2.29341013146438">
                <text:p text:id="'theta0.01'.F47:'theta0.01'.F57">2.29341013146438</text:p>
              </table:table-cell>
              <table:table-cell office:value-type="float" office:value="2.29435229633423">
                <text:p text:id="'theta0.01'.G47:'theta0.01'.G57">2.29435229633423</text:p>
              </table:table-cell>
              <table:table-cell office:value-type="float" office:value="2.29458517884102">
                <text:p text:id="'theta0.01'.H47:'theta0.01'.H57">2.29458517884102</text:p>
              </table:table-cell>
              <table:table-cell office:value-type="float" office:value="2.29371890424639">
                <text:p text:id="'theta0.01'.I47:'theta0.01'.I57">2.29371890424639</text:p>
              </table:table-cell>
              <table:table-cell office:value-type="float" office:value="2.29422121306188">
                <text:p text:id="'theta0.01'.J47:'theta0.01'.J57">2.29422121306188</text:p>
              </table:table-cell>
              <table:table-cell office:value-type="float" office:value="2.29411230004394">
                <text:p text:id="'theta0.01'.K47:'theta0.01'.K57">2.29411230004394</text:p>
              </table:table-cell>
              <table:table-cell office:value-type="float" office:value="2.29353123019329">
                <text:p text:id="'theta0.01'.L47:'theta0.01'.L57">2.29353123019329</text:p>
              </table:table-cell>
              <table:table-cell office:value-type="float" office:value="2.29424541434394">
                <text:p text:id="'theta0.01'.M47:'theta0.01'.M57">2.29424541434394</text:p>
              </table:table-cell>
              <table:table-cell office:value-type="float" office:value="2.29441581512397">
                <text:p text:id="'theta0.01'.N47:'theta0.01'.N57">2.29441581512397</text:p>
              </table:table-cell>
              <table:table-cell office:value-type="float" office:value="2.29276907312075">
                <text:p text:id="'theta0.01'.O47:'theta0.01'.O57">2.29276907312075</text:p>
              </table:table-cell>
              <table:table-cell office:value-type="float" office:value="2.29307905342888">
                <text:p text:id="'theta0.01'.P47:'theta0.01'.P57">2.29307905342888</text:p>
              </table:table-cell>
              <table:table-cell office:value-type="float" office:value="2.29385711476342">
                <text:p text:id="'theta0.01'.Q47:'theta0.01'.Q57">2.29385711476342</text:p>
              </table:table-cell>
              <table:table-cell office:value-type="float" office:value="2.29264889204105">
                <text:p text:id="'theta0.01'.R47:'theta0.01'.R57">2.29264889204105</text:p>
              </table:table-cell>
              <table:table-cell office:value-type="float" office:value="2.29257819054073">
                <text:p text:id="'theta0.01'.S47:'theta0.01'.S57">2.29257819054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7581905734695">
                <text:p>2.27581905734695</text:p>
              </table:table-cell>
              <table:table-cell office:value-type="float" office:value="2.24449718848793">
                <text:p>2.24449718848793</text:p>
              </table:table-cell>
              <table:table-cell office:value-type="float" office:value="2.1804208488446">
                <text:p>2.1804208488446</text:p>
              </table:table-cell>
              <table:table-cell office:value-type="float" office:value="2.09782772511641">
                <text:p>2.09782772511641</text:p>
              </table:table-cell>
              <table:table-cell office:value-type="float" office:value="1.99395445691177">
                <text:p>1.99395445691177</text:p>
              </table:table-cell>
              <table:table-cell office:value-type="float" office:value="1.8723820087666">
                <text:p>1.8723820087666</text:p>
              </table:table-cell>
              <table:table-cell office:value-type="float" office:value="1.74375199867405">
                <text:p>1.74375199867405</text:p>
              </table:table-cell>
              <table:table-cell office:value-type="float" office:value="1.60336953703249">
                <text:p>1.60336953703249</text:p>
              </table:table-cell>
              <table:table-cell office:value-type="float" office:value="1.46410226578807">
                <text:p>1.46410226578807</text:p>
              </table:table-cell>
              <table:table-cell office:value-type="float" office:value="1.32758150446535">
                <text:p>1.32758150446535</text:p>
              </table:table-cell>
              <table:table-cell office:value-type="float" office:value="1.20114480931489">
                <text:p>1.20114480931489</text:p>
              </table:table-cell>
              <table:table-cell office:value-type="float" office:value="1.08332943180359">
                <text:p>1.08332943180359</text:p>
              </table:table-cell>
              <table:table-cell office:value-type="float" office:value="0.988633718785964">
                <text:p>0.988633718785964</text:p>
              </table:table-cell>
              <table:table-cell office:value-type="float" office:value="0.915358297292114">
                <text:p>0.915358297292114</text:p>
              </table:table-cell>
              <table:table-cell office:value-type="float" office:value="0.874547479793104">
                <text:p>0.874547479793104</text:p>
              </table:table-cell>
              <table:table-cell office:value-type="float" office:value="0.863197924597217">
                <text:p>0.863197924597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6293012556602">
                <text:p>2.26293012556602</text:p>
              </table:table-cell>
              <table:table-cell office:value-type="float" office:value="2.19328571909795">
                <text:p>2.19328571909795</text:p>
              </table:table-cell>
              <table:table-cell office:value-type="float" office:value="2.06691212534307">
                <text:p>2.06691212534307</text:p>
              </table:table-cell>
              <table:table-cell office:value-type="float" office:value="1.90060191592215">
                <text:p>1.90060191592215</text:p>
              </table:table-cell>
              <table:table-cell office:value-type="float" office:value="1.69339479587104">
                <text:p>1.69339479587104</text:p>
              </table:table-cell>
              <table:table-cell office:value-type="float" office:value="1.45196271250882">
                <text:p>1.45196271250882</text:p>
              </table:table-cell>
              <table:table-cell office:value-type="float" office:value="1.19396792198486">
                <text:p>1.19396792198486</text:p>
              </table:table-cell>
              <table:table-cell office:value-type="float" office:value="0.914761563291607">
                <text:p>0.914761563291607</text:p>
              </table:table-cell>
              <table:table-cell office:value-type="float" office:value="0.629365706123527">
                <text:p>0.629365706123527</text:p>
              </table:table-cell>
              <table:table-cell office:value-type="float" office:value="0.360160861063553">
                <text:p>0.360160861063553</text:p>
              </table:table-cell>
              <table:table-cell office:value-type="float" office:value="0.10942823127363">
                <text:p>0.10942823127363</text:p>
              </table:table-cell>
              <table:table-cell office:value-type="float" office:value="-0.133257144519686">
                <text:p>-0.133257144519686</text:p>
              </table:table-cell>
              <table:table-cell office:value-type="float" office:value="-0.327435193975916">
                <text:p>-0.327435193975916</text:p>
              </table:table-cell>
              <table:table-cell office:value-type="float" office:value="-0.460037456933886">
                <text:p>-0.460037456933886</text:p>
              </table:table-cell>
              <table:table-cell office:value-type="float" office:value="-0.512360133857942">
                <text:p>-0.512360133857942</text:p>
              </table:table-cell>
              <table:table-cell office:value-type="float" office:value="-0.557550422272226">
                <text:p>-0.557550422272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5015114831222">
                <text:p>2.25015114831222</text:p>
              </table:table-cell>
              <table:table-cell office:value-type="float" office:value="2.14251375393679">
                <text:p>2.14251375393679</text:p>
              </table:table-cell>
              <table:table-cell office:value-type="float" office:value="1.95408804727681">
                <text:p>1.95408804727681</text:p>
              </table:table-cell>
              <table:table-cell office:value-type="float" office:value="1.70447714644502">
                <text:p>1.70447714644502</text:p>
              </table:table-cell>
              <table:table-cell office:value-type="float" office:value="1.39141373473672">
                <text:p>1.39141373473672</text:p>
              </table:table-cell>
              <table:table-cell office:value-type="float" office:value="1.02959798838013">
                <text:p>1.02959798838013</text:p>
              </table:table-cell>
              <table:table-cell office:value-type="float" office:value="0.642064390330629">
                <text:p>0.642064390330629</text:p>
              </table:table-cell>
              <table:table-cell office:value-type="float" office:value="0.231928847342137">
                <text:p>0.231928847342137</text:p>
              </table:table-cell>
              <table:table-cell office:value-type="float" office:value="-0.195832418821902">
                <text:p>-0.195832418821902</text:p>
              </table:table-cell>
              <table:table-cell office:value-type="float" office:value="-0.608879564241379">
                <text:p>-0.6088795642413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3735513286762">
                <text:p>2.23735513286762</text:p>
              </table:table-cell>
              <table:table-cell office:value-type="float" office:value="2.09120087885831">
                <text:p>2.09120087885831</text:p>
              </table:table-cell>
              <table:table-cell office:value-type="float" office:value="1.84152534770961">
                <text:p>1.84152534770961</text:p>
              </table:table-cell>
              <table:table-cell office:value-type="float" office:value="1.5084898697056">
                <text:p>1.5084898697056</text:p>
              </table:table-cell>
              <table:table-cell office:value-type="float" office:value="1.09196021258773">
                <text:p>1.09196021258773</text:p>
              </table:table-cell>
              <table:table-cell office:value-type="float" office:value="0.618816875999898">
                <text:p>0.618816875999898</text:p>
              </table:table-cell>
              <table:table-cell office:value-type="float" office:value="0.090224542572967">
                <text:p>0.090224542572967</text:p>
              </table:table-cell>
              <table:table-cell office:value-type="float" office:value="-0.448069940940602">
                <text:p>-0.448069940940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2244624574683">
                <text:p>2.2244624574683</text:p>
              </table:table-cell>
              <table:table-cell office:value-type="float" office:value="2.04048759294176">
                <text:p>2.04048759294176</text:p>
              </table:table-cell>
              <table:table-cell office:value-type="float" office:value="1.72965176902768">
                <text:p>1.72965176902768</text:p>
              </table:table-cell>
              <table:table-cell office:value-type="float" office:value="1.30952670128439">
                <text:p>1.30952670128439</text:p>
              </table:table-cell>
              <table:table-cell office:value-type="float" office:value="0.790564230263456">
                <text:p>0.790564230263456</text:p>
              </table:table-cell>
              <table:table-cell office:value-type="float" office:value="0.199498190164572">
                <text:p>0.199498190164572</text:p>
              </table:table-cell>
              <table:table-cell office:value-type="float" office:value="-0.444725822061467">
                <text:p>-0.444725822061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21168178863441">
                <text:p>2.21168178863441</text:p>
              </table:table-cell>
              <table:table-cell office:value-type="float" office:value="1.98995984322984">
                <text:p>1.98995984322984</text:p>
              </table:table-cell>
              <table:table-cell office:value-type="float" office:value="1.6160182146788">
                <text:p>1.6160182146788</text:p>
              </table:table-cell>
              <table:table-cell office:value-type="float" office:value="1.11226532698853">
                <text:p>1.11226532698853</text:p>
              </table:table-cell>
              <table:table-cell office:value-type="float" office:value="0.481993957097288">
                <text:p>0.481993957097288</text:p>
              </table:table-cell>
              <table:table-cell office:value-type="float" office:value="-0.223131051392334">
                <text:p>-0.223131051392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19864800822207">
                <text:p>2.19864800822207</text:p>
              </table:table-cell>
              <table:table-cell office:value-type="float" office:value="1.93924800618176">
                <text:p>1.93924800618176</text:p>
              </table:table-cell>
              <table:table-cell office:value-type="float" office:value="1.50337937543828">
                <text:p>1.50337937543828</text:p>
              </table:table-cell>
              <table:table-cell office:value-type="float" office:value="0.91421658231238">
                <text:p>0.91421658231238</text:p>
              </table:table-cell>
              <table:table-cell office:value-type="float" office:value="0.185616123743385">
                <text:p>0.185616123743385</text:p>
              </table:table-cell>
              <table:table-cell office:value-type="float" office:value="-0.652600423914159">
                <text:p>-0.6526004239141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1857354965477">
                <text:p>2.1857354965477</text:p>
              </table:table-cell>
              <table:table-cell office:value-type="float" office:value="1.88798892333995">
                <text:p>1.88798892333995</text:p>
              </table:table-cell>
              <table:table-cell office:value-type="float" office:value="1.38994767961779">
                <text:p>1.38994767961779</text:p>
              </table:table-cell>
              <table:table-cell office:value-type="float" office:value="0.718693087527684">
                <text:p>0.718693087527684</text:p>
              </table:table-cell>
              <table:table-cell office:value-type="float" office:value="-0.107384785332141">
                <text:p>-0.107384785332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7297400592014">
                <text:p>2.17297400592014</text:p>
              </table:table-cell>
              <table:table-cell office:value-type="float" office:value="1.83666113057925">
                <text:p>1.83666113057925</text:p>
              </table:table-cell>
              <table:table-cell office:value-type="float" office:value="1.27764232323022">
                <text:p>1.27764232323022</text:p>
              </table:table-cell>
              <table:table-cell office:value-type="float" office:value="0.52074427094892">
                <text:p>0.52074427094892</text:p>
              </table:table-cell>
              <table:table-cell office:value-type="float" office:value="-0.403541958546316">
                <text:p>-0.403541958546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5994606577667">
                <text:p>2.15994606577667</text:p>
              </table:table-cell>
              <table:table-cell office:value-type="float" office:value="1.78556197101454">
                <text:p>1.78556197101454</text:p>
              </table:table-cell>
              <table:table-cell office:value-type="float" office:value="1.16560716549239">
                <text:p>1.16560716549239</text:p>
              </table:table-cell>
              <table:table-cell office:value-type="float" office:value="0.323061281853349">
                <text:p>0.323061281853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43cm" svg:height="12.112cm" chart:class="chart:scatter" chart:style-name="ch1">
        <chart:legend chart:legend-position="end" svg:x="9.59cm" svg:y="5.587cm" chart:style-name="ch2"/>
        <chart:plot-area chart:style-name="ch3" table:cell-range-address="'theta0.01'.C29:'theta0.01'.S30 'theta0.01'.B1:'theta0.01'.B1 'theta0.01'.B32:'theta0.01'.B32 'theta0.01'.C61:'theta0.01'.S61" chart:data-source-has-labels="column" svg:x="0.307cm" svg:y="0.242cm" svg:width="9.03cm" svg:height="11.345cm">
          <chart:axis chart:dimension="x" chart:name="primary-x" chart:style-name="ch4">
            <chart:title svg:x="5.028cm" svg:y="11.257cm" chart:style-name="ch5">
              <text:p>k</text:p>
            </chart:title>
          </chart:axis>
          <chart:axis chart:dimension="y" chart:name="primary-y" chart:style-name="ch4">
            <chart:title svg:x="0.255cm" svg:y="6.038cm" chart:style-name="ch6">
              <text:p>alpha</text:p>
            </chart:title>
            <chart:grid chart:style-name="ch7" chart:class="major"/>
          </chart:axis>
          <chart:series chart:style-name="ch8" chart:values-cell-range-address="'theta0.01'.C30:'theta0.01'.S30" chart:label-cell-address="'theta0.01'.B1:'theta0.01'.B1" chart:class="chart:scatter">
            <chart:domain table:cell-range-address="'theta0.01'.C29:'theta0.01'.S29"/>
            <chart:data-point chart:repeated="17"/>
          </chart:series>
          <chart:series chart:style-name="ch9" chart:values-cell-range-address="'theta0.01'.C61:'theta0.01'.S61" chart:label-cell-address="'theta0.01'.B32:'theta0.01'.B32" chart:class="chart:scatter">
            <chart:domain table:cell-range-address="'theta0.01'.C60:'theta0.01'.S60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01'.C29:'theta0.01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1'.B1:'theta0.01'.B1">nn rep. theta 0.01</text:p>
              </table:table-cell>
              <table:table-cell office:value-type="float" office:value="0">
                <text:p text:id="'theta0.01'.C30:'theta0.01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1.09">
                <text:p>1.09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 text:id="">Row 60</text:p>
              </table:table-cell>
              <table:table-cell office:value-type="float" office:value="0">
                <text:p text:id="'theta0.01'.C60:'theta0.01'.S60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01'.B32:'theta0.01'.B32">no int. theta 0.01</text:p>
              </table:table-cell>
              <table:table-cell office:value-type="float" office:value="0">
                <text:p text:id="'theta0.01'.C61:'theta0.01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1.09">
                <text:p>1.09</text:p>
              </table:table-cell>
              <table:table-cell office:value-type="float" office:value="1.21">
                <text:p>1.21</text:p>
              </table:table-cell>
              <table:table-cell office:value-type="float" office:value="1.31">
                <text:p>1.31</text:p>
              </table:table-cell>
              <table:table-cell office:value-type="float" office:value="1.38">
                <text:p>1.38</text:p>
              </table:table-cell>
              <table:table-cell office:value-type="float" office:value="1.4">
                <text:p>1.4</text:p>
              </table:table-cell>
              <table:table-cell office:value-type="float" office:value="1.43">
                <text:p>1.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svg:stroke-width="0cm" svg:stroke-color="#579d1c"/>
    </style:style>
    <style:style style:name="ch17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8" style:family="chart">
      <style:graphic-properties svg:stroke-width="0cm" svg:stroke-color="#7e0021"/>
    </style:style>
    <style:style style:name="ch19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20" style:family="chart">
      <style:graphic-properties svg:stroke-width="0cm" svg:stroke-color="#83caff"/>
    </style:style>
    <style:style style:name="ch21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2" style:family="chart">
      <style:graphic-properties svg:stroke-width="0cm" svg:stroke-color="#314004"/>
    </style:style>
    <style:style style:name="ch23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4" style:family="chart">
      <style:graphic-properties svg:stroke-width="0cm" svg:stroke-color="#aecf00"/>
    </style:style>
    <style:style style:name="ch2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6" style:family="chart">
      <style:graphic-properties svg:stroke-width="0cm" svg:stroke-color="#4b1f6f"/>
    </style:style>
    <style:style style:name="ch27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8" style:family="chart">
      <style:graphic-properties svg:stroke-width="0cm" svg:stroke-color="#ff950e"/>
    </style:style>
    <style:style style:name="ch29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30" style:family="chart">
      <style:graphic-properties svg:stroke-width="0cm" svg:stroke-color="#c5000b"/>
    </style:style>
    <style:style style:name="ch31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2" style:family="chart">
      <style:graphic-properties svg:stroke-width="0cm" svg:stroke-color="#0084d1"/>
    </style:style>
    <style:style style:name="ch33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4" style:family="chart">
      <style:graphic-properties svg:stroke-width="0cm" svg:stroke-color="#004586"/>
    </style:style>
    <style:style style:name="ch35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6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7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8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draw:stroke="none" svg:stroke-color="#b3b3b3" draw:fill="solid" draw:fill-color="#cccccc"/>
    </style:style>
  </office:automatic-styles>
  <office:body>
    <office:chart>
      <chart:chart svg:width="21.802cm" svg:height="15.68cm" chart:class="chart:scatter" chart:style-name="ch1">
        <chart:title svg:x="10.239cm" svg:y="0.314cm" chart:style-name="ch2">
          <text:p>No Int.</text:p>
        </chart:title>
        <chart:subtitle svg:x="10.636cm" svg:y="1.13cm" chart:style-name="ch3">
          <text:p>0.4</text:p>
        </chart:subtitle>
        <chart:legend chart:legend-position="end" svg:x="17.382cm" svg:y="1.746cm" chart:style-name="ch4"/>
        <chart:plot-area chart:style-name="ch5" table:cell-range-address="'theta0.4'.B46:'theta0.4'.B57 'theta0.4'.D46:'theta0.4'.S57" chart:data-source-has-labels="row" svg:x="0.671cm" svg:y="1.894cm" svg:width="16.276cm" svg:height="13.048cm">
          <chart:axis chart:dimension="x" chart:name="primary-x" chart:style-name="ch6">
            <chart:title svg:x="8.314cm" svg:y="14.683cm" chart:style-name="ch7">
              <text:p>Time steps</text:p>
            </chart:title>
          </chart:axis>
          <chart:axis chart:dimension="y" chart:name="primary-y" chart:style-name="ch8">
            <chart:title svg:x="0.437cm" svg:y="8.609cm" chart:style-name="ch9">
              <text:p>ln(ISF)</text:p>
            </chart:title>
            <chart:grid chart:style-name="ch10" chart:class="major"/>
          </chart:axis>
          <chart:series chart:style-name="ch11" chart:values-cell-range-address="'theta0.4'.D47:'theta0.4'.D57" chart:label-cell-address="'theta0.4'.D46:'theta0.4'.D46" chart:class="chart:scatter">
            <chart:domain table:cell-range-address="'theta0.4'.B47:'theta0.4'.B57"/>
            <chart:regression-curve chart:style-name="ch12">
              <chart:equation svg:x="2.322cm" svg:y="9.366cm"/>
            </chart:regression-curve>
            <chart:data-point chart:repeated="11"/>
          </chart:series>
          <chart:series chart:style-name="ch13" chart:values-cell-range-address="'theta0.4'.E47:'theta0.4'.E57" chart:label-cell-address="'theta0.4'.E46:'theta0.4'.E46" chart:class="chart:scatter">
            <chart:regression-curve chart:style-name="ch14">
              <chart:equation svg:x="2.031cm" svg:y="9.882cm"/>
            </chart:regression-curve>
            <chart:data-point chart:repeated="11"/>
          </chart:series>
          <chart:series chart:style-name="ch15" chart:values-cell-range-address="'theta0.4'.F47:'theta0.4'.F57" chart:label-cell-address="'theta0.4'.F46:'theta0.4'.F46" chart:class="chart:scatter">
            <chart:regression-curve chart:style-name="ch16">
              <chart:equation svg:x="2.139cm" svg:y="10.352cm"/>
            </chart:regression-curve>
            <chart:data-point chart:repeated="11"/>
          </chart:series>
          <chart:series chart:style-name="ch17" chart:values-cell-range-address="'theta0.4'.G47:'theta0.4'.G57" chart:label-cell-address="'theta0.4'.G46:'theta0.4'.G46" chart:class="chart:scatter">
            <chart:regression-curve chart:style-name="ch18">
              <chart:equation svg:x="2.176cm" svg:y="10.888cm"/>
            </chart:regression-curve>
            <chart:data-point chart:repeated="11"/>
          </chart:series>
          <chart:series chart:style-name="ch19" chart:values-cell-range-address="'theta0.4'.H47:'theta0.4'.H57" chart:label-cell-address="'theta0.4'.H46:'theta0.4'.H46" chart:class="chart:scatter">
            <chart:regression-curve chart:style-name="ch20">
              <chart:equation svg:x="2.504cm" svg:y="11.477cm"/>
            </chart:regression-curve>
            <chart:data-point chart:repeated="11"/>
          </chart:series>
          <chart:series chart:style-name="ch21" chart:values-cell-range-address="'theta0.4'.I47:'theta0.4'.I57" chart:label-cell-address="'theta0.4'.I46:'theta0.4'.I46" chart:class="chart:scatter">
            <chart:regression-curve chart:style-name="ch22">
              <chart:equation svg:x="2.65cm" svg:y="12.138cm"/>
            </chart:regression-curve>
            <chart:data-point chart:repeated="11"/>
          </chart:series>
          <chart:series chart:style-name="ch23" chart:values-cell-range-address="'theta0.4'.J47:'theta0.4'.J57" chart:label-cell-address="'theta0.4'.J46:'theta0.4'.J46" chart:class="chart:scatter">
            <chart:regression-curve chart:style-name="ch24">
              <chart:equation svg:x="2.395cm" svg:y="12.587cm"/>
            </chart:regression-curve>
            <chart:data-point chart:repeated="11"/>
          </chart:series>
          <chart:series chart:style-name="ch25" chart:values-cell-range-address="'theta0.4'.K47:'theta0.4'.K57" chart:label-cell-address="'theta0.4'.K46:'theta0.4'.K46" chart:class="chart:scatter">
            <chart:regression-curve chart:style-name="ch26">
              <chart:equation svg:x="2.54cm" svg:y="13.073cm"/>
            </chart:regression-curve>
            <chart:data-point chart:repeated="11"/>
          </chart:series>
          <chart:series chart:style-name="ch27" chart:values-cell-range-address="'theta0.4'.L47:'theta0.4'.L57" chart:label-cell-address="'theta0.4'.L46:'theta0.4'.L46" chart:class="chart:scatter">
            <chart:regression-curve chart:style-name="ch28">
              <chart:equation svg:x="6.386cm" svg:y="9.482cm"/>
            </chart:regression-curve>
            <chart:data-point chart:repeated="11"/>
          </chart:series>
          <chart:series chart:style-name="ch29" chart:values-cell-range-address="'theta0.4'.M47:'theta0.4'.M57" chart:label-cell-address="'theta0.4'.M46:'theta0.4'.M46" chart:class="chart:scatter">
            <chart:regression-curve chart:style-name="ch30">
              <chart:equation svg:x="6.475cm" svg:y="9.937cm"/>
            </chart:regression-curve>
            <chart:data-point chart:repeated="11"/>
          </chart:series>
          <chart:series chart:style-name="ch31" chart:values-cell-range-address="'theta0.4'.N47:'theta0.4'.N57" chart:label-cell-address="'theta0.4'.N46:'theta0.4'.N46" chart:class="chart:scatter">
            <chart:regression-curve chart:style-name="ch32">
              <chart:equation svg:x="6.641cm" svg:y="10.437cm"/>
            </chart:regression-curve>
            <chart:data-point chart:repeated="11"/>
          </chart:series>
          <chart:series chart:style-name="ch33" chart:values-cell-range-address="'theta0.4'.O47:'theta0.4'.O57" chart:label-cell-address="'theta0.4'.O46:'theta0.4'.O46" chart:class="chart:scatter">
            <chart:regression-curve chart:style-name="ch34">
              <chart:equation svg:x="6.427cm" svg:y="11.024cm"/>
            </chart:regression-curve>
            <chart:data-point chart:repeated="11"/>
          </chart:series>
          <chart:series chart:style-name="ch35" chart:values-cell-range-address="'theta0.4'.P47:'theta0.4'.P57" chart:label-cell-address="'theta0.4'.P46:'theta0.4'.P46" chart:class="chart:scatter">
            <chart:regression-curve chart:style-name="ch12">
              <chart:equation svg:x="6.48cm" svg:y="11.416cm"/>
            </chart:regression-curve>
            <chart:data-point chart:repeated="11"/>
          </chart:series>
          <chart:series chart:style-name="ch36" chart:values-cell-range-address="'theta0.4'.Q47:'theta0.4'.Q57" chart:label-cell-address="'theta0.4'.Q46:'theta0.4'.Q46" chart:class="chart:scatter">
            <chart:regression-curve chart:style-name="ch14">
              <chart:equation svg:x="6.319cm" svg:y="11.976cm"/>
            </chart:regression-curve>
            <chart:data-point chart:repeated="11"/>
          </chart:series>
          <chart:series chart:style-name="ch37" chart:values-cell-range-address="'theta0.4'.R47:'theta0.4'.R57" chart:label-cell-address="'theta0.4'.R46:'theta0.4'.R46" chart:class="chart:scatter">
            <chart:regression-curve chart:style-name="ch16">
              <chart:equation svg:x="6.426cm" svg:y="12.504cm"/>
            </chart:regression-curve>
            <chart:data-point chart:repeated="11"/>
          </chart:series>
          <chart:series chart:style-name="ch38" chart:values-cell-range-address="'theta0.4'.S47:'theta0.4'.S57" chart:label-cell-address="'theta0.4'.S46:'theta0.4'.S46" chart:class="chart:scatter">
            <chart:regression-curve chart:style-name="ch18">
              <chart:equation svg:x="6.481cm" svg:y="13.195cm"/>
            </chart:regression-curve>
            <chart:data-point chart:repeated="11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4'.D46:'theta0.4'.D46">k1</text:p>
              </table:table-cell>
              <table:table-cell office:value-type="string">
                <text:p text:id="'theta0.4'.E46:'theta0.4'.E46">k2</text:p>
              </table:table-cell>
              <table:table-cell office:value-type="string">
                <text:p text:id="'theta0.4'.F46:'theta0.4'.F46">k3</text:p>
              </table:table-cell>
              <table:table-cell office:value-type="string">
                <text:p text:id="'theta0.4'.G46:'theta0.4'.G46">k4</text:p>
              </table:table-cell>
              <table:table-cell office:value-type="string">
                <text:p text:id="'theta0.4'.H46:'theta0.4'.H46">k5</text:p>
              </table:table-cell>
              <table:table-cell office:value-type="string">
                <text:p text:id="'theta0.4'.I46:'theta0.4'.I46">k6</text:p>
              </table:table-cell>
              <table:table-cell office:value-type="string">
                <text:p text:id="'theta0.4'.J46:'theta0.4'.J46">k7</text:p>
              </table:table-cell>
              <table:table-cell office:value-type="string">
                <text:p text:id="'theta0.4'.K46:'theta0.4'.K46">k8</text:p>
              </table:table-cell>
              <table:table-cell office:value-type="string">
                <text:p text:id="'theta0.4'.L46:'theta0.4'.L46">k9</text:p>
              </table:table-cell>
              <table:table-cell office:value-type="string">
                <text:p text:id="'theta0.4'.M46:'theta0.4'.M46">k10</text:p>
              </table:table-cell>
              <table:table-cell office:value-type="string">
                <text:p text:id="'theta0.4'.N46:'theta0.4'.N46">k11</text:p>
              </table:table-cell>
              <table:table-cell office:value-type="string">
                <text:p text:id="'theta0.4'.O46:'theta0.4'.O46">k12</text:p>
              </table:table-cell>
              <table:table-cell office:value-type="string">
                <text:p text:id="'theta0.4'.P46:'theta0.4'.P46">k13</text:p>
              </table:table-cell>
              <table:table-cell office:value-type="string">
                <text:p text:id="'theta0.4'.Q46:'theta0.4'.Q46">k14</text:p>
              </table:table-cell>
              <table:table-cell office:value-type="string">
                <text:p text:id="'theta0.4'.R46:'theta0.4'.R46">k15</text:p>
              </table:table-cell>
              <table:table-cell office:value-type="string">
                <text:p text:id="'theta0.4'.S46:'theta0.4'.S46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4'.B47:'theta0.4'.B57">0</text:p>
              </table:table-cell>
              <table:table-cell office:value-type="float" office:value="5.50918888354015">
                <text:p text:id="'theta0.4'.D47:'theta0.4'.D57">5.50918888354015</text:p>
              </table:table-cell>
              <table:table-cell office:value-type="float" office:value="5.50254990655837">
                <text:p text:id="'theta0.4'.E47:'theta0.4'.E57">5.50254990655837</text:p>
              </table:table-cell>
              <table:table-cell office:value-type="float" office:value="5.50818587306767">
                <text:p text:id="'theta0.4'.F47:'theta0.4'.F57">5.50818587306767</text:p>
              </table:table-cell>
              <table:table-cell office:value-type="float" office:value="5.50624331525718">
                <text:p text:id="'theta0.4'.G47:'theta0.4'.G57">5.50624331525718</text:p>
              </table:table-cell>
              <table:table-cell office:value-type="float" office:value="5.50632648795787">
                <text:p text:id="'theta0.4'.H47:'theta0.4'.H57">5.50632648795787</text:p>
              </table:table-cell>
              <table:table-cell office:value-type="float" office:value="5.50605237362741">
                <text:p text:id="'theta0.4'.I47:'theta0.4'.I57">5.50605237362741</text:p>
              </table:table-cell>
              <table:table-cell office:value-type="float" office:value="5.50529060013515">
                <text:p text:id="'theta0.4'.J47:'theta0.4'.J57">5.50529060013515</text:p>
              </table:table-cell>
              <table:table-cell office:value-type="float" office:value="5.50464341305125">
                <text:p text:id="'theta0.4'.K47:'theta0.4'.K57">5.50464341305125</text:p>
              </table:table-cell>
              <table:table-cell office:value-type="float" office:value="5.50533702372218">
                <text:p text:id="'theta0.4'.L47:'theta0.4'.L57">5.50533702372218</text:p>
              </table:table-cell>
              <table:table-cell office:value-type="float" office:value="5.50608864762494">
                <text:p text:id="'theta0.4'.M47:'theta0.4'.M57">5.50608864762494</text:p>
              </table:table-cell>
              <table:table-cell office:value-type="float" office:value="5.50607495871215">
                <text:p text:id="'theta0.4'.N47:'theta0.4'.N57">5.50607495871215</text:p>
              </table:table-cell>
              <table:table-cell office:value-type="float" office:value="5.50482413080139">
                <text:p text:id="'theta0.4'.O47:'theta0.4'.O57">5.50482413080139</text:p>
              </table:table-cell>
              <table:table-cell office:value-type="float" office:value="5.50646430873707">
                <text:p text:id="'theta0.4'.P47:'theta0.4'.P57">5.50646430873707</text:p>
              </table:table-cell>
              <table:table-cell office:value-type="float" office:value="5.50501522574897">
                <text:p text:id="'theta0.4'.Q47:'theta0.4'.Q57">5.50501522574897</text:p>
              </table:table-cell>
              <table:table-cell office:value-type="float" office:value="5.50621488550163">
                <text:p text:id="'theta0.4'.R47:'theta0.4'.R57">5.50621488550163</text:p>
              </table:table-cell>
              <table:table-cell office:value-type="float" office:value="5.50712241103263">
                <text:p text:id="'theta0.4'.S47:'theta0.4'.S57">5.507122411032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49631158799241">
                <text:p>5.49631158799241</text:p>
              </table:table-cell>
              <table:table-cell office:value-type="float" office:value="5.45178139639943">
                <text:p>5.45178139639943</text:p>
              </table:table-cell>
              <table:table-cell office:value-type="float" office:value="5.39564936473579">
                <text:p>5.39564936473579</text:p>
              </table:table-cell>
              <table:table-cell office:value-type="float" office:value="5.31127677943085">
                <text:p>5.31127677943085</text:p>
              </table:table-cell>
              <table:table-cell office:value-type="float" office:value="5.20999804366088">
                <text:p>5.20999804366088</text:p>
              </table:table-cell>
              <table:table-cell office:value-type="float" office:value="5.09484089412805">
                <text:p>5.09484089412805</text:p>
              </table:table-cell>
              <table:table-cell office:value-type="float" office:value="4.96969488978806">
                <text:p>4.96969488978806</text:p>
              </table:table-cell>
              <table:table-cell office:value-type="float" office:value="4.83678027480908">
                <text:p>4.83678027480908</text:p>
              </table:table-cell>
              <table:table-cell office:value-type="float" office:value="4.70999387758166">
                <text:p>4.70999387758166</text:p>
              </table:table-cell>
              <table:table-cell office:value-type="float" office:value="4.58125529089705">
                <text:p>4.58125529089705</text:p>
              </table:table-cell>
              <table:table-cell office:value-type="float" office:value="4.46827393858401">
                <text:p>4.46827393858401</text:p>
              </table:table-cell>
              <table:table-cell office:value-type="float" office:value="4.36439587217099">
                <text:p>4.36439587217099</text:p>
              </table:table-cell>
              <table:table-cell office:value-type="float" office:value="4.28801330110086">
                <text:p>4.28801330110086</text:p>
              </table:table-cell>
              <table:table-cell office:value-type="float" office:value="4.21745604313262">
                <text:p>4.21745604313262</text:p>
              </table:table-cell>
              <table:table-cell office:value-type="float" office:value="4.18524959907024">
                <text:p>4.18524959907024</text:p>
              </table:table-cell>
              <table:table-cell office:value-type="float" office:value="4.16966336055366">
                <text:p>4.16966336055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48367348107749">
                <text:p>5.48367348107749</text:p>
              </table:table-cell>
              <table:table-cell office:value-type="float" office:value="5.40139372049359">
                <text:p>5.40139372049359</text:p>
              </table:table-cell>
              <table:table-cell office:value-type="float" office:value="5.28311331855974">
                <text:p>5.28311331855974</text:p>
              </table:table-cell>
              <table:table-cell office:value-type="float" office:value="5.11587198208775">
                <text:p>5.11587198208775</text:p>
              </table:table-cell>
              <table:table-cell office:value-type="float" office:value="4.91249362273387">
                <text:p>4.91249362273387</text:p>
              </table:table-cell>
              <table:table-cell office:value-type="float" office:value="4.68010324623443">
                <text:p>4.68010324623443</text:p>
              </table:table-cell>
              <table:table-cell office:value-type="float" office:value="4.43107807423174">
                <text:p>4.43107807423174</text:p>
              </table:table-cell>
              <table:table-cell office:value-type="float" office:value="4.16657715790854">
                <text:p>4.16657715790854</text:p>
              </table:table-cell>
              <table:table-cell office:value-type="float" office:value="3.91149126407877">
                <text:p>3.91149126407877</text:p>
              </table:table-cell>
              <table:table-cell office:value-type="float" office:value="3.66021476953004">
                <text:p>3.66021476953004</text:p>
              </table:table-cell>
              <table:table-cell office:value-type="float" office:value="3.43609691296824">
                <text:p>3.43609691296824</text:p>
              </table:table-cell>
              <table:table-cell office:value-type="float" office:value="3.22565876860503">
                <text:p>3.22565876860503</text:p>
              </table:table-cell>
              <table:table-cell office:value-type="float" office:value="3.06484220485584">
                <text:p>3.06484220485584</text:p>
              </table:table-cell>
              <table:table-cell office:value-type="float" office:value="2.92080127049554">
                <text:p>2.92080127049554</text:p>
              </table:table-cell>
              <table:table-cell office:value-type="float" office:value="2.84952719367677">
                <text:p>2.84952719367677</text:p>
              </table:table-cell>
              <table:table-cell office:value-type="float" office:value="2.82506909302327">
                <text:p>2.8250690930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47101522205624">
                <text:p>5.47101522205624</text:p>
              </table:table-cell>
              <table:table-cell office:value-type="float" office:value="5.35064094750806">
                <text:p>5.35064094750806</text:p>
              </table:table-cell>
              <table:table-cell office:value-type="float" office:value="5.17096035883163">
                <text:p>5.17096035883163</text:p>
              </table:table-cell>
              <table:table-cell office:value-type="float" office:value="4.9208237092725">
                <text:p>4.9208237092725</text:p>
              </table:table-cell>
              <table:table-cell office:value-type="float" office:value="4.61504853405254">
                <text:p>4.61504853405254</text:p>
              </table:table-cell>
              <table:table-cell office:value-type="float" office:value="4.26715898576965">
                <text:p>4.26715898576965</text:p>
              </table:table-cell>
              <table:table-cell office:value-type="float" office:value="3.89636668232">
                <text:p>3.89636668232</text:p>
              </table:table-cell>
              <table:table-cell office:value-type="float" office:value="3.50143087658217">
                <text:p>3.50143087658217</text:p>
              </table:table-cell>
              <table:table-cell office:value-type="float" office:value="3.11723239228946">
                <text:p>3.11723239228946</text:p>
              </table:table-cell>
              <table:table-cell office:value-type="float" office:value="2.74840104464827">
                <text:p>2.74840104464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45796854798424">
                <text:p>5.45796854798424</text:p>
              </table:table-cell>
              <table:table-cell office:value-type="float" office:value="5.29996121468903">
                <text:p>5.29996121468903</text:p>
              </table:table-cell>
              <table:table-cell office:value-type="float" office:value="5.05883950885308">
                <text:p>5.05883950885308</text:p>
              </table:table-cell>
              <table:table-cell office:value-type="float" office:value="4.72557937029552">
                <text:p>4.72557937029552</text:p>
              </table:table-cell>
              <table:table-cell office:value-type="float" office:value="4.31782112474859">
                <text:p>4.31782112474859</text:p>
              </table:table-cell>
              <table:table-cell office:value-type="float" office:value="3.86233179543883">
                <text:p>3.86233179543883</text:p>
              </table:table-cell>
              <table:table-cell office:value-type="float" office:value="3.35265783608526">
                <text:p>3.35265783608526</text:p>
              </table:table-cell>
              <table:table-cell office:value-type="float" office:value="2.8382559030763">
                <text:p>2.8382559030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44523486415667">
                <text:p>5.44523486415667</text:p>
              </table:table-cell>
              <table:table-cell office:value-type="float" office:value="5.24897558776724">
                <text:p>5.24897558776724</text:p>
              </table:table-cell>
              <table:table-cell office:value-type="float" office:value="4.94697652808286">
                <text:p>4.94697652808286</text:p>
              </table:table-cell>
              <table:table-cell office:value-type="float" office:value="4.53078656046085">
                <text:p>4.53078656046085</text:p>
              </table:table-cell>
              <table:table-cell office:value-type="float" office:value="4.02250084521966">
                <text:p>4.02250084521966</text:p>
              </table:table-cell>
              <table:table-cell office:value-type="float" office:value="3.44262974986649">
                <text:p>3.44262974986649</text:p>
              </table:table-cell>
              <table:table-cell office:value-type="float" office:value="2.8167012968581">
                <text:p>2.8167012968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43266673079254">
                <text:p>5.43266673079254</text:p>
              </table:table-cell>
              <table:table-cell office:value-type="float" office:value="5.19767746899706">
                <text:p>5.19767746899706</text:p>
              </table:table-cell>
              <table:table-cell office:value-type="float" office:value="4.83475709422155">
                <text:p>4.83475709422155</text:p>
              </table:table-cell>
              <table:table-cell office:value-type="float" office:value="4.33584917940611">
                <text:p>4.33584917940611</text:p>
              </table:table-cell>
              <table:table-cell office:value-type="float" office:value="3.72902089711153">
                <text:p>3.72902089711153</text:p>
              </table:table-cell>
              <table:table-cell office:value-type="float" office:value="3.03194269107969">
                <text:p>3.03194269107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41979268842952">
                <text:p>5.41979268842952</text:p>
              </table:table-cell>
              <table:table-cell office:value-type="float" office:value="5.14698446305761">
                <text:p>5.14698446305761</text:p>
              </table:table-cell>
              <table:table-cell office:value-type="float" office:value="4.72247737511414">
                <text:p>4.72247737511414</text:p>
              </table:table-cell>
              <table:table-cell office:value-type="float" office:value="4.14108119075836">
                <text:p>4.14108119075836</text:p>
              </table:table-cell>
              <table:table-cell office:value-type="float" office:value="3.42574884608021">
                <text:p>3.42574884608021</text:p>
              </table:table-cell>
              <table:table-cell office:value-type="float" office:value="2.62257872875968">
                <text:p>2.622578728759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40694286633957">
                <text:p>5.40694286633957</text:p>
              </table:table-cell>
              <table:table-cell office:value-type="float" office:value="5.09554735795815">
                <text:p>5.09554735795815</text:p>
              </table:table-cell>
              <table:table-cell office:value-type="float" office:value="4.60941894720547">
                <text:p>4.60941894720547</text:p>
              </table:table-cell>
              <table:table-cell office:value-type="float" office:value="3.94591531706114">
                <text:p>3.94591531706114</text:p>
              </table:table-cell>
              <table:table-cell office:value-type="float" office:value="3.13850229581264">
                <text:p>3.13850229581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39411315569778">
                <text:p>5.39411315569778</text:p>
              </table:table-cell>
              <table:table-cell office:value-type="float" office:value="5.04463406326839">
                <text:p>5.04463406326839</text:p>
              </table:table-cell>
              <table:table-cell office:value-type="float" office:value="4.49666851985637">
                <text:p>4.49666851985637</text:p>
              </table:table-cell>
              <table:table-cell office:value-type="float" office:value="3.75320287399389">
                <text:p>3.75320287399389</text:p>
              </table:table-cell>
              <table:table-cell office:value-type="float" office:value="2.84003297857437">
                <text:p>2.84003297857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38140515632647">
                <text:p>5.38140515632647</text:p>
              </table:table-cell>
              <table:table-cell office:value-type="float" office:value="4.99385265005665">
                <text:p>4.99385265005665</text:p>
              </table:table-cell>
              <table:table-cell office:value-type="float" office:value="4.38508732099121">
                <text:p>4.38508732099121</text:p>
              </table:table-cell>
              <table:table-cell office:value-type="float" office:value="3.55511089050946">
                <text:p>3.55511089050946</text:p>
              </table:table-cell>
              <table:table-cell office:value-type="float" office:value="2.55681249666173">
                <text:p>2.55681249666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ignore" chart:spline-order="3" chart:series-source="rows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title svg:x="3.695cm" svg:y="0.141cm" chart:style-name="ch2">
          <text:p>0.4</text:p>
        </chart:title>
        <chart:legend chart:legend-position="end" svg:x="5.709cm" svg:y="2.713cm" chart:style-name="ch3"/>
        <chart:plot-area chart:style-name="ch4" table:cell-range-address="'theta0.4'.C29:'theta0.4'.S30 'theta0.4'.B1:'theta0.4'.B1 'theta0.4'.B32:'theta0.4'.B32 'theta0.4'.C61:'theta0.4'.S61" chart:data-source-has-labels="column" svg:x="0.119cm" svg:y="0.784cm" svg:width="5.43cm" svg:height="5.997cm">
          <chart:axis chart:dimension="x" chart:name="primary-x" chart:style-name="ch5">
            <chart:title svg:x="3.04cm" svg:y="6.349cm" chart:style-name="ch6">
              <text:p>k</text:p>
            </chart:title>
          </chart:axis>
          <chart:axis chart:dimension="y" chart:name="primary-y" chart:style-name="ch5">
            <chart:title svg:x="0.161cm" svg:y="3.906cm" chart:style-name="ch7">
              <text:p>alpha</text:p>
            </chart:title>
            <chart:grid chart:style-name="ch8" chart:class="major"/>
          </chart:axis>
          <chart:series chart:style-name="ch9" chart:values-cell-range-address="'theta0.4'.C30:'theta0.4'.S30" chart:label-cell-address="'theta0.4'.B1:'theta0.4'.B1" chart:class="chart:scatter">
            <chart:domain table:cell-range-address="'theta0.4'.C29:'theta0.4'.S29"/>
            <chart:data-point chart:repeated="17"/>
          </chart:series>
          <chart:series chart:style-name="ch10" chart:values-cell-range-address="'theta0.4'.C61:'theta0.4'.S61" chart:label-cell-address="'theta0.4'.B32:'theta0.4'.B32" chart:class="chart:scatter">
            <chart:domain table:cell-range-address="'theta0.4'.C60:'theta0.4'.S6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29</text:p>
              </table:table-cell>
              <table:table-cell office:value-type="float" office:value="0">
                <text:p text:id="'theta0.4'.C29:'theta0.4'.S29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4'.B1:'theta0.4'.B1">nn rep. theta 0.4</text:p>
              </table:table-cell>
              <table:table-cell office:value-type="float" office:value="0">
                <text:p text:id="'theta0.4'.C30:'theta0.4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 text:id="">Row 60</text:p>
              </table:table-cell>
              <table:table-cell office:value-type="float" office:value="0">
                <text:p text:id="'theta0.4'.C60:'theta0.4'.S60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theta0.4'.B32:'theta0.4'.B32">no int. theta 0.4</text:p>
              </table:table-cell>
              <table:table-cell office:value-type="float" office:value="0">
                <text:p text:id="'theta0.4'.C61:'theta0.4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7">
                <text:p>0.67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1.03">
                <text:p>1.03</text:p>
              </table:table-cell>
              <table:table-cell office:value-type="float" office:value="1.14">
                <text:p>1.14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20.431cm" svg:height="16.905cm" chart:class="chart:scatter" chart:style-name="ch1">
        <chart:legend chart:legend-position="end" svg:x="16.039cm" svg:y="2.358cm" chart:style-name="ch2"/>
        <chart:plot-area chart:style-name="ch3" table:cell-range-address="'theta0.2'.B92:'theta0.2'.B102 'theta0.2'.D91:'theta0.2'.S102" chart:data-source-has-labels="row" svg:x="0.615cm" svg:y="0.338cm" svg:width="15.017cm" svg:height="15.754cm">
          <chart:axis chart:dimension="x" chart:name="primary-x" chart:style-name="ch4">
            <chart:title svg:x="7.628cm" svg:y="15.858cm" chart:style-name="ch5">
              <text:p>Time steps</text:p>
            </chart:title>
          </chart:axis>
          <chart:axis chart:dimension="y" chart:name="primary-y" chart:style-name="ch6">
            <chart:title svg:x="0.409cm" svg:y="8.406cm" chart:style-name="ch7">
              <text:p>ln(ISF)</text:p>
            </chart:title>
            <chart:grid chart:style-name="ch8" chart:class="major"/>
          </chart:axis>
          <chart:series chart:style-name="ch9" chart:values-cell-range-address="'theta0.2'.D92:'theta0.2'.D102" chart:label-cell-address="'theta0.2'.D91:'theta0.2'.D91" chart:class="chart:scatter">
            <chart:domain table:cell-range-address="'theta0.2'.B92:'theta0.2'.B102"/>
            <chart:regression-curve chart:style-name="ch10">
              <chart:equation svg:x="2.645cm" svg:y="11.007cm"/>
            </chart:regression-curve>
            <chart:data-point chart:repeated="11"/>
          </chart:series>
          <chart:series chart:style-name="ch11" chart:values-cell-range-address="'theta0.2'.E92:'theta0.2'.E102" chart:label-cell-address="'theta0.2'.E91:'theta0.2'.E91" chart:class="chart:scatter">
            <chart:regression-curve chart:style-name="ch12">
              <chart:equation svg:x="2.699cm" svg:y="11.686cm"/>
            </chart:regression-curve>
            <chart:data-point chart:repeated="11"/>
          </chart:series>
          <chart:series chart:style-name="ch13" chart:values-cell-range-address="'theta0.2'.F92:'theta0.2'.F102" chart:label-cell-address="'theta0.2'.F91:'theta0.2'.F91" chart:class="chart:scatter">
            <chart:regression-curve chart:style-name="ch14">
              <chart:equation svg:x="2.617cm" svg:y="12.297cm"/>
            </chart:regression-curve>
            <chart:data-point chart:repeated="11"/>
          </chart:series>
          <chart:series chart:style-name="ch15" chart:values-cell-range-address="'theta0.2'.G92:'theta0.2'.G102" chart:label-cell-address="'theta0.2'.G91:'theta0.2'.G91" chart:class="chart:scatter">
            <chart:regression-curve chart:style-name="ch16">
              <chart:equation svg:x="2.67cm" svg:y="12.877cm"/>
            </chart:regression-curve>
            <chart:data-point chart:repeated="11"/>
          </chart:series>
          <chart:series chart:style-name="ch17" chart:values-cell-range-address="'theta0.2'.H92:'theta0.2'.H102" chart:label-cell-address="'theta0.2'.H91:'theta0.2'.H91" chart:class="chart:scatter">
            <chart:regression-curve chart:style-name="ch18">
              <chart:equation svg:x="2.778cm" svg:y="13.402cm"/>
            </chart:regression-curve>
            <chart:data-point chart:repeated="11"/>
          </chart:series>
          <chart:series chart:style-name="ch19" chart:values-cell-range-address="'theta0.2'.I92:'theta0.2'.I102" chart:label-cell-address="'theta0.2'.I91:'theta0.2'.I91" chart:class="chart:scatter">
            <chart:regression-curve chart:style-name="ch20">
              <chart:equation svg:x="2.617cm" svg:y="14.227cm"/>
            </chart:regression-curve>
            <chart:data-point chart:repeated="11"/>
          </chart:series>
          <chart:series chart:style-name="ch21" chart:values-cell-range-address="'theta0.2'.J92:'theta0.2'.J102" chart:label-cell-address="'theta0.2'.J91:'theta0.2'.J91" chart:class="chart:scatter">
            <chart:regression-curve chart:style-name="ch22">
              <chart:equation svg:x="6.027cm" svg:y="11.098cm"/>
            </chart:regression-curve>
            <chart:data-point chart:repeated="11"/>
          </chart:series>
          <chart:series chart:style-name="ch23" chart:values-cell-range-address="'theta0.2'.K92:'theta0.2'.K102" chart:label-cell-address="'theta0.2'.K91:'theta0.2'.K91" chart:class="chart:scatter">
            <chart:regression-curve chart:style-name="ch24">
              <chart:equation svg:x="6.081cm" svg:y="11.681cm"/>
            </chart:regression-curve>
            <chart:data-point chart:repeated="11"/>
          </chart:series>
          <chart:series chart:style-name="ch25" chart:values-cell-range-address="'theta0.2'.L92:'theta0.2'.L102" chart:label-cell-address="'theta0.2'.L91:'theta0.2'.L91" chart:class="chart:scatter">
            <chart:regression-curve chart:style-name="ch26">
              <chart:equation svg:x="6.188cm" svg:y="12.247cm"/>
            </chart:regression-curve>
            <chart:data-point chart:repeated="11"/>
          </chart:series>
          <chart:series chart:style-name="ch27" chart:values-cell-range-address="'theta0.2'.M92:'theta0.2'.M102" chart:label-cell-address="'theta0.2'.M91:'theta0.2'.M91" chart:class="chart:scatter">
            <chart:regression-curve chart:style-name="ch28">
              <chart:equation svg:x="6.215cm" svg:y="12.756cm"/>
            </chart:regression-curve>
            <chart:data-point chart:repeated="11"/>
          </chart:series>
          <chart:series chart:style-name="ch29" chart:values-cell-range-address="'theta0.2'.N92:'theta0.2'.N102" chart:label-cell-address="'theta0.2'.N91:'theta0.2'.N91" chart:class="chart:scatter">
            <chart:regression-curve chart:style-name="ch30">
              <chart:equation svg:x="6.349cm" svg:y="13.252cm"/>
            </chart:regression-curve>
            <chart:data-point chart:repeated="11"/>
          </chart:series>
          <chart:series chart:style-name="ch31" chart:values-cell-range-address="'theta0.2'.O92:'theta0.2'.O102" chart:label-cell-address="'theta0.2'.O91:'theta0.2'.O91" chart:class="chart:scatter">
            <chart:regression-curve chart:style-name="ch32">
              <chart:equation svg:x="6.215cm" svg:y="13.862cm"/>
            </chart:regression-curve>
            <chart:data-point chart:repeated="11"/>
          </chart:series>
          <chart:series chart:style-name="ch33" chart:values-cell-range-address="'theta0.2'.P92:'theta0.2'.P102" chart:label-cell-address="'theta0.2'.P91:'theta0.2'.P91" chart:class="chart:scatter">
            <chart:regression-curve chart:style-name="ch10">
              <chart:equation svg:x="9.624cm" svg:y="11.105cm"/>
            </chart:regression-curve>
            <chart:data-point chart:repeated="11"/>
          </chart:series>
          <chart:series chart:style-name="ch34" chart:values-cell-range-address="'theta0.2'.Q92:'theta0.2'.Q102" chart:label-cell-address="'theta0.2'.Q91:'theta0.2'.Q91" chart:class="chart:scatter">
            <chart:regression-curve chart:style-name="ch12">
              <chart:equation svg:x="9.651cm" svg:y="11.818cm"/>
            </chart:regression-curve>
            <chart:data-point chart:repeated="11"/>
          </chart:series>
          <chart:series chart:style-name="ch35" chart:values-cell-range-address="'theta0.2'.R92:'theta0.2'.R102" chart:label-cell-address="'theta0.2'.R91:'theta0.2'.R91" chart:class="chart:scatter">
            <chart:regression-curve chart:style-name="ch14">
              <chart:equation svg:x="9.866cm" svg:y="12.43cm"/>
            </chart:regression-curve>
            <chart:data-point chart:repeated="11"/>
          </chart:series>
          <chart:series chart:style-name="ch36" chart:values-cell-range-address="'theta0.2'.S92:'theta0.2'.S102" chart:label-cell-address="'theta0.2'.S91:'theta0.2'.S91" chart:class="chart:scatter">
            <chart:regression-curve chart:style-name="ch16">
              <chart:equation svg:x="9.893cm" svg:y="13.197cm"/>
            </chart:regression-curve>
            <chart:data-point chart:repeated="11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2'.D91:'theta0.2'.D91">k1</text:p>
              </table:table-cell>
              <table:table-cell office:value-type="string">
                <text:p text:id="'theta0.2'.E91:'theta0.2'.E91">k2</text:p>
              </table:table-cell>
              <table:table-cell office:value-type="string">
                <text:p text:id="'theta0.2'.F91:'theta0.2'.F91">k3</text:p>
              </table:table-cell>
              <table:table-cell office:value-type="string">
                <text:p text:id="'theta0.2'.G91:'theta0.2'.G91">k4</text:p>
              </table:table-cell>
              <table:table-cell office:value-type="string">
                <text:p text:id="'theta0.2'.H91:'theta0.2'.H91">k5</text:p>
              </table:table-cell>
              <table:table-cell office:value-type="string">
                <text:p text:id="'theta0.2'.I91:'theta0.2'.I91">k6</text:p>
              </table:table-cell>
              <table:table-cell office:value-type="string">
                <text:p text:id="'theta0.2'.J91:'theta0.2'.J91">k7</text:p>
              </table:table-cell>
              <table:table-cell office:value-type="string">
                <text:p text:id="'theta0.2'.K91:'theta0.2'.K91">k8</text:p>
              </table:table-cell>
              <table:table-cell office:value-type="string">
                <text:p text:id="'theta0.2'.L91:'theta0.2'.L91">k9</text:p>
              </table:table-cell>
              <table:table-cell office:value-type="string">
                <text:p text:id="'theta0.2'.M91:'theta0.2'.M91">k10</text:p>
              </table:table-cell>
              <table:table-cell office:value-type="string">
                <text:p text:id="'theta0.2'.N91:'theta0.2'.N91">k11</text:p>
              </table:table-cell>
              <table:table-cell office:value-type="string">
                <text:p text:id="'theta0.2'.O91:'theta0.2'.O91">k12</text:p>
              </table:table-cell>
              <table:table-cell office:value-type="string">
                <text:p text:id="'theta0.2'.P91:'theta0.2'.P91">k13</text:p>
              </table:table-cell>
              <table:table-cell office:value-type="string">
                <text:p text:id="'theta0.2'.Q91:'theta0.2'.Q91">k14</text:p>
              </table:table-cell>
              <table:table-cell office:value-type="string">
                <text:p text:id="'theta0.2'.R91:'theta0.2'.R91">k15</text:p>
              </table:table-cell>
              <table:table-cell office:value-type="string">
                <text:p text:id="'theta0.2'.S91:'theta0.2'.S91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2'.B92:'theta0.2'.B102">0</text:p>
              </table:table-cell>
              <table:table-cell office:value-type="float" office:value="5.09788806972467">
                <text:p text:id="'theta0.2'.D92:'theta0.2'.D102">5.09788806972467</text:p>
              </table:table-cell>
              <table:table-cell office:value-type="float" office:value="5.10190404559235">
                <text:p text:id="'theta0.2'.E92:'theta0.2'.E102">5.10190404559235</text:p>
              </table:table-cell>
              <table:table-cell office:value-type="float" office:value="5.10050628404815">
                <text:p text:id="'theta0.2'.F92:'theta0.2'.F102">5.10050628404815</text:p>
              </table:table-cell>
              <table:table-cell office:value-type="float" office:value="5.10157375000767">
                <text:p text:id="'theta0.2'.G92:'theta0.2'.G102">5.10157375000767</text:p>
              </table:table-cell>
              <table:table-cell office:value-type="float" office:value="5.10114944586785">
                <text:p text:id="'theta0.2'.H92:'theta0.2'.H102">5.10114944586785</text:p>
              </table:table-cell>
              <table:table-cell office:value-type="float" office:value="5.10206723597566">
                <text:p text:id="'theta0.2'.I92:'theta0.2'.I102">5.10206723597566</text:p>
              </table:table-cell>
              <table:table-cell office:value-type="float" office:value="5.1006602589983">
                <text:p text:id="'theta0.2'.J92:'theta0.2'.J102">5.1006602589983</text:p>
              </table:table-cell>
              <table:table-cell office:value-type="float" office:value="5.10231063344044">
                <text:p text:id="'theta0.2'.K92:'theta0.2'.K102">5.10231063344044</text:p>
              </table:table-cell>
              <table:table-cell office:value-type="float" office:value="5.09985246431208">
                <text:p text:id="'theta0.2'.L92:'theta0.2'.L102">5.09985246431208</text:p>
              </table:table-cell>
              <table:table-cell office:value-type="float" office:value="5.0996538442543">
                <text:p text:id="'theta0.2'.M92:'theta0.2'.M102">5.0996538442543</text:p>
              </table:table-cell>
              <table:table-cell office:value-type="float" office:value="5.10133029487221">
                <text:p text:id="'theta0.2'.N92:'theta0.2'.N102">5.10133029487221</text:p>
              </table:table-cell>
              <table:table-cell office:value-type="float" office:value="5.10039019307425">
                <text:p text:id="'theta0.2'.O92:'theta0.2'.O102">5.10039019307425</text:p>
              </table:table-cell>
              <table:table-cell office:value-type="float" office:value="5.10200474973957">
                <text:p text:id="'theta0.2'.P92:'theta0.2'.P102">5.10200474973957</text:p>
              </table:table-cell>
              <table:table-cell office:value-type="float" office:value="5.10127677428134">
                <text:p text:id="'theta0.2'.Q92:'theta0.2'.Q102">5.10127677428134</text:p>
              </table:table-cell>
              <table:table-cell office:value-type="float" office:value="5.09983026863388">
                <text:p text:id="'theta0.2'.R92:'theta0.2'.R102">5.09983026863388</text:p>
              </table:table-cell>
              <table:table-cell office:value-type="float" office:value="5.0997102570936">
                <text:p text:id="'theta0.2'.S92:'theta0.2'.S102">5.0997102570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8498892654921">
                <text:p>5.08498892654921</text:p>
              </table:table-cell>
              <table:table-cell office:value-type="float" office:value="5.05135686757449">
                <text:p>5.05135686757449</text:p>
              </table:table-cell>
              <table:table-cell office:value-type="float" office:value="4.98791370276664">
                <text:p>4.98791370276664</text:p>
              </table:table-cell>
              <table:table-cell office:value-type="float" office:value="4.90699123041746">
                <text:p>4.90699123041746</text:p>
              </table:table-cell>
              <table:table-cell office:value-type="float" office:value="4.80392825354304">
                <text:p>4.80392825354304</text:p>
              </table:table-cell>
              <table:table-cell office:value-type="float" office:value="4.69021311017845">
                <text:p>4.69021311017845</text:p>
              </table:table-cell>
              <table:table-cell office:value-type="float" office:value="4.56043878886862">
                <text:p>4.56043878886862</text:p>
              </table:table-cell>
              <table:table-cell office:value-type="float" office:value="4.43493319579658">
                <text:p>4.43493319579658</text:p>
              </table:table-cell>
              <table:table-cell office:value-type="float" office:value="4.30018310858308">
                <text:p>4.30018310858308</text:p>
              </table:table-cell>
              <table:table-cell office:value-type="float" office:value="4.17623893911296">
                <text:p>4.17623893911296</text:p>
              </table:table-cell>
              <table:table-cell office:value-type="float" office:value="4.0614929763807">
                <text:p>4.0614929763807</text:p>
              </table:table-cell>
              <table:table-cell office:value-type="float" office:value="3.95460115300854">
                <text:p>3.95460115300854</text:p>
              </table:table-cell>
              <table:table-cell office:value-type="float" office:value="3.87687633408501">
                <text:p>3.87687633408501</text:p>
              </table:table-cell>
              <table:table-cell office:value-type="float" office:value="3.81167391159324">
                <text:p>3.81167391159324</text:p>
              </table:table-cell>
              <table:table-cell office:value-type="float" office:value="3.7744255289058">
                <text:p>3.7744255289058</text:p>
              </table:table-cell>
              <table:table-cell office:value-type="float" office:value="3.76711745736457">
                <text:p>3.76711745736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07207921940759">
                <text:p>5.07207921940759</text:p>
              </table:table-cell>
              <table:table-cell office:value-type="float" office:value="5.00055593425254">
                <text:p>5.00055593425254</text:p>
              </table:table-cell>
              <table:table-cell office:value-type="float" office:value="4.87533242857783">
                <text:p>4.87533242857783</text:p>
              </table:table-cell>
              <table:table-cell office:value-type="float" office:value="4.71230894962538">
                <text:p>4.71230894962538</text:p>
              </table:table-cell>
              <table:table-cell office:value-type="float" office:value="4.50827584205811">
                <text:p>4.50827584205811</text:p>
              </table:table-cell>
              <table:table-cell office:value-type="float" office:value="4.28033687354552">
                <text:p>4.28033687354552</text:p>
              </table:table-cell>
              <table:table-cell office:value-type="float" office:value="4.02618027593503">
                <text:p>4.02618027593503</text:p>
              </table:table-cell>
              <table:table-cell office:value-type="float" office:value="3.76937452099608">
                <text:p>3.76937452099608</text:p>
              </table:table-cell>
              <table:table-cell office:value-type="float" office:value="3.50056235995177">
                <text:p>3.50056235995177</text:p>
              </table:table-cell>
              <table:table-cell office:value-type="float" office:value="3.25577923977401">
                <text:p>3.25577923977401</text:p>
              </table:table-cell>
              <table:table-cell office:value-type="float" office:value="3.02334549505978">
                <text:p>3.02334549505978</text:p>
              </table:table-cell>
              <table:table-cell office:value-type="float" office:value="2.80477029560044">
                <text:p>2.80477029560044</text:p>
              </table:table-cell>
              <table:table-cell office:value-type="float" office:value="2.66393529088116">
                <text:p>2.66393529088116</text:p>
              </table:table-cell>
              <table:table-cell office:value-type="float" office:value="2.5207466547818">
                <text:p>2.5207466547818</text:p>
              </table:table-cell>
              <table:table-cell office:value-type="float" office:value="2.4416050210142">
                <text:p>2.4416050210142</text:p>
              </table:table-cell>
              <table:table-cell office:value-type="float" office:value="2.42029257024041">
                <text:p>2.42029257024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05920568808625">
                <text:p>5.05920568808625</text:p>
              </table:table-cell>
              <table:table-cell office:value-type="float" office:value="4.9496830811277">
                <text:p>4.9496830811277</text:p>
              </table:table-cell>
              <table:table-cell office:value-type="float" office:value="4.76352268294757">
                <text:p>4.76352268294757</text:p>
              </table:table-cell>
              <table:table-cell office:value-type="float" office:value="4.51737919608837">
                <text:p>4.51737919608837</text:p>
              </table:table-cell>
              <table:table-cell office:value-type="float" office:value="4.21266922894767">
                <text:p>4.21266922894767</text:p>
              </table:table-cell>
              <table:table-cell office:value-type="float" office:value="3.86517183020406">
                <text:p>3.86517183020406</text:p>
              </table:table-cell>
              <table:table-cell office:value-type="float" office:value="3.49145725434936">
                <text:p>3.49145725434936</text:p>
              </table:table-cell>
              <table:table-cell office:value-type="float" office:value="3.1077337392088">
                <text:p>3.1077337392088</text:p>
              </table:table-cell>
              <table:table-cell office:value-type="float" office:value="2.70214211602092">
                <text:p>2.70214211602092</text:p>
              </table:table-cell>
              <table:table-cell office:value-type="float" office:value="2.34117387575214">
                <text:p>2.34117387575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4624751729426">
                <text:p>5.04624751729426</text:p>
              </table:table-cell>
              <table:table-cell office:value-type="float" office:value="4.89882670086366">
                <text:p>4.89882670086366</text:p>
              </table:table-cell>
              <table:table-cell office:value-type="float" office:value="4.65094093917779">
                <text:p>4.65094093917779</text:p>
              </table:table-cell>
              <table:table-cell office:value-type="float" office:value="4.32331152451658">
                <text:p>4.32331152451658</text:p>
              </table:table-cell>
              <table:table-cell office:value-type="float" office:value="3.9154441466452">
                <text:p>3.9154441466452</text:p>
              </table:table-cell>
              <table:table-cell office:value-type="float" office:value="3.4487331085604">
                <text:p>3.4487331085604</text:p>
              </table:table-cell>
              <table:table-cell office:value-type="float" office:value="2.95285713110059">
                <text:p>2.95285713110059</text:p>
              </table:table-cell>
              <table:table-cell office:value-type="float" office:value="2.43089475106148">
                <text:p>2.43089475106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3357241549372">
                <text:p>5.03357241549372</text:p>
              </table:table-cell>
              <table:table-cell office:value-type="float" office:value="4.84774429538932">
                <text:p>4.84774429538932</text:p>
              </table:table-cell>
              <table:table-cell office:value-type="float" office:value="4.53759324017652">
                <text:p>4.53759324017652</text:p>
              </table:table-cell>
              <table:table-cell office:value-type="float" office:value="4.12682578904715">
                <text:p>4.12682578904715</text:p>
              </table:table-cell>
              <table:table-cell office:value-type="float" office:value="3.61721507088655">
                <text:p>3.61721507088655</text:p>
              </table:table-cell>
              <table:table-cell office:value-type="float" office:value="3.03833907435949">
                <text:p>3.03833907435949</text:p>
              </table:table-cell>
              <table:table-cell office:value-type="float" office:value="2.39827701810618">
                <text:p>2.39827701810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2067882192658">
                <text:p>5.02067882192658</text:p>
              </table:table-cell>
              <table:table-cell office:value-type="float" office:value="4.79686393624897">
                <text:p>4.79686393624897</text:p>
              </table:table-cell>
              <table:table-cell office:value-type="float" office:value="4.42446152777363">
                <text:p>4.42446152777363</text:p>
              </table:table-cell>
              <table:table-cell office:value-type="float" office:value="3.93186171050489">
                <text:p>3.93186171050489</text:p>
              </table:table-cell>
              <table:table-cell office:value-type="float" office:value="3.32061330525278">
                <text:p>3.32061330525278</text:p>
              </table:table-cell>
              <table:table-cell office:value-type="float" office:value="2.61416726896187">
                <text:p>2.61416726896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00784500485745">
                <text:p>5.00784500485745</text:p>
              </table:table-cell>
              <table:table-cell office:value-type="float" office:value="4.74642761825624">
                <text:p>4.74642761825624</text:p>
              </table:table-cell>
              <table:table-cell office:value-type="float" office:value="4.31221007583534">
                <text:p>4.31221007583534</text:p>
              </table:table-cell>
              <table:table-cell office:value-type="float" office:value="3.73531279553818">
                <text:p>3.73531279553818</text:p>
              </table:table-cell>
              <table:table-cell office:value-type="float" office:value="3.02368201496091">
                <text:p>3.02368201496091</text:p>
              </table:table-cell>
              <table:table-cell office:value-type="float" office:value="2.21372437065533">
                <text:p>2.21372437065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99509361206568">
                <text:p>4.99509361206568</text:p>
              </table:table-cell>
              <table:table-cell office:value-type="float" office:value="4.69559892547063">
                <text:p>4.69559892547063</text:p>
              </table:table-cell>
              <table:table-cell office:value-type="float" office:value="4.19954671534124">
                <text:p>4.19954671534124</text:p>
              </table:table-cell>
              <table:table-cell office:value-type="float" office:value="3.5392253578183">
                <text:p>3.5392253578183</text:p>
              </table:table-cell>
              <table:table-cell office:value-type="float" office:value="2.72083808644549">
                <text:p>2.72083808644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9821796451573">
                <text:p>4.9821796451573</text:p>
              </table:table-cell>
              <table:table-cell office:value-type="float" office:value="4.64547271761086">
                <text:p>4.64547271761086</text:p>
              </table:table-cell>
              <table:table-cell office:value-type="float" office:value="4.08640563214544">
                <text:p>4.08640563214544</text:p>
              </table:table-cell>
              <table:table-cell office:value-type="float" office:value="3.34666973959968">
                <text:p>3.34666973959968</text:p>
              </table:table-cell>
              <table:table-cell office:value-type="float" office:value="2.41567535702381">
                <text:p>2.41567535702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96943072640422">
                <text:p>4.96943072640422</text:p>
              </table:table-cell>
              <table:table-cell office:value-type="float" office:value="4.5946378147823">
                <text:p>4.5946378147823</text:p>
              </table:table-cell>
              <table:table-cell office:value-type="float" office:value="3.97341063020142">
                <text:p>3.97341063020142</text:p>
              </table:table-cell>
              <table:table-cell office:value-type="float" office:value="3.15267790101652">
                <text:p>3.15267790101652</text:p>
              </table:table-cell>
              <table:table-cell office:value-type="float" office:value="2.12197766623941">
                <text:p>2.12197766623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svg:stroke-width="0cm" svg:stroke-color="#579d1c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svg:stroke-width="0cm" svg:stroke-color="#83caff"/>
    </style:style>
    <style:style style:name="ch18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9" style:family="chart">
      <style:graphic-properties svg:stroke-width="0cm" svg:stroke-color="#314004"/>
    </style:style>
    <style:style style:name="ch20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1" style:family="chart">
      <style:graphic-properties svg:stroke-width="0cm" svg:stroke-color="#aecf00"/>
    </style:style>
    <style:style style:name="ch22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3" style:family="chart">
      <style:graphic-properties svg:stroke-width="0cm" svg:stroke-color="#4b1f6f"/>
    </style:style>
    <style:style style:name="ch24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5" style:family="chart">
      <style:graphic-properties svg:stroke-width="0cm" svg:stroke-color="#ff950e"/>
    </style:style>
    <style:style style:name="ch26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7" style:family="chart">
      <style:graphic-properties svg:stroke-width="0cm" svg:stroke-color="#c5000b"/>
    </style:style>
    <style:style style:name="ch28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29" style:family="chart">
      <style:graphic-properties svg:stroke-width="0cm" svg:stroke-color="#0084d1"/>
    </style:style>
    <style:style style:name="ch30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1" style:family="chart">
      <style:graphic-properties svg:stroke-width="0cm" svg:stroke-color="#004586"/>
    </style:style>
    <style:style style:name="ch32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4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draw:stroke="none" svg:stroke-color="#b3b3b3" draw:fill="solid" draw:fill-color="#cccccc"/>
    </style:style>
  </office:automatic-styles>
  <office:body>
    <office:chart>
      <chart:chart svg:width="15.727cm" svg:height="11.457cm" chart:class="chart:scatter" chart:style-name="ch1">
        <chart:title svg:x="5.111cm" svg:y="0.23cm" chart:style-name="ch2">
          <text:p>Nearest neighbour repulsion</text:p>
        </chart:title>
        <chart:plot-area chart:style-name="ch3" table:cell-range-address="'theta0.2'.B15:'theta0.2'.B25 'theta0.2'.D14:'theta0.2'.S25" chart:data-source-has-labels="row" svg:x="0.427cm" svg:y="0.962cm" svg:width="14.986cm" svg:height="10.238cm">
          <chart:axis chart:dimension="x" chart:name="primary-x" chart:style-name="ch4">
            <chart:title svg:x="7.425cm" svg:y="10.857cm" chart:style-name="ch5">
              <text:p>Time steps</text:p>
            </chart:title>
          </chart:axis>
          <chart:axis chart:dimension="y" chart:name="primary-y" chart:style-name="ch4">
            <chart:title svg:x="0.315cm" svg:y="6.272cm" chart:style-name="ch6">
              <text:p>ln(ISF)</text:p>
            </chart:title>
            <chart:grid chart:style-name="ch7" chart:class="major"/>
          </chart:axis>
          <chart:series chart:style-name="ch8" chart:values-cell-range-address="'theta0.2'.D15:'theta0.2'.D25" chart:label-cell-address="'theta0.2'.D14:'theta0.2'.D14" chart:class="chart:scatter">
            <chart:domain table:cell-range-address="'theta0.2'.B15:'theta0.2'.B25"/>
            <chart:regression-curve chart:style-name="ch9"/>
            <chart:data-point chart:repeated="11"/>
          </chart:series>
          <chart:series chart:style-name="ch10" chart:values-cell-range-address="'theta0.2'.E15:'theta0.2'.E25" chart:label-cell-address="'theta0.2'.E14:'theta0.2'.E14" chart:class="chart:scatter">
            <chart:regression-curve chart:style-name="ch11"/>
            <chart:data-point chart:repeated="11"/>
          </chart:series>
          <chart:series chart:style-name="ch12" chart:values-cell-range-address="'theta0.2'.F15:'theta0.2'.F25" chart:label-cell-address="'theta0.2'.F14:'theta0.2'.F14" chart:class="chart:scatter">
            <chart:regression-curve chart:style-name="ch13"/>
            <chart:data-point chart:repeated="11"/>
          </chart:series>
          <chart:series chart:style-name="ch14" chart:values-cell-range-address="'theta0.2'.G15:'theta0.2'.G25" chart:label-cell-address="'theta0.2'.G14:'theta0.2'.G14" chart:class="chart:scatter">
            <chart:regression-curve chart:style-name="ch15"/>
            <chart:data-point chart:repeated="11"/>
          </chart:series>
          <chart:series chart:style-name="ch16" chart:values-cell-range-address="'theta0.2'.H15:'theta0.2'.H25" chart:label-cell-address="'theta0.2'.H14:'theta0.2'.H14" chart:class="chart:scatter">
            <chart:regression-curve chart:style-name="ch17"/>
            <chart:data-point chart:repeated="11"/>
          </chart:series>
          <chart:series chart:style-name="ch18" chart:values-cell-range-address="'theta0.2'.I15:'theta0.2'.I25" chart:label-cell-address="'theta0.2'.I14:'theta0.2'.I14" chart:class="chart:scatter">
            <chart:regression-curve chart:style-name="ch19"/>
            <chart:data-point chart:repeated="11"/>
          </chart:series>
          <chart:series chart:style-name="ch20" chart:values-cell-range-address="'theta0.2'.J15:'theta0.2'.J25" chart:label-cell-address="'theta0.2'.J14:'theta0.2'.J14" chart:class="chart:scatter">
            <chart:regression-curve chart:style-name="ch21"/>
            <chart:data-point chart:repeated="11"/>
          </chart:series>
          <chart:series chart:style-name="ch22" chart:values-cell-range-address="'theta0.2'.K15:'theta0.2'.K25" chart:label-cell-address="'theta0.2'.K14:'theta0.2'.K14" chart:class="chart:scatter">
            <chart:regression-curve chart:style-name="ch23"/>
            <chart:data-point chart:repeated="11"/>
          </chart:series>
          <chart:series chart:style-name="ch24" chart:values-cell-range-address="'theta0.2'.L15:'theta0.2'.L25" chart:label-cell-address="'theta0.2'.L14:'theta0.2'.L14" chart:class="chart:scatter">
            <chart:regression-curve chart:style-name="ch25"/>
            <chart:data-point chart:repeated="11"/>
          </chart:series>
          <chart:series chart:style-name="ch26" chart:values-cell-range-address="'theta0.2'.M15:'theta0.2'.M25" chart:label-cell-address="'theta0.2'.M14:'theta0.2'.M14" chart:class="chart:scatter">
            <chart:regression-curve chart:style-name="ch27"/>
            <chart:data-point chart:repeated="11"/>
          </chart:series>
          <chart:series chart:style-name="ch28" chart:values-cell-range-address="'theta0.2'.N15:'theta0.2'.N25" chart:label-cell-address="'theta0.2'.N14:'theta0.2'.N14" chart:class="chart:scatter">
            <chart:regression-curve chart:style-name="ch29"/>
            <chart:data-point chart:repeated="11"/>
          </chart:series>
          <chart:series chart:style-name="ch30" chart:values-cell-range-address="'theta0.2'.O15:'theta0.2'.O25" chart:label-cell-address="'theta0.2'.O14:'theta0.2'.O14" chart:class="chart:scatter">
            <chart:regression-curve chart:style-name="ch31"/>
            <chart:data-point chart:repeated="11"/>
          </chart:series>
          <chart:series chart:style-name="ch32" chart:values-cell-range-address="'theta0.2'.P15:'theta0.2'.P25" chart:label-cell-address="'theta0.2'.P14:'theta0.2'.P14" chart:class="chart:scatter">
            <chart:regression-curve chart:style-name="ch9"/>
            <chart:data-point chart:repeated="11"/>
          </chart:series>
          <chart:series chart:style-name="ch33" chart:values-cell-range-address="'theta0.2'.Q15:'theta0.2'.Q25" chart:label-cell-address="'theta0.2'.Q14:'theta0.2'.Q14" chart:class="chart:scatter">
            <chart:regression-curve chart:style-name="ch11"/>
            <chart:data-point chart:repeated="11"/>
          </chart:series>
          <chart:series chart:style-name="ch34" chart:values-cell-range-address="'theta0.2'.R15:'theta0.2'.R25" chart:label-cell-address="'theta0.2'.R14:'theta0.2'.R14" chart:class="chart:scatter">
            <chart:regression-curve chart:style-name="ch13"/>
            <chart:data-point chart:repeated="11"/>
          </chart:series>
          <chart:series chart:style-name="ch35" chart:values-cell-range-address="'theta0.2'.S15:'theta0.2'.S25" chart:label-cell-address="'theta0.2'.S14:'theta0.2'.S14" chart:class="chart:scatter">
            <chart:regression-curve chart:style-name="ch15"/>
            <chart:data-point chart:repeated="1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2'.D14:'theta0.2'.D14">k1</text:p>
              </table:table-cell>
              <table:table-cell office:value-type="string">
                <text:p text:id="'theta0.2'.E14:'theta0.2'.E14">k2</text:p>
              </table:table-cell>
              <table:table-cell office:value-type="string">
                <text:p text:id="'theta0.2'.F14:'theta0.2'.F14">k3</text:p>
              </table:table-cell>
              <table:table-cell office:value-type="string">
                <text:p text:id="'theta0.2'.G14:'theta0.2'.G14">k4</text:p>
              </table:table-cell>
              <table:table-cell office:value-type="string">
                <text:p text:id="'theta0.2'.H14:'theta0.2'.H14">k5</text:p>
              </table:table-cell>
              <table:table-cell office:value-type="string">
                <text:p text:id="'theta0.2'.I14:'theta0.2'.I14">k6</text:p>
              </table:table-cell>
              <table:table-cell office:value-type="string">
                <text:p text:id="'theta0.2'.J14:'theta0.2'.J14">k7</text:p>
              </table:table-cell>
              <table:table-cell office:value-type="string">
                <text:p text:id="'theta0.2'.K14:'theta0.2'.K14">k8</text:p>
              </table:table-cell>
              <table:table-cell office:value-type="string">
                <text:p text:id="'theta0.2'.L14:'theta0.2'.L14">k9</text:p>
              </table:table-cell>
              <table:table-cell office:value-type="string">
                <text:p text:id="'theta0.2'.M14:'theta0.2'.M14">k10</text:p>
              </table:table-cell>
              <table:table-cell office:value-type="string">
                <text:p text:id="'theta0.2'.N14:'theta0.2'.N14">k11</text:p>
              </table:table-cell>
              <table:table-cell office:value-type="string">
                <text:p text:id="'theta0.2'.O14:'theta0.2'.O14">k12</text:p>
              </table:table-cell>
              <table:table-cell office:value-type="string">
                <text:p text:id="'theta0.2'.P14:'theta0.2'.P14">k13</text:p>
              </table:table-cell>
              <table:table-cell office:value-type="string">
                <text:p text:id="'theta0.2'.Q14:'theta0.2'.Q14">k14</text:p>
              </table:table-cell>
              <table:table-cell office:value-type="string">
                <text:p text:id="'theta0.2'.R14:'theta0.2'.R14">k15</text:p>
              </table:table-cell>
              <table:table-cell office:value-type="string">
                <text:p text:id="'theta0.2'.S14:'theta0.2'.S14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2'.B15:'theta0.2'.B25">0</text:p>
              </table:table-cell>
              <table:table-cell office:value-type="float" office:value="4.82686997557974">
                <text:p text:id="'theta0.2'.D15:'theta0.2'.D25">4.82686997557974</text:p>
              </table:table-cell>
              <table:table-cell office:value-type="float" office:value="4.82974503251045">
                <text:p text:id="'theta0.2'.E15:'theta0.2'.E25">4.82974503251045</text:p>
              </table:table-cell>
              <table:table-cell office:value-type="float" office:value="4.84747984833949">
                <text:p text:id="'theta0.2'.F15:'theta0.2'.F25">4.84747984833949</text:p>
              </table:table-cell>
              <table:table-cell office:value-type="float" office:value="4.86827386932575">
                <text:p text:id="'theta0.2'.G15:'theta0.2'.G25">4.86827386932575</text:p>
              </table:table-cell>
              <table:table-cell office:value-type="float" office:value="4.89048535954335">
                <text:p text:id="'theta0.2'.H15:'theta0.2'.H25">4.89048535954335</text:p>
              </table:table-cell>
              <table:table-cell office:value-type="float" office:value="4.92230916228607">
                <text:p text:id="'theta0.2'.I15:'theta0.2'.I25">4.92230916228607</text:p>
              </table:table-cell>
              <table:table-cell office:value-type="float" office:value="4.95351177376517">
                <text:p text:id="'theta0.2'.J15:'theta0.2'.J25">4.95351177376517</text:p>
              </table:table-cell>
              <table:table-cell office:value-type="float" office:value="4.99057971881143">
                <text:p text:id="'theta0.2'.K15:'theta0.2'.K25">4.99057971881143</text:p>
              </table:table-cell>
              <table:table-cell office:value-type="float" office:value="5.02765326351531">
                <text:p text:id="'theta0.2'.L15:'theta0.2'.L25">5.02765326351531</text:p>
              </table:table-cell>
              <table:table-cell office:value-type="float" office:value="5.06360401750178">
                <text:p text:id="'theta0.2'.M15:'theta0.2'.M25">5.06360401750178</text:p>
              </table:table-cell>
              <table:table-cell office:value-type="float" office:value="5.10008993942899">
                <text:p text:id="'theta0.2'.N15:'theta0.2'.N25">5.10008993942899</text:p>
              </table:table-cell>
              <table:table-cell office:value-type="float" office:value="5.13044430570632">
                <text:p text:id="'theta0.2'.O15:'theta0.2'.O25">5.13044430570632</text:p>
              </table:table-cell>
              <table:table-cell office:value-type="float" office:value="5.15885269248428">
                <text:p text:id="'theta0.2'.P15:'theta0.2'.P25">5.15885269248428</text:p>
              </table:table-cell>
              <table:table-cell office:value-type="float" office:value="5.17910823324762">
                <text:p text:id="'theta0.2'.Q15:'theta0.2'.Q25">5.17910823324762</text:p>
              </table:table-cell>
              <table:table-cell office:value-type="float" office:value="5.18895529979749">
                <text:p text:id="'theta0.2'.R15:'theta0.2'.R25">5.18895529979749</text:p>
              </table:table-cell>
              <table:table-cell office:value-type="float" office:value="5.19443048677751">
                <text:p text:id="'theta0.2'.S15:'theta0.2'.S25">5.194430486777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1141796420874">
                <text:p>4.81141796420874</text:p>
              </table:table-cell>
              <table:table-cell office:value-type="float" office:value="4.76834477049714">
                <text:p>4.76834477049714</text:p>
              </table:table-cell>
              <table:table-cell office:value-type="float" office:value="4.71279154401471">
                <text:p>4.71279154401471</text:p>
              </table:table-cell>
              <table:table-cell office:value-type="float" office:value="4.6397358504254">
                <text:p>4.6397358504254</text:p>
              </table:table-cell>
              <table:table-cell office:value-type="float" office:value="4.55171117971757">
                <text:p>4.55171117971757</text:p>
              </table:table-cell>
              <table:table-cell office:value-type="float" office:value="4.46716709592495">
                <text:p>4.46716709592495</text:p>
              </table:table-cell>
              <table:table-cell office:value-type="float" office:value="4.37508673417473">
                <text:p>4.37508673417473</text:p>
              </table:table-cell>
              <table:table-cell office:value-type="float" office:value="4.30029447985452">
                <text:p>4.30029447985452</text:p>
              </table:table-cell>
              <table:table-cell office:value-type="float" office:value="4.23296832087996">
                <text:p>4.23296832087996</text:p>
              </table:table-cell>
              <table:table-cell office:value-type="float" office:value="4.17824259778996">
                <text:p>4.17824259778996</text:p>
              </table:table-cell>
              <table:table-cell office:value-type="float" office:value="4.14096618633104">
                <text:p>4.14096618633104</text:p>
              </table:table-cell>
              <table:table-cell office:value-type="float" office:value="4.10717457120221">
                <text:p>4.10717457120221</text:p>
              </table:table-cell>
              <table:table-cell office:value-type="float" office:value="4.08998758436401">
                <text:p>4.08998758436401</text:p>
              </table:table-cell>
              <table:table-cell office:value-type="float" office:value="4.07925951960388">
                <text:p>4.07925951960388</text:p>
              </table:table-cell>
              <table:table-cell office:value-type="float" office:value="4.07069135093366">
                <text:p>4.07069135093366</text:p>
              </table:table-cell>
              <table:table-cell office:value-type="float" office:value="4.07232370647533">
                <text:p>4.07232370647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79580294221412">
                <text:p>4.79580294221412</text:p>
              </table:table-cell>
              <table:table-cell office:value-type="float" office:value="4.70658297963515">
                <text:p>4.70658297963515</text:p>
              </table:table-cell>
              <table:table-cell office:value-type="float" office:value="4.57885803765741">
                <text:p>4.57885803765741</text:p>
              </table:table-cell>
              <table:table-cell office:value-type="float" office:value="4.4118318871266">
                <text:p>4.4118318871266</text:p>
              </table:table-cell>
              <table:table-cell office:value-type="float" office:value="4.2140320055647">
                <text:p>4.2140320055647</text:p>
              </table:table-cell>
              <table:table-cell office:value-type="float" office:value="4.01249872989594">
                <text:p>4.01249872989594</text:p>
              </table:table-cell>
              <table:table-cell office:value-type="float" office:value="3.80311308697522">
                <text:p>3.80311308697522</text:p>
              </table:table-cell>
              <table:table-cell office:value-type="float" office:value="3.61526466801628">
                <text:p>3.61526466801628</text:p>
              </table:table-cell>
              <table:table-cell office:value-type="float" office:value="3.44233420661811">
                <text:p>3.44233420661811</text:p>
              </table:table-cell>
              <table:table-cell office:value-type="float" office:value="3.30222824938139">
                <text:p>3.30222824938139</text:p>
              </table:table-cell>
              <table:table-cell office:value-type="float" office:value="3.18913017717213">
                <text:p>3.18913017717213</text:p>
              </table:table-cell>
              <table:table-cell office:value-type="float" office:value="3.09593908164596">
                <text:p>3.09593908164596</text:p>
              </table:table-cell>
              <table:table-cell office:value-type="float" office:value="3.03748679313756">
                <text:p>3.03748679313756</text:p>
              </table:table-cell>
              <table:table-cell office:value-type="float" office:value="2.99465118939304">
                <text:p>2.99465118939304</text:p>
              </table:table-cell>
              <table:table-cell office:value-type="float" office:value="2.97418171952355">
                <text:p>2.97418171952355</text:p>
              </table:table-cell>
              <table:table-cell office:value-type="float" office:value="2.97521574148843">
                <text:p>2.97521574148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78002913331578">
                <text:p>4.78002913331578</text:p>
              </table:table-cell>
              <table:table-cell office:value-type="float" office:value="4.64490153797394">
                <text:p>4.64490153797394</text:p>
              </table:table-cell>
              <table:table-cell office:value-type="float" office:value="4.44559163521902">
                <text:p>4.44559163521902</text:p>
              </table:table-cell>
              <table:table-cell office:value-type="float" office:value="4.18511551591611">
                <text:p>4.18511551591611</text:p>
              </table:table-cell>
              <table:table-cell office:value-type="float" office:value="3.87489459787611">
                <text:p>3.87489459787611</text:p>
              </table:table-cell>
              <table:table-cell office:value-type="float" office:value="3.55834186130951">
                <text:p>3.55834186130951</text:p>
              </table:table-cell>
              <table:table-cell office:value-type="float" office:value="3.23571996249936">
                <text:p>3.23571996249936</text:p>
              </table:table-cell>
              <table:table-cell office:value-type="float" office:value="2.93098946488448">
                <text:p>2.93098946488448</text:p>
              </table:table-cell>
              <table:table-cell office:value-type="float" office:value="2.66177866253084">
                <text:p>2.66177866253084</text:p>
              </table:table-cell>
              <table:table-cell office:value-type="float" office:value="2.43295787746382">
                <text:p>2.43295787746382</text:p>
              </table:table-cell>
              <table:table-cell office:value-type="float" office:value="2.25345892238077">
                <text:p>2.25345892238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7644173139758">
                <text:p>4.7644173139758</text:p>
              </table:table-cell>
              <table:table-cell office:value-type="float" office:value="4.58312619270679">
                <text:p>4.58312619270679</text:p>
              </table:table-cell>
              <table:table-cell office:value-type="float" office:value="4.31195469906373">
                <text:p>4.31195469906373</text:p>
              </table:table-cell>
              <table:table-cell office:value-type="float" office:value="3.95822238784752">
                <text:p>3.95822238784752</text:p>
              </table:table-cell>
              <table:table-cell office:value-type="float" office:value="3.54078974444212">
                <text:p>3.54078974444212</text:p>
              </table:table-cell>
              <table:table-cell office:value-type="float" office:value="3.10495028948162">
                <text:p>3.10495028948162</text:p>
              </table:table-cell>
              <table:table-cell office:value-type="float" office:value="2.66677671578643">
                <text:p>2.66677671578643</text:p>
              </table:table-cell>
              <table:table-cell office:value-type="float" office:value="2.27053802759179">
                <text:p>2.27053802759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4879413944963">
                <text:p>4.74879413944963</text:p>
              </table:table-cell>
              <table:table-cell office:value-type="float" office:value="4.52132520884101">
                <text:p>4.52132520884101</text:p>
              </table:table-cell>
              <table:table-cell office:value-type="float" office:value="4.17958144906827">
                <text:p>4.17958144906827</text:p>
              </table:table-cell>
              <table:table-cell office:value-type="float" office:value="3.73044980854305">
                <text:p>3.73044980854305</text:p>
              </table:table-cell>
              <table:table-cell office:value-type="float" office:value="3.20298747079934">
                <text:p>3.20298747079934</text:p>
              </table:table-cell>
              <table:table-cell office:value-type="float" office:value="2.65825403107853">
                <text:p>2.65825403107853</text:p>
              </table:table-cell>
              <table:table-cell office:value-type="float" office:value="2.10813832200178">
                <text:p>2.10813832200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73337903899598">
                <text:p>4.73337903899598</text:p>
              </table:table-cell>
              <table:table-cell office:value-type="float" office:value="4.46007053837673">
                <text:p>4.46007053837673</text:p>
              </table:table-cell>
              <table:table-cell office:value-type="float" office:value="4.04574640461823">
                <text:p>4.04574640461823</text:p>
              </table:table-cell>
              <table:table-cell office:value-type="float" office:value="3.50219680155083">
                <text:p>3.50219680155083</text:p>
              </table:table-cell>
              <table:table-cell office:value-type="float" office:value="2.87099580622766">
                <text:p>2.87099580622766</text:p>
              </table:table-cell>
              <table:table-cell office:value-type="float" office:value="2.22087816794533">
                <text:p>2.22087816794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71768336028494">
                <text:p>4.71768336028494</text:p>
              </table:table-cell>
              <table:table-cell office:value-type="float" office:value="4.39794870311581">
                <text:p>4.39794870311581</text:p>
              </table:table-cell>
              <table:table-cell office:value-type="float" office:value="3.9118317871471">
                <text:p>3.9118317871471</text:p>
              </table:table-cell>
              <table:table-cell office:value-type="float" office:value="3.2776114165313">
                <text:p>3.2776114165313</text:p>
              </table:table-cell>
              <table:table-cell office:value-type="float" office:value="2.54180039897772">
                <text:p>2.54180039897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7019806035092">
                <text:p>4.7019806035092</text:p>
              </table:table-cell>
              <table:table-cell office:value-type="float" office:value="4.3363098677769">
                <text:p>4.3363098677769</text:p>
              </table:table-cell>
              <table:table-cell office:value-type="float" office:value="3.77888307902786">
                <text:p>3.77888307902786</text:p>
              </table:table-cell>
              <table:table-cell office:value-type="float" office:value="3.05320416603215">
                <text:p>3.05320416603215</text:p>
              </table:table-cell>
              <table:table-cell office:value-type="float" office:value="2.20112141922021">
                <text:p>2.201121419220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68632833286641">
                <text:p>4.68632833286641</text:p>
              </table:table-cell>
              <table:table-cell office:value-type="float" office:value="4.27500835679837">
                <text:p>4.27500835679837</text:p>
              </table:table-cell>
              <table:table-cell office:value-type="float" office:value="3.64501585944753">
                <text:p>3.64501585944753</text:p>
              </table:table-cell>
              <table:table-cell office:value-type="float" office:value="2.8289389276228">
                <text:p>2.8289389276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6707565017471">
                <text:p>4.6707565017471</text:p>
              </table:table-cell>
              <table:table-cell office:value-type="float" office:value="4.21394890126106">
                <text:p>4.21394890126106</text:p>
              </table:table-cell>
              <table:table-cell office:value-type="float" office:value="3.51250736409224">
                <text:p>3.51250736409224</text:p>
              </table:table-cell>
              <table:table-cell office:value-type="float" office:value="2.59942733271681">
                <text:p>2.59942733271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treat-empty-cells="ignore" chart:spline-order="3" chart:series-source="rows" chart:sort-by-x-values="false" chart:right-angled-axes="true"/>
    </style:style>
    <style:style style:name="ch6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38cm" svg:stroke-color="#4b1f6f" draw:fill-color="#4b1f6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38cm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38cm" svg:stroke-color="#004586" draw:fill-color="#004586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3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3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38cm" svg:stroke-color="#aecf00" draw:fill-color="#aecf00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3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solid" svg:stroke-width="0.03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solid" svg:stroke-width="0.038cm" svg:stroke-color="#83caff" draw:fill-color="#83caf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15.727cm" svg:height="22.082cm" chart:class="chart:scatter" chart:style-name="ch1">
        <chart:title svg:x="5.429cm" svg:y="0.442cm" chart:style-name="ch2">
          <text:p>Inverse lifetime against k</text:p>
        </chart:title>
        <chart:subtitle svg:x="6.897cm" svg:y="1.386cm" chart:style-name="ch3">
          <text:p>dim=32x32</text:p>
        </chart:subtitle>
        <chart:legend chart:legend-position="end" svg:x="3.896cm" svg:y="5.201cm" chart:style-name="ch4"/>
        <chart:plot-area chart:style-name="ch5" table:cell-range-address="Graphs.I8:Graphs.Y8 'theta0.4'.B1:'theta0.4'.B1 'theta0.4'.C30:'theta0.4'.S30 'theta0.3'.B1:'theta0.3'.B1 'theta0.3'.C30:'theta0.3'.S30 'theta0.2'.B1:'theta0.2'.B1 'theta0.2'.C30:'theta0.2'.S30 'theta0.1'.B73:'theta0.1'.B73 'theta0.1'.C102:'theta0.1'.S102 'theta0.05'.B1:'theta0.05'.B1 'theta0.05'.C30:'theta0.05'.S30 'theta0.3'.B32:'theta0.3'.B32 'theta0.3'.C61:'theta0.3'.S61 'theta0.2'.B77:'theta0.2'.B77 'theta0.2'.C107:'theta0.2'.S107 'theta0.1'.B1:'theta0.1'.B1 'theta0.1'.C30:'theta0.1'.S30 'theta0.05'.B32:'theta0.05'.B32 'theta0.05'.C61:'theta0.05'.S61" chart:data-source-has-labels="column" svg:x="0.423cm" svg:y="2.275cm" svg:width="15.031cm" svg:height="19.493cm">
          <chart:axis chart:dimension="x" chart:name="primary-x" chart:style-name="ch6">
            <chart:title svg:x="7.496cm" svg:y="21.638cm" chart:style-name="ch7">
              <text:p>k (ang^-1)</text:p>
            </chart:title>
          </chart:axis>
          <chart:axis chart:dimension="y" chart:name="primary-y" chart:style-name="ch8">
            <chart:title svg:x="0.31cm" svg:y="12.146cm" chart:style-name="ch9">
              <text:p>alpha</text:p>
            </chart:title>
            <chart:grid chart:style-name="ch10" chart:class="major"/>
          </chart:axis>
          <chart:series chart:style-name="ch11" chart:values-cell-range-address="'theta0.4'.C30:'theta0.4'.S30" chart:label-cell-address="'theta0.4'.B1:'theta0.4'.B1" chart:class="chart:scatter">
            <chart:domain table:cell-range-address="Graphs.I8:Graphs.Y8"/>
            <chart:data-point chart:repeated="17"/>
          </chart:series>
          <chart:series chart:style-name="ch12" chart:values-cell-range-address="'theta0.3'.C30:'theta0.3'.S30" chart:label-cell-address="'theta0.3'.B1:'theta0.3'.B1" chart:class="chart:scatter">
            <chart:data-point chart:repeated="17"/>
          </chart:series>
          <chart:series chart:style-name="ch13" chart:values-cell-range-address="'theta0.2'.C30:'theta0.2'.S30" chart:label-cell-address="'theta0.2'.B1:'theta0.2'.B1" chart:class="chart:scatter">
            <chart:data-point chart:repeated="17"/>
          </chart:series>
          <chart:series chart:style-name="ch14" chart:values-cell-range-address="'theta0.1'.C102:'theta0.1'.S102" chart:label-cell-address="'theta0.1'.B73:'theta0.1'.B73" chart:class="chart:scatter">
            <chart:data-point chart:repeated="17"/>
          </chart:series>
          <chart:series chart:style-name="ch15" chart:values-cell-range-address="'theta0.05'.C30:'theta0.05'.S30" chart:label-cell-address="'theta0.05'.B1:'theta0.05'.B1" chart:class="chart:scatter">
            <chart:data-point chart:repeated="17"/>
          </chart:series>
          <chart:series chart:style-name="ch16" chart:values-cell-range-address="'theta0.3'.C61:'theta0.3'.S61" chart:label-cell-address="'theta0.3'.B32:'theta0.3'.B32" chart:class="chart:scatter">
            <chart:data-point chart:repeated="17"/>
          </chart:series>
          <chart:series chart:style-name="ch17" chart:values-cell-range-address="'theta0.2'.C107:'theta0.2'.S107" chart:label-cell-address="'theta0.2'.B77:'theta0.2'.B77" chart:class="chart:scatter">
            <chart:data-point chart:repeated="17"/>
          </chart:series>
          <chart:series chart:style-name="ch18" chart:values-cell-range-address="'theta0.1'.C30:'theta0.1'.S30" chart:label-cell-address="'theta0.1'.B1:'theta0.1'.B1" chart:class="chart:scatter">
            <chart:data-point chart:repeated="17"/>
          </chart:series>
          <chart:series chart:style-name="ch19" chart:values-cell-range-address="'theta0.05'.C61:'theta0.05'.S61" chart:label-cell-address="'theta0.05'.B32:'theta0.05'.B32" chart:class="chart:scatter">
            <chart:data-point chart:repeated="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Graphs.I8:Graphs.Y8">0</text:p>
              </table:table-cell>
              <table:table-cell office:value-type="float" office:value="0.0707609662185663">
                <text:p>0.0707609662185663</text:p>
              </table:table-cell>
              <table:table-cell office:value-type="float" office:value="0.141521932437133">
                <text:p>0.141521932437133</text:p>
              </table:table-cell>
              <table:table-cell office:value-type="float" office:value="0.212282898655699">
                <text:p>0.212282898655699</text:p>
              </table:table-cell>
              <table:table-cell office:value-type="float" office:value="0.283043864874265">
                <text:p>0.283043864874265</text:p>
              </table:table-cell>
              <table:table-cell office:value-type="float" office:value="0.353804831092831">
                <text:p>0.353804831092831</text:p>
              </table:table-cell>
              <table:table-cell office:value-type="float" office:value="0.424565797311398">
                <text:p>0.424565797311398</text:p>
              </table:table-cell>
              <table:table-cell office:value-type="float" office:value="0.495326763529964">
                <text:p>0.495326763529964</text:p>
              </table:table-cell>
              <table:table-cell office:value-type="float" office:value="0.56608772974853">
                <text:p>0.56608772974853</text:p>
              </table:table-cell>
              <table:table-cell office:value-type="float" office:value="0.636848695967097">
                <text:p>0.636848695967097</text:p>
              </table:table-cell>
              <table:table-cell office:value-type="float" office:value="0.707609662185663">
                <text:p>0.707609662185663</text:p>
              </table:table-cell>
              <table:table-cell office:value-type="float" office:value="0.778370628404229">
                <text:p>0.778370628404229</text:p>
              </table:table-cell>
              <table:table-cell office:value-type="float" office:value="0.849131594622796">
                <text:p>0.849131594622796</text:p>
              </table:table-cell>
              <table:table-cell office:value-type="float" office:value="0.919892560841362">
                <text:p>0.919892560841362</text:p>
              </table:table-cell>
              <table:table-cell office:value-type="float" office:value="0.990653527059928">
                <text:p>0.990653527059928</text:p>
              </table:table-cell>
              <table:table-cell office:value-type="float" office:value="1.06141449327849">
                <text:p>1.06141449327849</text:p>
              </table:table-cell>
              <table:table-cell office:value-type="float" office:value="1.13217545949706">
                <text:p>1.13217545949706</text:p>
              </table:table-cell>
            </table:table-row>
            <table:table-row>
              <table:table-cell office:value-type="string">
                <text:p text:id="'theta0.4'.B1:'theta0.4'.B1">nn rep. theta 0.4</text:p>
              </table:table-cell>
              <table:table-cell office:value-type="float" office:value="0">
                <text:p text:id="'theta0.4'.C30:'theta0.4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 text:id="'theta0.3'.B1:'theta0.3'.B1">nn rep. theta 0.3</text:p>
              </table:table-cell>
              <table:table-cell office:value-type="float" office:value="0">
                <text:p text:id="'theta0.3'.C30:'theta0.3'.S30">0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.04">
                <text:p>1.04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 text:id="'theta0.2'.B1:'theta0.2'.B1">nn rep. theta 0.2</text:p>
              </table:table-cell>
              <table:table-cell office:value-type="float" office:value="0">
                <text:p text:id="'theta0.2'.C30:'theta0.2'.S30"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8">
                <text:p>0.68</text:p>
              </table:table-cell>
              <table:table-cell office:value-type="float" office:value="0.79">
                <text:p>0.79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1.02">
                <text:p>1.02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 text:id="'theta0.1'.B73:'theta0.1'.B73">nn rep. theta 0.1</text:p>
              </table:table-cell>
              <table:table-cell office:value-type="float" office:value="0">
                <text:p text:id="'theta0.1'.C102:'theta0.1'.S102"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  <table:table-cell office:value-type="float" office:value="0.43">
                <text:p>0.43</text:p>
              </table:table-cell>
              <table:table-cell office:value-type="float" office:value="0.55">
                <text:p>0.55</text:p>
              </table:table-cell>
              <table:table-cell office:value-type="float" office:value="0.67">
                <text:p>0.67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1.06">
                <text:p>1.06</text:p>
              </table:table-cell>
              <table:table-cell office:value-type="float" office:value="1.13">
                <text:p>1.13</text:p>
              </table:table-cell>
              <table:table-cell office:value-type="float" office:value="1.17">
                <text:p>1.17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 text:id="'theta0.05'.B1:'theta0.05'.B1">nn rep. theta 0.05</text:p>
              </table:table-cell>
              <table:table-cell office:value-type="float" office:value="0">
                <text:p text:id="'theta0.05'.C30:'theta0.05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1.01">
                <text:p>1.01</text:p>
              </table:table-cell>
              <table:table-cell office:value-type="float" office:value="1.1">
                <text:p>1.1</text:p>
              </table:table-cell>
              <table:table-cell office:value-type="float" office:value="1.17">
                <text:p>1.17</text:p>
              </table:table-cell>
              <table:table-cell office:value-type="float" office:value="1.23">
                <text:p>1.23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 text:id="'theta0.3'.B32:'theta0.3'.B32">no int. theta 0.3</text:p>
              </table:table-cell>
              <table:table-cell office:value-type="float" office:value="0">
                <text:p text:id="'theta0.3'.C61:'theta0.3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  <table:table-cell office:value-type="float" office:value="1.03">
                <text:p>1.03</text:p>
              </table:table-cell>
              <table:table-cell office:value-type="float" office:value="1.13">
                <text:p>1.13</text:p>
              </table:table-cell>
              <table:table-cell office:value-type="float" office:value="1.21">
                <text:p>1.21</text:p>
              </table:table-cell>
              <table:table-cell office:value-type="float" office:value="1.27">
                <text:p>1.27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 text:id="'theta0.2'.B77:'theta0.2'.B77">no int. theta 0.2</text:p>
              </table:table-cell>
              <table:table-cell office:value-type="float" office:value="0">
                <text:p text:id="'theta0.2'.C107:'theta0.2'.S107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7">
                <text:p>0.67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  <table:table-cell office:value-type="float" office:value="1.15">
                <text:p>1.15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 text:id="'theta0.1'.B1:'theta0.1'.B1">no int. theta 0.1</text:p>
              </table:table-cell>
              <table:table-cell office:value-type="float" office:value="0">
                <text:p text:id="'theta0.1'.C30:'theta0.1'.S30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4">
                <text:p>0.54</text:p>
              </table:table-cell>
              <table:table-cell office:value-type="float" office:value="0.66">
                <text:p>0.66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1.04">
                <text:p>1.04</text:p>
              </table:table-cell>
              <table:table-cell office:value-type="float" office:value="1.14">
                <text:p>1.14</text:p>
              </table:table-cell>
              <table:table-cell office:value-type="float" office:value="1.23">
                <text:p>1.23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 text:id="'theta0.05'.B32:'theta0.05'.B32">no int. theta 0.05</text:p>
              </table:table-cell>
              <table:table-cell office:value-type="float" office:value="0">
                <text:p text:id="'theta0.05'.C61:'theta0.05'.S61"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  <table:table-cell office:value-type="float" office:value="0.27">
                <text:p>0.27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.14">
                <text:p>1.14</text:p>
              </table:table-cell>
              <table:table-cell office:value-type="float" office:value="1.19">
                <text:p>1.19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15.647cm" svg:height="11.456cm" chart:class="chart:scatter" chart:style-name="ch1">
        <chart:title svg:x="6.46cm" svg:y="0.23cm" chart:style-name="ch2">
          <text:p>No interaction</text:p>
        </chart:title>
        <chart:plot-area chart:style-name="ch3" table:cell-range-address="'theta0.2'.B92:'theta0.2'.B102 'theta0.2'.D91:'theta0.2'.S102" chart:data-source-has-labels="row" svg:x="0.423cm" svg:y="0.962cm" svg:width="14.912cm" svg:height="10.237cm">
          <chart:axis chart:dimension="x" chart:name="primary-x" chart:style-name="ch4">
            <chart:title svg:x="7.384cm" svg:y="10.856cm" chart:style-name="ch5">
              <text:p>Time steps</text:p>
            </chart:title>
          </chart:axis>
          <chart:axis chart:dimension="y" chart:name="primary-y" chart:style-name="ch6">
            <chart:title svg:x="0.313cm" svg:y="6.271cm" chart:style-name="ch7">
              <text:p>ln(ISF)</text:p>
            </chart:title>
            <chart:grid chart:style-name="ch8" chart:class="major"/>
          </chart:axis>
          <chart:series chart:style-name="ch9" chart:values-cell-range-address="'theta0.2'.D92:'theta0.2'.D102" chart:label-cell-address="'theta0.2'.D91:'theta0.2'.D91" chart:class="chart:scatter">
            <chart:domain table:cell-range-address="'theta0.2'.B92:'theta0.2'.B102"/>
            <chart:regression-curve chart:style-name="ch10"/>
            <chart:data-point chart:repeated="11"/>
          </chart:series>
          <chart:series chart:style-name="ch11" chart:values-cell-range-address="'theta0.2'.E92:'theta0.2'.E102" chart:label-cell-address="'theta0.2'.E91:'theta0.2'.E91" chart:class="chart:scatter">
            <chart:regression-curve chart:style-name="ch12"/>
            <chart:data-point chart:repeated="11"/>
          </chart:series>
          <chart:series chart:style-name="ch13" chart:values-cell-range-address="'theta0.2'.F92:'theta0.2'.F102" chart:label-cell-address="'theta0.2'.F91:'theta0.2'.F91" chart:class="chart:scatter">
            <chart:regression-curve chart:style-name="ch14"/>
            <chart:data-point chart:repeated="11"/>
          </chart:series>
          <chart:series chart:style-name="ch15" chart:values-cell-range-address="'theta0.2'.G92:'theta0.2'.G102" chart:label-cell-address="'theta0.2'.G91:'theta0.2'.G91" chart:class="chart:scatter">
            <chart:regression-curve chart:style-name="ch16"/>
            <chart:data-point chart:repeated="11"/>
          </chart:series>
          <chart:series chart:style-name="ch17" chart:values-cell-range-address="'theta0.2'.H92:'theta0.2'.H102" chart:label-cell-address="'theta0.2'.H91:'theta0.2'.H91" chart:class="chart:scatter">
            <chart:regression-curve chart:style-name="ch18"/>
            <chart:data-point chart:repeated="11"/>
          </chart:series>
          <chart:series chart:style-name="ch19" chart:values-cell-range-address="'theta0.2'.I92:'theta0.2'.I102" chart:label-cell-address="'theta0.2'.I91:'theta0.2'.I91" chart:class="chart:scatter">
            <chart:regression-curve chart:style-name="ch20"/>
            <chart:data-point chart:repeated="11"/>
          </chart:series>
          <chart:series chart:style-name="ch21" chart:values-cell-range-address="'theta0.2'.J92:'theta0.2'.J102" chart:label-cell-address="'theta0.2'.J91:'theta0.2'.J91" chart:class="chart:scatter">
            <chart:regression-curve chart:style-name="ch22"/>
            <chart:data-point chart:repeated="11"/>
          </chart:series>
          <chart:series chart:style-name="ch23" chart:values-cell-range-address="'theta0.2'.K92:'theta0.2'.K102" chart:label-cell-address="'theta0.2'.K91:'theta0.2'.K91" chart:class="chart:scatter">
            <chart:regression-curve chart:style-name="ch24"/>
            <chart:data-point chart:repeated="11"/>
          </chart:series>
          <chart:series chart:style-name="ch25" chart:values-cell-range-address="'theta0.2'.L92:'theta0.2'.L102" chart:label-cell-address="'theta0.2'.L91:'theta0.2'.L91" chart:class="chart:scatter">
            <chart:regression-curve chart:style-name="ch26"/>
            <chart:data-point chart:repeated="11"/>
          </chart:series>
          <chart:series chart:style-name="ch27" chart:values-cell-range-address="'theta0.2'.M92:'theta0.2'.M102" chart:label-cell-address="'theta0.2'.M91:'theta0.2'.M91" chart:class="chart:scatter">
            <chart:regression-curve chart:style-name="ch28"/>
            <chart:data-point chart:repeated="11"/>
          </chart:series>
          <chart:series chart:style-name="ch29" chart:values-cell-range-address="'theta0.2'.N92:'theta0.2'.N102" chart:label-cell-address="'theta0.2'.N91:'theta0.2'.N91" chart:class="chart:scatter">
            <chart:regression-curve chart:style-name="ch30"/>
            <chart:data-point chart:repeated="11"/>
          </chart:series>
          <chart:series chart:style-name="ch31" chart:values-cell-range-address="'theta0.2'.O92:'theta0.2'.O102" chart:label-cell-address="'theta0.2'.O91:'theta0.2'.O91" chart:class="chart:scatter">
            <chart:regression-curve chart:style-name="ch32"/>
            <chart:data-point chart:repeated="11"/>
          </chart:series>
          <chart:series chart:style-name="ch33" chart:values-cell-range-address="'theta0.2'.P92:'theta0.2'.P102" chart:label-cell-address="'theta0.2'.P91:'theta0.2'.P91" chart:class="chart:scatter">
            <chart:regression-curve chart:style-name="ch10"/>
            <chart:data-point chart:repeated="11"/>
          </chart:series>
          <chart:series chart:style-name="ch34" chart:values-cell-range-address="'theta0.2'.Q92:'theta0.2'.Q102" chart:label-cell-address="'theta0.2'.Q91:'theta0.2'.Q91" chart:class="chart:scatter">
            <chart:regression-curve chart:style-name="ch12"/>
            <chart:data-point chart:repeated="11"/>
          </chart:series>
          <chart:series chart:style-name="ch35" chart:values-cell-range-address="'theta0.2'.R92:'theta0.2'.R102" chart:label-cell-address="'theta0.2'.R91:'theta0.2'.R91" chart:class="chart:scatter">
            <chart:regression-curve chart:style-name="ch14"/>
            <chart:data-point chart:repeated="11"/>
          </chart:series>
          <chart:series chart:style-name="ch36" chart:values-cell-range-address="'theta0.2'.S92:'theta0.2'.S102" chart:label-cell-address="'theta0.2'.S91:'theta0.2'.S91" chart:class="chart:scatter">
            <chart:regression-curve chart:style-name="ch16"/>
            <chart:data-point chart:repeated="11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2'.D91:'theta0.2'.D91">k1</text:p>
              </table:table-cell>
              <table:table-cell office:value-type="string">
                <text:p text:id="'theta0.2'.E91:'theta0.2'.E91">k2</text:p>
              </table:table-cell>
              <table:table-cell office:value-type="string">
                <text:p text:id="'theta0.2'.F91:'theta0.2'.F91">k3</text:p>
              </table:table-cell>
              <table:table-cell office:value-type="string">
                <text:p text:id="'theta0.2'.G91:'theta0.2'.G91">k4</text:p>
              </table:table-cell>
              <table:table-cell office:value-type="string">
                <text:p text:id="'theta0.2'.H91:'theta0.2'.H91">k5</text:p>
              </table:table-cell>
              <table:table-cell office:value-type="string">
                <text:p text:id="'theta0.2'.I91:'theta0.2'.I91">k6</text:p>
              </table:table-cell>
              <table:table-cell office:value-type="string">
                <text:p text:id="'theta0.2'.J91:'theta0.2'.J91">k7</text:p>
              </table:table-cell>
              <table:table-cell office:value-type="string">
                <text:p text:id="'theta0.2'.K91:'theta0.2'.K91">k8</text:p>
              </table:table-cell>
              <table:table-cell office:value-type="string">
                <text:p text:id="'theta0.2'.L91:'theta0.2'.L91">k9</text:p>
              </table:table-cell>
              <table:table-cell office:value-type="string">
                <text:p text:id="'theta0.2'.M91:'theta0.2'.M91">k10</text:p>
              </table:table-cell>
              <table:table-cell office:value-type="string">
                <text:p text:id="'theta0.2'.N91:'theta0.2'.N91">k11</text:p>
              </table:table-cell>
              <table:table-cell office:value-type="string">
                <text:p text:id="'theta0.2'.O91:'theta0.2'.O91">k12</text:p>
              </table:table-cell>
              <table:table-cell office:value-type="string">
                <text:p text:id="'theta0.2'.P91:'theta0.2'.P91">k13</text:p>
              </table:table-cell>
              <table:table-cell office:value-type="string">
                <text:p text:id="'theta0.2'.Q91:'theta0.2'.Q91">k14</text:p>
              </table:table-cell>
              <table:table-cell office:value-type="string">
                <text:p text:id="'theta0.2'.R91:'theta0.2'.R91">k15</text:p>
              </table:table-cell>
              <table:table-cell office:value-type="string">
                <text:p text:id="'theta0.2'.S91:'theta0.2'.S91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2'.B92:'theta0.2'.B102">0</text:p>
              </table:table-cell>
              <table:table-cell office:value-type="float" office:value="5.09788806972467">
                <text:p text:id="'theta0.2'.D92:'theta0.2'.D102">5.09788806972467</text:p>
              </table:table-cell>
              <table:table-cell office:value-type="float" office:value="5.10190404559235">
                <text:p text:id="'theta0.2'.E92:'theta0.2'.E102">5.10190404559235</text:p>
              </table:table-cell>
              <table:table-cell office:value-type="float" office:value="5.10050628404815">
                <text:p text:id="'theta0.2'.F92:'theta0.2'.F102">5.10050628404815</text:p>
              </table:table-cell>
              <table:table-cell office:value-type="float" office:value="5.10157375000767">
                <text:p text:id="'theta0.2'.G92:'theta0.2'.G102">5.10157375000767</text:p>
              </table:table-cell>
              <table:table-cell office:value-type="float" office:value="5.10114944586785">
                <text:p text:id="'theta0.2'.H92:'theta0.2'.H102">5.10114944586785</text:p>
              </table:table-cell>
              <table:table-cell office:value-type="float" office:value="5.10206723597566">
                <text:p text:id="'theta0.2'.I92:'theta0.2'.I102">5.10206723597566</text:p>
              </table:table-cell>
              <table:table-cell office:value-type="float" office:value="5.1006602589983">
                <text:p text:id="'theta0.2'.J92:'theta0.2'.J102">5.1006602589983</text:p>
              </table:table-cell>
              <table:table-cell office:value-type="float" office:value="5.10231063344044">
                <text:p text:id="'theta0.2'.K92:'theta0.2'.K102">5.10231063344044</text:p>
              </table:table-cell>
              <table:table-cell office:value-type="float" office:value="5.09985246431208">
                <text:p text:id="'theta0.2'.L92:'theta0.2'.L102">5.09985246431208</text:p>
              </table:table-cell>
              <table:table-cell office:value-type="float" office:value="5.0996538442543">
                <text:p text:id="'theta0.2'.M92:'theta0.2'.M102">5.0996538442543</text:p>
              </table:table-cell>
              <table:table-cell office:value-type="float" office:value="5.10133029487221">
                <text:p text:id="'theta0.2'.N92:'theta0.2'.N102">5.10133029487221</text:p>
              </table:table-cell>
              <table:table-cell office:value-type="float" office:value="5.10039019307425">
                <text:p text:id="'theta0.2'.O92:'theta0.2'.O102">5.10039019307425</text:p>
              </table:table-cell>
              <table:table-cell office:value-type="float" office:value="5.10200474973957">
                <text:p text:id="'theta0.2'.P92:'theta0.2'.P102">5.10200474973957</text:p>
              </table:table-cell>
              <table:table-cell office:value-type="float" office:value="5.10127677428134">
                <text:p text:id="'theta0.2'.Q92:'theta0.2'.Q102">5.10127677428134</text:p>
              </table:table-cell>
              <table:table-cell office:value-type="float" office:value="5.09983026863388">
                <text:p text:id="'theta0.2'.R92:'theta0.2'.R102">5.09983026863388</text:p>
              </table:table-cell>
              <table:table-cell office:value-type="float" office:value="5.0997102570936">
                <text:p text:id="'theta0.2'.S92:'theta0.2'.S102">5.0997102570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8498892654921">
                <text:p>5.08498892654921</text:p>
              </table:table-cell>
              <table:table-cell office:value-type="float" office:value="5.05135686757449">
                <text:p>5.05135686757449</text:p>
              </table:table-cell>
              <table:table-cell office:value-type="float" office:value="4.98791370276664">
                <text:p>4.98791370276664</text:p>
              </table:table-cell>
              <table:table-cell office:value-type="float" office:value="4.90699123041746">
                <text:p>4.90699123041746</text:p>
              </table:table-cell>
              <table:table-cell office:value-type="float" office:value="4.80392825354304">
                <text:p>4.80392825354304</text:p>
              </table:table-cell>
              <table:table-cell office:value-type="float" office:value="4.69021311017845">
                <text:p>4.69021311017845</text:p>
              </table:table-cell>
              <table:table-cell office:value-type="float" office:value="4.56043878886862">
                <text:p>4.56043878886862</text:p>
              </table:table-cell>
              <table:table-cell office:value-type="float" office:value="4.43493319579658">
                <text:p>4.43493319579658</text:p>
              </table:table-cell>
              <table:table-cell office:value-type="float" office:value="4.30018310858308">
                <text:p>4.30018310858308</text:p>
              </table:table-cell>
              <table:table-cell office:value-type="float" office:value="4.17623893911296">
                <text:p>4.17623893911296</text:p>
              </table:table-cell>
              <table:table-cell office:value-type="float" office:value="4.0614929763807">
                <text:p>4.0614929763807</text:p>
              </table:table-cell>
              <table:table-cell office:value-type="float" office:value="3.95460115300854">
                <text:p>3.95460115300854</text:p>
              </table:table-cell>
              <table:table-cell office:value-type="float" office:value="3.87687633408501">
                <text:p>3.87687633408501</text:p>
              </table:table-cell>
              <table:table-cell office:value-type="float" office:value="3.81167391159324">
                <text:p>3.81167391159324</text:p>
              </table:table-cell>
              <table:table-cell office:value-type="float" office:value="3.7744255289058">
                <text:p>3.7744255289058</text:p>
              </table:table-cell>
              <table:table-cell office:value-type="float" office:value="3.76711745736457">
                <text:p>3.76711745736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07207921940759">
                <text:p>5.07207921940759</text:p>
              </table:table-cell>
              <table:table-cell office:value-type="float" office:value="5.00055593425254">
                <text:p>5.00055593425254</text:p>
              </table:table-cell>
              <table:table-cell office:value-type="float" office:value="4.87533242857783">
                <text:p>4.87533242857783</text:p>
              </table:table-cell>
              <table:table-cell office:value-type="float" office:value="4.71230894962538">
                <text:p>4.71230894962538</text:p>
              </table:table-cell>
              <table:table-cell office:value-type="float" office:value="4.50827584205811">
                <text:p>4.50827584205811</text:p>
              </table:table-cell>
              <table:table-cell office:value-type="float" office:value="4.28033687354552">
                <text:p>4.28033687354552</text:p>
              </table:table-cell>
              <table:table-cell office:value-type="float" office:value="4.02618027593503">
                <text:p>4.02618027593503</text:p>
              </table:table-cell>
              <table:table-cell office:value-type="float" office:value="3.76937452099608">
                <text:p>3.76937452099608</text:p>
              </table:table-cell>
              <table:table-cell office:value-type="float" office:value="3.50056235995177">
                <text:p>3.50056235995177</text:p>
              </table:table-cell>
              <table:table-cell office:value-type="float" office:value="3.25577923977401">
                <text:p>3.25577923977401</text:p>
              </table:table-cell>
              <table:table-cell office:value-type="float" office:value="3.02334549505978">
                <text:p>3.02334549505978</text:p>
              </table:table-cell>
              <table:table-cell office:value-type="float" office:value="2.80477029560044">
                <text:p>2.80477029560044</text:p>
              </table:table-cell>
              <table:table-cell office:value-type="float" office:value="2.66393529088116">
                <text:p>2.66393529088116</text:p>
              </table:table-cell>
              <table:table-cell office:value-type="float" office:value="2.5207466547818">
                <text:p>2.5207466547818</text:p>
              </table:table-cell>
              <table:table-cell office:value-type="float" office:value="2.4416050210142">
                <text:p>2.4416050210142</text:p>
              </table:table-cell>
              <table:table-cell office:value-type="float" office:value="2.42029257024041">
                <text:p>2.42029257024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05920568808625">
                <text:p>5.05920568808625</text:p>
              </table:table-cell>
              <table:table-cell office:value-type="float" office:value="4.9496830811277">
                <text:p>4.9496830811277</text:p>
              </table:table-cell>
              <table:table-cell office:value-type="float" office:value="4.76352268294757">
                <text:p>4.76352268294757</text:p>
              </table:table-cell>
              <table:table-cell office:value-type="float" office:value="4.51737919608837">
                <text:p>4.51737919608837</text:p>
              </table:table-cell>
              <table:table-cell office:value-type="float" office:value="4.21266922894767">
                <text:p>4.21266922894767</text:p>
              </table:table-cell>
              <table:table-cell office:value-type="float" office:value="3.86517183020406">
                <text:p>3.86517183020406</text:p>
              </table:table-cell>
              <table:table-cell office:value-type="float" office:value="3.49145725434936">
                <text:p>3.49145725434936</text:p>
              </table:table-cell>
              <table:table-cell office:value-type="float" office:value="3.1077337392088">
                <text:p>3.1077337392088</text:p>
              </table:table-cell>
              <table:table-cell office:value-type="float" office:value="2.70214211602092">
                <text:p>2.70214211602092</text:p>
              </table:table-cell>
              <table:table-cell office:value-type="float" office:value="2.34117387575214">
                <text:p>2.34117387575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4624751729426">
                <text:p>5.04624751729426</text:p>
              </table:table-cell>
              <table:table-cell office:value-type="float" office:value="4.89882670086366">
                <text:p>4.89882670086366</text:p>
              </table:table-cell>
              <table:table-cell office:value-type="float" office:value="4.65094093917779">
                <text:p>4.65094093917779</text:p>
              </table:table-cell>
              <table:table-cell office:value-type="float" office:value="4.32331152451658">
                <text:p>4.32331152451658</text:p>
              </table:table-cell>
              <table:table-cell office:value-type="float" office:value="3.9154441466452">
                <text:p>3.9154441466452</text:p>
              </table:table-cell>
              <table:table-cell office:value-type="float" office:value="3.4487331085604">
                <text:p>3.4487331085604</text:p>
              </table:table-cell>
              <table:table-cell office:value-type="float" office:value="2.95285713110059">
                <text:p>2.95285713110059</text:p>
              </table:table-cell>
              <table:table-cell office:value-type="float" office:value="2.43089475106148">
                <text:p>2.43089475106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3357241549372">
                <text:p>5.03357241549372</text:p>
              </table:table-cell>
              <table:table-cell office:value-type="float" office:value="4.84774429538932">
                <text:p>4.84774429538932</text:p>
              </table:table-cell>
              <table:table-cell office:value-type="float" office:value="4.53759324017652">
                <text:p>4.53759324017652</text:p>
              </table:table-cell>
              <table:table-cell office:value-type="float" office:value="4.12682578904715">
                <text:p>4.12682578904715</text:p>
              </table:table-cell>
              <table:table-cell office:value-type="float" office:value="3.61721507088655">
                <text:p>3.61721507088655</text:p>
              </table:table-cell>
              <table:table-cell office:value-type="float" office:value="3.03833907435949">
                <text:p>3.03833907435949</text:p>
              </table:table-cell>
              <table:table-cell office:value-type="float" office:value="2.39827701810618">
                <text:p>2.39827701810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2067882192658">
                <text:p>5.02067882192658</text:p>
              </table:table-cell>
              <table:table-cell office:value-type="float" office:value="4.79686393624897">
                <text:p>4.79686393624897</text:p>
              </table:table-cell>
              <table:table-cell office:value-type="float" office:value="4.42446152777363">
                <text:p>4.42446152777363</text:p>
              </table:table-cell>
              <table:table-cell office:value-type="float" office:value="3.93186171050489">
                <text:p>3.93186171050489</text:p>
              </table:table-cell>
              <table:table-cell office:value-type="float" office:value="3.32061330525278">
                <text:p>3.32061330525278</text:p>
              </table:table-cell>
              <table:table-cell office:value-type="float" office:value="2.61416726896187">
                <text:p>2.61416726896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00784500485745">
                <text:p>5.00784500485745</text:p>
              </table:table-cell>
              <table:table-cell office:value-type="float" office:value="4.74642761825624">
                <text:p>4.74642761825624</text:p>
              </table:table-cell>
              <table:table-cell office:value-type="float" office:value="4.31221007583534">
                <text:p>4.31221007583534</text:p>
              </table:table-cell>
              <table:table-cell office:value-type="float" office:value="3.73531279553818">
                <text:p>3.73531279553818</text:p>
              </table:table-cell>
              <table:table-cell office:value-type="float" office:value="3.02368201496091">
                <text:p>3.02368201496091</text:p>
              </table:table-cell>
              <table:table-cell office:value-type="float" office:value="2.21372437065533">
                <text:p>2.21372437065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99509361206568">
                <text:p>4.99509361206568</text:p>
              </table:table-cell>
              <table:table-cell office:value-type="float" office:value="4.69559892547063">
                <text:p>4.69559892547063</text:p>
              </table:table-cell>
              <table:table-cell office:value-type="float" office:value="4.19954671534124">
                <text:p>4.19954671534124</text:p>
              </table:table-cell>
              <table:table-cell office:value-type="float" office:value="3.5392253578183">
                <text:p>3.5392253578183</text:p>
              </table:table-cell>
              <table:table-cell office:value-type="float" office:value="2.72083808644549">
                <text:p>2.72083808644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9821796451573">
                <text:p>4.9821796451573</text:p>
              </table:table-cell>
              <table:table-cell office:value-type="float" office:value="4.64547271761086">
                <text:p>4.64547271761086</text:p>
              </table:table-cell>
              <table:table-cell office:value-type="float" office:value="4.08640563214544">
                <text:p>4.08640563214544</text:p>
              </table:table-cell>
              <table:table-cell office:value-type="float" office:value="3.34666973959968">
                <text:p>3.34666973959968</text:p>
              </table:table-cell>
              <table:table-cell office:value-type="float" office:value="2.41567535702381">
                <text:p>2.41567535702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96943072640422">
                <text:p>4.96943072640422</text:p>
              </table:table-cell>
              <table:table-cell office:value-type="float" office:value="4.5946378147823">
                <text:p>4.5946378147823</text:p>
              </table:table-cell>
              <table:table-cell office:value-type="float" office:value="3.97341063020142">
                <text:p>3.97341063020142</text:p>
              </table:table-cell>
              <table:table-cell office:value-type="float" office:value="3.15267790101652">
                <text:p>3.15267790101652</text:p>
              </table:table-cell>
              <table:table-cell office:value-type="float" office:value="2.12197766623941">
                <text:p>2.12197766623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svg:stroke-width="0cm" svg:stroke-color="#579d1c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svg:stroke-width="0cm" svg:stroke-color="#83caff"/>
    </style:style>
    <style:style style:name="ch18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9" style:family="chart">
      <style:graphic-properties svg:stroke-width="0cm" svg:stroke-color="#314004"/>
    </style:style>
    <style:style style:name="ch20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1" style:family="chart">
      <style:graphic-properties svg:stroke-width="0cm" svg:stroke-color="#aecf00"/>
    </style:style>
    <style:style style:name="ch22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3" style:family="chart">
      <style:graphic-properties svg:stroke-width="0cm" svg:stroke-color="#4b1f6f"/>
    </style:style>
    <style:style style:name="ch24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5" style:family="chart">
      <style:graphic-properties svg:stroke-width="0cm" svg:stroke-color="#ff950e"/>
    </style:style>
    <style:style style:name="ch26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7" style:family="chart">
      <style:graphic-properties svg:stroke-width="0cm" svg:stroke-color="#c5000b"/>
    </style:style>
    <style:style style:name="ch28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29" style:family="chart">
      <style:graphic-properties svg:stroke-width="0cm" svg:stroke-color="#0084d1"/>
    </style:style>
    <style:style style:name="ch30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1" style:family="chart">
      <style:graphic-properties svg:stroke-width="0cm" svg:stroke-color="#004586"/>
    </style:style>
    <style:style style:name="ch32" style:family="chart">
      <style:chart-properties chart:symbol-type="named-symbol" chart:symbol-name="arrow-left" chart:symbol-width="0.25cm" chart:symbol-height="0.25cm" chart:error-upper-indicator="true" chart:error-lower-indicator="true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4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draw:stroke="none" svg:stroke-color="#b3b3b3" draw:fill="solid" draw:fill-color="#cccccc"/>
    </style:style>
  </office:automatic-styles>
  <office:body>
    <office:chart>
      <chart:chart svg:width="17.528cm" svg:height="16.944cm" chart:class="chart:scatter" chart:column-mapping="1 2 3 4 5 6 7 8 9 10 11 12 13 14 15" chart:style-name="ch1">
        <chart:legend chart:legend-position="end" svg:x="13.194cm" svg:y="2.378cm" chart:style-name="ch2"/>
        <chart:plot-area chart:style-name="ch3" table:cell-range-address="'theta0.1'.B15:'theta0.1'.B25 'theta0.1'.D14:'theta0.1'.S25" chart:data-source-has-labels="row" svg:x="0.499cm" svg:y="0.338cm" svg:width="12.346cm" svg:height="15.793cm">
          <chart:axis chart:dimension="x" chart:name="primary-x" chart:style-name="ch4">
            <chart:title svg:x="6.177cm" svg:y="15.897cm" chart:style-name="ch5">
              <text:p>Time steps</text:p>
            </chart:title>
          </chart:axis>
          <chart:axis chart:dimension="y" chart:name="primary-y" chart:style-name="ch4">
            <chart:title svg:x="0.351cm" svg:y="8.425cm" chart:style-name="ch6">
              <text:p>ln(ISF)</text:p>
            </chart:title>
            <chart:grid chart:style-name="ch7" chart:class="major"/>
          </chart:axis>
          <chart:series chart:style-name="ch8" chart:values-cell-range-address="'theta0.1'.D15:'theta0.1'.D25" chart:label-cell-address="'theta0.1'.D14:'theta0.1'.D14" chart:class="chart:scatter">
            <chart:domain table:cell-range-address="'theta0.1'.B15:'theta0.1'.B25"/>
            <chart:regression-curve chart:style-name="ch9">
              <chart:equation svg:x="1.827cm" svg:y="11.353cm"/>
            </chart:regression-curve>
            <chart:data-point chart:repeated="11"/>
          </chart:series>
          <chart:series chart:style-name="ch10" chart:values-cell-range-address="'theta0.1'.E15:'theta0.1'.E25" chart:label-cell-address="'theta0.1'.E14:'theta0.1'.E14" chart:class="chart:scatter">
            <chart:regression-curve chart:style-name="ch11">
              <chart:equation svg:x="2.068cm" svg:y="12.026cm"/>
            </chart:regression-curve>
            <chart:data-point chart:repeated="11"/>
          </chart:series>
          <chart:series chart:style-name="ch12" chart:values-cell-range-address="'theta0.1'.F15:'theta0.1'.F25" chart:label-cell-address="'theta0.1'.F14:'theta0.1'.F14" chart:class="chart:scatter">
            <chart:regression-curve chart:style-name="ch13">
              <chart:equation svg:x="1.826cm" svg:y="12.712cm"/>
            </chart:regression-curve>
            <chart:data-point chart:repeated="11"/>
          </chart:series>
          <chart:series chart:style-name="ch14" chart:values-cell-range-address="'theta0.1'.G15:'theta0.1'.G25" chart:label-cell-address="'theta0.1'.G14:'theta0.1'.G14" chart:class="chart:scatter">
            <chart:regression-curve chart:style-name="ch15">
              <chart:equation svg:x="1.907cm" svg:y="13.326cm"/>
            </chart:regression-curve>
            <chart:data-point chart:repeated="11"/>
          </chart:series>
          <chart:series chart:style-name="ch16" chart:values-cell-range-address="'theta0.1'.H15:'theta0.1'.H25" chart:label-cell-address="'theta0.1'.H14:'theta0.1'.H14" chart:class="chart:scatter">
            <chart:regression-curve chart:style-name="ch17">
              <chart:equation svg:x="1.826cm" svg:y="13.965cm"/>
            </chart:regression-curve>
            <chart:data-point chart:repeated="11"/>
          </chart:series>
          <chart:series chart:style-name="ch18" chart:values-cell-range-address="'theta0.1'.I15:'theta0.1'.I25" chart:label-cell-address="'theta0.1'.I14:'theta0.1'.I14" chart:class="chart:scatter">
            <chart:regression-curve chart:style-name="ch19">
              <chart:equation svg:x="1.826cm" svg:y="14.499cm"/>
            </chart:regression-curve>
            <chart:data-point chart:repeated="11"/>
          </chart:series>
          <chart:series chart:style-name="ch20" chart:values-cell-range-address="'theta0.1'.J15:'theta0.1'.J25" chart:label-cell-address="'theta0.1'.J14:'theta0.1'.J14" chart:class="chart:scatter">
            <chart:regression-curve chart:style-name="ch21">
              <chart:equation svg:x="5.638cm" svg:y="11.434cm"/>
            </chart:regression-curve>
            <chart:data-point chart:repeated="11"/>
          </chart:series>
          <chart:series chart:style-name="ch22" chart:values-cell-range-address="'theta0.1'.K15:'theta0.1'.K25" chart:label-cell-address="'theta0.1'.K14:'theta0.1'.K14" chart:class="chart:scatter">
            <chart:regression-curve chart:style-name="ch23">
              <chart:equation svg:x="5.692cm" svg:y="12.01cm"/>
            </chart:regression-curve>
            <chart:data-point chart:repeated="11"/>
          </chart:series>
          <chart:series chart:style-name="ch24" chart:values-cell-range-address="'theta0.1'.L15:'theta0.1'.L25" chart:label-cell-address="'theta0.1'.L14:'theta0.1'.L14" chart:class="chart:scatter">
            <chart:regression-curve chart:style-name="ch25">
              <chart:equation svg:x="5.799cm" svg:y="12.611cm"/>
            </chart:regression-curve>
            <chart:data-point chart:repeated="11"/>
          </chart:series>
          <chart:series chart:style-name="ch26" chart:values-cell-range-address="'theta0.1'.M15:'theta0.1'.M25" chart:label-cell-address="'theta0.1'.M14:'theta0.1'.M14" chart:class="chart:scatter">
            <chart:regression-curve chart:style-name="ch27">
              <chart:equation svg:x="5.879cm" svg:y="13.378cm"/>
            </chart:regression-curve>
            <chart:data-point chart:repeated="11"/>
          </chart:series>
          <chart:series chart:style-name="ch28" chart:values-cell-range-address="'theta0.1'.N15:'theta0.1'.N25" chart:label-cell-address="'theta0.1'.N14:'theta0.1'.N14" chart:class="chart:scatter">
            <chart:regression-curve chart:style-name="ch29">
              <chart:equation svg:x="6.122cm" svg:y="13.958cm"/>
            </chart:regression-curve>
            <chart:data-point chart:repeated="11"/>
          </chart:series>
          <chart:series chart:style-name="ch30" chart:values-cell-range-address="'theta0.1'.O15:'theta0.1'.O25" chart:label-cell-address="'theta0.1'.O14:'theta0.1'.O14" chart:class="chart:scatter">
            <chart:regression-curve chart:style-name="ch31">
              <chart:equation svg:x="5.987cm" svg:y="14.465cm"/>
            </chart:regression-curve>
            <chart:data-point chart:repeated="11"/>
          </chart:series>
          <chart:series chart:style-name="ch32" chart:values-cell-range-address="'theta0.1'.P15:'theta0.1'.P25" chart:label-cell-address="'theta0.1'.P14:'theta0.1'.P14" chart:class="chart:scatter">
            <chart:regression-curve chart:style-name="ch9">
              <chart:equation svg:x="9.666cm" svg:y="11.668cm"/>
            </chart:regression-curve>
            <chart:data-point chart:repeated="11"/>
          </chart:series>
          <chart:series chart:style-name="ch33" chart:values-cell-range-address="'theta0.1'.Q15:'theta0.1'.Q25" chart:label-cell-address="'theta0.1'.Q14:'theta0.1'.Q14" chart:class="chart:scatter">
            <chart:regression-curve chart:style-name="ch11">
              <chart:equation svg:x="9.666cm" svg:y="12.371cm"/>
            </chart:regression-curve>
            <chart:data-point chart:repeated="11"/>
          </chart:series>
          <chart:series chart:style-name="ch34" chart:values-cell-range-address="'theta0.1'.R15:'theta0.1'.R25" chart:label-cell-address="'theta0.1'.R14:'theta0.1'.R14" chart:class="chart:scatter">
            <chart:regression-curve chart:style-name="ch13">
              <chart:equation svg:x="9.799cm" svg:y="12.93cm"/>
            </chart:regression-curve>
            <chart:data-point chart:repeated="11"/>
          </chart:series>
          <chart:series chart:style-name="ch35" chart:values-cell-range-address="'theta0.1'.S15:'theta0.1'.S25" chart:label-cell-address="'theta0.1'.S14:'theta0.1'.S14" chart:class="chart:scatter">
            <chart:regression-curve chart:style-name="ch15">
              <chart:equation svg:x="9.987cm" svg:y="13.735cm"/>
            </chart:regression-curve>
            <chart:data-point chart:repeated="1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1'.D14:'theta0.1'.D14">k1</text:p>
              </table:table-cell>
              <table:table-cell office:value-type="string">
                <text:p text:id="'theta0.1'.E14:'theta0.1'.E14">k2</text:p>
              </table:table-cell>
              <table:table-cell office:value-type="string">
                <text:p text:id="'theta0.1'.F14:'theta0.1'.F14">k3</text:p>
              </table:table-cell>
              <table:table-cell office:value-type="string">
                <text:p text:id="'theta0.1'.G14:'theta0.1'.G14">k4</text:p>
              </table:table-cell>
              <table:table-cell office:value-type="string">
                <text:p text:id="'theta0.1'.H14:'theta0.1'.H14">k5</text:p>
              </table:table-cell>
              <table:table-cell office:value-type="string">
                <text:p text:id="'theta0.1'.I14:'theta0.1'.I14">k6</text:p>
              </table:table-cell>
              <table:table-cell office:value-type="string">
                <text:p text:id="'theta0.1'.J14:'theta0.1'.J14">k7</text:p>
              </table:table-cell>
              <table:table-cell office:value-type="string">
                <text:p text:id="'theta0.1'.K14:'theta0.1'.K14">k8</text:p>
              </table:table-cell>
              <table:table-cell office:value-type="string">
                <text:p text:id="'theta0.1'.L14:'theta0.1'.L14">k9</text:p>
              </table:table-cell>
              <table:table-cell office:value-type="string">
                <text:p text:id="'theta0.1'.M14:'theta0.1'.M14">k10</text:p>
              </table:table-cell>
              <table:table-cell office:value-type="string">
                <text:p text:id="'theta0.1'.N14:'theta0.1'.N14">k11</text:p>
              </table:table-cell>
              <table:table-cell office:value-type="string">
                <text:p text:id="'theta0.1'.O14:'theta0.1'.O14">k12</text:p>
              </table:table-cell>
              <table:table-cell office:value-type="string">
                <text:p text:id="'theta0.1'.P14:'theta0.1'.P14">k13</text:p>
              </table:table-cell>
              <table:table-cell office:value-type="string">
                <text:p text:id="'theta0.1'.Q14:'theta0.1'.Q14">k14</text:p>
              </table:table-cell>
              <table:table-cell office:value-type="string">
                <text:p text:id="'theta0.1'.R14:'theta0.1'.R14">k15</text:p>
              </table:table-cell>
              <table:table-cell office:value-type="string">
                <text:p text:id="'theta0.1'.S14:'theta0.1'.S14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1'.B15:'theta0.1'.B25">0</text:p>
              </table:table-cell>
              <table:table-cell office:value-type="float" office:value="4.52198584020008">
                <text:p text:id="'theta0.1'.D15:'theta0.1'.D25">4.52198584020008</text:p>
              </table:table-cell>
              <table:table-cell office:value-type="float" office:value="4.51921690356437">
                <text:p text:id="'theta0.1'.E15:'theta0.1'.E25">4.51921690356437</text:p>
              </table:table-cell>
              <table:table-cell office:value-type="float" office:value="4.52132357764923">
                <text:p text:id="'theta0.1'.F15:'theta0.1'.F25">4.52132357764923</text:p>
              </table:table-cell>
              <table:table-cell office:value-type="float" office:value="4.52021777877375">
                <text:p text:id="'theta0.1'.G15:'theta0.1'.G25">4.52021777877375</text:p>
              </table:table-cell>
              <table:table-cell office:value-type="float" office:value="4.51945683892027">
                <text:p text:id="'theta0.1'.H15:'theta0.1'.H25">4.51945683892027</text:p>
              </table:table-cell>
              <table:table-cell office:value-type="float" office:value="4.52100283365092">
                <text:p text:id="'theta0.1'.I15:'theta0.1'.I25">4.52100283365092</text:p>
              </table:table-cell>
              <table:table-cell office:value-type="float" office:value="4.52220555531891">
                <text:p text:id="'theta0.1'.J15:'theta0.1'.J25">4.52220555531891</text:p>
              </table:table-cell>
              <table:table-cell office:value-type="float" office:value="4.51991279713425">
                <text:p text:id="'theta0.1'.K15:'theta0.1'.K25">4.51991279713425</text:p>
              </table:table-cell>
              <table:table-cell office:value-type="float" office:value="4.5207317144186">
                <text:p text:id="'theta0.1'.L15:'theta0.1'.L25">4.5207317144186</text:p>
              </table:table-cell>
              <table:table-cell office:value-type="float" office:value="4.5194463797234">
                <text:p text:id="'theta0.1'.M15:'theta0.1'.M25">4.5194463797234</text:p>
              </table:table-cell>
              <table:table-cell office:value-type="float" office:value="4.52156594357239">
                <text:p text:id="'theta0.1'.N15:'theta0.1'.N25">4.52156594357239</text:p>
              </table:table-cell>
              <table:table-cell office:value-type="float" office:value="4.52162704226387">
                <text:p text:id="'theta0.1'.O15:'theta0.1'.O25">4.52162704226387</text:p>
              </table:table-cell>
              <table:table-cell office:value-type="float" office:value="4.5226270297971">
                <text:p text:id="'theta0.1'.P15:'theta0.1'.P25">4.5226270297971</text:p>
              </table:table-cell>
              <table:table-cell office:value-type="float" office:value="4.51962329974457">
                <text:p text:id="'theta0.1'.Q15:'theta0.1'.Q25">4.51962329974457</text:p>
              </table:table-cell>
              <table:table-cell office:value-type="float" office:value="4.5206141920767">
                <text:p text:id="'theta0.1'.R15:'theta0.1'.R25">4.5206141920767</text:p>
              </table:table-cell>
              <table:table-cell office:value-type="float" office:value="4.5197837426239">
                <text:p text:id="'theta0.1'.S15:'theta0.1'.S25">4.51978374262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50916213272672">
                <text:p>4.50916213272672</text:p>
              </table:table-cell>
              <table:table-cell office:value-type="float" office:value="4.46835087980915">
                <text:p>4.46835087980915</text:p>
              </table:table-cell>
              <table:table-cell office:value-type="float" office:value="4.40823249197563">
                <text:p>4.40823249197563</text:p>
              </table:table-cell>
              <table:table-cell office:value-type="float" office:value="4.32434058165686">
                <text:p>4.32434058165686</text:p>
              </table:table-cell>
              <table:table-cell office:value-type="float" office:value="4.2227418813503">
                <text:p>4.2227418813503</text:p>
              </table:table-cell>
              <table:table-cell office:value-type="float" office:value="4.10905269866091">
                <text:p>4.10905269866091</text:p>
              </table:table-cell>
              <table:table-cell office:value-type="float" office:value="3.98348059699556">
                <text:p>3.98348059699556</text:p>
              </table:table-cell>
              <table:table-cell office:value-type="float" office:value="3.8518382993346">
                <text:p>3.8518382993346</text:p>
              </table:table-cell>
              <table:table-cell office:value-type="float" office:value="3.72031271205743">
                <text:p>3.72031271205743</text:p>
              </table:table-cell>
              <table:table-cell office:value-type="float" office:value="3.59600757423879">
                <text:p>3.59600757423879</text:p>
              </table:table-cell>
              <table:table-cell office:value-type="float" office:value="3.48189525928037">
                <text:p>3.48189525928037</text:p>
              </table:table-cell>
              <table:table-cell office:value-type="float" office:value="3.37763222492117">
                <text:p>3.37763222492117</text:p>
              </table:table-cell>
              <table:table-cell office:value-type="float" office:value="3.29344474791059">
                <text:p>3.29344474791059</text:p>
              </table:table-cell>
              <table:table-cell office:value-type="float" office:value="3.22370295550415">
                <text:p>3.22370295550415</text:p>
              </table:table-cell>
              <table:table-cell office:value-type="float" office:value="3.19092275275173">
                <text:p>3.19092275275173</text:p>
              </table:table-cell>
              <table:table-cell office:value-type="float" office:value="3.17834837030013">
                <text:p>3.1783483703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49634523164234">
                <text:p>4.49634523164234</text:p>
              </table:table-cell>
              <table:table-cell office:value-type="float" office:value="4.41738243674801">
                <text:p>4.41738243674801</text:p>
              </table:table-cell>
              <table:table-cell office:value-type="float" office:value="4.29584518592579">
                <text:p>4.29584518592579</text:p>
              </table:table-cell>
              <table:table-cell office:value-type="float" office:value="4.12910003253879">
                <text:p>4.12910003253879</text:p>
              </table:table-cell>
              <table:table-cell office:value-type="float" office:value="3.92516487157349">
                <text:p>3.92516487157349</text:p>
              </table:table-cell>
              <table:table-cell office:value-type="float" office:value="3.69559336528749">
                <text:p>3.69559336528749</text:p>
              </table:table-cell>
              <table:table-cell office:value-type="float" office:value="3.44132089229933">
                <text:p>3.44132089229933</text:p>
              </table:table-cell>
              <table:table-cell office:value-type="float" office:value="3.18037737881723">
                <text:p>3.18037737881723</text:p>
              </table:table-cell>
              <table:table-cell office:value-type="float" office:value="2.92277763605409">
                <text:p>2.92277763605409</text:p>
              </table:table-cell>
              <table:table-cell office:value-type="float" office:value="2.67065219913451">
                <text:p>2.67065219913451</text:p>
              </table:table-cell>
              <table:table-cell office:value-type="float" office:value="2.43563236845276">
                <text:p>2.43563236845276</text:p>
              </table:table-cell>
              <table:table-cell office:value-type="float" office:value="2.23192011002184">
                <text:p>2.23192011002184</text:p>
              </table:table-cell>
              <table:table-cell office:value-type="float" office:value="2.05901049196765">
                <text:p>2.05901049196765</text:p>
              </table:table-cell>
              <table:table-cell office:value-type="float" office:value="1.9272106844799">
                <text:p>1.9272106844799</text:p>
              </table:table-cell>
              <table:table-cell office:value-type="float" office:value="1.87063842307964">
                <text:p>1.87063842307964</text:p>
              </table:table-cell>
              <table:table-cell office:value-type="float" office:value="1.85469201397561">
                <text:p>1.8546920139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48357899600761">
                <text:p>4.48357899600761</text:p>
              </table:table-cell>
              <table:table-cell office:value-type="float" office:value="4.36635281461034">
                <text:p>4.36635281461034</text:p>
              </table:table-cell>
              <table:table-cell office:value-type="float" office:value="4.18402559473041">
                <text:p>4.18402559473041</text:p>
              </table:table-cell>
              <table:table-cell office:value-type="float" office:value="3.93359093640361">
                <text:p>3.93359093640361</text:p>
              </table:table-cell>
              <table:table-cell office:value-type="float" office:value="3.62956725194795">
                <text:p>3.62956725194795</text:p>
              </table:table-cell>
              <table:table-cell office:value-type="float" office:value="3.28338484557064">
                <text:p>3.28338484557064</text:p>
              </table:table-cell>
              <table:table-cell office:value-type="float" office:value="2.9031601917357">
                <text:p>2.9031601917357</text:p>
              </table:table-cell>
              <table:table-cell office:value-type="float" office:value="2.51685176110395">
                <text:p>2.51685176110395</text:p>
              </table:table-cell>
              <table:table-cell office:value-type="float" office:value="2.12870778298275">
                <text:p>2.12870778298275</text:p>
              </table:table-cell>
              <table:table-cell office:value-type="float" office:value="1.74138505079028">
                <text:p>1.74138505079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47073301183874">
                <text:p>4.47073301183874</text:p>
              </table:table-cell>
              <table:table-cell office:value-type="float" office:value="4.31620569158468">
                <text:p>4.31620569158468</text:p>
              </table:table-cell>
              <table:table-cell office:value-type="float" office:value="4.0722976383754">
                <text:p>4.0722976383754</text:p>
              </table:table-cell>
              <table:table-cell office:value-type="float" office:value="3.73764604657699">
                <text:p>3.73764604657699</text:p>
              </table:table-cell>
              <table:table-cell office:value-type="float" office:value="3.33234342909695">
                <text:p>3.33234342909695</text:p>
              </table:table-cell>
              <table:table-cell office:value-type="float" office:value="2.86919124842285">
                <text:p>2.86919124842285</text:p>
              </table:table-cell>
              <table:table-cell office:value-type="float" office:value="2.36680606371782">
                <text:p>2.36680606371782</text:p>
              </table:table-cell>
              <table:table-cell office:value-type="float" office:value="1.86715910682269">
                <text:p>1.86715910682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45786551864933">
                <text:p>4.45786551864933</text:p>
              </table:table-cell>
              <table:table-cell office:value-type="float" office:value="4.26508936625553">
                <text:p>4.26508936625553</text:p>
              </table:table-cell>
              <table:table-cell office:value-type="float" office:value="3.96013046041421">
                <text:p>3.96013046041421</text:p>
              </table:table-cell>
              <table:table-cell office:value-type="float" office:value="3.54229234820915">
                <text:p>3.54229234820915</text:p>
              </table:table-cell>
              <table:table-cell office:value-type="float" office:value="3.0369759391585">
                <text:p>3.0369759391585</text:p>
              </table:table-cell>
              <table:table-cell office:value-type="float" office:value="2.45986230868174">
                <text:p>2.45986230868174</text:p>
              </table:table-cell>
              <table:table-cell office:value-type="float" office:value="1.82608520870115">
                <text:p>1.82608520870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44513804422196">
                <text:p>4.44513804422196</text:p>
              </table:table-cell>
              <table:table-cell office:value-type="float" office:value="4.21428216402187">
                <text:p>4.21428216402187</text:p>
              </table:table-cell>
              <table:table-cell office:value-type="float" office:value="3.84733087249289">
                <text:p>3.84733087249289</text:p>
              </table:table-cell>
              <table:table-cell office:value-type="float" office:value="3.34655462443246">
                <text:p>3.34655462443246</text:p>
              </table:table-cell>
              <table:table-cell office:value-type="float" office:value="2.74098388454451">
                <text:p>2.74098388454451</text:p>
              </table:table-cell>
              <table:table-cell office:value-type="float" office:value="2.04834682302232">
                <text:p>2.04834682302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43249206147361">
                <text:p>4.43249206147361</text:p>
              </table:table-cell>
              <table:table-cell office:value-type="float" office:value="4.16353117049642">
                <text:p>4.16353117049642</text:p>
              </table:table-cell>
              <table:table-cell office:value-type="float" office:value="3.73407507039177">
                <text:p>3.73407507039177</text:p>
              </table:table-cell>
              <table:table-cell office:value-type="float" office:value="3.14943613928898">
                <text:p>3.14943613928898</text:p>
              </table:table-cell>
              <table:table-cell office:value-type="float" office:value="2.44644125131276">
                <text:p>2.44644125131276</text:p>
              </table:table-cell>
              <table:table-cell office:value-type="float" office:value="1.64060706784613">
                <text:p>1.64060706784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41970396993199">
                <text:p>4.41970396993199</text:p>
              </table:table-cell>
              <table:table-cell office:value-type="float" office:value="4.11305132784325">
                <text:p>4.11305132784325</text:p>
              </table:table-cell>
              <table:table-cell office:value-type="float" office:value="3.62107186204858">
                <text:p>3.62107186204858</text:p>
              </table:table-cell>
              <table:table-cell office:value-type="float" office:value="2.95383052964745">
                <text:p>2.95383052964745</text:p>
              </table:table-cell>
              <table:table-cell office:value-type="float" office:value="2.14694947786254">
                <text:p>2.14694947786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40690630293898">
                <text:p>4.40690630293898</text:p>
              </table:table-cell>
              <table:table-cell office:value-type="float" office:value="4.06255181992685">
                <text:p>4.06255181992685</text:p>
              </table:table-cell>
              <table:table-cell office:value-type="float" office:value="3.50992023831078">
                <text:p>3.50992023831078</text:p>
              </table:table-cell>
              <table:table-cell office:value-type="float" office:value="2.75715967936484">
                <text:p>2.75715967936484</text:p>
              </table:table-cell>
              <table:table-cell office:value-type="float" office:value="1.84347234224685">
                <text:p>1.84347234224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39380894978502">
                <text:p>4.39380894978502</text:p>
              </table:table-cell>
              <table:table-cell office:value-type="float" office:value="4.01171466343179">
                <text:p>4.01171466343179</text:p>
              </table:table-cell>
              <table:table-cell office:value-type="float" office:value="3.39800562676072">
                <text:p>3.39800562676072</text:p>
              </table:table-cell>
              <table:table-cell office:value-type="float" office:value="2.56527930302351">
                <text:p>2.56527930302351</text:p>
              </table:table-cell>
              <table:table-cell office:value-type="float" office:value="1.55213925346615">
                <text:p>1.55213925346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svg:stroke-width="0cm" svg:stroke-color="#579d1c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svg:stroke-width="0cm" svg:stroke-color="#83caff"/>
    </style:style>
    <style:style style:name="ch18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9" style:family="chart">
      <style:graphic-properties svg:stroke-width="0cm" svg:stroke-color="#314004"/>
    </style:style>
    <style:style style:name="ch20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1" style:family="chart">
      <style:graphic-properties svg:stroke-width="0cm" svg:stroke-color="#aecf00"/>
    </style:style>
    <style:style style:name="ch22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3" style:family="chart">
      <style:graphic-properties svg:stroke-width="0cm" svg:stroke-color="#4b1f6f"/>
    </style:style>
    <style:style style:name="ch24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5" style:family="chart">
      <style:graphic-properties svg:stroke-width="0cm" svg:stroke-color="#ff950e"/>
    </style:style>
    <style:style style:name="ch26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7" style:family="chart">
      <style:graphic-properties svg:stroke-width="0cm" svg:stroke-color="#c5000b"/>
    </style:style>
    <style:style style:name="ch28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29" style:family="chart">
      <style:graphic-properties svg:stroke-width="0cm" svg:stroke-color="#0084d1"/>
    </style:style>
    <style:style style:name="ch30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1" style:family="chart">
      <style:graphic-properties svg:stroke-width="0cm" svg:stroke-color="#004586"/>
    </style:style>
    <style:style style:name="ch32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4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draw:stroke="none" svg:stroke-color="#b3b3b3" draw:fill="solid" draw:fill-color="#cccccc"/>
    </style:style>
  </office:automatic-styles>
  <office:body>
    <office:chart>
      <chart:chart svg:width="21.077cm" svg:height="17.037cm" chart:class="chart:scatter" chart:column-mapping="1 2 3 4 5 6 7 8 9 10 11 12 13 14 15" chart:style-name="ch1">
        <chart:legend chart:legend-position="end" svg:x="16.672cm" svg:y="2.424cm" chart:style-name="ch2"/>
        <chart:plot-area chart:style-name="ch3" table:cell-range-address="'theta0.1'.B87:'theta0.1'.B97 'theta0.1'.D86:'theta0.1'.S97" chart:data-source-has-labels="row" svg:x="0.641cm" svg:y="0.34cm" svg:width="15.611cm" svg:height="15.878cm">
          <chart:axis chart:dimension="x" chart:name="primary-x" chart:style-name="ch4">
            <chart:title svg:x="7.951cm" svg:y="15.986cm" chart:style-name="ch5">
              <text:p>Time steps</text:p>
            </chart:title>
          </chart:axis>
          <chart:axis chart:dimension="y" chart:name="primary-y" chart:style-name="ch4">
            <chart:title svg:x="0.422cm" svg:y="8.47cm" chart:style-name="ch6">
              <text:p>ln(ISF)</text:p>
            </chart:title>
            <chart:grid chart:style-name="ch7" chart:class="major"/>
          </chart:axis>
          <chart:series chart:style-name="ch8" chart:values-cell-range-address="'theta0.1'.D87:'theta0.1'.D97" chart:label-cell-address="'theta0.1'.D86:'theta0.1'.D86" chart:class="chart:scatter">
            <chart:domain table:cell-range-address="'theta0.1'.B87:'theta0.1'.B97"/>
            <chart:regression-curve chart:style-name="ch9">
              <chart:equation svg:x="2.103cm" svg:y="11.233cm"/>
            </chart:regression-curve>
            <chart:data-point chart:repeated="11"/>
          </chart:series>
          <chart:series chart:style-name="ch10" chart:values-cell-range-address="'theta0.1'.E87:'theta0.1'.E97" chart:label-cell-address="'theta0.1'.E86:'theta0.1'.E86" chart:class="chart:scatter">
            <chart:regression-curve chart:style-name="ch11">
              <chart:equation svg:x="2.049cm" svg:y="11.935cm"/>
            </chart:regression-curve>
            <chart:data-point chart:repeated="11"/>
          </chart:series>
          <chart:series chart:style-name="ch12" chart:values-cell-range-address="'theta0.1'.F87:'theta0.1'.F97" chart:label-cell-address="'theta0.1'.F86:'theta0.1'.F86" chart:class="chart:scatter">
            <chart:regression-curve chart:style-name="ch13">
              <chart:equation svg:x="1.995cm" svg:y="12.62cm"/>
            </chart:regression-curve>
            <chart:data-point chart:repeated="11"/>
          </chart:series>
          <chart:series chart:style-name="ch14" chart:values-cell-range-address="'theta0.1'.G87:'theta0.1'.G97" chart:label-cell-address="'theta0.1'.G86:'theta0.1'.G86" chart:class="chart:scatter">
            <chart:regression-curve chart:style-name="ch15">
              <chart:equation svg:x="1.968cm" svg:y="13.43cm"/>
            </chart:regression-curve>
            <chart:data-point chart:repeated="11"/>
          </chart:series>
          <chart:series chart:style-name="ch16" chart:values-cell-range-address="'theta0.1'.H87:'theta0.1'.H97" chart:label-cell-address="'theta0.1'.H86:'theta0.1'.H86" chart:class="chart:scatter">
            <chart:regression-curve chart:style-name="ch17">
              <chart:equation svg:x="1.942cm" svg:y="14.134cm"/>
            </chart:regression-curve>
            <chart:data-point chart:repeated="11"/>
          </chart:series>
          <chart:series chart:style-name="ch18" chart:values-cell-range-address="'theta0.1'.I87:'theta0.1'.I97" chart:label-cell-address="'theta0.1'.I86:'theta0.1'.I86" chart:class="chart:scatter">
            <chart:regression-curve chart:style-name="ch19">
              <chart:equation svg:x="1.915cm" svg:y="14.587cm"/>
            </chart:regression-curve>
            <chart:data-point chart:repeated="11"/>
          </chart:series>
          <chart:series chart:style-name="ch20" chart:values-cell-range-address="'theta0.1'.J87:'theta0.1'.J97" chart:label-cell-address="'theta0.1'.J86:'theta0.1'.J86" chart:class="chart:scatter">
            <chart:regression-curve chart:style-name="ch21">
              <chart:equation svg:x="5.701cm" svg:y="11.28cm"/>
            </chart:regression-curve>
            <chart:data-point chart:repeated="11"/>
          </chart:series>
          <chart:series chart:style-name="ch22" chart:values-cell-range-address="'theta0.1'.K87:'theta0.1'.K97" chart:label-cell-address="'theta0.1'.K86:'theta0.1'.K86" chart:class="chart:scatter">
            <chart:regression-curve chart:style-name="ch23">
              <chart:equation svg:x="5.781cm" svg:y="11.768cm"/>
            </chart:regression-curve>
            <chart:data-point chart:repeated="11"/>
          </chart:series>
          <chart:series chart:style-name="ch24" chart:values-cell-range-address="'theta0.1'.L87:'theta0.1'.L97" chart:label-cell-address="'theta0.1'.L86:'theta0.1'.L86" chart:class="chart:scatter">
            <chart:regression-curve chart:style-name="ch25">
              <chart:equation svg:x="5.942cm" svg:y="12.441cm"/>
            </chart:regression-curve>
            <chart:data-point chart:repeated="11"/>
          </chart:series>
          <chart:series chart:style-name="ch26" chart:values-cell-range-address="'theta0.1'.M87:'theta0.1'.M97" chart:label-cell-address="'theta0.1'.M86:'theta0.1'.M86" chart:class="chart:scatter">
            <chart:regression-curve chart:style-name="ch27">
              <chart:equation svg:x="5.781cm" svg:y="13.095cm"/>
            </chart:regression-curve>
            <chart:data-point chart:repeated="11"/>
          </chart:series>
          <chart:series chart:style-name="ch28" chart:values-cell-range-address="'theta0.1'.N87:'theta0.1'.N97" chart:label-cell-address="'theta0.1'.N86:'theta0.1'.N86" chart:class="chart:scatter">
            <chart:regression-curve chart:style-name="ch29">
              <chart:equation svg:x="5.593cm" svg:y="13.648cm"/>
            </chart:regression-curve>
            <chart:data-point chart:repeated="11"/>
          </chart:series>
          <chart:series chart:style-name="ch30" chart:values-cell-range-address="'theta0.1'.O87:'theta0.1'.O97" chart:label-cell-address="'theta0.1'.O86:'theta0.1'.O86" chart:class="chart:scatter">
            <chart:regression-curve chart:style-name="ch31">
              <chart:equation svg:x="5.834cm" svg:y="14.23cm"/>
            </chart:regression-curve>
            <chart:data-point chart:repeated="11"/>
          </chart:series>
          <chart:series chart:style-name="ch32" chart:values-cell-range-address="'theta0.1'.P87:'theta0.1'.P97" chart:label-cell-address="'theta0.1'.P86:'theta0.1'.P86" chart:class="chart:scatter">
            <chart:regression-curve chart:style-name="ch9">
              <chart:equation svg:x="9.781cm" svg:y="11.389cm"/>
            </chart:regression-curve>
            <chart:data-point chart:repeated="11"/>
          </chart:series>
          <chart:series chart:style-name="ch33" chart:values-cell-range-address="'theta0.1'.Q87:'theta0.1'.Q97" chart:label-cell-address="'theta0.1'.Q86:'theta0.1'.Q86" chart:class="chart:scatter">
            <chart:regression-curve chart:style-name="ch11">
              <chart:equation svg:x="9.835cm" svg:y="11.996cm"/>
            </chart:regression-curve>
            <chart:data-point chart:repeated="11"/>
          </chart:series>
          <chart:series chart:style-name="ch34" chart:values-cell-range-address="'theta0.1'.R87:'theta0.1'.R97" chart:label-cell-address="'theta0.1'.R86:'theta0.1'.R86" chart:class="chart:scatter">
            <chart:regression-curve chart:style-name="ch13">
              <chart:equation svg:x="10.158cm" svg:y="12.636cm"/>
            </chart:regression-curve>
            <chart:data-point chart:repeated="11"/>
          </chart:series>
          <chart:series chart:style-name="ch35" chart:values-cell-range-address="'theta0.1'.S87:'theta0.1'.S97" chart:label-cell-address="'theta0.1'.S86:'theta0.1'.S86" chart:class="chart:scatter">
            <chart:regression-curve chart:style-name="ch15">
              <chart:equation svg:x="9.942cm" svg:y="13.556cm"/>
            </chart:regression-curve>
            <chart:data-point chart:repeated="1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1'.D86:'theta0.1'.D86">k1</text:p>
              </table:table-cell>
              <table:table-cell office:value-type="string">
                <text:p text:id="'theta0.1'.E86:'theta0.1'.E86">k2</text:p>
              </table:table-cell>
              <table:table-cell office:value-type="string">
                <text:p text:id="'theta0.1'.F86:'theta0.1'.F86">k3</text:p>
              </table:table-cell>
              <table:table-cell office:value-type="string">
                <text:p text:id="'theta0.1'.G86:'theta0.1'.G86">k4</text:p>
              </table:table-cell>
              <table:table-cell office:value-type="string">
                <text:p text:id="'theta0.1'.H86:'theta0.1'.H86">k5</text:p>
              </table:table-cell>
              <table:table-cell office:value-type="string">
                <text:p text:id="'theta0.1'.I86:'theta0.1'.I86">k6</text:p>
              </table:table-cell>
              <table:table-cell office:value-type="string">
                <text:p text:id="'theta0.1'.J86:'theta0.1'.J86">k7</text:p>
              </table:table-cell>
              <table:table-cell office:value-type="string">
                <text:p text:id="'theta0.1'.K86:'theta0.1'.K86">k8</text:p>
              </table:table-cell>
              <table:table-cell office:value-type="string">
                <text:p text:id="'theta0.1'.L86:'theta0.1'.L86">k9</text:p>
              </table:table-cell>
              <table:table-cell office:value-type="string">
                <text:p text:id="'theta0.1'.M86:'theta0.1'.M86">k10</text:p>
              </table:table-cell>
              <table:table-cell office:value-type="string">
                <text:p text:id="'theta0.1'.N86:'theta0.1'.N86">k11</text:p>
              </table:table-cell>
              <table:table-cell office:value-type="string">
                <text:p text:id="'theta0.1'.O86:'theta0.1'.O86">k12</text:p>
              </table:table-cell>
              <table:table-cell office:value-type="string">
                <text:p text:id="'theta0.1'.P86:'theta0.1'.P86">k13</text:p>
              </table:table-cell>
              <table:table-cell office:value-type="string">
                <text:p text:id="'theta0.1'.Q86:'theta0.1'.Q86">k14</text:p>
              </table:table-cell>
              <table:table-cell office:value-type="string">
                <text:p text:id="'theta0.1'.R86:'theta0.1'.R86">k15</text:p>
              </table:table-cell>
              <table:table-cell office:value-type="string">
                <text:p text:id="'theta0.1'.S86:'theta0.1'.S86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1'.B87:'theta0.1'.B97">0</text:p>
              </table:table-cell>
              <table:table-cell office:value-type="float" office:value="4.36342570504974">
                <text:p text:id="'theta0.1'.D87:'theta0.1'.D97">4.36342570504974</text:p>
              </table:table-cell>
              <table:table-cell office:value-type="float" office:value="4.3689731828672">
                <text:p text:id="'theta0.1'.E87:'theta0.1'.E97">4.3689731828672</text:p>
              </table:table-cell>
              <table:table-cell office:value-type="float" office:value="4.37949530856954">
                <text:p text:id="'theta0.1'.F87:'theta0.1'.F97">4.37949530856954</text:p>
              </table:table-cell>
              <table:table-cell office:value-type="float" office:value="4.39118531562127">
                <text:p text:id="'theta0.1'.G87:'theta0.1'.G97">4.39118531562127</text:p>
              </table:table-cell>
              <table:table-cell office:value-type="float" office:value="4.40604902271395">
                <text:p text:id="'theta0.1'.H87:'theta0.1'.H97">4.40604902271395</text:p>
              </table:table-cell>
              <table:table-cell office:value-type="float" office:value="4.42647165809157">
                <text:p text:id="'theta0.1'.I87:'theta0.1'.I97">4.42647165809157</text:p>
              </table:table-cell>
              <table:table-cell office:value-type="float" office:value="4.44277054349299">
                <text:p text:id="'theta0.1'.J87:'theta0.1'.J97">4.44277054349299</text:p>
              </table:table-cell>
              <table:table-cell office:value-type="float" office:value="4.46418491064619">
                <text:p text:id="'theta0.1'.K87:'theta0.1'.K97">4.46418491064619</text:p>
              </table:table-cell>
              <table:table-cell office:value-type="float" office:value="4.48378269959701">
                <text:p text:id="'theta0.1'.L87:'theta0.1'.L97">4.48378269959701</text:p>
              </table:table-cell>
              <table:table-cell office:value-type="float" office:value="4.50312572170509">
                <text:p text:id="'theta0.1'.M87:'theta0.1'.M97">4.50312572170509</text:p>
              </table:table-cell>
              <table:table-cell office:value-type="float" office:value="4.52131835781765">
                <text:p text:id="'theta0.1'.N87:'theta0.1'.N97">4.52131835781765</text:p>
              </table:table-cell>
              <table:table-cell office:value-type="float" office:value="4.54027757550162">
                <text:p text:id="'theta0.1'.O87:'theta0.1'.O97">4.54027757550162</text:p>
              </table:table-cell>
              <table:table-cell office:value-type="float" office:value="4.55247612150636">
                <text:p text:id="'theta0.1'.P87:'theta0.1'.P97">4.55247612150636</text:p>
              </table:table-cell>
              <table:table-cell office:value-type="float" office:value="4.56452661304976">
                <text:p text:id="'theta0.1'.Q87:'theta0.1'.Q97">4.56452661304976</text:p>
              </table:table-cell>
              <table:table-cell office:value-type="float" office:value="4.57075481267351">
                <text:p text:id="'theta0.1'.R87:'theta0.1'.R97">4.57075481267351</text:p>
              </table:table-cell>
              <table:table-cell office:value-type="float" office:value="4.57094834164488">
                <text:p text:id="'theta0.1'.S87:'theta0.1'.S97">4.570948341644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3493416271909">
                <text:p>4.3493416271909</text:p>
              </table:table-cell>
              <table:table-cell office:value-type="float" office:value="4.31252515172319">
                <text:p>4.31252515172319</text:p>
              </table:table-cell>
              <table:table-cell office:value-type="float" office:value="4.25616716600806">
                <text:p>4.25616716600806</text:p>
              </table:table-cell>
              <table:table-cell office:value-type="float" office:value="4.17911622458908">
                <text:p>4.17911622458908</text:p>
              </table:table-cell>
              <table:table-cell office:value-type="float" office:value="4.08956599637413">
                <text:p>4.08956599637413</text:p>
              </table:table-cell>
              <table:table-cell office:value-type="float" office:value="3.99512441511505">
                <text:p>3.99512441511505</text:p>
              </table:table-cell>
              <table:table-cell office:value-type="float" office:value="3.88822813974241">
                <text:p>3.88822813974241</text:p>
              </table:table-cell>
              <table:table-cell office:value-type="float" office:value="3.78918079369503">
                <text:p>3.78918079369503</text:p>
              </table:table-cell>
              <table:table-cell office:value-type="float" office:value="3.69366896606817">
                <text:p>3.69366896606817</text:p>
              </table:table-cell>
              <table:table-cell office:value-type="float" office:value="3.60591677914892">
                <text:p>3.60591677914892</text:p>
              </table:table-cell>
              <table:table-cell office:value-type="float" office:value="3.53105156329252">
                <text:p>3.53105156329252</text:p>
              </table:table-cell>
              <table:table-cell office:value-type="float" office:value="3.47228782947469">
                <text:p>3.47228782947469</text:p>
              </table:table-cell>
              <table:table-cell office:value-type="float" office:value="3.42418121805253">
                <text:p>3.42418121805253</text:p>
              </table:table-cell>
              <table:table-cell office:value-type="float" office:value="3.39045252859312">
                <text:p>3.39045252859312</text:p>
              </table:table-cell>
              <table:table-cell office:value-type="float" office:value="3.37083610752615">
                <text:p>3.37083610752615</text:p>
              </table:table-cell>
              <table:table-cell office:value-type="float" office:value="3.36029864808642">
                <text:p>3.36029864808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3519639235224">
                <text:p>4.33519639235224</text:p>
              </table:table-cell>
              <table:table-cell office:value-type="float" office:value="4.25604041975573">
                <text:p>4.25604041975573</text:p>
              </table:table-cell>
              <table:table-cell office:value-type="float" office:value="4.13286102103624">
                <text:p>4.13286102103624</text:p>
              </table:table-cell>
              <table:table-cell office:value-type="float" office:value="3.96682913258758">
                <text:p>3.96682913258758</text:p>
              </table:table-cell>
              <table:table-cell office:value-type="float" office:value="3.77453201249424">
                <text:p>3.77453201249424</text:p>
              </table:table-cell>
              <table:table-cell office:value-type="float" office:value="3.56235403368117">
                <text:p>3.56235403368117</text:p>
              </table:table-cell>
              <table:table-cell office:value-type="float" office:value="3.33866502460882">
                <text:p>3.33866502460882</text:p>
              </table:table-cell>
              <table:table-cell office:value-type="float" office:value="3.11864081798625">
                <text:p>3.11864081798625</text:p>
              </table:table-cell>
              <table:table-cell office:value-type="float" office:value="2.90416234029872">
                <text:p>2.90416234029872</text:p>
              </table:table-cell>
              <table:table-cell office:value-type="float" office:value="2.70638681844802">
                <text:p>2.70638681844802</text:p>
              </table:table-cell>
              <table:table-cell office:value-type="float" office:value="2.53719623937529">
                <text:p>2.53719623937529</text:p>
              </table:table-cell>
              <table:table-cell office:value-type="float" office:value="2.41443858359333">
                <text:p>2.41443858359333</text:p>
              </table:table-cell>
              <table:table-cell office:value-type="float" office:value="2.29906390086707">
                <text:p>2.29906390086707</text:p>
              </table:table-cell>
              <table:table-cell office:value-type="float" office:value="2.2271953766802">
                <text:p>2.2271953766802</text:p>
              </table:table-cell>
              <table:table-cell office:value-type="float" office:value="2.18234667034072">
                <text:p>2.18234667034072</text:p>
              </table:table-cell>
              <table:table-cell office:value-type="float" office:value="2.15328894417395">
                <text:p>2.1532889441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32109626299572">
                <text:p>4.32109626299572</text:p>
              </table:table-cell>
              <table:table-cell office:value-type="float" office:value="4.19954191456952">
                <text:p>4.19954191456952</text:p>
              </table:table-cell>
              <table:table-cell office:value-type="float" office:value="4.00964052128416">
                <text:p>4.00964052128416</text:p>
              </table:table-cell>
              <table:table-cell office:value-type="float" office:value="3.75424903607478">
                <text:p>3.75424903607478</text:p>
              </table:table-cell>
              <table:table-cell office:value-type="float" office:value="3.45885950195404">
                <text:p>3.45885950195404</text:p>
              </table:table-cell>
              <table:table-cell office:value-type="float" office:value="3.13279492394233">
                <text:p>3.13279492394233</text:p>
              </table:table-cell>
              <table:table-cell office:value-type="float" office:value="2.78650580383689">
                <text:p>2.78650580383689</text:p>
              </table:table-cell>
              <table:table-cell office:value-type="float" office:value="2.4453590165355">
                <text:p>2.4453590165355</text:p>
              </table:table-cell>
              <table:table-cell office:value-type="float" office:value="2.12983755863436">
                <text:p>2.12983755863436</text:p>
              </table:table-cell>
              <table:table-cell office:value-type="float" office:value="1.82276544387502">
                <text:p>1.82276544387502</text:p>
              </table:table-cell>
              <table:table-cell office:value-type="float" office:value="1.54486099055923">
                <text:p>1.544860990559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0673328716338">
                <text:p>4.30673328716338</text:p>
              </table:table-cell>
              <table:table-cell office:value-type="float" office:value="4.14327027276026">
                <text:p>4.14327027276026</text:p>
              </table:table-cell>
              <table:table-cell office:value-type="float" office:value="3.88512980331577">
                <text:p>3.88512980331577</text:p>
              </table:table-cell>
              <table:table-cell office:value-type="float" office:value="3.5430877819006">
                <text:p>3.5430877819006</text:p>
              </table:table-cell>
              <table:table-cell office:value-type="float" office:value="3.14488735326631">
                <text:p>3.14488735326631</text:p>
              </table:table-cell>
              <table:table-cell office:value-type="float" office:value="2.70366459838966">
                <text:p>2.70366459838966</text:p>
              </table:table-cell>
              <table:table-cell office:value-type="float" office:value="2.22091289175002">
                <text:p>2.22091289175002</text:p>
              </table:table-cell>
              <table:table-cell office:value-type="float" office:value="1.7795586746466">
                <text:p>1.7795586746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29233453138246">
                <text:p>4.29233453138246</text:p>
              </table:table-cell>
              <table:table-cell office:value-type="float" office:value="4.08649852911395">
                <text:p>4.08649852911395</text:p>
              </table:table-cell>
              <table:table-cell office:value-type="float" office:value="3.7625691780998">
                <text:p>3.7625691780998</text:p>
              </table:table-cell>
              <table:table-cell office:value-type="float" office:value="3.32982561140939">
                <text:p>3.32982561140939</text:p>
              </table:table-cell>
              <table:table-cell office:value-type="float" office:value="2.83113294623445">
                <text:p>2.83113294623445</text:p>
              </table:table-cell>
              <table:table-cell office:value-type="float" office:value="2.27833338319175">
                <text:p>2.27833338319175</text:p>
              </table:table-cell>
              <table:table-cell office:value-type="float" office:value="1.67507208312842">
                <text:p>1.675072083128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27814128043024">
                <text:p>4.27814128043024</text:p>
              </table:table-cell>
              <table:table-cell office:value-type="float" office:value="4.03065492512494">
                <text:p>4.03065492512494</text:p>
              </table:table-cell>
              <table:table-cell office:value-type="float" office:value="3.6393522308832">
                <text:p>3.6393522308832</text:p>
              </table:table-cell>
              <table:table-cell office:value-type="float" office:value="3.11944215515272">
                <text:p>3.11944215515272</text:p>
              </table:table-cell>
              <table:table-cell office:value-type="float" office:value="2.51019826992939">
                <text:p>2.51019826992939</text:p>
              </table:table-cell>
              <table:table-cell office:value-type="float" office:value="1.85318690595725">
                <text:p>1.8531869059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26372552734154">
                <text:p>4.26372552734154</text:p>
              </table:table-cell>
              <table:table-cell office:value-type="float" office:value="3.97387642490458">
                <text:p>3.97387642490458</text:p>
              </table:table-cell>
              <table:table-cell office:value-type="float" office:value="3.51542506750896">
                <text:p>3.51542506750896</text:p>
              </table:table-cell>
              <table:table-cell office:value-type="float" office:value="2.90642827050448">
                <text:p>2.90642827050448</text:p>
              </table:table-cell>
              <table:table-cell office:value-type="float" office:value="2.18859186692874">
                <text:p>2.188591866928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24950544590729">
                <text:p>4.24950544590729</text:p>
              </table:table-cell>
              <table:table-cell office:value-type="float" office:value="3.91710427388996">
                <text:p>3.91710427388996</text:p>
              </table:table-cell>
              <table:table-cell office:value-type="float" office:value="3.39323241200786">
                <text:p>3.39323241200786</text:p>
              </table:table-cell>
              <table:table-cell office:value-type="float" office:value="2.69381130749542">
                <text:p>2.69381130749542</text:p>
              </table:table-cell>
              <table:table-cell office:value-type="float" office:value="1.87318276191692">
                <text:p>1.87318276191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23500161111624">
                <text:p>4.23500161111624</text:p>
              </table:table-cell>
              <table:table-cell office:value-type="float" office:value="3.8602491745488">
                <text:p>3.8602491745488</text:p>
              </table:table-cell>
              <table:table-cell office:value-type="float" office:value="3.26953205637428">
                <text:p>3.26953205637428</text:p>
              </table:table-cell>
              <table:table-cell office:value-type="float" office:value="2.48004233818384">
                <text:p>2.48004233818384</text:p>
              </table:table-cell>
              <table:table-cell office:value-type="float" office:value="1.55458671726992">
                <text:p>1.55458671726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22064573384635">
                <text:p>4.22064573384635</text:p>
              </table:table-cell>
              <table:table-cell office:value-type="float" office:value="3.8039432404051">
                <text:p>3.8039432404051</text:p>
              </table:table-cell>
              <table:table-cell office:value-type="float" office:value="3.14774796162171">
                <text:p>3.14774796162171</text:p>
              </table:table-cell>
              <table:table-cell office:value-type="float" office:value="2.26992862794518">
                <text:p>2.26992862794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graphic-properties svg:stroke-width="0cm" svg:stroke-color="#004586"/>
    </style:style>
    <style:style style:name="ch33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5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3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draw:stroke="none" svg:stroke-color="#b3b3b3" draw:fill="solid" draw:fill-color="#cccccc"/>
    </style:style>
  </office:automatic-styles>
  <office:body>
    <office:chart>
      <chart:chart svg:width="31.076cm" svg:height="11.767cm" chart:class="chart:scatter" chart:column-mapping="1 2 3 4 5 6 7 8 9 10 11 12 13 14 15" chart:style-name="ch1">
        <chart:legend chart:legend-position="end" svg:x="22.759cm" svg:y="2.789cm" chart:style-name="ch2"/>
        <chart:plot-area chart:style-name="ch3" table:cell-range-address="'theta0.05'.B16:'theta0.05'.B27 'theta0.05'.D15:'theta0.05'.S27" chart:data-source-has-labels="row" svg:x="1.041cm" svg:y="0.235cm" svg:width="21.098cm" svg:height="11.028cm">
          <chart:axis chart:dimension="x" chart:name="primary-x" chart:style-name="ch4">
            <chart:title svg:x="11.095cm" svg:y="10.926cm" chart:style-name="ch5">
              <text:p>Time steps</text:p>
            </chart:title>
          </chart:axis>
          <chart:axis chart:dimension="y" chart:name="primary-y" chart:style-name="ch6">
            <chart:title svg:x="0.622cm" svg:y="5.94cm" chart:style-name="ch7">
              <text:p>ln(ISF)</text:p>
            </chart:title>
            <chart:grid chart:style-name="ch8" chart:class="major"/>
          </chart:axis>
          <chart:series chart:style-name="ch9" chart:values-cell-range-address="'theta0.05'.D16:'theta0.05'.D27" chart:label-cell-address="'theta0.05'.D15:'theta0.05'.D15" chart:class="chart:scatter">
            <chart:domain table:cell-range-address="'theta0.05'.B16:'theta0.05'.B27"/>
            <chart:regression-curve chart:style-name="ch10">
              <chart:equation svg:x="2.527cm" svg:y="8.477cm"/>
            </chart:regression-curve>
            <chart:data-point chart:repeated="12"/>
          </chart:series>
          <chart:series chart:style-name="ch11" chart:values-cell-range-address="'theta0.05'.E16:'theta0.05'.E27" chart:label-cell-address="'theta0.05'.E15:'theta0.05'.E15" chart:class="chart:scatter">
            <chart:regression-curve chart:style-name="ch12">
              <chart:equation svg:x="2.662cm" svg:y="9.027cm"/>
            </chart:regression-curve>
            <chart:data-point chart:repeated="12"/>
          </chart:series>
          <chart:series chart:style-name="ch13" chart:values-cell-range-address="'theta0.05'.F16:'theta0.05'.F27" chart:label-cell-address="'theta0.05'.F15:'theta0.05'.F15" chart:class="chart:scatter">
            <chart:regression-curve chart:style-name="ch14">
              <chart:equation svg:x="2.367cm" svg:y="9.578cm"/>
            </chart:regression-curve>
            <chart:data-point chart:repeated="12"/>
          </chart:series>
          <chart:series chart:style-name="ch15" chart:values-cell-range-address="'theta0.05'.G16:'theta0.05'.G27" chart:label-cell-address="'theta0.05'.G15:'theta0.05'.G15" chart:class="chart:scatter">
            <chart:regression-curve chart:style-name="ch16">
              <chart:equation svg:x="5.991cm" svg:y="8.496cm"/>
            </chart:regression-curve>
            <chart:data-point chart:repeated="12"/>
          </chart:series>
          <chart:series chart:style-name="ch17" chart:values-cell-range-address="'theta0.05'.H16:'theta0.05'.H27" chart:label-cell-address="'theta0.05'.H15:'theta0.05'.H15" chart:class="chart:scatter">
            <chart:regression-curve chart:style-name="ch18">
              <chart:equation svg:x="6.288cm" svg:y="8.924cm"/>
            </chart:regression-curve>
            <chart:data-point chart:repeated="12"/>
          </chart:series>
          <chart:series chart:style-name="ch19" chart:values-cell-range-address="'theta0.05'.I16:'theta0.05'.I27" chart:label-cell-address="'theta0.05'.I15:'theta0.05'.I15" chart:class="chart:scatter">
            <chart:regression-curve chart:style-name="ch20">
              <chart:equation svg:x="5.993cm" svg:y="9.502cm"/>
            </chart:regression-curve>
            <chart:data-point chart:repeated="12"/>
          </chart:series>
          <chart:series chart:style-name="ch21" chart:values-cell-range-address="'theta0.05'.J16:'theta0.05'.J27" chart:label-cell-address="'theta0.05'.J15:'theta0.05'.J15" chart:class="chart:scatter">
            <chart:regression-curve chart:style-name="ch22">
              <chart:equation svg:x="9.699cm" svg:y="8.538cm"/>
            </chart:regression-curve>
            <chart:data-point chart:repeated="12"/>
          </chart:series>
          <chart:series chart:style-name="ch23" chart:values-cell-range-address="'theta0.05'.K16:'theta0.05'.K27" chart:label-cell-address="'theta0.05'.K15:'theta0.05'.K15" chart:class="chart:scatter">
            <chart:regression-curve chart:style-name="ch24">
              <chart:equation svg:x="9.726cm" svg:y="9.03cm"/>
            </chart:regression-curve>
            <chart:data-point chart:repeated="12"/>
          </chart:series>
          <chart:series chart:style-name="ch25" chart:values-cell-range-address="'theta0.05'.L16:'theta0.05'.L27" chart:label-cell-address="'theta0.05'.L15:'theta0.05'.L15" chart:class="chart:scatter">
            <chart:regression-curve chart:style-name="ch26">
              <chart:equation svg:x="9.647cm" svg:y="9.531cm"/>
            </chart:regression-curve>
            <chart:data-point chart:repeated="12"/>
          </chart:series>
          <chart:series chart:style-name="ch27" chart:values-cell-range-address="'theta0.05'.M16:'theta0.05'.M27" chart:label-cell-address="'theta0.05'.M15:'theta0.05'.M15" chart:class="chart:scatter">
            <chart:regression-curve chart:style-name="ch28">
              <chart:equation svg:x="13.165cm" svg:y="8.596cm"/>
            </chart:regression-curve>
            <chart:data-point chart:repeated="12"/>
          </chart:series>
          <chart:series chart:style-name="ch29" chart:values-cell-range-address="'theta0.05'.N16:'theta0.05'.N27" chart:label-cell-address="'theta0.05'.N15:'theta0.05'.N15" chart:class="chart:scatter">
            <chart:regression-curve chart:style-name="ch30">
              <chart:equation svg:x="13.11cm" svg:y="9.047cm"/>
            </chart:regression-curve>
            <chart:data-point chart:repeated="12"/>
          </chart:series>
          <chart:series chart:style-name="ch31" chart:values-cell-range-address="'theta0.05'.O16:'theta0.05'.O27" chart:label-cell-address="'theta0.05'.O15:'theta0.05'.O15" chart:class="chart:scatter">
            <chart:regression-curve chart:style-name="ch32">
              <chart:equation svg:x="13.164cm" svg:y="9.524cm"/>
            </chart:regression-curve>
            <chart:data-point chart:repeated="12"/>
          </chart:series>
          <chart:series chart:style-name="ch33" chart:values-cell-range-address="'theta0.05'.P16:'theta0.05'.P27" chart:label-cell-address="'theta0.05'.P15:'theta0.05'.P15" chart:class="chart:scatter">
            <chart:regression-curve chart:style-name="ch10">
              <chart:equation svg:x="16.656cm" svg:y="8.528cm"/>
            </chart:regression-curve>
            <chart:data-point chart:repeated="12"/>
          </chart:series>
          <chart:series chart:style-name="ch34" chart:values-cell-range-address="'theta0.05'.Q16:'theta0.05'.Q27" chart:label-cell-address="'theta0.05'.Q15:'theta0.05'.Q15" chart:class="chart:scatter">
            <chart:regression-curve chart:style-name="ch12">
              <chart:equation svg:x="16.71cm" svg:y="8.947cm"/>
            </chart:regression-curve>
            <chart:data-point chart:repeated="12"/>
          </chart:series>
          <chart:series chart:style-name="ch35" chart:values-cell-range-address="'theta0.05'.R16:'theta0.05'.R27" chart:label-cell-address="'theta0.05'.R15:'theta0.05'.R15" chart:class="chart:scatter">
            <chart:regression-curve chart:style-name="ch14">
              <chart:equation svg:x="16.709cm" svg:y="9.356cm"/>
            </chart:regression-curve>
            <chart:data-point chart:repeated="12"/>
          </chart:series>
          <chart:series chart:style-name="ch36" chart:values-cell-range-address="'theta0.05'.S16:'theta0.05'.S27" chart:label-cell-address="'theta0.05'.S15:'theta0.05'.S15" chart:class="chart:scatter">
            <chart:regression-curve chart:style-name="ch16">
              <chart:equation svg:x="16.79cm" svg:y="9.756cm"/>
            </chart:regression-curve>
            <chart:data-point chart:repeated="12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theta0.05'.D15:'theta0.05'.D15">k1</text:p>
              </table:table-cell>
              <table:table-cell office:value-type="string">
                <text:p text:id="'theta0.05'.E15:'theta0.05'.E15">k2</text:p>
              </table:table-cell>
              <table:table-cell office:value-type="string">
                <text:p text:id="'theta0.05'.F15:'theta0.05'.F15">k3</text:p>
              </table:table-cell>
              <table:table-cell office:value-type="string">
                <text:p text:id="'theta0.05'.G15:'theta0.05'.G15">k4</text:p>
              </table:table-cell>
              <table:table-cell office:value-type="string">
                <text:p text:id="'theta0.05'.H15:'theta0.05'.H15">k5</text:p>
              </table:table-cell>
              <table:table-cell office:value-type="string">
                <text:p text:id="'theta0.05'.I15:'theta0.05'.I15">k6</text:p>
              </table:table-cell>
              <table:table-cell office:value-type="string">
                <text:p text:id="'theta0.05'.J15:'theta0.05'.J15">k7</text:p>
              </table:table-cell>
              <table:table-cell office:value-type="string">
                <text:p text:id="'theta0.05'.K15:'theta0.05'.K15">k8</text:p>
              </table:table-cell>
              <table:table-cell office:value-type="string">
                <text:p text:id="'theta0.05'.L15:'theta0.05'.L15">k9</text:p>
              </table:table-cell>
              <table:table-cell office:value-type="string">
                <text:p text:id="'theta0.05'.M15:'theta0.05'.M15">k10</text:p>
              </table:table-cell>
              <table:table-cell office:value-type="string">
                <text:p text:id="'theta0.05'.N15:'theta0.05'.N15">k11</text:p>
              </table:table-cell>
              <table:table-cell office:value-type="string">
                <text:p text:id="'theta0.05'.O15:'theta0.05'.O15">k12</text:p>
              </table:table-cell>
              <table:table-cell office:value-type="string">
                <text:p text:id="'theta0.05'.P15:'theta0.05'.P15">k13</text:p>
              </table:table-cell>
              <table:table-cell office:value-type="string">
                <text:p text:id="'theta0.05'.Q15:'theta0.05'.Q15">k14</text:p>
              </table:table-cell>
              <table:table-cell office:value-type="string">
                <text:p text:id="'theta0.05'.R15:'theta0.05'.R15">k15</text:p>
              </table:table-cell>
              <table:table-cell office:value-type="string">
                <text:p text:id="'theta0.05'.S15:'theta0.05'.S15">k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theta0.05'.B16:'theta0.05'.B27">0</text:p>
              </table:table-cell>
              <table:table-cell office:value-type="float" office:value="3.7986800480193">
                <text:p text:id="'theta0.05'.D16:'theta0.05'.D27">3.7986800480193</text:p>
              </table:table-cell>
              <table:table-cell office:value-type="float" office:value="3.80716258692311">
                <text:p text:id="'theta0.05'.E16:'theta0.05'.E27">3.80716258692311</text:p>
              </table:table-cell>
              <table:table-cell office:value-type="float" office:value="3.80863853610413">
                <text:p text:id="'theta0.05'.F16:'theta0.05'.F27">3.80863853610413</text:p>
              </table:table-cell>
              <table:table-cell office:value-type="float" office:value="3.81557774165969">
                <text:p text:id="'theta0.05'.G16:'theta0.05'.G27">3.81557774165969</text:p>
              </table:table-cell>
              <table:table-cell office:value-type="float" office:value="3.82373852748019">
                <text:p text:id="'theta0.05'.H16:'theta0.05'.H27">3.82373852748019</text:p>
              </table:table-cell>
              <table:table-cell office:value-type="float" office:value="3.83212272094528">
                <text:p text:id="'theta0.05'.I16:'theta0.05'.I27">3.83212272094528</text:p>
              </table:table-cell>
              <table:table-cell office:value-type="float" office:value="3.84233096100532">
                <text:p text:id="'theta0.05'.J16:'theta0.05'.J27">3.84233096100532</text:p>
              </table:table-cell>
              <table:table-cell office:value-type="float" office:value="3.85380431204339">
                <text:p text:id="'theta0.05'.K16:'theta0.05'.K27">3.85380431204339</text:p>
              </table:table-cell>
              <table:table-cell office:value-type="float" office:value="3.86472089355952">
                <text:p text:id="'theta0.05'.L16:'theta0.05'.L27">3.86472089355952</text:p>
              </table:table-cell>
              <table:table-cell office:value-type="float" office:value="3.87363325892643">
                <text:p text:id="'theta0.05'.M16:'theta0.05'.M27">3.87363325892643</text:p>
              </table:table-cell>
              <table:table-cell office:value-type="float" office:value="3.88485733735538">
                <text:p text:id="'theta0.05'.N16:'theta0.05'.N27">3.88485733735538</text:p>
              </table:table-cell>
              <table:table-cell office:value-type="float" office:value="3.89432511761303">
                <text:p text:id="'theta0.05'.O16:'theta0.05'.O27">3.89432511761303</text:p>
              </table:table-cell>
              <table:table-cell office:value-type="float" office:value="3.89913713810079">
                <text:p text:id="'theta0.05'.P16:'theta0.05'.P27">3.89913713810079</text:p>
              </table:table-cell>
              <table:table-cell office:value-type="float" office:value="3.90467447096543">
                <text:p text:id="'theta0.05'.Q16:'theta0.05'.Q27">3.90467447096543</text:p>
              </table:table-cell>
              <table:table-cell office:value-type="float" office:value="3.90737341280595">
                <text:p text:id="'theta0.05'.R16:'theta0.05'.R27">3.90737341280595</text:p>
              </table:table-cell>
              <table:table-cell office:value-type="float" office:value="3.90960989622067">
                <text:p text:id="'theta0.05'.S16:'theta0.05'.S27">3.90960989622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8506402425486">
                <text:p>3.78506402425486</text:p>
              </table:table-cell>
              <table:table-cell office:value-type="float" office:value="3.7540197472754">
                <text:p>3.7540197472754</text:p>
              </table:table-cell>
              <table:table-cell office:value-type="float" office:value="3.69040354210158">
                <text:p>3.69040354210158</text:p>
              </table:table-cell>
              <table:table-cell office:value-type="float" office:value="3.61198329087319">
                <text:p>3.61198329087319</text:p>
              </table:table-cell>
              <table:table-cell office:value-type="float" office:value="3.51743730140142">
                <text:p>3.51743730140142</text:p>
              </table:table-cell>
              <table:table-cell office:value-type="float" office:value="3.40941452825051">
                <text:p>3.40941452825051</text:p>
              </table:table-cell>
              <table:table-cell office:value-type="float" office:value="3.29453416600717">
                <text:p>3.29453416600717</text:p>
              </table:table-cell>
              <table:table-cell office:value-type="float" office:value="3.18324035703525">
                <text:p>3.18324035703525</text:p>
              </table:table-cell>
              <table:table-cell office:value-type="float" office:value="3.06875129587414">
                <text:p>3.06875129587414</text:p>
              </table:table-cell>
              <table:table-cell office:value-type="float" office:value="2.9614891118121">
                <text:p>2.9614891118121</text:p>
              </table:table-cell>
              <table:table-cell office:value-type="float" office:value="2.87035554112471">
                <text:p>2.87035554112471</text:p>
              </table:table-cell>
              <table:table-cell office:value-type="float" office:value="2.78531736821651">
                <text:p>2.78531736821651</text:p>
              </table:table-cell>
              <table:table-cell office:value-type="float" office:value="2.72039699806924">
                <text:p>2.72039699806924</text:p>
              </table:table-cell>
              <table:table-cell office:value-type="float" office:value="2.67379272402363">
                <text:p>2.67379272402363</text:p>
              </table:table-cell>
              <table:table-cell office:value-type="float" office:value="2.64102895611029">
                <text:p>2.64102895611029</text:p>
              </table:table-cell>
              <table:table-cell office:value-type="float" office:value="2.6310661997025">
                <text:p>2.631066199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77154686807646">
                <text:p>3.77154686807646</text:p>
              </table:table-cell>
              <table:table-cell office:value-type="float" office:value="3.7004764482746">
                <text:p>3.7004764482746</text:p>
              </table:table-cell>
              <table:table-cell office:value-type="float" office:value="3.57243215096955">
                <text:p>3.57243215096955</text:p>
              </table:table-cell>
              <table:table-cell office:value-type="float" office:value="3.40819517323938">
                <text:p>3.40819517323938</text:p>
              </table:table-cell>
              <table:table-cell office:value-type="float" office:value="3.21177869974957">
                <text:p>3.21177869974957</text:p>
              </table:table-cell>
              <table:table-cell office:value-type="float" office:value="2.98552535978624">
                <text:p>2.98552535978624</text:p>
              </table:table-cell>
              <table:table-cell office:value-type="float" office:value="2.75203136020298">
                <text:p>2.75203136020298</text:p>
              </table:table-cell>
              <table:table-cell office:value-type="float" office:value="2.51491033687238">
                <text:p>2.51491033687238</text:p>
              </table:table-cell>
              <table:table-cell office:value-type="float" office:value="2.27603473085507">
                <text:p>2.27603473085507</text:p>
              </table:table-cell>
              <table:table-cell office:value-type="float" office:value="2.0557109349634">
                <text:p>2.0557109349634</text:p>
              </table:table-cell>
              <table:table-cell office:value-type="float" office:value="1.85932932871352">
                <text:p>1.85932932871352</text:p>
              </table:table-cell>
              <table:table-cell office:value-type="float" office:value="1.68860392823329">
                <text:p>1.68860392823329</text:p>
              </table:table-cell>
              <table:table-cell office:value-type="float" office:value="1.55671201341102">
                <text:p>1.55671201341102</text:p>
              </table:table-cell>
              <table:table-cell office:value-type="float" office:value="1.44676838336148">
                <text:p>1.44676838336148</text:p>
              </table:table-cell>
              <table:table-cell office:value-type="float" office:value="1.37373330027499">
                <text:p>1.37373330027499</text:p>
              </table:table-cell>
              <table:table-cell office:value-type="float" office:value="1.34837440161965">
                <text:p>1.34837440161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75802554719519">
                <text:p>3.75802554719519</text:p>
              </table:table-cell>
              <table:table-cell office:value-type="float" office:value="3.64701994239213">
                <text:p>3.64701994239213</text:p>
              </table:table-cell>
              <table:table-cell office:value-type="float" office:value="3.4549836160909">
                <text:p>3.4549836160909</text:p>
              </table:table-cell>
              <table:table-cell office:value-type="float" office:value="3.20441983877815">
                <text:p>3.20441983877815</text:p>
              </table:table-cell>
              <table:table-cell office:value-type="float" office:value="2.90511093393749">
                <text:p>2.90511093393749</text:p>
              </table:table-cell>
              <table:table-cell office:value-type="float" office:value="2.56600418555011">
                <text:p>2.56600418555011</text:p>
              </table:table-cell>
              <table:table-cell office:value-type="float" office:value="2.20538232337092">
                <text:p>2.20538232337092</text:p>
              </table:table-cell>
              <table:table-cell office:value-type="float" office:value="1.84890510520859">
                <text:p>1.84890510520859</text:p>
              </table:table-cell>
              <table:table-cell office:value-type="float" office:value="1.47502613238227">
                <text:p>1.47502613238227</text:p>
              </table:table-cell>
              <table:table-cell office:value-type="float" office:value="1.15208354291163">
                <text:p>1.15208354291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7441675088111">
                <text:p>3.7441675088111</text:p>
              </table:table-cell>
              <table:table-cell office:value-type="float" office:value="3.59385313401763">
                <text:p>3.59385313401763</text:p>
              </table:table-cell>
              <table:table-cell office:value-type="float" office:value="3.33797745746008">
                <text:p>3.33797745746008</text:p>
              </table:table-cell>
              <table:table-cell office:value-type="float" office:value="3.00137134406744">
                <text:p>3.00137134406744</text:p>
              </table:table-cell>
              <table:table-cell office:value-type="float" office:value="2.59981964488939">
                <text:p>2.59981964488939</text:p>
              </table:table-cell>
              <table:table-cell office:value-type="float" office:value="2.14582484453576">
                <text:p>2.14582484453576</text:p>
              </table:table-cell>
              <table:table-cell office:value-type="float" office:value="1.66430481387494">
                <text:p>1.66430481387494</text:p>
              </table:table-cell>
              <table:table-cell office:value-type="float" office:value="1.20315847284804">
                <text:p>1.20315847284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73071861114896">
                <text:p>3.73071861114896</text:p>
              </table:table-cell>
              <table:table-cell office:value-type="float" office:value="3.5408190243407">
                <text:p>3.5408190243407</text:p>
              </table:table-cell>
              <table:table-cell office:value-type="float" office:value="3.22094687875478">
                <text:p>3.22094687875478</text:p>
              </table:table-cell>
              <table:table-cell office:value-type="float" office:value="2.79655180049199">
                <text:p>2.79655180049199</text:p>
              </table:table-cell>
              <table:table-cell office:value-type="float" office:value="2.29317394675472">
                <text:p>2.29317394675472</text:p>
              </table:table-cell>
              <table:table-cell office:value-type="float" office:value="1.72435105610943">
                <text:p>1.72435105610943</text:p>
              </table:table-cell>
              <table:table-cell office:value-type="float" office:value="1.11555462006501">
                <text:p>1.11555462006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71715588106559">
                <text:p>3.71715588106559</text:p>
              </table:table-cell>
              <table:table-cell office:value-type="float" office:value="3.48754173068253">
                <text:p>3.48754173068253</text:p>
              </table:table-cell>
              <table:table-cell office:value-type="float" office:value="3.10332489620646">
                <text:p>3.10332489620646</text:p>
              </table:table-cell>
              <table:table-cell office:value-type="float" office:value="2.5950390120546">
                <text:p>2.5950390120546</text:p>
              </table:table-cell>
              <table:table-cell office:value-type="float" office:value="1.98713709014507">
                <text:p>1.98713709014507</text:p>
              </table:table-cell>
              <table:table-cell office:value-type="float" office:value="1.30093797750926">
                <text:p>1.300937977509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0342391872565">
                <text:p>3.70342391872565</text:p>
              </table:table-cell>
              <table:table-cell office:value-type="float" office:value="3.43434004545526">
                <text:p>3.43434004545526</text:p>
              </table:table-cell>
              <table:table-cell office:value-type="float" office:value="2.9849867466162">
                <text:p>2.9849867466162</text:p>
              </table:table-cell>
              <table:table-cell office:value-type="float" office:value="2.3928206002188">
                <text:p>2.3928206002188</text:p>
              </table:table-cell>
              <table:table-cell office:value-type="float" office:value="1.67938552800783">
                <text:p>1.67938552800783</text:p>
              </table:table-cell>
              <table:table-cell office:value-type="float" office:value="0.878273134686524">
                <text:p>0.878273134686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68988270069375">
                <text:p>3.68988270069375</text:p>
              </table:table-cell>
              <table:table-cell office:value-type="float" office:value="3.38085520883746">
                <text:p>3.38085520883746</text:p>
              </table:table-cell>
              <table:table-cell office:value-type="float" office:value="2.86710028778206">
                <text:p>2.86710028778206</text:p>
              </table:table-cell>
              <table:table-cell office:value-type="float" office:value="2.19156972989276">
                <text:p>2.19156972989276</text:p>
              </table:table-cell>
              <table:table-cell office:value-type="float" office:value="1.37149793187713">
                <text:p>1.371497931877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7633940533414">
                <text:p>3.67633940533414</text:p>
              </table:table-cell>
              <table:table-cell office:value-type="float" office:value="3.32750814234042">
                <text:p>3.32750814234042</text:p>
              </table:table-cell>
              <table:table-cell office:value-type="float" office:value="2.74921133810715">
                <text:p>2.74921133810715</text:p>
              </table:table-cell>
              <table:table-cell office:value-type="float" office:value="1.98934723552574">
                <text:p>1.98934723552574</text:p>
              </table:table-cell>
              <table:table-cell office:value-type="float" office:value="1.07819527267384">
                <text:p>1.07819527267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66271462083832">
                <text:p>3.66271462083832</text:p>
              </table:table-cell>
              <table:table-cell office:value-type="float" office:value="3.27361511498645">
                <text:p>3.27361511498645</text:p>
              </table:table-cell>
              <table:table-cell office:value-type="float" office:value="2.63216434175094">
                <text:p>2.63216434175094</text:p>
              </table:table-cell>
              <table:table-cell office:value-type="float" office:value="1.78447634488176">
                <text:p>1.78447634488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